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7-07</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The occupiers want to take out the historical artifacts of Chersonese from Crimea</text:span>
</text:h>
      <text:p text:style-name="P4">
Author: ['АРМІЯINFORM']</text:p>
      <text:p text:style-name="P4">
Time: 2023-07-06T10:00:00-04:00</text:p>
      <text:p text:style-name="P4">
Description: Percopulsa "Administraziya" of the National Detector "Chersonesos Tavriysky" with Sevastopoli ... War with Ukraine 2022, war with Ukraine Latest news today,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7-recom_-7.jpg" text:style-name="Internet_20_link" text:visited-style-name="Visited_20_Internet_20_Link">
7-recom_-7.jpg</text:a>
']</text:p>
      <text:p text:style-name="P4">
Tags: ['STOPRUSSIA', 'АГРЕСІЯ РФ']</text:p>
      <text:p text:style-name="P4">
Category: News</text:p>
      <!--METADATA-->
      <text:p text:style-name="P4">
<draw:frame draw:style-name="fr1" draw:name="Image2" text:anchor-type="as-char" svg:width="6.9236in" svg:height="5.1927in" draw:z-index="0">
<draw:image xlink:href="../Images/AРМІЯINFORM/2023-07-06T10-00-00-04-00/7-recom_-7.jpg" xlink:type="simple" xlink:show="embed" xlink:actuate="onLoad" draw:mime-type="image/jpeg"/>
</draw:frame>
Illustrative photo</text:p>
      <text:p text:style-name="P4">
The occupation "Administration" of the National Reserve "Khersonz Tavriysky" of the All -Vastopol prepares acts of transfer for restoration for further exhibition of the museum by 300 thousand exhibits from the reserve funds, [reports] <text:a xlink:type="simple" xlink:href="https://sprotyv.mod.gov.ua/rosiyany-gotuyut-vyvezennya-bilshist-eksponativ-hersonesu-z-pivostrova/" text:style-name="Internet_20_link" text:visited-style-name="Visited_20_Internet_20_Link">
reports</text:a>
Center for National Resistance.</text:p>
      <text:p text:style-name="P4">
"The invaders are preparing for the robbery of the Khersonz Tavriysky Museum," reports the Ukrainian underground in Sevastopol. Thus, the occupation administration of the Ministry prepares acts of transfer for restoration for further exhibition outside the museum for 300 thousand exhibits from the reserve funds.</text:p>
      <text:p text:style-name="P4">
It is still unknown who is planned to transfer the funds, but it is known that it is outside the half. It should be noted that at the end of 2014, about 500 thousand storage units were kept in the funds.(primary and auxiliary fund)of them 300 thousand are the entire main fund. Therefore, the enemy actually prepares the document of the export of most of the exhibits of the museum, ”the message reads.</text:p>
      <text:p text:style-name="P4">
News Source: <text:a xlink:type="simple" xlink:href="https://armyinform.com.ua/2023/07/06/okupanty-hochut-vyvezty-istorychni-artefakty-hersonesa-z-krymu/" text:style-name="Internet_20_link" text:visited-style-name="Visited_20_Internet_20_Link">
https://armyinform.com.ua/2023/07/06/okupanty-hochut-vyvezty-istorychni-artefakty-hersonesa-z-krymu/</text:a>
</text:p>
      <!--NEWS-->
      <text:h text:style-name="P10" text:outline-level="1">
<text:span text:style-name="T4">
Over the past day, Ukrainian aviation has struck 13 beats in the enemy's concentration areas</text:span>
</text:h>
      <text:p text:style-name="P4">
Author: ['АРМІЯINFORM']</text:p>
      <text:p text:style-name="P4">
Time: 2023-07-06T12:00:00-04:00</text:p>
      <text:p text:style-name="P4">
Description: About the General Headquarters of the ZSU. “Avіaatsіya defense forces for Persian Dob ... War with Ukraine 2022, War with Ukraine Latest News Today, News War with Ukraine 2022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3/war-1.jpg" text:style-name="Internet_20_link" text:visited-style-name="Visited_20_Internet_20_Link">
war-1.jpg</text:a>
']</text:p>
      <text:p text:style-name="P4">
Tags: ['STOPRUSSIA', 'ГШ ЗСУ']</text:p>
      <text:p text:style-name="P4">
Category: News</text:p>
      <!--METADATA-->
      <text:p text:style-name="P4">
<draw:frame draw:style-name="fr1" draw:name="Image3" text:anchor-type="as-char" svg:width="6.9236in" svg:height="4.501139in" draw:z-index="0">
<draw:image xlink:href="../Images/AРМІЯINFORM/2023-07-06T12-00-00-04-00/war-1.jpg" xlink:type="simple" xlink:show="embed" xlink:actuate="onLoad" draw:mime-type="image/jpeg"/>
</draw:frame>
Illustrative Photo <text:span text:style-name="T4">
 🔥 Situation on Russian invasion </text:span>
</text:p>
      <text:p text:style-name="P4">
About it <text:a xlink:type="simple" xlink:href="https://www.facebook.com/GeneralStaff.ua/" text:style-name="Internet_20_link" text:visited-style-name="Visited_20_Internet_20_Link">
reports</text:a>
The General Staff of the Armed Forces.</text:p>
      <text:p text:style-name="P4">
“Aviation of defense forces over the past day has made 13 beats in the areas of concentration of the personal composition of the invaders and destroyed 1 anti-aircraft missile complex of the enemy.</text:p>
      <text:p text:style-name="P4">
Units of missile troops and artillery during the last day were affected by 1 rayoning of living power, weapons and military equipment, 4 management points, 1 ammunition composition, 8 artillery facilities at fire positions, 2 means of prototype defense, 1 radar and 4 protitude. in the message.</text:p>
      <text:p text:style-name="P4">
News Source: <text:a xlink:type="simple" xlink:href="https://armyinform.com.ua/2023/07/06/za-mynulu-dobu-ukrayinska-aviacziya-zavdala-13-udariv-po-rajonah-zoseredzhennya-protyvnyka/" text:style-name="Internet_20_link" text:visited-style-name="Visited_20_Internet_20_Link">
https://armyinform.com.ua/2023/07/06/za-mynulu-dobu-ukrayinska-aviacziya-zavdala-13-udariv-po-rajonah-zoseredzhennya-protyvnyka/</text:a>
</text:p>
      <!--NEWS-->
      <text:h text:style-name="P10" text:outline-level="1">
<text:span text:style-name="T4">
In four directions per day there were 38 combat clashes</text:span>
</text:h>
      <text:p text:style-name="P4">
Author: ['АРМІЯINFORM']</text:p>
      <text:p text:style-name="P4">
Time: 2023-07-06T14:00:00-04:00</text:p>
      <text:p text:style-name="P4">
Description: About the General Headquarters of the ZSU. “The opponent of the I was native of the main ... War with Ukraine 2022, the war with Ukraine is the latest news today, the news war with Ukraine 2022 last today, will there be a war between Ukraine and Russia and when, the war with Ukraine will be or not, or not, Will there be a war with Ukraine in the near future, they say, the war with Ukraine, Ukrainian news today, Ukrainian news in Ukrainian media in Russian</text:p>
      <text:p text:style-name="P4">
Images: ['<text:a xlink:type="simple" xlink:href="https://armyinform.com.ua/wp-content/uploads/2023/07/6491295273525.jpeg" text:style-name="Internet_20_link" text:visited-style-name="Visited_20_Internet_20_Link">
6491295273525.jpeg</text:a>
']</text:p>
      <text:p text:style-name="P4">
Tags: ['STOPRUSSIA', 'АГРЕСІЯ РФ', 'ВТОРГНЕННЯ РФ']</text:p>
      <text:p text:style-name="P4">
Category: News</text:p>
      <!--METADATA-->
      <text:p text:style-name="P4">
<draw:frame draw:style-name="fr1" draw:name="Image4" text:anchor-type="as-char" svg:width="6.9236in" svg:height="4.32725in" draw:z-index="0">
<draw:image xlink:href="../Images/AРМІЯINFORM/2023-07-06T14-00-00-04-00/6491295273525.jpeg" xlink:type="simple" xlink:show="embed" xlink:actuate="onLoad" draw:mime-type="image/jpeg"/>
</draw:frame>
Illustrative Photo <text:span text:style-name="T4">
 🔥 Situation on Russian invasion </text:span>
</text:p>
      <text:p text:style-name="P4">
About it reports the General Staff of the Armed Forces.</text:p>
      <text:p text:style-name="P4">
"The enemy continues to focus the main efforts in the Liman, Bakhmut, Avdiiv and Marinsk directions - 38 favors took place during the last day," the message reads.</text:p>
      <text:p text:style-name="P4">
News Source: <text:a xlink:type="simple" xlink:href="https://armyinform.com.ua/2023/07/06/na-chotyroh-napryamkah-za-dobu-vidbulosya-38-bojovyh-zitknen/" text:style-name="Internet_20_link" text:visited-style-name="Visited_20_Internet_20_Link">
https://armyinform.com.ua/2023/07/06/na-chotyroh-napryamkah-za-dobu-vidbulosya-38-bojovyh-zitknen/</text:a>
</text:p>
      <!--NEWS-->
      <text:h text:style-name="P10" text:outline-level="1">
<text:span text:style-name="T4">
Volodymyr Zelenskyy showed the consequences of a rocket strike of the Russian Federation in Lviv</text:span>
</text:h>
      <text:p text:style-name="P4">
Author: ['АРМІЯINFORM']</text:p>
      <text:p text:style-name="P4">
Time: 2023-07-06T16:00:00-04:00</text:p>
      <text:p text:style-name="P4">
Description: Syogodni Vnochi Rosiyani, Vkrey, took a missile strike at the peaceful MISTS of Ukraine. Video ... War with Ukraine 2022, War with Ukraine latest news today, News War with Ukraine 2022 The last for today, whether the war between Ukraine and Russia will be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2/12/raketnyj-udar.jpg" text:style-name="Internet_20_link" text:visited-style-name="Visited_20_Internet_20_Link">
raketnyj-udar.jpg</text:a>
']</text:p>
      <text:p text:style-name="P4">
Tags: ['ВОЛОДИМИР ЗЕЛЕНСЬКИЙ', 'РАКЕТНИЙ УДАР РФ']</text:p>
      <text:p text:style-name="P4">
Category: News</text:p>
      <!--METADATA-->
      <text:p text:style-name="P4">
<draw:frame draw:style-name="fr1" draw:name="Image5" text:anchor-type="as-char" svg:width="6.9236in" svg:height="3.894525in" draw:z-index="0">
<draw:image xlink:href="../Images/AРМІЯINFORM/2023-07-06T16-00-00-04-00/raketnyj-udar.jpg" xlink:type="simple" xlink:show="embed" xlink:actuate="onLoad" draw:mime-type="image/jpeg"/>
</draw:frame>
Illustrative photo</text:p>
      <text:p text:style-name="P4">
Tonight, the Russians once again struck a rocket strike in the peaceful city of Ukraine. <text:a xlink:type="simple" xlink:href="https://t.me/V_Zelenskiy_official/6863" text:style-name="Internet_20_link" text:visited-style-name="Visited_20_Internet_20_Link">
Video</text:a>
The consequences of the Russian Nychoworks in Lviv were published</text:p>
      <text:p text:style-name="P4">
"Lviv. The consequences of the night strike of Russian terrorists. Unfortunately, there are wounded pelvis. My condolences to my family. The enemy's response will be sure. Failed, ”Volodymyr Zelenskyy wrote.</text:p>
      <text:p text:style-name="P4">
News Source: <text:a xlink:type="simple" xlink:href="https://armyinform.com.ua/2023/07/06/volodymyr-zelenskyj-pokazav-naslidky-raketnogo-udaru-rf-po-lvovu/" text:style-name="Internet_20_link" text:visited-style-name="Visited_20_Internet_20_Link">
https://armyinform.com.ua/2023/07/06/volodymyr-zelenskyj-pokazav-naslidky-raketnogo-udaru-rf-po-lvovu/</text:a>
</text:p>
      <!--NEWS-->
      <text:h text:style-name="P10" text:outline-level="1">
<text:span text:style-name="T4">
Our defenders repelled all the enemy attacks in Kupyansk - the construction of the General Staff</text:span>
</text:h>
      <text:p text:style-name="P4">
Author: ['АРМІЯINFORM']</text:p>
      <text:p text:style-name="P4">
Time: 2023-07-06T18:00:00-04:00</text:p>
      <text:p text:style-name="P4">
Description: About the General Headquarters of the ZSU. “The enemy is on the Kurian: the war with Ukraine 2022, the war with Ukraine is the latest news today, the war with Ukraine 2022 is the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7/18_main.jpg" text:style-name="Internet_20_link" text:visited-style-name="Visited_20_Internet_20_Link">
18_main.jpg</text:a>
']</text:p>
      <text:p text:style-name="P4">
Tags: ['STOPRUSSIA', 'ГШ ЗСУ']</text:p>
      <text:p text:style-name="P4">
Category: News</text:p>
      <!--METADATA-->
      <text:p text:style-name="P4">
<draw:frame draw:style-name="fr1" draw:name="Image6" text:anchor-type="as-char" svg:width="6.9236in" svg:height="4.615733in" draw:z-index="0">
<draw:image xlink:href="../Images/AРМІЯINFORM/2023-07-06T18-00-00-04-00/18_main.jpg" xlink:type="simple" xlink:show="embed" xlink:actuate="onLoad" draw:mime-type="image/jpeg"/>
</draw:frame>
Illustrative Photo <text:span text:style-name="T4">
 🔥 Situation on Russian invasion </text:span>
</text:p>
      <text:p text:style-name="P4">
About it <text:a xlink:type="simple" xlink:href="https://www.facebook.com/GeneralStaff.ua/" text:style-name="Internet_20_link" text:visited-style-name="Visited_20_Internet_20_Link">
reports</text:a>
The General Staff of the Armed Forces.</text:p>
      <text:p text:style-name="P4">
“In the Kupyansk direction, the enemy does not leave attempts to advance in the Ravenovoslovsky Luhansk region. Our warriors keep the defense, reflecting all the attacks of the enemy. The invaders caused aviation blows in the areas of ladies and Kislivka of Kharkiv region. The enemy artillery and mortar arms were suffered by Petro-Ivanivka, Fygolovka, Monachynivka, Husynka, Novomlinsk and Kislivka of Kharkiv region, ”the message reads.</text:p>
      <text:p text:style-name="P4">
News Source: <text:a xlink:type="simple" xlink:href="https://armyinform.com.ua/2023/07/06/na-zaporizkomu-ta-hersonskomu-napryamkah-protyvnyk-obstrilyav-ponad-40-naselenyh-punktiv/" text:style-name="Internet_20_link" text:visited-style-name="Visited_20_Internet_20_Link">
https://armyinform.com.ua/2023/07/06/na-zaporizkomu-ta-hersonskomu-napryamkah-protyvnyk-obstrilyav-ponad-40-naselenyh-punktiv/</text:a>
</text:p>
      <!--NEWS-->
      <text:h text:style-name="P10" text:outline-level="1">
<text:span text:style-name="T4">
In the Bakhmut direction we push the enemy on the southern and northern flank - Sergey Cherevaty</text:span>
</text:h>
      <text:p text:style-name="P4">
Author: ['Дмитро Горбунов']</text:p>
      <text:p text:style-name="P4">
Time: 2023-07-06T20:00:00-04:00</text:p>
      <text:p text:style-name="P4">
Description: About the operational situation on the similarity of the Country in the Ephiri Telemarafon "єini Novi" ... The war with Ukraine 2022, the war with Ukraine is the latest news today, the News War with Ukraine 2022 is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09/bahmut1.jpg" text:style-name="Internet_20_link" text:visited-style-name="Visited_20_Internet_20_Link">
bahmut1.jpg</text:a>
']</text:p>
      <text:p text:style-name="P4">
Tags: ['БАХМУТСЬКИЙ НАПРЯМОК', 'ЄДИНІ НОВИНИ', 'СЕРГІЙ ЧЕРЕВАТИЙ']</text:p>
      <text:p text:style-name="P4">
Category: News</text:p>
      <!--METADATA-->
      <text:p text:style-name="P4">
<draw:frame draw:style-name="fr1" draw:name="Image7" text:anchor-type="as-char" svg:width="6.9236in" svg:height="3.894525in" draw:z-index="0">
<draw:image xlink:href="../Images/AРМІЯINFORM/2023-07-06T20-00-00-04-00/bahmut1.jpg" xlink:type="simple" xlink:show="embed" xlink:actuate="onLoad" draw:mime-type="image/jpeg"/>
</draw:frame>
Illustrative photo</text:p>
      <text:p text:style-name="P4">
About the operational situation in the east of our country on the air of a telecommunication <text:a xlink:type="simple" xlink:href="https://www.youtube.com/watch" text:style-name="Internet_20_link" text:visited-style-name="Visited_20_Internet_20_Link">
"Unin"</text:a>
He told the Deputy Commander -in -Chief of the Eastern Group of Strategic Communications Colonel Cherevaty.</text:p>
      <ul>
        <li>
In the Bakhmut direction, the defense forces continue to keep the initiative, carry out assault actions, pushing the enemy in the southern and northern fleshs. The enemy fired at the artillery 361 times, made three aircraft, and then there were three fighting collisions. As a result, we destroyed 57 invaders and laid another 136 people. We also eliminated three enemy tanks, Grad RSSU, self-propelled pion article, powerful anti-aircraft missile complex C-400 "Triumph", howitzer D-30, 5 field warehouses with ammunition and one composition Armed Forces.</li>
      </ul>
      <text:p text:style-name="P4">
According to him, in the Limano-Kupyansk direction the enemy is unsuccessful to attach the forces of defense of Ukraine in order to break our defense.</text:p>
      <ul>
        <li>
Recently, in this direction, the enemy began to actively use such an element as the "storm z" company, where people with a criminal past serve. However, the Russian approach to fighting does not help to seize the initiative. The main problem of the invaders is the lack of people and ammunition. The prisoners, various private military campaigns, units of the Barce combat army reserve, - said Sergeycherievaty.</li>
      </ul>
      <text:p text:style-name="P4">
News Source: <text:a xlink:type="simple" xlink:href="https://armyinform.com.ua/2023/07/06/na-bahmutskomu-napryamku-my-vidtisnyayemo-protyvnyka-na-pivdennomu-ta-pivnichnomu-flangah-sergij-cherevatyj/" text:style-name="Internet_20_link" text:visited-style-name="Visited_20_Internet_20_Link">
https://armyinform.com.ua/2023/07/06/na-bahmutskomu-napryamku-my-vidtisnyayemo-protyvnyka-na-pivdennomu-ta-pivnichnomu-flangah-sergij-cherevatyj/</text:a>
</text:p>
      <!--NEWS-->
      <text:h text:style-name="P10" text:outline-level="1">
<text:span text:style-name="T4">
Air defense was active against drones in Kyiv and Mykolaiv regions, near Kryvyi Rih</text:span>
</text:h>
      <text:p text:style-name="P4">
Authors: liveuamap (Language: en)</text:p>
      <text:p text:style-name="P4">
Time: 2023-07-06T20:55:59</text:p>
      <text:p text:style-name="P4">
Location: Mykolaiv (Latitude:46.88449 Longtitude:31.99493)</text:p>
      <text:p text:style-name="P4">
Videos: []</text:p>
      <text:p text:style-name="P4">
Images: []</text:p>
      <text:p text:style-name="P4">
Tags: ["Europe", "Central and Eastern Europe"]</text:p>
      <text:p text:style-name="P4">
Id: 22574337</text:p>
      <!--METADATA-->
      <text:p text:style-name="P4">
Air defense was active against drones in Kyiv and Mykolaiv regions, nearKryvyi Rih</text:p>
      <text:p text:style-name="P4">
News Collection Link: <text:a xlink:type="simple" xlink:href="https:\/\/liveuamap.com\/en\/2023\/7-july-air-defense-was-active-against-drones-in-kyiv-and" text:style-name="Internet_20_link" text:visited-style-name="Visited_20_Internet_20_Link">
https:\/\/liveuamap.com\/en\/2023\/7-july-air-defense-was-active-against-drones-in-kyiv-and</text:a>
</text:p>
      <text:p text:style-name="P4">
News Source: <text:a xlink:type="simple" xlink:href="https://t.me/war_monitor/8612" text:style-name="Internet_20_link" text:visited-style-name="Visited_20_Internet_20_Link">
https://t.me/war_monitor/8612</text:a>
</text:p>
      <!--NEWS-->
      <text:h text:style-name="P10" text:outline-level="1">
<text:span text:style-name="T4">
Missile blow to Lviv: are dead and injured</text:span>
</text:h>
      <text:p text:style-name="P4">
Author: ['Владислав Назаркевич']</text:p>
      <text:p text:style-name="P4">
Time: 2023-07-06T22:00:00-04:00</text:p>
      <text:p text:style-name="P4">
Description: Tsії ogi Rosіyska missile in the bagatcated boar at Lviv. - Bulo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7/photo_2023-07-06-08.25.43-e1688624046579.jpg" text:style-name="Internet_20_link" text:visited-style-name="Visited_20_Internet_20_Link">
photo_2023-07-06-08.25.43-e1688624046579.jpg</text:a>
', '<text:a xlink:type="simple" xlink:href="https://armyinform.com.ua/wp-content/uploads/2023/07/photo_2023-07-06-08.25.45-e1688624063946-150x150.jpg" text:style-name="Internet_20_link" text:visited-style-name="Visited_20_Internet_20_Link">
photo_2023-07-06-08.25.45-e1688624063946-150x150.jpg</text:a>
', '<text:a xlink:type="simple" xlink:href="https://armyinform.com.ua/wp-content/uploads/2023/07/photo_2023-07-06-08.25.47-e1688624074304-150x150.jpg" text:style-name="Internet_20_link" text:visited-style-name="Visited_20_Internet_20_Link">
photo_2023-07-06-08.25.47-e1688624074304-150x150.jpg</text:a>
']</text:p>
      <text:p text:style-name="P4">
Tags: ['STOPRUSSIA', 'АГРЕСІЯ РФ', 'ВТОРГНЕННЯ РФ', 'ЛЬВІВ', 'ХАРКІВСЬКИЙ ТРИБУНАЛ']</text:p>
      <text:p text:style-name="P4">
Category: News</text:p>
      <!--METADATA-->
      <text:p text:style-name="P4">
<draw:frame draw:style-name="fr1" draw:name="Image8" text:anchor-type="as-char" svg:width="6.9236in" svg:height="4.984992in" draw:z-index="0">
<draw:image xlink:href="../Images/AРМІЯINFORM/2023-07-06T22-00-00-04-00/photo_2023-07-06-08.25.43-e1688624046579.jpg" xlink:type="simple" xlink:show="embed" xlink:actuate="onLoad" draw:mime-type="image/jpeg"/>
</draw:frame>
This night, a Russian rocket hit an apartment building in Lviv.</text:p>
      <ul>
        <li>
There was a ignition that was promptly extinguished. There are victims. At the site there are fireflies, doctors, specialists of the SES. People are given all the necessary assistance. Rescuers are disassembled by the ZABLA, - said Maxim Kozytsky, the head of the Lviv Regional Regional Administration.</li>
      </ul>
      <text:p text:style-name="P4">
<text:a xlink:type="simple" xlink:href="https://armyinform.com.ua/wp-content/uploads/2023/07/photo_2023-07-06-08.25.45-e1688624063946.jpg" text:style-name="Internet_20_link" text:visited-style-name="Visited_20_Internet_20_Link">
!(Images/AРМІЯINFORM/2023-07-06T22-00-00-04-00/photo_2023-07-06-08.25.45-e1688624063946-150x150.jpg)</text:a>
</text:p>
      <text:p text:style-name="P4">
<text:a xlink:type="simple" xlink:href="https://armyinform.com.ua/wp-content/uploads/2023/07/photo_2023-07-06-08.25.47-e1688624074304.jpg" text:style-name="Internet_20_link" text:visited-style-name="Visited_20_Internet_20_Link">
<draw:frame draw:style-name="fr1" draw:name="Image9" text:anchor-type="as-char" svg:width="6.9236in" svg:height="6.9236in" draw:z-index="0">
<draw:image xlink:href="../Images/AРМІЯINFORM/2023-07-06T22-00-00-04-00/photo_2023-07-06-08.25.47-e1688624074304-150x150.jpg" xlink:type="simple" xlink:show="embed" xlink:actuate="onLoad" draw:mime-type="image/jpeg"/>
</draw:frame>
</text:a>
-The bodies of four dead were taken from the rubble. SES specialists work sites. It is likely that the death toll will increase. Eight wounded are already overwhelmed in medical institutions of the city, - said the mayor of LvivAndriy Sadovy. - Very large destruction. More than 50 premises are destroyed. Erusions of the office complex, schools, dormitories of the National University "Lviv Polytechnic". Hundreds of premises will need repair. We will all be.</text:p>
      <text:p text:style-name="P4">
Now experts of the SES, the National Police, the Utilities continue the rocket lock.</text:p>
      <text:p text:style-name="P4">
<text:span text:style-name="T5">
Opto Igor Zinkevich</text:span>
</text:p>
      <text:p text:style-name="P4">
News Source: <text:a xlink:type="simple" xlink:href="https://armyinform.com.ua/2023/07/06/raketnyj-udar-po-lvovu-ye-zagybli-ta-poraneni/" text:style-name="Internet_20_link" text:visited-style-name="Visited_20_Internet_20_Link">
https://armyinform.com.ua/2023/07/06/raketnyj-udar-po-lvovu-ye-zagybli-ta-poraneni/</text:a>
</text:p>
      <!--NEWS-->
      <text:h text:style-name="P10" text:outline-level="1">
<text:span text:style-name="T4">
With the support of the NATO Program, the Armed Forces Project started on psychological rehabilitation and stability of the military</text:span>
</text:h>
      <text:p text:style-name="P4">
Author: ['АРМІЯINFORM']</text:p>
      <text:p text:style-name="P4">
Time: 2023-07-06T2:00:00-04:00</text:p>
      <text:p text:style-name="P4">
Description: The VIDPOVID on Weting the Zbroyshanykh of Ukraine MVS Ukrainian, for Pidrims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358071365_617566673889748_3909766647668716297_n.jpg" text:style-name="Internet_20_link" text:visited-style-name="Visited_20_Internet_20_Link">
358071365_617566673889748_3909766647668716297_n.jpg</text:a>
', '<text:a xlink:type="simple" xlink:href="https://armyinform.com.ua/wp-content/uploads/2023/07/358074551_617566707223078_6754904855657052342_n-150x150.jpg" text:style-name="Internet_20_link" text:visited-style-name="Visited_20_Internet_20_Link">
358074551_617566707223078_6754904855657052342_n-150x150.jpg</text:a>
', '<text:a xlink:type="simple" xlink:href="https://armyinform.com.ua/wp-content/uploads/2023/07/358070700_617566733889742_626487461313208622_n-150x150.jpg" text:style-name="Internet_20_link" text:visited-style-name="Visited_20_Internet_20_Link">
358070700_617566733889742_626487461313208622_n-150x150.jpg</text:a>
']</text:p>
      <text:p text:style-name="P4">
Tags: []</text:p>
      <text:p text:style-name="P4">
Category: News</text:p>
      <!--METADATA-->
      <text:p text:style-name="P4">
<draw:frame draw:style-name="fr1" draw:name="Image10" text:anchor-type="as-char" svg:width="6.9236in" svg:height="5.1927in" draw:z-index="0">
<draw:image xlink:href="../Images/AРМІЯINFORM/2023-07-06T2-00-00-04-00/358071365_617566673889748_3909766647668716297_n.jpg" xlink:type="simple" xlink:show="embed" xlink:actuate="onLoad" draw:mime-type="image/jpeg"/>
</draw:frame>
In response to the requests of the Armed Forces of Ukraine and the Ministry of Internal Affairs of Ukraine, with the support of NATO programs from the transition from a military career to a civilian, within the framework of the complex help of assistance to Ukraine(Efficiency), the implementation of the project of zapsychological rehabilitation and the restoration of psychological stability of troops of servicemen began. About it <text:a xlink:type="simple" xlink:href="https://www.facebook.com/GeneralStaff.ua/posts/pfbid0nt5smXHgPerNbyiipJ78BcyZHCq73ACfCTC1dUWwS8CggXSvvKhjXRtgr1UJU39rl" text:style-name="Internet_20_link" text:visited-style-name="Visited_20_Internet_20_Link">
reports</text:a>
The General Staff of the Armed Forces.</text:p>
      <text:p text:style-name="P4">
<text:a xlink:type="simple" xlink:href="https://armyinform.com.ua/wp-content/uploads/2023/07/358074551_617566707223078_6754904855657052342_n.jpg" text:style-name="Internet_20_link" text:visited-style-name="Visited_20_Internet_20_Link">
!(Images/AРМІЯINFORM/2023-07-06T2-00-00-04-00/358074551_617566707223078_6754904855657052342_n-150x150.jpg)</text:a>
</text:p>
      <text:p text:style-name="P4">
<text:a xlink:type="simple" xlink:href="https://armyinform.com.ua/wp-content/uploads/2023/07/358070700_617566733889742_626487461313208622_n.jpg" text:style-name="Internet_20_link" text:visited-style-name="Visited_20_Internet_20_Link">
<draw:frame draw:style-name="fr1" draw:name="Image11" text:anchor-type="as-char" svg:width="6.9236in" svg:height="6.9236in" draw:z-index="0">
<draw:image xlink:href="../Images/AРМІЯINFORM/2023-07-06T2-00-00-04-00/358070700_617566733889742_626487461313208622_n-150x150.jpg" xlink:type="simple" xlink:show="embed" xlink:actuate="onLoad" draw:mime-type="image/jpeg"/>
</draw:frame>
</text:a>
It is noted that the practical implementation of the project is provided by the NGO "League of Officers", which since 2014 has been working systematically in the direction of psychological support of military servicemen.</text:p>
      <text:p text:style-name="P4">
In 2023, 65 three -day trainings for the personnel involved in the tasks in the fighting areas were planned. Training for the work of practical psychological skills, backed by theoretical knowledge.</text:p>
      <text:p text:style-name="P4">
Soldiers master the methods of providing the first psychological self -help of assistance to brothers in combat according to recognized international practices and protocols. During the trainings, measures for overcoming non-negative mental states, learning the techniques of emotional and volitional mobilization and individual psychological counseling of the military personnel who interfere with this.</text:p>
      <text:p text:style-name="P4">
This project is a continuation of NATO representation activities in Ukraine in spherushological rehabilitation for the subjects of the security and defense sector, successfully reserved during 2014-2019.</text:p>
      <text:p text:style-name="P4">
The new project is the answer to the urgent need for training and psychological training of the personnel of the Defense Forces of Ukraine and is aimed at acquiring their life -long psychological assistance skills in the conditions of hostilities.</text:p>
      <text:p text:style-name="P4">
News Source: <text:a xlink:type="simple" xlink:href="https://armyinform.com.ua/2023/07/06/za-pidtrymky-programy-nato-u-zsu-startuvav-proyekt-z-psyhologichnoyi-reabilitacziyi-ta-stijkosti-vijskovyh/" text:style-name="Internet_20_link" text:visited-style-name="Visited_20_Internet_20_Link">
https://armyinform.com.ua/2023/07/06/za-pidtrymky-programy-nato-u-zsu-startuvav-proyekt-z-psyhologichnoyi-reabilitacziyi-ta-stijkosti-vijskovyh/</text:a>
</text:p>
      <!--NEWS-->
      <text:h text:style-name="P10" text:outline-level="1">
<text:span text:style-name="T4">
Armed Forces Servicemen are trained in fire training in the framework of Interflex Operation</text:span>
</text:h>
      <text:p text:style-name="P4">
Author: ['АРМІЯINFORM']</text:p>
      <text:p text:style-name="P4">
Time: 2023-07-06T4:00:00-04:00</text:p>
      <text:p text:style-name="P4">
Description: VIISKOVI ISTRUSTORI of the forces of the defense of the new Zealandi nz Defense Force to explore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357450134_617478740565208_1046909529430538399_n.jpg" text:style-name="Internet_20_link" text:visited-style-name="Visited_20_Internet_20_Link">
357450134_617478740565208_1046909529430538399_n.jpg</text:a>
', '<text:a xlink:type="simple" xlink:href="https://armyinform.com.ua/wp-content/uploads/2023/07/357443706_617478543898561_6340346507453605441_n.jpg" text:style-name="Internet_20_link" text:visited-style-name="Visited_20_Internet_20_Link">
357443706_617478543898561_6340346507453605441_n.jpg</text:a>
', '<text:a xlink:type="simple" xlink:href="https://armyinform.com.ua/wp-content/uploads/2023/07/357743901_617478570565225_8188534419441621014_n-1-150x150.jpg" text:style-name="Internet_20_link" text:visited-style-name="Visited_20_Internet_20_Link">
357743901_617478570565225_8188534419441621014_n-1-150x150.jpg</text:a>
', '<text:a xlink:type="simple" xlink:href="https://armyinform.com.ua/wp-content/uploads/2023/07/357443706_617478543898561_6340346507453605441_n-1-150x150.jpg" text:style-name="Internet_20_link" text:visited-style-name="Visited_20_Internet_20_Link">
357443706_617478543898561_6340346507453605441_n-1-150x150.jpg</text:a>
', '<text:a xlink:type="simple" xlink:href="https://armyinform.com.ua/wp-content/uploads/2023/07/357742115_617478667231882_3523438871933552572_n-150x150.jpg" text:style-name="Internet_20_link" text:visited-style-name="Visited_20_Internet_20_Link">
357742115_617478667231882_3523438871933552572_n-150x150.jpg</text:a>
', '<text:a xlink:type="simple" xlink:href="https://armyinform.com.ua/wp-content/uploads/2023/07/357816973_617478707231878_3948553942946261968_n-150x150.jpg" text:style-name="Internet_20_link" text:visited-style-name="Visited_20_Internet_20_Link">
357816973_617478707231878_3948553942946261968_n-150x150.jpg</text:a>
', '<text:a xlink:type="simple" xlink:href="https://armyinform.com.ua/wp-content/uploads/2023/07/357450359_617478770565205_7840403227352617905_n-150x150.jpg" text:style-name="Internet_20_link" text:visited-style-name="Visited_20_Internet_20_Link">
357450359_617478770565205_7840403227352617905_n-150x150.jpg</text:a>
', '<text:a xlink:type="simple" xlink:href="https://armyinform.com.ua/wp-content/uploads/2023/07/357450134_617478740565208_1046909529430538399_n-150x150.jpg" text:style-name="Internet_20_link" text:visited-style-name="Visited_20_Internet_20_Link">
357450134_617478740565208_1046909529430538399_n-150x150.jpg</text:a>
', '<text:a xlink:type="simple" xlink:href="https://armyinform.com.ua/wp-content/uploads/2023/07/358045655_617478900565192_5729922868701877884_n-1-150x150.jpg" text:style-name="Internet_20_link" text:visited-style-name="Visited_20_Internet_20_Link">
358045655_617478900565192_5729922868701877884_n-1-150x150.jpg</text:a>
', '<text:a xlink:type="simple" xlink:href="https://armyinform.com.ua/wp-content/uploads/2023/07/357484263_617478553898560_6343093778823410072_n-1-150x150.jpg" text:style-name="Internet_20_link" text:visited-style-name="Visited_20_Internet_20_Link">
357484263_617478553898560_6343093778823410072_n-1-150x150.jpg</text:a>
', '<text:a xlink:type="simple" xlink:href="https://armyinform.com.ua/wp-content/uploads/2023/07/357737019_617478657231883_1514584755096150531_n-1-150x150.jpg" text:style-name="Internet_20_link" text:visited-style-name="Visited_20_Internet_20_Link">
357737019_617478657231883_1514584755096150531_n-1-150x150.jpg</text:a>
']</text:p>
      <text:p text:style-name="P4">
Tags: ['ІНТЕРФЛЕКС', 'НОВА ЗЕЛАНДІЯ']</text:p>
      <text:p text:style-name="P4">
Category: News</text:p>
      <!--METADATA-->
      <text:p text:style-name="P4">
<draw:frame draw:style-name="fr1" draw:name="Image12" text:anchor-type="as-char" svg:width="6.9236in" svg:height="4.454183in" draw:z-index="0">
<draw:image xlink:href="../Images/AРМІЯINFORM/2023-07-06T4-00-00-04-00/357450134_617478740565208_1046909529430538399_n.jpg" xlink:type="simple" xlink:show="embed" xlink:actuate="onLoad" draw:mime-type="image/jpeg"/>
</draw:frame>
Military Defense Forces of New Zealand <text:a xlink:type="simple" xlink:href="https://www.facebook.com/NZDefenceForce" text:style-name="Internet_20_link" text:visited-style-name="Visited_20_Internet_20_Link">
NZ Defense Force</text:a>
They carry out on fire training with the military personnel of the Armed Forces of Ukraine in the Multinational Educational Operation "Interflex" on Basic General Training of Personnel of the Armed Forces of Ukraine in Great Britain, which promotes the professional training of Ukrainian soldiers to protect Ukraine from Russian aggression.</text:p>
      <text:p text:style-name="P4">
About it <text:a xlink:type="simple" xlink:href="https://www.facebook.com/GeneralStaff.ua/posts/pfbid031tWNiL6e8qMKfCWCUzQBwGdqxzqeoVk7mVyMNpaZ3BzjViwd7ZjaVwMuxbfKeUoml" text:style-name="Internet_20_link" text:visited-style-name="Visited_20_Internet_20_Link">
reports</text:a>
The General Staff of the Armed Forces of Ukraine on Facebook.</text:p>
      <text:p text:style-name="P4">
<draw:frame draw:style-name="fr1" draw:name="Image13" text:anchor-type="as-char" svg:width="6.9236in" svg:height="4.990762in" draw:z-index="0">
<draw:image xlink:href="../Images/AРМІЯINFORM/2023-07-06T4-00-00-04-00/357443706_617478543898561_6340346507453605441_n.jpg" xlink:type="simple" xlink:show="embed" xlink:actuate="onLoad" draw:mime-type="image/jpeg"/>
</draw:frame>
It is noted that in the framework of the multinational educational operation "Interflex" on the basic general training of the personnel of the Armed Forces of Ukraine in the United Kingdom highly qualified military instructors of the Defense Forces of Novin -Zaland help to transform the motivated recruits of the Armed Forces of Ukraine. Foreign.</text:p>
      <text:p text:style-name="P4">
In general, military personnel of the Defense forces of New Zealand in the United Kingdom will teach Ukrainian recruits such skills as arms, aid, first aid on the battlefield, attacking offensive and defensive operations in different conditions.</text:p>
      <text:p text:style-name="P4">
<text:a xlink:type="simple" xlink:href="https://armyinform.com.ua/wp-content/uploads/2023/07/357743901_617478570565225_8188534419441621014_n-1.jpg" text:style-name="Internet_20_link" text:visited-style-name="Visited_20_Internet_20_Link">
!(Images/AРМІЯINFORM/2023-07-06T4-00-00-04-00/357743901_617478570565225_8188534419441621014_n-1-150x150.jpg)</text:a>
</text:p>
      <text:p text:style-name="P4">
<text:a xlink:type="simple" xlink:href="https://armyinform.com.ua/wp-content/uploads/2023/07/357443706_617478543898561_6340346507453605441_n-1.jpg" text:style-name="Internet_20_link" text:visited-style-name="Visited_20_Internet_20_Link">
<draw:frame draw:style-name="fr1" draw:name="Image14" text:anchor-type="as-char" svg:width="6.9236in" svg:height="6.9236in" draw:z-index="0">
<draw:image xlink:href="../Images/AРМІЯINFORM/2023-07-06T4-00-00-04-00/357443706_617478543898561_6340346507453605441_n-1-150x150.jpg" xlink:type="simple" xlink:show="embed" xlink:actuate="onLoad" draw:mime-type="image/jpeg"/>
</draw:frame>
</text:a>
</text:p>
      <text:p text:style-name="P4">
<text:a xlink:type="simple" xlink:href="https://armyinform.com.ua/wp-content/uploads/2023/07/357816973_617478707231878_3948553942946261968_n.jpg" text:style-name="Internet_20_link" text:visited-style-name="Visited_20_Internet_20_Link">
<draw:frame draw:style-name="fr1" draw:name="Image15" text:anchor-type="as-char" svg:width="6.9236in" svg:height="6.9236in" draw:z-index="0">
<draw:image xlink:href="../Images/AРМІЯINFORM/2023-07-06T4-00-00-04-00/357816973_617478707231878_3948553942946261968_n-150x150.jpg" xlink:type="simple" xlink:show="embed" xlink:actuate="onLoad" draw:mime-type="image/jpeg"/>
</draw:frame>
</text:a>
</text:p>
      <text:p text:style-name="P4">
<text:a xlink:type="simple" xlink:href="https://armyinform.com.ua/wp-content/uploads/2023/07/357450359_617478770565205_7840403227352617905_n.jpg" text:style-name="Internet_20_link" text:visited-style-name="Visited_20_Internet_20_Link">
<draw:frame draw:style-name="fr1" draw:name="Image16" text:anchor-type="as-char" svg:width="6.9236in" svg:height="6.9236in" draw:z-index="0">
<draw:image xlink:href="../Images/AРМІЯINFORM/2023-07-06T4-00-00-04-00/357450359_617478770565205_7840403227352617905_n-150x150.jpg" xlink:type="simple" xlink:show="embed" xlink:actuate="onLoad" draw:mime-type="image/jpeg"/>
</draw:frame>
</text:a>
</text:p>
      <text:p text:style-name="P4">
<text:a xlink:type="simple" xlink:href="https://armyinform.com.ua/wp-content/uploads/2023/07/357450134_617478740565208_1046909529430538399_n.jpg" text:style-name="Internet_20_link" text:visited-style-name="Visited_20_Internet_20_Link">
<draw:frame draw:style-name="fr1" draw:name="Image17" text:anchor-type="as-char" svg:width="6.9236in" svg:height="6.9236in" draw:z-index="0">
<draw:image xlink:href="../Images/AРМІЯINFORM/2023-07-06T4-00-00-04-00/357450134_617478740565208_1046909529430538399_n-150x150.jpg" xlink:type="simple" xlink:show="embed" xlink:actuate="onLoad" draw:mime-type="image/jpeg"/>
</draw:frame>
</text:a>
</text:p>
      <text:p text:style-name="P4">
<text:a xlink:type="simple" xlink:href="https://armyinform.com.ua/wp-content/uploads/2023/07/358045655_617478900565192_5729922868701877884_n-1.jpg" text:style-name="Internet_20_link" text:visited-style-name="Visited_20_Internet_20_Link">
<draw:frame draw:style-name="fr1" draw:name="Image18" text:anchor-type="as-char" svg:width="6.9236in" svg:height="6.9236in" draw:z-index="0">
<draw:image xlink:href="../Images/AРМІЯINFORM/2023-07-06T4-00-00-04-00/358045655_617478900565192_5729922868701877884_n-1-150x150.jpg" xlink:type="simple" xlink:show="embed" xlink:actuate="onLoad" draw:mime-type="image/jpeg"/>
</draw:frame>
</text:a>
We will remind that on August 15, 2022, the government and the forces of Nova Zealand officially reported that they made a decision to "implement a significant deployment of 120 servicemen .</text:p>
      <text:p text:style-name="P4">
<text:a xlink:type="simple" xlink:href="https://armyinform.com.ua/wp-content/uploads/2023/07/357484263_617478553898560_6343093778823410072_n-1.jpg" text:style-name="Internet_20_link" text:visited-style-name="Visited_20_Internet_20_Link">
!(Images/AРМІЯINFORM/2023-07-06T4-00-00-04-00/357484263_617478553898560_6343093778823410072_n-1-150x150.jpg)</text:a>
</text:p>
      <text:p text:style-name="P4">
<text:a xlink:type="simple" xlink:href="https://armyinform.com.ua/wp-content/uploads/2023/07/357737019_617478657231883_1514584755096150531_n-1.jpg" text:style-name="Internet_20_link" text:visited-style-name="Visited_20_Internet_20_Link">
<draw:frame draw:style-name="fr1" draw:name="Image19" text:anchor-type="as-char" svg:width="6.9236in" svg:height="6.9236in" draw:z-index="0">
<draw:image xlink:href="../Images/AРМІЯINFORM/2023-07-06T4-00-00-04-00/357737019_617478657231883_1514584755096150531_n-1-150x150.jpg" xlink:type="simple" xlink:show="embed" xlink:actuate="onLoad" draw:mime-type="image/jpeg"/>
</draw:frame>
</text:a>
New Zealand has clearly stated that "we will continue to respond to the call for practical support when they defend their homeland Tanrod from the unjustified invasion of Russia," the government said.</text:p>
      <text:p text:style-name="P4">
<text:span text:style-name="T4">
 Nova Zealand Defense Minister Penny Henar </text:span>
 said that the deployment also confirms his priority over people in defense:<text:span text:style-name="T4">
 New Zealand Foreign Minister Nanaya Mahuta </text:span>
 said that the provision of additional support for Ukraine has made Aotearoa New Zealand to support our strategic interests in the protection of an international system based on the rules:</text:p>
      <text:p text:style-name="P4">
“It is a demonstration of our values and our independent foreign policy. The inhabiting role in promoting international reaction supports Ukraine in protecting its territorial integrity and sovereignty. ”</text:p>
      <text:p text:style-name="P4">
<text:span text:style-name="T4">
 Commander -in -Chief of Defense of New Zealand Marshal Aviation Kevin Short </text:span>
 said that the decision of the Cabinet of Ministers of New Zealand had been made after a request from the Armed Forces of the United Kingdom to the Defense Forces of New Zealand to participate in the infantry training program:</text:p>
      <text:p text:style-name="P4">
“I am very pleased that this deployment has been approved, especially for the army, as it enables some of our people to make further significant, as we respond to a close partner's request. Our contribution has already helped our decision and this decision continues our assistance to Ukraine because it is protected from an unjustified and illegal invasion of Russia. Expanding is a good testimony to the high respect of our partners for our professionalism as a military force. "</text:p>
      <text:p text:style-name="P4">
The Armed Forces of Ukraine are grateful for the support and assistance of New Zealand.</text:p>
      <text:p text:style-name="P4">
News Source: <text:a xlink:type="simple" xlink:href="https://armyinform.com.ua/2023/07/06/novozelandski-instruktory-v-ramkah-operacziyi-interfleks-provodyat-navchannya-vijskovyh-zsu-z-vognevoyi-pidgotovky/" text:style-name="Internet_20_link" text:visited-style-name="Visited_20_Internet_20_Link">
https://armyinform.com.ua/2023/07/06/novozelandski-instruktory-v-ramkah-operacziyi-interfleks-provodyat-navchannya-vijskovyh-zsu-z-vognevoyi-pidgotovky/</text:a>
</text:p>
      <!--NEWS-->
      <text:h text:style-name="P10" text:outline-level="1">
<text:span text:style-name="T4">
The main narrative promoted by the Russian media: "Kiev is preparing to attack the ZPP"</text:span>
</text:h>
      <text:p text:style-name="P4">
Author: ['АРМІЯINFORM']</text:p>
      <text:p text:style-name="P4">
Time: 2023-07-06T51:00:00-04:00</text:p>
      <text:p text:style-name="P4">
Description: The Center for the Wizin -Format at the RNBO Ukrainian: the basics of the introductive, ShOS SOGODNI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358015467_285054914043581_3078857032499238768_n.jpg" text:style-name="Internet_20_link" text:visited-style-name="Visited_20_Internet_20_Link">
358015467_285054914043581_3078857032499238768_n.jpg</text:a>
']</text:p>
      <text:p text:style-name="P4">
Tags: ['ПЄСКОВ', 'ПРОПАГАНДА РФ', 'ЦЕНТР ПРОТИДІЇ ДЕЗІНФОРМАЦІЇ ПРИ РНБО УКРАЇНИ']</text:p>
      <text:p text:style-name="P4">
Category: News</text:p>
      <!--METADATA-->
      <text:p text:style-name="P4">
<draw:frame draw:style-name="fr1" draw:name="Image20" text:anchor-type="as-char" svg:width="6.9236in" svg:height="6.9236in" draw:z-index="0">
<draw:image xlink:href="../Images/AРМІЯINFORM/2023-07-06T51-00-00-04-00/358015467_285054914043581_3078857032499238768_n.jpg" xlink:type="simple" xlink:show="embed" xlink:actuate="onLoad" draw:mime-type="image/jpeg"/>
</draw:frame>
The Center for Combating Misinformation at NSDC Ukraine <text:a xlink:type="simple" xlink:href="https://www.facebook.com/hashtag/%D1%86%D0%BF%D0%B4_%D1%96%D0%BD%D1%84%D0%BE%D1%80%D0%BC%D1%83%D1%94" text:style-name="Internet_20_link" text:visited-style-name="Visited_20_Internet_20_Link">
informs</text:a>
: The main development that the Russian media is promoting today is that Ukraine is preparing to attack the Zaporozhye NPP.</text:p>
      <text:p text:style-name="P4">
So Putin Peskov's spokesman states that "the threat of sabotage from the side of Kiev on the Zvelyik, the consequences can be catastrophic."</text:p>
      <text:p text:style-name="P4">
Putin's "mouth" also stated that "Russia is taking all measures for anti -ritaggraz at the station."</text:p>
      <text:p text:style-name="P4">
By accusing Ukraine of possible terrorist attacks and diversions at the ZPP, the Kremlin prepares the person in the other crime of Russian invaders.</text:p>
      <text:p text:style-name="P4">
The authorities of the aggressor country do not leave attempts to increase the level of tension, to influence the science of Ukraine and the pro-Ukrainian coalition with the help of nuclear blackmail.</text:p>
      <text:p text:style-name="P4">
Such statements are the manipulation of the Kremlin regime, the purpose of which is to make Ukrainians on concessions.</text:p>
      <text:p text:style-name="P4">
Also, according to the head of the NATO Military Committee, Rob Bauer, if Russian is a blow to the ZPP, "it will be a much bigger problem than a common problem or something for NATO."</text:p>
      <text:p text:style-name="P4">
News Source: <text:a xlink:type="simple" xlink:href="https://armyinform.com.ua/2023/07/06/osnovnyj-naratyv-shho-prosuvayut-rosijski-zmi-kyyiv-gotuyetsya-atakuvaty-zaes/" text:style-name="Internet_20_link" text:visited-style-name="Visited_20_Internet_20_Link">
https://armyinform.com.ua/2023/07/06/osnovnyj-naratyv-shho-prosuvayut-rosijski-zmi-kyyiv-gotuyetsya-atakuvaty-zaes/</text:a>
</text:p>
      <!--NEWS-->
      <text:h text:style-name="P10" text:outline-level="1">
<text:span text:style-name="T4">
The drone army launches a charity initiative with Ukrzaliznytsia</text:span>
</text:h>
      <text:p text:style-name="P4">
Author: ['АРМІЯINFORM']</text:p>
      <text:p text:style-name="P4">
Time: 2023-07-06T53:00:00-04:00</text:p>
      <text:p text:style-name="P4">
Description: Draise to the Zahisniki and Zakhisnitsy PID Hour Mandrіvka Ukrainian. Ukrzaliznitsa, Army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7/rjtoi0vpixgc.jpg" text:style-name="Internet_20_link" text:visited-style-name="Visited_20_Internet_20_Link">
rjtoi0vpixgc.jpg</text:a>
']</text:p>
      <text:p text:style-name="P4">
Tags: ['STOPRUSSIA', 'АГРЕСІЯ РФ']</text:p>
      <text:p text:style-name="P4">
Category: News</text:p>
      <!--METADATA-->
      <text:p text:style-name="P4">
<draw:frame draw:style-name="fr1" draw:name="Image21" text:anchor-type="as-char" svg:width="6.9236in" svg:height="4.32725in" draw:z-index="0">
<draw:image xlink:href="../Images/AРМІЯINFORM/2023-07-06T53-00-00-04-00/rjtoi0vpixgc.jpg" xlink:type="simple" xlink:show="embed" xlink:actuate="onLoad" draw:mime-type="image/jpeg"/>
</draw:frame>
Illustrative photo</text:p>
      <text:p text:style-name="P4">
Help defenders and defenders while traveling in Ukraine. Ukrzaliznytsia, drone army and gemini tea manufacturer launch trains throughout the country's tea collection.</text:p>
      <text:p text:style-name="P4">
About it <text:a xlink:type="simple" xlink:href="https://t.me/mintsyfra" text:style-name="Internet_20_link" text:visited-style-name="Visited_20_Internet_20_Link">
reports</text:a>
Ministor.</text:p>
      <text:p text:style-name="P4">
5.5 UAH from each cup-for the purchase of FPV-roma for the Armed Forces of Ukraine. From 5th on 5th purchase tea while buying tickets online as well as in the train(Crimintersity+).</text:p>
      <text:p text:style-name="P4">
Насолоджуйтеся подорожами Україною та донатьте на «пташок».</text:p>
      <text:p text:style-name="P4">
News Source: <text:a xlink:type="simple" xlink:href="https://armyinform.com.ua/2023/07/06/armiya-droniv-zapuskaye-blagodijnu-inicziatyvu-z-ukrzaliznyczeyu/" text:style-name="Internet_20_link" text:visited-style-name="Visited_20_Internet_20_Link">
https://armyinform.com.ua/2023/07/06/armiya-droniv-zapuskaye-blagodijnu-inicziatyvu-z-ukrzaliznyczeyu/</text:a>
</text:p>
      <!--NEWS-->
      <text:h text:style-name="P10" text:outline-level="1">
<text:span text:style-name="T4">
A serviceman of the Russian Federation compares the accuracy of conducting fire of two armies - the interception of GUR</text:span>
</text:h>
      <text:p text:style-name="P4">
Author: ['АРМІЯINFORM']</text:p>
      <text:p text:style-name="P4">
Time: 2023-07-06T55:00:00-04:00</text:p>
      <text:p text:style-name="P4">
Description: VIISKOVOVOVOVEV RF on the Lugansk straightening of Porishnya for the squad of the accurate knowing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gurperehoplennya.jpg" text:style-name="Internet_20_link" text:visited-style-name="Visited_20_Internet_20_Link">
gurperehoplennya.jpg</text:a>
']</text:p>
      <text:p text:style-name="P4">
Tags: ['STOPRUSSIA', 'АГРЕСІЯ РФ', 'ВТОРГНЕННЯ РФ', 'ГУР МОУ']</text:p>
      <text:p text:style-name="P4">
Category: News</text:p>
      <!--METADATA-->
      <text:p text:style-name="P4">
<draw:frame draw:style-name="fr1" draw:name="Image22" text:anchor-type="as-char" svg:width="6.9236in" svg:height="3.894525in" draw:z-index="0">
<draw:image xlink:href="../Images/AРМІЯINFORM/2023-07-06T55-00-00-04-00/gurperehoplennya.jpg" xlink:type="simple" xlink:show="embed" xlink:actuate="onLoad" draw:mime-type="image/jpeg"/>
</draw:frame>
The Russian serviceman compares the accuracy of the fire of two armies for his wife. Comparison is not in favor of the army of the invaders, because, according to the occupier, the Russians are not firing. Such a conversation <text:a xlink:type="simple" xlink:href="https://t.me/DIUkraine" text:style-name="Internet_20_link" text:visited-style-name="Visited_20_Internet_20_Link">
published</text:a>
Main Directorate of Intelligence of Defense of Ukraine.</text:p>
      <ul>
        <li>
"They will definitely not miss, this is not a way"(About the aim of the Armed Forces of Ukraine); * "Maybe they think that you are dill?" * "True, we have some fools."</li>
      </ul>
      <text:p text:style-name="P4">
For the lean, Vyutniy Zlorchin, the health of the opposition, will be fair.</text:p>
      <text:p text:style-name="P4">
News Source: <text:a xlink:type="simple" xlink:href="https://armyinform.com.ua/2023/07/06/vijskovosluzhbovecz-rf-porivnyuye-tochnist-vedennya-vognyu-dvoh-armij-perehoplennya-gur/" text:style-name="Internet_20_link" text:visited-style-name="Visited_20_Internet_20_Link">
https://armyinform.com.ua/2023/07/06/vijskovosluzhbovecz-rf-porivnyuye-tochnist-vedennya-vognyu-dvoh-armij-perehoplennya-gur/</text:a>
</text:p>
      <!--NEWS-->
      <text:h text:style-name="P10" text:outline-level="1">
<text:span text:style-name="T4">
The occupiers have struck five Shahd UAVs - two of them were destroyed by Ukrainian air defense</text:span>
</text:h>
      <text:p text:style-name="P4">
Author: ['АРМІЯINFORM']</text:p>
      <text:p text:style-name="P4">
Time: 2023-07-06T57:00:00-04:00</text:p>
      <text:p text:style-name="P4">
Description: TsI -Ya, Vnochi, the enemy, who was heading a worm missile impact on Ukrainian, is detailed ... The war with Ukraine 2022, the war with Ukraine is the latest news today, the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3/2946321-nad-hmelnichchinoyu-zbili-shahed-i-krilatu-raketu.jpeg" text:style-name="Internet_20_link" text:visited-style-name="Visited_20_Internet_20_Link">
2946321-nad-hmelnichchinoyu-zbili-shahed-i-krilatu-raketu.jpeg</text:a>
']</text:p>
      <text:p text:style-name="P4">
Tags: ['STOPRUSSIA', 'АГРЕСІЯ РФ', 'ГШ ЗСУ']</text:p>
      <text:p text:style-name="P4">
Category: News</text:p>
      <!--METADATA-->
      <text:p text:style-name="P4">
<draw:frame draw:style-name="fr1" draw:name="Image23" text:anchor-type="as-char" svg:width="6.9236in" svg:height="4.615733in" draw:z-index="0">
<draw:image xlink:href="../Images/AРМІЯINFORM/2023-07-06T57-00-00-04-00/2946321-nad-hmelnichchinoyu-zbili-shahed-i-krilatu-raketu.jpeg" xlink:type="simple" xlink:show="embed" xlink:actuate="onLoad" draw:mime-type="image/jpeg"/>
</draw:frame>
Illustrative photo</text:p>
      <text:p text:style-name="P4">
This day, at night, the enemy struck the next missile strike in Ukraine, the detailed information will be published later.</text:p>
      <text:p text:style-name="P4">
About it <text:a xlink:type="simple" xlink:href="https://www.facebook.com/GeneralStaff.ua/" text:style-name="Internet_20_link" text:visited-style-name="Visited_20_Internet_20_Link">
reports</text:a>
The General Staff of the Armed Forces.</text:p>
      <text:p text:style-name="P4">
“Over the past day, Russian invaders have struck five shahad Iranian UAVs. Two Kamikadze drones were destroyed by our air defense. Also, Russian invaders made 59 aircraft blows and made 65 shelling of the reactive systems of volley fire at the positions of our troops and inhabited donations, ”the message reads.</text:p>
      <text:p text:style-name="P4">
The likelihood of rocket and aviation strikes throughout Ukraine is high.</text:p>
      <text:p text:style-name="P4">
News Source: <text:a xlink:type="simple" xlink:href="https://armyinform.com.ua/2023/07/06/okupanty-zavdaly-udaru-pyatma-bpla-typu-shahed-dva-z-nyh-znyshheno-ukrayinskoyu-ppo/" text:style-name="Internet_20_link" text:visited-style-name="Visited_20_Internet_20_Link">
https://armyinform.com.ua/2023/07/06/okupanty-zavdaly-udaru-pyatma-bpla-typu-shahed-dva-z-nyh-znyshheno-ukrayinskoyu-ppo/</text:a>
</text:p>
      <!--NEWS-->
      <text:h text:style-name="P10" text:outline-level="1">
<text:span text:style-name="T4">
Defense forces per day eliminated 600 invaders, destroyed 22 artsystems and 9 air defense means</text:span>
</text:h>
      <text:p text:style-name="P4">
Author: ['АРМІЯINFORM']</text:p>
      <text:p text:style-name="P4">
Time: 2023-07-06T59:00:00-04:00</text:p>
      <text:p text:style-name="P4">
Description: Zagalni Boyov, Find the enemy on 02.24.22 to 06/06/23 Orintovo to become: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7/photo_5273921915242792324_y-e1688622627272.jpg" text:style-name="Internet_20_link" text:visited-style-name="Visited_20_Internet_20_Link">
photo_5273921915242792324_y-e1688622627272.jpg</text:a>
']</text:p>
      <text:p text:style-name="P4">
Tags: ['ВІЙНА', 'ВТРАТИ ВОРОГА', 'ГЕНЕРАЛЬНИЙ ШТАБ ЗС УКРАЇНИ']</text:p>
      <text:p text:style-name="P4">
Category: News</text:p>
      <!--METADATA-->
      <text:p text:style-name="P4">
<draw:frame draw:style-name="fr1" draw:name="Image24" text:anchor-type="as-char" svg:width="6.9236in" svg:height="6.967699in" draw:z-index="0">
<draw:image xlink:href="../Images/AРМІЯINFORM/2023-07-06T59-00-00-04-00/photo_5273921915242792324_y-e1688622627272.jpg" xlink:type="simple" xlink:show="embed" xlink:actuate="onLoad" draw:mime-type="image/jpeg"/>
</draw:frame>
The total fighting loss of the enemy from 24.02.22 to 06.07.23 will be orientated:</text:p>
      <text:p text:style-name="P4">
<text:span text:style-name="T4">
<text:span text:style-name="T5">
 Personnel - </text:span>
* 232300(+600)persons eliminated</text:span>
<text:span text:style-name="T5">
 tanks - </text:span>
<text:span text:style-name="T5">
 4068(+6)</text:span>
<text:span text:style-name="T4">
 Battle armored vehicles - </text:span>
 7932(+15)<text:span text:style-name="T4">
<text:span text:style-name="T5">
 Artillery systems - </text:span>
<text:span text:style-name="T5">
 4310(+22)</text:span>
 </text:span>
 RSZV - <text:span text:style-name="T4">
 657(+1)</text:span>
<text:span text:style-name="T5">
 air defense - </text:span>
<text:span text:style-name="T5">
 404(+9)</text:span>
<text:span text:style-name="T4">
 aircraft - </text:span>
 315(0)<text:span text:style-name="T4">
<text:span text:style-name="T5">
 helicopters - </text:span>
* 309(0)</text:span>
<text:span text:style-name="T5">
 UAV Operative Tactical Level-</text:span>
<text:span text:style-name="T5">
 3635(+21)</text:span>
<text:span text:style-name="T4">
 Winged missiles - </text:span>
 1264(0)<text:span text:style-name="T4">
<text:span text:style-name="T5">
 ships / boats - </text:span>
* 18(0)</text:span>
<text:span text:style-name="T5">
 Automobile equipment and tanks - </text:span>
<text:span text:style-name="T5">
 6888(+23)</text:span>
<text:span text:style-name="T4">
 Special Technique - </text:span>
 605(+7)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06.07.23.</text:p>
      <text:p text:style-name="P4">
News Source: <text:a xlink:type="simple" xlink:href="https://armyinform.com.ua/2023/07/06/syly-oborony-za-dobu-likviduvaly-600-okupantiv-znyshhyly-22-artsystemy-ta-9-zasobiv-ppo/" text:style-name="Internet_20_link" text:visited-style-name="Visited_20_Internet_20_Link">
https://armyinform.com.ua/2023/07/06/syly-oborony-za-dobu-likviduvaly-600-okupantiv-znyshhyly-22-artsystemy-ta-9-zasobiv-ppo/</text:a>
</text:p>
      <!--NEWS-->
      <text:h text:style-name="P10" text:outline-level="1">
<text:span text:style-name="T4">
7 out of 10 calibers were destroyed: Air Force told about the night attack of the Russian Federation</text:span>
</text:h>
      <text:p text:style-name="P4">
Author: ['АРМІЯINFORM']</text:p>
      <text:p text:style-name="P4">
Time: 2023-07-06T61:00:00-04:00</text:p>
      <text:p text:style-name="P4">
Description: Uonoch 6 Lipnya 2023 Roku Rosіycyki entered the lionv region by the Kalibr missiles. Zeni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7/5f5f8db2ad7cc852d763cb1292cf1b98.webp" text:style-name="Internet_20_link" text:visited-style-name="Visited_20_Internet_20_Link">
5f5f8db2ad7cc852d763cb1292cf1b98.webp</text:a>
']</text:p>
      <text:p text:style-name="P4">
Tags: ['КРАЇНА-ТЕРОРИСТ РФ', 'ЛЬВІВ', 'ПОВІТРЯНІ СИЛИ ЗБРОЙНИХ СИЛ УКРАЇНИ', 'РОСІЙСЬКА РАКЕТНА АТАКА', 'ХАРКІВСЬКИЙ ТРИБУНАЛ']</text:p>
      <text:p text:style-name="P4">
Category: News</text:p>
      <!--METADATA-->
      <text:p text:style-name="P4">
<draw:frame draw:style-name="fr1" draw:name="Image25" text:anchor-type="as-char" svg:width="6.9236in" svg:height="3.4618in" draw:z-index="0">
<draw:image xlink:href="../ConvertedIMGs/AРМІЯINFORM/2023-07-06T61-00-00-04-00/5f5f8db2ad7cc852d763cb1292cf1b98.png" xlink:type="simple" xlink:show="embed" xlink:actuate="onLoad" draw:mime-type="image/png"/>
</draw:frame>
On July 6, 2023, Russian invaders attacked the Lviv Caliber. Anti -aircraft missile units and air forces have destroyed seven seven Russian missiles.</text:p>
      <text:p text:style-name="P4">
About it <text:a xlink:type="simple" xlink:href="https://t.me/kpszsu/3108" text:style-name="Internet_20_link" text:visited-style-name="Visited_20_Internet_20_Link">
reports</text:a>
Armed Forces Command.</text:p>
      <text:p text:style-name="P4">
“At about 1 night, the enemy struck the Black Sea. Underwater carriers and submarines were launched by winged rockets.</text:p>
      <text:p text:style-name="P4">
Unfortunately, there are rockets in civilian sites in Lviv.</text:p>
      <text:p text:style-name="P4">
“We express our condolences to the families of the dead and the victims!Russian warriors will surely be punished!We need F-16!” - emphasized the forces of the Armed Forces.</text:p>
      <text:p text:style-name="P4">
As reported <text:a xlink:type="simple" xlink:href="https://armyinform.com.ua/2023/07/06/u-lvovi-rosijska-raketa-vluchyla-u-zhytlovyj-budynok-ye-postrazhdali-ta-zagybli/" text:style-name="Internet_20_link" text:visited-style-name="Visited_20_Internet_20_Link">
Armyinform</text:a>
, as a result of the Russian attack in Lviv, the bodies of four-rise were taken from the rubble. Eight wounded are already in the city's medical institutions. 50 premises have been damaged.</text:p>
      <text:p text:style-name="P4">
News Source: <text:a xlink:type="simple" xlink:href="https://armyinform.com.ua/2023/07/06/znyshheno-7-iz-10-kalibriv-povitryani-syly-rozpovily-pro-nichnu-ataku-rf/" text:style-name="Internet_20_link" text:visited-style-name="Visited_20_Internet_20_Link">
https://armyinform.com.ua/2023/07/06/znyshheno-7-iz-10-kalibriv-povitryani-syly-rozpovily-pro-nichnu-ataku-rf/</text:a>
</text:p>
      <!--NEWS-->
      <text:h text:style-name="P10" text:outline-level="1">
<text:span text:style-name="T4">
Ukrainian defenders showed a mortar unit combat work</text:span>
</text:h>
      <text:p text:style-name="P4">
Author: ['АРМІЯINFORM']</text:p>
      <text:p text:style-name="P4">
Time: 2023-07-06T6:00:00-04:00</text:p>
      <text:p text:style-name="P4">
Description: Video, having defamed the General Staff of the ZS Ukrainian at Facebook. “Gorrings to the Aerorosvids Bulo ... War with Ukraine 2022, War with Ukraine Latest News Today, News War with Ukraine 2022 Last for today, will there be a war between Ukraine and Russia and when, there will be a war with Ukraine in 2022, whether there will be or not, will it be The war with Ukraine in the near future says, the war with Ukraine, Ukrainian news today, Ukrainian news in Ukrainian media in Russian</text:p>
      <text:p text:style-name="P4">
Images: ['<text:a xlink:type="simple" xlink:href="https://armyinform.com.ua/wp-content/uploads/2022/10/minometnyky-_golovna.jpg" text:style-name="Internet_20_link" text:visited-style-name="Visited_20_Internet_20_Link">
minometnyky-_golovna.jpg</text:a>
']</text:p>
      <text:p text:style-name="P4">
Tags: ['ГШ ЗС УКРАЇНИ', 'МІНОМЕТНИКИ']</text:p>
      <text:p text:style-name="P4">
Category: News</text:p>
      <!--METADATA-->
      <text:p text:style-name="P4">
<draw:frame draw:style-name="fr1" draw:name="Image26" text:anchor-type="as-char" svg:width="6.9236in" svg:height="4.61393in" draw:z-index="0">
<draw:image xlink:href="../Images/AРМІЯINFORM/2023-07-06T6-00-00-04-00/minometnyky-_golovna.jpg" xlink:type="simple" xlink:show="embed" xlink:actuate="onLoad" draw:mime-type="image/jpeg"/>
</draw:frame>
Illustrative photo</text:p>
      <text:p text:style-name="P4">
Video <text:a xlink:type="simple" xlink:href="https://www.facebook.com/GeneralStaff.ua/posts/pfbid02eRBdA5DU6nex4LrcuTCU9KPEuMXLz1j1DRNy7xnnHf9iEso9BboNjxbnhc5ugwi2l" text:style-name="Internet_20_link" text:visited-style-name="Visited_20_Internet_20_Link">
made public</text:a>
The General Staff of the Armed Forces of Ukraine on Facebook.</text:p>
      <text:p text:style-name="P4">
“Thanks to aerotevascular, the focus of living strength and the location of the enemy ammunition. Destroyed - we move to victory.</text:p>
      <text:p text:style-name="P4">
Glory to Ukraine!" - The message says.</text:p>
      <text:p text:style-name="P4">
<text:span text:style-name="T5">
Viso of communication with the public of a separate</text:span>
 ___ mechanized brigade_</text:p>
      <text:p text:style-name="P4">
News Source: <text:a xlink:type="simple" xlink:href="https://armyinform.com.ua/2023/07/06/ukrayinski-zahysnyky-pokazaly-bojovu-robotu-minometnogo-pidrozdilu/" text:style-name="Internet_20_link" text:visited-style-name="Visited_20_Internet_20_Link">
https://armyinform.com.ua/2023/07/06/ukrayinski-zahysnyky-pokazaly-bojovu-robotu-minometnogo-pidrozdilu/</text:a>
</text:p>
      <!--NEWS-->
      <text:h text:style-name="P10" text:outline-level="1">
<text:span text:style-name="T4">
Ukrainian composer performed musical works on a Russian rocket from Hurricane RSSU</text:span>
</text:h>
      <text:p text:style-name="P4">
Author: ['АРМІЯINFORM']</text:p>
      <text:p text:style-name="P4">
Time: 2023-07-06T8:00:00-04:00</text:p>
      <text:p text:style-name="P4">
Description: Muzichny Kerivnik of the National Presidential Orchestra of Ukraine, Vidomiy Ukrainian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7/87_main-v1688495929.jpg" text:style-name="Internet_20_link" text:visited-style-name="Visited_20_Internet_20_Link">
87_main-v1688495929.jpg</text:a>
']</text:p>
      <text:p text:style-name="P4">
Tags: ['МУЗИКА НА ВОРОЖІЙ РАКЕТІ', 'РОМАН ГРИГОРІВ']</text:p>
      <text:p text:style-name="P4">
Category: News</text:p>
      <!--METADATA-->
      <text:p text:style-name="P4">
<draw:frame draw:style-name="fr1" draw:name="Image27" text:anchor-type="as-char" svg:width="6.9236in" svg:height="4.609139in" draw:z-index="0">
<draw:image xlink:href="../Images/AРМІЯINFORM/2023-07-06T8-00-00-04-00/87_main-v1688495929.jpg" xlink:type="simple" xlink:show="embed" xlink:actuate="onLoad" draw:mime-type="image/jpeg"/>
</draw:frame>
Music Director of the National Presidential Orchestra of Ukraine, the famous Ukrainian composer Roman Grigoriv played three musical works on the reactive system of BM-27 "Hurricane".</text:p>
      <text:p text:style-name="P4">
Gregory performed the composition together with the Kyiv Camera Orchestra.</text:p>
      <text:p text:style-name="P4">
The record was made in the St. Andrew's Church in Kiev, the musician called it "ritual of purification." Video of the speech <text:a xlink:type="simple" xlink:href="https://www.youtube.com/watch" text:style-name="Internet_20_link" text:visited-style-name="Visited_20_Internet_20_Link">
appeared</text:a>
on the composer's YouTube.</text:p>
      <text:p text:style-name="P4">
The director was made by his colleague, composer Ilya Razumeiko, with whom since 2015 in tandem, they created the IyoV opera at the order(Director Vlad Troitsky), which was presented in Poland, Denmark, Austria, Macedonia, China, France, the Netherlands of the United States. Since 2016, the composers have also created a "difficult" dream operator by Taras Prokhasko, and the Babylon opera, Ark's opera, Hamlet's horror opera, Aerophonia futuristic opera, Grand Opera " Nero », an anthutopia opera« GAZ », as well as music for movies.</text:p>
      <text:p text:style-name="P4">
Roman Grigor and Ilya Razumeiko are Ukrainian composers, the founders of the contemporary Opera Aperta Opera and Contemporary Art Festival Portofranko, the authors of the operatobyldorf operas, which was included in the list of the best six -world operas.</text:p>
      <text:p text:style-name="P4">
Reference:</text:p>
      <text:p text:style-name="P4">
<text:span text:style-name="T4">
 Roman Grigoriv - </text:span>
 <text:span text:style-name="T4">
 composer, conductor </text:span>
</text:p>
      <text:p text:style-name="P4">
News Source: <text:a xlink:type="simple" xlink:href="https://armyinform.com.ua/2023/07/06/ukrayinskyj-kompozytor-vykonav-muzychni-tvory-na-rosijskij-raketi-vid-rszv-uragan/" text:style-name="Internet_20_link" text:visited-style-name="Visited_20_Internet_20_Link">
https://armyinform.com.ua/2023/07/06/ukrayinskyj-kompozytor-vykonav-muzychni-tvory-na-rosijskij-raketi-vid-rszv-uragan/</text:a>
</text:p>
      <!--NEWS-->
      <text:h text:style-name="P10" text:outline-level="1">
<text:span text:style-name="T4">
The refusal of the racists to translate the fifth unit of the ZPP into a state of cold stop can lead to a large -scale release of radiation</text:span>
</text:h>
      <text:p text:style-name="P4">
Author: ['АРМІЯINFORM']</text:p>
      <text:p text:style-name="P4">
Time: 2023-07-06T94:00:00-04:00</text:p>
      <text:p text:style-name="P4">
Description: Energoblock No. 5 of the Zaporizoko Aes Buv of the Introduction in the Ectapatho Puna 34 Rocks of that. To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4/zaes-1.jpg" text:style-name="Internet_20_link" text:visited-style-name="Visited_20_Internet_20_Link">
zaes-1.jpg</text:a>
']</text:p>
      <text:p text:style-name="P4">
Tags: ['АГРЕСІЯ РФ', 'ЗАЕС']</text:p>
      <text:p text:style-name="P4">
Category: News</text:p>
      <!--METADATA-->
      <text:p text:style-name="P4">
<draw:frame draw:style-name="fr1" draw:name="Image28" text:anchor-type="as-char" svg:width="6.9236in" svg:height="3.894525in" draw:z-index="0">
<draw:image xlink:href="../Images/AРМІЯINFORM/2023-07-06T94-00-00-04-00/zaes-1.jpg" xlink:type="simple" xlink:show="embed" xlink:actuate="onLoad" draw:mime-type="image/jpeg"/>
</draw:frame>
Illustrative photo</text:p>
      <text:p text:style-name="P4">
The Zaporizhzhya NPP unit has been commissioned more than 34 years ago. Therefore, to maintain the safe operation of blocks, it is necessary to conduct special and quality maintenance and repair of equipment, without which their operation is becoming dangerous.</text:p>
      <text:p text:style-name="P4">
About it <text:a xlink:type="simple" xlink:href="https://t.me/energoatom_ua/13864" text:style-name="Internet_20_link" text:visited-style-name="Visited_20_Internet_20_Link">
reports</text:a>
NNEGC "Energoatom" Utelegram.</text:p>
      <text:p text:style-name="P4">
Since the beginning of the full -scale invasion of the Russian Federation into Ukraine, the unit No. 5 has worked at the energy levels of power, and since September 2022 the occupation administration of the station has supported its work in a state of hot stop. Already, the invaders deliberately violate a number of basic requirements for the operation of the energy block, including ignoring the planned schedule of maintenance of system safety, sabotage of overhaul of equipment of the reactor department of the reactor department of the oil -mechanical repair, electrical equipment of the turbine supply and control systems.</text:p>
      <text:p text:style-name="P4">
In addition, the service life of the equipment that is subject to replacement is exhausted. In particular, more than 1000 units of thermal mechanical equipment and more than 100 - electrical.</text:p>
      <text:p text:style-name="P4">
The complex of these violations has serious consequences and many times increases the risk of systems that can lead to an emergency. In this case, the countries of Europe may be affected by radiation influence.</text:p>
      <text:p text:style-name="P4">
SE "NNEGC" Energoatom ", in order to implement the decision of the State Inspectorate of Nuclear Regulation of Ukraine, repeatedly urged to transfer the unit No. 5 of the NPP NPPs -" Cold stop ". Last week, Diara sent a letter to the reference to assist the order. But despite the involvement of international organizations, all efforts have not achieved the goal.</text:p>
      <text:p text:style-name="P4">
News Source: <text:a xlink:type="simple" xlink:href="https://armyinform.com.ua/2023/07/06/vidmova-rashystiv-perevodyty-pyatyj-energoblok-zaes-v-stan-holodnyj-zupyn-mozhe-pryzvesty-do-masshtabnogo-vykydu-radiacziyi/" text:style-name="Internet_20_link" text:visited-style-name="Visited_20_Internet_20_Link">
https://armyinform.com.ua/2023/07/06/vidmova-rashystiv-perevodyty-pyatyj-energoblok-zaes-v-stan-holodnyj-zupyn-mozhe-pryzvesty-do-masshtabnogo-vykydu-radiacziyi/</text:a>
</text:p>
      <!--NEWS-->
      <text:h text:style-name="P10" text:outline-level="1">
<text:span text:style-name="T4">
US will support reforms in Ukraine on the way to NATO - White House</text:span>
</text:h>
      <text:p text:style-name="P4">
Authors: Ukrinform (Person)</text:p>
      <text:p text:style-name="P4">
Publisher: Укринформ (Organization)</text:p>
      <text:p text:style-name="P4">
Published Time: 2023-07-07T-10:22:00+03:00</text:p>
      <text:p text:style-name="P4">
Modified Time: 2023-07-07T20:22:00+03:00</text:p>
      <text:p text:style-name="P4">
Description: The United States holds that Ukraine must meet all NATO standards before membership, and aimed at continuing interaction with the Ukrainian side so that it can fulfill all the necessary reforms. - Ukrinform.</text:p>
      <text:p text:style-name="P4">
Images: ['<text:a xlink:type="simple" xlink:href="https://static.ukrinform.com/photos/2018_02/thumb_files/630_360_1519207950-5134.jpg" text:style-name="Internet_20_link" text:visited-style-name="Visited_20_Internet_20_Link">
630_360_15192...</text:a>
']</text:p>
      <text:p text:style-name="P4">
Tags: ['НАТО', 'США', 'Україна']</text:p>
      <text:p text:style-name="P4">
Type: Article</text:p>
      <!--METADATA-->
      <text:p text:style-name="P4">
<draw:frame draw:style-name="fr1" draw:name="Image29" text:anchor-type="as-char" svg:width="6.9236in" svg:height="3.956343in" draw:z-index="0">
<draw:image xlink:href="../Images/yкринформ/2023-07-07T-10-22-00-03-00/630_360_1519207950-5134.jpg" xlink:type="simple" xlink:show="embed" xlink:actuate="onLoad" draw:mime-type="image/jpeg"/>
</draw:frame>
The United States holds that Ukraine must meet all NATO standards before acquiring membership and aimed at continuing the interaction of the Ukrainian side so that it can fulfill all the reforms necessary for this reform.</text:p>
      <text:p text:style-name="P4">
This was stated during an online briefing by Senior Director of the National Security Council of Bigoid on Europe Amanda Sloat, Ukrinform correspondent reports.</text:p>
      <text:p text:style-name="P4">
"President(Biden - ed.)He spoke quite directly and said that the Ukrainian would be reforming to meet the same standards as any other NATO country before joining, ”the Sloat said.</text:p>
      <text:p text:style-name="P4">
According to her, there are standards that <text:a xlink:type="simple" xlink:href="https://www.ukrinform.ua/tag-nato" text:style-name="Internet_20_link" text:visited-style-name="Visited_20_Internet_20_Link">
alliance</text:a>
It establishes for all members, and Ukraine has to achieve them.</text:p>
      <text:p text:style-name="P4">
"And of course, what we continue to do now and do in the future, we will work with Ukraine to be sure that they are able to do it," said the Slash.</text:p>
      <text:p text:style-name="P4">
*!(https://www.ukrinform.ua/rubric-polytics/3729165-es-ne-mae-znizuvati-planku-sodo-clenstva-dla-ukraini-mzs-danii.html)In addition, the US administration reported that active intervals with Kiev, as well as allies and partners to determine the security for Ukraine after the end of the war. In this connection, she stressed that the United States is devoted to the continuation of support that Ukrainians need.</text:p>
      <text:p text:style-name="P4">
<text:span text:style-name="T4">
 Read also: </text:span>
 [in the White House commented on the negotiations(https://www.ukrinform.ua/rubric-world/3732798-u-bilomu-domi-prokomentuvali-peregovori-ekscinovnikiv-ssa-z-rosieu-pro-ukrainu.html)"That is why we discuss structures and formats with them to be able to do it effectively," the White House representative said.</text:p>
      <text:p text:style-name="P4">
According to Ukrinform, according to the US permanent representative at NATO, the Smitht -Smith Staffing, <text:a xlink:type="simple" xlink:href="https://www.ukrinform.ua/rubric-polytics/3732938-ukraina-na-samiti-u-vilnusi-moze-rozrahovuvati-na-potuznisij-signal-niz-u-buharesti-posol-ssa.html" text:style-name="Internet_20_link" text:visited-style-name="Visited_20_Internet_20_Link">
Ukraine at a summit in Vilnius can count on a more powerful signal from the Alliance</text:a>
than in 2008 at a meeting in Bucharest.</text:p>
      <text:p text:style-name="P4">
News Source: <text:a xlink:type="simple" xlink:href="https://www.ukrinform.ua/rubric-polytics/3732947-ssa-pidtrimaut-reformi-v-ukraini-na-slahu-do-nato-bilij-dim.html" text:style-name="Internet_20_link" text:visited-style-name="Visited_20_Internet_20_Link">
https://www.ukrinform.ua/rubric-polytics/3732947-ssa-pidtrimaut-reformi-v-ukraini-na-slahu-do-nato-bilij-dim.html</text:a>
</text:p>
      <!--NEWS-->
      <text:h text:style-name="P10" text:outline-level="1">
<text:span text:style-name="T4">
JSC Marinka Direcion Rusian Army Shelled Krasnogorivka, St.</text:span>
</text:h>
      <text:p text:style-name="P4">
Authors: liveuamap (Language: en)</text:p>
      <text:p text:style-name="P4">
Time: 2023-07-07T-10:25:00</text:p>
      <text:p text:style-name="P4">
Location: Donetsk Oblast (Latitude:47.91531 Longtitude:37.46218)</text:p>
      <text:p text:style-name="P4">
Videos: []</text:p>
      <text:p text:style-name="P4">
Images: []</text:p>
      <text:p text:style-name="P4">
Tags: ["Russia"]</text:p>
      <text:p text:style-name="P4">
Id: 22574464</text:p>
      <!--METADATA-->
      <text:p text:style-name="P4">
At Maryinka direction Russian army shelled Krasnohorivka, Heorhiyivka,Maksymilyanivka, Hostre, Maryinka and Pobyeda of Donetsk region. Russianaviation conducted airstrikes at Krasnohorivka, - General Staff of ArmedForces of Ukraine says in the morning report</text:p>
      <text:p text:style-name="P4">
News Collection Link: <text:a xlink:type="simple" xlink:href="https:\/\/liveuamap.com\/en\/2023\/7-july-at-maryinka-direction-russian-army-shelled-krasnohorivka" text:style-name="Internet_20_link" text:visited-style-name="Visited_20_Internet_20_Link">
https:\/\/liveuamap.com\/en\/2023\/7-july-at-maryinka-direction-russian-army-shelled-krasnohorivka</text:a>
</text:p>
      <text:p text:style-name="P4">
News Source: <text:a xlink:type="simple" xlink:href="https://t.me/lumsrc/5295" text:style-name="Internet_20_link" text:visited-style-name="Visited_20_Internet_20_Link">
https://t.me/lumsrc/5295</text:a>
</text:p>
      <!--NEWS-->
      <text:h text:style-name="P10" text:outline-level="1">
<text:span text:style-name="T4">
Lesya Turenko went down in history by winning the longest tibreik on Grand Slam</text:span>
</text:h>
      <text:p text:style-name="P4">
Authors: Ukrinform (Person)</text:p>
      <text:p text:style-name="P4">
Publisher: Укринформ (Organization)</text:p>
      <text:p text:style-name="P4">
Published Time: 2023-07-07T-11:22:00+03:00</text:p>
      <text:p text:style-name="P4">
Modified Time: 2023-07-07T20:22:00+03:00</text:p>
      <text:p text:style-name="P4">
Description: Lesya Tsurenko, after a strong -willed victory over Romanian Bogdan (4: 6, 6: 3, 7: 6 (20:18), in the third circle of the Wimbledon tournament became the winner of the record - the longest Taibraik in the history of Grand Slam. - Ukrinform.</text:p>
      <text:p text:style-name="P4">
Images: ['<text:a xlink:type="simple" xlink:href="https://static.ukrinform.com/photos/2023_07/thumb_files/630_360_1688750567-359.jpg" text:style-name="Internet_20_link" text:visited-style-name="Visited_20_Internet_20_Link">
630_360_16887...</text:a>
']</text:p>
      <text:p text:style-name="P4">
Tags: ['Цуренко', 'Теніс', 'Вімблдон']</text:p>
      <text:p text:style-name="P4">
Type: Article</text:p>
      <!--METADATA-->
      <text:p text:style-name="P4">
<draw:frame draw:style-name="fr1" draw:name="Image30" text:anchor-type="as-char" svg:width="6.9236in" svg:height="3.956343in" draw:z-index="0">
<draw:image xlink:href="../Images/yкринформ/2023-07-07T-11-22-00-03-00/630_360_1688750567-359.jpg" xlink:type="simple" xlink:show="embed" xlink:actuate="onLoad" draw:mime-type="image/jpeg"/>
</draw:frame>
Ukrainian Lesya Tsurenko after Volial Victory over Romanian Anna Bogdan(4:6, 6:3, 7:6(20:18)In the third circle of the Wimbledon tournament, it became the winner of the record -the most resilient Taibreik in the history of the Grand Slam.</text:p>
      <text:p text:style-name="P4">
Tsurenko escaped the victory in the decisive set, rescued in the final lathbraik 5 matches, Ukrinform reports.</text:p>
      <text:p text:style-name="P4">
Taibreik in the final set between Lesya Tsurenko and Ana Bogdan with 38 points is the most resistant in the women's single category of Grand Slam Vistoria tournaments.</text:p>
      <text:p text:style-name="P4">
<text:span text:style-name="T4">
 Read also: </text:span>
 <text:a xlink:type="simple" xlink:href="https://www.ukrinform.ua/rubric-sports/3732911-curenko-vijsla-do-cetvertogo-kola-vimbldona.html" text:style-name="Internet_20_link" text:visited-style-name="Visited_20_Internet_20_Link">
<text:span text:style-name="T4">
 Tsurenko </text:span>
 went out to the fourth circle of Wimbledon</text:a>
Tsurenko's quarterfinals perpetrator played with 4th nobleman Jessica Pegula, which took the mountain over Italian Elizabeth Chervratto(6:4, 6:0).</text:p>
      <text:p text:style-name="P4">
Фото: Getty Images.</text:p>
      <text:p text:style-name="P4">
News Source: <text:a xlink:type="simple" xlink:href="https://www.ukrinform.ua/rubric-sports/3732946-curenko-uvijsla-v-istoriu-vigravsi-najtrivalisij-tajbrejk-na-grand-slam.html" text:style-name="Internet_20_link" text:visited-style-name="Visited_20_Internet_20_Link">
https://www.ukrinform.ua/rubric-sports/3732946-curenko-uvijsla-v-istoriu-vigravsi-najtrivalisij-tajbrejk-na-grand-slam.html</text:a>
</text:p>
      <!--NEWS-->
      <text:h text:style-name="P10" text:outline-level="1">
<text:span text:style-name="T4">
Zelensky arrived in Turkey for talks with Erdogan</text:span>
</text:h>
      <text:p text:style-name="P4">
Authors: Ukrinform (Person)</text:p>
      <text:p text:style-name="P4">
Publisher: Укринформ (Organization)</text:p>
      <text:p text:style-name="P4">
Published Time: 2023-07-07T-12:20:00+03:00</text:p>
      <text:p text:style-name="P4">
Modified Time: 2023-07-07T20:20:00+03:00</text:p>
      <text:p text:style-name="P4">
Description: President of Ukraine Volodymyr Zelensky arrived in Turkey, where he will hold negotiations with President Recep Taiip Erdogan. - Ukrinform.</text:p>
      <text:p text:style-name="P4">
Images: ['<text:a xlink:type="simple" xlink:href="https://static.ukrinform.com/photos/2023_05/thumb_files/630_360_1685119271-129.jpeg" text:style-name="Internet_20_link" text:visited-style-name="Visited_20_Internet_20_Link">
630_360_16851...</text:a>
']</text:p>
      <text:p text:style-name="P4">
Tags: ['Ердоган', 'Туреччина', 'Зеленський']</text:p>
      <text:p text:style-name="P4">
Type: Article</text:p>
      <!--METADATA-->
      <text:p text:style-name="P4">
<draw:frame draw:style-name="fr1" draw:name="Image31" text:anchor-type="as-char" svg:width="6.9236in" svg:height="3.956343in" draw:z-index="0">
<draw:image xlink:href="../Images/yкринформ/2023-07-07T-12-20-00-03-00/630_360_1685119271-129.jpeg" xlink:type="simple" xlink:show="embed" xlink:actuate="onLoad" draw:mime-type="image/jpeg"/>
</draw:frame>
President of Ukraine Volodymyr Zelensky arrived in Turkey, where with President Taiip Erdogan will hold negotiations.</text:p>
      <text:p text:style-name="P4">
He wrote about it in <text:a xlink:type="simple" xlink:href="https://t.me/V_Zelenskiy_official/6893" text:style-name="Internet_20_link" text:visited-style-name="Visited_20_Internet_20_Link">
telegram</text:a>
, reports Ukrinform.</text:p>
      <text:p text:style-name="P4">
“We complete a busy day in Turkey. Negotiations with President Receptoip Erdogan. Coordination of positions on formulary, NATO summit, guarantee and grain initiative. Reconstruction of Ukraine, defense contracts by international enterprises, ”the Head of State said.</text:p>
      <text:p text:style-name="P4">
<text:span text:style-name="T4">
 Read also: </text:span>
 [<text:span text:style-name="T4">
 Zelensky </text:span>
 and <text:span text:style-name="T4">
 Erdogan </text:span>
 <text:span text:style-name="T4">
 </text:span>
 will meet <text:span text:style-name="T4">
<text:span text:style-name="T5">
* today </text:span>
* in </text:span>
 Istanbul **(https://www.ukrinform.ua/rubric-polytics/3732568-zelenskij-ta-erdogan-zustrinutsa-sogodni-v-stambuli.html)At the end of the meeting in Istanbul, a press conference is expected.</text:p>
      <text:p text:style-name="P4">
As reported by Ukrinform, on Friday President Vladimir <text:a xlink:type="simple" xlink:href="http://www.ukrinform.ua/rubric-polytics/3732767-zelenskij-zustrivsa-z-prezidentkou-slovaccini.html" text:style-name="Internet_20_link" text:visited-style-name="Visited_20_Internet_20_Link">
Zelensky was with President of Slovakia</text:a>
Zuzanuyuchal, because in the afternoon he was visiting Slovakia.</text:p>
      <text:p text:style-name="P4">
Earlier he visited <text:a xlink:type="simple" xlink:href="https://www.ukrinform.ua/rubric-polytics/3732479-zelenskij-zustricaetsa-z-prezidentom-cehii-pavelom.html" text:style-name="Internet_20_link" text:visited-style-name="Visited_20_Internet_20_Link">
Czech Republic</text:a>
Tabolgaria.</text:p>
      <text:p text:style-name="P4">
<text:span text:style-name="T5">
Foto: op</text:span>
</text:p>
      <text:p text:style-name="P4">
News Source: <text:a xlink:type="simple" xlink:href="https://www.ukrinform.ua/rubric-polytics/3732945-zelenskij-pribuv-u-tureccinu-na-peregovori-z-erdoganom.html" text:style-name="Internet_20_link" text:visited-style-name="Visited_20_Internet_20_Link">
https://www.ukrinform.ua/rubric-polytics/3732945-zelenskij-pribuv-u-tureccinu-na-peregovori-z-erdoganom.html</text:a>
</text:p>
      <!--NEWS-->
      <text:h text:style-name="P10" text:outline-level="1">
<text:span text:style-name="T4">
JSC Shakhtar Directio Rusian of the Army Shelled Blessed, Coal, Golden Niva, Shakhtar ...</text:span>
</text:h>
      <text:p text:style-name="P4">
Authors: liveuamap (Language: en)</text:p>
      <text:p text:style-name="P4">
Time: 2023-07-07T-12:25:00</text:p>
      <text:p text:style-name="P4">
Location: Vuhledar, Donetsk Oblast (Latitude:47.77971 Longtitude:37.24503)</text:p>
      <text:p text:style-name="P4">
Videos: []</text:p>
      <text:p text:style-name="P4">
Images: []</text:p>
      <text:p text:style-name="P4">
Tags: ["Russia"]</text:p>
      <text:p text:style-name="P4">
Id: 22574463</text:p>
      <!--METADATA-->
      <text:p text:style-name="P4">
At Shakhtarske direction Russian army shelled Blahodatne, Vuhledar, ZolotaNyva, Shakhtarske and Velyka Novosilka of Donetsk region. Russian aviationconducted airstrikes at Vuhledar, - General Staff of Armed Forces of Ukrainesays in the morning report</text:p>
      <text:p text:style-name="P4">
News Collection Link: <text:a xlink:type="simple" xlink:href="https:\/\/liveuamap.com\/en\/2023\/7-july-at-shakhtarske-direction-russian-army-shelled-blahodatne" text:style-name="Internet_20_link" text:visited-style-name="Visited_20_Internet_20_Link">
https:\/\/liveuamap.com\/en\/2023\/7-july-at-shakhtarske-direction-russian-army-shelled-blahodatne</text:a>
</text:p>
      <text:p text:style-name="P4">
News Source: <text:a xlink:type="simple" xlink:href="https://t.me/lumsrc/5296" text:style-name="Internet_20_link" text:visited-style-name="Visited_20_Internet_20_Link">
https://t.me/lumsrc/5296</text:a>
</text:p>
      <!--NEWS-->
      <text:h text:style-name="P10" text:outline-level="1">
<text:span text:style-name="T4">
"Dudaryk" at the festival in Latvia performed the anthem of Ukraine with 15 thousand choirs</text:span>
</text:h>
      <text:p text:style-name="P4">
Authors: Ukrinform (Person)</text:p>
      <text:p text:style-name="P4">
Publisher: Укринформ (Organization)</text:p>
      <text:p text:style-name="P4">
Published Time: 2023-07-07T-13:15:00+03:00</text:p>
      <text:p text:style-name="P4">
Modified Time: 2023-07-07T20:15:00+03:00</text:p>
      <text:p text:style-name="P4">
Description: Lviv National Academic Men's Choral Chapel "Dudaryk" participates in the 150 choir festival in Riga (Latvia). The Ukrainian team performed the anthem of Ukraine of 15,000 choirs. - Ukrinform.</text:p>
      <text:p text:style-name="P4">
Images: ['<text:a xlink:type="simple" xlink:href="https://static.ukrinform.com/photos/2023_07/thumb_files/630_360_1688749688-958.jpg" text:style-name="Internet_20_link" text:visited-style-name="Visited_20_Internet_20_Link">
630_360_16887...</text:a>
']</text:p>
      <text:p text:style-name="P4">
Tags: ['Гімн', 'Латвія', 'Музика', 'Україна', 'Капела']</text:p>
      <text:p text:style-name="P4">
Type: Article</text:p>
      <!--METADATA-->
      <text:p text:style-name="P4">
<draw:frame draw:style-name="fr1" draw:name="Image32" text:anchor-type="as-char" svg:width="6.9236in" svg:height="3.956343in" draw:z-index="0">
<draw:image xlink:href="../Images/yкринформ/2023-07-07T-13-15-00-03-00/630_360_1688749688-958.jpg" xlink:type="simple" xlink:show="embed" xlink:actuate="onLoad" draw:mime-type="image/jpeg"/>
</draw:frame>
The Lviv Academic Men's Choral Chapel "Dudaryk" is involved(Latvia). Український колективвиконав Гімн України із 15 000 хористів.</text:p>
      <text:p text:style-name="P4">
Про це кореспондентові Укрінформу повідомила пресслужба капели.</text:p>
      <text:p text:style-name="P4">
<text:span text:style-name="T5">
<text:span text:style-name="T4">
Відео</text:span>
 : <text:a xlink:type="simple" xlink:href="https://www.youtube.com/watch" text:style-name="Internet_20_link" text:visited-style-name="Visited_20_Internet_20_Link">
 DudarykLviv </text:a>
</text:span>
</text:p>
      <text:p text:style-name="P4">
“The festival is drawn to the attention of all Latvia and the world public for the week. And the main thing of this year's expression(Message)There is a declaration of support of the Ukrainian people in the struggle for independence and for the very existence. In this way, Latvia speaks to the whole civilized world - the victory of building Ukraine!", - said Dmitry Katsal, the head and conductor of Dudaryk.</text:p>
      <text:p text:style-name="P4">
<text:span text:style-name="T5">
Foto: Lviv Oblrad</text:span>
</text:p>
      <text:p text:style-name="P4">
Dudaryk is the only foreign team invited to this event. This festival is consistent with the largest choral event in the world. In addition, he is a masterpiece of the oral intangible heritage of mankind. The All -Latvian holiday of songs and dance has been held since 1873 every five years.</text:p>
      <text:p text:style-name="P4">
At the same time, more than 40,000 performers gather at the festival.</text:p>
      <text:p text:style-name="P4">
<text:span text:style-name="T4">
 Read also: </text:span>
 <text:a xlink:type="simple" xlink:href="https://www.ukrinform.ua/rubric-culture/3731927-u-pidzemelli-medzibizkogo-zamku-znali-klip-u-vikonanni-vosmiricnoi-skolarki.html" text:style-name="Internet_20_link" text:visited-style-name="Visited_20_Internet_20_Link">
in the Dungeons of the Medzibiza Castle removed <text:span text:style-name="T4">
 clip </text:span>
 enforcement of an eight -year schoolgirl</text:a>
In the festival repertoire - folk and classic choral <text:a xlink:type="simple" xlink:href="https://www.ukrinform.ua/tag-pisna" text:style-name="Internet_20_link" text:visited-style-name="Visited_20_Internet_20_Link">
songs</text:a>
Akapenene -performed, sometimes contemporary popular songs were also included in the repertoire.</text:p>
      <text:p text:style-name="P4">
As reported by Ukrinform, <text:a xlink:type="simple" xlink:href="https://www.ukrinform.ua/rubric-culture/3602117-nacionalna-kapela-dudarik-zibrala-kosti-na-bezpilotnik-dla-vijskovih.html" text:style-name="Internet_20_link" text:visited-style-name="Visited_20_Internet_20_Link">
National Chapel "Dudaryk"</text:a>
Thanks to the charity marathon, she completed the raising of funds for the drone for 24 OMBs named after Daniel.</text:p>
      <text:p text:style-name="P4">
<text:span text:style-name="T5">
Foto: Lviv Ova</text:span>
</text:p>
      <text:p text:style-name="P4">
News Source: <text:a xlink:type="simple" xlink:href="https://www.ukrinform.ua/rubric-culture/3732944-dudarik-na-festivali-u-latvii-vikonav-gimn-ukraini-iz-15-tisacami-horistiv.html" text:style-name="Internet_20_link" text:visited-style-name="Visited_20_Internet_20_Link">
https://www.ukrinform.ua/rubric-culture/3732944-dudarik-na-festivali-u-latvii-vikonav-gimn-ukraini-iz-15-tisacami-horistiv.html</text:a>
</text:p>
      <!--NEWS-->
      <text:h text:style-name="P10" text:outline-level="1">
<text:span text:style-name="T4">
JSC Zaporizhzhia And Kherson DirecTion Rusian Army Shelled Malinovka, Guliaypole, Iron Monk ...</text:span>
</text:h>
      <text:p text:style-name="P4">
Authors: liveuamap (Language: en)</text:p>
      <text:p text:style-name="P4">
Time: 2023-07-07T-14:25:00</text:p>
      <text:p text:style-name="P4">
Location: Zaporizhzhia (Latitude:47.60269 Longtitude:35.8877)</text:p>
      <text:p text:style-name="P4">
Videos: []</text:p>
      <text:p text:style-name="P4">
Images: []</text:p>
      <text:p text:style-name="P4">
Tags: ["Russia"]</text:p>
      <text:p text:style-name="P4">
Id: 22574462</text:p>
      <!--METADATA-->
      <text:p text:style-name="P4">
At zaporizhzhzhia and kherson directions Russian Army Shelled Malynivka, Huliapole, Zaliznychne, Yehorivka, Mala tokmachka of Zaporizhzhuanet; Zolota Balka, Sadove, Antonivka, Pryozerne of Kherson Region and Kherson City. Russian Aviation ConducTeredairches at Velyka Novosilka of Donetsk Region; Novodarivka, Chervonakrynynytsya, Novodanylivka of Zaporizhzhzhzhzhia region</text:p>
      <text:p text:style-name="P4">
News Collection Link:(https:\/\/liveuamap.com\/en\/2023\/7-july-at-zaporizhzhia-and-kherson-directions-russian-army)</text:p>
      <text:p text:style-name="P4">
News Source: <text:a xlink:type="simple" xlink:href="https://t.me/lumsrc/5297" text:style-name="Internet_20_link" text:visited-style-name="Visited_20_Internet_20_Link">
https://t.me/lumsrc/5297</text:a>
</text:p>
      <!--NEWS-->
      <text:h text:style-name="P10" text:outline-level="1">
<text:span text:style-name="T4">
Russian forces conducting offensive actions in Donetsk and Luhansk regions. Ukrainian militar...</text:span>
</text:h>
      <text:p text:style-name="P4">
Authors: liveuamap (Language: en)</text:p>
      <text:p text:style-name="P4">
Time: 2023-07-07T-16:25:00</text:p>
      <text:p text:style-name="P4">
Location: Donetsk (Latitude:47.84727 Longtitude:37.50252)</text:p>
      <text:p text:style-name="P4">
Videos: []</text:p>
      <text:p text:style-name="P4">
Images: []</text:p>
      <text:p text:style-name="P4">
Tags: ["Russia"]</text:p>
      <text:p text:style-name="P4">
Id: 22574461</text:p>
      <!--METADATA-->
      <text:p text:style-name="P4">
Russian forces conducting offensive actions in Donetsk and Luhansk regions.Ukrainian military had 30 combat engagements with Russian forces nearKarmazynivka of Luhansk region, Berkhivka, Bakhmut, Klischiyivka, Pervomayske,Maryinka, Novomykhaylivka of Donetsk region, - General Staff of Armed Forcesof Ukraine says in the morning report</text:p>
      <text:p text:style-name="P4">
News Collection Link: <text:a xlink:type="simple" xlink:href="https:\/\/liveuamap.com\/en\/2023\/7-july-russian-forces-conducting-offensive-actions-in-donetsk" text:style-name="Internet_20_link" text:visited-style-name="Visited_20_Internet_20_Link">
https:\/\/liveuamap.com\/en\/2023\/7-july-russian-forces-conducting-offensive-actions-in-donetsk</text:a>
</text:p>
      <text:p text:style-name="P4">
News Source: <text:a xlink:type="simple" xlink:href="https://t.me/lumsrc/5298" text:style-name="Internet_20_link" text:visited-style-name="Visited_20_Internet_20_Link">
https://t.me/lumsrc/5298</text:a>
</text:p>
      <!--NEWS-->
      <text:h text:style-name="P10" text:outline-level="1">
<text:span text:style-name="T4">
Director of Kyivbudrestructure is suspected of stealing on elevators repair</text:span>
</text:h>
      <text:p text:style-name="P4">
Authors: Ukrinform (Person)</text:p>
      <text:p text:style-name="P4">
Publisher: Укринформ (Organization)</text:p>
      <text:p text:style-name="P4">
Published Time: 2023-07-07T-17:45:00+03:00</text:p>
      <text:p text:style-name="P4">
Modified Time: 2023-07-07T17:45:00+03:00</text:p>
      <text:p text:style-name="P4">
Description: In Kiev, they were suspected of suspicion of the director of the municipal enterprise "Kyivbudrestructure" and the head of the contracting organization in theft of budget funds for repair of elevators. - Ukrinform.</text:p>
      <text:p text:style-name="P4">
Images: ['<text:a xlink:type="simple" xlink:href="https://static.ukrinform.com/photos/2020_07/thumb_files/630_360_1594301025-589.jpg" text:style-name="Internet_20_link" text:visited-style-name="Visited_20_Internet_20_Link">
630_360_15943...</text:a>
']</text:p>
      <text:p text:style-name="P4">
Tags: ['Підозра', 'Київ', 'Офіс генпрокурора']</text:p>
      <text:p text:style-name="P4">
Type: Article</text:p>
      <!--METADATA-->
      <text:p text:style-name="P4">
<draw:frame draw:style-name="fr1" draw:name="Image34" text:anchor-type="as-char" svg:width="6.9236in" svg:height="3.956343in" draw:z-index="0">
<draw:image xlink:href="../Images/yкринформ/2023-07-07T-17-45-00-03-00/630_360_1594301025-589.jpg" xlink:type="simple" xlink:show="embed" xlink:actuate="onLoad" draw:mime-type="image/jpeg"/>
</draw:frame>
In Kiev, they were suspected of the director of the municipal enterprise "Kyivbudrestructure" and the head of the contracting organization in theft of budget funds for repair of elevators.</text:p>
      <text:p text:style-name="P4">
As Ukrinform reports, it reports <text:a xlink:type="simple" xlink:href="http://www.gp.gov.ua/ua/posts/rozkradannya-byudzetnix-kostiv-na-remonti-liftiv-vikrito-kerivnikiv-komunalnogo-pidprijemstva-ta-pidryadnix-organizacii" text:style-name="Internet_20_link" text:visited-style-name="Visited_20_Internet_20_Link">
the Office of the Prosecutor General.</text:a>
Under the procedural guidance of the Kyiv City Prosecutor's Office of the Director of Capital Construction of Tarestructure "Kyivbudrestructure" and the head of the contractor enterprise was reported about suspicion of waste budgetary funds(Part 5 of Art. 191 Criminal Code of Ukraine).</text:p>
      <text:p text:style-name="P4">
За даними слідства, службові особи комунального підприємства, діючи вінтересах суб’єктів господарювання, укладали з ними договори підряду напроведення робіт з реконструкції ліфтів у житлових будинках <text:a xlink:type="simple" xlink:href="https://www.ukrinform.ua/tag-kiiv" text:style-name="Internet_20_link" text:visited-style-name="Visited_20_Internet_20_Link">
 Києва</text:a>
.</text:p>
      <text:p text:style-name="P4">
The contractors, being in plot, through the controlled firms carried out the procurement of elevators and components. After that, they were delivered to the utility company at a price much higher than the market. In some cases, the overestimation of the purchased elevators was more than 400 thousand UAH per unit.</text:p>
      <text:p text:style-name="P4">
The losses established at this time amount to more than UAH 1.3 million.</text:p>
      <text:p text:style-name="P4">
In addition, within the framework of the pre -trial investigation, personal conversations were recorded by the inter -workers of contractors, according to which the executors of the work of the elevators were known in establishing poor elevator equipment and deliberately assumed the possibility of human casualties during its time.</text:p>
      <text:p text:style-name="P4">
On the basis of the court order by law enforcement officers at the place of work and residence of persons involved in the unlawful scheme, more than 20 searches were conducted.</text:p>
      <text:p text:style-name="P4">
The issue of choosing a suspect is resolved.</text:p>
      <text:p text:style-name="P4">
Other agreements concluded by these business entities are ongoing in order to waste budgetary funds.</text:p>
      <text:p text:style-name="P4">
<text:span text:style-name="T4">
 Read also: </text:span>
 [Official of Svyatoshinsk Regional State Administration was removed because(https://www.ukrinform.ua/rubric-kyiv/3730923-cinovnika-svatosinskoi-rda-vidstoronili-cerez-rozkradanna-pri-remonti-ukrittiv.html)</text:p>
      <text:p text:style-name="P4">
Photo: RFE / RL</text:p>
      <text:p text:style-name="P4">
News Source: <text:a xlink:type="simple" xlink:href="https://www.ukrinform.ua/rubric-kyiv/3732881-direktora-kiivbudrekonstrukcii-pidozruut-u-rozkradanni-na-remonti-liftiv.html" text:style-name="Internet_20_link" text:visited-style-name="Visited_20_Internet_20_Link">
https://www.ukrinform.ua/rubric-kyiv/3732881-direktora-kiivbudrekonstrukcii-pidozruut-u-rozkradanni-na-remonti-liftiv.html</text:a>
</text:p>
      <!--NEWS-->
      <text:h text:style-name="P10" text:outline-level="1">
<text:span text:style-name="T4">
The IMF has improved economic forecasts for Ukraine</text:span>
</text:h>
      <text:p text:style-name="P4">
Authors: Ukrinform (Person)</text:p>
      <text:p text:style-name="P4">
Publisher: Укринформ (Organization)</text:p>
      <text:p text:style-name="P4">
Published Time: 2023-07-07T-18:43:00+03:00</text:p>
      <text:p text:style-name="P4">
Modified Time: 2023-07-07T17:43:00+03:00</text:p>
      <text:p text:style-name="P4">
Description: The increase in real GDP in Ukraine as of May has already reached a "plus" 2.4% compared to "minus" 29.1% at the end of last year, with decreased inflation rates and improved conditions in the foreign exchange market. - Ukrinform.</text:p>
      <text:p text:style-name="P4">
Images: ['<text:a xlink:type="simple" xlink:href="https://static.ukrinform.com/photos/2023_04/thumb_files/630_360_1680538218-164.jpg" text:style-name="Internet_20_link" text:visited-style-name="Visited_20_Internet_20_Link">
630_360_16805...</text:a>
']</text:p>
      <text:p text:style-name="P4">
Tags: ['Економіка', 'МВФ', 'Україна', 'ВВП']</text:p>
      <text:p text:style-name="P4">
Type: Article</text:p>
      <!--METADATA-->
      <text:p text:style-name="P4">
<draw:frame draw:style-name="fr1" draw:name="Image35" text:anchor-type="as-char" svg:width="6.9236in" svg:height="3.956343in" draw:z-index="0">
<draw:image xlink:href="../Images/yкринформ/2023-07-07T-18-43-00-03-00/630_360_1680538218-164.jpg" xlink:type="simple" xlink:show="embed" xlink:actuate="onLoad" draw:mime-type="image/jpeg"/>
</draw:frame>
The growth of real GDP in Ukraine as of May has already reached a "plus" 2.4% compared to "minus" 29.1% at the end of last year, with decreased indicators of inflation and improved conditions in the foreign exchange market.</text:p>
      <text:p text:style-name="P4">
This is stated on Friday, <text:a xlink:type="simple" xlink:href="https://www.imf.org/-/media/Files/Publications/CR/2023/English/1UKREA2023002.ashx" text:style-name="Internet_20_link" text:visited-style-name="Visited_20_Internet_20_Link">
document</text:a>
IMF following the first viewing of the extended financing program(EFF)For Ukraine, Ukrinform reports.</text:p>
      <text:p text:style-name="P4">
"The latter analysis of data indicates a more stable economic activity than the approval of the EFF program," the document states.</text:p>
      <text:p text:style-name="P4">
In particular, a real GDP growth in 2022(with “minus” 30.3% to “minus” 29.1%). Це сталося завдяки більш потужнійдинаміці в IV кварталі минулого року, коли господарства та компанії в Українікраще адаптувалися до відключення електропостачання.</text:p>
      <text:p text:style-name="P4">
<text:span text:style-name="T4">
Читайте також:</text:span>
 <text:a xlink:type="simple" xlink:href="https://www.ukrinform.ua/rubric-economy/3730975-ukraina-otrimala-se-890-miljoniv-vid-mvf-minfin.html" text:style-name="Internet_20_link" text:visited-style-name="Visited_20_Internet_20_Link">
 Україна отримала ще $890 мільйонів від <text:span text:style-name="T4">
МВФ</text:span>
 - Мінфін</text:a>
In addition, in the first quarter of 2023, GDP growth increased to a "plus" 2.4%, "indicating a significant restoration of economic activity", as well as the further adaptation of business and households during the war. "Surveys confirm the improvement of moods," the document states.</text:p>
      <text:p text:style-name="P4">
Instead, the unforeseen risk indicates the destruction of the Kakhovsky dam, which "can affect the growth due to the loss of arable land, migration and violations of industrial sites, including through lack of water and electricity."</text:p>
      <text:p text:style-name="P4">
<text:span text:style-name="T4">
 Read also: </text:span>
 <text:a xlink:type="simple" xlink:href="https://www.ukrinform.ua/rubric-economy/3731433-ukraina-cogoric-uze-otrimala-236-milarda-makrofinansovoi-dopomogi.html" text:style-name="Internet_20_link" text:visited-style-name="Visited_20_Internet_20_Link">
Ukraine this year has already received $ 23.6 billionamacro -financial assistance</text:a>
The inflation rate in Ukraine as of May 2023 decreased to 15.3% of the riot dimension from 26.6% as of the end of 2022. Basic inflation(neutralizes changes in food and electricity prices)It also decreased to 15.6% in May from 22.6% at the end of 2022. According to the Fund, it is a display of food and fuel supplies, the rapid renewal of the energy sector after attacks, as well as to strengthen the hryvnia cash.</text:p>
      <text:p text:style-name="P4">
It is noted that electricity tariffs for households will increase by more than 60% since June, but this will slightly affect inflation due to low -sicuz.In this <text:a xlink:type="simple" xlink:href="https://www.ukrinform.ua/tag-mvf" text:style-name="Internet_20_link" text:visited-style-name="Visited_20_Internet_20_Link">
IMF</text:a>
They pointed to the deterioration of budget deficits compared to last year, "since higher revenues were more than compensated by the expenses over the first four months of 2023." In this regard, it is noted that the total budget deficit reached about UAH 185 billion during the first four months of the year compared to UAH 130 billion during the same period last year.</text:p>
      <text:p text:style-name="P4">
As reported by Ukrinform, the Ministry of Finance of Ukraine <text:a xlink:type="simple" xlink:href="https://www.ukrinform.ua/rubric-economy/3732821-minfin-prognozue-cogoric-zrostanna-vvp-do-3.html" text:style-name="Internet_20_link" text:visited-style-name="Visited_20_Internet_20_Link">
calculates</text:a>
that the growth of the economy by 2023 will increase to 3%.</text:p>
      <text:p text:style-name="P4">
News Source: <text:a xlink:type="simple" xlink:href="https://www.ukrinform.ua/rubric-economy/3732879-mvf-pokrasiv-ekonomicni-prognozi-sodo-ukraini.html" text:style-name="Internet_20_link" text:visited-style-name="Visited_20_Internet_20_Link">
https://www.ukrinform.ua/rubric-economy/3732879-mvf-pokrasiv-ekonomicni-prognozi-sodo-ukraini.html</text:a>
</text:p>
      <!--NEWS-->
      <text:h text:style-name="P10" text:outline-level="1">
<text:span text:style-name="T4">
Ukrainian rowers won "gold" and "silver" at the start of the Youth World Cup 2023</text:span>
</text:h>
      <text:p text:style-name="P4">
Authors: Ukrinform (Person)</text:p>
      <text:p text:style-name="P4">
Publisher: Укринформ (Organization)</text:p>
      <text:p text:style-name="P4">
Published Time: 2023-07-07T-1:00:03+03:00</text:p>
      <text:p text:style-name="P4">
Modified Time: 2023-07-07T21:00:03+03:00</text:p>
      <text:p text:style-name="P4">
Description: Two medals brought the national team of Ukraine on the first day of the Finals at the World Kayak and Canoe Championship among juniors and athletes under the age of 23, which takes place in the Italian Aurontzo. - Ukrinform.</text:p>
      <text:p text:style-name="P4">
Images: ['<text:a xlink:type="simple" xlink:href="https://static.ukrinform.com/photos/2023_07/thumb_files/630_360_1688752651-864.jpg" text:style-name="Internet_20_link" text:visited-style-name="Visited_20_Internet_20_Link">
630_360_16887...</text:a>
']</text:p>
      <text:p text:style-name="P4">
Tags: ['Чемпіонат світу', 'Веслування на байдарках і каное', 'Молодь']</text:p>
      <text:p text:style-name="P4">
Type: Article</text:p>
      <!--METADATA-->
      <text:p text:style-name="P4">
<draw:frame draw:style-name="fr1" draw:name="Image36" text:anchor-type="as-char" svg:width="6.9236in" svg:height="3.956343in" draw:z-index="0">
<draw:image xlink:href="../Images/yкринформ/2023-07-07T-1-00-03-03-00/630_360_1688752651-864.jpg" xlink:type="simple" xlink:show="embed" xlink:actuate="onLoad" draw:mime-type="image/jpeg"/>
</draw:frame>
Two medalized Ukrainian national teams on the first day of the Finals at the World Rowing Championships and Canoes among juniors and athletes under the 23s, which takes place by Vitali Aurontzo.</text:p>
      <text:p text:style-name="P4">
As informs <text:a xlink:type="simple" xlink:href="https://www.facebook.com/olympicua/posts/pfbid02AZCmY8xiNXDuxk5aajZYz41YTZf9jrdHCK9q1pXhQTLNgozD1cSVmWWeMydjFLhpl" text:style-name="Internet_20_link" text:visited-style-name="Visited_20_Internet_20_Link">
press service</text:a>
National Olympic Committee of Ukraine(Nok), the winners of the world of juniors in the canoe-two at a distance of 1000 meters were Ukrainians of Yaroslavverbubm and Vitaliy Prystay, Ukrinform reports.</text:p>
      <text:p text:style-name="P4">
In the same discipline - among the youth - "Silver" won Artem Thursday Tapavlo Borsuk.</text:p>
      <text:p text:style-name="P4">
<text:span text:style-name="T4">
 Read also: </text:span>
 <text:a xlink:type="simple" xlink:href="https://www.ukrinform.ua/rubric-sports/3718351-ukrainski-vesluvalniki-vigrali-medalnij-zalik-kubka-svitu-u-bolgarii.html" text:style-name="Internet_20_link" text:visited-style-name="Visited_20_Internet_20_Link">
Ukrainian rowers won the Medal Cubcasvist Classroom in Bulgaria</text:a>
The competition will last until July 9.</text:p>
      <text:p text:style-name="P4">
Photo: NOC.</text:p>
      <text:p text:style-name="P4">
News Source: <text:a xlink:type="simple" xlink:href="https://www.ukrinform.ua/rubric-sports/3732956-ukrainski-vesluvalniki-vigrali-zoloto-ta-sriblo-na-starti-molodiznogo-cs2023.html" text:style-name="Internet_20_link" text:visited-style-name="Visited_20_Internet_20_Link">
https://www.ukrinform.ua/rubric-sports/3732956-ukrainski-vesluvalniki-vigrali-zoloto-ta-sriblo-na-starti-molodiznogo-cs2023.html</text:a>
</text:p>
      <!--NEWS-->
      <text:h text:style-name="P10" text:outline-level="1">
<text:span text:style-name="T4">
Kiev received six more metro cars from Poland</text:span>
</text:h>
      <text:p text:style-name="P4">
Authors: Ukrinform (Person)</text:p>
      <text:p text:style-name="P4">
Publisher: Укринформ (Organization)</text:p>
      <text:p text:style-name="P4">
Published Time: 2023-07-07T-21:13:00+03:00</text:p>
      <text:p text:style-name="P4">
Modified Time: 2023-07-07T15:13:00+03:00</text:p>
      <text:p text:style-name="P4">
Description: The Kiev Metro received six more cars as part of assistance from colleagues from Warsaw. - Ukrinform.</text:p>
      <text:p text:style-name="P4">
Images: ['<text:a xlink:type="simple" xlink:href="https://static.ukrinform.com/photos/2023_07/thumb_files/630_360_1688731841-951.png" text:style-name="Internet_20_link" text:visited-style-name="Visited_20_Internet_20_Link">
630_360_16887...</text:a>
']</text:p>
      <text:p text:style-name="P4">
Tags: ['Метро', 'Польща', 'Варшава', 'Київ', 'допомога', 'Вагони']</text:p>
      <text:p text:style-name="P4">
Type: Article</text:p>
      <!--METADATA-->
      <text:p text:style-name="P4">
<draw:frame draw:style-name="fr1" draw:name="Image37" text:anchor-type="as-char" svg:width="6.9236in" svg:height="3.956343in" draw:z-index="0">
<draw:image xlink:href="../Images/yкринформ/2023-07-07T-21-13-00-03-00/630_360_1688731841-951.png" xlink:type="simple" xlink:show="embed" xlink:actuate="onLoad" draw:mime-type="image/png"/>
</draw:frame>
The Kiev Metropolitan received six more cars as part of assistance from colleagues from Warsaw.</text:p>
      <text:p text:style-name="P4">
According to Ukrinform, it reports <text:a xlink:type="simple" xlink:href="http://kyivcity.gov.ua/news/kivskiy_metropoliten_otrimav_sche_shist_vagoniv_iz_polschi/" text:style-name="Internet_20_link" text:visited-style-name="Visited_20_Internet_20_Link">
Kyiv City State Administration.</text:a>
“The other day six more Warsaw cars arrived in <text:a xlink:type="simple" xlink:href="https://www.ukrinform.ua/tag-kiiv" text:style-name="Internet_20_link" text:visited-style-name="Visited_20_Internet_20_Link">
Kiev</text:a>
as part of technical assistance from Polish circles. In total, the metro metro received 18 cars, the supply of 42 is planned to the end of this year, ”the message reads.</text:p>
      <text:p text:style-name="P4">
“Experts of the enterprise gradually inspect and check the obtained cars, in particular the mechanical part. Despite the fact that series № 81-717 is also felt on the lines of the Kiev subway, there are a number of differences, which can be taken into account when inspecting and checking all equipment, "-said Viktorbraginsky, utility company of the municipal enterprise" Kyiv Metropolitan ".</text:p>
      <text:p text:style-name="P4">
The KSCA reminded that the inventory park of cars of KP "Kyiv Metro" is 821 wagons of different models and years of production, of which 656 wagon -Soviet production.</text:p>
      <text:p text:style-name="P4">
The rolling stock requires mandatory regulatory work. Yes, every 480 thousand km(once every 4 years)The wagons pass the factory(from current to capital)repair.</text:p>
      <text:p text:style-name="P4">
<text:span text:style-name="T4">
 Read also: </text:span>
 <text:a xlink:type="simple" xlink:href="https://www.ukrinform.ua/rubric-kyiv/3694568-u-kiivskomu-metro-zapracuvala-ditaca-lokacia-vid-unisef.html" text:style-name="Internet_20_link" text:visited-style-name="Visited_20_Internet_20_Link">
in the Kiev subway was a children's location from UNICEF</text:a>
In the framework of repair work, prevention and audit of equipment of the system, brake system, engines and carry out other measures to ensure the uninterrupted operation of the rolling stock and the required level of safety of movement.</text:p>
      <text:p text:style-name="P4">
As reported by Ukrinform, <text:a xlink:type="simple" xlink:href="https://www.ukrinform.ua/rubric-kyiv/3707770-stolica-otrimala-persu-partiu-novih-vagoniv-metro-vid-varsavi.html" text:style-name="Internet_20_link" text:visited-style-name="Visited_20_Internet_20_Link">
in May</text:a>
The Kiev subway received the first batch - six wagons of methropolitan - from Warsaw as a charitable assistance of the capital.</text:p>
      <text:p text:style-name="P4">
<text:span text:style-name="T5">
Foto: kyivcity.gov.ua</text:span>
</text:p>
      <text:p text:style-name="P4">
News Source: <text:a xlink:type="simple" xlink:href="https://www.ukrinform.ua/rubric-kyiv/3732785-kiiv-otrimav-se-sist-vagoniv-metro-iz-polsi.html" text:style-name="Internet_20_link" text:visited-style-name="Visited_20_Internet_20_Link">
https://www.ukrinform.ua/rubric-kyiv/3732785-kiiv-otrimav-se-sist-vagoniv-metro-iz-polsi.html</text:a>
</text:p>
      <!--NEWS-->
      <text:h text:style-name="P10" text:outline-level="1">
<text:span text:style-name="T4">
The chairman of the Supreme Court says there is no reason to prevent the work of the judges-figures of the case of Knyazev</text:span>
</text:h>
      <text:p text:style-name="P4">
Authors: Ukrinform (Person)</text:p>
      <text:p text:style-name="P4">
Publisher: Укринформ (Organization)</text:p>
      <text:p text:style-name="P4">
Published Time: 2023-07-07T-22:05:00+03:00</text:p>
      <text:p text:style-name="P4">
Modified Time: 2023-07-07T15:05:00+03:00</text:p>
      <text:p text:style-name="P4">
Description: The chairman of the Supreme Court Stanislav Kravchenko stated that he has no legal grounds to prevent the work of the Grand Chamber of Judges, who appear in the case of receiving a bribe of expert Vsevolod Knyazev. - Ukrinform.</text:p>
      <text:p text:style-name="P4">
Images: ['<text:a xlink:type="simple" xlink:href="https://static.ukrinform.com/photos/2023_06/thumb_files/630_360_1686296040-584.jpg" text:style-name="Internet_20_link" text:visited-style-name="Visited_20_Internet_20_Link">
630_360_16862...</text:a>
']</text:p>
      <text:p text:style-name="P4">
Tags: ['Князєв', 'Судді', 'Верховний Суд', 'Корупція']</text:p>
      <text:p text:style-name="P4">
Type: Article</text:p>
      <!--METADATA-->
      <text:p text:style-name="P4">
<draw:frame draw:style-name="fr1" draw:name="Image38" text:anchor-type="as-char" svg:width="6.9236in" svg:height="3.956343in" draw:z-index="0">
<draw:image xlink:href="../Images/yкринформ/2023-07-07T-22-05-00-03-00/630_360_1686296040-584.jpg" xlink:type="simple" xlink:show="embed" xlink:actuate="onLoad" draw:mime-type="image/jpeg"/>
</draw:frame>
The Golovker Court Stanislav Kravchenko stated that he had no legal grounds for the Grand Chamber of Judges, who appear in the case of receiving the Habitar ex -head of Vsevolod Knyazev.</text:p>
      <text:p text:style-name="P4">
He noted about it, answering a press conference on the question of Ukrinform whether two judges have begun to perform judicial duties, which found notes from a bribe.</text:p>
      <text:p text:style-name="P4">
"Undoubtedly, the work of the Grand Chamber remains, but it looks like that except <text:a xlink:type="simple" xlink:href="https://www.ukrinform.ua/tag-knazev" text:style-name="Internet_20_link" text:visited-style-name="Visited_20_Internet_20_Link">
Knyazev</text:a>
, no one has been presented, and none of the judges from their duties is unimaginable. I have no legal grounds to prevent work. Only research in agreement with the High Council of Justice, that is, the situation was actually invariable, "he said.</text:p>
      <text:p text:style-name="P4">
<text:span text:style-name="T4">
 Read also: </text:span>
 <text:a xlink:type="simple" xlink:href="https://www.ukrinform.ua/rubric-society/3731901-vaks-dozvoliv-prodovziti-do-16-zovtna-dosudove-rozsliduvanna-u-spravi-knazeva.html" text:style-name="Internet_20_link" text:visited-style-name="Visited_20_Internet_20_Link">
<text:span text:style-name="T4">
 WAKS </text:span>
 <text:span text:style-name="T4">
 allowed </text:span>
 <text:span text:style-name="T4">
 </text:span>
 to continue <text:span text:style-name="T4">
 to October 16 </text:span>
 October <text:span text:style-name="T4">
<text:span text:style-name="T5">
* pre -trial </text:span>
* </text:span>
 investigation <text:span text:style-name="T4">
 in </text:span>
 in the case <text:span text:style-name="T4">
 </text:span>
 *<text:span text:style-name="T5">
 Knyazeva</text:span>
 *</text:a>
"On the fact that there were certain telegrams of the channels against two judges, three judges-I do not know anything about it. I think that he who is even knowing, is not yet voiced because it is the secret of the investigation. There is a judge who resigned, there is a judge who resigned, there is a judge who is on vacation, or two judges who are sufficiently durable on vacation, but I cannot associate it with these things, " - added Kravchenko.</text:p>
      <text:p text:style-name="P4">
<text:span text:style-name="T4">
 Read also: </text:span>
 <text:a xlink:type="simple" xlink:href="https://www.ukrinform.ua/rubric-society/3720415-stanislav-kravcenko-golova-verhovnogo-sudu.html" text:style-name="Internet_20_link" text:visited-style-name="Visited_20_Internet_20_Link">
<text:span text:style-name="T4">
 Stanislav </text:span>
 <text:span text:style-name="T4">
 </text:span>
 Kravchenko <text:span text:style-name="T4">
, </text:span>
 Head <text:span text:style-name="T4">
 </text:span>
 <text:span text:style-name="T4">
 Supreme </text:span>
<text:span text:style-name="T4">
 Court </text:span>
</text:a>
In his opinion, this problem will be solved either by declaring additional suspicions or at the legislative level by investigations.</text:p>
      <text:p text:style-name="P4">
Asked if there is a quorum for the work of the Grand Chamber of the Armed Forces, Kravchenko replied: "Yes, there is a quorum for work, because for all the vacancies that appeared were the elected judges. The chairman of the Supreme Court is included in the office of the Grand Chamber."</text:p>
      <text:p text:style-name="P4">
<text:span text:style-name="T4">
 Read also: </text:span>
 <text:a xlink:type="simple" xlink:href="https://www.ukrinform.ua/rubric-society/3725638-direktor-nabu-rozpoviv-ak-jomu-podzvoniv-zelenskij-pisla-zatrimanna-knazeva.html" text:style-name="Internet_20_link" text:visited-style-name="Visited_20_Internet_20_Link">
<text:span text:style-name="T4">
 Director </text:span>
 <text:span text:style-name="T4">
 NABU </text:span>
 <text:span text:style-name="T4">
 </text:span>
 told <text:span text:style-name="T4">
 how </text:span>
 it <text:span text:style-name="T4">
<text:span text:style-name="T5">
* called </text:span>
* </text:span>
 <text:span text:style-name="T4">
 Zelensky </text:span>
 <text:span text:style-name="T4">
 </text:span>
 after <text:span text:style-name="T4">
 </text:span>
 delay <text:span text:style-name="T4">
 </text:span>
 Knyazeva **</text:a>
</text:p>
      <text:p text:style-name="P4">
As reported by Ukrinform, on May 15 [NABU and SAP, they announced the exposure(https://www.ukrinform.ua/rubric-society/3709899-masstabnu-korupciu-u-verhovnomu-sudi-dopomogli-viaviti-detektivi-pid-prikrittam-nabu.html).Puisori detained the head of the Knyazev Armed Forces and withdrew $ 2.7 million.</text:p>
      <text:p text:style-name="P4">
On May 16, during the Plenum of the Supreme Court, 140 judges supported the statements of Knyazev. The judges also adopted the resolution of the Plenum of the Armed Forces on the termination of the authorities of Knyazev.</text:p>
      <text:p text:style-name="P4">
On May 17, the Supreme Anti -Corruption Court refused to satisfy the complaint of Observer Knyazev for his detention.</text:p>
      <text:p text:style-name="P4">
On May 18, the High Council of Justice satisfied the submission of the Specialized Anti -Corruption Prosecutor's Office on granting permission for the maintenance of Knyazev by the prime. On the same day, the Supreme Anti -Corruption Court elected the expert of the Supreme Judise Knyazezev a preventive measure in the form of detention with the possibility of taking UAH 107.3 million.</text:p>
      <text:p text:style-name="P4">
On May 31, the WACS Appeal Chamber of Appeal reduced the pledge of Knyazev to UAH 75 million.</text:p>
      <text:p text:style-name="P4">
On May 26, the plenum elected the new chairman of the Supreme Court Stanislav Kravchenko. He headed the Cassation Criminal Court as part of the Armed Forces.</text:p>
      <text:p text:style-name="P4">
News Source: <text:a xlink:type="simple" xlink:href="https://www.ukrinform.ua/rubric-society/3732783-golova-verhovnogo-sudu-kaze-so-nemae-pidstav-ne-dopuskati-do-roboti-suddivfigurantiv-spravi-knazeva.html" text:style-name="Internet_20_link" text:visited-style-name="Visited_20_Internet_20_Link">
https://www.ukrinform.ua/rubric-society/3732783-golova-verhovnogo-sudu-kaze-so-nemae-pidstav-ne-dopuskati-do-roboti-suddivfigurantiv-spravi-knazeva.html</text:a>
</text:p>
      <!--NEWS-->
      <text:h text:style-name="P10" text:outline-level="1">
<text:span text:style-name="T4">
Ukraine pledged to perform more structural beacons under the IMF program</text:span>
</text:h>
      <text:p text:style-name="P4">
Authors: Ukrinform (Person)</text:p>
      <text:p text:style-name="P4">
Publisher: Укринформ (Organization)</text:p>
      <text:p text:style-name="P4">
Published Time: 2023-07-07T-3:58:00+03:00</text:p>
      <text:p text:style-name="P4">
Modified Time: 2023-07-07T20:58:00+03:00</text:p>
      <text:p text:style-name="P4">
Description: The number of structural beacons under the IMF extended financing program for Ukraine increased from 19 to 23 in the updated memorandum as a result of the first review. - Ukrinform.</text:p>
      <text:p text:style-name="P4">
Images: ['<text:a xlink:type="simple" xlink:href="https://static.ukrinform.com/photos/2023_04/thumb_files/630_360_1680538218-164.jpg" text:style-name="Internet_20_link" text:visited-style-name="Visited_20_Internet_20_Link">
630_360_16805...</text:a>
']</text:p>
      <text:p text:style-name="P4">
Tags: ['МВФ', 'Україна']</text:p>
      <text:p text:style-name="P4">
Type: Article</text:p>
      <!--METADATA-->
      <text:p text:style-name="P4">
<draw:frame draw:style-name="fr1" draw:name="Image39" text:anchor-type="as-char" svg:width="6.9236in" svg:height="3.956343in" draw:z-index="0">
<draw:image xlink:href="../Images/yкринформ/2023-07-07T-3-58-00-03-00/630_360_1680538218-164.jpg" xlink:type="simple" xlink:show="embed" xlink:actuate="onLoad" draw:mime-type="image/jpeg"/>
</draw:frame>
The number of structural beacons under the IMF expanded financing program for Ukraine increased from 19 to 23 in the updated memorandum in the first review.</text:p>
      <text:p text:style-name="P4">
This is stated in the Public Fund on Friday <text:a xlink:type="simple" xlink:href="https://www.imf.org/-/media/Files/Publications/CR/2023/English/1UKREA2023002.ashx" text:style-name="Internet_20_link" text:visited-style-name="Visited_20_Internet_20_Link">
document</text:a>
, reports Ukrinform.</text:p>
      <text:p text:style-name="P4">
It is noted that the increase in the number of beacons was proposed by the Ukrainian Page "to preserve macroeconomic and financial stability in the face of war, as well as to support the impulse of reforms."</text:p>
      <text:p text:style-name="P4">
In addition, in addition to the previous requirements, Ukraine has undertaken by the end of September 2023 to put into effect the article of the Budget Code, which allow you to prepare the medium -term budget, develop a debt strategy and limit the risk of guarantees.</text:p>
      <text:p text:style-name="P4">
By the same term, the Ukrainian side should also develop a conceptual record of the 5-7-9 percent lending program. The document must contain proposals for small and medium -sized enterprises with the gradual abolition of participation companies, as well as strengthening of monitoring and providing adequate guarantee.</text:p>
      <text:p text:style-name="P4">
Another new structural beacon concerns the preparation of short -term and long -term action plans of the Ministry of Finance, tax and customs services for reform in key areas. Deadline for this requirement is determined by the end of October this year.</text:p>
      <text:p text:style-name="P4">
*!(https://www.ukrinform.ua/rubric-economy/3731433-ukraina-cogoric-uze-otrimala-236-milarda-makrofinansovoi-dopomogi.html)By the same term, Ukraine undertook to appoint the Supervisory Board of Operatoriat.</text:p>
      <text:p text:style-name="P4">
Parallel <text:a xlink:type="simple" xlink:href="https://www.ukrinform.ua/tag-mvf" text:style-name="Internet_20_link" text:visited-style-name="Visited_20_Internet_20_Link">
IMF</text:a>
agreed to move to the moon(By the end of July)The timing of one of the previous requirements is to approve the bill on tax changes and administration, as well as to carry out amendments in the previous list of beacons.</text:p>
      <text:p text:style-name="P4">
It is noted that Ukraine has already fulfilled five structural landmarks identified at the beginning of the expanded funding program(EFF).</text:p>
      <text:p text:style-name="P4">
Як повідомляв Укрінформ, в оновленому Меморандумі та супутній документації донього за результатами першого перегляду програми EFF <text:a xlink:type="simple" xlink:href="https://www.ukrinform.ua/rubric-economy/3732879-mvf-pokrasiv-ekonomicni-prognozi-sodo-ukraini.html" text:style-name="Internet_20_link" text:visited-style-name="Visited_20_Internet_20_Link">
 Міжнародний валютнийфонд покращив економічні прогнози для України.</text:a>
</text:p>
      <text:p text:style-name="P4">
News Source: <text:a xlink:type="simple" xlink:href="https://www.ukrinform.ua/rubric-economy/3732958-ukraina-zobovazalasa-vikonati-bilse-strukturnih-maakiv-za-programou-mvf.html" text:style-name="Internet_20_link" text:visited-style-name="Visited_20_Internet_20_Link">
https://www.ukrinform.ua/rubric-economy/3732958-ukraina-zobovazalasa-vikonati-bilse-strukturnih-maakiv-za-programou-mvf.html</text:a>
</text:p>
      <!--NEWS-->
      <text:h text:style-name="P10" text:outline-level="1">
<text:span text:style-name="T4">
Special Tribune on Russian aggression against Ukraine should be in the Hague - Ambassador</text:span>
</text:h>
      <text:p text:style-name="P4">
Authors: Ukrinform (Person)</text:p>
      <text:p text:style-name="P4">
Publisher: Укринформ (Organization)</text:p>
      <text:p text:style-name="P4">
Published Time: 2023-07-07T-4:46:36+03:00</text:p>
      <text:p text:style-name="P4">
Modified Time: 2023-07-07T20:46:36+03:00</text:p>
      <text:p text:style-name="P4">
Description: The special tribunal for Russia's aggression against Ukraine should be in the Hague. - Ukrinform.</text:p>
      <text:p text:style-name="P4">
Images: ['<text:a xlink:type="simple" xlink:href="https://static.ukrinform.com/photos/2023_07/thumb_files/630_360_1688742781-334.jpg" text:style-name="Internet_20_link" text:visited-style-name="Visited_20_Internet_20_Link">
630_360_16887...</text:a>
']</text:p>
      <text:p text:style-name="P4">
Tags: ['Гаага', 'Трибунал', 'Україна', 'Агресія РФ', 'Воєнні злочини']</text:p>
      <text:p text:style-name="P4">
Type: Article</text:p>
      <!--METADATA-->
      <text:p text:style-name="P4">
<draw:frame draw:style-name="fr1" draw:name="Image40" text:anchor-type="as-char" svg:width="6.9236in" svg:height="3.956343in" draw:z-index="0">
<draw:image xlink:href="../Images/yкринформ/2023-07-07T-4-46-36-03-00/630_360_1688742781-334.jpg" xlink:type="simple" xlink:show="embed" xlink:actuate="onLoad" draw:mime-type="image/jpeg"/>
</draw:frame>
The special tribunal for Russia's aggression against Ukraine should be Vgaaz.</text:p>
      <text:p text:style-name="P4">
Ambassador of Ukraine to the Netherlands Alexander Karasevich said in the exclusive commentary of the Ukrinform correspondent in the Hague.</text:p>
      <text:p text:style-name="P4">
“We expect that <text:a xlink:type="simple" xlink:href="https://www.ukrinform.ua/tag-tribunal" text:style-name="Internet_20_link" text:visited-style-name="Visited_20_Internet_20_Link">
special tribunal</text:a>
will be placed in the Hague. From the Netherlands government, we have received a clear signal support. And this is not a coincidence, since it is the Netherlands that Evendier for the track of bringing the Russian Federation to justice, the track of the formula of peace -president Vladimir Zelensky. The Netherlands has already done a lot on this way and, I am sure that many more will do, ”Karasevich said.</text:p>
      <text:p text:style-name="P4">
He also noted that the Hague has already created a new international organization - an international register of losses caused to Ukraine by Russian aggression.</text:p>
      <text:p text:style-name="P4">
“The Netherlands has already adopted the register of losses, which is now starting their work. This mechanism was created at the Council of Europe and is one sedative components of the track of responsibility. When we talk about the register, we will make a moment about the mechanism of compensation for the losses that are currently being built. The Irouga component is the prosecution of all the guilty Uzllochni, ranging from the highest political leadership of the Russian Federation - the state of the aggressor. Here we are talking about the tribunal. As about the final result of the trekuvidality of the Russian Federation. We are now confidently moving with our partners, ”Karasevich emphasized.</text:p>
      <text:p text:style-name="P4">
*!(https://www.ukrinform.ua/rubric-polytics/3731031-miznarodnij-centr-u-gaazi-e-persim-dievim-krokom-do-tribunalu-nad-putinim-pravozahisniki.html)Karasevich also noted that on July 3, 2023 in the Hague officially launched a workshop in the International Center for Pursuing Aggression against Ukraine(ICPA).</text:p>
      <text:p text:style-name="P4">
«У понеділок вже була запущена робота Міжнародного центру із переслідування зазлочин агресії проти України - ICPA. Це механізм, який працює за підтримкиЄвроюсту. І у рамках якого прокурори разом збирають конкретні докази, щобудуть далі використовуватися в будь-якому майбутньому судовому переслідуванніза злочин агресії, незалежно від юрисдикції, до якої будуть подані на розглядсправи», - сказав він.</text:p>
      <text:p text:style-name="P4">
Карасевич повідомив, що наразі до Коаліції (Core Group)There are already more than 30 states about the creation of a tribunal.“Representatives of these states, experts regularly gather and develop fashionability, future framework in which this tribunal will be created. The meetings are regularly in different countries. Therefore, the work is very active.</text:p>
      <text:p text:style-name="P4">
The ambassador also stressed that the impunity of Russia's crimes in the past has led to the reference of a cruel scenario in Ukraine.</text:p>
      <text:p text:style-name="P4">
“The impunity for previous crimes generates new crimes. This is the purpose of the work - to make Russia - the state -aggressor, to finally responsibility. And for potential aggressors in the future also understand that every crime will be inevitable. It is necessary to show that the international law works. And that there are effective mechanisms for bringing reference, in particular, for the crime of aggression, ”the ambassador said.</text:p>
      <text:p text:style-name="P4">
<text:span text:style-name="T4">
 Read also: </text:span>
 <text:a xlink:type="simple" xlink:href="https://www.ukrinform.ua/rubric-ato/3731206-kostin-ta-prokurori-icpa-viznacili-prioriteti-dla-pritagnenna-putina-do-vidpovidalnosti.html" text:style-name="Internet_20_link" text:visited-style-name="Visited_20_Internet_20_Link">
Kostin and ICPA prosecutors have determined Putin's priorities to be held accountable</text:a>
As reported by Ukrinform, the International Center for Persession for Crime Agression against Ukraine(ICPA)July 3 <text:a xlink:type="simple" xlink:href="https://www.ukrinform.ua/rubric-polytics/3730789-u-gaazi-vidkrili-miznarodnij-centr-iz-peresliduvanna-za-zlocin-agresii-proti-ukraini.html" text:style-name="Internet_20_link" text:visited-style-name="Visited_20_Internet_20_Link">
officially started work</text:a>
It will take place on the basis of European. ICPA will support and coordinate the training of aggression crimes, maintaining key evidence and facilitating the process of developing cases at an early stage. This is the first case of the creation of an initiative to investigate the crime of aggression with international support after the Second World War.</text:p>
      <text:p text:style-name="P4">
News Source: <text:a xlink:type="simple" xlink:href="https://www.ukrinform.ua/rubric-polytics/3732954-spectribunal-sodo-agresii-rf-proti-ukraini-mae-buti-v-gaazi-posol.html" text:style-name="Internet_20_link" text:visited-style-name="Visited_20_Internet_20_Link">
https://www.ukrinform.ua/rubric-polytics/3732954-spectribunal-sodo-agresii-rf-proti-ukraini-mae-buti-v-gaazi-posol.html</text:a>
</text:p>
      <!--NEWS-->
      <text:h text:style-name="P10" text:outline-level="1">
<text:span text:style-name="T4">
JSC Kupiansk Directio Rusian Army Shelled Krasne First, Figolivka, Novomlinsk, two -year, with ...</text:span>
</text:h>
      <text:p text:style-name="P4">
Authors: liveuamap (Language: en)</text:p>
      <text:p text:style-name="P4">
Time: 2023-07-07T-5:24:00</text:p>
      <text:p text:style-name="P4">
Location: Kupiansk (Latitude:49.63751 Longtitude:37.91742)</text:p>
      <text:p text:style-name="P4">
Videos: []</text:p>
      <text:p text:style-name="P4">
Images: []</text:p>
      <text:p text:style-name="P4">
Tags: ["Russia"]</text:p>
      <text:p text:style-name="P4">
Id: 22574468</text:p>
      <!--METADATA-->
      <text:p text:style-name="P4">
At Kupiansk direction Russian army shelled Krasne Pershe, Fyholivka,Novomlynsk, Dvorichna, Zapadne and Kyslivka of Kharkiv region, - General Staffof Armed Forces of Ukraine says in the morning report</text:p>
      <text:p text:style-name="P4">
News Collection Link: <text:a xlink:type="simple" xlink:href="https:\/\/liveuamap.com\/en\/2023\/7-july-at-kupiansk-direction-russian-army-shelled-krasne" text:style-name="Internet_20_link" text:visited-style-name="Visited_20_Internet_20_Link">
https:\/\/liveuamap.com\/en\/2023\/7-july-at-kupiansk-direction-russian-army-shelled-krasne</text:a>
</text:p>
      <text:p text:style-name="P4">
News Source: <text:a xlink:type="simple" xlink:href="https://t.me/lumsrc/5291" text:style-name="Internet_20_link" text:visited-style-name="Visited_20_Internet_20_Link">
https://t.me/lumsrc/5291</text:a>
</text:p>
      <!--NEWS-->
      <text:h text:style-name="P10" text:outline-level="1">
<text:span text:style-name="T4">
In the Kyiv region, as a result of bad weather, 50 settlements have been deactivated</text:span>
</text:h>
      <text:p text:style-name="P4">
Authors: Ukrinform (Person)</text:p>
      <text:p text:style-name="P4">
Publisher: Укринформ (Organization)</text:p>
      <text:p text:style-name="P4">
Published Time: 2023-07-07T-5:44:00+03:00</text:p>
      <text:p text:style-name="P4">
Modified Time: 2023-07-07T20:44:00+03:00</text:p>
      <text:p text:style-name="P4">
Description: In the Kiev region, as a result of bad weather, 50 settlements were disconnected, 12 of them were completely. - Ukrinform.</text:p>
      <text:p text:style-name="P4">
Images: ['<text:a xlink:type="simple" xlink:href="https://static.ukrinform.com/photos/2022_11/thumb_files/630_360_1667456465-704.jpg" text:style-name="Internet_20_link" text:visited-style-name="Visited_20_Internet_20_Link">
630_360_16674...</text:a>
']</text:p>
      <text:p text:style-name="P4">
Tags: ['Електроенергія', 'Київщина', 'Негода']</text:p>
      <text:p text:style-name="P4">
Type: Article</text:p>
      <!--METADATA-->
      <text:p text:style-name="P4">
<draw:frame draw:style-name="fr1" draw:name="Image41" text:anchor-type="as-char" svg:width="6.9236in" svg:height="3.956343in" draw:z-index="0">
<draw:image xlink:href="../Images/yкринформ/2023-07-07T-5-44-00-03-00/630_360_1667456465-704.jpg" xlink:type="simple" xlink:show="embed" xlink:actuate="onLoad" draw:mime-type="image/jpeg"/>
</draw:frame>
The UKIV REGION Due to bad weather, 50 settlements were deactivated, 12 of them were completely.</text:p>
      <text:p text:style-name="P4">
It is reported(https://www.facebook.com/dtekkrem/posts/pfbid0yTdQfpJqVYSkfEiThdderjTPnwq5Ez5SncxHVb1SS5igaXNR5RhchytBjhL4omaBl?<text:span text:style-name="T4">
cft</text:span>
[0]=AZWn_hlz8WB105a4_6jm-jJV-uZ3e6LprX-4J5i6riF_pii0IceWZEcCinoi7s9HnSr4Tirpy-WR8xpOmt1FB3hCrlJmAe609rCDrrQAb_ajDjYFHOJmtfnyE-PIAkJtsbXtyCdxoH7xH7MWEURX3D7r9I4ZlxxuYfJQ1j_K3ItD-FuEsrZuGX-WQ0fbht5fAVE&amp;<text:span text:style-name="T4">
tn</text:span>
=%2CO%2CP-R), reports Ukrinform.</text:p>
      <text:p text:style-name="P4">
"Unfortunately, in the region through a new wave of bad weather on the evening of July 7, a recorded emergency shutdown. Without <text:a xlink:type="simple" xlink:href="https://www.ukrinform.ua/tag-elektroenergia" text:style-name="Internet_20_link" text:visited-style-name="Visited_20_Internet_20_Link">
light</text:a>
Currently, 12 settlements are fully and 38 are partially, "it will be in the message.</text:p>
      <text:p text:style-name="P4">
According to the operator, 27 air lines and 7222222222222222222222222222222222222222222222222222222222222222222222222222222222</text:p>
      <text:p text:style-name="P4">
"There are many gusts of networks due to the massive fall of trees. The most damaged lines in Buchan, Obukhov, Vyshgorod and Boryspil districts," the company said.</text:p>
      <text:p text:style-name="P4">
<text:span text:style-name="T4">
 Read also: </text:span>
 <text:a xlink:type="simple" xlink:href="https://www.ukrinform.ua/rubric-regions/3732755-negoda-na-prikarpatti-pidtopleni-400-dvoriv-ratuvalniki-evakuuvali-ponad-30-ludej.html" text:style-name="Internet_20_link" text:visited-style-name="Visited_20_Internet_20_Link">
bad weather in the Carpathian region flooded hundreds of houses, rescuers evacuated more than 30 people</text:a>
More than 500 specialists in 152 Bryades and more than 200 special equipment are involved in the elimination of the consequences of bad weather, the operator said.</text:p>
      <text:p text:style-name="P4">
According to the Ministry of Energy, in Ukraine, as a result of a large -scale grazing storm in 11 regions, 710 settlements were deactivated.</text:p>
      <text:p text:style-name="P4">
News Source: <text:a xlink:type="simple" xlink:href="https://www.ukrinform.ua/rubric-regions/3732952-na-kiivsini-vnaslidok-negodi-znestrumleni-50-naselenih-punktiv.html" text:style-name="Internet_20_link" text:visited-style-name="Visited_20_Internet_20_Link">
https://www.ukrinform.ua/rubric-regions/3732952-na-kiivsini-vnaslidok-negodi-znestrumleni-50-naselenih-punktiv.html</text:a>
</text:p>
      <!--NEWS-->
      <text:h text:style-name="P10" text:outline-level="1">
<text:span text:style-name="T4">
The NBU applied for 30 banking institutions in June</text:span>
</text:h>
      <text:p text:style-name="P4">
Authors: Ukrinform (Person)</text:p>
      <text:p text:style-name="P4">
Publisher: Укринформ (Organization)</text:p>
      <text:p text:style-name="P4">
Published Time: 2023-07-07T-6:39:28+03:00</text:p>
      <text:p text:style-name="P4">
Modified Time: 2023-07-07T20:39:28+03:00</text:p>
      <text:p text:style-name="P4">
Description: In June, the National Bank applied up to 30 non -bank financial institutions of influence for breach of financial monitoring and currency legislation. - Ukrinform.</text:p>
      <text:p text:style-name="P4">
Images: ['<text:a xlink:type="simple" xlink:href="https://static.ukrinform.com/photos/2016_10/thumb_files/630_360_1477322592-6903.jpg" text:style-name="Internet_20_link" text:visited-style-name="Visited_20_Internet_20_Link">
630_360_14773...</text:a>
']</text:p>
      <text:p text:style-name="P4">
Tags: ['Банк', 'Нацбанк', 'Штраф']</text:p>
      <text:p text:style-name="P4">
Type: Article</text:p>
      <!--METADATA-->
      <text:p text:style-name="P4">
<draw:frame draw:style-name="fr1" draw:name="Image42" text:anchor-type="as-char" svg:width="6.9236in" svg:height="3.956343in" draw:z-index="0">
<draw:image xlink:href="../Images/yкринформ/2023-07-07T-6-39-28-03-00/630_360_1477322592-6903.jpg" xlink:type="simple" xlink:show="embed" xlink:actuate="onLoad" draw:mime-type="image/jpeg"/>
</draw:frame>
In June, the National Bank applied up to 30 non -bank financial institutions of influence for violations in the field of funding and currency legislation.</text:p>
      <text:p text:style-name="P4">
This was reported by the press service <text:a xlink:type="simple" xlink:href="https://bank.gov.ua/ua/news/all/natsionalniy-bank-u-chervni-zastosuvav-do-tridtsyati--nebankivskih-finansovih-ustanov-zahodi-vplivu-za-porushennya-u-sferi-finmonitoringu-ta-valyutnogo-zakonodavstva" text:style-name="Internet_20_link" text:visited-style-name="Visited_20_Internet_20_Link">
NBU</text:a>
, reports Ukrinform.</text:p>
      <text:p text:style-name="P4">
As it is noted, it is a violation of legislation in the field of prevention of legalization of legalization(laundering)proceeds of crime, the financing of terrorism and the financing of the distribution of weapons of mass destruction, as well as the requirements of currency legislation.</text:p>
      <text:p text:style-name="P4">
In particular, FC LLC is a fine of UAH 1 266 096 to the requirements of paragraph 2 of part two of Article 8 of the Law “On Prevention of Legalization(laundering)proceeds of crime, the financing of terrorism and the financing of the spread of weapons of mass destruction in part of the failure to fulfill the obligation to ensure proper organization and conduct of primary financial monitoring.</text:p>
      <text:p text:style-name="P4">
On JSC "FC" Aversˮ a fine of UAH 500 thousand was imposed for violation of the requirement legislation.</text:p>
      <text:p text:style-name="P4">
<text:span text:style-name="T4">
 Read also: </text:span>
 <text:a xlink:type="simple" xlink:href="https://www.ukrinform.ua/rubric-economy/3732706-nacbank-fiksue-podalse-zrostanna-stavok-za-grivnevimi-depozitami.html" text:style-name="Internet_20_link" text:visited-style-name="Visited_20_Internet_20_Link">
National Bank captures further rise in hryvnia -deposits</text:a>
For improper performance of the obligation in a timely and fully submit to the regulator of information required to supervise in the sphere of the sphere(laundering)income, a fine of 391 thousand. UAH was imposed on PJSC “IC“ Kievan Rus, etc.</text:p>
      <text:p text:style-name="P4">
It was reported <text:a xlink:type="simple" xlink:href="https://www.ukrinform.ua/tag-nacbank" text:style-name="Internet_20_link" text:visited-style-name="Visited_20_Internet_20_Link">
National Bank</text:a>
Applied the penalty to Ukrborg LLC <text:a xlink:type="simple" xlink:href="https://www.ukrinform.ua/rubric-economy/3684997-nacbank-ostrafuvav-kolektorsku-kompaniu-za-neeticnu-povedinku.html" text:style-name="Internet_20_link" text:visited-style-name="Visited_20_Internet_20_Link">
in the amount of UAH 51 thousand</text:a>
for violation of the requirements of ethical behavior.</text:p>
      <text:p text:style-name="P4">
News Source: <text:a xlink:type="simple" xlink:href="https://www.ukrinform.ua/rubric-economy/3732950-nbu-u-cervni-zastosuvav-sankcii-do-30-bankivskih-ustanov.html" text:style-name="Internet_20_link" text:visited-style-name="Visited_20_Internet_20_Link">
https://www.ukrinform.ua/rubric-economy/3732950-nbu-u-cervni-zastosuvav-sankcii-do-30-bankivskih-ustanov.html</text:a>
</text:p>
      <!--NEWS-->
      <text:h text:style-name="P10" text:outline-level="1">
<text:span text:style-name="T4">
At Lyman direction Russian army shelled Nevske, Bilohorivka of Luhansk region and Verkhnokamy...</text:span>
</text:h>
      <text:p text:style-name="P4">
Authors: liveuamap (Language: en)</text:p>
      <text:p text:style-name="P4">
Time: 2023-07-07T-7:24:00</text:p>
      <text:p text:style-name="P4">
Location: Kupiansk (Latitude:49.65907 Longtitude:37.90146)</text:p>
      <text:p text:style-name="P4">
Videos: []</text:p>
      <text:p text:style-name="P4">
Images: []</text:p>
      <text:p text:style-name="P4">
Tags: ["Russia"]</text:p>
      <text:p text:style-name="P4">
Id: 22574467</text:p>
      <!--METADATA-->
      <text:p text:style-name="P4">
At Lyman direction Russian army shelled Nevske, Bilohorivka of Luhansk regionand Verkhnokamyanske, Berestove, Rozdolivka of Donetsk region. Russianaviation conducted airstrikes at Karmazynivka and Nevske of Luhansk region andTerny, Ivanivka and Fedorivka of Donetsk region, - General Staff of ArmedForces of Ukraine says in the morning report</text:p>
      <text:p text:style-name="P4">
News Collection Link: <text:a xlink:type="simple" xlink:href="https:\/\/liveuamap.com\/en\/2023\/7-july-at-lyman-direction-russian-army-shelled-nevske-bilohorivka" text:style-name="Internet_20_link" text:visited-style-name="Visited_20_Internet_20_Link">
https:\/\/liveuamap.com\/en\/2023\/7-july-at-lyman-direction-russian-army-shelled-nevske-bilohorivka</text:a>
</text:p>
      <text:p text:style-name="P4">
News Source: <text:a xlink:type="simple" xlink:href="https://t.me/lumsrc/5292" text:style-name="Internet_20_link" text:visited-style-name="Visited_20_Internet_20_Link">
https://t.me/lumsrc/5292</text:a>
</text:p>
      <!--NEWS-->
      <text:h text:style-name="P10" text:outline-level="1">
<text:span text:style-name="T4">
Pakistan's protests took place after the Koran burning in Sweden</text:span>
</text:h>
      <text:p text:style-name="P4">
Authors: Ukrinform (Person)</text:p>
      <text:p text:style-name="P4">
Publisher: Укринформ (Organization)</text:p>
      <text:p text:style-name="P4">
Published Time: 2023-07-07T-7:39:00+03:00</text:p>
      <text:p text:style-name="P4">
Modified Time: 2023-07-07T20:39:00+03:00</text:p>
      <text:p text:style-name="P4">
Description: Pakistan believers on Friday, on the Day of Holiness of the Koran, held anti -Swedish rallies after burning the Holy Book of Muslims in the European country. - Ukrinform.</text:p>
      <text:p text:style-name="P4">
Images: ['<text:a xlink:type="simple" xlink:href="https://static.ukrinform.com/photos/2023_07/thumb_files/630_360_1688740670-839.jpg" text:style-name="Internet_20_link" text:visited-style-name="Visited_20_Internet_20_Link">
630_360_16887...</text:a>
']</text:p>
      <text:p text:style-name="P4">
Tags: ['Пакистан', 'Протест', 'Швеція', 'Коран']</text:p>
      <text:p text:style-name="P4">
Type: Article</text:p>
      <!--METADATA-->
      <text:p text:style-name="P4">
<draw:frame draw:style-name="fr1" draw:name="Image43" text:anchor-type="as-char" svg:width="6.9236in" svg:height="3.956343in" draw:z-index="0">
<draw:image xlink:href="../Images/yкринформ/2023-07-07T-7-39-00-03-00/630_360_1688740670-839.jpg" xlink:type="simple" xlink:show="embed" xlink:actuate="onLoad" draw:mime-type="image/jpeg"/>
</draw:frame>
Velipokistan on Friday, on the Day of Holiness of the Qur'an, was held by anti -Swedish rally after burning the Holy Book of Muslims in a European country.</text:p>
      <text:p text:style-name="P4">
According to Ukrinform, it reports <text:a xlink:type="simple" xlink:href="https://apnews.com/article/pakistan-protest-quran-burning-sweden-sharif-muslim-741c64e2500220f740e6ac17d7eb21f3" text:style-name="Internet_20_link" text:visited-style-name="Visited_20_Internet_20_Link">
Associated Press.</text:a>
The largest protests were expected in Lahore and Karachi.</text:p>
      <text:p text:style-name="P4">
In the capital of Islamabad, lawyers with copies <text:a xlink:type="simple" xlink:href="https://www.ukrinform.ua/tag-koran" text:style-name="Internet_20_link" text:visited-style-name="Visited_20_Internet_20_Link">
Koran</text:a>
They protested before the Supreme Court, while the believers carried out small dimensions near the mosques, demanding a break in diplomatic relations with Sweden.</text:p>
      <text:p text:style-name="P4">
A group of Christian minorities in the northwest of Pakistan also conducted a rally to condemn the burning of the Qur'an.</text:p>
      <text:p text:style-name="P4">
<text:span text:style-name="T4">
 Read also: </text:span>
 <text:a xlink:type="simple" xlink:href="https://www.ukrinform.ua/rubric-world/3730223-u-es-zasudili-akciu-zi-spalennam-koranu-u-svecii.html" text:style-name="Internet_20_link" text:visited-style-name="Visited_20_Internet_20_Link">
in the EU condemned the action with burning <text:span text:style-name="T4">
 Qur'an </text:span>
 in Sweden</text:a>
Large rallies were conducted by supporters of the Main Radical and Islamist Party of Pakistan "Jamat-I-Islam Pakistan" in such big cities of the country as Llahor, Karachi, Peshavar and Quett.</text:p>
      <text:p text:style-name="P4">
It was reported that the Swedish authorities allowed the demonstration at the mosque of Zoslan on June 28-on the day of the Muslim holiday of Kurban-Bayram-during which a copy of the Koran was burned.</text:p>
      <text:p text:style-name="P4">
As of July 7, it became known that <text:a xlink:type="simple" xlink:href="https://www.ukrinform.ua/rubric-world/3732529-vlada-svecii-moze-zaboroniti-publicni-spalenna-koranu.html" text:style-name="Internet_20_link" text:visited-style-name="Visited_20_Internet_20_Link">
the government of Sweden is considering the possibility of making public burning of holy books</text:a>
, since recent such incidents with the Cran have been detrimental to the state's security.</text:p>
      <text:p text:style-name="P4">
<text:span text:style-name="T5">
Foto: Shutterstock</text:span>
</text:p>
      <text:p text:style-name="P4">
News Source: <text:a xlink:type="simple" xlink:href="https://www.ukrinform.ua/rubric-world/3732876-u-pakistani-vidbulisa-akcii-protestu-pisla-spalenna-koranu-u-svecii.html" text:style-name="Internet_20_link" text:visited-style-name="Visited_20_Internet_20_Link">
https://www.ukrinform.ua/rubric-world/3732876-u-pakistani-vidbulisa-akcii-protestu-pisla-spalenna-koranu-u-svecii.html</text:a>
</text:p>
      <!--NEWS-->
      <text:h text:style-name="P10" text:outline-level="1">
<text:span text:style-name="T4">
In the Bakhmut direction of defense forces advanced in the south even more than a kilometer - painter</text:span>
</text:h>
      <text:p text:style-name="P4">
Authors: Ukrinform (Person)</text:p>
      <text:p text:style-name="P4">
Publisher: Укринформ (Organization)</text:p>
      <text:p text:style-name="P4">
Published Time: 2023-07-07T-8:23:00+03:00</text:p>
      <text:p text:style-name="P4">
Modified Time: 2023-07-07T20:23:00+03:00</text:p>
      <text:p text:style-name="P4">
Description: In the Bakhmut direction on the southern flank there are advanced in several sections - more than a kilometer. On the northern flank - battles without changing the provisions. - Ukrinform.</text:p>
      <text:p text:style-name="P4">
Images: ['<text:a xlink:type="simple" xlink:href="https://static.ukrinform.com/photos/2022_03/thumb_files/630_360_1648629925-771.jpg" text:style-name="Internet_20_link" text:visited-style-name="Visited_20_Internet_20_Link">
630_360_16486...</text:a>
']</text:p>
      <text:p text:style-name="P4">
Tags: ['Міноборони', 'ЗСУ', 'Війна з Росією', 'Ганна Маляр']</text:p>
      <text:p text:style-name="P4">
Type: Article</text:p>
      <!--METADATA-->
      <text:p text:style-name="P4">
<draw:frame draw:style-name="fr1" draw:name="Image44" text:anchor-type="as-char" svg:width="6.9236in" svg:height="3.956343in" draw:z-index="0">
<draw:image xlink:href="../Images/yкринформ/2023-07-07T-8-23-00-03-00/630_360_1648629925-771.jpg" xlink:type="simple" xlink:show="embed" xlink:actuate="onLoad" draw:mime-type="image/jpeg"/>
</draw:frame>
The Nabakhmut direction on the southern flank is to promote several sections - more than a kilometer. On the northern flank - battles without changing the provisions.</text:p>
      <text:p text:style-name="P4">
According to Ukrinform, the Deputy Minister of Defense Anna Malyar reported in <text:a xlink:type="simple" xlink:href="https://t.me/annamaliar/917" text:style-name="Internet_20_link" text:visited-style-name="Visited_20_Internet_20_Link">
telegram</text:a>
.</text:p>
      <text:p text:style-name="P4">
"In Bakhmut, the enemy is actually trapped. Our troops complicated the enemy and made it impossible to exit," said the representative <text:a xlink:type="simple" xlink:href="https://www.ukrinform.ua/tag-minoboroni" text:style-name="Internet_20_link" text:visited-style-name="Visited_20_Internet_20_Link">
Ministry of Defense</text:a>
.</text:p>
      <text:p text:style-name="P4">
The shelling on both sides continues.</text:p>
      <text:p text:style-name="P4">
In addition, the forces of defense continue offensive actions in the Melitopol Taredansk directions, and "hot battles" continue everywhere.</text:p>
      <text:p text:style-name="P4">
*!(https://www.ukrinform.ua/rubric-ato/3732733-na-bahmutskomu-napramku-zsu-prosunulisa-i-povernuli-ranise-zahopleni-teritorii-sirskij.html)Ukrainian defenders are fixed on the reached boundaries, carrying out measures of circuit struggle.</text:p>
      <text:p text:style-name="P4">
"In addition, our defenders actually grind the equipment and weapons now, destroy the warehouses of weapons, affect the places of compact finding of the Russian military - thereby reducing the offensive and defensiveness of the enemy," the Deputy Minister added.</text:p>
      <text:p text:style-name="P4">
According to the painter, in the south, due to significant losses in living power, some Russian units refuse to participate in battles.</text:p>
      <text:p text:style-name="P4">
"The ratio of irreversible losses in the south - 1 to 5.3. That is, the enemy is half a day of servicemen performs 5.3 times more than us," - said.</text:p>
      <text:p text:style-name="P4">
<text:span text:style-name="T4">
 Read also: </text:span>
 <text:a xlink:type="simple" xlink:href="https://www.ukrinform.ua/rubric-ato/3732844-sili-oboroni-prosuvautsa-na-tavrijskomu-napramku-rosiani-za-dobu-vtratili-majze-dvi-roti.html" text:style-name="Internet_20_link" text:visited-style-name="Visited_20_Internet_20_Link">
<text:span text:style-name="T4">
 forces </text:span>
 <text:span text:style-name="T4">
 Defense </text:span>
 are moving on the Tavriyskaya, the Russians lost almost two mouths a day</text:a>
In the East, the painter added, the invaders continue to step on the Avdiivsky, Maryinsky, Kupyansky, Lyman and Swatt directions, and unsuccessfully go through the defense. Hot battles continue everywhere without changing the provisions.</text:p>
      <text:p text:style-name="P4">
As reported by Ukrinform, Russian invaders <text:a xlink:type="simple" xlink:href="https://www.ukrinform.ua/rubric-ato/3732921-vorog-zoserediv-zusilla-na-pati-napramkah-jdut-vazki-boi.html" text:style-name="Internet_20_link" text:visited-style-name="Visited_20_Internet_20_Link">
concentrated efforts</text:a>
In five directions, there are heavy battles.</text:p>
      <text:p text:style-name="P4">
News Source: <text:a xlink:type="simple" xlink:href="https://www.ukrinform.ua/rubric-ato/3732948-na-bahmutskomu-napramku-sili-oboroni-prosunulisa-na-pivdni-se-bils-ak-na-kilometr-malar.html" text:style-name="Internet_20_link" text:visited-style-name="Visited_20_Internet_20_Link">
https://www.ukrinform.ua/rubric-ato/3732948-na-bahmutskomu-napramku-sili-oboroni-prosunulisa-na-pivdni-se-bils-ak-na-kilometr-malar.html</text:a>
</text:p>
      <!--NEWS-->
      <text:h text:style-name="P10" text:outline-level="1">
<text:span text:style-name="T4">
Lesya Turenko went down in history by winning the longest tibreik on Grand Slam</text:span>
</text:h>
      <text:p text:style-name="P4">
Authors: Ukrinform (Person)</text:p>
      <text:p text:style-name="P4">
Publisher: Укринформ (Organization)</text:p>
      <text:p text:style-name="P4">
Published Time: 2023-07-07T-9:22:00+03:00</text:p>
      <text:p text:style-name="P4">
Modified Time: 2023-07-07T20:22:00+03:00</text:p>
      <text:p text:style-name="P4">
Description: Lesya Tsurenko, after a strong -willed victory over Romanian Bogdan (4: 6, 6: 3, 7: 6 (20:18), in the third circle of the Wimbledon tournament became the winner of the record - the longest Taibraik in the history of Grand Slam. - Ukrinform.</text:p>
      <text:p text:style-name="P4">
Images: ['<text:a xlink:type="simple" xlink:href="https://static.ukrinform.com/photos/2023_07/thumb_files/630_360_1688750567-359.jpg" text:style-name="Internet_20_link" text:visited-style-name="Visited_20_Internet_20_Link">
630_360_16887...</text:a>
']</text:p>
      <text:p text:style-name="P4">
Tags: ['Цуренко', 'Теніс', 'Вімблдон']</text:p>
      <text:p text:style-name="P4">
Type: Article</text:p>
      <!--METADATA-->
      <text:p text:style-name="P4">
<draw:frame draw:style-name="fr1" draw:name="Image45" text:anchor-type="as-char" svg:width="6.9236in" svg:height="3.956343in" draw:z-index="0">
<draw:image xlink:href="../Images/yкринформ/2023-07-07T-9-22-00-03-00/630_360_1688750567-359.jpg" xlink:type="simple" xlink:show="embed" xlink:actuate="onLoad" draw:mime-type="image/jpeg"/>
</draw:frame>
Ukrainian Lesya Tsurenko after Volial Victory over Romanian Anna Bogdan(4:6, 6:3, 7:6(20:18)In the third circle of the Wimbledon tournament, it became the winner of the record -the most resilient Taibreik in the history of the Grand Slam.</text:p>
      <text:p text:style-name="P4">
Tsurenko escaped the victory in the decisive set, rescued in the final lathbraik 5 matches, Ukrinform reports.</text:p>
      <text:p text:style-name="P4">
Taibreik in the final set between Lesya Tsurenko and Ana Bogdan with 38 points is the most resistant in the women's single category of Grand Slam Vistoria tournaments.</text:p>
      <text:p text:style-name="P4">
<text:span text:style-name="T4">
 Read also: </text:span>
 <text:a xlink:type="simple" xlink:href="https://www.ukrinform.ua/rubric-sports/3732911-curenko-vijsla-do-cetvertogo-kola-vimbldona.html" text:style-name="Internet_20_link" text:visited-style-name="Visited_20_Internet_20_Link">
<text:span text:style-name="T4">
 Tsurenko </text:span>
 went out to the fourth circle of Wimbledon</text:a>
Tsurenko's quarterfinals perpetrator played with 4th nobleman Jessica Pegula, which took the mountain over Italian Elizabeth Chervratto(6:4, 6:0).</text:p>
      <text:p text:style-name="P4">
Фото: Getty Images.</text:p>
      <text:p text:style-name="P4">
News Source: <text:a xlink:type="simple" xlink:href="https://www.ukrinform.ua/rubric-sports/3732946-curenko-uvijsla-v-istoriu-vigravsi-najtrivalisij-tajbrejk-na-grand-slam.html" text:style-name="Internet_20_link" text:visited-style-name="Visited_20_Internet_20_Link">
https://www.ukrinform.ua/rubric-sports/3732946-curenko-uvijsla-v-istoriu-vigravsi-najtrivalisij-tajbrejk-na-grand-slam.html</text:a>
</text:p>
      <!--NEWS-->
      <text:h text:style-name="P10" text:outline-level="1">
<text:span text:style-name="T4">
2 killed as debris of Shahed drone crashed on a vehicle on the highway in Dnipropetrovsk region</text:span>
</text:h>
      <text:p text:style-name="P4">
Authors: liveuamap (Language: en)</text:p>
      <text:p text:style-name="P4">
Time: 2023-07-07T01:32:00</text:p>
      <text:p text:style-name="P4">
Location: Dnipro (Latitude:48.26585 Longtitude:35.36214)</text:p>
      <text:p text:style-name="P4">
Videos: []</text:p>
      <text:p text:style-name="P4">
Images: ["<text:a xlink:type="simple" xlink:href="https://liveuamap.com/pics/2023/07/07/22574441_0.jpg" text:style-name="Internet_20_link" text:visited-style-name="Visited_20_Internet_20_Link">
22574441_0.jpg</text:a>
", "<text:a xlink:type="simple" xlink:href="https://liveuamap.com/pics/2023/07/07/22574441_1.jpg" text:style-name="Internet_20_link" text:visited-style-name="Visited_20_Internet_20_Link">
22574441_1.jpg</text:a>
", "<text:a xlink:type="simple" xlink:href="https://liveuamap.com/pics/2023/07/07/22574441_2.jpg" text:style-name="Internet_20_link" text:visited-style-name="Visited_20_Internet_20_Link">
22574441_2.jpg</text:a>
"]</text:p>
      <text:p text:style-name="P4">
Tags: ["Europe", "Central and Eastern Europe"]</text:p>
      <text:p text:style-name="P4">
Id: 22574441</text:p>
      <!--METADATA-->
      <text:p text:style-name="P4">
2 killed as debris of Shahed drone crashed on a vehicle on the highway in Dnipropetrovsk region<draw:frame draw:style-name="fr1" draw:name="Image46" text:anchor-type="as-char" svg:width="6.9236in" svg:height="5.11481in" draw:z-index="0">
<draw:image xlink:href="../Images/liveuamap/2023-07-07T01-32-00/22574441_0.jpg" xlink:type="simple" xlink:show="embed" xlink:actuate="onLoad" draw:mime-type="image/jpeg"/>
</draw:frame>
<draw:frame draw:style-name="fr1" draw:name="Image47" text:anchor-type="as-char" svg:width="6.9236in" svg:height="4.933065in" draw:z-index="0">
<draw:image xlink:href="../Images/liveuamap/2023-07-07T01-32-00/22574441_1.jpg" xlink:type="simple" xlink:show="embed" xlink:actuate="onLoad" draw:mime-type="image/jpeg"/>
</draw:frame>
<draw:frame draw:style-name="fr1" draw:name="Image48" text:anchor-type="as-char" svg:width="6.9236in" svg:height="5.2879in" draw:z-index="0">
<draw:image xlink:href="../Images/liveuamap/2023-07-07T01-32-00/22574441_2.jpg" xlink:type="simple" xlink:show="embed" xlink:actuate="onLoad" draw:mime-type="image/jpeg"/>
</draw:frame>
News Collection Link: <text:a xlink:type="simple" xlink:href="https:\/\/liveuamap.com\/en\/2023\/7-july-2-killed-as-debris-of-shahed-drone-crashed-on-a-vehicle" text:style-name="Internet_20_link" text:visited-style-name="Visited_20_Internet_20_Link">
https:\/\/liveuamap.com\/en\/2023\/7-july-2-killed-as-debris-of-shahed-drone-crashed-on-a-vehicle</text:a>
</text:p>
      <text:p text:style-name="P4">
News Source: <text:a xlink:type="simple" xlink:href="https://t.me/dnipro_now/43592" text:style-name="Internet_20_link" text:visited-style-name="Visited_20_Internet_20_Link">
https://t.me/dnipro_now/43592</text:a>
</text:p>
      <!--NEWS-->
      <text:h text:style-name="P10" text:outline-level="1">
<text:span text:style-name="T4">
Death toll of Russian missile strike in Lviv increased to 10</text:span>
</text:h>
      <text:p text:style-name="P4">
Authors: liveuamap (Language: en)</text:p>
      <text:p text:style-name="P4">
Time: 2023-07-07T01:44:00</text:p>
      <text:p text:style-name="P4">
Location: Lviv (Latitude:49.81991 Longtitude:24.023)</text:p>
      <text:p text:style-name="P4">
Videos: []</text:p>
      <text:p text:style-name="P4">
Images: []</text:p>
      <text:p text:style-name="P4">
Tags: []</text:p>
      <text:p text:style-name="P4">
Id: 22574400</text:p>
      <!--METADATA-->
      <text:p text:style-name="P4">
Death toll of Russian missile strike in Lviv increased to 10</text:p>
      <text:p text:style-name="P4">
News Collection Link: <text:a xlink:type="simple" xlink:href="https:\/\/liveuamap.com\/en\/2023\/7-july-death-toll-of-russian-missile-strike-in-lviv-increased" text:style-name="Internet_20_link" text:visited-style-name="Visited_20_Internet_20_Link">
https:\/\/liveuamap.com\/en\/2023\/7-july-death-toll-of-russian-missile-strike-in-lviv-increased</text:a>
</text:p>
      <text:p text:style-name="P4">
News Source: <text:a xlink:type="simple" xlink:href="https://t.me/andriysadovyi/1583" text:style-name="Internet_20_link" text:visited-style-name="Visited_20_Internet_20_Link">
https://t.me/andriysadovyi/1583</text:a>
</text:p>
      <!--NEWS-->
      <text:h text:style-name="P10" text:outline-level="1">
<text:span text:style-name="T4">
At Sivershchyna and Slobozhanschyna directions Russian army shelled Stari Vyrky, Iskryskivsch...</text:span>
</text:h>
      <text:p text:style-name="P4">
Authors: liveuamap (Language: en)</text:p>
      <text:p text:style-name="P4">
Time: 2023-07-07T05:24:00</text:p>
      <text:p text:style-name="P4">
Location: Kharkiv (Latitude:50.29921 Longtitude:36.87166)</text:p>
      <text:p text:style-name="P4">
Videos: []</text:p>
      <text:p text:style-name="P4">
Images: []</text:p>
      <text:p text:style-name="P4">
Tags: ["Russia"]</text:p>
      <text:p text:style-name="P4">
Id: 22574469</text:p>
      <!--METADATA-->
      <text:p text:style-name="P4">
At Sivershchyna and Slobozhanschyna directions Russian army shelled StariVyrky, Iskryskivschyna, Katerynivka, Zapsilya of Sumy region and Cherneschyna,Odnorobivka, Hoptivka of Kharkiv region.. Russian aviation conductedairstrikes at Hatysche of Kharkiv region, - General Staff of Armed Forces ofUkraine says in the morning report</text:p>
      <text:p text:style-name="P4">
News Collection Link: <text:a xlink:type="simple" xlink:href="https:\/\/liveuamap.com\/en\/2023\/7-july-at-sivershchyna-and-slobozhanschyna-directions-russian" text:style-name="Internet_20_link" text:visited-style-name="Visited_20_Internet_20_Link">
https:\/\/liveuamap.com\/en\/2023\/7-july-at-sivershchyna-and-slobozhanschyna-directions-russian</text:a>
</text:p>
      <text:p text:style-name="P4">
News Source: <text:a xlink:type="simple" xlink:href="https://t.me/lumsrc/5290" text:style-name="Internet_20_link" text:visited-style-name="Visited_20_Internet_20_Link">
https://t.me/lumsrc/5290</text:a>
</text:p>
      <!--NEWS-->
      <text:h text:style-name="P10" text:outline-level="1">
<text:span text:style-name="T4">
JSC Avdiivka Directio Rusian Army Shelled Ceramics, Zhalane, Berdyshi, Avdiivka, Pervomaisk ...</text:span>
</text:h>
      <text:p text:style-name="P4">
Authors: liveuamap (Language: en)</text:p>
      <text:p text:style-name="P4">
Time: 2023-07-07T05:25:00</text:p>
      <text:p text:style-name="P4">
Location: Avdiyivka (Latitude:48.24434 Longtitude:37.6922)</text:p>
      <text:p text:style-name="P4">
Videos: []</text:p>
      <text:p text:style-name="P4">
Images: []</text:p>
      <text:p text:style-name="P4">
Tags: ["Russia"]</text:p>
      <text:p text:style-name="P4">
Id: 22574465</text:p>
      <!--METADATA-->
      <text:p text:style-name="P4">
At Avdiyivka direction Russian army shelled Keramik, Zhelane, Berdychi,Avdiyivka, Pervomayske and Karlivka of Donetsk region. Russian aviationconducted airstrikes at Novokalynove and Avdiyivka of Donetsk region, -General Staff of Armed Forces of Ukraine says in the morning report</text:p>
      <text:p text:style-name="P4">
News Collection Link: <text:a xlink:type="simple" xlink:href="https:\/\/liveuamap.com\/en\/2023\/7-july-at-avdiyivka-direction-russian-army-shelled-keramik" text:style-name="Internet_20_link" text:visited-style-name="Visited_20_Internet_20_Link">
https:\/\/liveuamap.com\/en\/2023\/7-july-at-avdiyivka-direction-russian-army-shelled-keramik</text:a>
</text:p>
      <text:p text:style-name="P4">
News Source: <text:a xlink:type="simple" xlink:href="https://t.me/lumsrc/5294" text:style-name="Internet_20_link" text:visited-style-name="Visited_20_Internet_20_Link">
https://t.me/lumsrc/5294</text:a>
</text:p>
      <!--NEWS-->
      <text:h text:style-name="P10" text:outline-level="1">
<text:span text:style-name="T4">
Russian army conducted missile strike with S-300 missiles at Zaporizhzhia</text:span>
</text:h>
      <text:p text:style-name="P4">
Authors: liveuamap (Language: en)</text:p>
      <text:p text:style-name="P4">
Time: 2023-07-07T08:18:24</text:p>
      <text:p text:style-name="P4">
Location: Zaporizhzhia, Zaporiz'ka oblast (Latitude:47.8528 Longtitude:35.17273)</text:p>
      <text:p text:style-name="P4">
Videos: []</text:p>
      <text:p text:style-name="P4">
Images: []</text:p>
      <text:p text:style-name="P4">
Tags: ["Europe", "Central and Eastern Europe"]</text:p>
      <text:p text:style-name="P4">
Id: 22574488</text:p>
      <!--METADATA-->
      <text:p text:style-name="P4">
Russian army conducted missile strike with S-300 missiles at Zaporizhzhia</text:p>
      <text:p text:style-name="P4">
News Collection Link: <text:a xlink:type="simple" xlink:href="https:\/\/liveuamap.com\/en\/2023\/7-july-russian-army-conducted-missile-strike-with-s300-missiles" text:style-name="Internet_20_link" text:visited-style-name="Visited_20_Internet_20_Link">
https:\/\/liveuamap.com\/en\/2023\/7-july-russian-army-conducted-missile-strike-with-s300-missiles</text:a>
</text:p>
      <text:p text:style-name="P4">
News Source: <text:a xlink:type="simple" xlink:href="https://t.me/espresotb/67300" text:style-name="Internet_20_link" text:visited-style-name="Visited_20_Internet_20_Link">
https://t.me/espresotb/67300</text:a>
</text:p>
      <!--NEWS-->
      <text:h text:style-name="P10" text:outline-level="1">
<text:span text:style-name="T4">
Zelensky: We expect concrete steps from NATO towards Ukraine during the upcoming Vilnius Summit</text:span>
</text:h>
      <text:p text:style-name="P4">
Authors: liveuamap (Language: en)</text:p>
      <text:p text:style-name="P4">
Time: 2023-07-07T09:09:50</text:p>
      <text:p text:style-name="P4">
Location: Bratislava, Bratislavský kraj (Latitude:48.14921 Longtitude:17.10771)</text:p>
      <text:p text:style-name="P4">
Videos: []</text:p>
      <text:p text:style-name="P4">
Images: []</text:p>
      <text:p text:style-name="P4">
Tags: ["Europe", "Central and Eastern Europe"]</text:p>
      <text:p text:style-name="P4">
Id: 22574497</text:p>
      <!--METADATA-->
      <text:p text:style-name="P4">
Zelensky: We expect concrete steps from NATO towards Ukraine during theupcoming Vilnius Summit</text:p>
      <text:p text:style-name="P4">
News Collection Link: <text:a xlink:type="simple" xlink:href="https:\/\/liveuamap.com\/en\/2023\/7-july-zelensky-we-expect-concrete-steps-from-nato-towards" text:style-name="Internet_20_link" text:visited-style-name="Visited_20_Internet_20_Link">
https:\/\/liveuamap.com\/en\/2023\/7-july-zelensky-we-expect-concrete-steps-from-nato-towards</text:a>
</text:p>
      <text:p text:style-name="P4">
News Source: <text:a xlink:type="simple" xlink:href="https://twitter.com/AsharqNewsBrk/status/1677303196471926786" text:style-name="Internet_20_link" text:visited-style-name="Visited_20_Internet_20_Link">
https://twitter.com/AsharqNewsBrk/status/1677303196471926786</text:a>
</text:p>
      <!--NEWS-->
      <text:h text:style-name="P10" text:outline-level="1">
<text:span text:style-name="T4">
Germany will not supply cluster ammunition to Ukraine as it is a signatory to a convention ba...</text:span>
</text:h>
      <text:p text:style-name="P4">
Authors: liveuamap (Language: en)</text:p>
      <text:p text:style-name="P4">
Time: 2023-07-07T09:57:25</text:p>
      <text:p text:style-name="P4">
Location: Berlin, Berlin (Latitude:52.51873 Longtitude:13.36985)</text:p>
      <text:p text:style-name="P4">
Videos: []</text:p>
      <text:p text:style-name="P4">
Images: []</text:p>
      <text:p text:style-name="P4">
Tags: ["Germany", "Europe"]</text:p>
      <text:p text:style-name="P4">
Id: 22574506</text:p>
      <!--METADATA-->
      <text:p text:style-name="P4">
Germany will not supply cluster ammunition to Ukraine as it is a signatory toa convention banning the production and use of that type of weapon, GermanDefence Minister Boris Pistorius said on Friday in Bern</text:p>
      <text:p text:style-name="P4">
News Collection Link: <text:a xlink:type="simple" xlink:href="https:\/\/liveuamap.com\/en\/2023\/7-july-germany-will-not-supply-cluster-ammunition-to-ukraine" text:style-name="Internet_20_link" text:visited-style-name="Visited_20_Internet_20_Link">
https:\/\/liveuamap.com\/en\/2023\/7-july-germany-will-not-supply-cluster-ammunition-to-ukraine</text:a>
</text:p>
      <text:p text:style-name="P4">
News Source: <text:a xlink:type="simple" xlink:href="https://twitter.com/idreesali114/status/1677314418575659018" text:style-name="Internet_20_link" text:visited-style-name="Visited_20_Internet_20_Link">
https://twitter.com/idreesali114/status/1677314418575659018</text:a>
</text:p>
      <!--NEWS-->
      <text:h text:style-name="P10" text:outline-level="1">
<text:span text:style-name="T4">
Ukrinform is on Threads!</text:span>
</text:h>
      <text:p text:style-name="P4">
Authors: Ukrinform (Person)</text:p>
      <text:p text:style-name="P4">
Publisher: Укринформ (Organization)</text:p>
      <text:p text:style-name="P4">
Published Time: 2023-07-07T0:15:00+03:00</text:p>
      <text:p text:style-name="P4">
Modified Time: 2023-07-07T21:15:00+03:00</text:p>
      <text:p text:style-name="P4">
Description: Ukrinform is always on the pulse of news. Join Threads and subscribe to Ukrinform - Ukrinform.</text:p>
      <text:p text:style-name="P4">
Images: ['<text:a xlink:type="simple" xlink:href="https://static.ukrinform.com/photos/2023_07/thumb_files/630_360_1688644765-383.jpg" text:style-name="Internet_20_link" text:visited-style-name="Visited_20_Internet_20_Link">
630_360_16886...</text:a>
']</text:p>
      <text:p text:style-name="P4">
Tags: ['Соцмережі', 'Meta']</text:p>
      <text:p text:style-name="P4">
Type: Article</text:p>
      <!--METADATA-->
      <text:p text:style-name="P4">
<draw:frame draw:style-name="fr1" draw:name="Image49" text:anchor-type="as-char" svg:width="6.9236in" svg:height="3.956343in" draw:z-index="0">
<draw:image xlink:href="../Images/yкринформ/2023-07-07T0-15-00-03-00/630_360_1688644765-383.jpg" xlink:type="simple" xlink:show="embed" xlink:actuate="onLoad" draw:mime-type="image/jpeg"/>
</draw:frame>
Ukrinforming on the pulse of the news. Join the Threads and subscribe to Ukrinform</text:p>
      <text:p text:style-name="P4">
<text:span text:style-name="T4">
 What is threads? It is an analogue of Twitter that <text:a xlink:type="simple" xlink:href="https://www.ukrinform.ua/rubric-technology/3732218-meta-zapustila-svij-analog-tvitteru.html" text:style-name="Internet_20_link" text:visited-style-name="Visited_20_Internet_20_Link">
launched Meta.</text:a>
</text:span>
</text:p>
      <text:p text:style-name="P4">
In order to start working with Threads, users can be authorized by the assistance of the Instagram account. The application can publish up to 500 characters, as well as photos and videos of up to 5 minutes. The publication of Threads can also be shared in the history of a winegram.</text:p>
      <text:p text:style-name="P4">
Ukrinform registered at the service immediately after its launch. Read the cheerful <text:a xlink:type="simple" xlink:href="https://www.threads.net/@ukrinform" text:style-name="Internet_20_link" text:visited-style-name="Visited_20_Internet_20_Link">
on the @ukrinform page in Threads.</text:a>
</text:p>
      <text:p text:style-name="P4">
&gt;
 🎊 Ukrinform is on Threads!Subscribe to <text:a xlink:type="simple" xlink:href="https://twitter.com/UKRINFORM" text:style-name="Internet_20_link" text:visited-style-name="Visited_20_Internet_20_Link">
@ukrinform&gt;
</text:a>
<text:a xlink:type="simple" xlink:href="https://t.co/ETszQxJMAO" text:style-name="Internet_20_link" text:visited-style-name="Visited_20_Internet_20_Link">
&gt;
 https://t.co/ETszQxJMAO </text:a>
&gt;
&gt;
 What is threads? It is an analogue of Twitter, launched by Meta. &gt;
&gt;
 In order to start working with Threads, users can be authorized with an instagram account. In the application you can… <text:a xlink:type="simple" xlink:href="https://t.co/RPZW7VFwiq" text:style-name="Internet_20_link" text:visited-style-name="Visited_20_Internet_20_Link">
&gt;
 pic.twitter.com/rpzw7vfwiq</text:a>
&gt;
&gt;
 - Ukrinform(@Ukrinform)<text:a xlink:type="simple" xlink:href="https://twitter.com/UKRINFORM/status/1676917900114788352" text:style-name="Internet_20_link" text:visited-style-name="Visited_20_Internet_20_Link">
 July 6, 2023&gt;
 </text:a>
Install the Threads app to see more content from <text:a xlink:type="simple" xlink:href="https://www.threads.net/@ukrinform" text:style-name="Internet_20_link" text:visited-style-name="Visited_20_Internet_20_Link">
ukrinform</text:a>
. The program is available for loading the dear <text:a xlink:type="simple" xlink:href="https://apps.apple.com/us/app/threads-an-instagram-app/id6446901002" text:style-name="Internet_20_link" text:visited-style-name="Visited_20_Internet_20_Link">
App Store</text:a>
і <text:a xlink:type="simple" xlink:href="https://play.google.com/store/apps/details" text:style-name="Internet_20_link" text:visited-style-name="Visited_20_Internet_20_Link">
 Google Play</text:a>
in more than 100 countries.</text:p>
      <text:p text:style-name="P4">
News Source: <text:a xlink:type="simple" xlink:href="https://www.ukrinform.ua/rubric-technology/3732298-ukrinform-e-na-threads.html" text:style-name="Internet_20_link" text:visited-style-name="Visited_20_Internet_20_Link">
https://www.ukrinform.ua/rubric-technology/3732298-ukrinform-e-na-threads.html</text:a>
</text:p>
      <!--NEWS-->
      <text:h text:style-name="P10" text:outline-level="1">
<text:span text:style-name="T4">
In Zaporizhzhya, bad weather damaged the power lines, a bridge collapsed in Frankivsk</text:span>
</text:h>
      <text:p text:style-name="P4">
Authors: Ukrinform (Person)</text:p>
      <text:p text:style-name="P4">
Publisher: Укринформ (Organization)</text:p>
      <text:p text:style-name="P4">
Published Time: 2023-07-07T10:16:00+03:00</text:p>
      <text:p text:style-name="P4">
Modified Time: 2023-07-07T22:16:00+03:00</text:p>
      <text:p text:style-name="P4">
Description: In Zaporozhye in the evening on Friday there was a rain, which was accompanied by a strong wind. There are many fallen trees and damaged power lines in the city. At the same time, part of the pedestrian bridge collapsed in Ivano-Frankivsk. - Ukrinform.</text:p>
      <text:p text:style-name="P4">
Images: ['<text:a xlink:type="simple" xlink:href="https://static.ukrinform.com/photos/2023_07/thumb_files/630_360_1688757246-771.jpg" text:style-name="Internet_20_link" text:visited-style-name="Visited_20_Internet_20_Link">
630_360_16887...</text:a>
']</text:p>
      <text:p text:style-name="P4">
Tags: ['Івано-Франківськ', 'Електропостачання', 'Міст', 'Негода', 'Запоріжжя']</text:p>
      <text:p text:style-name="P4">
Type: Article</text:p>
      <!--METADATA-->
      <text:p text:style-name="P4">
<draw:frame draw:style-name="fr1" draw:name="Image51" text:anchor-type="as-char" svg:width="6.9236in" svg:height="3.956343in" draw:z-index="0">
<draw:image xlink:href="../Images/yкринформ/2023-07-07T10-16-00-03-00/630_360_1688757246-771.jpg" xlink:type="simple" xlink:show="embed" xlink:actuate="onLoad" draw:mime-type="image/jpeg"/>
</draw:frame>
The Uzrozhi in the evening on Friday was a rain, which was accompanied by a strongworld. There are many fallen trees and damaged transmission lines in the city. In the same time, part of the pedestrian gbey collapsed in Ivano-Frankivsk due to bad weather.</text:p>
      <text:p text:style-name="P4">
About it in <text:a xlink:type="simple" xlink:href="https://t.me/kurtievofficial/12079" text:style-name="Internet_20_link" text:visited-style-name="Visited_20_Internet_20_Link">
telegram</text:a>
Anatoliy Kurtov, the head of Zaporozhye, reported, Ukrinform reports.</text:p>
      <text:p text:style-name="P4">
"Utilities are working to eliminate the consequences of today's <text:a xlink:type="simple" xlink:href="https://www.ukrinform.ua/tag-negoda" text:style-name="Internet_20_link" text:visited-style-name="Visited_20_Internet_20_Link">
bad weather</text:a>
. The work of the city specialized rescue service, municipal emergency service, Eluas, Zelenbud, Titan and Zaporizhmyskvitlo was involved in the work. Public utilities check the plants of the rainwater and clean them from debris, which got there during the time, and clean and spray trees that have fallen on roads or lines of light lighting. Energy begin to restore the destroyed electricity grids, "Kurtev wrote.</text:p>
      <text:p text:style-name="P4">
All work will continue until the beginning of the curfew and will continue tomorrow.</text:p>
      <text:p text:style-name="P4">
In some areas of the city, hail fell, a strong wind broke trees and overthrow their cars and roads. There was no information about the victims. Currently, in city weather.</text:p>
      <text:p text:style-name="P4">
At the same time, part of the pedestrian gathering collapsed in Ivano-Frankivsk.</text:p>
      <text:p text:style-name="P4">
_ <text:span text:style-name="T4">
 Video </text:span>
: <text:a xlink:type="simple" xlink:href="https://www.facebook.com/ruslan.martsinkiv/videos/1398253010726921" text:style-name="Internet_20_link" text:visited-style-name="Visited_20_Internet_20_Link">
Ruslan Markinkov</text:a>
_</text:p>
      <text:p text:style-name="P4">
"The large water has cut off part of the shore from the German lake, as well as the cutting part of the pedestrian bridge on the waterfront. Now the bridge is blocked. There is no passage."- said Mayor Ruslan Martsinkov in <text:a xlink:type="simple" xlink:href="https://www.facebook.com/watch/live/" text:style-name="Internet_20_link" text:visited-style-name="Visited_20_Internet_20_Link">
Facebook</text:a>
,</text:p>
      <text:p text:style-name="P4">
*!(https://www.ukrinform.ua/rubric-regions/3732952-na-kiivsini-vnaslidok-negodi-znestrumleni-50-naselenih-punktiv.html)According to him, there are representatives of the communal services of the Hippolist. There are no casualties.</text:p>
      <text:p text:style-name="P4">
Martsinkov noted that the water level is now quite high, so the work of the damaged part of the bridge will be taken after its recession. The water is still getting water.</text:p>
      <text:p text:style-name="P4">
As it was reported, in the Carpathian region, thunderstorms caused flooding of about 300 farms, open areas and local roads.</text:p>
      <text:p text:style-name="P4">
<text:span text:style-name="T5">
Foto: Anatoly Kurtev, telegram</text:span>
</text:p>
      <text:p text:style-name="P4">
News Source: <text:a xlink:type="simple" xlink:href="https://www.ukrinform.ua/rubric-regions/3732980-u-zaporizzi-cerez-negodu-poskodzeni-liniii-elektroperedac-u-frankivsku-obvalivsa-mist.html" text:style-name="Internet_20_link" text:visited-style-name="Visited_20_Internet_20_Link">
https://www.ukrinform.ua/rubric-regions/3732980-u-zaporizzi-cerez-negodu-poskodzeni-liniii-elektroperedac-u-frankivsku-obvalivsa-mist.html</text:a>
</text:p>
      <!--NEWS-->
      <text:h text:style-name="P10" text:outline-level="1">
<text:span text:style-name="T4">
Zelensky meets with Erdogan</text:span>
</text:h>
      <text:p text:style-name="P4">
Authors: Ukrinform (Person)</text:p>
      <text:p text:style-name="P4">
Publisher: Укринформ (Organization)</text:p>
      <text:p text:style-name="P4">
Published Time: 2023-07-07T11:19:00+03:00</text:p>
      <text:p text:style-name="P4">
Modified Time: 2023-07-07T22:19:00+03:00</text:p>
      <text:p text:style-name="P4">
Description: President of Ukraine Volodymyr Zelensky meets with his Turkish colleague Recep Taiip Erdogan. - Ukrinform.</text:p>
      <text:p text:style-name="P4">
Images: ['<text:a xlink:type="simple" xlink:href="https://static.ukrinform.com/photos/2023_07/thumb_files/630_360_1688758028-881.jpg" text:style-name="Internet_20_link" text:visited-style-name="Visited_20_Internet_20_Link">
630_360_16887...</text:a>
']</text:p>
      <text:p text:style-name="P4">
Tags: ['Ердоган', 'Візит', 'Туреччина', 'Зеленський']</text:p>
      <text:p text:style-name="P4">
Type: Article</text:p>
      <!--METADATA-->
      <text:p text:style-name="P4">
<draw:frame draw:style-name="fr1" draw:name="Image52" text:anchor-type="as-char" svg:width="6.9236in" svg:height="3.956343in" draw:z-index="0">
<draw:image xlink:href="../Images/yкринформ/2023-07-07T11-19-00-03-00/630_360_1688758028-881.jpg" xlink:type="simple" xlink:show="embed" xlink:actuate="onLoad" draw:mime-type="image/jpeg"/>
</draw:frame>
President of Ukraine Volodymyr Zelensky holds a meeting with his Turkish colleaguer Taiip Erdogan.</text:p>
      <text:p text:style-name="P4">
The Head of State reported this in <text:a xlink:type="simple" xlink:href="http://t.me/V_Zelenskiy_official/6894" text:style-name="Internet_20_link" text:visited-style-name="Visited_20_Internet_20_Link">
telegram</text:a>
, reports Ukrinform.</text:p>
      <text:p text:style-name="P4">
"Turkey. Meeting with President Recep Taiip Erdogan. Very important intervals. Safety - both in our Black Sea region and in general in Europe. Fath for the support of the territorial integrity and sovereignty of Ukraine. The formula of peace. Protection of our countries, our people and our interests. The attention of the Vilnius Summit, ”said Zelensky.</text:p>
      <text:p text:style-name="P4">
<text:span text:style-name="T5">
Video: <text:a xlink:type="simple" xlink:href="https://www.president.gov.ua/" text:style-name="Internet_20_link" text:visited-style-name="Visited_20_Internet_20_Link">
Presidential Office</text:a>
</text:span>
</text:p>
      <text:p text:style-name="P4">
According to the President, the protection and development of the Black Sea Race Initiative and further efforts for food security will be discussed separately.</text:p>
      <text:p text:style-name="P4">
"The world must be protected from any terror," - stressed <text:a xlink:type="simple" xlink:href="https://www.ukrinform.ua/tag-zelenskij" text:style-name="Internet_20_link" text:visited-style-name="Visited_20_Internet_20_Link">
Zelensky</text:a>
.</text:p>
      <text:p text:style-name="P4">
<text:span text:style-name="T4">
 Read also: </text:span>
 [<text:span text:style-name="T4">
 Zelensky </text:span>
 arrived in Turkey for talk(https://www.ukrinform.ua/rubric-polytics/3732945-zelenskij-pribuv-u-tureccinu-na-peregovori-z-erdoganom.html)As it was reported, on Friday evening, Zelensky arrived on a visit to Turkey. To that head of state visited Bulgaria, Czech Republic and Slovakia.</text:p>
      <text:p text:style-name="P4">
<text:span text:style-name="T5">
Foto: twitter.com/zelenskyyua</text:span>
</text:p>
      <text:p text:style-name="P4">
News Source: <text:a xlink:type="simple" xlink:href="https://www.ukrinform.ua/rubric-polytics/3732982-zelenskij-provodit-zustric-z-erdoganom.html" text:style-name="Internet_20_link" text:visited-style-name="Visited_20_Internet_20_Link">
https://www.ukrinform.ua/rubric-polytics/3732982-zelenskij-provodit-zustric-z-erdoganom.html</text:a>
</text:p>
      <!--NEWS-->
      <text:h text:style-name="P10" text:outline-level="1">
<text:span text:style-name="T4">
Zaluzhny and Shaplla visited the group of Khortytsia and Tavriya troops</text:span>
</text:h>
      <text:p text:style-name="P4">
Authors: Ukrinform (Person)</text:p>
      <text:p text:style-name="P4">
Publisher: Укринформ (Organization)</text:p>
      <text:p text:style-name="P4">
Published Time: 2023-07-07T12:35:00+03:00</text:p>
      <text:p text:style-name="P4">
Modified Time: 2023-07-07T22:35:00+03:00</text:p>
      <text:p text:style-name="P4">
Description: The Commander-in-Chief of the Armed Forces Valery Zaluzhny, together with the Chief of General Staff Sergei Shaptal, visited the operational and strategic groups of Khortytsa and Tavriya troops. - Ukrinform.</text:p>
      <text:p text:style-name="P4">
Images: ['<text:a xlink:type="simple" xlink:href="https://static.ukrinform.com/photos/2023_07/thumb_files/630_360_1688760223-735.png" text:style-name="Internet_20_link" text:visited-style-name="Visited_20_Internet_20_Link">
630_360_16887...</text:a>
']</text:p>
      <text:p text:style-name="P4">
Tags: ['Генштаб', 'ЗСУ', 'Валерій Залужний', 'Війна з Росією', '#stoprussia']</text:p>
      <text:p text:style-name="P4">
Type: Article</text:p>
      <!--METADATA-->
      <text:p text:style-name="P4">
<draw:frame draw:style-name="fr1" draw:name="Image53" text:anchor-type="as-char" svg:width="6.9236in" svg:height="3.956343in" draw:z-index="0">
<draw:image xlink:href="../Images/yкринформ/2023-07-07T12-35-00-03-00/630_360_1688760223-735.png" xlink:type="simple" xlink:show="embed" xlink:actuate="onLoad" draw:mime-type="image/png"/>
</draw:frame>
The Commander-in-Chief of the Armed Forces Valery Zaluzhny, together with the Chief of General Staff, visited the operative-strategic groups of Khortytsia and Tavriya troops.</text:p>
      <text:p text:style-name="P4">
This was reported on <text:a xlink:type="simple" xlink:href="https://t.me/CinCAFU/529" text:style-name="Internet_20_link" text:visited-style-name="Visited_20_Internet_20_Link">
telegram channel</text:a>
The head of the head, reports Ukrinform.</text:p>
      <text:p text:style-name="P4">
_ <text:span text:style-name="T4">
 Video </text:span>
: <text:a xlink:type="simple" xlink:href="https://www.youtube.com/watch" text:style-name="Internet_20_link" text:visited-style-name="Visited_20_Internet_20_Link">
Valery Zaluzhny, Telegrams</text:a>
_</text:p>
      <text:p text:style-name="P4">
“With the Chief of General Staff Sergei Shaptala worked in operational-strategic groups <text:a xlink:type="simple" xlink:href="https://www.ukrinform.ua/tag-zsu" text:style-name="Internet_20_link" text:visited-style-name="Visited_20_Internet_20_Link">
troops</text:a>
Khortytsia and Tavriya. Thank you to everyone who defends our land, ”said Zalzhuzhny.</text:p>
      <text:p text:style-name="P4">
<text:span text:style-name="T4">
 Read also: </text:span>
 <text:a xlink:type="simple" xlink:href="https://www.ukrinform.ua/rubric-ato/3732455-vijskovi-prodovzuut-aktivni-nastupalni-dii-iniciativa-perebuvae-na-boci-zsu-zaluznij.html" text:style-name="Internet_20_link" text:visited-style-name="Visited_20_Internet_20_Link">
military continues active offensive actions, initiative on the side of the Armed Forces - <text:span text:style-name="T4">
 Zaluzhni </text:span>
</text:a>
In a brief comment on the published video from the trip of the commander -in -chief, he also said: "Everything is normal, everything will be fine, everything is according to the plan, the guys are good."</text:p>
      <text:p text:style-name="P4">
<text:span text:style-name="T5">
Foto: Presidential Office</text:span>
</text:p>
      <text:p text:style-name="P4">
News Source: <text:a xlink:type="simple" xlink:href="https://www.ukrinform.ua/rubric-ato/3732985-zaluznij-i-saptala-vidvidali-ugrupovanna-vijsk-hortica-j-tavria.html" text:style-name="Internet_20_link" text:visited-style-name="Visited_20_Internet_20_Link">
https://www.ukrinform.ua/rubric-ato/3732985-zaluznij-i-saptala-vidvidali-ugrupovanna-vijsk-hortica-j-tavria.html</text:a>
</text:p>
      <!--NEWS-->
      <text:h text:style-name="P10" text:outline-level="1">
<text:span text:style-name="T4">
Kalinina will play in the second circle of the paired discharge of the Wimbledon tournament</text:span>
</text:h>
      <text:p text:style-name="P4">
Authors: Ukrinform (Person)</text:p>
      <text:p text:style-name="P4">
Publisher: Укринформ (Organization)</text:p>
      <text:p text:style-name="P4">
Published Time: 2023-07-07T13:49:31+03:00</text:p>
      <text:p text:style-name="P4">
Modified Time: 2023-07-07T22:49:31+03:00</text:p>
      <text:p text:style-name="P4">
Description: The first "racket" of Ukraine Angelina Kalinina continues to perform on the third in the season of the Grand Slam - Wimbledon series tournament, which lasts in London (UK). - Ukrinform.</text:p>
      <text:p text:style-name="P4">
Images: ['<text:a xlink:type="simple" xlink:href="https://static.ukrinform.com/photos/2023_06/thumb_files/630_360_1687951435-330.jpg" text:style-name="Internet_20_link" text:visited-style-name="Visited_20_Internet_20_Link">
630_360_16879...</text:a>
']</text:p>
      <text:p text:style-name="P4">
Tags: ['Теніс', 'Вімблдон', 'Ангеліна Калініна']</text:p>
      <text:p text:style-name="P4">
Type: Article</text:p>
      <!--METADATA-->
      <text:p text:style-name="P4">
<draw:frame draw:style-name="fr1" draw:name="Image54" text:anchor-type="as-char" svg:width="6.9236in" svg:height="3.956343in" draw:z-index="0">
<draw:image xlink:href="../Images/yкринформ/2023-07-07T13-49-31-03-00/630_360_1687951435-330.jpg" xlink:type="simple" xlink:show="embed" xlink:actuate="onLoad" draw:mime-type="image/jpeg"/>
</draw:frame>
The first "racket" of Ukraine Angelina Kalinina continues the performance in the third in the seasonurgent series Grand Slam - Wimbledon, which lasts in London(United Kingdom).</text:p>
      <text:p text:style-name="P4">
У стартовому матчі парного розряду дует Ангеліна Калініна - Ірина-Камелія Бегу(Romania)won a volitional victory over Chilean -Novozaland tandem Alex Guarachi - Erin Ruthlylif - 6: 7(2:7), 7:6(8:6), 6: 2, reports Ukrinform.</text:p>
      <text:p text:style-name="P4">
The confrontation lasted 2.5 hours.</text:p>
      <text:p text:style-name="P4">
The permit to the third circle of the Kalinin and Beg bonfire is played with the 3rd Australian Storm Hunter and Belgian Elizamertens.</text:p>
      <text:p text:style-name="P4">
<text:span text:style-name="T4">
 Read also: </text:span>
 <text:a xlink:type="simple" xlink:href="https://www.ukrinform.ua/rubric-sports/3732887-kalinina-postupilas-andreesku-ta-zaversila-vistupi-na-vimbldoni.html" text:style-name="Internet_20_link" text:visited-style-name="Visited_20_Internet_20_Link">
Kalinina gave way to Andreesk on Wimbledon</text:a>
The Wimbledon tournament will last until July 16.</text:p>
      <text:p text:style-name="P4">
Photo: btu.org.ua.</text:p>
      <text:p text:style-name="P4">
News Source: <text:a xlink:type="simple" xlink:href="https://www.ukrinform.ua/rubric-sports/3732984-kalinina-zigrae-u-drugomu-koli-parnogo-rozradu-vimbldonskogo-turniru.html" text:style-name="Internet_20_link" text:visited-style-name="Visited_20_Internet_20_Link">
https://www.ukrinform.ua/rubric-sports/3732984-kalinina-zigrae-u-drugomu-koli-parnogo-rozradu-vimbldonskogo-turniru.html</text:a>
</text:p>
      <!--NEWS-->
      <text:h text:style-name="P10" text:outline-level="1">
<text:span text:style-name="T4">
The Netherlands Government Coalition has broken up because of differences in migration policy - media</text:span>
</text:h>
      <text:p text:style-name="P4">
Authors: Ukrinform (Person)</text:p>
      <text:p text:style-name="P4">
Publisher: Укринформ (Organization)</text:p>
      <text:p text:style-name="P4">
Published Time: 2023-07-07T14:54:00+03:00</text:p>
      <text:p text:style-name="P4">
Modified Time: 2023-07-07T22:54:00+03:00</text:p>
      <text:p text:style-name="P4">
Description: The Netherlands Government Coalition was unable to reach migration policy agreements. This actually means that the cabinet led by Mark Rutte resign. - Ukrinform.</text:p>
      <text:p text:style-name="P4">
Images: ['<text:a xlink:type="simple" xlink:href="https://static.ukrinform.com/photos/2020_05/thumb_files/630_360_1588618462-137.jpg" text:style-name="Internet_20_link" text:visited-style-name="Visited_20_Internet_20_Link">
630_360_15886...</text:a>
']</text:p>
      <text:p text:style-name="P4">
Tags: None</text:p>
      <text:p text:style-name="P4">
Type: Article</text:p>
      <!--METADATA-->
      <text:p text:style-name="P4">
<draw:frame draw:style-name="fr1" draw:name="Image55" text:anchor-type="as-char" svg:width="6.9236in" svg:height="3.956343in" draw:z-index="0">
<draw:image xlink:href="../Images/yкринформ/2023-07-07T14-54-00-03-00/630_360_1588618462-137.jpg" xlink:type="simple" xlink:show="embed" xlink:actuate="onLoad" draw:mime-type="image/jpeg"/>
</draw:frame>
The Netherlands Party Coalition was unable to reach agreements on correspondence policy. This actually means that the cabinet led by Mark Ruttaide resign.</text:p>
      <text:p text:style-name="P4">
About it reports Ukrinform with reference to <text:a xlink:type="simple" xlink:href="http://nos.nl/liveblog/2481941-oppositie-wil-snel-tweede-kamerverkiezingen-was-geen-gelukkig-huwelijk" text:style-name="Internet_20_link" text:visited-style-name="Visited_20_Internet_20_Link">
nos</text:a>
.</text:p>
      <text:p text:style-name="P4">
“The fourth office of Rutte fell in one year and 178 days. This is the third office of the leader of the VVD leader Rutte, which does not reach the finish line. The parties cannot develop agreements on migration policy, ”the message reads.</text:p>
      <text:p text:style-name="P4">
We will remind, the Ambassador of Ukraine to the Netherlands Alexander Karasevich said in comments that this country became one of those who made the F-16 for our state not a dream, but a "reality that will definitely be."</text:p>
      <text:p text:style-name="P4">
*!(https://www.ukrinform.ua/rubric-economy/3732469-niderlandi-vze-nadali-ukraini-19-milarda-vijskovoi-dopomogi.html)According to him, <text:a xlink:type="simple" xlink:href="https://www.ukrinform.ua/tag-niderlandi" text:style-name="Internet_20_link" text:visited-style-name="Visited_20_Internet_20_Link">
the Netherlands</text:a>
Bishops and played one of the leadership roles in the formation of the F-16 Coalition. Specifically, it is about providing Ukrainians.</text:p>
      <text:p text:style-name="P4">
It was reported that the Netherlands will start training in Ukrainian pilots on the F-16 already this summer.</text:p>
      <text:p text:style-name="P4">
News Source: <text:a xlink:type="simple" xlink:href="https://www.ukrinform.ua/rubric-world/3732986-uradova-koalicia-niderlandiv-rozpalasa-cerez-rozbiznosti-sodo-migracijnoi-politiki-zmi.html" text:style-name="Internet_20_link" text:visited-style-name="Visited_20_Internet_20_Link">
https://www.ukrinform.ua/rubric-world/3732986-uradova-koalicia-niderlandiv-rozpalasa-cerez-rozbiznosti-sodo-migracijnoi-politiki-zmi.html</text:a>
</text:p>
      <!--NEWS-->
      <text:h text:style-name="P10" text:outline-level="1">
<text:span text:style-name="T4">
The "court" in Crimea fined human rights activist Japarov</text:span>
</text:h>
      <text:p text:style-name="P4">
Authors: Ukrinform (Person)</text:p>
      <text:p text:style-name="P4">
Publisher: Укринформ (Organization)</text:p>
      <text:p text:style-name="P4">
Published Time: 2023-07-07T15:02:44+03:00</text:p>
      <text:p text:style-name="P4">
Modified Time: 2023-07-07T15:02:44+03:00</text:p>
      <text:p text:style-name="P4">
Description: Russia -controlled "Kyiv District Court" in the temporarily occupied Simferopol fined the human rights activist Abdureshit Japarova in the case "regarding discrediting Rosarmia". - Ukrinform.</text:p>
      <text:p text:style-name="P4">
Images: ['<text:a xlink:type="simple" xlink:href="https://static.ukrinform.com/photos/2023_07/thumb_files/630_360_1688731328-872.jpg" text:style-name="Internet_20_link" text:visited-style-name="Visited_20_Internet_20_Link">
630_360_16887...</text:a>
']</text:p>
      <text:p text:style-name="P4">
Tags: ['Крим', 'Правозахисники', 'Штраф']</text:p>
      <text:p text:style-name="P4">
Type: Article</text:p>
      <!--METADATA-->
      <text:p text:style-name="P4">
<draw:frame draw:style-name="fr1" draw:name="Image56" text:anchor-type="as-char" svg:width="6.9236in" svg:height="3.956343in" draw:z-index="0">
<draw:image xlink:href="../Images/yкринформ/2023-07-07T15-02-44-03-00/630_360_1688731328-872.jpg" xlink:type="simple" xlink:show="embed" xlink:actuate="onLoad" draw:mime-type="image/jpeg"/>
</draw:frame>
Russia -controlled "Kyiv District Court" in the temporarily occupied familyferopol fined the human rights activist Abdureshit Dureshit in the case of "on the dyskreditation of Rosarmia".</text:p>
      <text:p text:style-name="P4">
This was reported by a human rights project <text:a xlink:type="simple" xlink:href="http://crimean-process.org/sud-oshtrafoval-krymskogo-pravozashhitnika-za-chuzhuyu-publikacziyu/" text:style-name="Internet_20_link" text:visited-style-name="Visited_20_Internet_20_Link">
"Crimean Process"</text:a>
, reports Ukrinform.</text:p>
      <text:p text:style-name="P4">
“The court questioned the person who made the administrative protocol and then pleaded guilty. According to the declared resolution, Dzheparov was prescribed punishment in the form of an administrative fine in the amount of 45 thousand rubles, ” -it will be in the post.</text:p>
      <text:p text:style-name="P4">
It is noted that during the meeting, they were questioned by a concept who had previously complained with memory problems.</text:p>
      <text:p text:style-name="P4">
<text:span text:style-name="T4">
 Read also: </text:span>
 <text:a xlink:type="simple" xlink:href="https://www.ukrinform.ua/rubric-crimea/3732732-krimskogo-politvazna-belalova-v-rosijskij-kolonii-pereveli-do-strafnogo-izolatora.html" text:style-name="Internet_20_link" text:visited-style-name="Visited_20_Internet_20_Link">
<text:span text:style-name="T4">
 Crimea </text:span>
 Belyalov political prisoner in the Russian colony was transferred to a penitentiary</text:a>
As it was reported, Russian security forces in the temporarily occupied <text:a xlink:type="simple" xlink:href="https://www.ukrinform.ua/tag-krim" text:style-name="Internet_20_link" text:visited-style-name="Visited_20_Internet_20_Link">
Crimea</text:a>
They violated the veterans Tatar national movement and human rights activist Japarov: about discrediting the Russian army and abuse of freedom of information.</text:p>
      <text:p text:style-name="P4">
Human rights activist, in particular, was accused of an admin on the Facebook of the Crimean Idea initiative, which published reviews of international humanitarian laws in Crimea and prompt reports of human rights violations in the peninsula. Dzheparov denied it.</text:p>
      <text:p text:style-name="P4">
Photo: Crimean-process.org</text:p>
      <text:p text:style-name="P4">
News Source: <text:a xlink:type="simple" xlink:href="https://www.ukrinform.ua/rubric-crimea/3732780-sud-u-krimu-ostrafuvav-pravozahisnika-dzeparova.html" text:style-name="Internet_20_link" text:visited-style-name="Visited_20_Internet_20_Link">
https://www.ukrinform.ua/rubric-crimea/3732780-sud-u-krimu-ostrafuvav-pravozahisnika-dzeparova.html</text:a>
</text:p>
      <!--NEWS-->
      <text:h text:style-name="P10" text:outline-level="1">
<text:span text:style-name="T4">
White House's Sullivan on cluster munitions: Ukraine has provided written assurances it would...</text:span>
</text:h>
      <text:p text:style-name="P4">
Authors: liveuamap (Language: en)</text:p>
      <text:p text:style-name="P4">
Time: 2023-07-07T15:03:21</text:p>
      <text:p text:style-name="P4">
Location: Washington, District of Columbia (Latitude:38.89511 Longtitude:-77.03673)</text:p>
      <text:p text:style-name="P4">
Videos: []</text:p>
      <text:p text:style-name="P4">
Images: []</text:p>
      <text:p text:style-name="P4">
Tags: []</text:p>
      <text:p text:style-name="P4">
Id: 22574526</text:p>
      <!--METADATA-->
      <text:p text:style-name="P4">
White House's Sullivan on cluster munitions: Ukraine has provided writtenassurances it would minimize risk to civilians</text:p>
      <text:p text:style-name="P4">
News Collection Link: <text:a xlink:type="simple" xlink:href="https:\/\/liveuamap.com\/en\/2023\/7-july-white-houses-sullivan-on-cluster-munitions-ukraine" text:style-name="Internet_20_link" text:visited-style-name="Visited_20_Internet_20_Link">
https:\/\/liveuamap.com\/en\/2023\/7-july-white-houses-sullivan-on-cluster-munitions-ukraine</text:a>
</text:p>
      <text:p text:style-name="P4">
News Source: <text:a xlink:type="simple" xlink:href="https://twitter.com/idreesali114/status/1677382806018871297" text:style-name="Internet_20_link" text:visited-style-name="Visited_20_Internet_20_Link">
https://twitter.com/idreesali114/status/1677382806018871297</text:a>
</text:p>
      <!--NEWS-->
      <text:h text:style-name="P10" text:outline-level="1">
<text:span text:style-name="T4">
Kateryna Bindl went out to the second circle of the steam net of Wimbledon</text:span>
</text:h>
      <text:p text:style-name="P4">
Authors: Ukrinform (Person)</text:p>
      <text:p text:style-name="P4">
Publisher: Укринформ (Organization)</text:p>
      <text:p text:style-name="P4">
Published Time: 2023-07-07T15:05:00+03:00</text:p>
      <text:p text:style-name="P4">
Modified Time: 2023-07-07T15:05:00+03:00</text:p>
      <text:p text:style-name="P4">
Description: Ukrainian tennis player Kateryna Bindl successfully conduct the starting match of the first round of the steam grid of the Wimbledon tournament-2023. - Ukrinform.</text:p>
      <text:p text:style-name="P4">
Images: ['<text:a xlink:type="simple" xlink:href="https://static.ukrinform.com/photos/2023_07/thumb_files/630_360_1688729821-341.jpg" text:style-name="Internet_20_link" text:visited-style-name="Visited_20_Internet_20_Link">
630_360_16887...</text:a>
']</text:p>
      <text:p text:style-name="P4">
Tags: ['Австралія', 'Спорт', 'Теніс', 'Україна', 'Вімблдон']</text:p>
      <text:p text:style-name="P4">
Type: Article</text:p>
      <!--METADATA-->
      <text:p text:style-name="P4">
<draw:frame draw:style-name="fr1" draw:name="Image57" text:anchor-type="as-char" svg:width="6.9236in" svg:height="3.956343in" draw:z-index="0">
<draw:image xlink:href="../Images/yкринформ/2023-07-07T15-05-00-03-00/630_360_1688729821-341.jpg" xlink:type="simple" xlink:show="embed" xlink:actuate="onLoad" draw:mime-type="image/jpeg"/>
</draw:frame>
Ukrainian-skeleton Kateryna Bindl Successfully conduct the starting duel of the first rounded grid of the Wimbledon tournament-2023.</text:p>
      <text:p text:style-name="P4">
In a duet with Australia Daria Seville, Ukrainian beat Tandem Anna-Lenfriedzam(Germany)/Маяр Шериф (Egypt)- 6: 4, 7: 5, transmits Ukrinform.</text:p>
      <text:p text:style-name="P4">
The match lasted 1 hour 40 minutes.</text:p>
      <text:p text:style-name="P4">
<text:span text:style-name="T4">
 Read also: </text:span>
 <text:a xlink:type="simple" xlink:href="https://www.ukrinform.ua/rubric-sports/3732752-marta-kostuk-vijsla-do-tretogo-kola-vimbldona-pisla-vidmovi-ispanki.html" text:style-name="Internet_20_link" text:visited-style-name="Visited_20_Internet_20_Link">
Marta <text:span text:style-name="T4">
 Kostyuk </text:span>
 went out to the third circle of Wimbledon after a rejection of Spanish</text:a>
In the second round(1/16 finals)The Ukrainian-Australian couple will meet Barbor Krachikov/Kateryna Sinyakova.(Both are cherry)- Fan Sien Wu(To calm)/Лінь Чжу (China).</text:p>
      <text:p text:style-name="P4">
Фото: j48tennis.net.</text:p>
      <text:p text:style-name="P4">
News Source: <text:a xlink:type="simple" xlink:href="https://www.ukrinform.ua/rubric-sports/3732782-katerina-bajndl-vijsla-do-drugogo-kola-parnoi-sitki-vimbldonskogo-turniru.html" text:style-name="Internet_20_link" text:visited-style-name="Visited_20_Internet_20_Link">
https://www.ukrinform.ua/rubric-sports/3732782-katerina-bajndl-vijsla-do-drugogo-kola-parnoi-sitki-vimbldonskogo-turniru.html</text:a>
</text:p>
      <!--NEWS-->
      <text:h text:style-name="P10" text:outline-level="1">
<text:span text:style-name="T4">
Colin H. Kahl, undersecretary of defense for policy, briefs the media at the Pentagon on a ne...</text:span>
</text:h>
      <text:p text:style-name="P4">
Authors: liveuamap (Language: en)</text:p>
      <text:p text:style-name="P4">
Time: 2023-07-07T15:09:01</text:p>
      <text:p text:style-name="P4">
Location: Arlington, Virginia (Latitude:38.87186 Longtitude:-77.05579)</text:p>
      <text:p text:style-name="P4">
Videos: []</text:p>
      <text:p text:style-name="P4">
Images: []</text:p>
      <text:p text:style-name="P4">
Tags: []</text:p>
      <text:p text:style-name="P4">
Id: 22574527</text:p>
      <!--METADATA-->
      <text:p text:style-name="P4">
Colin H. Kahl, undersecretary of defense for policy, briefs the media at thePentagon on a new aid package the US will deliver to Ukraine, including thedecision to send cluster munitions</text:p>
      <text:p text:style-name="P4">
News Collection Link: <text:a xlink:type="simple" xlink:href="https:\/\/liveuamap.com\/en\/2023\/7-july-colin-h-kahl-undersecretary-of-defense-for-policy" text:style-name="Internet_20_link" text:visited-style-name="Visited_20_Internet_20_Link">
https:\/\/liveuamap.com\/en\/2023\/7-july-colin-h-kahl-undersecretary-of-defense-for-policy</text:a>
</text:p>
      <text:p text:style-name="P4">
News Source: <text:a xlink:type="simple" xlink:href="https://twitter.com/skynews/status/1677389088125493262" text:style-name="Internet_20_link" text:visited-style-name="Visited_20_Internet_20_Link">
https://twitter.com/skynews/status/1677389088125493262</text:a>
</text:p>
      <!--NEWS-->
      <text:h text:style-name="P10" text:outline-level="1">
<text:span text:style-name="T4">
NATO closely monitors the development of the situation around the Zaporizhzhya NPP - Stoltenberg</text:span>
</text:h>
      <text:p text:style-name="P4">
Authors: Ukrinform (Person)</text:p>
      <text:p text:style-name="P4">
Publisher: Укринформ (Organization)</text:p>
      <text:p text:style-name="P4">
Published Time: 2023-07-07T15:10:00+03:00</text:p>
      <text:p text:style-name="P4">
Modified Time: 2023-07-07T15:10:00+03:00</text:p>
      <text:p text:style-name="P4">
Description: NATO closely monitors the development of the situation at the Zaporizhzhya NPP and calls on Russia to withdraw its troops from the station and give Ukrainian and international experts unimpeded access to its equipment. - Ukrinform.</text:p>
      <text:p text:style-name="P4">
Images: ['<text:a xlink:type="simple" xlink:href="https://static.ukrinform.com/photos/2021_02/thumb_files/630_360_1613784849-448.jpg" text:style-name="Internet_20_link" text:visited-style-name="Visited_20_Internet_20_Link">
630_360_16137...</text:a>
']</text:p>
      <text:p text:style-name="P4">
Tags: ['НАТО', 'Столтенберг', 'Запорізька АЕС']</text:p>
      <text:p text:style-name="P4">
Type: Article</text:p>
      <!--METADATA-->
      <text:p text:style-name="P4">
<draw:frame draw:style-name="fr1" draw:name="Image58" text:anchor-type="as-char" svg:width="6.9236in" svg:height="3.956343in" draw:z-index="0">
<draw:image xlink:href="../Images/yкринформ/2023-07-07T15-10-00-03-00/630_360_1613784849-448.jpg" xlink:type="simple" xlink:show="embed" xlink:actuate="onLoad" draw:mime-type="image/jpeg"/>
</draw:frame>
It follows the development of the situation at the Zaporizhzhya NPP and urges Russia to take their troops from the station and give Ukrainian and international experts the precision access to its equipment.</text:p>
      <text:p text:style-name="P4">
This was stated by the Secretary General of the Alliance Jens Stoltenberg at the Brussels Press Conference, Ukrinform correspondent reports.</text:p>
      <text:p text:style-name="P4">
“The war is by nature dangerous and unpredictable. Undoubtedly, we are monitoring and very closely monitor the situation around Zaporizhzhya located there. We welcome the fact that the IAEA also conducts careful monitoring of this situation and has its experts there. This is important because the Zaporizhzhya NPP is the largest in Europe, ” - said Stoltenberg.</text:p>
      <text:p text:style-name="P4">
According to him, the IAEA performs its mandate, and <text:a xlink:type="simple" xlink:href="https://www.ukrinform.ua/tag-nato" text:style-name="Internet_20_link" text:visited-style-name="Visited_20_Internet_20_Link">
NATO</text:a>
Supports the efforts of this organization to overcome the standards of nuclear security, which is a huge challenge in the face.</text:p>
      <text:p text:style-name="P4">
<text:span text:style-name="T4">
 Read also: </text:span>
 <text:a xlink:type="simple" xlink:href="https://www.ukrinform.ua/rubric-polytics/3732764-vilnuskij-samit-nablizit-ukrainu-do-nato-ta-zmicnit-ii-stoltenberg.html" text:style-name="Internet_20_link" text:visited-style-name="Visited_20_Internet_20_Link">
Vilnius Summit will bring Ukraine closer to NATO and strengthening - <text:span text:style-name="T4">
 Stoltenb </text:span>
 erg</text:a>
“So Russia has special responsibility. The best message from NATO and the deputy is that Russia should not attack from the NPP, it does not have a nuclear power station and must withdraw its troops from there. This will allow the experts to perform their duties best and check that there are no mines or explosives at the station, ”said NATO Secretary General.</text:p>
      <text:p text:style-name="P4">
He added that IAEA experts have applied for additional access, to refer to the station's safety measures.</text:p>
      <text:p text:style-name="P4">
<text:span text:style-name="T4">
 Read also: </text:span>
 <text:a xlink:type="simple" xlink:href="https://www.ukrinform.ua/rubric-economy/3732803-magate-provela-rotacii-na-troh-ukrainskih-aes.html" text:style-name="Internet_20_link" text:visited-style-name="Visited_20_Internet_20_Link">
<text:span text:style-name="T4">
 IAEA </text:span>
 has rotated on three Ukrainian NPPs</text:a>
“We continue to urge Russia to withdraw troops from the town(NPP)To provide Ukrainian and international experts with full access to it, ”Stoltenberg said.</text:p>
      <text:p text:style-name="P4">
It was reported, [CEO of IAEA Rafael Mariano Grossi stated that the experts of the organization have made progress in the inspection of several areas(https://www.ukrinform.ua/rubric-economy/3732658-magate-oglanuli-kilka-dilanok-zaporizkoi-aes-do-dahu-poki-dostupu-ne-otrimali-grossi.html) .</text:p>
      <text:p text:style-name="P4">
Earlier in the General Staff of the Armed Forces stated possible preparation by the invaders of the provocation of the territory of ZPEC, occupied since March 4, 2022.</text:p>
      <text:p text:style-name="P4">
The General Staff noted that, according to operational information, foreign objects similar to explosive devices were placed on the roof and fourth units of the ZPP.</text:p>
      <text:p text:style-name="P4">
News Source: <text:a xlink:type="simple" xlink:href="https://www.ukrinform.ua/rubric-ato/3732789-nato-uvazno-stezit-za-rozvitkom-situacii-navkolo-zaporizkoi-aes-stoltenberg.html" text:style-name="Internet_20_link" text:visited-style-name="Visited_20_Internet_20_Link">
https://www.ukrinform.ua/rubric-ato/3732789-nato-uvazno-stezit-za-rozvitkom-situacii-navkolo-zaporizkoi-aes-stoltenberg.html</text:a>
</text:p>
      <!--NEWS-->
      <text:h text:style-name="P10" text:outline-level="1">
<text:span text:style-name="T4">
New $800m U.S. aid package revealed for Ukraine: it includes the much anticipated DPICM clust...</text:span>
</text:h>
      <text:p text:style-name="P4">
Authors: liveuamap (Language: en)</text:p>
      <text:p text:style-name="P4">
Time: 2023-07-07T15:12:33</text:p>
      <text:p text:style-name="P4">
Location: Arlington, Virginia (Latitude:38.87286 Longtitude:-77.05546)</text:p>
      <text:p text:style-name="P4">
Videos: []</text:p>
      <text:p text:style-name="P4">
Images: []</text:p>
      <text:p text:style-name="P4">
Tags: []</text:p>
      <text:p text:style-name="P4">
Id: 22574528</text:p>
      <!--METADATA-->
      <text:p text:style-name="P4">
New $800m U.S. aid package revealed for Ukraine: it includes the muchanticipated DPICM cluster munition artillery rounds, as well as an additional31 155mm howitzers, 32 Bradley IFVs, 32 Stryker APCs, and much more</text:p>
      <text:p text:style-name="P4">
News Collection Link: <text:a xlink:type="simple" xlink:href="https:\/\/liveuamap.com\/en\/2023\/7-july-new-800m-us-aid-package-revealed-for-ukraine-it-includes" text:style-name="Internet_20_link" text:visited-style-name="Visited_20_Internet_20_Link">
https:\/\/liveuamap.com\/en\/2023\/7-july-new-800m-us-aid-package-revealed-for-ukraine-it-includes</text:a>
</text:p>
      <text:p text:style-name="P4">
News Source: <text:a xlink:type="simple" xlink:href="https://twitter.com/jimmysecuk/status/1677392564704497664" text:style-name="Internet_20_link" text:visited-style-name="Visited_20_Internet_20_Link">
https://twitter.com/jimmysecuk/status/1677392564704497664</text:a>
</text:p>
      <!--NEWS-->
      <text:h text:style-name="P10" text:outline-level="1">
<text:span text:style-name="T4">
They detained a man who "drained" information about the Armed Forces units that protect the South Ukrainian NPP</text:span>
</text:h>
      <text:p text:style-name="P4">
Authors: Ukrinform (Person)</text:p>
      <text:p text:style-name="P4">
Publisher: Укринформ (Organization)</text:p>
      <text:p text:style-name="P4">
Published Time: 2023-07-07T15:13:00+03:00</text:p>
      <text:p text:style-name="P4">
Modified Time: 2023-07-07T15:13:00+03:00</text:p>
      <text:p text:style-name="P4">
Description: In Mykolaiv region, a local resident is accused of disseminating information on the Armed Forces. - Ukrinform.</text:p>
      <text:p text:style-name="P4">
Images: ['<text:a xlink:type="simple" xlink:href="https://static.ukrinform.com/photos/2023_03/thumb_files/630_360_1677747110-638.jpg" text:style-name="Internet_20_link" text:visited-style-name="Visited_20_Internet_20_Link">
630_360_16777...</text:a>
']</text:p>
      <text:p text:style-name="P4">
Tags: ['Миколаївщина', 'ЗСУ', 'Війна з Росією', 'Південноукраїнська АЕС']</text:p>
      <text:p text:style-name="P4">
Type: Article</text:p>
      <!--METADATA-->
      <text:p text:style-name="P4">
<draw:frame draw:style-name="fr1" draw:name="Image59" text:anchor-type="as-char" svg:width="6.9236in" svg:height="3.956343in" draw:z-index="0">
<draw:image xlink:href="../Images/yкринформ/2023-07-07T15-13-00-03-00/630_360_1677747110-638.jpg" xlink:type="simple" xlink:show="embed" xlink:actuate="onLoad" draw:mime-type="image/jpeg"/>
</draw:frame>
The Naikolaiv region is accused of a local resident of the spread of information of the Armed Forces.</text:p>
      <text:p text:style-name="P4">
About it in <text:a xlink:type="simple" xlink:href="https://t.me/mykprok/2719" text:style-name="Internet_20_link" text:visited-style-name="Visited_20_Internet_20_Link">
telegram</text:a>
Informs the Nikolaev regional prosecutor's office, Ukrinform reports.</text:p>
      <text:p text:style-name="P4">
«The Nikolaev Regional Prosecutor's Office was sent to court by an indictment of a 41-year-old resident of Yuzhnoukrainsk on the fact of unauthorized distribution of information on the location of the Armed Forces(Part 3 of Art. 114-2 of the Criminal Code of Ukraine)», -the regional prosecutor's office reports.</text:p>
      <text:p text:style-name="P4">
According to them, the accused through Telegram to fulfill the task of the representative of the aggressor state disseminated information on the location of the scent and near the city of the South Ukrainian South Ukrainian South Ukrainian [NPPs] <text:a xlink:type="simple" xlink:href="https://www.ukrinform.ua/tag-aes" text:style-name="Internet_20_link" text:visited-style-name="Visited_20_Internet_20_Link">
NPPs</text:a>
. The husband gave accurate coordinates, for which he received cash for a bank account.</text:p>
      <text:p text:style-name="P4">
"During the fulfillment of one of these regular tasks, the attacker was detained after the photo and video recording of the temporary location of the Personal State Committee of the Armed Forces," the prosecutor's office added.</text:p>
      <text:p text:style-name="P4">
<text:span text:style-name="T4">
 Read also: </text:span>
 [IAEA representatives inspected several sections of Zaporizhzhya AAZ, until the roof has been accessed(https://www.ukrinform.ua/rubric-economy/3732658-magate-oglanuli-kilka-dilanok-zaporizkoi-aes-do-dahu-poki-dostupu-ne-otrimali-grossi.html)He is now in custody. The detainee is threatened with a punishment from 8 to 12 years of imprisonment.</text:p>
      <text:p text:style-name="P4">
<text:span text:style-name="T5">
Foto: Turboatom</text:span>
</text:p>
      <text:p text:style-name="P4">
News Source: <text:a xlink:type="simple" xlink:href="https://www.ukrinform.ua/rubric-regions/3732784-zatrimali-colovika-akij-zlivav-dani-pro-pidrozdili-zsu-so-zahisaut-pivdennoukrainsku-aes.html" text:style-name="Internet_20_link" text:visited-style-name="Visited_20_Internet_20_Link">
https://www.ukrinform.ua/rubric-regions/3732784-zatrimali-colovika-akij-zlivav-dani-pro-pidrozdili-zsu-so-zahisaut-pivdennoukrainsku-aes.html</text:a>
</text:p>
      <!--NEWS-->
      <text:h text:style-name="P10" text:outline-level="1">
<text:span text:style-name="T4">
Zelensky in Prague gave a symbolic key to the Czech Senate</text:span>
</text:h>
      <text:p text:style-name="P4">
Authors: Ukrinform (Person)</text:p>
      <text:p text:style-name="P4">
Publisher: Укринформ (Organization)</text:p>
      <text:p text:style-name="P4">
Published Time: 2023-07-07T15:14:00+03:00</text:p>
      <text:p text:style-name="P4">
Modified Time: 2023-07-07T15:14:00+03:00</text:p>
      <text:p text:style-name="P4">
Description: During his visit to the Czech Republic, President Volodymyr Zelensky met with the President of the Senate of the Czech Republic of the Czech Republic, Milos Vistrchil, on which he was presented with a symbolic key to the Czech Senate. - Ukrinform.</text:p>
      <text:p text:style-name="P4">
Images: ['<text:a xlink:type="simple" xlink:href="https://static.ukrinform.com/photos/2023_07/thumb_files/630_360_1688731947-700.jpeg" text:style-name="Internet_20_link" text:visited-style-name="Visited_20_Internet_20_Link">
630_360_16887...</text:a>
']</text:p>
      <text:p text:style-name="P4">
Tags: ['Чехія', 'Візит', 'Зеленський']</text:p>
      <text:p text:style-name="P4">
Type: Article</text:p>
      <!--METADATA-->
      <text:p text:style-name="P4">
<draw:frame draw:style-name="fr1" draw:name="Image61" text:anchor-type="as-char" svg:width="6.9236in" svg:height="3.956343in" draw:z-index="0">
<draw:image xlink:href="../Images/yкринформ/2023-07-07T15-14-00-03-00/630_360_1688731947-700.jpeg" xlink:type="simple" xlink:show="embed" xlink:actuate="onLoad" draw:mime-type="image/jpeg"/>
</draw:frame>
During his visit to the Czech Republic, Presidential Lordimir Zelensky held a meeting with the President of the Parliament of the Czech Republic, Milos Vistrchil, on which he was given a symbolic key to the Czech Senate.</text:p>
      <text:p text:style-name="P4">
About it reports [press service of the head of Ukrainian state]](https://www.president.gov.ua/news/u-prazi-glava-derzhavi-zustrivsya-z-prezidentami-senatu-j-pa-84149), reports Ukrinform.</text:p>
      <text:p text:style-name="P4">
The President thanked the head of the Senate and the Czech people for the sustainable and effective support of Ukraine in repeling the armed aggression of the Russian Federation and the assistance of temporarily displaced Ukrainian citizens.</text:p>
      <text:p text:style-name="P4">
He also noted the importance of adopting the resolutions on the recognition of Russia's recognition in Ukraine by the genocide of the Ukrainian people and supporting the creation of a special tribunal on the crime of aggression against Ukraine, which testifies to the political position of the Czech Republic.</text:p>
      <text:p text:style-name="P4">
<text:span text:style-name="T4">
 Read also: </text:span>
 <text:a xlink:type="simple" xlink:href="https://www.ukrinform.ua/rubric-polytics/3732767-zelenskij-zustrivsa-z-prezidentkou-slovaccini.html" text:style-name="Internet_20_link" text:visited-style-name="Visited_20_Internet_20_Link">
<text:span text:style-name="T4">
 Zelensky </text:span>
 and met with Slovak President</text:a>
Particular attention was paid to discussing the issue of a global summit on the implementation of the Ukrainian formula of peace and as soon as possible with Ukraine's membership in NATO and the European Union.</text:p>
      <text:p text:style-name="P4">
Zelensky also thanked the Czech Republic's active position on Ukraine and important Ukrainian initiatives.</text:p>
      <text:p text:style-name="P4">
"Holding in Prague in October the Second Parliamentary Summit of the Crimean Platform will bring it closer to a common goal - the de -occupation of the Crimean Peninsula of Tavsikh temporarily occupied territories of Ukraine," the Head of State said.</text:p>
      <text:p text:style-name="P4">
In turn, the rustle gave Zelensky a symbolic key to the Czech Senate.</text:p>
      <text:p text:style-name="P4">
“The biggest friends, those we respect, we convey the key to the Czech seven. Since you will have the key to the Czech Senate, the Senate and the Mester doors will always be open, ”said the head of the Czech Senate.</text:p>
      <text:p text:style-name="P4">
<text:span text:style-name="T4">
 Read also: </text:span>
 <text:a xlink:type="simple" xlink:href="https://www.ukrinform.ua/rubric-polytics/3732743-zelenskij-vidvidue-slovaccinu.html" text:style-name="Internet_20_link" text:visited-style-name="Visited_20_Internet_20_Link">
<text:span text:style-name="T4">
 Zelensky </text:span>
 visits Slovakia</text:a>
</text:p>
      <text:p text:style-name="P4">
In addition, the rust Senator Ruzhichka was presented with Zelensky Chevron, who was awarded to him by Czech volunteers who have been working in Ukraine for over a year.</text:p>
      <text:p text:style-name="P4">
Zelensky also met with the President of the Czech Parliament Deputies by Pekarova Adamova <text:span text:style-name="T4">
, </text:span>
 during which the head of state thanked the devotion of Ukraine and the important decisions of the Lower Parliament.</text:p>
      <text:p text:style-name="P4">
The interlocutors emphasized the need for sanction pressure on Russia within the ICE and other international organizations, as well as the interaction of the parties in the implementation of the Ukrainian EU and NATO's full membership.</text:p>
      <text:p text:style-name="P4">
<text:span text:style-name="T4">
 Read also: </text:span>
 <text:a xlink:type="simple" xlink:href="https://www.ukrinform.ua/rubric-polytics/3732764-vilnuskij-samit-nablizit-ukrainu-do-nato-ta-zmicnit-ii-stoltenberg.html" text:style-name="Internet_20_link" text:visited-style-name="Visited_20_Internet_20_Link">
Vilnius summit will bring Ukraine closer to NATO and strengthening - Stoltenberg</text:a>
In this context, the President of Ukraine expressed his hope for the most active position on these issues of the Chamber of Deputies of the Czech Parliament.</text:p>
      <text:p text:style-name="P4">
Zelensky also thanked for providing humanitarian aid and an active position in the reconstruction of Ukraine.</text:p>
      <text:p text:style-name="P4">
As it was reported, President Volodymyr Zelenskyy arrived on Friday with a visit to Slovakia, before that, during July 6-7, visiting the Czech Republic and Bulgaria.</text:p>
      <text:p text:style-name="P4">
_Foto: publish</text:p>
      <text:p text:style-name="P4">
News Source: <text:a xlink:type="simple" xlink:href="https://www.ukrinform.ua/rubric-polytics/3732786-zelenskomu-u-prazi-podaruvali-simvolicnij-kluc-vid-senatu-cehii.html" text:style-name="Internet_20_link" text:visited-style-name="Visited_20_Internet_20_Link">
https://www.ukrinform.ua/rubric-polytics/3732786-zelenskomu-u-prazi-podaruvali-simvolicnij-kluc-vid-senatu-cehii.html</text:a>
</text:p>
      <!--NEWS-->
      <text:h text:style-name="P10" text:outline-level="1">
<text:span text:style-name="T4">
The Russian army fired at Zaporozhye</text:span>
</text:h>
      <text:p text:style-name="P4">
Authors: Ukrinform (Person)</text:p>
      <text:p text:style-name="P4">
Publisher: Укринформ (Organization)</text:p>
      <text:p text:style-name="P4">
Published Time: 2023-07-07T15:19:00+03:00</text:p>
      <text:p text:style-name="P4">
Modified Time: 2023-07-07T15:19:00+03:00</text:p>
      <text:p text:style-name="P4">
Description: The Russian army fired at Zaporizhzhya, recorded an infrastructure object.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Запоріжжя', 'Війна з Росією']</text:p>
      <text:p text:style-name="P4">
Type: Article</text:p>
      <!--METADATA-->
      <text:p text:style-name="P4">
<draw:frame draw:style-name="fr1" draw:name="Image64" text:anchor-type="as-char" svg:width="6.9236in" svg:height="3.956343in" draw:z-index="0">
<draw:image xlink:href="../Images/yкринформ/2023-07-07T15-19-00-03-00/630_360_1538997483-946.jpg" xlink:type="simple" xlink:show="embed" xlink:actuate="onLoad" draw:mime-type="image/jpeg"/>
</draw:frame>
The Russian army fired at Zaporizhzhya, recorded an infrastructure object.</text:p>
      <text:p text:style-name="P4">
About it in <text:a xlink:type="simple" xlink:href="https://t.me/zoda_gov_ua/20141" text:style-name="Internet_20_link" text:visited-style-name="Visited_20_Internet_20_Link">
telegram</text:a>
Yuri Malashko, the head of the Zaporozhye Ova, reported, Ukrinform reports.</text:p>
      <text:p text:style-name="P4">
“The C-300 shells were hit by the infrastructure in the many thousands of the city. There was an ignition of one of the buildings. Specialists are working on the elimination of shelling seeds, ”Malashko wrote.</text:p>
      <text:p text:style-name="P4">
He added that residents of the city were not injured.</text:p>
      <text:p text:style-name="P4">
<text:span text:style-name="T4">
 Read also: </text:span>
 <text:a xlink:type="simple" xlink:href="https://www.ukrinform.ua/rubric-ato/3732742-na-tavrijskomu-napramku-vorog-18-raziv-atakuvav-pozicii-zsu-perevazno-bila-marinki.html" text:style-name="Internet_20_link" text:visited-style-name="Visited_20_Internet_20_Link">
in the Tavriysk direction, the enemy has attacked the position of the enemy, mainly near Marinka</text:a>
The head of the Ova also called on the city residents to "keep the information silence in order to non -corrected the invaders."</text:p>
      <text:p text:style-name="P4">
News Source: <text:a xlink:type="simple" xlink:href="https://www.ukrinform.ua/rubric-ato/3732793-armia-rf-obstrilala-zaporizza.html" text:style-name="Internet_20_link" text:visited-style-name="Visited_20_Internet_20_Link">
https://www.ukrinform.ua/rubric-ato/3732793-armia-rf-obstrilala-zaporizza.html</text:a>
</text:p>
      <!--NEWS-->
      <text:h text:style-name="P10" text:outline-level="1">
<text:span text:style-name="T4">
Honor presented a budget tablet for Europe</text:span>
</text:h>
      <text:p text:style-name="P4">
Authors: Ukrinform (Person)</text:p>
      <text:p text:style-name="P4">
Publisher: Укринформ (Organization)</text:p>
      <text:p text:style-name="P4">
Published Time: 2023-07-07T15:22:47+03:00</text:p>
      <text:p text:style-name="P4">
Modified Time: 2023-07-07T15:22:47+03:00</text:p>
      <text:p text:style-name="P4">
Description: The Chinese company Honor has presented a new Honor Pad X9 budget tablet for the European market. - Ukrinform.</text:p>
      <text:p text:style-name="P4">
Images: ['<text:a xlink:type="simple" xlink:href="https://static.ukrinform.com/photos/2023_07/thumb_files/630_360_1688732449-880.jpg" text:style-name="Internet_20_link" text:visited-style-name="Visited_20_Internet_20_Link">
630_360_16887...</text:a>
']</text:p>
      <text:p text:style-name="P4">
Tags: ['Європа', 'Технології', 'Honor']</text:p>
      <text:p text:style-name="P4">
Type: Article</text:p>
      <!--METADATA-->
      <text:p text:style-name="P4">
<draw:frame draw:style-name="fr1" draw:name="Image65" text:anchor-type="as-char" svg:width="6.9236in" svg:height="3.956343in" draw:z-index="0">
<draw:image xlink:href="../Images/yкринформ/2023-07-07T15-22-47-03-00/630_360_1688732449-880.jpg" xlink:type="simple" xlink:show="embed" xlink:actuate="onLoad" draw:mime-type="image/jpeg"/>
</draw:frame>
The Honor Chinese company presented a new Honor Pad X9 budget tablet for the European market.</text:p>
      <text:p text:style-name="P4">
As Ukrinform reports, it reports <text:a xlink:type="simple" xlink:href="http://www.gsmarena.com/honor_pad_x9_arrives_with_an_115_120hz_display_six_speakers_and_a_180_price_tag-news-59097.php" text:style-name="Internet_20_link" text:visited-style-name="Visited_20_Internet_20_Link">
GSM Arena</text:a>
 .</text:p>
      <text:p text:style-name="P4">
</text:p>
      <text:p text:style-name="P4">
The tablet itself has a 29.2-cm liquid crystal IPS display with a resolution of 2000 x 1200 pixels. The screen update frequency is 120 Hz.</text:p>
      <text:p text:style-name="P4">
In the middle, a battery is installed on 7 250 megaamper per hour.</text:p>
      <text:p text:style-name="P4">
In total, the Honor Pad X9 is equipped with 6 speakers - two to the left, on the right and bottom. Dynamics below are designed to carry the sound around the room to create an audio 360 ° thanks to Honor Histen technology.</text:p>
      <text:p text:style-name="P4">
If users have multiple Honor devices, then Honor Connect will be notified between them and facilitate the transfer of files.</text:p>
      <text:p text:style-name="P4">
<text:span text:style-name="T4">
 Read also: </text:span>
 <text:a xlink:type="simple" xlink:href="https://www.ukrinform.ua/rubric-technology/3717424-nokia-predstavila-dva-budzetni-smartfoni.html" text:style-name="Internet_20_link" text:visited-style-name="Visited_20_Internet_20_Link">
Nokia introduced two budget <text:span text:style-name="T4">
 smartphone </text:span>
 and</text:a>
The tablet has a metal body with a thickness of 6.9 mm and a weight of 495 g.</text:p>
      <text:p text:style-name="P4">
Currently, Honor Pad X9 has only one configuration-Wi-Fi, 4 GB of RAM and 128 GB of internal memory.</text:p>
      <text:p text:style-name="P4">
The cost of one instance is 250 euros.</text:p>
      <text:p text:style-name="P4">
<text:span text:style-name="T4">
 Read also: </text:span>
 <text:a xlink:type="simple" xlink:href="https://www.ukrinform.ua/rubric-technology/3713545-oppo-predstavila-novij-budzetnij-smartfon.html" text:style-name="Internet_20_link" text:visited-style-name="Visited_20_Internet_20_Link">
OPPO presented a new budget <text:span text:style-name="T4">
 smartphone </text:span>
</text:a>
As reported by Ukrinform, the Chinese company Honor presented a new smartphone Magic5 Ultimate.</text:p>
      <text:p text:style-name="P4">
News Source: <text:a xlink:type="simple" xlink:href="https://www.ukrinform.ua/rubric-technology/3732794-honor-predstaviv-budzetnij-planset-dla-evropi.html" text:style-name="Internet_20_link" text:visited-style-name="Visited_20_Internet_20_Link">
https://www.ukrinform.ua/rubric-technology/3732794-honor-predstaviv-budzetnij-planset-dla-evropi.html</text:a>
</text:p>
      <!--NEWS-->
      <text:h text:style-name="P10" text:outline-level="1">
<text:span text:style-name="T4">
President Zelensky met with President Erdogan in Turkey</text:span>
</text:h>
      <text:p text:style-name="P4">
Authors: liveuamap (Language: en)</text:p>
      <text:p text:style-name="P4">
Time: 2023-07-07T15:24:34</text:p>
      <text:p text:style-name="P4">
Location: İstanbul (Latitude:41.039 Longtitude:29.00048)</text:p>
      <text:p text:style-name="P4">
Videos: []</text:p>
      <text:p text:style-name="P4">
Images: []</text:p>
      <text:p text:style-name="P4">
Tags: ["Turkey", "Europe"]</text:p>
      <text:p text:style-name="P4">
Id: 22574529</text:p>
      <!--METADATA-->
      <text:p text:style-name="P4">
President Zelensky met with President Erdogan in Turkey</text:p>
      <text:p text:style-name="P4">
News Collection Link: <text:a xlink:type="simple" xlink:href="https:\/\/liveuamap.com\/en\/2023\/7-july-president-zelensky-met-with-president-erdogan-in-turkey" text:style-name="Internet_20_link" text:visited-style-name="Visited_20_Internet_20_Link">
https:\/\/liveuamap.com\/en\/2023\/7-july-president-zelensky-met-with-president-erdogan-in-turkey</text:a>
</text:p>
      <text:p text:style-name="P4">
News Source: <text:a xlink:type="simple" xlink:href="https://t.me/V_Zelenskiy_official/6894" text:style-name="Internet_20_link" text:visited-style-name="Visited_20_Internet_20_Link">
https://t.me/V_Zelenskiy_official/6894</text:a>
</text:p>
      <!--NEWS-->
      <text:h text:style-name="P10" text:outline-level="1">
<text:span text:style-name="T4">
The probable terrorist attack on the ZPP will not have radiation consequences, but will hit the economy - an expert</text:span>
</text:h>
      <text:p text:style-name="P4">
Authors: Ukrinform (Person)</text:p>
      <text:p text:style-name="P4">
Publisher: Укринформ (Organization)</text:p>
      <text:p text:style-name="P4">
Published Time: 2023-07-07T15:29:52+03:00</text:p>
      <text:p text:style-name="P4">
Modified Time: 2023-07-07T15:29:52+03:00</text:p>
      <text:p text:style-name="P4">
Description: The most likely scenario in the case of a terrorist attack at the Zaporozhye NPP is the task of maximum damage to the station so that it does not produce electricity for a year or several years. This will cause significant economic harm to Ukraine, as it will mean the loss of a quarter of the generating power. - Ukrinform.</text:p>
      <text:p text:style-name="P4">
Images: ['<text:a xlink:type="simple" xlink:href="https://static.ukrinform.com/photos/2023_06/thumb_files/630_360_1688108437-837.jpg" text:style-name="Internet_20_link" text:visited-style-name="Visited_20_Internet_20_Link">
630_360_16881...</text:a>
']</text:p>
      <text:p text:style-name="P4">
Tags: ['Суспільне мовлення', 'Теракт', 'Російські військові', 'Запорізька АЕС', 'Буданов', 'Війна з Росією']</text:p>
      <text:p text:style-name="P4">
Type: Article</text:p>
      <!--METADATA-->
      <text:p text:style-name="P4">
<draw:frame draw:style-name="fr1" draw:name="Image68" text:anchor-type="as-char" svg:width="6.9236in" svg:height="3.956343in" draw:z-index="0">
<draw:image xlink:href="../Images/yкринформ/2023-07-07T15-29-52-03-00/630_360_1688108437-837.jpg" xlink:type="simple" xlink:show="embed" xlink:actuate="onLoad" draw:mime-type="image/jpeg"/>
</draw:frame>
The greatest scenario in the case of a terrorist attack at the Zaporizhzhya NPP is the tasage of maximum damage to the station so that it does not produce electricity in the year or several years. This will cause significant economic harm to Ukraine, as it will mean the loss of a quarter of the generating power.</text:p>
      <text:p text:style-name="P4">
According to Ukrinform, this opinion is on the air <text:a xlink:type="simple" xlink:href="https://ukr.radio/news.html" text:style-name="Internet_20_link" text:visited-style-name="Visited_20_Internet_20_Link">
Ukrainian radio</text:a>
Dr. Physical and Mathematical Sciences, expert on nuclear energy Lytvinsky, commented on the head of the Main Directorate of Intelligence Kirill Budanov that the threat to the Zaporizhzhya NPP decreases.</text:p>
      <text:p text:style-name="P4">
According to Litvinsky, the Apocalypse at the ZPP in any case is unstable, but the threat was both stored. "There is a monkey, a monkey of Yegranat, and where she will throw that grenade, even she does not know herself. Everything is very simple," the expert said.</text:p>
      <text:p text:style-name="P4">
In his opinion, it is for the better that <text:a xlink:type="simple" xlink:href="https://www.ukrinform.ua/tag-aes" text:style-name="Internet_20_link" text:visited-style-name="Visited_20_Internet_20_Link">
ZPES</text:a>
It is not produced by electricity because when the reactor is stopped, it does not work out the decomposition products, new radionuclides. That is why, even with the worst -scenario, the radioactive cloud will not contain iodine isotopes, which are the most harmful in the case of a nuclear power plant. Since it took half a year, all iodine. Therefore, according to the worst scenario, there will even be such a componentazagrosis, Litvinsky notes. However, he emphasizes that "to bring to a serious allotment at the Zaporozhye NPP is quite simple, if there is a stupid desire. Therefore, it will be threatened until there is a" goodwill gesture "from those who are now being held."</text:p>
      <text:p text:style-name="P4">
<text:span text:style-name="T4">
 Read also: </text:span>
 <text:a xlink:type="simple" xlink:href="https://www.ukrinform.ua/rubric-economy/3732598-riven-vodi-u-stavkuoholodzuvaci-zaes-e-stabilnim-energoatom.html" text:style-name="Internet_20_link" text:visited-style-name="Visited_20_Internet_20_Link">
water level in the cooler rate <text:span text:style-name="T4">
 ZPP </text:span>
 is a stable -energy</text:a>
</text:p>
      <text:p text:style-name="P4">
The most threatening, he said, is a script with the destruction of the second contour and as a consequence - the inability to cool the atomic reactor. The tsenhego scenario is fundamentally possible if you do not consider the destruction of the reactor department.</text:p>
      <text:p text:style-name="P4">
However, according to Litvinsky, the most likely the maximum damage to Zaporizhia atomic will be caused "so that it does not produce electricity during a year. That is, the racists, departing, will do everything on the principle of" unpopular you. " . This is quite expected and realistically, and unfortunately, Minyak cannot prevent it. "</text:p>
      <text:p text:style-name="P4">
<text:span text:style-name="T4">
 Read also: </text:span>
 <text:a xlink:type="simple" xlink:href="https://www.ukrinform.ua/rubric-ato/3732521-stati-v-obse-rosia-povinna-negajno-povernuti-zaes-pid-kontrol-ukraini.html" text:style-name="Internet_20_link" text:visited-style-name="Visited_20_Internet_20_Link">
States in the OSCE: Russia must immediately return <text:span text:style-name="T4">
 ZPP </text:span>
 under Ukraine's control</text:a>
The expert believes that even the worst scenario on the front will have no influence of a terrorist attack, which is why its probability is low. "The main mining for the population will be the loss of a quarter of Ukraine's generating capacity. It is most important for the country. Most likely, there will be no radiation accident. Lithuanian summed up.</text:p>
      <text:p text:style-name="P4">
As reported by Ukrinform, the day before the head of GUR Kirill Budanov <text:a xlink:type="simple" xlink:href="https://www.ukrinform.ua/rubric-ato/3732061-zagroza-na-zaes-pocinae-spadati-budanov.html" text:style-name="Internet_20_link" text:visited-style-name="Visited_20_Internet_20_Link">
declared</text:a>
that the threat of a catastrophe at the Zaporizhzhya NPP is currently decreasing. He refused to name the reasons for this conclusion, but noted that "certain public and non -public actions in this area" were brought to this.</text:p>
      <text:p text:style-name="P4">
At the same time in NAEK "Energoatom" <text:a xlink:type="simple" xlink:href="https://www.ukrinform.ua/rubric-ato/3732061-zagroza-na-zaes-pocinae-spadati-budanov.html" text:style-name="Internet_20_link" text:visited-style-name="Visited_20_Internet_20_Link">
reported</text:a>
that the occupying unit is transferred to the unit # 4 to the Zaporizhzhya NPP into the state of "hot stomach". At the same time, the invaders do not deliberately execute the decision of the Ukrainian regulator and do not derive the unit # 5 in the Cold Stock. Therefore, in the case of functioning of two power units in a state of "hot stop" - at the station hereal threat of an emergency situation.</text:p>
      <text:p text:style-name="P4">
On June 22, 2023, President Volodymyr Zelensky declared plans for a terrorist attack at the Zaporizhzhia NPP.In an interview with Spanish journalists, Zelensky declared July 1 that the situation of Nazaporozhye NPP is very difficult - it is replaced, and there are militants.</text:p>
      <text:p text:style-name="P4">
The Russians were occupied by the NPP on March 4, 2022.</text:p>
      <text:p text:style-name="P4">
<text:span text:style-name="T5">
Foto: Konstantin Liber</text:span>
</text:p>
      <text:p text:style-name="P4">
News Source: <text:a xlink:type="simple" xlink:href="https://www.ukrinform.ua/rubric-economy/3732795-imovirnij-terakt-na-zaes-ne-matime-radiacijnih-naslidkiv-ale-vdarit-po-ekonomici-ekspert.html" text:style-name="Internet_20_link" text:visited-style-name="Visited_20_Internet_20_Link">
https://www.ukrinform.ua/rubric-economy/3732795-imovirnij-terakt-na-zaes-ne-matime-radiacijnih-naslidkiv-ale-vdarit-po-ekonomici-ekspert.html</text:a>
</text:p>
      <!--NEWS-->
      <text:h text:style-name="P10" text:outline-level="1">
<text:span text:style-name="T4">
The wife of the political prisoner Esipenko received a diploma of the National Processes for the protection of freedom of speech - NSU</text:span>
</text:h>
      <text:p text:style-name="P4">
Authors: Ukrinform (Person)</text:p>
      <text:p text:style-name="P4">
Publisher: Укринформ (Organization)</text:p>
      <text:p text:style-name="P4">
Published Time: 2023-07-07T15:33:00+03:00</text:p>
      <text:p text:style-name="P4">
Modified Time: 2023-07-07T15:33:00+03:00</text:p>
      <text:p text:style-name="P4">
Description: The National Union of Journalists of Ukraine was presented by Kateryna Esipenko, the wife of the Crimean political prisoner of the Kremlin Vladislav Esipenko, a diploma for recognition of her husband with a laureate of the National Prize for the Protection of Freedom of Igor Lubchenko. - Ukrinform.</text:p>
      <text:p text:style-name="P4">
Images: ['<text:a xlink:type="simple" xlink:href="https://static.ukrinform.com/photos/2023_07/thumb_files/630_360_1688732910-310.jpg" text:style-name="Internet_20_link" text:visited-style-name="Visited_20_Internet_20_Link">
630_360_16887...</text:a>
']</text:p>
      <text:p text:style-name="P4">
Tags: ['НСЖУ', "Політв'язні Кремля", 'Премія', 'Журналіст']</text:p>
      <text:p text:style-name="P4">
Type: Article</text:p>
      <!--METADATA-->
      <text:p text:style-name="P4">
<draw:frame draw:style-name="fr1" draw:name="Image69" text:anchor-type="as-char" svg:width="6.9236in" svg:height="3.956343in" draw:z-index="0">
<draw:image xlink:href="../Images/yкринформ/2023-07-07T15-33-00-03-00/630_360_1688732910-310.jpg" xlink:type="simple" xlink:show="embed" xlink:actuate="onLoad" draw:mime-type="image/jpeg"/>
</draw:frame>
The National Union of Journalists of Ukraine was presented by Kateryna Esipenko, the Kremlin's wife Vladislav Esipenko, a diploma for recognition of her man by the winner of the National Prize for the Protection of Freedom of Igorubchenko.</text:p>
      <text:p text:style-name="P4">
This was reported <text:a xlink:type="simple" xlink:href="https://nsju.org/novini/premiyu-za-zahyst-svobody-slova-prysudzhenu-vyaznyu-kremlya-vladyslavu-yesypenku-v-nszhu-vruchyly-jogo-druzhyni/" text:style-name="Internet_20_link" text:visited-style-name="Visited_20_Internet_20_Link">
National Union of Journalists of Ukraine</text:a>
, reports Ukrinform.</text:p>
      <text:p text:style-name="P4">
The diploma was presented during the extended Plenum of the NSFU.</text:p>
      <text:p text:style-name="P4">
Head <text:a xlink:type="simple" xlink:href="https://www.ukrinform.ua/tag-nszu" text:style-name="Internet_20_link" text:visited-style-name="Visited_20_Internet_20_Link">
NSU</text:a>
Sergey Tomilenko emphasized the solidarity of the union with illegally prisoners Vladislav Esipenko, Irina Danylovich, Nariman Jalyalo and other mediamen who are the users of the invaders.</text:p>
      <text:p text:style-name="P4">
“It is a great honor for us to transfer to you Ukrainian and international preschools and diplomacy, which previously noted the Crimean journalist Mykola Semen, the Kremlin's prison, Roman Sushchenko, Donetsk Mediaman Stanislavaaaseyev, and other worthy colleagues. Today, you, Mrs. Catherine, are doing a very multidimensional release of our colleague, your husband. We believe that you will soon be able to pass this diploma directly to Vladislav, ”said NSUSUSUSUSUMILENKO.</text:p>
      <text:p text:style-name="P4">
Kateryna Esipenko noted that she was living with the hope that Vladislav could be a guest at the Union's events in the near future. On behalf of Vladislav Esipenko and Irinidanilovich, she thanked for their admission to the union.</text:p>
      <text:p text:style-name="P4">
<text:span text:style-name="T4">
 Read also: </text:span>
 <text:a xlink:type="simple" xlink:href="https://www.ukrinform.ua/rubric-crimea/3728209-okupanti-deportuut-usih-politvazniv-iz-krimu-u-daleki-regioni-rf-cubarov.html" text:style-name="Internet_20_link" text:visited-style-name="Visited_20_Internet_20_Link">
<text:span text:style-name="T4">
 occupiers </text:span>
 <text:span text:style-name="T4">
 deport </text:span>
 <text:span text:style-name="T4">
 all </text:span>
 <text:span text:style-name="T4">
 </text:span>
 FLITE <text:span text:style-name="T4">
 '</text:span>
 я <text:span text:style-name="T4">
 from </text:span>
 Crimea <text:span text:style-name="T4">
 U </text:span>
 Far <text:span text:style-name="T4">
 </text:span>
 <text:span text:style-name="T4">
 regions </text:span>
 <text:span text:style-name="T5">
RF - </text:span>
<text:span text:style-name="T5">
 Chubarov </text:span>
*</text:a>
"Being a member of the NSFU and the IFZh is a great psychological and emotional support. Vladyslav and Irina are bold people, with a principled life position, a model, what are the real citizens of the state, which fights for preserving sovereignty and territorial integrity .</text:p>
      <text:p text:style-name="P4">
As reported by Ukrinform, illegally convicted of the temporarily occupied Crimeala also Esipenko and Irina(https://www.ukrinform.ua/rubric-crimea/3729917-krimski-politvazni-esipenko-ta-danilovic-stali-clenami-nszu.html).</text:p>
      <text:p text:style-name="P4">
_Foto: NSU__</text:p>
      <text:p text:style-name="P4">
News Source: <text:a xlink:type="simple" xlink:href="https://www.ukrinform.ua/rubric-society/3732797-druzina-politvazna-esipenka-otrimala-diplom-nacpremii-za-zahist-svobodi-slova-nszu.html" text:style-name="Internet_20_link" text:visited-style-name="Visited_20_Internet_20_Link">
https://www.ukrinform.ua/rubric-society/3732797-druzina-politvazna-esipenka-otrimala-diplom-nacpremii-za-zahist-svobodi-slova-nszu.html</text:a>
</text:p>
      <!--NEWS-->
      <text:h text:style-name="P10" text:outline-level="1">
<text:span text:style-name="T4">
The White House commented on the negotiations of US exitors with Russia about Ukraine</text:span>
</text:h>
      <text:p text:style-name="P4">
Authors: Ukrinform (Person)</text:p>
      <text:p text:style-name="P4">
Publisher: Укринформ (Organization)</text:p>
      <text:p text:style-name="P4">
Published Time: 2023-07-07T15:34:48+03:00</text:p>
      <text:p text:style-name="P4">
Modified Time: 2023-07-07T15:34:48+03:00</text:p>
      <text:p text:style-name="P4">
Description: The White House was aware of unofficial negotiations between former US National Security workers and Russian officials to end the war in Ukraine, but did not encourage or support them. - Ukrinform.</text:p>
      <text:p text:style-name="P4">
Images: ['<text:a xlink:type="simple" xlink:href="https://static.ukrinform.com/photos/2023_04/thumb_files/630_360_1682353687-875.jpg" text:style-name="Internet_20_link" text:visited-style-name="Visited_20_Internet_20_Link">
630_360_16823...</text:a>
']</text:p>
      <text:p text:style-name="P4">
Tags: ['США', 'Україна', 'Росія']</text:p>
      <text:p text:style-name="P4">
Type: Article</text:p>
      <!--METADATA-->
      <text:p text:style-name="P4">
<draw:frame draw:style-name="fr1" draw:name="Image70" text:anchor-type="as-char" svg:width="6.9236in" svg:height="3.956343in" draw:z-index="0">
<draw:image xlink:href="../Images/yкринформ/2023-07-07T15-34-48-03-00/630_360_1682353687-875.jpg" xlink:type="simple" xlink:show="embed" xlink:actuate="onLoad" draw:mime-type="image/jpeg"/>
</draw:frame>
The Whiteudes were aware of unofficial negotiations between former National Security workers in Russian officials to end the war in Ukraine, but did not encourage them and did not support them.</text:p>
      <text:p text:style-name="P4">
The Coordinator on Strategic Communications of the National Security Council Sshadzhon Kirby said this in an interview with the American TV channel <text:a xlink:type="simple" xlink:href="http://twitter.com/CBSNews/status/1677076264413286400" text:style-name="Internet_20_link" text:visited-style-name="Visited_20_Internet_20_Link">
CBS News</text:a>
, reports Ukrinform.</text:p>
      <text:p text:style-name="P4">
“We know that certain individuals, without our active participation of or support, have negotiated with Russian officials. Sometimes we are told about such meetings after they have taken place. But I want to clearly state that they did not encourage these discussions and did not actively support them, ”Kirby said.</text:p>
      <text:p text:style-name="P4">
He stressed that in the White House they hold a clear position "nothing pro -Ukraine without Ukraine".</text:p>
      <text:p text:style-name="P4">
"We have made it very clear to the Ukrainians both privately and publicly, that we will not negotiate the termination of this war without them and without their opinion, which should be the main and decisive," Kirby said.</text:p>
      <text:p text:style-name="P4">
Earlier TV channel <text:a xlink:type="simple" xlink:href="http://www.nbcnews.com/news/world/former-us-officials-secret-ukraine-talks-russians-war-ukraine-rcna92610" text:style-name="Internet_20_link" text:visited-style-name="Visited_20_Internet_20_Link">
NBC News</text:a>
He reported that the group of former US national security staff conducted secret intervals with Russian high -ranking officials, including Russian foreign minister, Sergei Lavrov, to lay the basis for negotiation of war in Ukraine.</text:p>
      <text:p text:style-name="P4">
The NBC News Presidential Office said they would not comment on sources about negotiations between <text:a xlink:type="simple" xlink:href="https://www.ukrinform.ua/tag-ssa" text:style-name="Internet_20_link" text:visited-style-name="Visited_20_Internet_20_Link">
USA</text:a>
And Russia.</text:p>
      <text:p text:style-name="P4">
At the same time, the OP emphasized that the position of Kiev is unchanged: the fate of Ukraine cannot be disseminated without Ukraine.</text:p>
      <text:p text:style-name="P4">
<text:span text:style-name="T4">
 Read also: </text:span>
 [diplomatic format will only be possible after the 1991 output of 1991(https://www.ukrinform.ua/rubric-polytics/3730222-diplomaticnij-format-bude-mozlivij-lise-pisla-vihodu-na-kordoni-1991-roku-zelenskij.html)As it was reported, earlier the head of the Presidential Office Andriy Yermak stated that Ukraine will be ready to discuss a long -term settlement of the conflict with the RFPSLA with the withdrawal of Russian troops from the Ukrainian territory.</text:p>
      <text:p text:style-name="P4">
News Source: <text:a xlink:type="simple" xlink:href="https://www.ukrinform.ua/rubric-world/3732798-u-bilomu-domi-prokomentuvali-peregovori-ekscinovnikiv-ssa-z-rosieu-pro-ukrainu.html" text:style-name="Internet_20_link" text:visited-style-name="Visited_20_Internet_20_Link">
https://www.ukrinform.ua/rubric-world/3732798-u-bilomu-domi-prokomentuvali-peregovori-ekscinovnikiv-ssa-z-rosieu-pro-ukrainu.html</text:a>
</text:p>
      <!--NEWS-->
      <text:h text:style-name="P10" text:outline-level="1">
<text:span text:style-name="T4">
Russian artillery shelling Kherson</text:span>
</text:h>
      <text:p text:style-name="P4">
Authors: liveuamap (Language: en)</text:p>
      <text:p text:style-name="P4">
Time: 2023-07-07T15:36:50</text:p>
      <text:p text:style-name="P4">
Location: Kherson (Latitude:46.62999 Longtitude:32.61892)</text:p>
      <text:p text:style-name="P4">
Videos: []</text:p>
      <text:p text:style-name="P4">
Images: []</text:p>
      <text:p text:style-name="P4">
Tags: ["Europe", "Central and Eastern Europe"]</text:p>
      <text:p text:style-name="P4">
Id: 22574530</text:p>
      <!--METADATA-->
      <text:p text:style-name="P4">
Russian artillery shelling Kherson</text:p>
      <text:p text:style-name="P4">
News Collection Link: <text:a xlink:type="simple" xlink:href="https:\/\/liveuamap.com\/en\/2023\/7-july-russian-artillery-shelling-kherson-" text:style-name="Internet_20_link" text:visited-style-name="Visited_20_Internet_20_Link">
https:\/\/liveuamap.com\/en\/2023\/7-july-russian-artillery-shelling-kherson-</text:a>
</text:p>
      <text:p text:style-name="P4">
News Source: <text:a xlink:type="simple" xlink:href="https://t.me/kherson_non_fake/8874" text:style-name="Internet_20_link" text:visited-style-name="Visited_20_Internet_20_Link">
https://t.me/kherson_non_fake/8874</text:a>
</text:p>
      <!--NEWS-->
      <text:h text:style-name="P10" text:outline-level="1">
<text:span text:style-name="T4">
Prometheus learned rivals in the European Cup of the 2023/24 season</text:span>
</text:h>
      <text:p text:style-name="P4">
Authors: Ukrinform (Person)</text:p>
      <text:p text:style-name="P4">
Publisher: Укринформ (Organization)</text:p>
      <text:p text:style-name="P4">
Published Time: 2023-07-07T15:38:51+03:00</text:p>
      <text:p text:style-name="P4">
Modified Time: 2023-07-07T15:38:51+03:00</text:p>
      <text:p text:style-name="P4">
Description: The tournament will start in October. - Ukrinform.</text:p>
      <text:p text:style-name="P4">
Images: ['<text:a xlink:type="simple" xlink:href="https://static.ukrinform.com/photos/2023_07/thumb_files/630_360_1688733256-847.jpg" text:style-name="Internet_20_link" text:visited-style-name="Visited_20_Internet_20_Link">
630_360_16887...</text:a>
']</text:p>
      <text:p text:style-name="P4">
Tags: ['Баскетбол']</text:p>
      <text:p text:style-name="P4">
Type: Article</text:p>
      <!--METADATA-->
      <text:p text:style-name="P4">
<draw:frame draw:style-name="fr1" draw:name="Image71" text:anchor-type="as-char" svg:width="6.9236in" svg:height="3.956343in" draw:z-index="0">
<draw:image xlink:href="../Images/yкринформ/2023-07-07T15-38-51-03-00/630_360_1688733256-847.jpg" xlink:type="simple" xlink:show="embed" xlink:actuate="onLoad" draw:mime-type="image/jpeg"/>
</draw:frame>
Tournament in October.</text:p>
      <text:p text:style-name="P4">
Ukrainian Basketball Club "Prometheus" <text:a xlink:type="simple" xlink:href="https://prometeybc.com/ua/novosti/prometey-diznavsya-imena-9-supernykiv-u-yevrokubku-0" text:style-name="Internet_20_link" text:visited-style-name="Visited_20_Internet_20_Link">
learned</text:a>
rivals in the first stage of the European Cup of the season 2023/24. 20 Commandbul is divided into two groups, reports Ukrinform.</text:p>
      <text:p text:style-name="P4">
Prometheus' opponents in group A will be "chapoel" Tel-Aviv(Israel), «Hoventut»(Spain), “Udevita-Olympia”(Slovenia). “Pari”(France), “Registered”(Italy). "Wolvz Vilnius"(Lithuania), «Besiktas»(Turkey), «Gamburgtauers»(Nimechin), "London Lyons"(United Kingdom).</text:p>
      <text:p text:style-name="P4">
The first two teams in the results of the two-tournament will be released to the quarterfinals.</text:p>
      <text:p text:style-name="P4">
*!(https://www.ukrinform.ua/rubric-sports/3729675-bk-prometej-podast-zaavku-na-ucast-v-ukrainskij-visij-lizi.html)As reported by Ukrinform, last season Prometheus reached the semifinals.</text:p>
      <text:p text:style-name="P4">
Photo: prometeybc.com</text:p>
      <text:p text:style-name="P4">
News Source: <text:a xlink:type="simple" xlink:href="https://www.ukrinform.ua/rubric-sports/3732801-prometej-diznavsa-supernikiv-u-evrokubku-sezonu-202324.html" text:style-name="Internet_20_link" text:visited-style-name="Visited_20_Internet_20_Link">
https://www.ukrinform.ua/rubric-sports/3732801-prometej-diznavsa-supernikiv-u-evrokubku-sezonu-202324.html</text:a>
</text:p>
      <!--NEWS-->
      <text:h text:style-name="P10" text:outline-level="1">
<text:span text:style-name="T4">
The IAEA has rotated three Ukrainian NPPs</text:span>
</text:h>
      <text:p text:style-name="P4">
Authors: Ukrinform (Person)</text:p>
      <text:p text:style-name="P4">
Publisher: Укринформ (Organization)</text:p>
      <text:p text:style-name="P4">
Published Time: 2023-07-07T15:40:16+03:00</text:p>
      <text:p text:style-name="P4">
Modified Time: 2023-07-07T15:40:16+03:00</text:p>
      <text:p text:style-name="P4">
Description: At Rivne, Khmelnitsky and South Ukrainian NPPs, missions of the International Atomic Energy Agency (IAEA) were rotated. - Ukrinform.</text:p>
      <text:p text:style-name="P4">
Images: ['<text:a xlink:type="simple" xlink:href="https://static.ukrinform.com/photos/2020_04/thumb_files/630_360_1586511085-614.jpg" text:style-name="Internet_20_link" text:visited-style-name="Visited_20_Internet_20_Link">
630_360_15865...</text:a>
']</text:p>
      <text:p text:style-name="P4">
Tags: ['АЕС', 'МАГАТЕ', 'Ротація', 'Україна']</text:p>
      <text:p text:style-name="P4">
Type: Article</text:p>
      <!--METADATA-->
      <text:p text:style-name="P4">
<draw:frame draw:style-name="fr1" draw:name="Image73" text:anchor-type="as-char" svg:width="6.9236in" svg:height="3.956343in" draw:z-index="0">
<draw:image xlink:href="../Images/yкринформ/2023-07-07T15-40-16-03-00/630_360_1586511085-614.jpg" xlink:type="simple" xlink:show="embed" xlink:actuate="onLoad" draw:mime-type="image/jpeg"/>
</draw:frame>
Narivnen, Khmelnitsky and South Ukrainian NPPs have been rotated(IDA).</text:p>
      <text:p text:style-name="P4">
Як передає Укрінформ, про це повідомляє пресслужба <text:a xlink:type="simple" xlink:href="https://snriu.gov.ua/news/na-rivnenskii-khmelnytskii-ta-pivdennoukrainskii-aes-vidbulysia-rotatsii-misii-mahate" text:style-name="Internet_20_link" text:visited-style-name="Visited_20_Internet_20_Link">
 Державної інспекції</text:a>
nuclear regulation.</text:p>
      <text:p text:style-name="P4">
“This week at Rivne [NPP] VP(https://www.ukrinform.ua/tag-aes)», Khmelnitsky NPP, South Ukrainian NPP, the experts of the Permanent Monitoring Missions of the International Atomic Penality Agency were successfully opened. Nine experts have started working at each of these NPPs, ”the message goes.</text:p>
      <text:p text:style-name="P4">
Diara states that the permanent MAIe missions at Ukrainian nuclear power plants were introduced to monitor the state of security at the NesE of Russia's Military Aggression in Ukraine.</text:p>
      <text:p text:style-name="P4">
<text:span text:style-name="T4">
 Read also: </text:span>
 NATO <text:a xlink:type="simple" xlink:href="https://www.ukrinform.ua/rubric-ato/3732789-nato-uvazno-stezit-za-rozvitkom-situacii-navkolo-zaporizkoi-aes-stoltenberg.html" text:style-name="Internet_20_link" text:visited-style-name="Visited_20_Internet_20_Link">
NATO closely monitors the development of the situation around the Zaporozhye <text:span text:style-name="T4">
 NPP </text:span>
 - Stoltenberg</text:a>
As it was reported, in the middle of June the rotation(IDA)Successfully conducted NPP of Ukraine.</text:p>
      <text:p text:style-name="P4">
News Source: <text:a xlink:type="simple" xlink:href="https://www.ukrinform.ua/rubric-economy/3732803-magate-provela-rotacii-na-troh-ukrainskih-aes.html" text:style-name="Internet_20_link" text:visited-style-name="Visited_20_Internet_20_Link">
https://www.ukrinform.ua/rubric-economy/3732803-magate-provela-rotacii-na-troh-ukrainskih-aes.html</text:a>
</text:p>
      <!--NEWS-->
      <text:h text:style-name="P10" text:outline-level="1">
<text:span text:style-name="T4">
Austria and Switzerland officially joined the "European Heavenly Shield"</text:span>
</text:h>
      <text:p text:style-name="P4">
Authors: Ukrinform (Person)</text:p>
      <text:p text:style-name="P4">
Publisher: Укринформ (Organization)</text:p>
      <text:p text:style-name="P4">
Published Time: 2023-07-07T15:46:47+03:00</text:p>
      <text:p text:style-name="P4">
Modified Time: 2023-07-07T15:46:47+03:00</text:p>
      <text:p text:style-name="P4">
Description: Neutral Austria and Switzerland have officially joined the European Heavenly Shield (ESSI). - Ukrinform.</text:p>
      <text:p text:style-name="P4">
Images: ['<text:a xlink:type="simple" xlink:href="https://static.ukrinform.com/photos/2023_07/thumb_files/630_360_1688733968-110.jpg" text:style-name="Internet_20_link" text:visited-style-name="Visited_20_Internet_20_Link">
630_360_16887...</text:a>
']</text:p>
      <text:p text:style-name="P4">
Tags: ['Австрія', 'Швейцарія', 'ППО']</text:p>
      <text:p text:style-name="P4">
Type: Article</text:p>
      <!--METADATA-->
      <text:p text:style-name="P4">
<draw:frame draw:style-name="fr1" draw:name="Image74" text:anchor-type="as-char" svg:width="6.9236in" svg:height="3.956343in" draw:z-index="0">
<draw:image xlink:href="../Images/yкринформ/2023-07-07T15-46-47-03-00/630_360_1688733968-110.jpg" xlink:type="simple" xlink:show="embed" xlink:actuate="onLoad" draw:mime-type="image/jpeg"/>
</draw:frame>
The neutral transportation and Switzerland officially joined the Air -Treasury Defense initiative "European Heavenly Shield"(THEY).</text:p>
      <text:p text:style-name="P4">
Міністр оборони Австрії Клаудіа Таннер та її швейцарська колега Віола Амхердпідписали відповідну декларацію про наміри у п'ятницю у Берні, передаєУкрінформ із посиланням на <text:a xlink:type="simple" xlink:href="http://apa.at/" text:style-name="Internet_20_link" text:visited-style-name="Visited_20_Internet_20_Link">
 АРА </text:a>
.</text:p>
      <text:p text:style-name="P4">
"This makes Austria and Switzerland part of the air defense system initiated by Germany. Both countries do not see in this attachment of violations of neutrality," the message reads.</text:p>
      <text:p text:style-name="P4">
The document was signed in the presence of the German Defense Minister Borysapistorius. An additional declaration stated that "special constitutional opposites" of Austria and Switzerland will be taken into account.</text:p>
      <text:p text:style-name="P4">
At the Amchrd press conference, Switzerland will determine "the meter will participate" in the initiative. Tanner, for her part, pointed out that he did not free Austria from the active protection of his air space, as well as from preserving the right of decision -making in the Heavenly Shield.</text:p>
      <text:p text:style-name="P4">
German Minister Boris Pistorius emphasized a joint press conference that Essi is "not an alliance, but an initiative for procurement." Windowed that I was very glad that Austria and Switzerland "use the most use of action" that they give them neutrality.</text:p>
      <text:p text:style-name="P4">
<text:span text:style-name="T4">
 Read also: </text:span>
 <text:a xlink:type="simple" xlink:href="https://www.ukrinform.ua/rubric-ato/3730624-avstria-ne-pereskodzae-tranzitu-vijskovoi-tehniki-do-ukraini-glava-mzs.html" text:style-name="Internet_20_link" text:visited-style-name="Visited_20_Internet_20_Link">
<text:span text:style-name="T4">
 Austria </text:span>
 does not interfere with the transit of military equipment Diraine - Foreign Minister</text:a>
The European Heavenly Shield Initiative was reported(THEY)Summagorized Member Country <text:a xlink:type="simple" xlink:href="https://www.ukrinform.ua/tag-evrosouz" text:style-name="Internet_20_link" text:visited-style-name="Visited_20_Internet_20_Link">
EU</text:a>
Inato Germany still covers 19 countries. Its purpose is the best coordination and the reconciliation of purchases for land defense.</text:p>
      <text:p text:style-name="P4">
From the time of initiative, in October 2022, it was joined by the Great Britain, Slovakia, Latvia, Hungary, Bulgaria, Belgium, Czech Republic, Finland, Lithuania, the Netherlands, Romania, Slovenia, Estonia and Norway. Denmark and a NATO candidate joined Sweden.</text:p>
      <text:p text:style-name="P4">
Photo: euractiv.com</text:p>
      <text:p text:style-name="P4">
News Source: <text:a xlink:type="simple" xlink:href="https://www.ukrinform.ua/rubric-world/3732804-avstria-ta-svejcaria-oficijno-priednalisa-do-evropejskogo-nebesnogo-sita.html" text:style-name="Internet_20_link" text:visited-style-name="Visited_20_Internet_20_Link">
https://www.ukrinform.ua/rubric-world/3732804-avstria-ta-svejcaria-oficijno-priednalisa-do-evropejskogo-nebesnogo-sita.html</text:a>
</text:p>
      <!--NEWS-->
      <text:h text:style-name="P10" text:outline-level="1">
<text:span text:style-name="T4">
The Heads of the UGCC and the Catholic Church of Poland have signed appeals about the Volyn tragedy</text:span>
</text:h>
      <text:p text:style-name="P4">
Authors: Ukrinform (Person)</text:p>
      <text:p text:style-name="P4">
Publisher: Укринформ (Organization)</text:p>
      <text:p text:style-name="P4">
Published Time: 2023-07-07T15:53:00+03:00</text:p>
      <text:p text:style-name="P4">
Modified Time: 2023-07-07T15:53:00+03:00</text:p>
      <text:p text:style-name="P4">
Description: The heads of the UGCC and the Polish Roman Catholic Church Svyatoslav Shevchuk and Stanislav Gondetsky signed a joint appeal on the anniversary of the Volyn tragedy, which condemned the crimes of 80 years ago and called for reconciliation and unity of Ukrainian and Polish peoples. - Ukrinform.</text:p>
      <text:p text:style-name="P4">
Images: ['<text:a xlink:type="simple" xlink:href="https://static.ukrinform.com/photos/2023_07/thumb_files/630_360_1688734369-238.jpg" text:style-name="Internet_20_link" text:visited-style-name="Visited_20_Internet_20_Link">
630_360_16887...</text:a>
']</text:p>
      <text:p text:style-name="P4">
Tags: ['Історія', 'Польща', 'УГКЦ', 'Волинська трагедія', 'Католицька церква']</text:p>
      <text:p text:style-name="P4">
Type: Article</text:p>
      <!--METADATA-->
      <text:p text:style-name="P4">
<draw:frame draw:style-name="fr1" draw:name="Image75" text:anchor-type="as-char" svg:width="6.9236in" svg:height="3.956343in" draw:z-index="0">
<draw:image xlink:href="../Images/yкринформ/2023-07-07T15-53-00-03-00/630_360_1688734369-238.jpg" xlink:type="simple" xlink:show="embed" xlink:actuate="onLoad" draw:mime-type="image/jpeg"/>
</draw:frame>
The heads of the UGCCTA of the Polish Roman Catholic Church Svyatoslav Shevchuk and Stanislav Gondetsky signed a joint appeal on the anniversary of the Volyn tragedy, in which the condemnies of the 80-year antiquity were called for reconciliation and unity of Ukrainian Hippo people.</text:p>
      <text:p text:style-name="P4">
The signing of an appeal at the Warsaw Cathedral named after St. Ivankhrestist was held during the worship of Ukrainian and Polish in the event of Ukrainians and Poles, Ukrinform correspondent reports.</text:p>
      <text:p text:style-name="P4">
According to the head of the UGCC Svyatoslav Shevchuk during the Divine Service, Russian agression against Ukraine, which lasts since 2014, proves once again that “reconciliation between our peoples and the cooperation of free <text:a xlink:type="simple" xlink:href="https://www.ukrinform.ua/tag-polsa" text:style-name="Internet_20_link" text:visited-style-name="Visited_20_Internet_20_Link">
Poland</text:a>
And free Ukraine is the necessary conditions in our part of Europe. ”</text:p>
      <text:p text:style-name="P4">
"Otherwise, the card will play the third," Shevchuk emphasized.</text:p>
      <text:p text:style-name="P4">
<text:span text:style-name="T4">
 Read also: </text:span>
 <text:a xlink:type="simple" xlink:href="https://www.ukrinform.ua/rubric-society/3732569-moraveckij-vsanuvav-v-ukraini-pamat-zertv-volinskoi-tragedii.html" text:style-name="Internet_20_link" text:visited-style-name="Visited_20_Internet_20_Link">
Moravetsky honored the memory of victims <text:span text:style-name="T4">
 Volyn </text:span>
 tragedy</text:a>
He noted that the Ukrainian and Polish churches have already done a lot to reconcile, calling the tragic events of the 80th ancient times, "murder and ethnic cleaners, whose victims were tens of thousands of innocent persons, including women, children, and elderly people." He noted that, first of all, they were Poles, the Ukrainians, as well as those who rescued relatives and neighbors from danger.</text:p>
      <text:p text:style-name="P4">
The head of the UGCC stressed that reconciliation is not about forgetting, but about overcoming evil from the past, and to put above what unites, not what divides. "</text:p>
      <text:p text:style-name="P4">
"Today, after the opening of the mass burials in Bucha, Irpen or Gostomel, we will all understand how important it is to call the guilty, exhumulate the victims, honor the right to a decent burial and human memory," Shevchuk emphasized.</text:p>
      <text:p text:style-name="P4">
<text:span text:style-name="T4">
 Read also: </text:span>
 <text:a xlink:type="simple" xlink:href="https://www.ukrinform.ua/rubric-polytics/3731394-kvasnevskij-vislovivsa-pro-rol-volinskoi-tragedii-dla-ukraini-j-polsi.html" text:style-name="Internet_20_link" text:visited-style-name="Visited_20_Internet_20_Link">
Kvasnevsky spoke about the role of <text:span text:style-name="T4">
 Volyn </text:span>
 and tragedy on Ukraine and Poland</text:a>
</text:p>
      <text:p text:style-name="P4">
"It is paradoxical that the result of the Russian attempt to destroy the Ukrainian people with a linning between our peoples," Shevchuk emphasized.</text:p>
      <text:p text:style-name="P4">
He called the patron saint on the path of Polish-Ukrainian reconciliation on John Paulii. According to him, it was the Pope who took the patronage over the approximation of both natives.</text:p>
      <text:p text:style-name="P4">
In his turn, the head of the Polish bishopric conference, Stanislav Gondetsky, during his speech, appealed to the presidents and premieres of both countries "in the case of trial honoring of all victims of genocide, which should be exhumidated." According to him, the burial of the Polish victims of the Volyn tragedy is a religious character.</text:p>
      <text:p text:style-name="P4">
<text:span text:style-name="T4">
 Read also: </text:span>
 <text:a xlink:type="simple" xlink:href="https://www.ukrinform.ua/rubric-polytics/3729468-duda-ukrainci-i-polaki-spilno-vsanuut-zertv-volinskoi-tragedii.html" text:style-name="Internet_20_link" text:visited-style-name="Visited_20_Internet_20_Link">
Duda: Ukrainians and Poles jointly honor the victims <text:span text:style-name="T4">
 Volyn </text:span>
 their tragedy</text:a>
In Poland, the 80th anniversary of the Volyn tragedy at the state level will be celebrated on July 11.</text:p>
      <text:p text:style-name="P4">
It is known that the topic of the Volyn tragedy is one of the most controversial in Ukrainian-Polish relations. The views of Kiev and Warsaw on the reasons, responsibility and number of victims on both sides are somewhat different. The Polish castor insists that the exclusive responsibility for the crime committed in 1943-1944 in Volyn is bearing the Ukrainian side, but instead the Ukrainian side assures that both sides should be responsible and the apology should be prisoner.</text:p>
      <text:p text:style-name="P4">
The theme of the Volyn tragedy in recent years is now actively using Russian propaganda to quarrel Ukraine and Poland.</text:p>
      <text:p text:style-name="P4">
<text:span text:style-name="T5">
Foto: Tomasz Jastrzebowski/Reporter</text:span>
</text:p>
      <text:p text:style-name="P4">
News Source: <text:a xlink:type="simple" xlink:href="https://www.ukrinform.ua/rubric-society/3732808-glavi-ugkc-ta-katolickoi-cerkvi-polsi-pidpisali-zvernenna-sodo-volinskoi-tragedii.html" text:style-name="Internet_20_link" text:visited-style-name="Visited_20_Internet_20_Link">
https://www.ukrinform.ua/rubric-society/3732808-glavi-ugkc-ta-katolickoi-cerkvi-polsi-pidpisali-zvernenna-sodo-volinskoi-tragedii.html</text:a>
</text:p>
      <!--NEWS-->
      <text:h text:style-name="P10" text:outline-level="1">
<text:span text:style-name="T4">
Sanctions against Russia will increase over time - European Commission</text:span>
</text:h>
      <text:p text:style-name="P4">
Authors: Ukrinform (Person)</text:p>
      <text:p text:style-name="P4">
Publisher: Укринформ (Organization)</text:p>
      <text:p text:style-name="P4">
Published Time: 2023-07-07T15:58:36+03:00</text:p>
      <text:p text:style-name="P4">
Modified Time: 2023-07-07T15:58:36+03:00</text:p>
      <text:p text:style-name="P4">
Description: The sanctions of the European Union against Russia will eventually intensify and have a long -term impact on its economy. - Ukrinform.</text:p>
      <text:p text:style-name="P4">
Images: ['<text:a xlink:type="simple" xlink:href="https://static.ukrinform.com/photos/2020_06/thumb_files/630_360_1591893289-695.jpg" text:style-name="Internet_20_link" text:visited-style-name="Visited_20_Internet_20_Link">
630_360_15918...</text:a>
']</text:p>
      <text:p text:style-name="P4">
Tags: ['Євросоюз', 'Санкції', 'Росія']</text:p>
      <text:p text:style-name="P4">
Type: Article</text:p>
      <!--METADATA-->
      <text:p text:style-name="P4">
<draw:frame draw:style-name="fr1" draw:name="Image76" text:anchor-type="as-char" svg:width="6.9236in" svg:height="3.956343in" draw:z-index="0">
<draw:image xlink:href="../Images/yкринформ/2023-07-07T15-58-36-03-00/630_360_1591893289-695.jpg" xlink:type="simple" xlink:show="embed" xlink:actuate="onLoad" draw:mime-type="image/jpeg"/>
</draw:frame>
The sanctions of the European Union against Russia will eventually intensify and have a long -term impact on its economy.</text:p>
      <text:p text:style-name="P4">
As Ukrinform reports, it reports <text:a xlink:type="simple" xlink:href="http://www.bloomberg.com/news/articles/2023-07-07/eu-says-high-cost-of-sanctions-on-russia-will-grow-for-years" text:style-name="Internet_20_link" text:visited-style-name="Visited_20_Internet_20_Link">
Bloomberg</text:a>
with reference to the relevant confessional commission.</text:p>
      <text:p text:style-name="P4">
The report states that sanctions “significantly worsened industrial and technological potential <text:a xlink:type="simple" xlink:href="https://www.ukrinform.ua/tag-rosia" text:style-name="Internet_20_link" text:visited-style-name="Visited_20_Internet_20_Link">
Russia</text:a>
”.</text:p>
      <text:p text:style-name="P4">
"These consequences will intensify even more over time, as measures have a long -term impact on the budget of Russia, financial markets, foreign investments and its industrial and technological base," - said.</text:p>
      <text:p text:style-name="P4">
The document contains a description of the consequences of EU sanctions against Moscow that reduced 91 billion euros of imports from the Russian Federation and covered 48 billion euros of exportallance.</text:p>
      <text:p text:style-name="P4">
According to the European Commission, in 2023, almost a third of the Russian federal budget will be spent on defense and internal security.</text:p>
      <text:p text:style-name="P4">
Meanwhile, exports from the EU and imports from Russia have fallen by more than 50% compared to 2021. This provoked a particularly rapid decline in technologically dependent industries of the processing industry.</text:p>
      <text:p text:style-name="P4">
Exports of dual-use goods and advanced technologies were strong-78% in 2022 compared to 2019-2021.</text:p>
      <text:p text:style-name="P4">
Thanks to measures aimed at minimizing the impact on Member States, the influence of Nays was restrained, but it was noticeable in some areas mainly due to Russia's contractors and because of the war, which caused rising prices.</text:p>
      <text:p text:style-name="P4">
At the same time, the Russian Federation was able to obtain some sub -goods and other substittories from third countries, in particular from China, Kazakhstan, Turkey and the UAE, according to the report.</text:p>
      <text:p text:style-name="P4">
<text:span text:style-name="T4">
 Read also: </text:span>
 <text:a xlink:type="simple" xlink:href="https://www.ukrinform.ua/rubric-world/3731371-grosi-villi-ta-ahti-italia-zamorozila-vze-2-milardi-aktiviv-rosijskih-oligarhiv.html" text:style-name="Internet_20_link" text:visited-style-name="Visited_20_Internet_20_Link">
money, villas and yachts: Italy has already frozen € 2 billionactors of Russian oligarchs</text:a>
As reported by Ukrinform, Russia's oil and gas income falls despite the trials.</text:p>
      <text:p text:style-name="P4">
News Source: <text:a xlink:type="simple" xlink:href="https://www.ukrinform.ua/rubric-world/3732807-sankcii-proti-rosii-z-casom-posiluvatimutsa-evrokomisia.html" text:style-name="Internet_20_link" text:visited-style-name="Visited_20_Internet_20_Link">
https://www.ukrinform.ua/rubric-world/3732807-sankcii-proti-rosii-z-casom-posiluvatimutsa-evrokomisia.html</text:a>
</text:p>
      <!--NEWS-->
      <text:h text:style-name="P10" text:outline-level="1">
<text:span text:style-name="T4">
In Greece, unknown in the hoods threw the consulate of France with paint bottles</text:span>
</text:h>
      <text:p text:style-name="P4">
Authors: Ukrinform (Person)</text:p>
      <text:p text:style-name="P4">
Publisher: Укринформ (Organization)</text:p>
      <text:p text:style-name="P4">
Published Time: 2023-07-07T15:59:00+03:00</text:p>
      <text:p text:style-name="P4">
Modified Time: 2023-07-07T15:59:00+03:00</text:p>
      <text:p text:style-name="P4">
Description: About 15 people damaged the French Consulate building in Greece and a parked car in Patria in the south of the country. - Ukrinform.</text:p>
      <text:p text:style-name="P4">
Images: ['<text:a xlink:type="simple" xlink:href="https://static.ukrinform.com/photos/2018_10/thumb_files/630_360_1540113789-207.jpg" text:style-name="Internet_20_link" text:visited-style-name="Visited_20_Internet_20_Link">
630_360_15401...</text:a>
']</text:p>
      <text:p text:style-name="P4">
Tags: ['Франція', 'Греція', 'Консульство', 'Напад']</text:p>
      <text:p text:style-name="P4">
Type: Article</text:p>
      <!--METADATA-->
      <text:p text:style-name="P4">
<draw:frame draw:style-name="fr1" draw:name="Image77" text:anchor-type="as-char" svg:width="6.9236in" svg:height="3.956343in" draw:z-index="0">
<draw:image xlink:href="../Images/yкринформ/2023-07-07T15-59-00-03-00/630_360_1540113789-207.jpg" xlink:type="simple" xlink:show="embed" xlink:actuate="onLoad" draw:mime-type="image/jpeg"/>
</draw:frame>
About 15 experts were damaged by the French Consulate building in Greece and a near -parked car in Patria in the south of the country.</text:p>
      <text:p text:style-name="P4">
About it reports Ukrinform with reference to <text:a xlink:type="simple" xlink:href="https://www.ekathimerini.com/news/1214904/unknown-assailants-target-french-consulate-building-in-patra/" text:style-name="Internet_20_link" text:visited-style-name="Visited_20_Internet_20_Link">
ekathimerini</text:a>
.</text:p>
      <text:p text:style-name="P4">
The police said the members of the group were in the hoods to hide their units and in gloves. In addition, they used fire extinguishers to make a cloud before throwing seven glass bottles filled with red paint.</text:p>
      <text:p text:style-name="P4">
As a result of their actions, the French consulate facade and a carcassed car were damaged, but none of the people were injured.</text:p>
      <text:p text:style-name="P4">
<text:span text:style-name="T4">
 Read also: </text:span>
 <text:a xlink:type="simple" xlink:href="https://www.ukrinform.ua/rubric-world/3731200-u-francii-vid-pocatku-zavorusen-zatrimali-majze-35-tisaci-ludej.html" text:style-name="Internet_20_link" text:visited-style-name="Visited_20_Internet_20_Link">
in France from the beginning of the riots detained almost 3.5 thousand people</text:a>
Law enforcement officers stated that they collected the remains of glass bottles from the scene digging records of surveillance cameras from the surrounding area during an investigation aimed at detaining the attackers.</text:p>
      <text:p text:style-name="P4">
According to the local police, no group has taken responsibility for the attack.</text:p>
      <text:p text:style-name="P4">
As reported by Ukrinform, recently near the US consulate in Saudi Arabiashawed an armed attacker.</text:p>
      <text:p text:style-name="P4">
<text:span text:style-name="T5">
Foto: ekathimerini</text:span>
</text:p>
      <text:p text:style-name="P4">
News Source: <text:a xlink:type="simple" xlink:href="https://www.ukrinform.ua/rubric-world/3732810-u-grecii-nevidomi-v-kapusonah-zakidali-konsulstvo-francii-plaskami-z-farbou.html" text:style-name="Internet_20_link" text:visited-style-name="Visited_20_Internet_20_Link">
https://www.ukrinform.ua/rubric-world/3732810-u-grecii-nevidomi-v-kapusonah-zakidali-konsulstvo-francii-plaskami-z-farbou.html</text:a>
</text:p>
      <!--NEWS-->
      <text:h text:style-name="P10" text:outline-level="1">
<text:span text:style-name="T4">
Alexei Reznikov and Lloyd Austin has verified the clock before the next Ramstein</text:span>
</text:h>
      <text:p text:style-name="P4">
Author: ['АРМІЯINFORM']</text:p>
      <text:p text:style-name="P4">
Time: 2023-07-07T16:00:00-04:00</text:p>
      <text:p text:style-name="P4">
Description: Miniter defense of Ukraine Oleksiy Reznikov Mav Klumnov Rozmov Zm Ministr Defense of the United States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reznikov-ostin.jpg" text:style-name="Internet_20_link" text:visited-style-name="Visited_20_Internet_20_Link">
reznikov-ostin.jpg</text:a>
']</text:p>
      <text:p text:style-name="P4">
Tags: ['STOPRUSSIA', 'АГРЕСІЯ РФ', 'ВТОРГНЕННЯ РФ', 'ЛЛОЙД ДЖ. ОСТІН III', 'ОЛЕКСІЙ РЕЗНІКОВ', 'РАМШТАЙН']</text:p>
      <text:p text:style-name="P4">
Category: News</text:p>
      <!--METADATA-->
      <text:p text:style-name="P4">
<draw:frame draw:style-name="fr1" draw:name="Image78" text:anchor-type="as-char" svg:width="6.9236in" svg:height="3.877216in" draw:z-index="0">
<draw:image xlink:href="../Images/AРМІЯINFORM/2023-07-07T16-00-00-04-00/reznikov-ostin.jpg" xlink:type="simple" xlink:show="embed" xlink:actuate="onLoad" draw:mime-type="image/jpeg"/>
</draw:frame>
The Minister of Defense of Ukraine Oleksiy Reznikov had a telephone conversation with US Minister Lloyd James Austin.</text:p>
      <text:p text:style-name="P4">
About it the head of the Ministry of Defense of Ukraine <text:a xlink:type="simple" xlink:href="https://twitter.com/oleksiireznikov/status/1677038781034029058" text:style-name="Internet_20_link" text:visited-style-name="Visited_20_Internet_20_Link">
reported</text:a>
Make a Twitter page.</text:p>
      <text:p text:style-name="P4">
“I had a productive telephone conversation with my colleague Lloyd J. Austin III. The current situation on the forefront and further steps of the counter -offensive operation, as well as other topical issues, was completed. We have verified the clock before the next way to the contact group on Defense of Ukraine(UDCG)In the formattistein, which will take place shortly after the NATO Vilnius Summit.</text:p>
      <text:p text:style-name="P4">
We have also talked about new projects related to the supply of different types of storage. Keep track of good news ... ”, - Alexei Reznikov wrote.</text:p>
      <text:p text:style-name="P4">
News Source: <text:a xlink:type="simple" xlink:href="https://armyinform.com.ua/2023/07/07/oleksij-reznikov-ta-llojd-ostin-zviryly-godynnyky-pered-nastupnym-ramshtajnom/" text:style-name="Internet_20_link" text:visited-style-name="Visited_20_Internet_20_Link">
https://armyinform.com.ua/2023/07/07/oleksij-reznikov-ta-llojd-ostin-zviryly-godynnyky-pered-nastupnym-ramshtajnom/</text:a>
</text:p>
      <!--NEWS-->
      <text:h text:style-name="P10" text:outline-level="1">
<text:span text:style-name="T4">
"Timely, large -scale and very needed": Zelensky thanked the US for a new defensive package</text:span>
</text:h>
      <text:p text:style-name="P4">
Authors: Ukrinform (Person)</text:p>
      <text:p text:style-name="P4">
Publisher: Укринформ (Organization)</text:p>
      <text:p text:style-name="P4">
Published Time: 2023-07-07T16:02:00+03:00</text:p>
      <text:p text:style-name="P4">
Modified Time: 2023-07-07T23:02:00+03:00</text:p>
      <text:p text:style-name="P4">
Description: Volodymyr Zelensky expressed gratitude to the people and Joe Biden for a new package of military assistance for Ukraine, calling it timely, large -scale and very necessary. - Ukrinform.</text:p>
      <text:p text:style-name="P4">
Images: ['<text:a xlink:type="simple" xlink:href="https://static.ukrinform.com/photos/2022_05/thumb_files/630_360_1652263772-452.jpeg" text:style-name="Internet_20_link" text:visited-style-name="Visited_20_Internet_20_Link">
630_360_16522...</text:a>
']</text:p>
      <text:p text:style-name="P4">
Tags: ['США', 'Зброя', 'Боєприпаси', 'допомога', 'Зеленський', 'Війна з Росією']</text:p>
      <text:p text:style-name="P4">
Type: Article</text:p>
      <!--METADATA-->
      <text:p text:style-name="P4">
<draw:frame draw:style-name="fr1" draw:name="Image79" text:anchor-type="as-char" svg:width="6.9236in" svg:height="3.956343in" draw:z-index="0">
<draw:image xlink:href="../Images/yкринформ/2023-07-07T16-02-00-03-00/630_360_1652263772-452.jpeg" xlink:type="simple" xlink:show="embed" xlink:actuate="onLoad" draw:mime-type="image/jpeg"/>
</draw:frame>
Volodymyrzelensky expressed his gratitude to the people and Joe Biden for new packet assistance for Ukraine, calling it timely, large -scale and very needed.</text:p>
      <text:p text:style-name="P4">
Zelensky wrote about it in <text:a xlink:type="simple" xlink:href="http://twitter.com/ZelenskyyUa/status/1677403517768671238" text:style-name="Internet_20_link" text:visited-style-name="Visited_20_Internet_20_Link">
Twitter</text:a>
, reports Ukrinform.</text:p>
      <text:p text:style-name="P4">
"The timely, large -scale and very needed defense help from the United States. Presidently American people and President Joseph Biden for decisive steps that bring Ukraine closer to victory over the enemy, and democracy - to victory with super -dictation. The expansion of Ukraine's defensive capabilities will give new instruments <text:a xlink:type="simple" xlink:href="https://www.ukrinform.ua/tag-deokupacia" text:style-name="Internet_20_link" text:visited-style-name="Visited_20_Internet_20_Link">
de -occupation</text:a>
Our land of tanabing of peace, ”the Head of State emphasized.</text:p>
      <text:p text:style-name="Quotations">

<text:p text:style-name="P4">
Timely, large -scale and very needed defense assistance package.(https://twitter.com/POTUS?ref_src=twsrc%5Etfw)For the decisive steps that&gt;
 bring Ukraine closer to victory over the enemy, and democracy - to victory over&gt;
 dictatorship. Extension of defensive… &gt;
&gt;
 - Volodymyr Zelenskyy(@ZelenskyyUa)<text:a xlink:type="simple" xlink:href="https://twitter.com/ZelenskyyUa/status/1677403517768671238" text:style-name="Internet_20_link" text:visited-style-name="Visited_20_Internet_20_Link">
 July 7, 2023&gt;
 </text:a>
<text:span text:style-name="T4">
 Read also: </text:span>
 [in the Pentagon believe that <text:span text:style-name="T4">
 cassette </text:span>
 shells were baked for destruction(https://www.ukrinform.ua/rubric-ato/3726566-u-pentagoni-vvazaut-so-kasetni-snaradi-buli-b-efektivnimi-dla-znisenna-vijsk-rf.html)On July 7, the US Ministry of Defense officially announced [new military assistance package of Ukraine] on July 7(http://www.ukrinform.ua/rubric-ato/3732977-pentagon-ogolosiv-pro-novij-paket-dopomogi-ukraini-z-kasetnimi-boepripasami.html)The total volume of $ 800 million. The package contains cassette ammunition, as well as other types of arms of Taamunia for the Armed Forces.</text:p>

</text:p>
      <text:p text:style-name="P4">
<text:span text:style-name="T5">
Foto: op</text:span>
</text:p>
      <text:p text:style-name="P4">
News Source: <text:a xlink:type="simple" xlink:href="https://www.ukrinform.ua/rubric-ato/3732988-zelenskij-podakuvav-ssa-za-novij-oboronnij-paket-vcasnij-masstabnij-i-duze-potribnij.html" text:style-name="Internet_20_link" text:visited-style-name="Visited_20_Internet_20_Link">
https://www.ukrinform.ua/rubric-ato/3732988-zelenskij-podakuvav-ssa-za-novij-oboronnij-paket-vcasnij-masstabnij-i-duze-potribnij.html</text:a>
</text:p>
      <!--NEWS-->
      <text:h text:style-name="P10" text:outline-level="1">
<text:span text:style-name="T4">
Prices for fuel and auto gas in gas station networks continue to grow</text:span>
</text:h>
      <text:p text:style-name="P4">
Authors: Ukrinform (Person)</text:p>
      <text:p text:style-name="P4">
Publisher: Укринформ (Organization)</text:p>
      <text:p text:style-name="P4">
Published Time: 2023-07-07T16:07:25+03:00</text:p>
      <text:p text:style-name="P4">
Modified Time: 2023-07-07T16:07:25+03:00</text:p>
      <text:p text:style-name="P4">
Description: Over the last week, the average price in Ukraine for gasoline A-95 has increased by 3 UAH/l and amounted to 47.89 UAH/l, the average price for a week increased by 1.43 UAH/l-Ukrinform.</text:p>
      <text:p text:style-name="P4">
Images: ['<text:a xlink:type="simple" xlink:href="https://static.ukrinform.com/photos/2019_07/thumb_files/630_360_1564048825-919.jpg" text:style-name="Internet_20_link" text:visited-style-name="Visited_20_Internet_20_Link">
630_360_15640...</text:a>
']</text:p>
      <text:p text:style-name="P4">
Tags: ['Акциз', 'АЗС', 'Автогаз', 'Ціна газу', 'Пальне']</text:p>
      <text:p text:style-name="P4">
Type: Article</text:p>
      <!--METADATA-->
      <text:p text:style-name="P4">
<draw:frame draw:style-name="fr1" draw:name="Image80" text:anchor-type="as-char" svg:width="6.9236in" svg:height="3.956343in" draw:z-index="0">
<draw:image xlink:href="../Images/yкринформ/2023-07-07T16-07-25-03-00/630_360_1564048825-919.jpg" xlink:type="simple" xlink:show="embed" xlink:actuate="onLoad" draw:mime-type="image/jpeg"/>
</draw:frame>
Significant week the average price in Ukraine for gasoline A-95 increased by 3 UAH/l isananized 47.89 UAH/l, the average price for motorgas per week increased by 1.43 UAH/l</text:p>
      <text:p text:style-name="P4">
As Ukrinform reports, it reports <text:a xlink:type="simple" xlink:href="https://enkorr.ua/uk/news/dovonn_podatki_palne_za_tizhden_zdorozhchalo_na_2-5_grnl/255355" text:style-name="Internet_20_link" text:visited-style-name="Visited_20_Internet_20_Link">
Enkorr</text:a>
.</text:p>
      <text:p text:style-name="P4">
Зазначається, що на заправках ОККО і WOG бензини марки А-95 й А-95-преміумздорожчали на 3 і 2 грн/л, до 49,99 і 51,99 грн/л відповідно. Дизельне пальнеу цих мережах додало 5 грн/л - до 49,99 грн/л.</text:p>
      <text:p text:style-name="P4">
На станціях «Укрнафти» бензини й ДП здорожчали на 4,91 грн/л: бензин А-95 – до45,90 грн/л, бензин А-95+ – до 47,90 грн/л, дизпальне – до 44,90 грн/л.</text:p>
      <text:p text:style-name="P4">
SOCAR підняв вартість звичайної «п’ятірки» і дизпального на 4 грн/л, А-95+ -на 5 грн/л.</text:p>
      <text:p text:style-name="P4">
UPG підняла ціни на всі види пального на 4,1-5 грн/л, KLO — на 2,8-4,9 грн/л.</text:p>
      <text:p text:style-name="P4">
Відкоригували ціни на пальне у бік збільшення майже всі роздрібні мережі, завинятком станцій групи «Приват».</text:p>
      <text:p text:style-name="P4">
Окрім цього, почали діяти колишні ставки акцизів: на бензин - 213,5 євро/1000літрів, на ДП - 139,5 євро/1000 літрів, на автогаз - 52 євро/1000 літрів.</text:p>
      <text:p text:style-name="P4">
<text:span text:style-name="T4">
Читайте також:</text:span>
 <text:a xlink:type="simple" xlink:href="https://www.ukrinform.ua/rubric-economy/3729317-skasuvanna-podatkovih-pilg-dla-palnogo-so-bude-z-rinkom-ta-cinami.html" text:style-name="Internet_20_link" text:visited-style-name="Visited_20_Internet_20_Link">
 <text:span text:style-name="T4">
Скасування</text:span>
 <text:span text:style-name="T4">
податкових</text:span>
 <text:span text:style-name="T4">
пільг</text:span>
 <text:span text:style-name="T4">
для</text:span>
<text:span text:style-name="T4">
пального</text:span>
 : що <text:span text:style-name="T4">
буде</text:span>
 з <text:span text:style-name="T4">
ринком</text:span>
 та <text:span text:style-name="T4">
цінами</text:span>
</text:a>
Also during the week <text:a xlink:type="simple" xlink:href="https://www.ukrinform.ua/tag-avtogaz" text:style-name="Internet_20_link" text:visited-style-name="Visited_20_Internet_20_Link">
Abogaz</text:a>
The average country in the country went up by 1.43 UAH/l - up to 23.36 UAH/l.</text:p>
      <text:p text:style-name="P4">
<text:a xlink:type="simple" xlink:href="https://enkorr.ua/uk/news/za_tizhden_serednya_cna_na_avtogaz_zrosla_na_143_grnl/255357" text:style-name="Internet_20_link" text:visited-style-name="Visited_20_Internet_20_Link">
Indicated</text:a>
that this week the car was ruling in all the gas station networks. The largest value rose - by 2.50 UAH/l - at the gas stations of the NEFTEK network, Deavtogaz now costs 24.99 UAH/l. The least - 60 cents per liter - car gas gas added to the Prime gas station, where a liter of this type of fuel is now under 21.50 UAH/l.</text:p>
      <text:p text:style-name="P4">
At SOCAR, OKKO and WOG Stations, the Avtogaz added 2.12 UAH/l, 1,80 UAH/l and 1,84UAH/l - up to 24.61 UAH/l, 24.49 UAH/l and 24.46 UAH/l in accordance.</text:p>
      <text:p text:style-name="P4">
At the KLO gas station, the autogas was ruling by 1.50 UAH/l - up to 23.44 UAH/l, in U.go andupg networks - by 1.19 UAH/l and 1.54 UAH/l, up to 22.79 UAH/l and 23.70 UAH/l respectively.</text:p>
      <text:p text:style-name="P4">
The rest of the networks raised the prices for a motorway by 0.70-2.24 UAH/l, up to 21,55-23,99 UAH/l.</text:p>
      <text:p text:style-name="P4">
News Source: <text:a xlink:type="simple" xlink:href="https://www.ukrinform.ua/rubric-economy/3732811-cini-na-palne-ta-avtogaz-u-merezah-azs-prodovzuut-zrostati.html" text:style-name="Internet_20_link" text:visited-style-name="Visited_20_Internet_20_Link">
https://www.ukrinform.ua/rubric-economy/3732811-cini-na-palne-ta-avtogaz-u-merezah-azs-prodovzuut-zrostati.html</text:a>
</text:p>
      <!--NEWS-->
      <text:h text:style-name="P10" text:outline-level="1">
<text:span text:style-name="T4">
The MKIP considers the issue of returning E-certificates to books and cinema</text:span>
</text:h>
      <text:p text:style-name="P4">
Authors: Ukrinform (Person)</text:p>
      <text:p text:style-name="P4">
Publisher: Укринформ (Organization)</text:p>
      <text:p text:style-name="P4">
Published Time: 2023-07-07T16:08:44+03:00</text:p>
      <text:p text:style-name="P4">
Modified Time: 2023-07-07T16:08:44+03:00</text:p>
      <text:p text:style-name="P4">
Description: The Ministry of Culture and Information Policy considers the possibility of returning to the purchase of books and visiting cinemas with films in English. - Ukrinform.</text:p>
      <text:p text:style-name="P4">
Images: ['<text:a xlink:type="simple" xlink:href="https://static.ukrinform.com/photos/2023_03/thumb_files/630_360_1680192081-668.jpg" text:style-name="Internet_20_link" text:visited-style-name="Visited_20_Internet_20_Link">
630_360_16801...</text:a>
']</text:p>
      <text:p text:style-name="P4">
Tags: ['Кіно', 'Книги', 'Ткаченко', 'МКІП ', 'єПідтримка', 'Єдині новини']</text:p>
      <text:p text:style-name="P4">
Type: Article</text:p>
      <!--METADATA-->
      <text:p text:style-name="P4">
<draw:frame draw:style-name="fr1" draw:name="Image81" text:anchor-type="as-char" svg:width="6.9236in" svg:height="3.956343in" draw:z-index="0">
<draw:image xlink:href="../Images/yкринформ/2023-07-07T16-08-44-03-00/630_360_1680192081-668.jpg" xlink:type="simple" xlink:show="embed" xlink:actuate="onLoad" draw:mime-type="image/jpeg"/>
</draw:frame>
In the Ministry of Culture and Information Policy, they consider the possibility of addressing the certificates for buying books and visiting cinemas in English films.</text:p>
      <text:p text:style-name="P4">
This was announced by the Minister of Culture and Information Policy of Ukraine Oleksandrkachenko during an interview with Alexei Fadeev on the air of the Teleterna "Unified News", Ukrinform reports.</text:p>
      <text:p text:style-name="P4">
“If we talk, to begin with, about the book industry in Ukraine as a whole, then such a book on the front is still the program. There are, of course, books for children, and for our migrants, both domestically and abroad, but books for our military are a special format. I personally saw my own eyes with what joy our fighters accept books that bring them to them, ” - said <text:a xlink:type="simple" xlink:href="https://www.ukrinform.ua/tag-tkacenko" text:style-name="Internet_20_link" text:visited-style-name="Visited_20_Internet_20_Link">
Tkachenko</text:a>
.</text:p>
      <text:p text:style-name="P4">
He stressed that the military on the front ministry is primarily the books in Ukrainian.</text:p>
      <text:p text:style-name="P4">
“These are modern books, about business, can be classical literature. What is actively reading is one of the first signs that distinguishes our arms from Russian aggressors, ”Tkachenko added.</text:p>
      <text:p text:style-name="P4">
<text:span text:style-name="T4">
 Read also: </text:span>
 <text:a xlink:type="simple" xlink:href="https://www.ukrinform.ua/rubric-culture/3730235-pitanna-pokaziv-filmiv-anglijskou-u-kinoteatrah-obgovoruvatimetsa-z-gromadskistu-tkacenko.html" text:style-name="Internet_20_link" text:visited-style-name="Visited_20_Internet_20_Link">
<text:span text:style-name="T4">
 Tkachenko </text:span>
 announced public discussion of issues of films in English in cinemas</text:a>
The MKIP head also noted that the book industry and the market have been quite "seated" and need special assistance. According to him, a law that "just need to be implemented" is passed for this purpose.</text:p>
      <text:p text:style-name="P4">
“The program was also very successful during the Pandemia of the SOVID-19 E-certificates(Establishment - ed.). Тоді ми помітили, що на першому місці було, власне,споживання книжок. Цю програму є-сертифікатів варто запускати, і наразі длятого, щоб, по-перше, споживач отримав можливість купувати. По-друге, цефінансування, власне, наших видавництв і їхніх потужностей. Також, безперечно,це традиція читання. Адже людина, яка читає, вона не просто більш освічена,вона ерудована, вона більш кмітлива, підвищує власну вартість», - сказавТкаченко.</text:p>
      <text:p text:style-name="P4">
Окрім того, міністр зазначив, що йдеться не лише про є-сертифікати напридбання літератури, але й на відвідування кінотеатрів із дубляжем фільміванглійською мовою.</text:p>
      <text:p text:style-name="P4">
As it was reported, in November 2021, President of Ukraine Volodymyr Zelensky Announced the Equity Program, which provided payments to 1000 UAH for citizens who had undergone a full vaccination rate from the Covid-19. This money can be spent on the following categories of services or goods: bookstores, cinemas, theaters, museums, exhibition centers, concerts, gyms, pharmacies, railways and tickets within Ukraine.</text:p>
      <text:p text:style-name="P4">
News Source: <text:a xlink:type="simple" xlink:href="https://www.ukrinform.ua/rubric-culture/3732812-u-mkip-rozgladaut-pitanna-povernenna-esertifikativ-na-knigi-ta-kino.html" text:style-name="Internet_20_link" text:visited-style-name="Visited_20_Internet_20_Link">
https://www.ukrinform.ua/rubric-culture/3732812-u-mkip-rozgladaut-pitanna-povernenna-esertifikativ-na-knigi-ta-kino.html</text:a>
</text:p>
      <!--NEWS-->
      <text:h text:style-name="P10" text:outline-level="1">
<text:span text:style-name="T4">
A man who staged a shooting on Holosiivsky Avenue was detained in Kiev</text:span>
</text:h>
      <text:p text:style-name="P4">
Authors: Ukrinform (Person)</text:p>
      <text:p text:style-name="P4">
Publisher: Укринформ (Organization)</text:p>
      <text:p text:style-name="P4">
Published Time: 2023-07-07T16:10:00+03:00</text:p>
      <text:p text:style-name="P4">
Modified Time: 2023-07-07T16:10:00+03:00</text:p>
      <text:p text:style-name="P4">
Description: In Kiev, law enforcement officers detained a local resident who staged a shooting on Holosiivskyi avenue, the attacker was declared a suspicion. - Ukrinform.</text:p>
      <text:p text:style-name="P4">
Images: ['<text:a xlink:type="simple" xlink:href="https://static.ukrinform.com/photos/2017_10/thumb_files/630_360_1507654552-5163.jpeg" text:style-name="Internet_20_link" text:visited-style-name="Visited_20_Internet_20_Link">
630_360_15076...</text:a>
']</text:p>
      <text:p text:style-name="P4">
Tags: ['Поліція', 'Стрілянина', 'Злочин', 'Київ']</text:p>
      <text:p text:style-name="P4">
Type: Article</text:p>
      <!--METADATA-->
      <text:p text:style-name="P4">
<draw:frame draw:style-name="fr1" draw:name="Image82" text:anchor-type="as-char" svg:width="6.9236in" svg:height="3.956343in" draw:z-index="0">
<draw:image xlink:href="../Images/yкринформ/2023-07-07T16-10-00-03-00/630_360_1507654552-5163.jpeg" xlink:type="simple" xlink:show="embed" xlink:actuate="onLoad" draw:mime-type="image/jpeg"/>
</draw:frame>
In Kiev, the law enforcement officers detained a local resident who staged a shooting avenue, the attacker was declared a suspicion.</text:p>
      <text:p text:style-name="P4">
According to Ukrinform, this was reported <text:a xlink:type="simple" xlink:href="https://kyiv.npu.gov.ua/" text:style-name="Internet_20_link" text:visited-style-name="Visited_20_Internet_20_Link">
the Main Directorate of the National Police in Kyiv. </text:a>
Applied the weapon of the person involved in the passerby. Thus, according to citizens, a verbal conflict took place between the "102" line. In the walk, the attacker got the weapon and fired several shots from the bikpotepil.</text:p>
      <text:p text:style-name="P4">
The arrow was a 42-year-old Kiev. Arriving at the scene, the police officer had a weapon.</text:p>
      <text:p text:style-name="P4">
The man was detained in the order of Art. 208 of the Criminal Procedure Code of Ukraine. The militiamen were removed and sent for expertise.</text:p>
      <text:p text:style-name="P4">
According to the expert's opinion, the gun withdrawn from the defendant was made by a self -made processing. It belongs to short -barrel weapons.</text:p>
      <text:p text:style-name="P4">
</text:p>
      <text:p text:style-name="P4">
<text:span text:style-name="T4">
 Read also: </text:span>
 <text:a xlink:type="simple" xlink:href="https://www.ukrinform.ua/rubric-kyiv/3731961-vibuh-u-sudi-kieva-pravoporusnik-zaginuv-na-misci.html" text:style-name="Internet_20_link" text:visited-style-name="Visited_20_Internet_20_Link">
explosion in the court of Kiev: the offender was killed on the spot</text:a>
The suspect is charged with committing <text:a xlink:type="simple" xlink:href="https://www.ukrinform.ua/tag-zlocin" text:style-name="Internet_20_link" text:visited-style-name="Visited_20_Internet_20_Link">
crime</text:a>
, provided for by two articles of the Criminal Code of Ukraine:</text:p>
      <text:p text:style-name="P4">
Part 1 of Art. 263 - purchase and wearing of firearms without a permission;</text:p>
      <text:p text:style-name="P4">
Part 4 of Art. 296 - hooliganism committed with the use of firearms or cold or other object, specially adapted or pre -prepared for injuries.</text:p>
      <text:p text:style-name="P4">
The court chose a man a precautionary measure in the form of a 24 -hour house arrest. A detachment is threatened with up to seven years in prison. The investigation is ongoing.</text:p>
      <text:p text:style-name="P4">
As reported by Ukrinform, in June in the Odessa region an employee of the territorial center of acquisition and social support <text:a xlink:type="simple" xlink:href="https://www.ukrinform.ua/rubric-ato/3724690-na-odesini-pracivnik-vijskkomatu-vlastuvav-strilaninu-pid-cas-vrucenna-povistki.html" text:style-name="Internet_20_link" text:visited-style-name="Visited_20_Internet_20_Link">
staged shooting</text:a>
during the presentation of the summons.  _ Photo: National Police _</text:p>
      <text:p text:style-name="P4">
News Source: <text:a xlink:type="simple" xlink:href="https://www.ukrinform.ua/rubric-kyiv/3732813-u-kievi-zatrimali-colovika-akij-vlastuvav-strilaninu-na-golosiivskomu-prospekti.html" text:style-name="Internet_20_link" text:visited-style-name="Visited_20_Internet_20_Link">
https://www.ukrinform.ua/rubric-kyiv/3732813-u-kievi-zatrimali-colovika-akij-vlastuvav-strilaninu-na-golosiivskomu-prospekti.html</text:a>
</text:p>
      <!--NEWS-->
      <text:h text:style-name="P10" text:outline-level="1">
<text:span text:style-name="T4">
Lubin: most bodies of dead in Olenivka - identified</text:span>
</text:h>
      <text:p text:style-name="P4">
Authors: Ukrinform (Person)</text:p>
      <text:p text:style-name="P4">
Publisher: Укринформ (Organization)</text:p>
      <text:p text:style-name="P4">
Published Time: 2023-07-07T16:17:00+03:00</text:p>
      <text:p text:style-name="P4">
Modified Time: 2023-07-07T16:17:00+03:00</text:p>
      <text:p text:style-name="P4">
Description: The bodies of the dead in Olenivka managed to return, now the DNA analysis is underway. - Ukrinform.</text:p>
      <text:p text:style-name="P4">
Images: ['<text:a xlink:type="simple" xlink:href="https://static.ukrinform.com/photos/2023_07/thumb_files/630_360_1688723064-444.jpg" text:style-name="Internet_20_link" text:visited-style-name="Visited_20_Internet_20_Link">
630_360_16887...</text:a>
']</text:p>
      <text:p text:style-name="P4">
Tags: ['Війна з Росією', 'Дмитро Лубінець', 'Теракт в Оленівці']</text:p>
      <text:p text:style-name="P4">
Type: Article</text:p>
      <!--METADATA-->
      <text:p text:style-name="P4">
<draw:frame draw:style-name="fr1" draw:name="Image86" text:anchor-type="as-char" svg:width="6.9236in" svg:height="3.956343in" draw:z-index="0">
<draw:image xlink:href="../Images/yкринформ/2023-07-07T16-17-00-03-00/630_360_1688723064-444.jpg" xlink:type="simple" xlink:show="embed" xlink:actuate="onLoad" draw:mime-type="image/jpeg"/>
</draw:frame>
Tilazagy in Olenivka managed to return, now the DNA analysis is underway.</text:p>
      <text:p text:style-name="P4">
The Commissioner of the Verkhovna Rada for Human Rights Dmitry Lubinets said during the All -Ukrainian Human Rights Forum "Legion of Law", correspondentation.</text:p>
      <text:p text:style-name="P4">
“The bodies of the dead in Olenivka managed to return. The DNA analysis is currently underway, the relevant bodies are informed, ”Lubinets said.</text:p>
      <text:p text:style-name="P4">
In addition, the Ombudsman reported that after <text:a xlink:type="simple" xlink:href="https://www.ukrinform.ua/tag-terakt-v-olenivci" text:style-name="Internet_20_link" text:visited-style-name="Visited_20_Internet_20_Link">
tragedy in Olenivka</text:a>
For the first time he communicated with the Rivne Human Rights Commissioner Tatiana Moskalkov.</text:p>
      <text:p text:style-name="P4">
“I suggested Muscovite that experts from different countries were arrived in the place of the explosion in Olenovsky colony, some of which were to be invited by Russia, and Ukraine - Ukraine. They take the same material for examination: land, some metal things, some parts of this room. Then we transparently show that the experts have worked, ”Lubinets said.</text:p>
      <text:p text:style-name="P4">
He added that the Russian side would agree to such a step, but then there was an information that the Russians urgently clean the barrack, which kept Ukrainian prisoners of war and where the Russians staged an explosion, ordering something, carrying out "repair work".</text:p>
      <text:p text:style-name="P4">
<text:span text:style-name="T4">
 Read also: </text:span>
 <text:a xlink:type="simple" xlink:href="https://www.ukrinform.ua/rubric-ato/3728058-v-olenivci-dosi-zalisautsa-ukrainski-vijskovopoloneni-lubinec.html" text:style-name="Internet_20_link" text:visited-style-name="Visited_20_Internet_20_Link">
in <text:span text:style-name="T4">
 Olenivtsi </text:span>
 <text:span text:style-name="T4">
 so far </text:span>
 <text:span text:style-name="T4">
 </text:span>
 remain <text:span text:style-name="T4">
 </text:span>
 Ukrainian <text:span text:style-name="T4">
<text:span text:style-name="T5">
* prisoners of war </text:span>
* - </text:span>
 lubinets **</text:a>
“I publicly said they are doing everything to hide the traces of the crime. No one was allowed, ”the Ombudsman said.</text:p>
      <text:p text:style-name="P4">
Lubinets stressed that the UN mission to establish facts about the terrorist attack of the Vokupowan Olenivka has never agreed to get acquainted with Ukrainian materials about the explosion in the colony.</text:p>
      <text:p text:style-name="P4">
"The mission was closed, and I did not even meet them. In my opinion, I did not meet their unwillingness to realize something," the Ombudsman said.</text:p>
      <text:p text:style-name="P4">
According to Lubinets, he tried to meet her participants online or offline throughout the work of the mission throughout the work of the mission.</text:p>
      <text:p text:style-name="P4">
In particular, he expressed his willingness to go to New York to convey the Tim Materials that are in the Ukrainian side, which is an expert analysis of photos, video materials made by the Russians.</text:p>
      <text:p text:style-name="P4">
"In our opinion, in the view of experts, not only Ukrainian, who took at this time, it was a charge installed inside this barrack, which gives a very high temperature," the Commissioner added.The Ombudsman stressed that people who had the official status of a warship who were verified by the International Committee of the Chervonohrest were killed in Olenovka.</text:p>
      <text:p text:style-name="P4">
However, he said, the mission was surprisingly closed. “About it reported to the spokeswoman at a press conference, and to a direct question of journalists: do you accept this mission because the Russian Federation did not allow representatives of the mission of Dollennivka? The answer was, "We do not comment on it," Lubin said.</text:p>
      <text:p text:style-name="P4">
As it was reported, on the night of July 29, 2022 <text:a xlink:type="simple" xlink:href="https://www.ukrinform.ua/rubric-ato/3539586-vid-udaru-rosian-v-olenivci-zaginuli-blizko-40-ukrainskih-polonenih-poraneni-130.html" text:style-name="Internet_20_link" text:visited-style-name="Visited_20_Internet_20_Link">
Russia committed a terrorist attack, staging an explosion in a barrack of a correctional colony in Olenivka</text:a>
in which Ukrainian prisoners of war were over. Then at least 50 Azovstal defenders were killed.</text:p>
      <text:p text:style-name="P4">
In January 2023, the UN Secretary General Anthony Guterres decided to formulate a mission to establish the facts of a terrorist attack in Olenivka, to deliver experts to the scene.</text:p>
      <text:p text:style-name="P4">
News Source: <text:a xlink:type="simple" xlink:href="https://www.ukrinform.ua/rubric-society/3732822-lubinec-bilsist-til-zagiblih-v-olenivci-identifikovani.html" text:style-name="Internet_20_link" text:visited-style-name="Visited_20_Internet_20_Link">
https://www.ukrinform.ua/rubric-society/3732822-lubinec-bilsist-til-zagiblih-v-olenivci-identifikovani.html</text:a>
</text:p>
      <!--NEWS-->
      <text:h text:style-name="P10" text:outline-level="1">
<text:span text:style-name="T4">
Solsky discussed with colleagues from four countries the logistics of Ukrainian grain exports to the EU</text:span>
</text:h>
      <text:p text:style-name="P4">
Authors: Ukrinform (Person)</text:p>
      <text:p text:style-name="P4">
Publisher: Укринформ (Organization)</text:p>
      <text:p text:style-name="P4">
Published Time: 2023-07-07T16:18:33+03:00</text:p>
      <text:p text:style-name="P4">
Modified Time: 2023-07-07T16:18:33+03:00</text:p>
      <text:p text:style-name="P4">
Description: Minister of Agrarian Policy and Food of Ukraine Mykola Solsky discussed with the Ministers of Lithuania, Latvia, Moldova and Estonia Minister of Regional Affairs, the issues of logistics routes for export of Ukrainian grain to the European Union. - Ukrinform.</text:p>
      <text:p text:style-name="P4">
Images: ['<text:a xlink:type="simple" xlink:href="https://static.ukrinform.com/photos/2023_07/thumb_files/630_360_1688735824-557.jpg" text:style-name="Internet_20_link" text:visited-style-name="Visited_20_Internet_20_Link">
630_360_16887...</text:a>
']</text:p>
      <text:p text:style-name="P4">
Tags: ['Мінагро', 'Молдова', 'Країни Балтії', 'Сольський']</text:p>
      <text:p text:style-name="P4">
Type: Article</text:p>
      <!--METADATA-->
      <text:p text:style-name="P4">
<draw:frame draw:style-name="fr1" draw:name="Image87" text:anchor-type="as-char" svg:width="6.9236in" svg:height="3.956343in" draw:z-index="0">
<draw:image xlink:href="../Images/yкринформ/2023-07-07T16-18-33-03-00/630_360_1688735824-557.jpg" xlink:type="simple" xlink:show="embed" xlink:actuate="onLoad" draw:mime-type="image/jpeg"/>
</draw:frame>
Mykola Solsky's Minister of Grand Profine and Food of Ukraine discussed the changes in Lithuania, Latvia, Moldova and Estonia with Estonia's Minister of Regional Affairs for export -Ukrainian grain to the European Union.</text:p>
      <text:p text:style-name="P4">
According to Ukrinform, it reports <text:a xlink:type="simple" xlink:href="http://minagro.gov.ua/news/ministri-silskogo-gospodarstva-krayin-baltiyi-ta-moldovi-vidvidali-ukrayinu" text:style-name="Internet_20_link" text:visited-style-name="Visited_20_Internet_20_Link">
press service of the Ministry of Agrarian Policy.</text:a>
It is noted that Solsky, together with his colleagues from the Baltic States and Moldovan, visited the Odessa and Mykolaiv regions. The delegation examined the work of the Transbaalkterminal terminal at the Chernomorsk seaport, got acquainted with the work of the Grain Corridor. Logistics routes for export -Ukrainian grain to the European Union and potential directions of employment were discussed.</text:p>
      <text:p text:style-name="P4">
The ministers also paid attention to the state of the railway routes of Moldova and Ukraine.</text:p>
      <text:p text:style-name="P4">
In Mykolaiv region, the delegation inspected partially destroyed and damaged as a result of the Russian aggression of the Snihuriv Elevator building and the Eastern Processes.</text:p>
      <text:p text:style-name="P4">
In Ukraine, from July 4 to July 6, the Minister of Agriculture of the Lithuanian Republic of Lithuania Kustutis Nutzkas, Minister of Agriculture of the Latvian Republic of Didis Schmites, Minister of Regional of the Republic of Madis Kallas, Viceremies and Foreign Minister and Minister of Agricultural Minister of Agriculture.</text:p>
      <text:p text:style-name="P4">
*!(https://www.ukrinform.ua/rubric-economy/3732726-ukraina-vidilila-20-milardiv-dla-garantii-finansovoi-bezpeki-suden-zernovogo-koridoru.html)As it was reported in May 2023 <text:a xlink:type="simple" xlink:href="https://www.ukrinform.ua/tag-evrokomisia" text:style-name="Internet_20_link" text:visited-style-name="Visited_20_Internet_20_Link">
European Commission</text:a>
It banned the import of wheat, corn, rapeseed and sunflower from Ukraine to Bulgaria, Hungary, Poland, Slovakia and Romania at the insistence of these countries. On June 5, the prohibition was proceeded by September 15, 2023.</text:p>
      <text:p text:style-name="P4">
<text:span text:style-name="T5">
Foto: minagro.gov.ua</text:span>
</text:p>
      <text:p text:style-name="P4">
News Source: <text:a xlink:type="simple" xlink:href="https://www.ukrinform.ua/rubric-economy/3732823-solskij-obgovoriv-z-kolegami-iz-cotiroh-krain-logistiku-eksportu-ukrainskogo-zerna-do-es.html" text:style-name="Internet_20_link" text:visited-style-name="Visited_20_Internet_20_Link">
https://www.ukrinform.ua/rubric-economy/3732823-solskij-obgovoriv-z-kolegami-iz-cotiroh-krain-logistiku-eksportu-ukrainskogo-zerna-do-es.html</text:a>
</text:p>
      <!--NEWS-->
      <text:h text:style-name="P10" text:outline-level="1">
<text:span text:style-name="T4">
The Ministry of Finance predicts GDP growth this year up to 3%</text:span>
</text:h>
      <text:p text:style-name="P4">
Authors: Ukrinform (Person)</text:p>
      <text:p text:style-name="P4">
Publisher: Укринформ (Organization)</text:p>
      <text:p text:style-name="P4">
Published Time: 2023-07-07T16:23:00+03:00</text:p>
      <text:p text:style-name="P4">
Modified Time: 2023-07-07T16:23:00+03:00</text:p>
      <text:p text:style-name="P4">
Description: The Ministry of Finance expects that the growth of the economy by 2023 will be up to 3%. - Ukrinform.</text:p>
      <text:p text:style-name="P4">
Images: ['<text:a xlink:type="simple" xlink:href="https://static.ukrinform.com/photos/2020_07/thumb_files/630_360_1596225390-410.jpg" text:style-name="Internet_20_link" text:visited-style-name="Visited_20_Internet_20_Link">
630_360_15962...</text:a>
']</text:p>
      <text:p text:style-name="P4">
Tags: ['Економіка', 'Мінекономіки', 'ВВП', 'Прогноз']</text:p>
      <text:p text:style-name="P4">
Type: Article</text:p>
      <!--METADATA-->
      <text:p text:style-name="P4">
<draw:frame draw:style-name="fr1" draw:name="Image88" text:anchor-type="as-char" svg:width="6.9236in" svg:height="3.956343in" draw:z-index="0">
<draw:image xlink:href="../Images/yкринформ/2023-07-07T16-23-00-03-00/630_360_1596225390-410.jpg" xlink:type="simple" xlink:show="embed" xlink:actuate="onLoad" draw:mime-type="image/jpeg"/>
</draw:frame>
The Ministry of Finance expects that the growth of the economy by 2023 will be up to 3%.</text:p>
      <text:p text:style-name="P4">
According to Ukrinform, about it on <text:a xlink:type="simple" xlink:href="https://www.facebook.com/sergey.marchenko.54/posts/pfbid02zsKJ6xJze8VYkiLSejUtYaE6wohb3hTCGednoyAqGVPPL9rod7EoyzR3pSwcsK3ql" text:style-name="Internet_20_link" text:visited-style-name="Visited_20_Internet_20_Link">
Facebook</text:a>
The Minister of Finance Sergey Marchenko informed.</text:p>
      <text:p text:style-name="P4">
"The Government of Ukraine has managed to stabilize the economic and financial situation: have motivated budgetary indicators and stable tax revenues, reduction of inflation from 26.6% in May to 15.3% in May 2023, growth <text:a xlink:type="simple" xlink:href="https://www.ukrinform.ua/tag-vvp" text:style-name="Internet_20_link" text:visited-style-name="Visited_20_Internet_20_Link">
GDP</text:a>
According to the results of the year, it is raised at the level of up to 3%, " - the message reads.</text:p>
      <text:p text:style-name="P4">
According to Marchenko, in order to speed up recovery and win the war as soon as possible, the state needs foreign investment now. And insurance risks are extremely important for attracting a large private sector to Ukraine.</text:p>
      <text:p text:style-name="P4">
<text:span text:style-name="T4">
 Read also: </text:span>
 <text:a xlink:type="simple" xlink:href="https://www.ukrinform.ua/rubric-economy/3729908-ukraini-potribna-nova-ekonomicna-model-sob-vvp-za-10-rokiv-dosagnuv-triljona-dolariv-smigal.html" text:style-name="Internet_20_link" text:visited-style-name="Visited_20_Internet_20_Link">
<text:span text:style-name="T4">
 Ukraine </text:span>
 <text:span text:style-name="T4">
 </text:span>
 Need <text:span text:style-name="T4">
 </text:span>
 new <text:span text:style-name="T4">
 </text:span>
 <text:span text:style-name="T4">
 Economic </text:span>
<text:span text:style-name="T4">
 Model </text:span>
, <text:span text:style-name="T4">
 To </text:span>
 <text:span text:style-name="T4">
 GDP </text:span>
 In 10 <text:span text:style-name="T4">
 years </text:span>
 <text:span text:style-name="T4">
<text:span text:style-name="T5">
 reached </text:span>
* </text:span>
 trillion <text:span text:style-name="T4">
<text:span text:style-name="T5">
* dollars </text:span>
* - </text:span>
 shmigal **</text:a>
"Recently, the European Commission has announced to give Ukraine 50 billionurovro over the next 4 years. This is a powerful support signal for which we are very grateful. We expect that the G7 countries will also join the funding on the audit year," the minister stressed.</text:p>
      <text:p text:style-name="P4">
According to Ukrinform, the Mission of the IMF confirmed the expectation of more powerful economic recovery in Ukraine and improved the forecast of the growth of Ukrainian VVP of Ukraine to "plus" 1-3% in conditions of uncertainty related to war.</text:p>
      <text:p text:style-name="P4">
News Source: <text:a xlink:type="simple" xlink:href="https://www.ukrinform.ua/rubric-economy/3732821-minfin-prognozue-cogoric-zrostanna-vvp-do-3.html" text:style-name="Internet_20_link" text:visited-style-name="Visited_20_Internet_20_Link">
https://www.ukrinform.ua/rubric-economy/3732821-minfin-prognozue-cogoric-zrostanna-vvp-do-3.html</text:a>
</text:p>
      <!--NEWS-->
      <text:h text:style-name="P10" text:outline-level="1">
<text:span text:style-name="T4">
At the feast of songs in Riga for the first time in 150-year history, a non-Latite work was performed-the Anthem of Ukraine</text:span>
</text:h>
      <text:p text:style-name="P4">
Authors: Ukrinform (Person)</text:p>
      <text:p text:style-name="P4">
Publisher: Укринформ (Organization)</text:p>
      <text:p text:style-name="P4">
Published Time: 2023-07-07T16:26:00+03:00</text:p>
      <text:p text:style-name="P4">
Modified Time: 2023-07-07T16:26:00+03:00</text:p>
      <text:p text:style-name="P4">
Description: On the main stage of the XXVII All-Latvian feast of songs, the great stage in the Riga border-park, for the first time in history did not perform a Latvian song. It became the anthem of Ukraine. - Ukrinform.</text:p>
      <text:p text:style-name="P4">
Images: ['<text:a xlink:type="simple" xlink:href="https://static.ukrinform.com/photos/2023_07/thumb_files/630_360_1688736247-663.jpg" text:style-name="Internet_20_link" text:visited-style-name="Visited_20_Internet_20_Link">
630_360_16887...</text:a>
', '<text:a xlink:type="simple" xlink:href="https://static.ukrinform.com/photos/2023_07/1688736706-126.jpg" text:style-name="Internet_20_link" text:visited-style-name="Visited_20_Internet_20_Link">
1688736706-12...</text:a>
', '<text:a xlink:type="simple" xlink:href="https://static.ukrinform.com/photos/2023_07/1688736671-981.jpg" text:style-name="Internet_20_link" text:visited-style-name="Visited_20_Internet_20_Link">
1688736671-98...</text:a>
', '<text:a xlink:type="simple" xlink:href="https://static.ukrinform.com/photos/2023_07/1688736798-420.jpg" text:style-name="Internet_20_link" text:visited-style-name="Visited_20_Internet_20_Link">
1688736798-42...</text:a>
']</text:p>
      <text:p text:style-name="P4">
Tags: ['Діаспора', 'Гімн', 'Концерт', 'Культура', 'Латвія']</text:p>
      <text:p text:style-name="P4">
Type: Article</text:p>
      <!--METADATA-->
      <text:p text:style-name="P4">
<draw:frame draw:style-name="fr1" draw:name="Image89" text:anchor-type="as-char" svg:width="6.9236in" svg:height="3.956343in" draw:z-index="0">
<draw:image xlink:href="../Images/yкринформ/2023-07-07T16-26-00-03-00/630_360_1688736247-663.jpg" xlink:type="simple" xlink:show="embed" xlink:actuate="onLoad" draw:mime-type="image/jpeg"/>
</draw:frame>
The ocular scene of the XXVII All-Latvian Song Holiday, the Great Strade in Riga-Park, for the first time in history did not perform a Latvian song. It became the anthem of Ukraine.</text:p>
      <text:p text:style-name="P4">
This was reported by Ukrinform correspondent.</text:p>
      <text:p text:style-name="P4">
This historical event was preceded by lively discussions. After the decision was made to perform the Ukrainian song, it was discussed which to choose. There was a proposal to take the unofficial anthem of the Ukrainian resistance "Oh, Uluga Red Viburnum". But as a result, the Ukrainian anthem was chosen.</text:p>
      <text:p text:style-name="P4">
<draw:frame draw:style-name="fr1" draw:name="Image90" text:anchor-type="as-char" svg:width="6.9236in" svg:height="3.846444in" draw:z-index="0">
<draw:image xlink:href="../Images/yкринформ/2023-07-07T16-26-00-03-00/1688736706-126.jpg" xlink:type="simple" xlink:show="embed" xlink:actuate="onLoad" draw:mime-type="image/jpeg"/>
</draw:frame>
As a sign of honor to Ukraine and its people, it was included in the program of the Grand 3.5 hours of the Choral Concert "Tidity. Dziesmas CeļŠ / Niva. The path of the song. "The performance happened twice - in the evening on Wednesday(dress rehearsal)And a fourth(a television and radio concert). У виконанні Гімну Львівськійнаціональній академічній хоровій капелі «Дударик», яка стояла на авансцені,допомагали латиські хори, близько 14 тис. співаків. Акомпанував оркестрЗемессардзе (Volunteer National Guard of Latvia). Паралельно відбувавсясурдопереклад тексту.</text:p>
      <text:p text:style-name="P4">
Хорова капела «Дударик» стала єдиним нелатиським колективом запрошеним наВселатвійські XXVII Свято пісні та XVII Свято танцю. «Дударик» також береучасть у програмах на різних концертних майданчиках, зведених до Свята в Ризі.</text:p>
      <text:p text:style-name="P4">
Раніше, 4 липня, на сцені Ризького драматичного театру ім. М.Чехова пройшов2,5-годинний концерт національних меншин Латвії «Saules dziesmu audeklā / Вполотні сонячної пісні». На ньому серед інших була представлена й українськадіаспора. Вокальний ансамбль «Водограй» з Резекне виконав пісню «Несе Галяводу», а співачка Лієне Пустова сольно заспівала «Ой, Василю, Василечку» танародний псалом-пісню «Помишляйте, человєці».</text:p>
      <text:p text:style-name="P4">
<draw:frame draw:style-name="fr1" draw:name="Image91" text:anchor-type="as-char" svg:width="6.9236in" svg:height="5.243986in" draw:z-index="0">
<draw:image xlink:href="../Images/yкринформ/2023-07-07T16-26-00-03-00/1688736671-981.jpg" xlink:type="simple" xlink:show="embed" xlink:actuate="onLoad" draw:mime-type="image/jpeg"/>
</draw:frame>
The All -Latvian XXVII Holiday of Songs and XVII dance holiday will last until Sunday. In front of the main of several dozen festival events of the performance - the dance show "Eternal Engine"(July 8, Daugawa Stadium)and the final concert of the holiday is the whole of orchestras, choirs, dancers "together"(July 9, Great Varradama-Park).</text:p>
      <text:p text:style-name="P4">
Вселатвійське свято пісні та танцю проводиться раз на п’ять років. ВпершеСвято пісні відбулося 150 років тому, в 1873-му. З 1948 року сполучено з нимпочали також проводити Свято танцю.</text:p>
      <text:p text:style-name="P4">
<draw:frame draw:style-name="fr1" draw:name="Image92" text:anchor-type="as-char" svg:width="6.9236in" svg:height="5.1927in" draw:z-index="0">
<draw:image xlink:href="../Images/yкринформ/2023-07-07T16-26-00-03-00/1688736798-420.jpg" xlink:type="simple" xlink:show="embed" xlink:actuate="onLoad" draw:mime-type="image/jpeg"/>
</draw:frame>
As reported by Ukrinform, in the Latvian capital <text:a xlink:type="simple" xlink:href="https://www.ukrinform.ua/rubric-diaspora/3721798-na-osokinskomu-festivali-svobodi-u-rizi-dla-ukraini-zibrali-10-tis-evro-dopomogi.html" text:style-name="Internet_20_link" text:visited-style-name="Visited_20_Internet_20_Link">
took place</text:a>
IV Osokinsky Freedom Festival, which has collected approximately 10,000 euros for Ukraine.</text:p>
      <text:p text:style-name="P4">
<text:span text:style-name="T5">
Foto: Oleg Kudrin</text:span>
</text:p>
      <text:p text:style-name="P4">
News Source: <text:a xlink:type="simple" xlink:href="https://www.ukrinform.ua/rubric-diaspora/3732824-na-svati-pisni-v-rizi-vperse-v-150ricnij-istorii-vikonali-nelatiskij-tvir-gimn-ukraini.html" text:style-name="Internet_20_link" text:visited-style-name="Visited_20_Internet_20_Link">
https://www.ukrinform.ua/rubric-diaspora/3732824-na-svati-pisni-v-rizi-vperse-v-150ricnij-istorii-vikonali-nelatiskij-tvir-gimn-ukraini.html</text:a>
</text:p>
      <!--NEWS-->
      <text:h text:style-name="P10" text:outline-level="1">
<text:span text:style-name="T4">
In Sumy unfinished, police sought drug addicts, and found a new moon who raped the niece</text:span>
</text:h>
      <text:p text:style-name="P4">
Authors: Ukrinform (Person)</text:p>
      <text:p text:style-name="P4">
Publisher: Укринформ (Organization)</text:p>
      <text:p text:style-name="P4">
Published Time: 2023-07-07T16:26:31+03:00</text:p>
      <text:p text:style-name="P4">
Modified Time: 2023-07-07T16:26:31+03:00</text:p>
      <text:p text:style-name="P4">
Description: In Sumy, police detained a new moon, who in the abandoned unfinished committed sexual violence against his own six -year niece. - Ukrinform.</text:p>
      <text:p text:style-name="P4">
Images: ['<text:a xlink:type="simple" xlink:href="https://static.ukrinform.com/photos/2023_07/thumb_files/630_360_1688736087-743.png" text:style-name="Internet_20_link" text:visited-style-name="Visited_20_Internet_20_Link">
630_360_16887...</text:a>
']</text:p>
      <text:p text:style-name="P4">
Tags: ['Поліція', 'Суми', 'Згвалтування', 'Сексуальне насильство']</text:p>
      <text:p text:style-name="P4">
Type: Article</text:p>
      <!--METADATA-->
      <text:p text:style-name="P4">
<draw:frame draw:style-name="fr1" draw:name="Image93" text:anchor-type="as-char" svg:width="6.9236in" svg:height="3.956343in" draw:z-index="0">
<draw:image xlink:href="../Images/yкринформ/2023-07-07T16-26-31-03-00/630_360_1688736087-743.png" xlink:type="simple" xlink:show="embed" xlink:actuate="onLoad" draw:mime-type="image/png"/>
</draw:frame>
In Summilcei detained the new moon, who in the abandoned unfinished was sexually seen by his own six -year niece.</text:p>
      <text:p text:style-name="P4">
This was reported by the press service [Office of the Prosecutor General,]](http://www.gp.gov.ua/ua/posts/vcinyav-seksualne-nasilstvo-shhodo-6-ricnoyi-pleminnici-u-sumax-pravooxoronci-zatrimali-molodika)He reports Ukrinform.</text:p>
      <text:p text:style-name="P4">
</text:p>
      <text:p text:style-name="P4">
According to the investigation, the suspect suggested that his niece go out. On the way, he took the unfinished, where he committed a sexual character about the girl.</text:p>
      <text:p text:style-name="P4">
<text:span text:style-name="T4">
 Read also: </text:span>
 <text:a xlink:type="simple" xlink:href="https://www.ukrinform.ua/rubric-regions/3688585-zgvaltuvanna-14ricnoi-divcini-na-zakarpatti-prokuratura-oskarzila-virok-sudu.html" text:style-name="Internet_20_link" text:visited-style-name="Visited_20_Internet_20_Link">
rape a 14-year-old girl in Transcarpathia: Prosecutorial Supported Sentence of Court</text:a>
“<text:a xlink:type="simple" xlink:href="https://www.ukrinform.ua/tag-policia" text:style-name="Internet_20_link" text:visited-style-name="Visited_20_Internet_20_Link">
Police</text:a>
They found a new moon during the prevention of drug prevention measures. During the inspection of the false unfinished multi -storey building, they rising to the 3rd floor, they saw how it commits violent actions of a sexual nature against a small girl, ”the message reads.</text:p>
      <text:p text:style-name="P4">
The new moon was detained, he was informed of suspicion of committing sexual violence against a 6-year-old girl not related to the penetration of the body(Part 4 of Art. 153 of the Criminal Code of Ukraine), noted in OGP.</text:p>
      <text:p text:style-name="P4">
<text:span text:style-name="T4">
 Read also: </text:span>
 <text:a xlink:type="simple" xlink:href="https://www.ukrinform.ua/rubric-regions/3711861-na-kiivsini-zatrimali-patoh-osib-za-znusanna-ta-seksualne-nasilstvo-nad-11ricnou-divcinkou.html" text:style-name="Internet_20_link" text:visited-style-name="Visited_20_Internet_20_Link">
in the Kyiv region detained five people for bullying and <text:span text:style-name="T4">
 Sexual </text:span>
 <text:span text:style-name="T4">
 </text:span>
 Violence ** over a 11-year-old girl</text:a>
The issue of election of a suspect in detention in the form of detention is being resolved.</text:p>
      <text:p text:style-name="P4">
News Source: <text:a xlink:type="simple" xlink:href="https://www.ukrinform.ua/rubric-regions/3732826-u-sumskij-nedobudovi-policia-sukala-narkomaniv-a-znajsli-molodika-akij-gvaltuvav-pleminnicu.html" text:style-name="Internet_20_link" text:visited-style-name="Visited_20_Internet_20_Link">
https://www.ukrinform.ua/rubric-regions/3732826-u-sumskij-nedobudovi-policia-sukala-narkomaniv-a-znajsli-molodika-akij-gvaltuvav-pleminnicu.html</text:a>
</text:p>
      <!--NEWS-->
      <text:h text:style-name="P10" text:outline-level="1">
<text:span text:style-name="T4">
In Kiev, they record those for training to prepare for national resistance</text:span>
</text:h>
      <text:p text:style-name="P4">
Authors: Ukrinform (Person)</text:p>
      <text:p text:style-name="P4">
Publisher: Укринформ (Organization)</text:p>
      <text:p text:style-name="P4">
Published Time: 2023-07-07T16:30:48+03:00</text:p>
      <text:p text:style-name="P4">
Modified Time: 2023-07-07T16:30:48+03:00</text:p>
      <text:p text:style-name="P4">
Description: In Kyiv, everyone was entrusted with one -day free training in preparation for national resistance. - Ukrinform.</text:p>
      <text:p text:style-name="P4">
Images: ['<text:a xlink:type="simple" xlink:href="https://static.ukrinform.com/photos/2023_07/thumb_files/630_360_1688736587-843.jpg" text:style-name="Internet_20_link" text:visited-style-name="Visited_20_Internet_20_Link">
630_360_16887...</text:a>
']</text:p>
      <text:p text:style-name="P4">
Tags: ['КМДА', 'Радіація', 'Зброя', 'Київ', 'Національний спротив', 'Війна з Росією']</text:p>
      <text:p text:style-name="P4">
Type: Article</text:p>
      <!--METADATA-->
      <text:p text:style-name="P4">
<draw:frame draw:style-name="fr1" draw:name="Image96" text:anchor-type="as-char" svg:width="6.9236in" svg:height="3.956343in" draw:z-index="0">
<draw:image xlink:href="../Images/yкринформ/2023-07-07T16-30-48-03-00/630_360_1688736587-843.jpg" xlink:type="simple" xlink:show="embed" xlink:actuate="onLoad" draw:mime-type="image/jpeg"/>
</draw:frame>
In Kiev, all those who wanted to prepare Donational Resistance were recorded for one -day free training.</text:p>
      <text:p text:style-name="P4">
As Ukrinform reports, it reports <text:a xlink:type="simple" xlink:href="https://kyivcity.gov.ua/news/u_kiyevi_rozpochali_zapis_tsivilnogo_naselennya_na_prokhodzhennya_odnodennikh_navchan_iz_pidgotovki_do_natsionalnogo_sprotivu/" text:style-name="Internet_20_link" text:visited-style-name="Visited_20_Internet_20_Link">
KSCA</text:a>
<text:a xlink:type="simple" xlink:href="https://kyivcity.gov.ua/news/u_kiyevi_rozpochali_zapis_tsivilnogo_naselennya_na_prokhodzhennya_odnodennikh_navchan_iz_pidgotovki_do_natsionalnogo_sprotivu/" text:style-name="Internet_20_link" text:visited-style-name="Visited_20_Internet_20_Link">
 .</text:a>
Six-hour classes for civilians in the formed training groups will be conducted in the directions: basics of mine-explosive safety: rules of behavior for explosive objects; Rifle preparation: how to behave with a passionate <text:a xlink:type="simple" xlink:href="https://www.ukrinform.ua/tag-zbroa" text:style-name="Internet_20_link" text:visited-style-name="Visited_20_Internet_20_Link">
weapon</text:a>
; Protection against weapons: action in radiation and chemical contamination.</text:p>
      <text:p text:style-name="P4">
Employees of the KSCA Municipal Security Department Tower, who have a sufficient level of training, will be trained.</text:p>
      <text:p text:style-name="P4">
For convenience of learning will take place on working and weekends.</text:p>
      <text:p text:style-name="P4">
<text:span text:style-name="T4">
 Read also: </text:span>
 <text:a xlink:type="simple" xlink:href="https://www.ukrinform.ua/rubric-society/3731828-akso-radiacijna-avaria-zastala-vas-na-vulici-rekomendacii-moz.html" text:style-name="Internet_20_link" text:visited-style-name="Visited_20_Internet_20_Link">
if <text:span text:style-name="T4">
 Radiation </text:span>
 Accident has caught you on the street - MOH Recommendation</text:a>
Those who want to undergo training for national resistance should be completed with registration <text:a xlink:type="simple" xlink:href="https://docs.google.com/forms/d/e/1FAIpQLSepwTxXOfC9eICIBgZrnh9TCg05TwxbJwN30-An2pitlj1iOQ/viewform" text:style-name="Internet_20_link" text:visited-style-name="Visited_20_Internet_20_Link">
form</text:a>
.</text:p>
      <text:p text:style-name="P4">
Місце проведення навчання буде повідомлено кожному учаснику особисто.</text:p>
      <text:p text:style-name="P4">
«Чим більше людей пройде хоча б початкову, базову підготовку щодо дій в умовахвоєнної агресії, то більш стійкими та обізнаними вони ставатимуть, і меншесеред нас буде втрат. Бо підготовлений – значить захищений», – зазначивзаступник директора департаменту муніципальної безпеки КМДА Михайло Щербіна.</text:p>
      <text:p text:style-name="P4">
Як повідомляв Укрінформ, у Київі пройшли штабні тренування з органамиуправління і силами цивільного захисту територіальної підсистеми міста,пов'язані з можливим забрудненням території радіоактивними матеріалами.</text:p>
      <text:p text:style-name="P4">
<text:span text:style-name="T5">
Фото: соцмережі</text:span>
</text:p>
      <text:p text:style-name="P4">
News Source: <text:a xlink:type="simple" xlink:href="https://www.ukrinform.ua/rubric-kyiv/3732829-u-kievi-zapisuut-ohocih-na-navcanna-z-pidgotovki-do-nacionalnogo-sprotivu.html" text:style-name="Internet_20_link" text:visited-style-name="Visited_20_Internet_20_Link">
https://www.ukrinform.ua/rubric-kyiv/3732829-u-kievi-zapisuut-ohocih-na-navcanna-z-pidgotovki-do-nacionalnogo-sprotivu.html</text:a>
</text:p>
      <!--NEWS-->
      <text:h text:style-name="P10" text:outline-level="1">
<text:span text:style-name="T4">
The Dnipro Regional State Administration explained why they still have a scandal in the purchase of drums</text:span>
</text:h>
      <text:p text:style-name="P4">
Authors: Ukrinform (Person)</text:p>
      <text:p text:style-name="P4">
Publisher: Укринформ (Organization)</text:p>
      <text:p text:style-name="P4">
Published Time: 2023-07-07T16:34:00+03:00</text:p>
      <text:p text:style-name="P4">
Modified Time: 2023-07-07T16:34:00+03:00</text:p>
      <text:p text:style-name="P4">
Description: Pavel Babiy continues to work as the Deputy Head of the Dniprovsky District State Administration of Kyiv, as he was not released, but derived from the fulfillment of the duties of the head of the RSA. - Ukrinform.</text:p>
      <text:p text:style-name="P4">
Images: ['<text:a xlink:type="simple" xlink:href="https://static.ukrinform.com/photos/2023_06/thumb_files/630_360_1686819199-723.jpg" text:style-name="Internet_20_link" text:visited-style-name="Visited_20_Internet_20_Link">
630_360_16868...</text:a>
']</text:p>
      <text:p text:style-name="P4">
Tags: ['Держзакупівлі', 'Київ', 'Укриття']</text:p>
      <text:p text:style-name="P4">
Type: Article</text:p>
      <!--METADATA-->
      <text:p text:style-name="P4">
<draw:frame draw:style-name="fr1" draw:name="Image97" text:anchor-type="as-char" svg:width="6.9236in" svg:height="3.956343in" draw:z-index="0">
<draw:image xlink:href="../Images/yкринформ/2023-07-07T16-34-00-03-00/630_360_1686819199-723.jpg" xlink:type="simple" xlink:show="embed" xlink:actuate="onLoad" draw:mime-type="image/jpeg"/>
</draw:frame>
Pavlobabiy continues to work as the deputy chairman of the Dnieper district administration of the city of Kyiv, as he was not released, but the release of the duties of the head of the RSA.</text:p>
      <text:p text:style-name="P4">
After the dismissal of Babi returned to the previous position - the deputy chairman, Protess informed the Dniprovsk Regional State Administration in response to the information of Ukrinform.</text:p>
      <text:p text:style-name="P4">
“Babiy Pavlo Nikolaevich holds the post of deputy chairman of the Dnieper district in the city <text:a xlink:type="simple" xlink:href="https://www.ukrinform.ua/tag-kiiv" text:style-name="Internet_20_link" text:visited-style-name="Visited_20_Internet_20_Link">
Kyiv</text:a>
state administration from January 5, 2021, ”the request reads.</text:p>
      <text:p text:style-name="P4">
It is noted that by the order of the President of Ukraine dated 27.01.2022 NO14/2022-RP "On temporary fulfillment of the duties of the head of the Dniprovsky district in the city of the Kyivvisian administration", Babi was temporarily assigned to the obligations of the chairman.</text:p>
      <text:p text:style-name="P4">
<text:span text:style-name="T4">
 Read also: </text:span>
 <text:a xlink:type="simple" xlink:href="https://www.ukrinform.ua/rubric-kyiv/3723743-dniprovska-rda-dostrokovo-rozirvala-dogovir-na-pridbanna-barabaniv-dla-ukrittiv.html" text:style-name="Internet_20_link" text:visited-style-name="Visited_20_Internet_20_Link">
Dniprovskaya RDA ahead of schedule for the purchase of <text:span text:style-name="T4">
 drums </text:span>
 for shelters</text:a>
And by the order of 30.06.2023 NO117/2023-RP “On the dismissal of the release of the duties of the head of the Dniprovsky district in the city of the Kyiv-Security Administration” Babia was dismissed from the temporary fulfillment of the duties of the head of the Dniprovsky District Regional State Administration.</text:p>
      <text:p text:style-name="P4">
<text:span text:style-name="T4">
 Read also: </text:span>
 <text:a xlink:type="simple" xlink:href="https://www.ukrinform.ua/rubric-society/3723171-socmerezi-pro-skandalni-zakupivli-dla-ukrittiv-barabani-bez-gorniv-grosi-na-viter.html" text:style-name="Internet_20_link" text:visited-style-name="Visited_20_Internet_20_Link">
social networks about scandalous purchases for shelters: drumibez <text:span text:style-name="T4">
 Gornov </text:span>
 - money for the wind</text:a>
As reported by Ukrinform, in Kiev, allegedly for the needs of shelter visitors, they purchased drums for almost 900 thousand UAH and electric frying pans for 600-700 thousand thousand thousand. per unit. The relevant information was published <text:a xlink:type="simple" xlink:href="https://prozorro.gov.ua/tender/UA-2023-04-20-004546-a" text:style-name="Internet_20_link" text:visited-style-name="Visited_20_Internet_20_Link">
on the State Processor's Public Process. </text:a>
</text:p>
      <text:p text:style-name="P4">
News Source: <text:a xlink:type="simple" xlink:href="https://www.ukrinform.ua/rubric-kyiv/3732832-zakupivla-barabaniv-u-dniprovskij-rda-poasnili-comu-zvilnenij-cinovnik-znovu-u-nih-pracue.html" text:style-name="Internet_20_link" text:visited-style-name="Visited_20_Internet_20_Link">
https://www.ukrinform.ua/rubric-kyiv/3732832-zakupivla-barabaniv-u-dniprovskij-rda-poasnili-comu-zvilnenij-cinovnik-znovu-u-nih-pracue.html</text:a>
</text:p>
      <!--NEWS-->
      <text:h text:style-name="P10" text:outline-level="1">
<text:span text:style-name="T4">
Germany handed over another military assistance package to Ukraine</text:span>
</text:h>
      <text:p text:style-name="P4">
Authors: Ukrinform (Person)</text:p>
      <text:p text:style-name="P4">
Publisher: Укринформ (Organization)</text:p>
      <text:p text:style-name="P4">
Published Time: 2023-07-07T16:36:00+03:00</text:p>
      <text:p text:style-name="P4">
Modified Time: 2023-07-07T16:36:00+03:00</text:p>
      <text:p text:style-name="P4">
Description: The new package transmitted by Germany to Ukraine shows engineering technique and anti -DiDrons. - Ukrinform.</text:p>
      <text:p text:style-name="P4">
Images: ['<text:a xlink:type="simple" xlink:href="https://static.ukrinform.com/photos/2023_07/thumb_files/630_360_1688737002-452.jpg" text:style-name="Internet_20_link" text:visited-style-name="Visited_20_Internet_20_Link">
630_360_16887...</text:a>
']</text:p>
      <text:p text:style-name="P4">
Tags: ['Німеччина', 'Україна', 'допомога']</text:p>
      <text:p text:style-name="P4">
Type: Article</text:p>
      <!--METADATA-->
      <text:p text:style-name="P4">
<draw:frame draw:style-name="fr1" draw:name="Image98" text:anchor-type="as-char" svg:width="6.9236in" svg:height="3.956343in" draw:z-index="0">
<draw:image xlink:href="../Images/yкринформ/2023-07-07T16-36-00-03-00/630_360_1688737002-452.jpg" xlink:type="simple" xlink:show="embed" xlink:actuate="onLoad" draw:mime-type="image/jpeg"/>
</draw:frame>
The new pack transmitted by Germany to Ukraine shows engineering technique and anti -Dronnies.</text:p>
      <text:p text:style-name="P4">
This, according to Ukrinform, follows from the updated list on the website of the German government.</text:p>
      <text:p text:style-name="P4">
In particular, one bridge for Biber Biber(the earliest were transferred three), one armored bridger of the same company Biber(In general, Ukraine now has nine); one engineering armored car Dachs(In addition to four previously transmitted); Six large cargo semicolors 8x8 HX81 and three trailers(Now they are of them respectively 25 and 23).</text:p>
      <text:p text:style-name="P4">
Також Україна отримала три «глушилки» (Seven has previously been delivered); Twentya protection against drones and obstacles.</text:p>
      <text:p text:style-name="P4">
<text:span text:style-name="T4">
 Read also: </text:span>
 <text:a xlink:type="simple" xlink:href="https://www.ukrinform.ua/rubric-ato/3732660-novij-paket-vijskovoi-dopomogi-ssa-dla-ukraini-stanovitime-blizko-800-miljoniv-ap.html" text:style-name="Internet_20_link" text:visited-style-name="Visited_20_Internet_20_Link">
new military package <text:span text:style-name="T4">
 Assistance </text:span>
 USA for Ukraine will set up about $ 800 million - AP</text:a>
<text:a xlink:type="simple" xlink:href="https://www.ukrinform.ua/tag-nimeccina" text:style-name="Internet_20_link" text:visited-style-name="Visited_20_Internet_20_Link">
Germany</text:a>
He is the second partner for Ukraine's military assistance after the United States.</text:p>
      <text:p text:style-name="P4">
<text:span text:style-name="T5">
Foto: wikipedia</text:span>
</text:p>
      <text:p text:style-name="P4">
News Source: <text:a xlink:type="simple" xlink:href="https://www.ukrinform.ua/rubric-ato/3732836-nimeccina-peredala-cergovij-paket-vijskovoi-dopomogi-ukraini.html" text:style-name="Internet_20_link" text:visited-style-name="Visited_20_Internet_20_Link">
https://www.ukrinform.ua/rubric-ato/3732836-nimeccina-peredala-cergovij-paket-vijskovoi-dopomogi-ukraini.html</text:a>
</text:p>
      <!--NEWS-->
      <text:h text:style-name="P10" text:outline-level="1">
<text:span text:style-name="T4">
Media: Real Madrid agreed with a five -year contract with Mbappe</text:span>
</text:h>
      <text:p text:style-name="P4">
Authors: Ukrinform (Person)</text:p>
      <text:p text:style-name="P4">
Publisher: Укринформ (Organization)</text:p>
      <text:p text:style-name="P4">
Published Time: 2023-07-07T16:36:35+03:00</text:p>
      <text:p text:style-name="P4">
Modified Time: 2023-07-07T16:36:35+03:00</text:p>
      <text:p text:style-name="P4">
Description: It will be 1 billion euros. - Ukrinform.</text:p>
      <text:p text:style-name="P4">
Images: ['<text:a xlink:type="simple" xlink:href="https://static.ukrinform.com/photos/2023_07/thumb_files/630_360_1688736884-785.jpg" text:style-name="Internet_20_link" text:visited-style-name="Visited_20_Internet_20_Link">
630_360_16887...</text:a>
']</text:p>
      <text:p text:style-name="P4">
Tags: ['Футбол', 'Реал Мадрид']</text:p>
      <text:p text:style-name="P4">
Type: Article</text:p>
      <!--METADATA-->
      <text:p text:style-name="P4">
<draw:frame draw:style-name="fr1" draw:name="Image99" text:anchor-type="as-char" svg:width="6.9236in" svg:height="3.956343in" draw:z-index="0">
<draw:image xlink:href="../Images/yкринформ/2023-07-07T16-36-35-03-00/630_360_1688736884-785.jpg" xlink:type="simple" xlink:show="embed" xlink:actuate="onLoad" draw:mime-type="image/jpeg"/>
</draw:frame>
It will be 1 billion euros.</text:p>
      <text:p text:style-name="P4">
"Real" agreed on the personal terms of the contract with the PSG forward Kilianmmbappe, <text:a xlink:type="simple" xlink:href="https://cadenaser.com/nacional/2023/07/06/el-plan-ideal-del-real-madrid-para-la-operacion-mbappe-cadena-ser/" text:style-name="Internet_20_link" text:visited-style-name="Visited_20_Internet_20_Link">
reports</text:a>
Cadena Ser, reports Ukrinform.</text:p>
      <text:p text:style-name="P4">
The Madrid club and player agreed a five -year contract with an annual salary of 50 million euros. Clausula attacker will be one billion euros. The key to the transition decision can be on July 10 and 26.</text:p>
      <text:p text:style-name="P4">
In this case, the terms of the contract will remain the same in the event of the transition of the Mbappe Summer, as well as for the option of signing the player with a free agent in a year - after the end of his employment contract with Parisians.</text:p>
      <text:p text:style-name="P4">
<text:span text:style-name="T4">
 Read also: </text:span>
 <text:a xlink:type="simple" xlink:href="https://www.ukrinform.ua/rubric-sports/3722308-kilian-mbappe-virisiv-ne-prodovzuvati-kontrakt-iz-psz.html" text:style-name="Internet_20_link" text:visited-style-name="Visited_20_Internet_20_Link">
Kilian <text:span text:style-name="T4">
 Mbappe </text:span>
 decided not to continue contract with PSG</text:a>
As reported by Ukrinform, Mbappe stands for PSG from the season-2017/2018. The team of the football player became six times the winner of the French Championship, the French Cup, twice the Cup of the French League, as well as the three -book of the France Super Cup.</text:p>
      <text:p text:style-name="P4">
Photo: Getty Images</text:p>
      <text:p text:style-name="P4">
News Source: <text:a xlink:type="simple" xlink:href="https://www.ukrinform.ua/rubric-sports/3732834-zmi-real-pogodiv-patiricnij-kontrakt-iz-mbappe.html" text:style-name="Internet_20_link" text:visited-style-name="Visited_20_Internet_20_Link">
https://www.ukrinform.ua/rubric-sports/3732834-zmi-real-pogodiv-patiricnij-kontrakt-iz-mbappe.html</text:a>
</text:p>
      <!--NEWS-->
      <text:h text:style-name="P10" text:outline-level="1">
<text:span text:style-name="T4">
Yermak on the possibility of negotiations with the Russian Federation: Time for mediation has expired</text:span>
</text:h>
      <text:p text:style-name="P4">
Authors: Ukrinform (Person)</text:p>
      <text:p text:style-name="P4">
Publisher: Укринформ (Organization)</text:p>
      <text:p text:style-name="P4">
Published Time: 2023-07-07T16:41:00+03:00</text:p>
      <text:p text:style-name="P4">
Modified Time: 2023-07-07T16:41:00+03:00</text:p>
      <text:p text:style-name="P4">
Description: Time to mediation with the Russian Federation has already expired, and now it is an alternative only the Ukrainian formula of peace. - Ukrinform.</text:p>
      <text:p text:style-name="P4">
Images: ['<text:a xlink:type="simple" xlink:href="https://static.ukrinform.com/photos/2023_06/thumb_files/630_360_1687457216-618.jpeg" text:style-name="Internet_20_link" text:visited-style-name="Visited_20_Internet_20_Link">
630_360_16874...</text:a>
']</text:p>
      <text:p text:style-name="P4">
Tags: ['Єрмак']</text:p>
      <text:p text:style-name="P4">
Type: Article</text:p>
      <!--METADATA-->
      <text:p text:style-name="P4">
<draw:frame draw:style-name="fr1" draw:name="Image100" text:anchor-type="as-char" svg:width="6.9236in" svg:height="3.956343in" draw:z-index="0">
<draw:image xlink:href="../Images/yкринформ/2023-07-07T16-41-00-03-00/630_360_1687457216-618.jpeg" xlink:type="simple" xlink:show="embed" xlink:actuate="onLoad" draw:mime-type="image/jpeg"/>
</draw:frame>
Time to recruit with the Russian Federation has already expired, and now it is an alternative to only the Ukrainian formula of peace.</text:p>
      <text:p text:style-name="P4">
Presidential head Andriy Ermak in [interview with Czechivradio] said this(http://www.president.gov.ua/news/chehiya-ta-cheskij-narod-ne-prosto-partneri-spravzhni-druzi-84153), reports Ukrinform.</text:p>
      <text:p text:style-name="P4">
“Since 2018, Ukraine has held more than 180 rounds of negotiations on Russian peace, in particular in the Norman format. Some of them lasted more than 12 hours. Today we have come to a clear conclusion: time for mediation has fallen. The following process was proposed by the President of Zelensky formular, which he introduced to the leaders of the G19 countries, ”said OP head.</text:p>
      <text:p text:style-name="P4">
According to him, successful and constructive consultations with representatives of these countries, as well as the countries of the global south in Copenhagen confirm the interest in the implementation of the Ukrainian formula of peace.</text:p>
      <text:p text:style-name="P4">
"We are ready to listen to any suggestions from those who respectively and territorial integrity," he added.</text:p>
      <text:p text:style-name="P4">
<text:span text:style-name="T4">
 Read also: </text:span>
 <text:a xlink:type="simple" xlink:href="https://www.ukrinform.ua/rubric-world/3732798-u-bilomu-domi-prokomentuvali-peregovori-ekscinovnikiv-ssa-z-rosieu-pro-ukrainu.html" text:style-name="Internet_20_link" text:visited-style-name="Visited_20_Internet_20_Link">
in the White House commented <text:span text:style-name="T4">
 negotiations </text:span>
 exitors with Russia about Ukraine</text:a>
As it was reported, President Volodymyr Zelenskyy has previously stated that any supervision of leadership <text:a xlink:type="simple" xlink:href="https://www.ukrinform.ua/tag-rosia" text:style-name="Internet_20_link" text:visited-style-name="Visited_20_Internet_20_Link">
Russia</text:a>
It perceives how to accumulate strength and expand aggression, so diplomatic wickednesses are impossible as long as Russian invaders will be in the Ukrainian land.</text:p>
      <text:p text:style-name="P4">
<text:span text:style-name="T5">
Foto: op</text:span>
</text:p>
      <text:p text:style-name="P4">
News Source: <text:a xlink:type="simple" xlink:href="https://www.ukrinform.ua/rubric-polytics/3732831-ermak-sodo-mozlivosti-peregovoriv-z-rf-cas-na-mediaciu-spliv.html" text:style-name="Internet_20_link" text:visited-style-name="Visited_20_Internet_20_Link">
https://www.ukrinform.ua/rubric-polytics/3732831-ermak-sodo-mozlivosti-peregovoriv-z-rf-cas-na-mediaciu-spliv.html</text:a>
</text:p>
      <!--NEWS-->
      <text:h text:style-name="P10" text:outline-level="1">
<text:span text:style-name="T4">
Duda: Ukraine's membership will strengthen NATO's military power</text:span>
</text:h>
      <text:p text:style-name="P4">
Authors: Ukrinform (Person)</text:p>
      <text:p text:style-name="P4">
Publisher: Укринформ (Organization)</text:p>
      <text:p text:style-name="P4">
Published Time: 2023-07-07T16:42:00+03:00</text:p>
      <text:p text:style-name="P4">
Modified Time: 2023-07-07T16:42:00+03:00</text:p>
      <text:p text:style-name="P4">
Description: Ukraine's membership in the North Atlantic Alliance will strengthen NATO in military plan. Ukraine should become a member of the Alliance as soon as possible. - Ukrinform.</text:p>
      <text:p text:style-name="P4">
Images: ['<text:a xlink:type="simple" xlink:href="https://static.ukrinform.com/photos/2023_02/thumb_files/630_360_1676649938-193.jpg" text:style-name="Internet_20_link" text:visited-style-name="Visited_20_Internet_20_Link">
630_360_16766...</text:a>
']</text:p>
      <text:p text:style-name="P4">
Tags: ['Дуда', 'Польща', 'Саміт НАТО', 'Україна']</text:p>
      <text:p text:style-name="P4">
Type: Article</text:p>
      <!--METADATA-->
      <text:p text:style-name="P4">
<draw:frame draw:style-name="fr1" draw:name="Image101" text:anchor-type="as-char" svg:width="6.9236in" svg:height="3.956343in" draw:z-index="0">
<draw:image xlink:href="../Images/yкринформ/2023-07-07T16-42-00-03-00/630_360_1676649938-193.jpg" xlink:type="simple" xlink:show="embed" xlink:actuate="onLoad" draw:mime-type="image/jpeg"/>
</draw:frame>
Ukraine's membership in the North Atlantic Alliance will strengthen NATO in military plan. Ukraine should become a member of the Alliance as soon as possible.</text:p>
      <text:p text:style-name="P4">
This was stated by President of Poland Andrzej Duda on Friday during a joint press conference with Lithuanian President of Lithuania, Lithuanas Lithuanian Klaipeda, President Andrzej Duda, Ukrinform reports.</text:p>
      <text:p text:style-name="P4">
He expressed his hope that during the NATO summit in Vilnius there would be a adoption of further support for Ukraine, which counteracts Russian aggression.</text:p>
      <text:p text:style-name="P4">
"And for the first steps, so that Ukraine soon hope as quickly as possible, joined NATO, becoming a full member with all rights, guarantees, as well as responsibilities that arise from membership in the Alliance,"-said <text:a xlink:type="simple" xlink:href="https://www.ukrinform.ua/tag-duda" text:style-name="Internet_20_link" text:visited-style-name="Visited_20_Internet_20_Link">
Duda. </text:a>
.</text:p>
      <text:p text:style-name="P4">
He emphasized that the Ukrainian army, which will become a military unit of NATO, "out -of -law, will strengthen the Alliance from a military point of view."</text:p>
      <text:p text:style-name="P4">
<text:span text:style-name="T4">
 Read also: </text:span>
 [Lithuania, Poland and Latvia warned NATO about the threat(https://www.ukrinform.ua/rubric-world/3732711-litva-polsa-j-latvia-poperedili-nato-pro-zagrozu-z-bilorusi-napisali-list-stoltenbergu.html)It is known that the NATO summit will take place on July 11-12.</text:p>
      <text:p text:style-name="P4">
NATO Secretary General <text:a xlink:type="simple" xlink:href="https://www.ukrinform.ua/rubric-polytics/3732764-vilnuskij-samit-nablizit-ukrainu-do-nato-ta-zmicnit-ii-stoltenberg.html" text:style-name="Internet_20_link" text:visited-style-name="Visited_20_Internet_20_Link">
Jens Stoltenberg stated</text:a>
On Friday, that the future self -alone in Vilnius will strengthen political relations between NATO and Ukraine will also confirm the support of Ukraine by the Allies in the struggle of anti -Russian aggression.</text:p>
      <text:p text:style-name="P4">
News Source: <text:a xlink:type="simple" xlink:href="https://www.ukrinform.ua/rubric-world/3732845-duda-clenstvo-ukraini-zmicnit-vijskovu-mogutnist-nato.html" text:style-name="Internet_20_link" text:visited-style-name="Visited_20_Internet_20_Link">
https://www.ukrinform.ua/rubric-world/3732845-duda-clenstvo-ukraini-zmicnit-vijskovu-mogutnist-nato.html</text:a>
</text:p>
      <!--NEWS-->
      <text:h text:style-name="P10" text:outline-level="1">
<text:span text:style-name="T4">
Defense forces are moving in the Tavriya direction, the Russians lost almost two mouths a day</text:span>
</text:h>
      <text:p text:style-name="P4">
Authors: Ukrinform (Person)</text:p>
      <text:p text:style-name="P4">
Publisher: Укринформ (Organization)</text:p>
      <text:p text:style-name="P4">
Published Time: 2023-07-07T16:44:00+03:00</text:p>
      <text:p text:style-name="P4">
Modified Time: 2023-07-07T16:44:00+03:00</text:p>
      <text:p text:style-name="P4">
Description: In the Tavriysk direction of the Defense Forces of Ukraine systematically knock out the enemy from the standpoint, in the last day on this section of the front, Russian invaders lost almost two company killed and wounded. - Ukrinform.</text:p>
      <text:p text:style-name="P4">
Images: ['<text:a xlink:type="simple" xlink:href="https://static.ukrinform.com/photos/2022_10/thumb_files/630_360_1664798009-331.jpg" text:style-name="Internet_20_link" text:visited-style-name="Visited_20_Internet_20_Link">
630_360_16647...</text:a>
']</text:p>
      <text:p text:style-name="P4">
Tags: ['ЗСУ', 'Російські військові', 'Війна з Росією']</text:p>
      <text:p text:style-name="P4">
Type: Article</text:p>
      <!--METADATA-->
      <text:p text:style-name="P4">
<draw:frame draw:style-name="fr1" draw:name="Image102" text:anchor-type="as-char" svg:width="6.9236in" svg:height="3.956343in" draw:z-index="0">
<draw:image xlink:href="../Images/yкринформ/2023-07-07T16-44-00-03-00/630_360_1664798009-331.jpg" xlink:type="simple" xlink:show="embed" xlink:actuate="onLoad" draw:mime-type="image/jpeg"/>
</draw:frame>
The Nastaurian direction of the Defense Forces of Ukraine systematically knock out the enemy from the positions, in the last day on this section of the front Russian invaders are lost and wounded by almost two company.</text:p>
      <text:p text:style-name="P4">
According to Ukrinform, the commander of the operational-strategic group "Tavriya" General Alexander Tarnavsky reported in <text:a xlink:type="simple" xlink:href="http://t.me/otarnavskiy/152" text:style-name="Internet_20_link" text:visited-style-name="Visited_20_Internet_20_Link">
telegram</text:a>
.</text:p>
      <text:p text:style-name="P4">
According to him, artillery units of forces <text:a xlink:type="simple" xlink:href="https://www.ukrinform.ua/tag-oborona" text:style-name="Internet_20_link" text:visited-style-name="Visited_20_Internet_20_Link">
Defense</text:a>
During the day, 1247 fire tasks were performed on the Tavriya.</text:p>
      <text:p text:style-name="P4">
In total, 28 units of Russian military equipment and hostile ammunition composition were destroyed here by Ukrainian defenders.</text:p>
      <text:p text:style-name="P4">
<text:span text:style-name="T4">
 Read also: </text:span>
 <text:a xlink:type="simple" xlink:href="https://www.ukrinform.ua/rubric-ato/3732108-sili-oboroni-utrimuut-iniciativu-na-bahmutskomu-napramku-cerevatij.html" text:style-name="Internet_20_link" text:visited-style-name="Visited_20_Internet_20_Link">
defense forces hold the initiative on Bakhmutskaya - <text:span text:style-name="T4">
 Cherry </text:span>
</text:a>
Among the destroyed equipment of the invaders-six tanks, five combat armored vehicles, four D-30 guns, self-propelled artillery installation 2C9 "Nona", tribested "Orlan-10", self-propelled artillery installation "Acacia", complex visual observation "Moore-M" , radio -electronic station and more.</text:p>
      <text:p text:style-name="P4">
"We move on," the commander added.</text:p>
      <text:p text:style-name="P4">
<text:span text:style-name="T4">
 Read also: </text:span>
 <text:a xlink:type="simple" xlink:href="https://www.ukrinform.ua/rubric-ato/3732770-minoboroni-ukotre-zaklikae-telegramkanali-ne-povidomlati-pro-podii-na-fronti-u-rezimi-onlajn.html" text:style-name="Internet_20_link" text:visited-style-name="Visited_20_Internet_20_Link">
Ministry of Defense Ministry once again calls on telegram channels not to report events at the front online</text:a>
As reported by Ukrinform, the commander of the Land Forces of the Armed Forces of Ukraine General-Colonel Alexander Sirsky declared the success(https://www.ukrinform.ua/rubric-ato/3732733-na-bahmutskomu-napramku-zsu-prosunulisa-i-povernuli-ranise-zahopleni-teritorii-sirskij.html) .</text:p>
      <text:p text:style-name="P4">
News Source: <text:a xlink:type="simple" xlink:href="https://www.ukrinform.ua/rubric-ato/3732844-sili-oboroni-prosuvautsa-na-tavrijskomu-napramku-rosiani-za-dobu-vtratili-majze-dvi-roti.html" text:style-name="Internet_20_link" text:visited-style-name="Visited_20_Internet_20_Link">
https://www.ukrinform.ua/rubric-ato/3732844-sili-oboroni-prosuvautsa-na-tavrijskomu-napramku-rosiani-za-dobu-vtratili-majze-dvi-roti.html</text:a>
</text:p>
      <!--NEWS-->
      <text:h text:style-name="P10" text:outline-level="1">
<text:span text:style-name="T4">
US and China discussed global economic and financial issues</text:span>
</text:h>
      <text:p text:style-name="P4">
Authors: Ukrinform (Person)</text:p>
      <text:p text:style-name="P4">
Publisher: Укринформ (Organization)</text:p>
      <text:p text:style-name="P4">
Published Time: 2023-07-07T16:50:29+03:00</text:p>
      <text:p text:style-name="P4">
Modified Time: 2023-07-07T16:50:29+03:00</text:p>
      <text:p text:style-name="P4">
Description: US Finance Minister Janet Ellen met with Prime Minister of Prime Minister of China Lee, discussing the approach to "healthy economic competition" in relations between the two countries. - Ukrinform.</text:p>
      <text:p text:style-name="P4">
Images: ['<text:a xlink:type="simple" xlink:href="https://static.ukrinform.com/photos/2018_09/thumb_files/630_360_1537627048-1298.gif" text:style-name="Internet_20_link" text:visited-style-name="Visited_20_Internet_20_Link">
630_360_15376...</text:a>
']</text:p>
      <text:p text:style-name="P4">
Tags: ['Економіка', 'Китай', 'США']</text:p>
      <text:p text:style-name="P4">
Type: Article</text:p>
      <!--METADATA-->
      <text:p text:style-name="P4">
<draw:frame draw:style-name="fr1" draw:name="Image103" text:anchor-type="as-char" svg:width="6.9236in" svg:height="3.956343in" draw:z-index="0">
<draw:image xlink:href="../Images/yкринформ/2023-07-07T16-50-29-03-00/630_360_1537627048-1298.gif" xlink:type="simple" xlink:show="embed" xlink:actuate="onLoad" draw:mime-type="image/gif"/>
</draw:frame>
US Minister Janet Ellen, during a visit to Beijing, met with Prime Minister of China Lee Tsan, discussing approaching a "healthy economic competition" in relations between the two countries.</text:p>
      <text:p text:style-name="P4">
This is stated in the official statement of the US Finance Ministry, published according to the results of the results, Ukrinform reports.</text:p>
      <text:p text:style-name="P4">
"The meeting was frank and constructive, becoming part of the current efforts of the President Baiden's instructions and the chairman of SI to deepen two-way discussions after their meeting in November last year," the US financial department said.</text:p>
      <text:p text:style-name="P4">
It is noted that Minister Ellen has raised issues that are concerned. In particular, she discussed "the desire of the administration to strive for healthy economic competition with China, which will benefit both economies."</text:p>
      <text:p text:style-name="P4">
In addition, Ellen emphasized the importance of closely communicating the two most economic economic and financial and financial issues. In that number, there was a joint response to global challenges, including debt in countries with low income countries and developing economies, and also climate change.</text:p>
      <text:p text:style-name="P4">
<text:span text:style-name="T4">
 Read also: </text:span>
 <text:a xlink:type="simple" xlink:href="https://www.ukrinform.ua/rubric-economy/3732652-pekin-zaavlae-so-obmezenna-eksportu-galiu-i-germaniu-ne-e-sprobou-tisku-na-akus-krainu.html" text:style-name="Internet_20_link" text:visited-style-name="Visited_20_Internet_20_Link">
Beijing states that restrictions on Galium and germanium exports with no attempt to pressure on some country</text:a>
As reported by Ukrinform, the Minister of Finance <text:a xlink:type="simple" xlink:href="https://www.ukrinform.ua/tag-ssa" text:style-name="Internet_20_link" text:visited-style-name="Visited_20_Internet_20_Link">
USA</text:a>
Janet Ellen came to Beijing a visual visit, which is expected to be focused on establishing relationships between the two largest economies in the world.</text:p>
      <text:p text:style-name="P4">
News Source: <text:a xlink:type="simple" xlink:href="https://www.ukrinform.ua/rubric-economy/3732847-ssa-i-kitaj-obgovorili-globalni-ekonomicni-ta-finansovi-pitanna.html" text:style-name="Internet_20_link" text:visited-style-name="Visited_20_Internet_20_Link">
https://www.ukrinform.ua/rubric-economy/3732847-ssa-i-kitaj-obgovorili-globalni-ekonomicni-ta-finansovi-pitanna.html</text:a>
</text:p>
      <!--NEWS-->
      <text:h text:style-name="P10" text:outline-level="1">
<text:span text:style-name="T4">
The Russians released four managed airbombs on Cossack and Merry in Kherson region</text:span>
</text:h>
      <text:p text:style-name="P4">
Authors: Ukrinform (Person)</text:p>
      <text:p text:style-name="P4">
Publisher: Укринформ (Organization)</text:p>
      <text:p text:style-name="P4">
Published Time: 2023-07-07T16:52:00+03:00</text:p>
      <text:p text:style-name="P4">
Modified Time: 2023-07-07T16:52:00+03:00</text:p>
      <text:p text:style-name="P4">
Description: The Russians released four managed aviation bombs on the Cossack and Merry in Kherson region, damaged houses and a production enterprise. - Ukrinform.</text:p>
      <text:p text:style-name="P4">
Images: ['<text:a xlink:type="simple" xlink:href="https://static.ukrinform.com/photos/2022_09/thumb_files/630_360_1664274176-191.jpg" text:style-name="Internet_20_link" text:visited-style-name="Visited_20_Internet_20_Link">
630_360_16642...</text:a>
']</text:p>
      <text:p text:style-name="P4">
Tags: ['Херсонщина', 'Обстріл', 'Війна з Росією']</text:p>
      <text:p text:style-name="P4">
Type: Article</text:p>
      <!--METADATA-->
      <text:p text:style-name="P4">
<draw:frame draw:style-name="fr1" draw:name="Image104" text:anchor-type="as-char" svg:width="6.9236in" svg:height="3.956343in" draw:z-index="0">
<draw:image xlink:href="../Images/yкринформ/2023-07-07T16-52-00-03-00/630_360_1664274176-191.jpg" xlink:type="simple" xlink:show="embed" xlink:actuate="onLoad" draw:mime-type="image/jpeg"/>
</draw:frame>
The Russians have released four managed aviation bombs on the Cossack and Merry Nakherson region, damaged residential buildings and a production enterprise.</text:p>
      <text:p text:style-name="P4">
This was reported in <text:a xlink:type="simple" xlink:href="https://t.me/khersonskaODA/7781" text:style-name="Internet_20_link" text:visited-style-name="Visited_20_Internet_20_Link">
telegram</text:a>
Khersonskaya, reports Ukrinform.</text:p>
      <text:p text:style-name="P4">
"The Russian aviation continues to" nightmare "Cossack and fun. Today, about 10:00 pm, the occupiers have released four managed abyabombs.</text:p>
      <text:p text:style-name="P4">
Fortunately, peaceful people were not injured.</text:p>
      <text:p text:style-name="P4">
<text:span text:style-name="T4">
 Read also: </text:span>
 <text:a xlink:type="simple" xlink:href="https://www.ukrinform.ua/rubric-ato/3732793-armia-rf-obstrilala-zaporizza.html" text:style-name="Internet_20_link" text:visited-style-name="Visited_20_Internet_20_Link">
Army of the Russian Federation <text:span text:style-name="T4">
 Exacerbate </text:span>
 Illed Zaporozhye</text:a>
As it was reported, last day the enemy made 77 <text:a xlink:type="simple" xlink:href="https://www.ukrinform.ua/tag-obstril" text:style-name="Internet_20_link" text:visited-style-name="Visited_20_Internet_20_Link">
shelling</text:a>
Having released 371 mortars, artillery, tanks, hailstones, aviation and UAV. In the city of Kherson the enemy released37 shells. The Russian military hit the residential quarters of settlements; House of Culture in the village of Tavriysk and trade in Kherson.</text:p>
      <text:p text:style-name="P4">
It is noted that due to Russian aggression, 10 people were injured.</text:p>
      <text:p text:style-name="P4">
_ Photo illustrative_</text:p>
      <text:p text:style-name="P4">
News Source: <text:a xlink:type="simple" xlink:href="https://www.ukrinform.ua/rubric-ato/3732856-rosiani-vipustili-cotiri-kerovani-aviabombi-po-kozackomu-ta-veselomu-na-hersonsini.html" text:style-name="Internet_20_link" text:visited-style-name="Visited_20_Internet_20_Link">
https://www.ukrinform.ua/rubric-ato/3732856-rosiani-vipustili-cotiri-kerovani-aviabombi-po-kozackomu-ta-veselomu-na-hersonsini.html</text:a>
</text:p>
      <!--NEWS-->
      <text:h text:style-name="P10" text:outline-level="1">
<text:span text:style-name="T4">
Ukraine is interested in buying and production with Slovakia for miners - Zelensky</text:span>
</text:h>
      <text:p text:style-name="P4">
Authors: Ukrinform (Person)</text:p>
      <text:p text:style-name="P4">
Publisher: Укринформ (Organization)</text:p>
      <text:p text:style-name="P4">
Published Time: 2023-07-07T16:53:00+03:00</text:p>
      <text:p text:style-name="P4">
Modified Time: 2023-07-07T16:53:00+03:00</text:p>
      <text:p text:style-name="P4">
Description: President Volodymyr Zelensky has declared the readiness of Ukraine to buy Slovak equipment for mineing and create joint production of such equipment, as well as shells and guns. - Ukrinform.</text:p>
      <text:p text:style-name="P4">
Images: ['<text:a xlink:type="simple" xlink:href="https://static.ukrinform.com/photos/2023_07/thumb_files/630_360_1688733850-5634.jpeg" text:style-name="Internet_20_link" text:visited-style-name="Visited_20_Internet_20_Link">
630_360_16887...</text:a>
']</text:p>
      <text:p text:style-name="P4">
Tags: ['Розмінування', 'Зброя', 'Словаччина', 'Зеленський']</text:p>
      <text:p text:style-name="P4">
Type: Article</text:p>
      <!--METADATA-->
      <text:p text:style-name="P4">
<draw:frame draw:style-name="fr1" draw:name="Image105" text:anchor-type="as-char" svg:width="6.9236in" svg:height="3.956343in" draw:z-index="0">
<draw:image xlink:href="../Images/yкринформ/2023-07-07T16-53-00-03-00/630_360_1688733850-5634.jpeg" xlink:type="simple" xlink:show="embed" xlink:actuate="onLoad" draw:mime-type="image/jpeg"/>
</draw:frame>
President Volodymyr Zelensky has declared the readiness of Ukraine to buy Slovakian equipment for mineing and to create joint production of such technique, as well as shells and guns.</text:p>
      <text:p text:style-name="P4">
He said this during a joint with the president of Slovakia Zuzana Chaputova <text:a xlink:type="simple" xlink:href="https://www.youtube.com/watch" text:style-name="Internet_20_link" text:visited-style-name="Visited_20_Internet_20_Link">
press conference</text:a>
In Bratislava, Ukrinform correspondent reports.</text:p>
      <text:p text:style-name="P4">
“I am grateful for their willingness to help and humanitarian <text:a xlink:type="simple" xlink:href="https://www.ukrinform.ua/tag-rozminuvanna" text:style-name="Internet_20_link" text:visited-style-name="Visited_20_Internet_20_Link">
demining</text:a>
. We are ready to buy the right equipment, we are interested in this, and to create new produce of such technique for mineing. Ukraine and Slovakia together can become donormiagamous protection of people from a global mine threat, ” - said Zelensky.</text:p>
      <text:p text:style-name="P4">
In addition, he said that the day before, the contract was signed with the production of 16 self-propelled howitza-2s.</text:p>
      <text:p text:style-name="P4">
<text:span text:style-name="T4">
 Read also: </text:span>
 <text:a xlink:type="simple" xlink:href="https://www.ukrinform.ua/rubric-polytics/3732767-zelenskij-zustrivsa-z-prezidentkou-slovaccini.html" text:style-name="Internet_20_link" text:visited-style-name="Visited_20_Internet_20_Link">
Zelensky met with President <text:span text:style-name="T4">
 Slovakia </text:span>
</text:a>
"Of course, we also work for the sake of other joint industries - productions, gun production, that is, there are steps forward, more and more safety and more jobs," the President said.</text:p>
      <text:p text:style-name="P4">
He also announced his readiness to develop transportation by herbs, make more active routes, create additional possibleness for people and countries. In particular, according to him, this concerns the direction of the Eastern.</text:p>
      <text:p text:style-name="P4">
"The issues of transit of goods across the border have also affected - both of our countries are interested in all the issues that are between us are solved in the interests of our natives," Zelensky added.</text:p>
      <text:p text:style-name="P4">
At the same time, he expressed gratitude to Slovakia for his solidarity with Ukraine, a defensive and other assistance, and the shelter of Ukrainians.</text:p>
      <text:p text:style-name="P4">
As it was reported, President Vladimir <text:a xlink:type="simple" xlink:href="https://www.ukrinform.ua/rubric-polytics/3732743-zelenskij-vidvidue-slovaccinu.html" text:style-name="Internet_20_link" text:visited-style-name="Visited_20_Internet_20_Link">
Zelensky arrived on Friday with a visit to Slovakia</text:a>
Earlier, during July 6-7, he visited the Czech Republic Tabolgaria.</text:p>
      <text:p text:style-name="P4">
<text:span text:style-name="T5">
Foto: op</text:span>
</text:p>
      <text:p text:style-name="P4">
News Source: <text:a xlink:type="simple" xlink:href="https://www.ukrinform.ua/rubric-ato/3732851-ukraina-zacikavlena-u-kupivli-ta-virobnictvi-zi-slovaccinou-tehniki-dla-rozminuvanna-zelenskij.html" text:style-name="Internet_20_link" text:visited-style-name="Visited_20_Internet_20_Link">
https://www.ukrinform.ua/rubric-ato/3732851-ukraina-zacikavlena-u-kupivli-ta-virobnictvi-zi-slovaccinou-tehniki-dla-rozminuvanna-zelenskij.html</text:a>
</text:p>
      <!--NEWS-->
      <text:h text:style-name="P10" text:outline-level="1">
<text:span text:style-name="T4">
In the Chernihiv region divers were taken from the gums of the body of two teenage girls</text:span>
</text:h>
      <text:p text:style-name="P4">
Authors: Ukrinform (Person)</text:p>
      <text:p text:style-name="P4">
Publisher: Укринформ (Organization)</text:p>
      <text:p text:style-name="P4">
Published Time: 2023-07-07T16:54:06+03:00</text:p>
      <text:p text:style-name="P4">
Modified Time: 2023-07-07T16:54:06+03:00</text:p>
      <text:p text:style-name="P4">
Description: The divers were taken from the river in the Chernihiv region of the body of two girls of 2008. - Ukrinform.</text:p>
      <text:p text:style-name="P4">
Images: ['<text:a xlink:type="simple" xlink:href="https://static.ukrinform.com/photos/2018_07/thumb_files/630_360_1531289364-8320-vodolaz-pogruzaetsa-v-vodu-vo-vrema-voennomorskih-ucenij-si-briz2018-foto-lasonok-nina-ukrinform.jpg" text:style-name="Internet_20_link" text:visited-style-name="Visited_20_Internet_20_Link">
630_360_15312...</text:a>
']</text:p>
      <text:p text:style-name="P4">
Tags: ['Десна', 'Загибель', 'Чернігівщина']</text:p>
      <text:p text:style-name="P4">
Type: Article</text:p>
      <!--METADATA-->
      <text:p text:style-name="P4">
<draw:frame draw:style-name="fr1" draw:name="Image106" text:anchor-type="as-char" svg:width="6.9236in" svg:height="3.956343in" draw:z-index="0">
<draw:image xlink:href="../Images/yкринформ/2023-07-07T16-54-06-03-00/630_360_1531289364-8320-vodolaz-pogruzaetsa-v-vodu-vo-vrema-voennomorskih-ucenij-si-briz2018-foto-lasonok-nina-ukrinform.jpg" xlink:type="simple" xlink:show="embed" xlink:actuate="onLoad" draw:mime-type="image/jpeg"/>
</draw:frame>
Divers got from the river Desna in the Chernihiv region Tyladovokh girls born in 2008.</text:p>
      <text:p text:style-name="P4">
About it informs <text:a xlink:type="simple" xlink:href="http://dsns.gov.ua/uk/news/nadzvicaini-podiyi/vinnicka-oblast-riatuvalniki-proveli-osvitniu-robotu-z-doroslimi-i-ditmi-u-silskii-miscevosti" text:style-name="Internet_20_link" text:visited-style-name="Visited_20_Internet_20_Link">
SES press service</text:a>
, reports Ukrinform.</text:p>
      <text:p text:style-name="P4">
“As of 4:00 pm, divers were discovered and lifted to the surface from the Desna River Tyladovokh girls, born in 2008, which disappeared near the village. Occupation of the Korop territorial community of Novgorod -Siversky district, ”the message reads.</text:p>
      <text:p text:style-name="P4">
<text:span text:style-name="T4">
 Read also: </text:span>
 <text:a xlink:type="simple" xlink:href="https://www.ukrinform.ua/rubric-kyiv/3724708-u-stolicnij-bagatopoverhivci-znajsli-tila-dvoh-nepovnolitnih-divcat.html" text:style-name="Internet_20_link" text:visited-style-name="Visited_20_Internet_20_Link">
in the capital's high -rise building found <text:span text:style-name="T4">
 bodies </text:span>
 two -year -old girls</text:a>
As reported <text:a xlink:type="simple" xlink:href="https://www.ukrinform.ua/rubric-regions/3732679-na-cernigivsini-na-berezi-desni-znikli-dvoe-divcatpidlitkiv.html" text:style-name="Internet_20_link" text:visited-style-name="Visited_20_Internet_20_Link">
Ukrinform</text:a>
, 31 people, four pieces of equipment and two vessels were involved in the search for missing girls. Not only rescuers, divers, [police] were searched(https://www.ukrinform.ua/tag-policia), but also locals.</text:p>
      <text:p text:style-name="P4">
Photo illustrative</text:p>
      <text:p text:style-name="P4">
News Source: <text:a xlink:type="simple" xlink:href="https://www.ukrinform.ua/rubric-regions/3732849-na-cernigivsini-vodolazi-distali-z-desni-tila-dvoh-divcatpidlitkiv.html" text:style-name="Internet_20_link" text:visited-style-name="Visited_20_Internet_20_Link">
https://www.ukrinform.ua/rubric-regions/3732849-na-cernigivsini-vodolazi-distali-z-desni-tila-dvoh-divcatpidlitkiv.html</text:a>
</text:p>
      <!--NEWS-->
      <text:h text:style-name="P10" text:outline-level="1">
<text:span text:style-name="T4">
The weekend in Ukraine will be hot, places - thunderstorms</text:span>
</text:h>
      <text:p text:style-name="P4">
Authors: Ukrinform (Person)</text:p>
      <text:p text:style-name="P4">
Publisher: Укринформ (Organization)</text:p>
      <text:p text:style-name="P4">
Published Time: 2023-07-07T16:58:00+03:00</text:p>
      <text:p text:style-name="P4">
Modified Time: 2023-07-07T23:58:00+03:00</text:p>
      <text:p text:style-name="P4">
Description: The weather on the weekend of July 8-9 in many regions of Ukraine will be truly summer-with heat and thunderstorms. The new week will begin with short -term rains and thunderstorms almost all over Ukraine, the air temperature will drop slightly. - Ukrinform.</text:p>
      <text:p text:style-name="P4">
Images: ['<text:a xlink:type="simple" xlink:href="https://static.ukrinform.com/photos/2022_06/thumb_files/630_360_1655207823-384.jpeg" text:style-name="Internet_20_link" text:visited-style-name="Visited_20_Internet_20_Link">
630_360_16552...</text:a>
']</text:p>
      <text:p text:style-name="P4">
Tags: ['Гроза', 'Погода', 'Спека', 'Літо']</text:p>
      <text:p text:style-name="P4">
Type: Article</text:p>
      <!--METADATA-->
      <text:p text:style-name="P4">
<draw:frame draw:style-name="fr1" draw:name="Image107" text:anchor-type="as-char" svg:width="6.9236in" svg:height="3.956343in" draw:z-index="0">
<draw:image xlink:href="../Images/yкринформ/2023-07-07T16-58-00-03-00/630_360_1655207823-384.jpeg" xlink:type="simple" xlink:show="embed" xlink:actuate="onLoad" draw:mime-type="image/jpeg"/>
</draw:frame>
The weather of the glowing on July 8-9 in many regions of Ukraine will be truly summer heat and thunderstorms. The new week will start with short -term rains and thunderstorms throughout Ukraine, the air temperature will drop slightly.</text:p>
      <text:p text:style-name="P4">
Ukrinform was reported in Sinoptik.ua.</text:p>
      <text:p text:style-name="P4">
Thus, on Saturday in Donetsk, Lugansk, Zaporizhia, Dnipropetrovsk, <text:a xlink:type="simple" xlink:href="http://ua.sinoptik.ua/%D0%BF%D0%BE%D0%B3%D0%BE%D0%B4%D0%B0-%D1%85%D0%B0%D1%80%D0%BA%D1%96%D0%B2" text:style-name="Internet_20_link" text:visited-style-name="Visited_20_Internet_20_Link">
Kharkiv</text:a>
and Kherson regions the thermometers will rise to +31 ... +33 ° C. Finally, the territory of the country will be much more comfortable: it is the center, in Transcarpathia and in the Sumy region - +24… +26 ° C, in most western northern regions - +20… +23 ° C.</text:p>
      <text:p text:style-name="P4">
<text:span text:style-name="T4">
 Read also: </text:span>
 <text:a xlink:type="simple" xlink:href="https://www.ukrinform.ua/rubric-world/3724973-torisne-lito-u-evropi-bulo-najteplisim-v-istorii-klimatologi.html" text:style-name="Internet_20_link" text:visited-style-name="Visited_20_Internet_20_Link">
last year's summer in Europe was the warmest in history -<text:span text:style-name="T4">
 Climatologist </text:span>
 and</text:a>
In the east, south, in Poltava, Kirovohrad and Cherkasy regions, Saturday will be cloudy, with rains and thunderstorms.</text:p>
      <text:p text:style-name="P4">
On Sunday, almost all over Ukraine will be cloudy, but without precipitation. <text:a xlink:type="simple" xlink:href="https://www.ukrinform.ua/tag-dos" text:style-name="Internet_20_link" text:visited-style-name="Visited_20_Internet_20_Link">
Rain</text:a>
But thunderstorms are possible only in the south, southeast and east. In the Sumy region, thermometers will show +22… +24 ° C, in <text:a xlink:type="simple" xlink:href="http://ua.sinoptik.ua/%D0%BF%D0%BE%D0%B3%D0%BE%D0%B4%D0%B0-%D0%BE%D0%B4%D0%B5%D1%81%D0%B0" text:style-name="Internet_20_link" text:visited-style-name="Visited_20_Internet_20_Link">
Odessa</text:a>
, Mykolaiv and Transcarpathian regions -+28…+29 ° C, in the rest of the regions -+25…+27 ° C.</text:p>
      <text:p text:style-name="P4">
<text:span text:style-name="T4">
 Read also: </text:span>
 <text:a xlink:type="simple" xlink:href="https://www.ukrinform.ua/rubric-world/3732304-rekordna-speka-na-planeti-trimaetsa-vze-tretij-den-pospil.html" text:style-name="Internet_20_link" text:visited-style-name="Visited_20_Internet_20_Link">
record heat on the planet is held for the third day</text:a>
The new week will begin with short -term rains and thunderstorms throughout Ukraine, except for the day and Zaporizhzhya region. In the north, the air temperature on Monday will be +20… +22 ° C, in the west, east and center - +23… +25 ° C. The most pecuntee weather will be in the south and Transcarpathia - up to +28 ° C.</text:p>
      <text:p text:style-name="P4">
News Source: <text:a xlink:type="simple" xlink:href="https://www.ukrinform.ua/rubric-regions/3732709-vihidni-v-ukraini-budut-spekotnimi-miscami-grozi.html" text:style-name="Internet_20_link" text:visited-style-name="Visited_20_Internet_20_Link">
https://www.ukrinform.ua/rubric-regions/3732709-vihidni-v-ukraini-budut-spekotnimi-miscami-grozi.html</text:a>
</text:p>
      <!--NEWS-->
      <text:h text:style-name="P10" text:outline-level="1">
<text:span text:style-name="T4">
Epiphanius consecrated a monastery in Drohobych, who went from the UOC MP to the PCCU</text:span>
</text:h>
      <text:p text:style-name="P4">
Authors: Ukrinform (Person)</text:p>
      <text:p text:style-name="P4">
Publisher: Укринформ (Organization)</text:p>
      <text:p text:style-name="P4">
Published Time: 2023-07-07T16:59:00+03:00</text:p>
      <text:p text:style-name="P4">
Modified Time: 2023-07-07T16:59:00+03:00</text:p>
      <text:p text:style-name="P4">
Description: In Drohobych in Lviv, Metropolitan of Kiev and all Ukraine, Epiphany, consecrated the throne and monastery of St. John the Baptist, who passed from the UOC -MP to the Orthodox Church of Ukraine (PCU). - Ukrinform.</text:p>
      <text:p text:style-name="P4">
Images: ['<text:a xlink:type="simple" xlink:href="https://static.ukrinform.com/photos/2023_07/thumb_files/630_360_1688738175-6924.jpeg" text:style-name="Internet_20_link" text:visited-style-name="Visited_20_Internet_20_Link">
630_360_16887...</text:a>
']</text:p>
      <text:p text:style-name="P4">
Tags: ['Львівщина', 'УПЦ МП', 'Дрогобич', 'Епіфаній', 'Православна церква України', 'Монастир']</text:p>
      <text:p text:style-name="P4">
Type: Article</text:p>
      <!--METADATA-->
      <text:p text:style-name="P4">
<draw:frame draw:style-name="fr1" draw:name="Image108" text:anchor-type="as-char" svg:width="6.9236in" svg:height="3.956343in" draw:z-index="0">
<draw:image xlink:href="../Images/yкринформ/2023-07-07T16-59-00-03-00/630_360_1688738175-6924.jpeg" xlink:type="simple" xlink:show="embed" xlink:actuate="onLoad" draw:mime-type="image/jpeg"/>
</draw:frame>
Metropolitan of Kyiv and all Ukraine Epiphanius consecrated Prestol and Monastery of St. John the Baptist, who passed from the UOC MP of the Church of the Orthodox Church of Ukraine in Lviv region in Lviv region.(Cursed).</text:p>
      <text:p text:style-name="P4">
Про це в <text:a xlink:type="simple" xlink:href="https://t.me/kozytskyy_maksym_official/9103" text:style-name="Internet_20_link" text:visited-style-name="Visited_20_Internet_20_Link">
 Телеграмі </text:a>
The reporter of Lviv Ova Maxim Kozytsky, reports Ukrinform.</text:p>
      <text:p text:style-name="P4">
</text:p>
      <text:p text:style-name="P4">
“Until May 2022, this temple belonged to the Moscow Patriarchate, and the Alereles community decided to join the Orthodox Church of Ukraine. Today, His Beatitude Metropolitan of Kyiv and All Ukraine <text:a xlink:type="simple" xlink:href="https://www.ukrinform.ua/tag-epifanij" text:style-name="Internet_20_link" text:visited-style-name="Visited_20_Internet_20_Link">
Epiphanius</text:a>
In the co -ordination of the bishops of Taduchovity, he consecrated the monastery of St. John the Baptist in Drohobych, ” - written.</text:p>
      <text:p text:style-name="P4">
According to the Lviv OVA, on August 18, 2022, the Drohobych City Council approved the decision to approve the project of land management and transfer to the permanent use of the land plot of Drohobych-Sambir Diocese of the Orthodox Church of Ukraine.</text:p>
      <text:p text:style-name="P4">
*!(https://www.ukrinform.ua/rubric-regions/3728703-na-bukovini-z-pocatku-roku-do-pcu-perejsli-cotiri-religijni-gromadi.html)In the former temple of the Moscow Patriarchate of Drohobych-Sambir Diocese, the Garrison Temple named after Peter Sahaidachny and the monastery of St. Johnkhrestist. The rector of the monastery of St. John the Baptist of the PCU is the state of Archimandrite Nikon.</text:p>
      <text:p text:style-name="P4">
As reported by Ukrinform, Kyiv-Pechersk and Pochaiv Lavra, who so far the suburbs of the Ukrainian Orthodox Church of the Moscow Patriarchate will join the Unified Orthodox Church of Ukraine.</text:p>
      <text:p text:style-name="P4">
<text:span text:style-name="T4">
 Read also: </text:span>
 <text:a xlink:type="simple" xlink:href="https://www.ukrinform.ua/rubric-regions/3728187-na-cerkasini-se-odna-gromada-perejsla-do-pcu.html" text:style-name="Internet_20_link" text:visited-style-name="Visited_20_Internet_20_Link">
in Cherkasy region another community has gone to the PCU</text:a>
According to sociological surveys, <text:a xlink:type="simple" xlink:href="https://www.ukrinform.ua/rubric-society/3731757-epifanij-pro-perehid-kievopecerskoi-ta-pocaivskoi-lavri-potribno-triski-poterpiti.html" text:style-name="Internet_20_link" text:visited-style-name="Visited_20_Internet_20_Link">
only 4% of the population of Ukraine</text:a>
support the Russian Orthodox Church <text:a xlink:type="simple" xlink:href="https://www.ukrinform.ua/rubric-society/3731757-epifanij-pro-perehid-kievopecerskoi-ta-pocaivskoi-lavri-potribno-triski-poterpiti.html" text:style-name="Internet_20_link" text:visited-style-name="Visited_20_Internet_20_Link">
. </text:a>
The National Reserve "Kyiv-Pechersk Lavra" announced the termination of a man of lease with the Ukrainian Orthodox Church of the Moscow Patriarchate from March 29, 2023, but for a long time unknown persons closed the laurel from the inside and impeded the beginning of the activity of the commission.</text:p>
      <text:p text:style-name="P4">
News Source: <text:a xlink:type="simple" xlink:href="https://www.ukrinform.ua/rubric-regions/3732852-epifanij-osvativ-monastir-u-drogobici-akij-perejsov-z-upc-mp-do-pcu.html" text:style-name="Internet_20_link" text:visited-style-name="Visited_20_Internet_20_Link">
https://www.ukrinform.ua/rubric-regions/3732852-epifanij-osvativ-monastir-u-drogobici-akij-perejsov-z-upc-mp-do-pcu.html</text:a>
</text:p>
      <!--NEWS-->
      <text:h text:style-name="P10" text:outline-level="1">
<text:span text:style-name="T4">
NATO Secretary General: Ukraine at the end of the war should get fuses from repeating the attack of the Russian Federation</text:span>
</text:h>
      <text:p text:style-name="P4">
Authors: Ukrinform (Person)</text:p>
      <text:p text:style-name="P4">
Publisher: Укринформ (Organization)</text:p>
      <text:p text:style-name="P4">
Published Time: 2023-07-07T17:02:00+03:00</text:p>
      <text:p text:style-name="P4">
Modified Time: 2023-07-07T17:02:00+03:00</text:p>
      <text:p text:style-name="P4">
Description: At the time of the end of the war, such international legal conditions should already be created that will make any attempt to repeat the attack against Ukraine. - Ukrinform.</text:p>
      <text:p text:style-name="P4">
Images: ['<text:a xlink:type="simple" xlink:href="https://static.ukrinform.com/photos/2022_11/thumb_files/630_360_1668589929-696.jpg" text:style-name="Internet_20_link" text:visited-style-name="Visited_20_Internet_20_Link">
630_360_16685...</text:a>
']</text:p>
      <text:p text:style-name="P4">
Tags: ['Столтенберг', 'Україна', 'Росія', 'Війна']</text:p>
      <text:p text:style-name="P4">
Type: Article</text:p>
      <!--METADATA-->
      <text:p text:style-name="P4">
<draw:frame draw:style-name="fr1" draw:name="Image110" text:anchor-type="as-char" svg:width="6.9236in" svg:height="3.956343in" draw:z-index="0">
<draw:image xlink:href="../Images/yкринформ/2023-07-07T17-02-00-03-00/630_360_1668589929-696.jpg" xlink:type="simple" xlink:show="embed" xlink:actuate="onLoad" draw:mime-type="image/jpeg"/>
</draw:frame>
At the time of the war, such international legal conditions should already be created that will make any attempt to repeat the attack against Ukraine.</text:p>
      <text:p text:style-name="P4">
This was stated by NATO Secretary General Jens Stoltenberg at the UBRUSSEL Press Conference, answering Ukrinform correspondent's questions about the possibility of the Alliance at the Vilnius Guarantee for Ukraine.</text:p>
      <text:p text:style-name="P4">
“When the war is over, it will be important to have the framework conditions, which will ensure that President Putin and Russia will not be able to give their rest, redeem them, carry out their training, re -arry and re -fate. We have to create such framework conditions to give Ukraine everything that it needs to be able to attack again, ” - said <text:a xlink:type="simple" xlink:href="https://www.ukrinform.ua/tag-stoltenberg" text:style-name="Internet_20_link" text:visited-style-name="Visited_20_Internet_20_Link">
Stoltenberg</text:a>
.</text:p>
      <text:p text:style-name="P4">
According to him, the urgent task for the Allies is military support for Ukraine. The more Ukraine will be liberated, the stronger its positions at the negotiation table in order to find ways for a wide, long and fair end of this war.</text:p>
      <text:p text:style-name="P4">
“This is exactly what the allies are discussing. This is part of the discussion of the issue of membership(Ukraine)in NATO. I am convinced that we, as allies, we will find a common way to move in response to a request of Ukraine for a member. We will also make important decisions on mutual mutual and other things that will bring Ukraine closer to NATO, ”said the Alliance head.</text:p>
      <text:p text:style-name="P4">
He noted that several souzers are holding bilateral(in some cases multilateral)Consultations with Ukraine regarding all kinds of security and possible efforts in this area. NATO Allies are informed by consultations that will supplement the joint efforts of the Alliance to support Ukraine, which NATO's continuation is asking for all Union countries.</text:p>
      <text:p text:style-name="P4">
“We make our decisions as sovereign independent states, together with Ukraine, so it is not a matter of Russia - to deny or veto such decisions. We use Ukraine to win this war, we provide it with military assistance and do it to do so, ”Stoltenberg stressed.</text:p>
      <text:p text:style-name="P4">
<text:span text:style-name="T4">
 Read also: </text:span>
 <text:a xlink:type="simple" xlink:href="https://www.ukrinform.ua/rubric-polytics/3732764-vilnuskij-samit-nablizit-ukrainu-do-nato-ta-zmicnit-ii-stoltenberg.html" text:style-name="Internet_20_link" text:visited-style-name="Visited_20_Internet_20_Link">
Vilnius summit will bring Ukraine closer to NATO and strengthening - <text:span text:style-name="T4">
 Stoltenberg </text:span>
</text:a>
</text:p>
      <text:p text:style-name="P4">
News Source: <text:a xlink:type="simple" xlink:href="https://www.ukrinform.ua/rubric-polytics/3732853-gensek-nato-ukraina-na-moment-zaversenna-vijni-mae-otrimati-zapobizniki-vid-povtorenna-ataki-rf.html" text:style-name="Internet_20_link" text:visited-style-name="Visited_20_Internet_20_Link">
https://www.ukrinform.ua/rubric-polytics/3732853-gensek-nato-ukraina-na-moment-zaversenna-vijni-mae-otrimati-zapobizniki-vid-povtorenna-ataki-rf.html</text:a>
</text:p>
      <!--NEWS-->
      <text:h text:style-name="P10" text:outline-level="1">
<text:span text:style-name="T4">
Valery Luchkevich is a player "Kolos"</text:span>
</text:h>
      <text:p text:style-name="P4">
Authors: Ukrinform (Person)</text:p>
      <text:p text:style-name="P4">
Publisher: Укринформ (Organization)</text:p>
      <text:p text:style-name="P4">
Published Time: 2023-07-07T17:04:00+03:00</text:p>
      <text:p text:style-name="P4">
Modified Time: 2023-07-07T17:04:00+03:00</text:p>
      <text:p text:style-name="P4">
Description: Luchkevich will play under the 27th number. - Ukrinform.</text:p>
      <text:p text:style-name="P4">
Images: ['<text:a xlink:type="simple" xlink:href="https://static.ukrinform.com/photos/2023_07/thumb_files/630_360_1688738509-399.jpg" text:style-name="Internet_20_link" text:visited-style-name="Visited_20_Internet_20_Link">
630_360_16887...</text:a>
']</text:p>
      <text:p text:style-name="P4">
Tags: ['Футбол', 'Колос Ковалівка']</text:p>
      <text:p text:style-name="P4">
Type: Article</text:p>
      <!--METADATA-->
      <text:p text:style-name="P4">
<draw:frame draw:style-name="fr1" draw:name="Image111" text:anchor-type="as-char" svg:width="6.9236in" svg:height="3.956343in" draw:z-index="0">
<draw:image xlink:href="../Images/yкринформ/2023-07-07T17-04-00-03-00/630_360_1688738509-399.jpg" xlink:type="simple" xlink:show="embed" xlink:actuate="onLoad" draw:mime-type="image/jpeg"/>
</draw:frame>
Luchkevich will play under the 27th number.</text:p>
      <text:p text:style-name="P4">
Defender Valery Luchkevich went to Kolos, <text:a xlink:type="simple" xlink:href="https://www.instagram.com/p/CuZb99LsSUb/" text:style-name="Internet_20_link" text:visited-style-name="Visited_20_Internet_20_Link">
reports</text:a>
Instagram press service, Ukrinform reports.</text:p>
      <text:p text:style-name="P4">
Luchkevich is a pupil of Zaporizhzhya Metalurh, from which he moved to the Dnieper. Then played for Belgian "Standard"(with which the Belgium Cup won)and Alexandria. He spent the last two seasons in Dnipro-1.</text:p>
      <text:p text:style-name="P4">
In Luchkevich's assets 19 matches for the Ukrainian youth team U-21. In the last season, a 27-year-old footballer spent 3 matches for Dnipro-1. He missed most of the season because of the injury.</text:p>
      <text:p text:style-name="P4">
<text:span text:style-name="T4">
 Read also: </text:span>
 <text:a xlink:type="simple" xlink:href="https://www.ukrinform.ua/rubric-sports/3730133-kovalivskij-kolos-u-mizsezonna-pidsilili-cetvero-futbolistiv.html" text:style-name="Internet_20_link" text:visited-style-name="Visited_20_Internet_20_Link">
Kovalivsky "<text:span text:style-name="T4">
 Colossus </text:span>
" in the off -season was reinforced by four -football players</text:a>
Valery will play at the Kolos under the 27th number.</text:p>
      <text:p text:style-name="P4">
Photo: instagram.com/fckoloskovalivka</text:p>
      <text:p text:style-name="P4">
News Source: <text:a xlink:type="simple" xlink:href="https://www.ukrinform.ua/rubric-sports/3732854-valerij-luckevic-gravec-kolosa.html" text:style-name="Internet_20_link" text:visited-style-name="Visited_20_Internet_20_Link">
https://www.ukrinform.ua/rubric-sports/3732854-valerij-luckevic-gravec-kolosa.html</text:a>
</text:p>
      <!--NEWS-->
      <text:h text:style-name="P10" text:outline-level="1">
<text:span text:style-name="T4">
In Zhytomyr region, the pharmaceutical company was exposed that sell medicines to the Russian army</text:span>
</text:h>
      <text:p text:style-name="P4">
Authors: Ukrinform (Person)</text:p>
      <text:p text:style-name="P4">
Publisher: Укринформ (Organization)</text:p>
      <text:p text:style-name="P4">
Published Time: 2023-07-07T17:09:00+03:00</text:p>
      <text:p text:style-name="P4">
Modified Time: 2023-07-07T17:09:00+03:00</text:p>
      <text:p text:style-name="P4">
Description: The Security Service of Ukraine exposed in cooperation with Russian invaders one of the pharmaceutical enterprises of Zhytomyr region. - Ukrinform.</text:p>
      <text:p text:style-name="P4">
Images: ['<text:a xlink:type="simple" xlink:href="https://static.ukrinform.com/photos/2023_07/thumb_files/630_360_1688738687-923.jpeg" text:style-name="Internet_20_link" text:visited-style-name="Visited_20_Internet_20_Link">
630_360_16887...</text:a>
']</text:p>
      <text:p text:style-name="P4">
Tags: ['Медики', 'СБУ', 'Російські військові', 'Колаборант', 'Фармацевтика']</text:p>
      <text:p text:style-name="P4">
Type: Article</text:p>
      <!--METADATA-->
      <text:p text:style-name="P4">
<draw:frame draw:style-name="fr1" draw:name="Image113" text:anchor-type="as-char" svg:width="6.9236in" svg:height="3.956343in" draw:z-index="0">
<draw:image xlink:href="../Images/yкринформ/2023-07-07T17-09-00-03-00/630_360_1688738687-923.jpeg" xlink:type="simple" xlink:show="embed" xlink:actuate="onLoad" draw:mime-type="image/jpeg"/>
</draw:frame>
The service of Ukraine exposed in cooperation with the Russian invaders one of the pharmaceutical enterprises of Zhytomyr region.</text:p>
      <text:p text:style-name="P4">
As Ukrinform reports, it reported <text:a xlink:type="simple" xlink:href="https://ssu.gov.ua/novyny/sbu-vykryla-farmakolohichnu-kompaniiu-na-zhytomyrshchyni-yaka-prodavala-medykamenty-rosiiskii-armii" text:style-name="Internet_20_link" text:visited-style-name="Visited_20_Internet_20_Link">
SBU.</text:a>
It is established that after a full -scale invasion of the Russian Federation in Ukraine, the enterprise established a hidden scheme of supply of Ukrainian medical means to military hospitals of the Russian Federation. The director of the company was involved in the organization of the company.</text:p>
      <text:p text:style-name="P4">
Among the main products of illegal exports were painkillers, which were used in the temporarily seized territory of Ukraine to treat their military.</text:p>
      <text:p text:style-name="P4">
According to the SBU, by February 2022, the company also exported its products. The business partner of the Ukrainian firm in the aggressor country was an institution that sets the state orders of the Russian Ministry of Defense.</text:p>
      <text:p text:style-name="P4">
</text:p>
      <text:p text:style-name="P4">
<text:a xlink:type="simple" xlink:href="https://static.ukrinform.com/photos/2023_07/1688737248-4705.jpeg" text:style-name="Internet_20_link" text:visited-style-name="Visited_20_Internet_20_Link">
 </text:a>
 <text:a xlink:type="simple" xlink:href="https://static.ukrinform.com/photos/2023_07/1688737248-6026.jpeg" text:style-name="Internet_20_link" text:visited-style-name="Visited_20_Internet_20_Link">
</text:a>
 <text:a xlink:type="simple" xlink:href="https://static.ukrinform.com/photos/2023_07/1688737248-5950.jpeg" text:style-name="Internet_20_link" text:visited-style-name="Visited_20_Internet_20_Link">
</text:a>
 <text:a xlink:type="simple" xlink:href="https://static.ukrinform.com/photos/2023_07/1688737248-1264.jpeg" text:style-name="Internet_20_link" text:visited-style-name="Visited_20_Internet_20_Link">
</text:a>
 <text:a xlink:type="simple" xlink:href="https://static.ukrinform.com/photos/2023_07/1688737248-4554.jpeg" text:style-name="Internet_20_link" text:visited-style-name="Visited_20_Internet_20_Link">
</text:a>
After the start of the full -scale war and the introduction of relevant anti -Kramly sanctions, the management of the Ukrainian enterprise developed the mechanism of bypassing the introduction. For this purpose, the organizer of the equipment, together with Russian accomplices, has been a number of controlled commercial structures in the Middle East and the European Union.</text:p>
      <text:p text:style-name="P4">
<text:span text:style-name="T4">
 Read also: </text:span>
 <text:a xlink:type="simple" xlink:href="https://www.ukrinform.ua/rubric-regions/3731775-sbu-vikrila-shemu-rozkradan-na-harkivskij-zaliznici-so-mogla-zirvati-postavki-tehniki-na-front.html" text:style-name="Internet_20_link" text:visited-style-name="Visited_20_Internet_20_Link">
<text:span text:style-name="T4">
 SBU </text:span>
 <text:span text:style-name="T4">
 </text:span>
 exposed the ** theft scheme on the Kharkiv realmist, which could disrupt the equipment of equipment to the front</text:a>
</text:p>
      <text:p text:style-name="P4">
Employees <text:a xlink:type="simple" xlink:href="https://www.ukrinform.ua/tag-sbu" text:style-name="Internet_20_link" text:visited-style-name="Visited_20_Internet_20_Link">
SBU</text:a>
The attempts were documented by almost 300 kilograms of medical companies to the aggressor country.</text:p>
      <text:p text:style-name="P4">
During the searches in the offices and production premises of the Ukrainian pharmaceutical computers, computers with evidence of illegal activity, a contract with the actual Russian buyer of medicines and Russian certificates of conformity are presented.</text:p>
      <text:p text:style-name="P4">
The director of the Ukrainian enterprise was suspected under Part 1 of Art. 111-2(Assistance to the aggressor state)Criminal Code of Ukraine. The question of election of a preventive measure in the form of detention is decided.</text:p>
      <text:p text:style-name="P4">
The investigation is ongoing. The attacker faces up to 12 years in prison.</text:p>
      <text:p text:style-name="P4">
As reported by Ukrinform, earlier law enforcement officers exposed the Kiev company, which <text:a xlink:type="simple" xlink:href="https://www.ukrinform.ua/rubric-kyiv/3722710-u-kievi-vikrili-kompaniu-aka-dopomagala-rosatomu-buduvati-aes-u-riznih-krainah.html" text:style-name="Internet_20_link" text:visited-style-name="Visited_20_Internet_20_Link">
helped the pod -Rosama to build five nuclear power plants</text:a>
in different countries of the world.</text:p>
      <text:p text:style-name="P4">
News Source: <text:a xlink:type="simple" xlink:href="https://www.ukrinform.ua/rubric-regions/3732835-na-zitomirsini-vikrili-farmkompaniu-aka-prodavala-medikamenti-rosijskij-armii.html" text:style-name="Internet_20_link" text:visited-style-name="Visited_20_Internet_20_Link">
https://www.ukrinform.ua/rubric-regions/3732835-na-zitomirsini-vikrili-farmkompaniu-aka-prodavala-medikamenti-rosijskij-armii.html</text:a>
</text:p>
      <!--NEWS-->
      <text:h text:style-name="P10" text:outline-level="1">
<text:span text:style-name="T4">
The Men's team of Ukraine on beach football won its selection group at the 2024 World Cup</text:span>
</text:h>
      <text:p text:style-name="P4">
Authors: Ukrinform (Person)</text:p>
      <text:p text:style-name="P4">
Publisher: Укринформ (Organization)</text:p>
      <text:p text:style-name="P4">
Published Time: 2023-07-07T17:11:00+03:00</text:p>
      <text:p text:style-name="P4">
Modified Time: 2023-07-07T17:11:00+03:00</text:p>
      <text:p text:style-name="P4">
Description: In the last round of the group stage, Ukrainians beat Lithuania. - Ukrinform.</text:p>
      <text:p text:style-name="P4">
Images: ['<text:a xlink:type="simple" xlink:href="https://static.ukrinform.com/photos/2023_07/thumb_files/630_360_1688738967-321.jpeg" text:style-name="Internet_20_link" text:visited-style-name="Visited_20_Internet_20_Link">
630_360_16887...</text:a>
']</text:p>
      <text:p text:style-name="P4">
Tags: ['пляжний футбол']</text:p>
      <text:p text:style-name="P4">
Type: Article</text:p>
      <!--METADATA-->
      <text:p text:style-name="P4">
<draw:frame draw:style-name="fr1" draw:name="Image120" text:anchor-type="as-char" svg:width="6.9236in" svg:height="3.956343in" draw:z-index="0">
<draw:image xlink:href="../Images/yкринформ/2023-07-07T17-11-00-03-00/630_360_1688738967-321.jpeg" xlink:type="simple" xlink:show="embed" xlink:actuate="onLoad" draw:mime-type="image/jpeg"/>
</draw:frame>
The last round of the group stage was beaten by Lithuania.</text:p>
      <text:p text:style-name="P4">
The men's team of beach football beat the Lithuanian team in the mattress round of the group stage of the selection tournament for the World Cup-2024 –4: 1, reports Ukrinform.</text:p>
      <text:p text:style-name="P4">
In the first period, the "blue and yellow" was distinguished by the efforts of Andrei Pashko Tairoslav Zarozhrotny. Lithuania answered the goal of Paulus Gedritis. Oleg Zborovsky and Andriy Borsuk proved the score in the second game of the game.</text:p>
      <text:p text:style-name="P4">
This is the third victory of the Ukrainian national team in Group B. Earlier, Nicholas Kostenkat Oleksandr Korniychuk won Spain(4: 3 of)and beat Poland(3:2).</text:p>
      <text:p text:style-name="P4">
Україна з 8 очками посіла перше місце у групі B та зіграє у плей-офф відборуна ЧС-2024. Суперник «синьо-жовтих» в 1/4 фіналу визначиться пізніше.</text:p>
      <text:p text:style-name="P4">
<text:span text:style-name="T4">
Читайте також:</text:span>
 <text:a xlink:type="simple" xlink:href="https://www.ukrinform.ua/rubric-sports/3732381-colovica-zbirna-ukraini-z-plaznogo-futbolu-zdobula-drugu-peremogu-v-kvalifikacii-cs2024.html" text:style-name="Internet_20_link" text:visited-style-name="Visited_20_Internet_20_Link">
 <text:span text:style-name="T4">
Чоловіча</text:span>
 <text:span text:style-name="T4">
збірна</text:span>
 України з пляжного футболуздобула другу перемогу в кваліфікації ЧС-2024</text:a>
As reported by Ukrinform, the European selection for the 2024 World Cup is happening in the tank will be listed on July 9. The two best teams of each of the four groups will come out of the final. The semi -finalists will receive direct vouchers for the World Cup, which will take place from February 15 to February 25, 2024 in the UAE.</text:p>
      <text:p text:style-name="P4">
Photo: beachsoccer.org.ua</text:p>
      <text:p text:style-name="P4">
News Source: <text:a xlink:type="simple" xlink:href="https://www.ukrinform.ua/rubric-sports/3732859-colovica-zbirna-ukraini-z-plaznogo-futbolu-vigrala-svou-grupu-vidboru-na-cs2024.html" text:style-name="Internet_20_link" text:visited-style-name="Visited_20_Internet_20_Link">
https://www.ukrinform.ua/rubric-sports/3732859-colovica-zbirna-ukraini-z-plaznogo-futbolu-vigrala-svou-grupu-vidboru-na-cs2024.html</text:a>
</text:p>
      <!--NEWS-->
      <text:h text:style-name="P10" text:outline-level="1">
<text:span text:style-name="T4">
Six fast food visitors were hospitalized in Lviv with poisoning</text:span>
</text:h>
      <text:p text:style-name="P4">
Authors: Ukrinform (Person)</text:p>
      <text:p text:style-name="P4">
Publisher: Укринформ (Organization)</text:p>
      <text:p text:style-name="P4">
Published Time: 2023-07-07T17:15:14+03:00</text:p>
      <text:p text:style-name="P4">
Modified Time: 2023-07-07T17:15:14+03:00</text:p>
      <text:p text:style-name="P4">
Description: Six people get into the infectious hospital after eating Kebab in one of Lviv's fast food. - Ukrinform.</text:p>
      <text:p text:style-name="P4">
Images: ['<text:a xlink:type="simple" xlink:href="https://static.ukrinform.com/photos/2018_09/thumb_files/630_360_1537517687-8803.jpg" text:style-name="Internet_20_link" text:visited-style-name="Visited_20_Internet_20_Link">
630_360_15375...</text:a>
']</text:p>
      <text:p text:style-name="P4">
Tags: ['Львів', 'Отруєння', 'Лікарня']</text:p>
      <text:p text:style-name="P4">
Type: Article</text:p>
      <!--METADATA-->
      <text:p text:style-name="P4">
<draw:frame draw:style-name="fr1" draw:name="Image121" text:anchor-type="as-char" svg:width="6.9236in" svg:height="3.956343in" draw:z-index="0">
<draw:image xlink:href="../Images/yкринформ/2023-07-07T17-15-14-03-00/630_360_1537517687-8803.jpg" xlink:type="simple" xlink:show="embed" xlink:actuate="onLoad" draw:mime-type="image/jpeg"/>
</draw:frame>
Six people were in a single people's fast food.</text:p>
      <text:p text:style-name="P4">
About it in <text:a xlink:type="simple" xlink:href="http://www.facebook.com/cdc.lviv/posts/pfbid02SyjWva7umkGQu7Sc7izp6vYHCs7JPUSXogwt2ygfLGmUfmYF9BtcJ9sD3PzQA5EBl" text:style-name="Internet_20_link" text:visited-style-name="Visited_20_Internet_20_Link">
Facebook</text:a>
The Lviv Regional Center for Disease Control and Prevention reported, Ukrinform reports.</text:p>
      <text:p text:style-name="P4">
"Six Lviv residents from the 21st to 36 years were in the KNP of the LAR" Lviv region infectious clinical hospital "after consumption of Kebab with chicken Tajalovina in one of Lviv fast food establishments,"-it is reported.</text:p>
      <text:p text:style-name="P4">
It is noted that the first victims began to enter the hospital of this Tuesday, July 4, with complaints of abdominal pain, diarrhea and fever. According to the words of doctors, the condition of six patients - moderate. The necessary volume of medical assistance is provided.</text:p>
      <text:p text:style-name="P4">
*!(https://www.ukrinform.ua/rubric-regions/3732634-na-odesini-zatrimali-prodavcinu-gorilki-akou-smertelno-otruilisa-cotiri-ludini.html)The Lviv Regional Center for Control and Prevention of MOH Diseases together by the State Consumer Service Complete the Epidemiological Investigation of the outbreak. Food, zinventing and equipment washes. Laboratory examinations are conducted to install a building that caused food toxic infection.</text:p>
      <text:p text:style-name="P4">
According to doctors, this is the eighth this year an outbreak of acute intestinal infection in Lviv.</text:p>
      <text:p text:style-name="P4">
<text:span text:style-name="T4">
 Read also: </text:span>
 <text:a xlink:type="simple" xlink:href="https://www.ukrinform.ua/rubric-regions/3722499-na-odesini-viavili-salmonelu-ta-kiskovu-infekciu-u-cornomu-mori.html" text:style-name="Internet_20_link" text:visited-style-name="Visited_20_Internet_20_Link">
in Odessa region found <text:span text:style-name="T4">
 salmonella </text:span>
 and intestinal infection of the educational sea</text:a>
As reported by Ukrinform, in the middle of June <text:a xlink:type="simple" xlink:href="https://www.ukrinform.ua/rubric-regions/3722900-masovi-otruenna-u-lvovi-likari-pidtverdili-salmoneloz.html" text:style-name="Internet_20_link" text:visited-style-name="Visited_20_Internet_20_Link">
23 patients got to the Lviv Regional Infection Hospital</text:a>
Due to food poisoning in various food establishments. In both cases, bacteriologists have found salmonella infection. According to these facts, criminal proceedings were investigated under Part 1 of Article 325(Disruption of the Sanitary Rules of Inorm to Prevent Infectious Disease and Mass Poisoning).</text:p>
      <text:p text:style-name="P4">
News Source: <text:a xlink:type="simple" xlink:href="https://www.ukrinform.ua/rubric-regions/3732862-u-lvovi-gospitalizuvali-z-otruennam-sistoh-vidviduvaciv-fastfudu.html" text:style-name="Internet_20_link" text:visited-style-name="Visited_20_Internet_20_Link">
https://www.ukrinform.ua/rubric-regions/3732862-u-lvovi-gospitalizuvali-z-otruennam-sistoh-vidviduvaciv-fastfudu.html</text:a>
</text:p>
      <!--NEWS-->
      <text:h text:style-name="P10" text:outline-level="1">
<text:span text:style-name="T4">
The weekend will partially restrict traffic on Lipkivsky Street</text:span>
</text:h>
      <text:p text:style-name="P4">
Authors: Ukrinform (Person)</text:p>
      <text:p text:style-name="P4">
Publisher: Укринформ (Organization)</text:p>
      <text:p text:style-name="P4">
Published Time: 2023-07-07T17:16:02+03:00</text:p>
      <text:p text:style-name="P4">
Modified Time: 2023-07-07T17:16:02+03:00</text:p>
      <text:p text:style-name="P4">
Description: In Kyiv, the traffic of trolleybuses will be closed on July 8-9 and a partially restricted traffic for road transport Metropolitan Vasyl Lipkivsky Street on the section from Hetman Pavel Skoropadsky Street to Sicheslavskaya Street. - Ukrinform.</text:p>
      <text:p text:style-name="P4">
Images: ['<text:a xlink:type="simple" xlink:href="https://static.ukrinform.com/photos/2023_03/thumb_files/630_360_1678897393-922.jpg" text:style-name="Internet_20_link" text:visited-style-name="Visited_20_Internet_20_Link">
630_360_16788...</text:a>
']</text:p>
      <text:p text:style-name="P4">
Tags: ['Дороги', 'Київ', 'Ремонт']</text:p>
      <text:p text:style-name="P4">
Type: Article</text:p>
      <!--METADATA-->
      <text:p text:style-name="P4">
<draw:frame draw:style-name="fr1" draw:name="Image122" text:anchor-type="as-char" svg:width="6.9236in" svg:height="3.956343in" draw:z-index="0">
<draw:image xlink:href="../Images/yкринформ/2023-07-07T17-16-02-03-00/630_360_1678897393-922.jpg" xlink:type="simple" xlink:show="embed" xlink:actuate="onLoad" draw:mime-type="image/jpeg"/>
</draw:frame>
In Kiev on July 8-9, the traffic of trolleybuses will be closed and a partially limited movement for car transportation by Metropolitan Vasyl Lipkivsky Street on Hetman Pavel Skoropadsky Street to Sicheslavskaya Street will be closed.</text:p>
      <text:p text:style-name="P4">
According to Ukrinform, it reports <text:a xlink:type="simple" xlink:href="http://kyivcity.gov.ua/news/tsimi_vikhidnimi_bude_zakrito_rukh_troleybusiv_na_vulmitropolita_vasilya_lipkivskogo/" text:style-name="Internet_20_link" text:visited-style-name="Visited_20_Internet_20_Link">
Kyiv City State Administration.</text:a>
“On July 8-9, the movement of trolleybuses on the street. Metropolitan Vasilylipkivsky - on the site from the street. Hetman Pavel Skoropadsky to Sicheslavskaya Street, ”the message reads.</text:p>
      <text:p text:style-name="P4">
During this period, the movement of trolleybuses of the route № 3 - a display of massif to the metro station "Square of Ukrainian Heroes" through the Avenue Avenue, Brest Avenue, Taras Shevchenko Boulevard will be organized.</text:p>
      <text:p text:style-name="P4">
Movement of trolleybuses of route № 9-k will be organized from Kadetsky Grove Grove of the metro-metro "Square of Ukrainian Heroes" through Brest Avenue, Shevchenko Boulevard.</text:p>
      <text:p text:style-name="P4">
According to the KSCA, the temporary change of movement is related to the performance of construction works on Metropolitan Vasyl Lipkivsky Street on the plot from Hetmanapavla Skoropadsky Street to Sicheslavskaya Street.</text:p>
      <text:p text:style-name="P4">
In addition, on Metropolitan Vasyl Lipkivsky Street will be partially limited for road transport.</text:p>
      <text:p text:style-name="P4">
<text:span text:style-name="T4">
 Read also: </text:span>
 <text:a xlink:type="simple" xlink:href="https://www.ukrinform.ua/rubric-kyiv/3683295-cerez-dorozni-roboti-u-stolici-zminit-ruh-avtobus-48.html" text:style-name="Internet_20_link" text:visited-style-name="Visited_20_Internet_20_Link">
Through road work in the capital will change the movement of bus № 48</text:a>
As reported by Ukrinform, in the center <text:a xlink:type="simple" xlink:href="https://www.ukrinform.ua/tag-kiiv" text:style-name="Internet_20_link" text:visited-style-name="Visited_20_Internet_20_Link">
Kiev</text:a>
On the street of Bohdan Khmelnitsky there is a repair of the road surface.</text:p>
      <text:p text:style-name="P4">
<text:span text:style-name="T5">
Foto: Getty Images</text:span>
</text:p>
      <text:p text:style-name="P4">
News Source: <text:a xlink:type="simple" xlink:href="https://www.ukrinform.ua/rubric-kyiv/3732863-vihidnimi-castkovo-obmezat-ruh-po-vulici-lipkivskogo.html" text:style-name="Internet_20_link" text:visited-style-name="Visited_20_Internet_20_Link">
https://www.ukrinform.ua/rubric-kyiv/3732863-vihidnimi-castkovo-obmezat-ruh-po-vulici-lipkivskogo.html</text:a>
</text:p>
      <!--NEWS-->
      <text:h text:style-name="P10" text:outline-level="1">
<text:span text:style-name="T4">
In Syria, the "Wagner" was blocked during Prigogine - Reuters</text:span>
</text:h>
      <text:p text:style-name="P4">
Authors: Ukrinform (Person)</text:p>
      <text:p text:style-name="P4">
Publisher: Укринформ (Organization)</text:p>
      <text:p text:style-name="P4">
Published Time: 2023-07-07T17:21:00+03:00</text:p>
      <text:p text:style-name="P4">
Modified Time: 2023-07-07T23:21:00+03:00</text:p>
      <text:p text:style-name="P4">
Description: Syria's authorities, together with the Russian military command during the rebellion, have taken a number of prompt measures to block the Wagner PEC fighters in this country. - Ukrinform.</text:p>
      <text:p text:style-name="P4">
Images: ['<text:a xlink:type="simple" xlink:href="https://static.ukrinform.com/photos/2018_09/thumb_files/630_360_1536050716-3359.jpg" text:style-name="Internet_20_link" text:visited-style-name="Visited_20_Internet_20_Link">
630_360_15360...</text:a>
']</text:p>
      <text:p text:style-name="P4">
Tags: ['Сирія', 'Російські військові', 'ПВК "Вагнера"', 'Пригожин']</text:p>
      <text:p text:style-name="P4">
Type: Article</text:p>
      <!--METADATA-->
      <text:p text:style-name="P4">
<draw:frame draw:style-name="fr1" draw:name="Image123" text:anchor-type="as-char" svg:width="6.9236in" svg:height="3.956343in" draw:z-index="0">
<draw:image xlink:href="../Images/yкринформ/2023-07-07T17-21-00-03-00/630_360_1536050716-3359.jpg" xlink:type="simple" xlink:show="embed" xlink:actuate="onLoad" draw:mime-type="image/jpeg"/>
</draw:frame>
Vladasiri, together with the Russian military command during the rebellion, used a number of prompt measures to block the fighters of PEC "Wagner" in this Ukraine.</text:p>
      <text:p text:style-name="P4">
As Ukrinform reports, it reports <text:a xlink:type="simple" xlink:href="http://www.reuters.com/world/syria-brought-wagner-group-fighters-heel-mutiny-unfolded-russia-2023-07-07/" text:style-name="Internet_20_link" text:visited-style-name="Visited_20_Internet_20_Link">
Reuters</text:a>
With reference to informed sources.</text:p>
      <text:p text:style-name="P4">
Measures that have not been reported before were included in the blocking of telephonelines, calling about a dozen PEC commanders to the Russian military base of Tanakaz to sign new contracts with the Ministry of Defense of the Russian Federation or unimoly toon Syria.</text:p>
      <text:p text:style-name="P4">
According to two Syrian sources, Syria authorities have resorted to such steps because Russia - the key military partner of Assad regime - "distract the events at home".</text:p>
      <text:p text:style-name="P4">
There are from 250 to 450 people on the territory of Syria, which belong to the terrorist Russian PEC, Syrian sources reported. There are no official data in the number of "Wagnerians" in the country.</text:p>
      <text:p text:style-name="P4">
<text:span text:style-name="T4">
 Read also: </text:span>
 <text:a xlink:type="simple" xlink:href="https://www.ukrinform.ua/rubric-world/3732184-lukasenko-zaaviv-so-prigozin-povernuvsa-do-rosii.html" text:style-name="Internet_20_link" text:visited-style-name="Visited_20_Internet_20_Link">
Lukashenko stated that Prigogine had returned to Russia</text:a>
The Wagner group was deployed by Russia in Syria in 2015, with the deployment of military forces to help Bashar Assad in the war of counterparts.</text:p>
      <text:p text:style-name="P4">
According to a high-ranking officer of the Syrian Republican Guard, the Syrian military was privately expressed about the events in Russia on June 23-24 and the fears that Prigogine's rebellion would nullify the Russian Federation in the country.</text:p>
      <text:p text:style-name="P4">
The government of Syria, the Ministry of Defense of the Russian Federation and <text:a xlink:type="simple" xlink:href="https://www.ukrinform.ua/tag-pvk-vagnera" text:style-name="Internet_20_link" text:visited-style-name="Visited_20_Internet_20_Link">
PVC "Wagner"</text:a>
They did not respond to queries about comments about the measures mentioned, Reuters notes. Earlier, the official Damascus did not respond to Nazacol Prigogine.</text:p>
      <text:p text:style-name="P4">
<text:span text:style-name="T4">
 Read also: </text:span>
 <text:a xlink:type="simple" xlink:href="https://www.ukrinform.ua/rubric-ato/3731792-u-rosii-pisla-zakolotu-vagnerivciv-zrosla-nedovira-do-vladi-malar.html" text:style-name="Internet_20_link" text:visited-style-name="Visited_20_Internet_20_Link">
in Russia after the rebellion "<text:span text:style-name="T4">
 Wagner </text:span>
 Ivtsi" ripened to power - painter</text:a>
As reported by Ukrinform, on June 23, the head of the Wagner PEC "Wagner", on June 23, had a demarche against the Russian military leadership and moved to Moscow.</text:p>
      <text:p text:style-name="P4">
<text:span text:style-name="T5">
Foto: SBU</text:span>
</text:p>
      <text:p text:style-name="P4">
News Source: <text:a xlink:type="simple" xlink:href="https://www.ukrinform.ua/rubric-world/3732979-u-sirii-blokuvali-vagnerivciv-pid-cas-zakolotu-prigozina-reuters.html" text:style-name="Internet_20_link" text:visited-style-name="Visited_20_Internet_20_Link">
https://www.ukrinform.ua/rubric-world/3732979-u-sirii-blokuvali-vagnerivciv-pid-cas-zakolotu-prigozina-reuters.html</text:a>
</text:p>
      <!--NEWS-->
      <text:h text:style-name="P10" text:outline-level="1">
<text:span text:style-name="T4">
Chaputova: Ukraine has shown that great powers cannot always dictate their will</text:span>
</text:h>
      <text:p text:style-name="P4">
Authors: Ukrinform (Person)</text:p>
      <text:p text:style-name="P4">
Publisher: Укринформ (Organization)</text:p>
      <text:p text:style-name="P4">
Published Time: 2023-07-07T17:24:00+03:00</text:p>
      <text:p text:style-name="P4">
Modified Time: 2023-07-07T17:24:00+03:00</text:p>
      <text:p text:style-name="P4">
Description: Ukraine's resistance to Russian aggression has been shown to Russian aggression within 500 days that major states cannot always dictate their will, and those who lead fair defense can be successful. - Ukrinform.</text:p>
      <text:p text:style-name="P4">
Images: ['<text:a xlink:type="simple" xlink:href="https://static.ukrinform.com/photos/2023_07/thumb_files/630_360_1688739876-734.jpg" text:style-name="Internet_20_link" text:visited-style-name="Visited_20_Internet_20_Link">
630_360_16887...</text:a>
']</text:p>
      <text:p text:style-name="P4">
Tags: ['Словаччина', 'Зеленський', 'Чапутова', 'Війна з Росією']</text:p>
      <text:p text:style-name="P4">
Type: Article</text:p>
      <!--METADATA-->
      <text:p text:style-name="P4">
<draw:frame draw:style-name="fr1" draw:name="Image124" text:anchor-type="as-char" svg:width="6.9236in" svg:height="3.956343in" draw:z-index="0">
<draw:image xlink:href="../Images/yкринформ/2023-07-07T17-24-00-03-00/630_360_1688739876-734.jpg" xlink:type="simple" xlink:show="embed" xlink:actuate="onLoad" draw:mime-type="image/jpeg"/>
</draw:frame>
For 500 days, the Russian aggression has shown that the great powers can always dictate their will, and those who lead fair defense can be successful.</text:p>
      <text:p text:style-name="P4">
This was stated by the President of Slovakia Zuzan Chapotov during a press conference in joint with the head of the Ukrainian state in Bratislava, correspondent.</text:p>
      <text:p text:style-name="P4">
Video: <text:a xlink:type="simple" xlink:href="https://www.facebook.com/president.gov.ua/videos/1071951317114540/" text:style-name="Internet_20_link" text:visited-style-name="Visited_20_Internet_20_Link">
OP</text:a>
“Tomorrow is the 500th day from the beginning of a full-scale Russian invasion of in Ukraine. It is 500 days of Ukrainian unbreakable, which showed that the great ones can not always dictate their will to the smaller states, and those who lead a fair defense can be successful, ”Chapotova said.</text:p>
      <text:p text:style-name="P4">
She assured that <text:a xlink:type="simple" xlink:href="https://www.ukrinform.ua/tag-slovaccina" text:style-name="Internet_20_link" text:visited-style-name="Visited_20_Internet_20_Link">
Slovakia</text:a>
He believes in the success of Ukraine in counteracting Russian aggression, so it supports peaceful -initiative, which should lead to a fair peace while preserving the conservation and territorial integrity of Ukraine.</text:p>
      <text:p text:style-name="P4">
“We support your peace formula that is a promising solution(Crashing)Russian aggression, ”the President of Slovakia said.</text:p>
      <text:p text:style-name="P4">
<text:span text:style-name="T4">
 Read also: </text:span>
 <text:a xlink:type="simple" xlink:href="https://www.ukrinform.ua/rubric-ato/3732843-ukraina-otrimae-vid-slovaccini-se-16-gaubic-zuzana-2.html" text:style-name="Internet_20_link" text:visited-style-name="Visited_20_Internet_20_Link">
Ukraine will receive from Slovakia another 16 howitzers Zuzana 2</text:a>
She noted that during a trip to Ukraine, she saw the infrastructure and suffering of people destroyed by Russian aggressors, but also the bridges of the Ybelie people were rebuilt, which was determined to restore the country after the war.</text:p>
      <text:p text:style-name="P4">
“This is a big topic for other states and Slovakia. It is an opportunity to provide a confident job with our Slovak firms who want to participate in the reconstruction of Ukraine, ”Chapotova said.</text:p>
      <text:p text:style-name="P4">
<text:span text:style-name="T4">
 Read also: </text:span>
 <text:a xlink:type="simple" xlink:href="https://www.ukrinform.ua/rubric-ato/3732851-ukraina-zacikavlena-u-kupivli-ta-virobnictvi-zi-slovaccinou-tehniki-dla-rozminuvanna-zelenskij.html" text:style-name="Internet_20_link" text:visited-style-name="Visited_20_Internet_20_Link">
Ukraine is interested in the purchase and production of a variation of equipment for demining - Zelensky</text:a>
As it was reported, President Volodymyr Zelenskyy is in Friday in Slovakia. Before that he visited the Czech Republic and Bulgaria.</text:p>
      <text:p text:style-name="P4">
<text:span text:style-name="T5">
Foto: op</text:span>
</text:p>
      <text:p text:style-name="P4">
News Source: <text:a xlink:type="simple" xlink:href="https://www.ukrinform.ua/rubric-polytics/3732866-caputova-ukraina-pokazala-so-veliki-derzavi-ne-zavzdi-mozut-diktuvati-svou-volu.html" text:style-name="Internet_20_link" text:visited-style-name="Visited_20_Internet_20_Link">
https://www.ukrinform.ua/rubric-polytics/3732866-caputova-ukraina-pokazala-so-veliki-derzavi-ne-zavzdi-mozut-diktuvati-svou-volu.html</text:a>
</text:p>
      <!--NEWS-->
      <text:h text:style-name="P10" text:outline-level="1">
<text:span text:style-name="T4">
The government has allocated more than ₴ 16 billion subsidies for a few weeks in a few weeks.</text:span>
</text:h>
      <text:p text:style-name="P4">
Authors: Ukrinform (Person)</text:p>
      <text:p text:style-name="P4">
Publisher: Укринформ (Organization)</text:p>
      <text:p text:style-name="P4">
Published Time: 2023-07-07T17:24:31+03:00</text:p>
      <text:p text:style-name="P4">
Modified Time: 2023-07-07T17:24:31+03:00</text:p>
      <text:p text:style-name="P4">
Description: Over the past few weeks, the Cabinet of Ministers has allocated UAH 16 billion 369 million to the regions for reports of restoration and transformation. - Ukrinform.</text:p>
      <text:p text:style-name="P4">
Images: ['<text:a xlink:type="simple" xlink:href="https://static.ukrinform.com/photos/2023_03/thumb_files/630_360_1677851425-181.jpg" text:style-name="Internet_20_link" text:visited-style-name="Visited_20_Internet_20_Link">
630_360_16778...</text:a>
']</text:p>
      <text:p text:style-name="P4">
Tags: ['Гроші', 'Шмигаль', 'Відбудова']</text:p>
      <text:p text:style-name="P4">
Type: Article</text:p>
      <!--METADATA-->
      <text:p text:style-name="P4">
<draw:frame draw:style-name="fr1" draw:name="Image125" text:anchor-type="as-char" svg:width="6.9236in" svg:height="3.956343in" draw:z-index="0">
<draw:image xlink:href="../Images/yкринформ/2023-07-07T17-24-31-03-00/630_360_1677851425-181.jpg" xlink:type="simple" xlink:show="embed" xlink:actuate="onLoad" draw:mime-type="image/jpeg"/>
</draw:frame>
In the last few weeks, the Cabinet of Ministers has allocated 16 billion 369 million UAH to the regions for the projects of restoration and transformation.</text:p>
      <text:p text:style-name="P4">
About this Prime Minister Denis Shmigal <text:a xlink:type="simple" xlink:href="http://t.me/Denys_Smyhal/5573" text:style-name="Internet_20_link" text:visited-style-name="Visited_20_Internet_20_Link">
said</text:a>
At a government meeting, Ukrinform reports.</text:p>
      <text:p text:style-name="P4">
“Over the last few weeks, we have allocated 16 billion 369 million UAH to the Subsidy Recovery and Transformation. This is a very significant amount that allows you to show very specific results that all Ukrainians feel, ” -stated <text:a xlink:type="simple" xlink:href="https://www.ukrinform.ua/tag-smigal" text:style-name="Internet_20_link" text:visited-style-name="Visited_20_Internet_20_Link">
Shmigal</text:a>
.</text:p>
      <text:p text:style-name="P4">
According to him, the Kyiv region received UAH 4.5 billion, Kharkiv - 2.5 billion, Zhytomyr - UAH 1.5 billion, Zaporizhzhia and Odessa regions - 1 billion UAH, Sumy - UAH 837 million, Nikolaev - UAH 817 million, Poltava. - 797 million, Dnipropetrovsk - UAH 663 million, Kherson region - UAH 563 million.</text:p>
      <text:p text:style-name="P4">
Unfortunately, the head of government added, at the place of use of these funds is too slow.</text:p>
      <text:p text:style-name="P4">
“Today they held a meeting with the leaders of the OVA, considered problematic issues, finding out what precisely it prevents us from moving faster. Already at the next meeting, I expect from the Ministry of Infrastructure and the Agency for the restoration of prosets of decisions that will accelerate the reconstruction process, ”Shmigal added.</text:p>
      <text:p text:style-name="P4">
*!(https://www.ukrinform.ua/rubric-vidbudova/3732490-patnadcat-ukrainskih-regioniv-vidbuduut-26-naselenih-punktiv-pravobereznoi-hersonsini.html)As reported by Ukrinform, this week the Prime Minister stated that from the fund treatment for the consequences of armed aggression of Russia, which now has accumulated almost 62 billion UAH, UAH 23.7 billion has already been distributed for reconstruction.</text:p>
      <text:p text:style-name="P4">
News Source: <text:a xlink:type="simple" xlink:href="https://www.ukrinform.ua/rubric-vidbudova/3732865-urad-za-kilka-tizniv-vidiliv-regionam-ponad-16-milardiv-subvencii-na-vidnovlenna-smigal.html" text:style-name="Internet_20_link" text:visited-style-name="Visited_20_Internet_20_Link">
https://www.ukrinform.ua/rubric-vidbudova/3732865-urad-za-kilka-tizniv-vidiliv-regionam-ponad-16-milardiv-subvencii-na-vidnovlenna-smigal.html</text:a>
</text:p>
      <!--NEWS-->
      <text:h text:style-name="P10" text:outline-level="1">
<text:span text:style-name="T4">
Zelensky - About NATO Summit: Russia is very fond of weakness and separation in the Alliance</text:span>
</text:h>
      <text:p text:style-name="P4">
Authors: Ukrinform (Person)</text:p>
      <text:p text:style-name="P4">
Publisher: Укринформ (Organization)</text:p>
      <text:p text:style-name="P4">
Published Time: 2023-07-07T17:29:34+03:00</text:p>
      <text:p text:style-name="P4">
Modified Time: 2023-07-07T17:29:34+03:00</text:p>
      <text:p text:style-name="P4">
Description: President Volodymyr Zelenskyy expects NATO unity from the Vilnius Summit and urges to prevent the sale of the Russian Federation for the weakness of the Alliance. - Ukrinform.</text:p>
      <text:p text:style-name="P4">
Images: ['<text:a xlink:type="simple" xlink:href="https://static.ukrinform.com/photos/2023_07/thumb_files/630_360_1688739875-564.jpg" text:style-name="Internet_20_link" text:visited-style-name="Visited_20_Internet_20_Link">
630_360_16887...</text:a>
']</text:p>
      <text:p text:style-name="P4">
Tags: ['Саміт НАТО', 'Росія', 'Зеленський']</text:p>
      <text:p text:style-name="P4">
Type: Article</text:p>
      <!--METADATA-->
      <text:p text:style-name="P4">
<draw:frame draw:style-name="fr1" draw:name="Image126" text:anchor-type="as-char" svg:width="6.9236in" svg:height="3.956343in" draw:z-index="0">
<draw:image xlink:href="../Images/yкринформ/2023-07-07T17-29-34-03-00/630_360_1688739875-564.jpg" xlink:type="simple" xlink:show="embed" xlink:actuate="onLoad" draw:mime-type="image/jpeg"/>
</draw:frame>
The Presidential Lordimir Zelensky expects NATO unity from the Vilnius Summit and urges to prevent the implementation of the Russian Federation's calculations for the weakness of the Alliance.</text:p>
      <text:p text:style-name="P4">
He said this during a joint with the president of Slovakia Zuzana Chaputova <text:a xlink:type="simple" xlink:href="http://www.youtube.com/watch" text:style-name="Internet_20_link" text:visited-style-name="Visited_20_Internet_20_Link">
press conference</text:a>
In Bratislava, Ukrinform correspondent reports.</text:p>
      <text:p text:style-name="P4">
“I believe that the issue of Sweden has not been resolved and the issue of a signal of Ukraine regarding the invitation, I believe that this is little unity and this is the threat of the Alliance. Therefore, we expect the most positive results or at least some of the approaches of this positive. This is very important for the safety of the world. Also, the situation with the aggressor depends on the Russian Federation, because Russia is very evident that the world shows weakness and separation in the Alliance, it is impossible to allow this, ” - said <text:a xlink:type="simple" xlink:href="https://www.ukrinform.ua/tag-zelenskij" text:style-name="Internet_20_link" text:visited-style-name="Visited_20_Internet_20_Link">
Zelensky</text:a>
.</text:p>
      <text:p text:style-name="P4">
In addition, he noted that from the NATO summit Ukraine is expecting new defense packs, emphasizing that they should provide for clear terms rather than a promise.</text:p>
      <text:p text:style-name="P4">
The President also recalled that the fields of the summit will discuss Ukraine's security for the time before NATO membership.</text:p>
      <text:p text:style-name="P4">
The head of state noted that there are currently no final decisions that will be made in Vilnius.</text:p>
      <text:p text:style-name="P4">
“We are working on the result of the NATO summit. This is a very difficult, difficult job. No matter what it is, we will definitely fight, ”Zelensky added.</text:p>
      <text:p text:style-name="P4">
<text:span text:style-name="T4">
 Read also: </text:span>
 <text:a xlink:type="simple" xlink:href="https://www.ukrinform.ua/rubric-polytics/3732853-gensek-nato-ukraina-na-moment-zaversenna-vijni-mae-otrimati-zapobizniki-vid-povtorenna-ataki-rf.html" text:style-name="Internet_20_link" text:visited-style-name="Visited_20_Internet_20_Link">
NATO Secretary General: Ukraine at the time of the war should keep fuses from repeating the attack of the Russian Federation</text:a>
It was reported that on July 11-12, a NATO summit will take place in Vilnius, one of which will continue assistance to Ukraine in its struggle of anti-Russian aggression, as well as measures to strengthen the restraint and defense system.</text:p>
      <text:p text:style-name="P4">
<text:span text:style-name="T5">
Foto: op</text:span>
</text:p>
      <text:p text:style-name="P4">
News Source: <text:a xlink:type="simple" xlink:href="https://www.ukrinform.ua/rubric-polytics/3732871-zelenskij-pro-samit-nato-rosia-duze-rozrahovue-na-slabkist-i-rozednanist-v-alansi.html" text:style-name="Internet_20_link" text:visited-style-name="Visited_20_Internet_20_Link">
https://www.ukrinform.ua/rubric-polytics/3732871-zelenskij-pro-samit-nato-rosia-duze-rozrahovue-na-slabkist-i-rozednanist-v-alansi.html</text:a>
</text:p>
      <!--NEWS-->
      <text:h text:style-name="P10" text:outline-level="1">
<text:span text:style-name="T4">
Prozorro Market became a platform for most medicines purchases</text:span>
</text:h>
      <text:p text:style-name="P4">
Authors: Ukrinform (Person)</text:p>
      <text:p text:style-name="P4">
Publisher: Укринформ (Organization)</text:p>
      <text:p text:style-name="P4">
Published Time: 2023-07-07T17:33:00+03:00</text:p>
      <text:p text:style-name="P4">
Modified Time: 2023-07-07T17:33:00+03:00</text:p>
      <text:p text:style-name="P4">
Description: The government has made changes to the public procurement procedure. From now on, if the purchase amount exceeds 50 thousand hryvnias and the medicines are included in the appropriate list, such purchases should occur through the ProZorro Market electronic catalog. - Ukrinform.</text:p>
      <text:p text:style-name="P4">
Images: ['<text:a xlink:type="simple" xlink:href="https://static.ukrinform.com/photos/2018_08/thumb_files/630_360_1535285334-9009.jpg" text:style-name="Internet_20_link" text:visited-style-name="Visited_20_Internet_20_Link">
630_360_15352...</text:a>
']</text:p>
      <text:p text:style-name="P4">
Tags: ['Кабмін', 'Ліки', 'ProZorro']</text:p>
      <text:p text:style-name="P4">
Type: Article</text:p>
      <!--METADATA-->
      <text:p text:style-name="P4">
<draw:frame draw:style-name="fr1" draw:name="Image127" text:anchor-type="as-char" svg:width="6.9236in" svg:height="3.956343in" draw:z-index="0">
<draw:image xlink:href="../Images/yкринформ/2023-07-07T17-33-00-03-00/630_360_1535285334-9009.jpg" xlink:type="simple" xlink:show="embed" xlink:actuate="onLoad" draw:mime-type="image/jpeg"/>
</draw:frame>
Government in the Public Procurement of Medicines. From now on, if the estimates exceeds 50 thousand hryvnias and the medicines include the reference list, such purchases should be due to the Prozorro Market electronically capable.</text:p>
      <text:p text:style-name="P4">
According to Ukrinform, the corresponding decision was approved at a meeting of ministers of Ukraine on July 7, 2023, reports <text:a xlink:type="simple" xlink:href="https://www.me.gov.ua/News/Detail" text:style-name="Internet_20_link" text:visited-style-name="Visited_20_Internet_20_Link">
press service</text:a>
.</text:p>
      <text:p text:style-name="P4">
“From now on, if the amount of purchases is over 50 thousand hryvnias and <text:a xlink:type="simple" xlink:href="https://www.ukrinform.ua/tag-liki" text:style-name="Internet_20_link" text:visited-style-name="Visited_20_Internet_20_Link">
medicines</text:a>
They are included in the list of the list, such purchases should take place through the electronic catalog of the Prozorro Market by requesting the price of the offer. We expect that by the end of the year, the total amount of such purchases will be approached to UAH 2 billion, and the expected savings will be made from 20% compared to open bidding prices and can reach 400 million UAH, ”said Nadiya Bigun, Deputy Minister of Economy of Ukraine.</text:p>
      <text:p text:style-name="P4">
<text:span text:style-name="T4">
 Read also: </text:span>
 <text:a xlink:type="simple" xlink:href="https://www.ukrinform.ua/rubric-society/3732525-dostupni-liki-rozsirat-preparatami-dla-znebolenna-i-deakimi-medvirobami.html" text:style-name="Internet_20_link" text:visited-style-name="Visited_20_Internet_20_Link">
"<text:span text:style-name="T4">
 Available </text:span>
 <text:span text:style-name="T4">
 Medicines </text:span>
" <text:span text:style-name="T4">
 expand </text:span>
 <text:span text:style-name="T4">
 </text:span>
 by drugs <text:span text:style-name="T4">
<text:span text:style-name="T5">
* for </text:span>
* </text:span>
 <text:span text:style-name="T4">
 anesthesia </text:span>
 and <text:span text:style-name="T4">
 some </text:span>
 <text:span text:style-name="T4">
 </text:span>
 *</text:a>
According to her, the lower price for purchases through ProZorro Market provides more than more suppliers' offers. The analysis showed that at the beginning of this year, when using the electronic catalog tool by requesting the price of offers when purchasing medicines, the average number of purchases were 4.58. For comparison, when using instrumental -stated bidding, the purchases participated on an average of 2.19 participants.</text:p>
      <text:p text:style-name="P4">
The savings are expected to be achieved by the participation of new suppliers and ensuring their non -discrimination by potential customers. Additionally, medical customers will spend less time and efforts to conduct purchases than using the open bidding tool.</text:p>
      <text:p text:style-name="P4">
If the purchase with the use of the electronic catalog by requesting the suppliers' proposals has not taken place, the customer shall be purchased by the use of open bidding, without increasing the expectation of the procurement. Or he can re -request the price of suppliers in the electronic catalog.More than 160 names are approved by the Government of the list of medicines and medical products. It was formed on the basis of analysis of the positions most purchased by customers in 2022 in the medical part of the electronic catalog of Prozorro Market.</text:p>
      <text:p text:style-name="P4">
As reported by Krinform, Prozorro Market administrators are three centralized organizations. Professional purchases are filled with consumer catalogs, medical procurement of Ukraine - medicines and medical products, SE "Ukrainian Special Systems" - computer equipment and software. Today, the range of Prozorro Market has about 90 thousand works of 3 thousand skilled suppliers.</text:p>
      <text:p text:style-name="P4">
News Source: <text:a xlink:type="simple" xlink:href="https://www.ukrinform.ua/rubric-economy/3732873-prozorro-market-stav-platformou-dla-zakupivel-bilsosti-likarskih-zasobiv.html" text:style-name="Internet_20_link" text:visited-style-name="Visited_20_Internet_20_Link">
https://www.ukrinform.ua/rubric-economy/3732873-prozorro-market-stav-platformou-dla-zakupivel-bilsosti-likarskih-zasobiv.html</text:a>
</text:p>
      <!--NEWS-->
      <text:h text:style-name="P10" text:outline-level="1">
<text:span text:style-name="T4">
NATO countries can separately decide whether to give Ukraine cassette ammunition - Stoltenberg</text:span>
</text:h>
      <text:p text:style-name="P4">
Authors: Ukrinform (Person)</text:p>
      <text:p text:style-name="P4">
Publisher: Укринформ (Organization)</text:p>
      <text:p text:style-name="P4">
Published Time: 2023-07-07T17:35:06+03:00</text:p>
      <text:p text:style-name="P4">
Modified Time: 2023-07-07T17:35:06+03:00</text:p>
      <text:p text:style-name="P4">
Description: NATO allies do not have a single position on the use of cluster (cassette) ammunition, so the issue of supplying to Ukraine of this type of weapon is within the competence of each of the Union countries. - Ukrinform.</text:p>
      <text:p text:style-name="P4">
Images: ['<text:a xlink:type="simple" xlink:href="https://static.ukrinform.com/photos/2020_02/thumb_files/630_360_1581518176-133.jpg" text:style-name="Internet_20_link" text:visited-style-name="Visited_20_Internet_20_Link">
630_360_15815...</text:a>
']</text:p>
      <text:p text:style-name="P4">
Tags: ['НАТО', 'Столтенберг', 'Україна', 'Боєприпаси', 'Війна з Росією']</text:p>
      <text:p text:style-name="P4">
Type: Article</text:p>
      <!--METADATA-->
      <text:p text:style-name="P4">
<draw:frame draw:style-name="fr1" draw:name="Image128" text:anchor-type="as-char" svg:width="6.9236in" svg:height="3.956343in" draw:z-index="0">
<draw:image xlink:href="../Images/yкринформ/2023-07-07T17-35-06-03-00/630_360_1581518176-133.jpg" xlink:type="simple" xlink:show="embed" xlink:actuate="onLoad" draw:mime-type="image/jpeg"/>
</draw:frame>
NATO allies do not have a single position on the use of cluster(tasser)ammunition, so the question of supplying Ukraine of this kind of weapon is to the competence of each of the Union countries.</text:p>
      <text:p text:style-name="P4">
This was stated by the Secretary -General of the Alliance Jens Stoltenberg in Brussels of Poscorsties, Ukrinform correspondent reports.</text:p>
      <text:p text:style-name="P4">
“It depends on the Member States - to decide what kind of weapons to provide Ukraine. Allies have agreed that we should continue to provide weapons and ammunition and they, including Germany, supply different types of weapons to the muddle. As for cluster ammunition - there are distinctions between allies(in positions): Some have signed the Convention on Caseta Ammunition Tapes against their deliveries to Ukraine, others have not signed such a convention, ”said the head <text:a xlink:type="simple" xlink:href="http://www.ukrinform.ua/tag-nato" text:style-name="Internet_20_link" text:visited-style-name="Visited_20_Internet_20_Link">
NATO</text:a>
.</text:p>
      <text:p text:style-name="P4">
He noted that due to such differences in the positions of NATO allies, the Alliance has no certain position on the use of this type of ammunition.</text:p>
      <text:p text:style-name="P4">
<text:span text:style-name="T4">
 Read also: </text:span>
 NATO <text:a xlink:type="simple" xlink:href="https://www.ukrinform.ua/rubric-ato/3732789-nato-uvazno-stezit-za-rozvitkom-situacii-navkolo-zaporizkoi-aes-stoltenberg.html" text:style-name="Internet_20_link" text:visited-style-name="Visited_20_Internet_20_Link">
NATO closely monitors the development of the situation of the Around Zaporozhye NPP - <text:span text:style-name="T4">
 Stoltenberg </text:span>
</text:a>
According to Stoltenberg, cluster ammunition is already used in the war in Ukraine. However, if Russia applies them to attack and continue tinting, then such ammunition is needed for Ukrainians to protect against the aggressor.</text:p>
      <text:p text:style-name="P4">
“All allies, regardless of whether they have signed the Convention, agreed to Ukraine's military assistance. But what exactly the type of weapons or type of treadmies will be supplied to Ukraine is decided by the Union countries, ”Stoltenberg emphasized.</text:p>
      <text:p text:style-name="P4">
It was reported that German Minister of Foreign Affairs Annalen Berbbov was against the transfer of cassette ammunition to Ukraine, as Germany signed the Convention on the restriction of such weapons.</text:p>
      <text:p text:style-name="P4">
<text:span text:style-name="T4">
 Read also: </text:span>
 <text:a xlink:type="simple" xlink:href="https://www.ukrinform.ua/rubric-polytics/3732853-gensek-nato-ukraina-na-moment-zaversenna-vijni-mae-otrimati-zapobizniki-vid-povtorenna-ataki-rf.html" text:style-name="Internet_20_link" text:visited-style-name="Visited_20_Internet_20_Link">
Secretary -General <text:span text:style-name="T4">
 NATO </text:span>
: Ukraine at the time of the war should hold fuses from repeating the attack of the Russian Federation</text:a>
The Cassette Ammunition Convention was produced during the so -called "process" and adopted in May 2008 in Dublin(Ireland). Цей документ буввідкритий до підписання у грудні 2008 року та набув чинності у серпні 2010року.</text:p>
      <text:p text:style-name="P4">
News Source: <text:a xlink:type="simple" xlink:href="https://www.ukrinform.ua/rubric-ato/3732875-kraini-nato-okremo-mozut-virisuvati-ci-davati-ukraini-kasetni-boepripasi-stoltenberg.html" text:style-name="Internet_20_link" text:visited-style-name="Visited_20_Internet_20_Link">
https://www.ukrinform.ua/rubric-ato/3732875-kraini-nato-okremo-mozut-virisuvati-ci-davati-ukraini-kasetni-boepripasi-stoltenberg.html</text:a>
</text:p>
      <!--NEWS-->
      <text:h text:style-name="P10" text:outline-level="1">
<text:span text:style-name="T4">
In Vilnius, the open air opened an exhibition about the Holodomor and the Russian War in Ukraine</text:span>
</text:h>
      <text:p text:style-name="P4">
Authors: Ukrinform (Person)</text:p>
      <text:p text:style-name="P4">
Publisher: Укринформ (Organization)</text:p>
      <text:p text:style-name="P4">
Published Time: 2023-07-07T17:43:00+03:00</text:p>
      <text:p text:style-name="P4">
Modified Time: 2023-07-07T17:43:00+03:00</text:p>
      <text:p text:style-name="P4">
Description: A unique banner exhibition "Hunger as a Weapon: 1932 - 1933, 2022" was opened near the monument to the victims of the Soviet occupation in the capital of Lithuania on the eve of NATO Summit. - Ukrinform.</text:p>
      <text:p text:style-name="P4">
Images: ['<text:a xlink:type="simple" xlink:href="https://static.ukrinform.com/photos/2023_07/thumb_files/630_360_1688735419-696.jpg" text:style-name="Internet_20_link" text:visited-style-name="Visited_20_Internet_20_Link">
630_360_16887...</text:a>
']</text:p>
      <text:p text:style-name="P4">
Tags: ['Голодомор', 'Литва', 'Посольство', 'Виставка', 'Війна з Росією']</text:p>
      <text:p text:style-name="P4">
Type: Article</text:p>
      <!--METADATA-->
      <text:p text:style-name="P4">
<draw:frame draw:style-name="fr1" draw:name="Image129" text:anchor-type="as-char" svg:width="6.9236in" svg:height="3.956343in" draw:z-index="0">
<draw:image xlink:href="../Images/yкринформ/2023-07-07T17-43-00-03-00/630_360_1688735419-696.jpg" xlink:type="simple" xlink:show="embed" xlink:actuate="onLoad" draw:mime-type="image/jpeg"/>
</draw:frame>
The vest by the victims of the Soviet occupation in the capital of Lithuania on the eve of the summit, they had a unique banner exhibition "Hunger as weapons: 1932 - 1933, 2022".</text:p>
      <text:p text:style-name="P4">
According to Ukrinform, about it on <text:a xlink:type="simple" xlink:href="https://www.facebook.com/petro.beshta/posts/pfbid02jko7iLoqYaeV39umtVZLJ8eQRifbJsdG2dzi8BozpzFHujXLtCVLHUUnaRsHgnokl" text:style-name="Internet_20_link" text:visited-style-name="Visited_20_Internet_20_Link">
Facebook</text:a>
The Ambassador of Ukraine to Lithuania Petro Beshta reported.</text:p>
      <text:p text:style-name="P4">
"The exhibition is formed from photographs of paintings from the collection" Holodomor through the eyes of Ukrainian artists "and photos of the modern tragic situation in Ukraine. It reveals the topics of one of the most tragic stages of Ukrainian history, when the Stalin Communist totalitarian regime was moved by the hunger of the Millions of Ukraine, and the continuation He is experiencing today, ”he wrote.</text:p>
      <text:p text:style-name="P4">
Mr. Ambassador stressed that Russia not only inflicts air strikes on key objects of the military and civilian infrastructure and kills Ukrainians, it again stood grain and other products from its occupied territories in Ukraine. Caeserno sells Russia in the world market, earning funds for further financing of the invading war against Ukraine.</text:p>
      <text:p text:style-name="P4">
"Russia is starving not only Ukraine but also countries that depend on Ukraine. Millions of millions of people in Africa and Asia also suffer from the destruction of the farm infrastructure and blockade of exports of Ukrainian granate," Petro Besta added.</text:p>
      <text:p text:style-name="P4">
The Ukrainian diplomat expressed its sincere gratitude to the director of the Center for Genocide Research and Resistance of Lithuanian residents(Lithuanian Population Genocide and Resistance Research Center)Arunas Bubnis Arūnas Bubnys, Director of the Museum of Occupation Taborotba for Freedom(Museum of Occupation and Freedom Fights)Remihius Chernyusuremigijus černius, the head of the project Ms. Natalia Lavrova, designers and all the staff of the institutions with the initiative and organization of opening a exhibition in Vilnius and support of Ukraine.</text:p>
      <text:p text:style-name="P4">
The exhibition "Hunger as weapons: 1932 - 1933, 2022" will continue within three months with the address: Aukų G. 2a, vilnius).</text:p>
      <text:p text:style-name="P4">
The event was attended by the Ambassador of Ukraine to Lithuania Petro Beshta together with the Vice -Strubomoboron of Lithuania Sorry Guinas Tomkus.</text:p>
      <text:p text:style-name="P4">
The ceremony of commemoration of the victims of World War II also took place by the Embassy, the Ukrainian Community, students and teachers of Ukrainian schools in Vilnius, as well as guests and residents of Lithuania.</text:p>
      <text:p text:style-name="P4">
<text:span text:style-name="T5">
Foto: Petro Bashta / Facebook</text:span>
</text:p>
      <text:p text:style-name="P4">
News Source: <text:a xlink:type="simple" xlink:href="https://www.ukrinform.ua/rubric-diaspora/3732817-u-vilnusi-prosto-neba-vidkrili-vistavku-pro-golodomor-i-rosijsku-vijnu-v-ukraini.html" text:style-name="Internet_20_link" text:visited-style-name="Visited_20_Internet_20_Link">
https://www.ukrinform.ua/rubric-diaspora/3732817-u-vilnusi-prosto-neba-vidkrili-vistavku-pro-golodomor-i-rosijsku-vijnu-v-ukraini.html</text:a>
</text:p>
      <!--NEWS-->
      <text:h text:style-name="P10" text:outline-level="1">
<text:span text:style-name="T4">
The court fined the priest of the UOC -MP, who at the funeral of the military cross beat the "opponent" from the PCU</text:span>
</text:h>
      <text:p text:style-name="P4">
Authors: Ukrinform (Person)</text:p>
      <text:p text:style-name="P4">
Publisher: Укринформ (Organization)</text:p>
      <text:p text:style-name="P4">
Published Time: 2023-07-07T17:45:00+03:00</text:p>
      <text:p text:style-name="P4">
Modified Time: 2023-07-07T17:45:00+03:00</text:p>
      <text:p text:style-name="P4">
Description: The court fined the priest of the UOC -MP and ordered him to pay compensation for the moral damage of the Central Supportioner, whom he beat at the funeral of the fallen warrior. - Ukrinform.</text:p>
      <text:p text:style-name="P4">
Images: ['<text:a xlink:type="simple" xlink:href="https://static.ukrinform.com/photos/2017_12/thumb_files/630_360_1514464397-1884.jpg" text:style-name="Internet_20_link" text:visited-style-name="Visited_20_Internet_20_Link">
630_360_15144...</text:a>
']</text:p>
      <text:p text:style-name="P4">
Tags: ['Похорон', 'УПЦ МП', 'Вінниччина', 'Військові', 'Побиття', 'Священник', 'Православна церква України']</text:p>
      <text:p text:style-name="P4">
Type: Article</text:p>
      <!--METADATA-->
      <text:p text:style-name="P4">
<draw:frame draw:style-name="fr1" draw:name="Image135" text:anchor-type="as-char" svg:width="6.9236in" svg:height="3.956343in" draw:z-index="0">
<draw:image xlink:href="../Images/yкринформ/2023-07-07T17-45-00-03-00/630_360_1514464397-1884.jpg" xlink:type="simple" xlink:show="embed" xlink:actuate="onLoad" draw:mime-type="image/jpeg"/>
</draw:frame>
He judged the priest of the UOC -MP and obliged him to pay compensation to the overseas damage of the Central Central Services of the PCU, whom he beat at the funeral of the deceased.</text:p>
      <text:p text:style-name="P4">
Appropriate <text:a xlink:type="simple" xlink:href="https://reyestr.court.gov.ua/Review/111966381" text:style-name="Internet_20_link" text:visited-style-name="Visited_20_Internet_20_Link">
sentence</text:a>
The Vintoshmashpil District Court of Vinnytsia Region, reports Ukrinform.</text:p>
      <text:p text:style-name="P4">
It is noted that the incident happened on July 22, 2022 in the village of Yalanetstulchyn district during the funeral of the dead soldier Alexander Zina. After the dispute, the priest's MP attacked his colleague from another denomination and hit the metal cross, causing bodily harm.</text:p>
      <text:p text:style-name="P4">
<text:span text:style-name="T4">
 Read also: </text:span>
 [conflict in <text:span text:style-name="T4">
 Khmelnytskyi </text:span>
: Power refutes that the UOC -MP was shouting "shame" by relatives(https://www.ukrinform.ua/rubric-regions/3727734-konflikt-na-hmelniccini-vlada-sprostovue-so-virani-upc-mp-kricali-ganba-rodicam-zagiblogo-voina.html)The Tomashpilsky District Court found the accused guilty of a committed offense under Part 1 of Art. 125 of the Criminal Code of Ukraine, which stages the punishment for a slight bodily harm. The priest of the UOC of the MPSUud was imposed in the form of a fine of 45 non -taxable minimums of incomes of citizens, which is 765 UAH.</text:p>
      <text:p text:style-name="P4">
The court also partially satisfied the civil claim for the recovery of non -pecuniary damage caused by a criminal offense to the priest of the PCU, obliging to pay the taller of the victim of 5 thousand hryvnias of non -pecuniary damage.</text:p>
      <text:p text:style-name="P4">
<text:span text:style-name="T4">
 Read also: </text:span>
 <text:a xlink:type="simple" xlink:href="https://www.ukrinform.ua/rubric-regions/3727775-na-kirovogradsini-se-odna-parafia-perejsla-do-pcu.html" text:style-name="Internet_20_link" text:visited-style-name="Visited_20_Internet_20_Link">
in Kirovohrad region another parish went to the PCU</text:a>
The sentence of the court shall enter into force after the expiration of the appeal, unless such a complaint has been filed.</text:p>
      <text:p text:style-name="P4">
As reported by Ukrinform, the SBU <text:a xlink:type="simple" xlink:href="https://www.ukrinform.ua/rubric-regions/3732741-vidkrili-spravu-proti-nastoatela-hramu-upc-mp-akij-dopomagav-deportuvati-ukrainciv-u-bilorus.html" text:style-name="Internet_20_link" text:visited-style-name="Visited_20_Internet_20_Link">
</text:a>
<text:a xlink:type="simple" xlink:href="https://www.ukrinform.ua/rubric-regions/3732741-vidkrili-spravu-proti-nastoatela-hramu-upc-mp-akij-dopomagav-deportuvati-ukrainciv-u-bilorus.html" text:style-name="Internet_20_link" text:visited-style-name="Visited_20_Internet_20_Link">
opened criminal proceedings</text:a>
As for the rector of the UOC Temple(MP), which cooperated with Russian invaders during the temporary seizure of the village of Borodyanka, Kyiv region.</text:p>
      <text:p text:style-name="P4">
News Source: <text:a xlink:type="simple" xlink:href="https://www.ukrinform.ua/rubric-regions/3732880-sud-ostrafuvav-svasennika-upc-mp-akij-na-pohoroni-vijskovogo-hrestom-pobiv-oponenta-z-pcu.html" text:style-name="Internet_20_link" text:visited-style-name="Visited_20_Internet_20_Link">
https://www.ukrinform.ua/rubric-regions/3732880-sud-ostrafuvav-svasennika-upc-mp-akij-na-pohoroni-vijskovogo-hrestom-pobiv-oponenta-z-pcu.html</text:a>
</text:p>
      <!--NEWS-->
      <text:h text:style-name="P10" text:outline-level="1">
<text:span text:style-name="T4">
The government approved the attraction from the EIB additional ₴ 1.1 billion to the development and restoration of regions</text:span>
</text:h>
      <text:p text:style-name="P4">
Authors: Ukrinform (Person)</text:p>
      <text:p text:style-name="P4">
Publisher: Укринформ (Organization)</text:p>
      <text:p text:style-name="P4">
Published Time: 2023-07-07T17:50:29+03:00</text:p>
      <text:p text:style-name="P4">
Modified Time: 2023-07-07T17:50:29+03:00</text:p>
      <text:p text:style-name="P4">
Description: The Cabinet of Ministers makes decisions that will allow to attract UAH 1.1 billion for two important projects related to the development of regions from the European Investment Bank. - Ukrinform.</text:p>
      <text:p text:style-name="P4">
Images: ['<text:a xlink:type="simple" xlink:href="https://static.ukrinform.com/photos/2022_09/thumb_files/630_360_1664184137-668.jpg" text:style-name="Internet_20_link" text:visited-style-name="Visited_20_Internet_20_Link">
630_360_16641...</text:a>
']</text:p>
      <text:p text:style-name="P4">
Tags: ['ЄІБ', 'Уряд', 'Відбудова', 'Відновлення України']</text:p>
      <text:p text:style-name="P4">
Type: Article</text:p>
      <!--METADATA-->
      <text:p text:style-name="P4">
<draw:frame draw:style-name="fr1" draw:name="Image136" text:anchor-type="as-char" svg:width="6.9236in" svg:height="3.956343in" draw:z-index="0">
<draw:image xlink:href="../Images/yкринформ/2023-07-07T17-50-29-03-00/630_360_1664184137-668.jpg" xlink:type="simple" xlink:show="embed" xlink:actuate="onLoad" draw:mime-type="image/jpeg"/>
</draw:frame>
Cabinet ministers make decisions that will allow to attract UAH 1.1 billion for two important projects related to the development of regions from the European Investment Bank.</text:p>
      <text:p text:style-name="P4">
Prime Minister Denis Shmigal said this <text:a xlink:type="simple" xlink:href="https://t.me/Denys_Smyhal/5573" text:style-name="Internet_20_link" text:visited-style-name="Visited_20_Internet_20_Link">
at a government meeting</text:a>
, reports Ukrinform.</text:p>
      <text:p text:style-name="P4">
"We make decisions that will allow to attract an additional UAH 1.1 billion for two projects from the European investment bank, which will contribute to the development of the Ukrainian regions," Shmigal said.</text:p>
      <text:p text:style-name="P4">
According to him, the first project concerns the updating of public transport, which provides for the purchase of new trolleybuses, trams, repair of infrastructure and development of digital systems.</text:p>
      <text:p text:style-name="P4">
The second project involves the development of municipal infrastructure, including the cost of repair and modernization of water and heat supply systems, the head of the country noted.</text:p>
      <text:p text:style-name="P4">
As reported by Ukrinform, Ukraine, together with partners, managed <text:a xlink:type="simple" xlink:href="https://www.ukrinform.ua/rubric-vidbudova/3732234-na-miscevi-ta-regionalni-proekti-vidnovlenna-spramuvali-22-milardi.html" text:style-name="Internet_20_link" text:visited-style-name="Visited_20_Internet_20_Link">
to attract 22MLRD UAH for the implementation of local and regional renewal projects</text:a>
; In particular, within the limits of the Fund from the Fund for the elimination of the consequences of armed aggression of the community and the region will hold UAH 6.6 billion.</text:p>
      <text:p text:style-name="P4">
News Source: <text:a xlink:type="simple" xlink:href="https://www.ukrinform.ua/rubric-vidbudova/3732884-urad-shvaliv-zalucenna-vid-eib-dodatkovih-11-milarda-na-proekti-z-rozvitku-ta-vidnovlenna-regioniv.html" text:style-name="Internet_20_link" text:visited-style-name="Visited_20_Internet_20_Link">
https://www.ukrinform.ua/rubric-vidbudova/3732884-urad-shvaliv-zalucenna-vid-eib-dodatkovih-11-milarda-na-proekti-z-rozvitku-ta-vidnovlenna-regioniv.html</text:a>
</text:p>
      <!--NEWS-->
      <text:h text:style-name="P10" text:outline-level="1">
<text:span text:style-name="T4">
The Kyiv Camerall ensemble was headed by Bohdan Pivnenko</text:span>
</text:h>
      <text:p text:style-name="P4">
Authors: Ukrinform (Person)</text:p>
      <text:p text:style-name="P4">
Publisher: Укринформ (Organization)</text:p>
      <text:p text:style-name="P4">
Published Time: 2023-07-07T17:53:00+03:00</text:p>
      <text:p text:style-name="P4">
Modified Time: 2023-07-07T17:53:00+03:00</text:p>
      <text:p text:style-name="P4">
Description: The People's Artist of Ukraine Bohdan Pivnenko was appointed acting director - artistic director of the national ensemble of soloists "Kyiv Camera". - Ukrinform.</text:p>
      <text:p text:style-name="P4">
Images: ['<text:a xlink:type="simple" xlink:href="https://static.ukrinform.com/photos/2023_07/thumb_files/630_360_1688741790-367.jpg" text:style-name="Internet_20_link" text:visited-style-name="Visited_20_Internet_20_Link">
630_360_16887...</text:a>
']</text:p>
      <text:p text:style-name="P4">
Tags: ['Музика', 'Київ', 'МКІП ']</text:p>
      <text:p text:style-name="P4">
Type: Article</text:p>
      <!--METADATA-->
      <text:p text:style-name="P4">
<draw:frame draw:style-name="fr1" draw:name="Image137" text:anchor-type="as-char" svg:width="6.9236in" svg:height="3.956343in" draw:z-index="0">
<draw:image xlink:href="../Images/yкринформ/2023-07-07T17-53-00-03-00/630_360_1688741790-367.jpg" xlink:type="simple" xlink:show="embed" xlink:actuate="onLoad" draw:mime-type="image/jpeg"/>
</draw:frame>
Bohdan Pivnenko, the People's Artist of Ukraine, was appointed acting Director Director - Artistic Director of the National Ensemble of Kyivskamerat soloists.</text:p>
      <text:p text:style-name="P4">
As Ukrinform reports, it reports <text:a xlink:type="simple" xlink:href="https://mkip.gov.ua/news/9450.html" text:style-name="Internet_20_link" text:visited-style-name="Visited_20_Internet_20_Link">
press service</text:a>
 <text:a xlink:type="simple" xlink:href="https://mkip.gov.ua/news/9450.html" text:style-name="Internet_20_link" text:visited-style-name="Visited_20_Internet_20_Link">
 </text:a>
Ministry of Culture and Information Policy.</text:p>
      <text:p text:style-name="P4">
<text:span text:style-name="T5">
Foto: mkip</text:span>
</text:p>
      <text:p text:style-name="P4">
"On July 7, she was greeted on the appointment and presented the collective as a new head of the Deputy Minister of Culture and Information Policy of Ukraine Rostislavkarandyev.</text:p>
      <text:p text:style-name="P4">
Bohdan Pivnenko-soloist of the national ensemble of soloists "Kyivskamerata", laureate of international competitions, head of the Department of violin 2016-2023, professor of the National Music Academy of Ukraine. P. Tchaikovsky. She also performed by the producer and soloist of the audio preparation "Anthology of Contemporary Ukrainian <text:a xlink:type="simple" xlink:href="https://www.ukrinform.ua/tag-muzika" text:style-name="Internet_20_link" text:visited-style-name="Visited_20_Internet_20_Link">
Music</text:a>
”.</text:p>
      <text:p text:style-name="P4">
<text:span text:style-name="T4">
 Read also: </text:span>
 <text:a xlink:type="simple" xlink:href="https://www.ukrinform.ua/rubric-diaspora/3731675-u-parizi-za-ucasti-kanadskih-ta-ukrainskih-muzikantiv-vidbuvsa-koncert-pamati-vasila-slipaka.html" text:style-name="Internet_20_link" text:visited-style-name="Visited_20_Internet_20_Link">
in Paris with the participation of Canadian and Ukrainian musicians giving up <text:span text:style-name="T4">
 concert </text:span>
 Vasyl Slipak's memory</text:a>
For many years, Pivnenko has actively promoted the latest Ukrainian musician in Ukraine and abroad, in particular in halls as, Berliner Philharmonie, Weill Hall Carnegie Hall, Palau de la Musica catalana and others.</text:p>
      <text:p text:style-name="P4">
In addition, the artist has repeatedly participated in the premiere performance of works of modern Ukrainian composers. She actively cooperated with the hero Ukraine Roslav Skoryk, Valentin Sylvestrov and Valery Matyukhin. She has played many charitable concerts from the beginning in support of Ukraine.</text:p>
      <text:p text:style-name="P4">
*!(https://www.ukrinform.ua/rubric-culture/3731320-na-doneccini-vidbuvsa-koncert-artistiv-nacionalnoi-filarmonii.html)The predecessor as director and artistic director of the National Ensembles "Kyiv Camera", as well as its founder was the People's Artist of Ukraine Valery Matyukhin, who died in May 2023.</text:p>
      <text:p text:style-name="P4">
<text:span text:style-name="T5">
Foto: uk.wikipedia.org</text:span>
</text:p>
      <text:p text:style-name="P4">
News Source: <text:a xlink:type="simple" xlink:href="https://www.ukrinform.ua/rubric-culture/3732889-ansambl-kiivska-kamerata-ocolila-bogdana-pivnenko.html" text:style-name="Internet_20_link" text:visited-style-name="Visited_20_Internet_20_Link">
https://www.ukrinform.ua/rubric-culture/3732889-ansambl-kiivska-kamerata-ocolila-bogdana-pivnenko.html</text:a>
</text:p>
      <!--NEWS-->
      <text:h text:style-name="P10" text:outline-level="1">
<text:span text:style-name="T4">
Kalinina gave way to Andreesk on Wimbledon</text:span>
</text:h>
      <text:p text:style-name="P4">
Authors: Ukrinform (Person)</text:p>
      <text:p text:style-name="P4">
Publisher: Укринформ (Organization)</text:p>
      <text:p text:style-name="P4">
Published Time: 2023-07-07T17:58:00+03:00</text:p>
      <text:p text:style-name="P4">
Modified Time: 2023-07-07T17:58:00+03:00</text:p>
      <text:p text:style-name="P4">
Description: The match lasted 2 hours 48 minutes. - Ukrinform.</text:p>
      <text:p text:style-name="P4">
Images: ['<text:a xlink:type="simple" xlink:href="https://static.ukrinform.com/photos/2023_07/thumb_files/630_360_1688741826-967.jpeg" text:style-name="Internet_20_link" text:visited-style-name="Visited_20_Internet_20_Link">
630_360_16887...</text:a>
']</text:p>
      <text:p text:style-name="P4">
Tags: ['Теніс', 'Вімблдон', 'Ангеліна Калініна']</text:p>
      <text:p text:style-name="P4">
Type: Article</text:p>
      <!--METADATA-->
      <text:p text:style-name="P4">
<draw:frame draw:style-name="fr1" draw:name="Image139" text:anchor-type="as-char" svg:width="6.9236in" svg:height="3.956343in" draw:z-index="0">
<draw:image xlink:href="../Images/yкринформ/2023-07-07T17-58-00-03-00/630_360_1688741826-967.jpeg" xlink:type="simple" xlink:show="embed" xlink:actuate="onLoad" draw:mime-type="image/jpeg"/>
</draw:frame>
The match was 2 hours 48 minutes.</text:p>
      <text:p text:style-name="P4">
Angelina Kalinina lost Biana Andreesk from Canada in the second circle of Wimbledon- 6: 2, 4: 6, 7: 6: 6(10:7), reports Ukrinform.</text:p>
      <text:p text:style-name="P4">
For tennis players it was the first meeting on the court. The match lasted 2 hours 48 minutes. Angelina conceded in the first set, but was able to return to the game in the second partis. In the third set, the Ukrainian ran 5: 2, but the Canadian was able to equalize and translate the game to Taibreik, where, in fact, she won.</text:p>
      <text:p text:style-name="P4">
In the third circle of Andreesk will play with the winner of the pair ONC ZABER(Tunisia)- Zhuosuan is rich(China).</text:p>
      <text:p text:style-name="P4">
<text:span text:style-name="T4">
Читайте також:</text:span>
 <text:a xlink:type="simple" xlink:href="https://www.ukrinform.ua/rubric-sports/3732752-marta-kostuk-vijsla-do-tretogo-kola-vimbldona-pisla-vidmovi-ispanki.html" text:style-name="Internet_20_link" text:visited-style-name="Visited_20_Internet_20_Link">
 Марта <text:span text:style-name="T4">
Костюк</text:span>
 вийшла до третього кола Вімблдона післявідмови іспанки </text:a>
As reported by Ukrinform, Marta Kostyuk was published in 1/16 of the Wimbledon tournament.</text:p>
      <text:p text:style-name="P4">
Photo: Getty Images</text:p>
      <text:p text:style-name="P4">
News Source: <text:a xlink:type="simple" xlink:href="https://www.ukrinform.ua/rubric-sports/3732887-kalinina-postupilas-andreesku-ta-zaversila-vistupi-na-vimbldoni.html" text:style-name="Internet_20_link" text:visited-style-name="Visited_20_Internet_20_Link">
https://www.ukrinform.ua/rubric-sports/3732887-kalinina-postupilas-andreesku-ta-zaversila-vistupi-na-vimbldoni.html</text:a>
</text:p>
      <!--NEWS-->
      <text:h text:style-name="P10" text:outline-level="1">
<text:span text:style-name="T4">
Volodymyr Zelenskyy and Peter Pavel met with a Ukrainian boy treated in the Czech Republic</text:span>
</text:h>
      <text:p text:style-name="P4">
Author: ['АРМІЯINFORM']</text:p>
      <text:p text:style-name="P4">
Time: 2023-07-07T18:00:00-04:00</text:p>
      <text:p text:style-name="P4">
Description: At the forefront, Ukrainian President Volodymyr Zelensky I President Cheskoyko Resbubbleki Peter Pavel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1-2.jpeg" text:style-name="Internet_20_link" text:visited-style-name="Visited_20_Internet_20_Link">
1-2.jpeg</text:a>
', '<text:a xlink:type="simple" xlink:href="https://armyinform.com.ua/wp-content/uploads/2023/07/2-1.jpeg" text:style-name="Internet_20_link" text:visited-style-name="Visited_20_Internet_20_Link">
2-1.jpeg</text:a>
', '<text:a xlink:type="simple" xlink:href="https://armyinform.com.ua/wp-content/uploads/2023/07/3-3.jpeg" text:style-name="Internet_20_link" text:visited-style-name="Visited_20_Internet_20_Link">
3-3.jpeg</text:a>
']</text:p>
      <text:p text:style-name="P4">
Tags: ['STOPRUSSIA', 'ВОЛОДИМИР ЗЕЛЕНСЬКИЙ', 'ПЕТР ПАВЕЛ', 'ПРЕЗИДЕНТ УКРАЇНИ', 'ЧЕХІЯ']</text:p>
      <text:p text:style-name="P4">
Category: News</text:p>
      <!--METADATA-->
      <text:p text:style-name="P4">
<draw:frame draw:style-name="fr1" draw:name="Image140" text:anchor-type="as-char" svg:width="6.9236in" svg:height="4.617948in" draw:z-index="0">
<draw:image xlink:href="../Images/AРМІЯINFORM/2023-07-07T18-00-00-04-00/1-2.jpeg" xlink:type="simple" xlink:show="embed" xlink:actuate="onLoad" draw:mime-type="image/jpeg"/>
</draw:frame>
In Prague, President of Ukraine Volodymyr Zelensky and President of the Czech Republic Pavel met with 14-year-old Ukrainian Anton Kotsk from the city of Boryslavliv region.</text:p>
      <text:p text:style-name="P4">
About it <text:a xlink:type="simple" xlink:href="https://www.president.gov.ua/news/u-prazi-volodimir-zelenskij-i-petr-pavel-zustrilisya-z-ukray-84125" text:style-name="Internet_20_link" text:visited-style-name="Visited_20_Internet_20_Link">
writes</text:a>
The official website of the representative of Ukraine.</text:p>
      <text:p text:style-name="P4">
Anton Kotsko has been in treatment since March 2022. The boy dreamed with the President of Ukraine and even recorded a video address to him. The head of state also recorded an appeal for Anton.</text:p>
      <text:p text:style-name="P4">
Volodymyr Zelensky asked the boy's affairs and gave him a brand with the image of the Pat of Patron with the slogan "Stronger together".</text:p>
      <text:p text:style-name="P4">
<draw:frame draw:style-name="fr1" draw:name="Image141" text:anchor-type="as-char" svg:width="6.9236in" svg:height="4.617948in" draw:z-index="0">
<draw:image xlink:href="../Images/AРМІЯINFORM/2023-07-07T18-00-00-04-00/2-1.jpeg" xlink:type="simple" xlink:show="embed" xlink:actuate="onLoad" draw:mime-type="image/jpeg"/>
</draw:frame>
"I wish you victory and thank you for your strong faith," the President said.</text:p>
      <text:p text:style-name="P4">
"Mr. President, I am very glad that we met today, it was a more momentopov desire," the boy said, thanked Vladimir Zelensky's gift.</text:p>
      <text:p text:style-name="P4">
Anton Kotsko presented a t -shirt with his drawing in the President of Ukraine in the inads of "Together We are Power", a souvenir in the form of a heart, as well as a figure of the goddess of the femida.</text:p>
      <text:p text:style-name="P4">
“Great thanks to you for leading Ukraine to victory. I want to give the goddess of justice Themis, so that in Ukraine the honesty in Ukraine will be trusted, and any evil would be rightly punished. I see in this goddess that you show the world daily. I'm proud of you and all of Ukraine!” - said Anton.</text:p>
      <text:p text:style-name="P4">
<draw:frame draw:style-name="fr1" draw:name="Image142" text:anchor-type="as-char" svg:width="6.9236in" svg:height="4.617948in" draw:z-index="0">
<draw:image xlink:href="../Images/AРМІЯINFORM/2023-07-07T18-00-00-04-00/3-3.jpeg" xlink:type="simple" xlink:show="embed" xlink:actuate="onLoad" draw:mime-type="image/jpeg"/>
</draw:frame>
“Thank you very much, Antone!It is very important - to be in unity, to be together. I think for all gifts!” - Volodymyr Zelenskyy replied.</text:p>
      <text:p text:style-name="P4">
Anton Kotsko also presented the gifts of Peter Pavel and thanked him the Zeala.</text:p>
      <text:p text:style-name="P4">
News Source: <text:a xlink:type="simple" xlink:href="https://armyinform.com.ua/2023/07/07/volodymyr-zelenskyj-i-petr-pavel-zustrilysya-z-ukrayinskym-hlopchykom-yakyj-likuyetsya-v-chehiyi/" text:style-name="Internet_20_link" text:visited-style-name="Visited_20_Internet_20_Link">
https://armyinform.com.ua/2023/07/07/volodymyr-zelenskyj-i-petr-pavel-zustrilysya-z-ukrayinskym-hlopchykom-yakyj-likuyetsya-v-chehiyi/</text:a>
</text:p>
      <!--NEWS-->
      <text:h text:style-name="P10" text:outline-level="1">
<text:span text:style-name="T4">
In Kiev, a single emergency number 112 was fully worked</text:span>
</text:h>
      <text:p text:style-name="P4">
Authors: Ukrinform (Person)</text:p>
      <text:p text:style-name="P4">
Publisher: Укринформ (Organization)</text:p>
      <text:p text:style-name="P4">
Published Time: 2023-07-07T18:01:00+03:00</text:p>
      <text:p text:style-name="P4">
Modified Time: 2023-07-07T18:01:00+03:00</text:p>
      <text:p text:style-name="P4">
Description: In Kiev, a single telephone number for all emergencies was fully working - 112. - Ukrinform.</text:p>
      <text:p text:style-name="P4">
Images: ['<text:a xlink:type="simple" xlink:href="https://static.ukrinform.com/photos/2016_03/thumb_files/630_360_1459179784-9220.jpg" text:style-name="Internet_20_link" text:visited-style-name="Visited_20_Internet_20_Link">
630_360_14591...</text:a>
']</text:p>
      <text:p text:style-name="P4">
Tags: ['Клименко', 'МВС', 'Київ']</text:p>
      <text:p text:style-name="P4">
Type: Article</text:p>
      <!--METADATA-->
      <text:p text:style-name="P4">
<draw:frame draw:style-name="fr1" draw:name="Image143" text:anchor-type="as-char" svg:width="6.9236in" svg:height="3.956343in" draw:z-index="0">
<draw:image xlink:href="../Images/yкринформ/2023-07-07T18-01-00-03-00/630_360_1459179784-9220.jpg" xlink:type="simple" xlink:show="embed" xlink:actuate="onLoad" draw:mime-type="image/jpeg"/>
</draw:frame>
In Kiev, a single telephone number for all emergencies - 112 service was launched.</text:p>
      <text:p text:style-name="P4">
According to Ukrinform, Igor Klimenko, Minister of Internal Affairs Igor Klimenko <text:a xlink:type="simple" xlink:href="https://t.me/Klymenko_MVS/112" text:style-name="Internet_20_link" text:visited-style-name="Visited_20_Internet_20_Link">
Telegrams. </text:a>
"<text:a xlink:type="simple" xlink:href="https://www.ukrinform.ua/tag-mvs" text:style-name="Internet_20_link" text:visited-style-name="Visited_20_Internet_20_Link">
Ministry of Internal Affairs</text:a>
The 112 UKIEV service is fully implemented - the only number for all emergencies. The communication center 112 for the input and covers the capital, "he said.</text:p>
      <text:p text:style-name="P4">
Thus, when accepting calls from citizens, the operators of "112" direct the interrogations of the necessary units that respond accordingly.</text:p>
      <text:p text:style-name="P4">
Among the operators are those who have a sign language. They will communicate with the applicants through the video call. To do this, send the SMS to the number "112" and expect a link to the connection.</text:p>
      <text:p text:style-name="P4">
<text:span text:style-name="T4">
 Read also: </text:span>
 <text:a xlink:type="simple" xlink:href="https://www.ukrinform.ua/rubric-society/3728920-prezident-viznaciv-pat-napramiv-dla-stvorenna-vnutrisnoi-bezpeki-v-derzavi.html" text:style-name="Internet_20_link" text:visited-style-name="Visited_20_Internet_20_Link">
President has identified five directions to create internal security in the state</text:a>
"We promised to launch the service in early July-and the words followed. Our in the following steps-to scale 112 first in all millionaire cities, and then-on the whole territory of the state," Klimenko added.</text:p>
      <text:p text:style-name="P4">
As reported by Ukrinform, in September 2022, MPs approved the libra -pro -prosekt who is offered <text:a xlink:type="simple" xlink:href="https://www.ukrinform.ua/rubric-society/3566363-rada-proponue-stvoriti-edinij-nomer-telefonu-112-dla-nadanna-ekstrenoi-dopomogi.html" text:style-name="Internet_20_link" text:visited-style-name="Visited_20_Internet_20_Link">
to make the number "112" the only one for the provision of extruded assistance to citizens. </text:a>
</text:p>
      <text:p text:style-name="P4">
News Source: <text:a xlink:type="simple" xlink:href="https://www.ukrinform.ua/rubric-kyiv/3732867-u-kievi-povnocinno-zapracuvav-edinij-ekstrenij-nomer-112.html" text:style-name="Internet_20_link" text:visited-style-name="Visited_20_Internet_20_Link">
https://www.ukrinform.ua/rubric-kyiv/3732867-u-kievi-povnocinno-zapracuvav-edinij-ekstrenij-nomer-112.html</text:a>
</text:p>
      <!--NEWS-->
      <text:h text:style-name="P10" text:outline-level="1">
<text:span text:style-name="T4">
Zelensky: pro -Russian views are a prosearorist position</text:span>
</text:h>
      <text:p text:style-name="P4">
Authors: Ukrinform (Person)</text:p>
      <text:p text:style-name="P4">
Publisher: Укринформ (Organization)</text:p>
      <text:p text:style-name="P4">
Published Time: 2023-07-07T18:02:00+03:00</text:p>
      <text:p text:style-name="P4">
Modified Time: 2023-07-07T18:02:00+03:00</text:p>
      <text:p text:style-name="P4">
Description: President Volodymyr Zelensky is convinced that pro -Ukrainian views are pro -European views, and those who have pro -Russian views support a prostitute position. - Ukrinform.</text:p>
      <text:p text:style-name="P4">
Images: ['<text:a xlink:type="simple" xlink:href="https://static.ukrinform.com/photos/2023_07/thumb_files/630_360_1688740817-234.jpg" text:style-name="Internet_20_link" text:visited-style-name="Visited_20_Internet_20_Link">
630_360_16887...</text:a>
']</text:p>
      <text:p text:style-name="P4">
Tags: ['Україна', 'Росія', 'Війна з Росією']</text:p>
      <text:p text:style-name="P4">
Type: Article</text:p>
      <!--METADATA-->
      <text:p text:style-name="P4">
<draw:frame draw:style-name="fr1" draw:name="Image144" text:anchor-type="as-char" svg:width="6.9236in" svg:height="3.956343in" draw:z-index="0">
<draw:image xlink:href="../Images/yкринформ/2023-07-07T18-02-00-03-00/630_360_1688740817-234.jpg" xlink:type="simple" xlink:show="embed" xlink:actuate="onLoad" draw:mime-type="image/jpeg"/>
</draw:frame>
The Presidential Lordimir Zelensky is convinced that pro -Ukrainian views are views of the European, and those who have pro -Russian views support a pre -terrorist position.</text:p>
      <text:p text:style-name="P4">
He said this during a joint President of Slovakia with a President of Slovakia Press Conference in Bratislava, Ukrinform correspondent reports.</text:p>
      <text:p text:style-name="P4">
“What does it mean to be pro -Ukrainian? Pro -Ukrainian is to be pro -European ... What is pro -Russian views? They(Russians - ed.)It is an aggressor, they came to the ground, they attacked us, killed, raped, tortured people. How can you get such views? Everyone has a choice, but if someone wants to provoke if someone wants to see Russia at the borders of their country - how much does such a check?!" - stated <text:a xlink:type="simple" xlink:href="https://www.ukrinform.ua/tag-zelenskij" text:style-name="Internet_20_link" text:visited-style-name="Visited_20_Internet_20_Link">
Zelensky.</text:a>
According to him, now the pro -Russian position is a provisional position.</text:p>
      <text:p text:style-name="P4">
<text:span text:style-name="T4">
 Read also: </text:span>
 <text:a xlink:type="simple" xlink:href="https://www.ukrinform.ua/rubric-polytics/3732871-zelenskij-pro-samit-nato-rosia-duze-rozrahovue-na-slabkist-i-rozednanist-v-alansi.html" text:style-name="Internet_20_link" text:visited-style-name="Visited_20_Internet_20_Link">
<text:span text:style-name="T4">
 Zelensky </text:span>
 - About NATO Summit: Russia is very calculating the molability and separation in the Alliance</text:a>
“Who really wants to check it? And for what? Is it not enough that there is in Ukraine, is the effect of Russia and is the result of their presence in our territory? Does anyone like this "Russian roulette"?!- the head of state emphasized.</text:p>
      <text:p text:style-name="P4">
Zelensky noted that he still did not see the Americans or Europeans sought in Russia.</text:p>
      <text:p text:style-name="P4">
“Did you see people from the US to move to Russia? Did you see people from Europe to emigrate to Russia? Did you see them from Russian cars and sit in a Soviet car car? I just don't see such a time in my life!”, - the President said.</text:p>
      <text:p text:style-name="P4">
As it was reported, President Vladimir <text:a xlink:type="simple" xlink:href="https://www.ukrinform.ua/rubric-polytics/3732743-zelenskij-vidvidue-slovaccinu.html" text:style-name="Internet_20_link" text:visited-style-name="Visited_20_Internet_20_Link">
Zelensky arrived on Friday with a visit to Slovakia</text:a>
. Earlier, on July 6-7, he visited the Czech Republic and Bulgaria.</text:p>
      <text:p text:style-name="P4">
<text:span text:style-name="T5">
Foto: op</text:span>
</text:p>
      <text:p text:style-name="P4">
News Source: <text:a xlink:type="simple" xlink:href="https://www.ukrinform.ua/rubric-polytics/3732882-zelenskij-prorosijski-pogladi-ce-proteroristicna-pozicia.html" text:style-name="Internet_20_link" text:visited-style-name="Visited_20_Internet_20_Link">
https://www.ukrinform.ua/rubric-polytics/3732882-zelenskij-prorosijski-pogladi-ce-proteroristicna-pozicia.html</text:a>
</text:p>
      <!--NEWS-->
      <text:h text:style-name="P10" text:outline-level="1">
<text:span text:style-name="T4">
Eurovision-2024 will be held in Swedish Malme</text:span>
</text:h>
      <text:p text:style-name="P4">
Authors: Ukrinform (Person)</text:p>
      <text:p text:style-name="P4">
Publisher: Укринформ (Organization)</text:p>
      <text:p text:style-name="P4">
Published Time: 2023-07-07T18:03:01+03:00</text:p>
      <text:p text:style-name="P4">
Modified Time: 2023-07-07T18:03:01+03:00</text:p>
      <text:p text:style-name="P4">
Description: The Eurovision Contest will be held next year in the third largest city in Sweden - Malme. - Ukrinform.</text:p>
      <text:p text:style-name="P4">
Images: ['<text:a xlink:type="simple" xlink:href="https://static.ukrinform.com/photos/2023_07/thumb_files/630_360_1688742029-724.png" text:style-name="Internet_20_link" text:visited-style-name="Visited_20_Internet_20_Link">
630_360_16887...</text:a>
']</text:p>
      <text:p text:style-name="P4">
Tags: ['Євробачення', 'Конкурс', 'Швеція']</text:p>
      <text:p text:style-name="P4">
Type: Article</text:p>
      <!--METADATA-->
      <text:p text:style-name="P4">
<draw:frame draw:style-name="fr1" draw:name="Image145" text:anchor-type="as-char" svg:width="6.9236in" svg:height="3.956343in" draw:z-index="0">
<draw:image xlink:href="../Images/yкринформ/2023-07-07T18-03-01-03-00/630_360_1688742029-724.png" xlink:type="simple" xlink:show="embed" xlink:actuate="onLoad" draw:mime-type="image/png"/>
</draw:frame>
The Eurovision Contest will be held next year in the third largest city of Sweden.</text:p>
      <text:p text:style-name="P4">
About it reports <text:a xlink:type="simple" xlink:href="http://www.bbc.com/news/entertainment-arts-66130777" text:style-name="Internet_20_link" text:visited-style-name="Visited_20_Internet_20_Link">
BBC</text:a>
, reports Ukrinform.</text:p>
      <text:p text:style-name="P4">
According to the organizers, the coastal Malme was chosen after the "dialogue of the cities".</text:p>
      <text:p text:style-name="P4">
The semifinals of the competition will take place on May 7 and 9, 2024 at Malme-Arena, and the final will be held on May 11.</text:p>
      <text:p text:style-name="P4">
Sweden will accept fans of the International Music Contest, AU Malme will be held for the third time - <text:a xlink:type="simple" xlink:href="https://www.ukrinform.ua/tag-evrobacenna" text:style-name="Internet_20_link" text:visited-style-name="Visited_20_Internet_20_Link">
Eurovision</text:a>
It was already held in this city in 1992 and 2013.</text:p>
      <text:p text:style-name="P4">
<text:span text:style-name="T4">
 Read also: </text:span>
 <text:a xlink:type="simple" xlink:href="https://www.ukrinform.ua/rubric-culture/3709860-tkacenko-cogoricne-evrobacenna-bulo-odnim-iz-najkrasih-za-vsu-istoriu-konkursu.html" text:style-name="Internet_20_link" text:visited-style-name="Visited_20_Internet_20_Link">
Tkachenko: this year's "<text:span text:style-name="T4">
 Eurovision </text:span>
" was one of the best in the history of the competition</text:a>
As reported by Ukrinform, the winner of the 67th Eurovision Song Contest was the Swedish singer Loren with Tattoo's song.</text:p>
      <text:p text:style-name="P4">
<text:span text:style-name="T5">
Foto: pa media</text:span>
</text:p>
      <text:p text:style-name="P4">
News Source: <text:a xlink:type="simple" xlink:href="https://www.ukrinform.ua/rubric-culture/3732888-evrobacenna2024-prohoditime-u-svedskomu-malme.html" text:style-name="Internet_20_link" text:visited-style-name="Visited_20_Internet_20_Link">
https://www.ukrinform.ua/rubric-culture/3732888-evrobacenna2024-prohoditime-u-svedskomu-malme.html</text:a>
</text:p>
      <!--NEWS-->
      <text:h text:style-name="P10" text:outline-level="1">
<text:span text:style-name="T4">
The government allowed to export 20,000 tons of sugar to Romania</text:span>
</text:h>
      <text:p text:style-name="P4">
Authors: Ukrinform (Person)</text:p>
      <text:p text:style-name="P4">
Publisher: Укринформ (Organization)</text:p>
      <text:p text:style-name="P4">
Published Time: 2023-07-07T18:11:01+03:00</text:p>
      <text:p text:style-name="P4">
Modified Time: 2023-07-07T18:11:01+03:00</text:p>
      <text:p text:style-name="P4">
Description: On July 7, the Cabinet of Ministers set a quota of 20,000 tonnes of sugar, which can be exported by September 15, 2023 to Romania. - Ukrinform.</text:p>
      <text:p text:style-name="P4">
Images: ['<text:a xlink:type="simple" xlink:href="https://static.ukrinform.com/photos/2017_08/thumb_files/630_360_1502109722-3407.jpg" text:style-name="Internet_20_link" text:visited-style-name="Visited_20_Internet_20_Link">
630_360_15021...</text:a>
']</text:p>
      <text:p text:style-name="P4">
Tags: ['Цукор', 'Румунія', 'Уряд']</text:p>
      <text:p text:style-name="P4">
Type: Article</text:p>
      <!--METADATA-->
      <text:p text:style-name="P4">
<draw:frame draw:style-name="fr1" draw:name="Image146" text:anchor-type="as-char" svg:width="6.9236in" svg:height="3.956343in" draw:z-index="0">
<draw:image xlink:href="../Images/yкринформ/2023-07-07T18-11-01-03-00/630_360_1502109722-3407.jpg" xlink:type="simple" xlink:show="embed" xlink:actuate="onLoad" draw:mime-type="image/jpeg"/>
</draw:frame>
At a meeting of July 7, the Cabinet of Ministers set a quota of 20,000 tonnes of sugar that can be exported by September 15, 2023 to Romania.</text:p>
      <text:p text:style-name="P4">
According to Ukrinform, a permanent representative of the Cabinet of Ministers of Ukraine in the Verkhovna Rada Taras Melnychuk in [telegram] reported this(http://t.me/tmelnychuk/2679)"Defined quota for export <text:a xlink:type="simple" xlink:href="https://www.ukrinform.ua/tag-cukor" text:style-name="Internet_20_link" text:visited-style-name="Visited_20_Internet_20_Link">
sugar</text:a>
UKRAINIAN UNTACE UNTACKS UNTACE OF 20.09.2023 in the amount of 20 thousand tons and stipulates that the examination of licenses will be carried out in accordance with the procedure established A deadline without involving the subject of foreign economic activity in the order of interagency exchange of information, "he wrote.</text:p>
      <text:p text:style-name="P4">
Melnychuk noted that the Government made appropriate changes to the volume of quotas of goods, the export of which is subject to licensing, approved by the decree on December 27, 2022 №1466 “On approval of lists of goods, export and import of which is subject to licensing, and quotas for 2023”.</text:p>
      <text:p text:style-name="P4">
<text:span text:style-name="T4">
 Read also: </text:span>
 <text:a xlink:type="simple" xlink:href="https://www.ukrinform.ua/rubric-economy/3732823-solskij-obgovoriv-z-kolegami-iz-cotiroh-krain-logistiku-eksportu-ukrainskogo-zerna-do-es.html" text:style-name="Internet_20_link" text:visited-style-name="Visited_20_Internet_20_Link">
<text:span text:style-name="T4">
 Solsky </text:span>
 discussed with colleagues from four countries of Ukrainian grain exports to the EU</text:a>
As reported by Ukrinform, at a meeting on May 30, 2023, the Cabinet of Ministers of Ukraine set a zero quota for export of sugar from Ukraine from June 5 to September 15.</text:p>
      <text:p text:style-name="P4">
News Source: <text:a xlink:type="simple" xlink:href="https://www.ukrinform.ua/rubric-economy/3732892-urad-dozvoliv-eksportuvati-20-tisac-tonn-cukru-do-rumunii.html" text:style-name="Internet_20_link" text:visited-style-name="Visited_20_Internet_20_Link">
https://www.ukrinform.ua/rubric-economy/3732892-urad-dozvoliv-eksportuvati-20-tisac-tonn-cukru-do-rumunii.html</text:a>
</text:p>
      <!--NEWS-->
      <text:h text:style-name="P10" text:outline-level="1">
<text:span text:style-name="T4">
The Netherlands played one of the leadership roles in the F -16 Coalition for Ukraine - Ambassador</text:span>
</text:h>
      <text:p text:style-name="P4">
Authors: Ukrinform (Person)</text:p>
      <text:p text:style-name="P4">
Publisher: Укринформ (Organization)</text:p>
      <text:p text:style-name="P4">
Published Time: 2023-07-07T18:14:34+03:00</text:p>
      <text:p text:style-name="P4">
Modified Time: 2023-07-07T18:14:34+03:00</text:p>
      <text:p text:style-name="P4">
Description: The Netherlands became one of those countries that made the F-16 for Ukraine not a dream, but a "reality that will definitely be." - Ukrinform.</text:p>
      <text:p text:style-name="P4">
Images: ['<text:a xlink:type="simple" xlink:href="https://static.ukrinform.com/photos/2023_07/thumb_files/630_360_1688742781-334.jpg" text:style-name="Internet_20_link" text:visited-style-name="Visited_20_Internet_20_Link">
630_360_16887...</text:a>
']</text:p>
      <text:p text:style-name="P4">
Tags: ['Нідерланди', 'Посол', 'Україна', 'Війна з Росією', 'F-16']</text:p>
      <text:p text:style-name="P4">
Type: Article</text:p>
      <!--METADATA-->
      <text:p text:style-name="P4">
<draw:frame draw:style-name="fr1" draw:name="Image147" text:anchor-type="as-char" svg:width="6.9236in" svg:height="3.956343in" draw:z-index="0">
<draw:image xlink:href="../Images/yкринформ/2023-07-07T18-14-34-03-00/630_360_1688742781-334.jpg" xlink:type="simple" xlink:show="embed" xlink:actuate="onLoad" draw:mime-type="image/jpeg"/>
</draw:frame>
The Netherlands is one of those countries that made the F-16 for Ukraine not a dream, but a "reality that will definitely be."</text:p>
      <text:p text:style-name="P4">
Ambassador of Ukraine to the Netherlands Alexander Karasevich said in a commentary resumption of Ukrinform.</text:p>
      <text:p text:style-name="P4">
"The Netherlands has already become one of those countries that really made the F-16 for Ukraine a dream, and a reality that will be definitely. And no one doubts about it. More than a year ago, we are not able to pass on us sniper rifles more From sniper rifles to the artillery of the St.</text:p>
      <text:p text:style-name="P4">
According to him, <text:a xlink:type="simple" xlink:href="https://www.ukrinform.ua/tag-niderlandi" text:style-name="Internet_20_link" text:visited-style-name="Visited_20_Internet_20_Link">
the Netherlands</text:a>
Blossioners and played one of the leadership roles in the formation of the FI-16 coalition. "The role of this state, their parliament, the government, the personal role of Prime Minister Mark Rutte and the Minister of Foreign Affairs of Vopke Hucster and the Minister of Defense Kaisa Ollogren in that we are already specifically talking about the provision of these modern fighters, it is difficult to overestimate." ambassador.</text:p>
      <text:p text:style-name="P4">
<text:span text:style-name="T4">
 Read also: </text:span>
 <text:a xlink:type="simple" xlink:href="https://www.ukrinform.ua/rubric-economy/3732469-niderlandi-vze-nadali-ukraini-19-milarda-vijskovoi-dopomogi.html" text:style-name="Internet_20_link" text:visited-style-name="Visited_20_Internet_20_Link">
<text:span text:style-name="T4">
 The Netherlands </text:span>
 already provided to Ukraine € 1.9 billions of assistance</text:a>
Karasevich noted that it also refers not only to the program of preparation of Ukrainian pilots, but also about training of technical personnel to work at the F-16.</text:p>
      <text:p text:style-name="P4">
"We are also talking about training staff, because the F -16 is unusual equipment. We need to teach not only pilots, but also people who will repair them, care. Work is being done, and Ukraine makes everything that we are already important to important practical stages ", - said the ambassador.</text:p>
      <text:p text:style-name="P4">
<text:span text:style-name="T4">
 Read also: </text:span>
 <text:a xlink:type="simple" xlink:href="https://www.ukrinform.ua/rubric-ato/3731285-navcanna-ukrainskih-pilotiv-na-f-16-se-ne-rozpocalosa-ignat.html" text:style-name="Internet_20_link" text:visited-style-name="Visited_20_Internet_20_Link">
Learning Ukrainian pilots on F- 16 has not yet begun -Ignati</text:a>
As reported by Ukrinform, the Netherlands will start training in Ukrainian pilots at F-16 this summer.</text:p>
      <text:p text:style-name="P4">
News Source: <text:a xlink:type="simple" xlink:href="https://www.ukrinform.ua/rubric-polytics/3732894-niderlandi-vidigrali-odnu-z-liderskih-rolej-u-koalicii-f16-dla-ukraini-posol.html" text:style-name="Internet_20_link" text:visited-style-name="Visited_20_Internet_20_Link">
https://www.ukrinform.ua/rubric-polytics/3732894-niderlandi-vidigrali-odnu-z-liderskih-rolej-u-koalicii-f16-dla-ukraini-posol.html</text:a>
</text:p>
      <!--NEWS-->
      <text:h text:style-name="P10" text:outline-level="1">
<text:span text:style-name="T4">
In Georgia, the Russians illegally detained six citizens</text:span>
</text:h>
      <text:p text:style-name="P4">
Authors: Ukrinform (Person)</text:p>
      <text:p text:style-name="P4">
Publisher: Укринформ (Organization)</text:p>
      <text:p text:style-name="P4">
Published Time: 2023-07-07T18:15:20+03:00</text:p>
      <text:p text:style-name="P4">
Modified Time: 2023-07-07T18:15:20+03:00</text:p>
      <text:p text:style-name="P4">
Description: According to the State Security Service, Russian invaders illegally detained six Georgians near the village of Medzhrishev. - Ukrinform.</text:p>
      <text:p text:style-name="P4">
Images: ['<text:a xlink:type="simple" xlink:href="https://static.ukrinform.com/photos/2023_06/thumb_files/630_360_1687785283-746.jpg" text:style-name="Internet_20_link" text:visited-style-name="Visited_20_Internet_20_Link">
630_360_16877...</text:a>
']</text:p>
      <text:p text:style-name="P4">
Tags: ['Грузія', 'Росія', 'Затримання']</text:p>
      <text:p text:style-name="P4">
Type: Article</text:p>
      <!--METADATA-->
      <text:p text:style-name="P4">
<draw:frame draw:style-name="fr1" draw:name="Image148" text:anchor-type="as-char" svg:width="6.9236in" svg:height="3.956343in" draw:z-index="0">
<draw:image xlink:href="../Images/yкринформ/2023-07-07T18-15-20-03-00/630_360_1687785283-746.jpg" xlink:type="simple" xlink:show="embed" xlink:actuate="onLoad" draw:mime-type="image/jpeg"/>
</draw:frame>
According to the State Security Service, Russian invaders were illegally detained by Georgians near the village of Medzhvrishev.</text:p>
      <text:p text:style-name="P4">
According to Ukrinform, it reports <text:a xlink:type="simple" xlink:href="https://1tv.ge/lang/ru/news/sgb-rossijskie-okkupanty-nezakonno-zaderzhali-shesterykh-grazhdan-gruzii-okolo-sela-medzhvriskhevi/" text:style-name="Internet_20_link" text:visited-style-name="Visited_20_Internet_20_Link">
the first channel of Georgia01</text:a>
.</text:p>
      <text:p text:style-name="P4">
“Russian invaders illegally detained six citizens <text:a xlink:type="simple" xlink:href="https://www.ukrinform.ua/tag-gruzia" text:style-name="Internet_20_link" text:visited-style-name="Visited_20_Internet_20_Link">
Georgia</text:a>
Near the village of Medzhrishev, ” - reported Oleksi Batiashvili, Deputy Head of the State Security Service.</text:p>
      <text:p text:style-name="P4">
According to him, the detention of people happened in the morning of Friday, July 7. He added that a hotline was activated and international partners were involved in connection with the incident.</text:p>
      <text:p text:style-name="P4">
According to the announced report, as of the end of last year, there were 9 Georgia citizens in Russia.</text:p>
      <text:p text:style-name="P4">
<text:span text:style-name="T4">
 Read also: </text:span>
 <text:a xlink:type="simple" xlink:href="https://www.ukrinform.ua/rubric-polytics/3732359-posol-gruzii-zalisiv-kiiv-na-vimogu-kerivnictva-ukraini.html" text:style-name="Internet_20_link" text:visited-style-name="Visited_20_Internet_20_Link">
Ambassador Georgia left Kiev at the request of Ukraine's leadership</text:a>
"For the purpose of pressure on the central government of Georgia, the Russian Federation continued to carry out illegal detentions, carry out illegal so -called processing process and other activities that harm the security environment," Batiashvili emphasized.</text:p>
      <text:p text:style-name="P4">
In 2022, 44 persons were illegally detained in the direction of the Russian troops occupied by the Russian troops, while 13 persons were in the direction of occupied abduction, according to the report.</text:p>
      <text:p text:style-name="P4">
As reported by Ukrinform, the Moscow City Court rejected the appeal of Nazavopzhzhzhias event to the accused by Russia in the spy of the journalist The Wallstreet Journal Evan Gershkovich.</text:p>
      <text:p text:style-name="P4">
News Source: <text:a xlink:type="simple" xlink:href="https://www.ukrinform.ua/rubric-ato/3732895-u-gruzii-rosiani-nezakonno-zatrimali-sistoh-gromadan.html" text:style-name="Internet_20_link" text:visited-style-name="Visited_20_Internet_20_Link">
https://www.ukrinform.ua/rubric-ato/3732895-u-gruzii-rosiani-nezakonno-zatrimali-sistoh-gromadan.html</text:a>
</text:p>
      <!--NEWS-->
      <text:h text:style-name="P10" text:outline-level="1">
<text:span text:style-name="T4">
Chapotova shared expectations from NATO summit for Slovakia and Ukraine</text:span>
</text:h>
      <text:p text:style-name="P4">
Authors: Ukrinform (Person)</text:p>
      <text:p text:style-name="P4">
Publisher: Укринформ (Organization)</text:p>
      <text:p text:style-name="P4">
Published Time: 2023-07-07T18:24:01+03:00</text:p>
      <text:p text:style-name="P4">
Modified Time: 2023-07-07T18:24:01+03:00</text:p>
      <text:p text:style-name="P4">
Description: Slovakia expects NATO summit in Vilnius to strengthen the Alliance's eastern borders and the prospect of Ukraine's accession to the Euro -Atlantic community. - Ukrinform.</text:p>
      <text:p text:style-name="P4">
Images: ['<text:a xlink:type="simple" xlink:href="https://static.ukrinform.com/photos/2023_07/thumb_files/630_360_1688739876-734.jpg" text:style-name="Internet_20_link" text:visited-style-name="Visited_20_Internet_20_Link">
630_360_16887...</text:a>
']</text:p>
      <text:p text:style-name="P4">
Tags: ['Україна', 'Словаччина', 'Чапутова']</text:p>
      <text:p text:style-name="P4">
Type: Article</text:p>
      <!--METADATA-->
      <text:p text:style-name="P4">
<draw:frame draw:style-name="fr1" draw:name="Image149" text:anchor-type="as-char" svg:width="6.9236in" svg:height="3.956343in" draw:z-index="0">
<draw:image xlink:href="../Images/yкринформ/2023-07-07T18-24-01-03-00/630_360_1688739876-734.jpg" xlink:type="simple" xlink:show="embed" xlink:actuate="onLoad" draw:mime-type="image/jpeg"/>
</draw:frame>
Slovchyna widespread from NATO summit in Vilnius decisions on strengthening the Eastern borders and the prospect of Ukraine's accession to the Euro -Atlantic community.</text:p>
      <text:p text:style-name="P4">
This was stated by the President of Slovakia Zuzan Chapotov during a joint squeeze of the Ukrainian state of the press conference in Bratislava, reports Ukrinform.</text:p>
      <text:p text:style-name="P4">
Chaputova noted that expectations <text:a xlink:type="simple" xlink:href="https://www.ukrinform.ua/tag-slovaccina" text:style-name="Internet_20_link" text:visited-style-name="Visited_20_Internet_20_Link">
Slovakia</text:a>
From the NATO summit in Vilnius lie in two planes. The protection of its own national interests, including the strengthening of the Eastern borders of the Alliance, and the second - the prospects of Ukraine's membership in NATO is first and more.</text:p>
      <text:p text:style-name="P4">
“We expect that a coordinated air defense mechanism will be provided so that it is not only a matter of bilateral relations. The main thing we want to get rid of and what to agree in Vilnius is regional security, the use of new defense plans, including the Slovak Republic. We are also mitigating the prospects for Ukraine on joining the North Atlantic Alliance, ”Slovakia President said.</text:p>
      <text:p text:style-name="P4">
In this context, she reminded that in 2008, Bucharest said that Ukraine would belong to NATO.</text:p>
      <text:p text:style-name="P4">
<text:span text:style-name="T4">
 Read also: </text:span>
 <text:a xlink:type="simple" xlink:href="https://www.ukrinform.ua/rubric-world/3732845-duda-clenstvo-ukraini-zmicnit-vijskovu-mogutnist-nato.html" text:style-name="Internet_20_link" text:visited-style-name="Visited_20_Internet_20_Link">
Duda: Ukraine membership will strengthen military power <text:span text:style-name="T4">
 NATO </text:span>
</text:a>
“We support the idea that not Russia will decide on someone's participation. Each country has to make a decision on its introduction ... When Ukraine will decide that it can enter, having fulfilled all of them on a sebellular obligation and after the end of the war, it will necessarily be a member of the nominative alliance, ”Chapotova said.</text:p>
      <text:p text:style-name="P4">
It was reported that on July 11-12, a NATO Summit will take place in Vilnius, whose one predictable issues will continue assistance to Ukraine in its struggle of anti-Russian aggression, as well as measures to further strengthen the system of restraining and the Defense of the Alliance.</text:p>
      <text:p text:style-name="P4">
_Foto: publish</text:p>
      <text:p text:style-name="P4">
News Source: <text:a xlink:type="simple" xlink:href="https://www.ukrinform.ua/rubric-polytics/3732896-caputova-podililasa-ocikuvannami-vid-samitu-nato-dla-slovaccini-i-ukraini.html" text:style-name="Internet_20_link" text:visited-style-name="Visited_20_Internet_20_Link">
https://www.ukrinform.ua/rubric-polytics/3732896-caputova-podililasa-ocikuvannami-vid-samitu-nato-dla-slovaccini-i-ukraini.html</text:a>
</text:p>
      <!--NEWS-->
      <text:h text:style-name="P10" text:outline-level="1">
<text:span text:style-name="T4">
In Melitopol, occupiers want to impose Russian version of history to students</text:span>
</text:h>
      <text:p text:style-name="P4">
Authors: Ukrinform (Person)</text:p>
      <text:p text:style-name="P4">
Publisher: Укринформ (Organization)</text:p>
      <text:p text:style-name="P4">
Published Time: 2023-07-07T18:32:48+03:00</text:p>
      <text:p text:style-name="P4">
Modified Time: 2023-07-07T18:32:48+03:00</text:p>
      <text:p text:style-name="P4">
Description: In the temporarily occupied territory of Zaporizhzhya region, invaders want to impose their history to students. - Ukrinform.</text:p>
      <text:p text:style-name="P4">
Images: ['<text:a xlink:type="simple" xlink:href="https://static.ukrinform.com/photos/2019_03/thumb_files/630_360_1552330156-348.jpg" text:style-name="Internet_20_link" text:visited-style-name="Visited_20_Internet_20_Link">
630_360_15523...</text:a>
']</text:p>
      <text:p text:style-name="P4">
Tags: ['Мелітополь', 'Окупація', 'Школа', 'Росія']</text:p>
      <text:p text:style-name="P4">
Type: Article</text:p>
      <!--METADATA-->
      <text:p text:style-name="P4">
<draw:frame draw:style-name="fr1" draw:name="Image150" text:anchor-type="as-char" svg:width="6.9236in" svg:height="3.956343in" draw:z-index="0">
<draw:image xlink:href="../Images/yкринформ/2023-07-07T18-32-48-03-00/630_360_1552330156-348.jpg" xlink:type="simple" xlink:show="embed" xlink:actuate="onLoad" draw:mime-type="image/jpeg"/>
</draw:frame>
Timely occupied territory of Zaporizhzhya region invaders want their history to be imposed on.</text:p>
      <text:p text:style-name="P4">
About it in <text:a xlink:type="simple" xlink:href="http://t.me/ivan_fedorov_melitopol/2448" text:style-name="Internet_20_link" text:visited-style-name="Visited_20_Internet_20_Link">
telegram</text:a>
Melitopol Ivan Fedorov reports, Ukrinform reports.</text:p>
      <text:p text:style-name="P4">
"The enemy continues to destroy all Ukrainian on Tot and once again under a blow - children. At the beginning of our students in the occupation forced to sing a hostile anthem and write to the invaders. Then they were washed by their brains by propaganda in children's ammo -wreck. . They want to "integrate into the all -Russian system of spiritual values", - Fedorov wrote.</text:p>
      <text:p text:style-name="P4">
According to him, the invaders do not hide that all efforts in schools are directed to convey "the right history".</text:p>
      <text:p text:style-name="P4">
<text:span text:style-name="T4">
 Read also: </text:span>
 <text:a xlink:type="simple" xlink:href="https://www.ukrinform.ua/rubric-regions/3732499-u-melitopoli-zagarbniki-rozselaut-u-vilni-kvartiri-vijskovih-mer.html" text:style-name="Internet_20_link" text:visited-style-name="Visited_20_Internet_20_Link">
In Melitopol, invaders are displaced in the "Free" Penry - Mayor</text:a>
Earlier it was reported that in Melitopol in schools there are armed military. The students were forced to sing a hymn every morning <text:a xlink:type="simple" xlink:href="https://www.ukrinform.ua/tag-rosia" text:style-name="Internet_20_link" text:visited-style-name="Visited_20_Internet_20_Link">
Russia</text:a>
.  Photo: Ria-M.tv</text:p>
      <text:p text:style-name="P4">
News Source: <text:a xlink:type="simple" xlink:href="https://www.ukrinform.ua/rubric-regions/3732900-v-melitopoli-okupanti-hocut-navazati-skolaram-rosijsku-versiu-istorii.html" text:style-name="Internet_20_link" text:visited-style-name="Visited_20_Internet_20_Link">
https://www.ukrinform.ua/rubric-regions/3732900-v-melitopoli-okupanti-hocut-navazati-skolaram-rosijsku-versiu-istorii.html</text:a>
</text:p>
      <!--NEWS-->
      <text:h text:style-name="P10" text:outline-level="1">
<text:span text:style-name="T4">
Swedish BMP Stridsfordon 90 already in Ukraine - Reznikov</text:span>
</text:h>
      <text:p text:style-name="P4">
Authors: Ukrinform (Person)</text:p>
      <text:p text:style-name="P4">
Publisher: Укринформ (Organization)</text:p>
      <text:p text:style-name="P4">
Published Time: 2023-07-07T18:39:00+03:00</text:p>
      <text:p text:style-name="P4">
Modified Time: 2023-07-07T23:39:00+03:00</text:p>
      <text:p text:style-name="P4">
Description: The Armed Forces were strengthened by Stridsfordon 90 infantry fighting machines, whose party came to our country from Sweden. - Ukrinform.</text:p>
      <text:p text:style-name="P4">
Images: ['<text:a xlink:type="simple" xlink:href="https://static.ukrinform.com/photos/2023_07/thumb_files/630_360_1688762352-282.jpg" text:style-name="Internet_20_link" text:visited-style-name="Visited_20_Internet_20_Link">
630_360_16887...</text:a>
']</text:p>
      <text:p text:style-name="P4">
Tags: ['Швеція', 'БМП', 'Резніков', 'Війна з Росією']</text:p>
      <text:p text:style-name="P4">
Type: Article</text:p>
      <!--METADATA-->
      <text:p text:style-name="P4">
<draw:frame draw:style-name="fr1" draw:name="Image151" text:anchor-type="as-char" svg:width="6.9236in" svg:height="3.956343in" draw:z-index="0">
<draw:image xlink:href="../Images/yкринформ/2023-07-07T18-39-00-03-00/630_360_1688762352-282.jpg" xlink:type="simple" xlink:show="embed" xlink:actuate="onLoad" draw:mime-type="image/jpeg"/>
</draw:frame>
Stridsfordon 90, whose party came from Sweden, were shrugged.</text:p>
      <text:p text:style-name="P4">
The Minister of Defense Alexei Reznikov reported this in <text:a xlink:type="simple" xlink:href="http://twitter.com/oleksiireznikov/status/1677389783918690305" text:style-name="Internet_20_link" text:visited-style-name="Visited_20_Internet_20_Link">
Twitter</text:a>
, reports Ukrinform.</text:p>
      <text:p text:style-name="P4">
“The BMP Stridsfordon 90 arrived in Ukraine and ready for battle. The best machines for the best soldiers, ”said the Ministry of Defense.</text:p>
      <text:p text:style-name="P4">
He thanked the Sweden Defense Minister Paul Junson, as well as all residents of this country for help.</text:p>
      <text:p text:style-name="Quotations">

<text:p text:style-name="P4">
Strf 90 IFWS HAVA Arrived in Ukraine and Are Ready for Battle. Top Machines&gt;
 for Top Soldiers. &gt;
 Thank you to my friend <text:a xlink:type="simple" xlink:href="https://twitter.com/PlJonson" text:style-name="Internet_20_link" text:visited-style-name="Visited_20_Internet_20_Link">
@pljonson&gt;
</text:a>
and all Swedes for these&gt;
 IFWs.  &gt;
  Our common colors are blue and yellow.  &gt;
  Our common values are freedom and democracy.  &gt;
  Our common goals are victory and… <text:a xlink:type="simple" xlink:href="https://t.co/jb8sTcgsca" text:style-name="Internet_20_link" text:visited-style-name="Visited_20_Internet_20_Link">
 pic.twitter.com/jb8sTcgsca&gt;
 </text:a>
&gt;
&gt;
 - Oleksiy Reznikov(@oleksireznikov)<text:a xlink:type="simple" xlink:href="https://twitter.com/oleksiireznikov/status/1677389783918690305" text:style-name="Internet_20_link" text:visited-style-name="Visited_20_Internet_20_Link">
 July 7, 2023&gt;
 </text:a>
“Our common colors are blue and yellow. Our common values are freedom of ideocracy. Our common goals are victory and justice, ” - said <text:a xlink:type="simple" xlink:href="https://www.ukrinform.ua/tag-reznikov" text:style-name="Internet_20_link" text:visited-style-name="Visited_20_Internet_20_Link">
Reznikov</text:a>
.</text:p>

</text:p>
      <text:p text:style-name="P4">
<text:span text:style-name="T4">
 Read also: </text:span>
 <text:a xlink:type="simple" xlink:href="https://www.ukrinform.ua/rubric-ato/3731010-reznikov-pokazav-ukrainsku-sau-bogdana.html" text:style-name="Internet_20_link" text:visited-style-name="Visited_20_Internet_20_Link">
<text:span text:style-name="T4">
 Rennikov </text:span>
 showed Ukrainian SUU "Bogdan"</text:a>
As reported by Ukrinform, the United States announced on Friday on the allocation of Ukraine <text:a xlink:type="simple" xlink:href="http://www.ukrinform.ua/rubric-ato/3732977-pentagon-ogolosiv-pro-novij-paket-dopomogi-ukraini-z-kasetnimi-boepripasami.html" text:style-name="Internet_20_link" text:visited-style-name="Visited_20_Internet_20_Link">
another military assistance package</text:a>
. It includes artillery shells, including cassette ammunition, missiles for systems Patriot and Himars, BMP Bradley, BTR Stryker, and other weapons of camp.</text:p>
      <text:p text:style-name="P4">
<text:span text:style-name="T5">
Foto: jerchr</text:span>
</text:p>
      <text:p text:style-name="P4">
News Source: <text:a xlink:type="simple" xlink:href="https://www.ukrinform.ua/rubric-ato/3732995-svedski-bmp-stridsfordon-90-vze-v-ukraini-reznikov.html" text:style-name="Internet_20_link" text:visited-style-name="Visited_20_Internet_20_Link">
https://www.ukrinform.ua/rubric-ato/3732995-svedski-bmp-stridsfordon-90-vze-v-ukraini-reznikov.html</text:a>
</text:p>
      <!--NEWS-->
      <text:h text:style-name="P10" text:outline-level="1">
<text:span text:style-name="T4">
Moravetsky: Russia will play the Volyn Card until all about the tragedy is clarified</text:span>
</text:h>
      <text:p text:style-name="P4">
Authors: Ukrinform (Person)</text:p>
      <text:p text:style-name="P4">
Publisher: Укринформ (Organization)</text:p>
      <text:p text:style-name="P4">
Published Time: 2023-07-07T18:41:00+03:00</text:p>
      <text:p text:style-name="P4">
Modified Time: 2023-07-07T18:41:00+03:00</text:p>
      <text:p text:style-name="P4">
Description: Russia will try to use the fact of the Volyn tragedy to quarrel with Ukrainians and Poles until the circumstances of those events have been fully understood. - Ukrinform.</text:p>
      <text:p text:style-name="P4">
Images: ['<text:a xlink:type="simple" xlink:href="https://static.ukrinform.com/photos/2023_07/thumb_files/630_360_1688744050-413.jpg" text:style-name="Internet_20_link" text:visited-style-name="Visited_20_Internet_20_Link">
630_360_16887...</text:a>
', '<text:a xlink:type="simple" xlink:href="https://static.ukrinform.com/photos/2023_07/1688744049-195.jpg" text:style-name="Internet_20_link" text:visited-style-name="Visited_20_Internet_20_Link">
1688744049-19...</text:a>
', '<text:a xlink:type="simple" xlink:href="https://static.ukrinform.com/photos/2023_07/1688743979-372.jpg" text:style-name="Internet_20_link" text:visited-style-name="Visited_20_Internet_20_Link">
1688743979-37...</text:a>
', '<text:a xlink:type="simple" xlink:href="https://static.ukrinform.com/photos/2023_07/1688744049-772.jpg" text:style-name="Internet_20_link" text:visited-style-name="Visited_20_Internet_20_Link">
1688744049-77...</text:a>
']</text:p>
      <text:p text:style-name="P4">
Tags: ['Ексгумація', 'Росія', 'Моравецький', 'Тернопільщина', 'Волинська трагедія']</text:p>
      <text:p text:style-name="P4">
Type: Article</text:p>
      <!--METADATA-->
      <text:p text:style-name="P4">
<draw:frame draw:style-name="fr1" draw:name="Image152" text:anchor-type="as-char" svg:width="6.9236in" svg:height="3.956343in" draw:z-index="0">
<draw:image xlink:href="../Images/yкринформ/2023-07-07T18-41-00-03-00/630_360_1688744050-413.jpg" xlink:type="simple" xlink:show="embed" xlink:actuate="onLoad" draw:mime-type="image/jpeg"/>
</draw:frame>
The Russians will be advised to use the fact of the Volyn tragedy to quarrel with the Ukrainians of the Halfs until the circumstances of those events are fully understood.</text:p>
      <text:p text:style-name="P4">
This was emphasized by the Prime Minister of Poland Mateusz Moravtsky in the village of Pluzhnik Ternopil region, where search and exhumation works are conducted at the site of the Polish victims of the Volyn tragedy, correspondent.</text:p>
      <text:p text:style-name="P4">
"We need to be aware that it will not be fully established and recorded by the history of the Volhynian crime, Russia will always use the" Volyn card ", to abandon a wedge between Poles and Ukrainians," Moravetsky said.</text:p>
      <text:p text:style-name="P4">
<draw:frame draw:style-name="fr1" draw:name="Image153" text:anchor-type="as-char" svg:width="6.9236in" svg:height="4.615733in" draw:z-index="0">
<draw:image xlink:href="../Images/yкринформ/2023-07-07T18-41-00-03-00/1688744049-195.jpg" xlink:type="simple" xlink:show="embed" xlink:actuate="onLoad" draw:mime-type="image/jpeg"/>
</draw:frame>
</text:p>
      <text:p text:style-name="P4">
<draw:frame draw:style-name="fr1" draw:name="Image154" text:anchor-type="as-char" svg:width="6.9236in" svg:height="4.615733in" draw:z-index="0">
<draw:image xlink:href="../Images/yкринформ/2023-07-07T18-41-00-03-00/1688743979-372.jpg" xlink:type="simple" xlink:show="embed" xlink:actuate="onLoad" draw:mime-type="image/jpeg"/>
</draw:frame>
According to him, this cannot be allowed, especially during the period when Ukraine will be afforded for its freedom, independence and the right to life.</text:p>
      <text:p text:style-name="P4">
“All Ukraine is also fighting for Poland and Europe. She is fighting for our safety our future. Every day, Ukrainian soldiers die in the fight against the Barbarian Russian invasion, and we are grateful to them, ”the head of the Polish government emphasized.</text:p>
      <text:p text:style-name="P4">
He noted that on the basis of an agreement between the Ukrainian and Polish governments, search and exhumation work in Pluzhniki continues to continue for several weeks, about 100 Poles were killed from 12 to 13 February 1945.</text:p>
      <text:p text:style-name="P4">
<draw:frame draw:style-name="fr1" draw:name="Image155" text:anchor-type="as-char" svg:width="6.9236in" svg:height="4.615733in" draw:z-index="0">
<draw:image xlink:href="../Images/yкринформ/2023-07-07T18-41-00-03-00/1688744049-772.jpg" xlink:type="simple" xlink:show="embed" xlink:actuate="onLoad" draw:mime-type="image/jpeg"/>
</draw:frame>
<text:span text:style-name="T4">
 Read also: </text:span>
 [Duda: There are countries that would very much like an explosion(https://www.ukrinform.ua/rubric-polytics/3729770-duda-e-kraini-aki-duze-hotili-b-vibuhu-nenavisti-miz-ukraincami-i-polakami.html)Moravetsky emphasized that the Volyn tragedy is a "unhealed wound" in the historian peoples, which should be treated with the truth, "remembering who was the cat, and the victim." In his opinion, this should be done in such a way that this problem "does not destroy Polish-Ukrainian solidarity."</text:p>
      <text:p text:style-name="P4">
<text:span text:style-name="T4">
 Read also: </text:span>
 <text:a xlink:type="simple" xlink:href="https://www.ukrinform.ua/rubric-polytics/3731394-kvasnevskij-vislovivsa-pro-rol-volinskoi-tragedii-dla-ukraini-j-polsi.html" text:style-name="Internet_20_link" text:visited-style-name="Visited_20_Internet_20_Link">
Kvasnevsky spoke about the role of <text:span text:style-name="T4">
 Volyn </text:span>
<text:span text:style-name="T4">
 tragedy </text:span>
 for Ukraine and Poland</text:a>
</text:p>
      <text:p text:style-name="P4">
The theme of the Volyn tragedy is actively used by Russian <text:a xlink:type="simple" xlink:href="https://www.ukrinform.ua/tag-propaganda" text:style-name="Internet_20_link" text:visited-style-name="Visited_20_Internet_20_Link">
propaganda</text:a>
.</text:p>
      <text:p text:style-name="P4">
<text:span text:style-name="T5">
Photo: Twitter.com/moraWieckim</text:span>
</text:p>
      <text:p text:style-name="P4">
News Source: <text:a xlink:type="simple" xlink:href="https://www.ukrinform.ua/rubric-polytics/3732902-rosia-rozigruvatime-volinsku-kartu-poki-ne-bude-zasovano-vse-pro-tragediu-moraveckij.html" text:style-name="Internet_20_link" text:visited-style-name="Visited_20_Internet_20_Link">
https://www.ukrinform.ua/rubric-polytics/3732902-rosia-rozigruvatime-volinsku-kartu-poki-ne-bude-zasovano-vse-pro-tragediu-moraveckij.html</text:a>
</text:p>
      <!--NEWS-->
      <text:h text:style-name="P10" text:outline-level="1">
<text:span text:style-name="T4">
The Government has approved the procedure for establishing the fact of civilian participation in the protection of Ukraine</text:span>
</text:h>
      <text:p text:style-name="P4">
Authors: Ukrinform (Person)</text:p>
      <text:p text:style-name="P4">
Publisher: Укринформ (Organization)</text:p>
      <text:p text:style-name="P4">
Published Time: 2023-07-07T18:42:00+03:00</text:p>
      <text:p text:style-name="P4">
Modified Time: 2023-07-07T18:42:00+03:00</text:p>
      <text:p text:style-name="P4">
Description: The Cabinet of Ministers, at a meeting on Friday, approved the procedure for establishing the fact of direct participation of civilians in defense of Ukraine to grant them appropriate statuses. - Ukrinform.</text:p>
      <text:p text:style-name="P4">
Images: ['<text:a xlink:type="simple" xlink:href="https://static.ukrinform.com/photos/2019_09/thumb_files/630_360_1567497060-680.jpg" text:style-name="Internet_20_link" text:visited-style-name="Visited_20_Internet_20_Link">
630_360_15674...</text:a>
']</text:p>
      <text:p text:style-name="P4">
Tags: ['Уряд', 'ЗСУ', 'Міністерство у справах ветеранів', 'Війна з Росією']</text:p>
      <text:p text:style-name="P4">
Type: Article</text:p>
      <!--METADATA-->
      <text:p text:style-name="P4">
<draw:frame draw:style-name="fr1" draw:name="Image156" text:anchor-type="as-char" svg:width="6.9236in" svg:height="3.956343in" draw:z-index="0">
<draw:image xlink:href="../Images/yкринформ/2023-07-07T18-42-00-03-00/630_360_1567497060-680.jpg" xlink:type="simple" xlink:show="embed" xlink:actuate="onLoad" draw:mime-type="image/jpeg"/>
</draw:frame>
At the meeting on Friday, the Cabinet of Ministers approved the procedure for establishing the factual participation of civilians in the protection of Ukraine to provide them with appropriate status.</text:p>
      <text:p text:style-name="P4">
About it reports <text:a xlink:type="simple" xlink:href="https://mva.gov.ua/ua/news/za-iniciativi-minveteraniv-uryad-zatverdiv-poryadok-vstanovlennya-faktu-bezposerednoyi-uchasti-civilnih-osib-u-zahisti-ukrayini-dlya-nadannya-vidpovidnih-statusiv" text:style-name="Internet_20_link" text:visited-style-name="Visited_20_Internet_20_Link">
press service</text:a>
Ministries for Veterans Affairs, Ukrinform reports.</text:p>
      <text:p text:style-name="P4">
As it is noted, it is a procedure for establishing the fact of direct in defense of Ukraine since February 24, 2022 of civilians, which have not been partially composed of any of the Ukrainian law enforcement agencies.</text:p>
      <text:p text:style-name="P4">
The Ministry of Veterans noted that as a result of injuries, injuries, injuries or diseases during the direct participation in the defense of the country against occupants, many such civilians became persons with disabilities or died(died).Законом № 2864 таких осіб віднесено до осіб з інвалідністю внаслідок війни, арідних осіб, що загинули, – до членів сімей загиблих захисників і захисницьУкраїни.</text:p>
      <text:p text:style-name="P4">
<text:span text:style-name="T4">
Читайте також:</text:span>
 <text:a xlink:type="simple" xlink:href="https://www.ukrinform.ua/rubric-society/3729869-na-robotu-pomicnikiv-veteraniv-vidileno-ponad-50-miljoniv-minveteraniv.html" text:style-name="Internet_20_link" text:visited-style-name="Visited_20_Internet_20_Link">
 На роботу помічників ветеранів виділили понад ₴50мільйонів </text:a>
"Thanks to the adopted project, the Ministry of Veterans will be able to organize and coordinate work on establishing the fact of participated persons in the activities necessary to ensure the defense of Ukraine, protect the security of the population and interests of the state in connection with the military aggression of the Russian Federation against Ukraine,"</text:p>
      <text:p text:style-name="P4">
The decision on the direct participation of civilians in the protection of Ukraine made by the Ministry of Veterans Interagency Commission on the application of the established sample and the basis of the certificate of the commander of the military unit; In its absence, the two testimony, certified by the assembly by the commander of the unit, in which the person was located.</text:p>
      <text:p text:style-name="P4">
According to the results of consideration of the Ministry of Veterans, it will issue the persons referred to in the decision, which will be one of the grounds for further establishment by the bodies of social protection(deceased)Defender or Defender of Ukraine.In the near future, Ministry of Veterans will hold a number of working meetings by the representatives of Ukrainian volunteer formations, members of the families of the Pendant Volunteers, to discuss possible ways to assist them in the collection of the necessary quantities to accelerate the procedure of consideration by the commission and provide relevant status.</text:p>
      <text:p text:style-name="P4">
As it was reported, the Cabinet of Ministers allocated the Ministry of Veterans Affairs 200 million 633.87 thousand hryvnias for the reconstruction of the Borodyan Center for Social and Psychological Rehabilitation of the Population.</text:p>
      <text:p text:style-name="P4">
News Source: <text:a xlink:type="simple" xlink:href="https://www.ukrinform.ua/rubric-society/3732903-urad-zatverdiv-poradok-vstanovlenna-faktu-ucasti-civilnih-u-zahisti-ukraini.html" text:style-name="Internet_20_link" text:visited-style-name="Visited_20_Internet_20_Link">
https://www.ukrinform.ua/rubric-society/3732903-urad-zatverdiv-poradok-vstanovlenna-faktu-ucasti-civilnih-u-zahisti-ukraini.html</text:a>
</text:p>
      <!--NEWS-->
      <text:h text:style-name="P10" text:outline-level="1">
<text:span text:style-name="T4">
In the Carpathian region, fifty people were evacuated from flooded territories</text:span>
</text:h>
      <text:p text:style-name="P4">
Authors: Ukrinform (Person)</text:p>
      <text:p text:style-name="P4">
Publisher: Укринформ (Organization)</text:p>
      <text:p text:style-name="P4">
Published Time: 2023-07-07T18:49:00+03:00</text:p>
      <text:p text:style-name="P4">
Modified Time: 2023-07-07T18:49:00+03:00</text:p>
      <text:p text:style-name="P4">
Description: In the Carpathian region, 55 people evacuated from flooded territories, 12 of them children. 14 people are saved. - Ukrinform.</text:p>
      <text:p text:style-name="P4">
Images: ['<text:a xlink:type="simple" xlink:href="https://static.ukrinform.com/photos/2023_07/thumb_files/630_360_1688744655-319.jpg" text:style-name="Internet_20_link" text:visited-style-name="Visited_20_Internet_20_Link">
630_360_16887...</text:a>
']</text:p>
      <text:p text:style-name="P4">
Tags: ['Дощ', 'МВС', 'Повінь', 'Прикарпаття']</text:p>
      <text:p text:style-name="P4">
Type: Article</text:p>
      <!--METADATA-->
      <text:p text:style-name="P4">
<draw:frame draw:style-name="fr1" draw:name="Image157" text:anchor-type="as-char" svg:width="6.9236in" svg:height="3.956343in" draw:z-index="0">
<draw:image xlink:href="../Images/yкринформ/2023-07-07T18-49-00-03-00/630_360_1688744655-319.jpg" xlink:type="simple" xlink:show="embed" xlink:actuate="onLoad" draw:mime-type="image/jpeg"/>
</draw:frame>
Rescuers evacuated 55 people from flooded territories, of which 12 are children. 14 people are saved.</text:p>
      <text:p text:style-name="P4">
About it in <text:a xlink:type="simple" xlink:href="https://t.me/mvs_ukraine/27137" text:style-name="Internet_20_link" text:visited-style-name="Visited_20_Internet_20_Link">
telegram</text:a>
The Ministry of Internal Affairs of Ukraine reports, Ukrinform reports.</text:p>
      <text:p text:style-name="P4">
“<text:a xlink:type="simple" xlink:href="https://www.ukrinform.ua/tag-prikarpatta" text:style-name="Internet_20_link" text:visited-style-name="Visited_20_Internet_20_Link">
Prykarpattya</text:a>
. 14 persons, including 2 children, were saved, and 55 people were evacuated, 12 of them have been evacuated, ” - reported.</text:p>
      <text:p text:style-name="P4">
According to their information, 605 two farms, basements, open areas and local roads have been flooded due to heavy rainfall.</text:p>
      <text:p text:style-name="P4">
"Rescuers pumped water from 5 basements of residential buildings and 7 Ten farms, as well as removed 19 fallen trees," the minister added.</text:p>
      <text:p text:style-name="P4">
<text:span text:style-name="T4">
 Read also: </text:span>
 <text:a xlink:type="simple" xlink:href="https://www.ukrinform.ua/rubric-regions/3732714-v-ukraini-cerez-negodu-bez-svitla-710-naselenih-punktiv.html" text:style-name="Internet_20_link" text:visited-style-name="Visited_20_Internet_20_Link">
in Ukraine due to bad weather without light 710 settlements</text:a>
As reported by Ukrinform, as a result of heavy storm rains in the Ivano-Frankivsk region there was a flooding of two-farms, basements, open areas and local roads in Kolomyia, Kosiv, Kaluga and Nadvirna districts.</text:p>
      <text:p text:style-name="P4">
A storm warning has been announced in the region.</text:p>
      <text:p text:style-name="P4">
<text:span text:style-name="T5">
Foto: Ministry of Internal Affairs of Ukraine</text:span>
</text:p>
      <text:p text:style-name="P4">
News Source: <text:a xlink:type="simple" xlink:href="https://www.ukrinform.ua/rubric-regions/3732904-na-prikarpatti-z-pidtoplenih-teritorij-evakuuvali-pivsotni-ludej.html" text:style-name="Internet_20_link" text:visited-style-name="Visited_20_Internet_20_Link">
https://www.ukrinform.ua/rubric-regions/3732904-na-prikarpatti-z-pidtoplenih-teritorij-evakuuvali-pivsotni-ludej.html</text:a>
</text:p>
      <!--NEWS-->
      <text:h text:style-name="P10" text:outline-level="1">
<text:span text:style-name="T4">
Ukraine can lose up to $ 800 million a month due to the reduction of grain exports - IMF</text:span>
</text:h>
      <text:p text:style-name="P4">
Authors: Ukrinform (Person)</text:p>
      <text:p text:style-name="P4">
Publisher: Укринформ (Organization)</text:p>
      <text:p text:style-name="P4">
Published Time: 2023-07-07T18:52:04+03:00</text:p>
      <text:p text:style-name="P4">
Modified Time: 2023-07-07T18:52:04+03:00</text:p>
      <text:p text:style-name="P4">
Description: The International Monetary Fund expects to reduce grain exports from Ukraine due to low yields and replaced fields. According to him, there are possible interruptions with the "grain initiative", as well as import restrictions on the EU for Ukrainian products threaten the country with loss of up to $ 800 million. monthly. - Ukrinform.</text:p>
      <text:p text:style-name="P4">
Images: ['<text:a xlink:type="simple" xlink:href="https://static.ukrinform.com/photos/2022_09/thumb_files/630_360_1663312554-918.jpeg" text:style-name="Internet_20_link" text:visited-style-name="Visited_20_Internet_20_Link">
630_360_16633...</text:a>
']</text:p>
      <text:p text:style-name="P4">
Tags: ['Експорт', 'МВФ', 'Україна', 'Зерно', 'зерновий коридор']</text:p>
      <text:p text:style-name="P4">
Type: Article</text:p>
      <!--METADATA-->
      <text:p text:style-name="P4">
<draw:frame draw:style-name="fr1" draw:name="Image159" text:anchor-type="as-char" svg:width="6.9236in" svg:height="3.956343in" draw:z-index="0">
<draw:image xlink:href="../Images/yкринформ/2023-07-07T18-52-04-03-00/630_360_1663312554-918.jpeg" xlink:type="simple" xlink:show="embed" xlink:actuate="onLoad" draw:mime-type="image/jpeg"/>
</draw:frame>
The International Monetary Fund expects the reduction of grain exports from Ukraine through non -high yields and replaced fields. According to him, possible interruptions with a "grain initiative", as well as import restrictions on the EU for Ukrainian products, gave the country a loss of up to $ 800 million. monthly.</text:p>
      <text:p text:style-name="P4">
This is stated in Friday, [document] released on Friday(https://www.imf.org/-/media/Files/Publications/CR/2023/English/1UKREA2023002.ashx)IMF following the first viewing of the extended financing program(EFF)For Ukraine, Ukrinform reports.</text:p>
      <text:p text:style-name="P4">
“Further interruptions in trade will affect GDP growth and export, depending on the scale and duration. It is already expected that the exports of grazing will be due to a decrease in stocks and harvesting, but, according to the NBU, the termination of the "grain corridor" will lead to additional underpass export revenues of $ 290 million. per month, ”the violent.</text:p>
      <text:p text:style-name="P4">
At the same time, according to the IMF, total exports of agricultural products amounted to about $ 2 billion. a month since the beginning of this year and $ 2.3 billion. per month in 2021.</text:p>
      <text:p text:style-name="P4">
<text:span text:style-name="T4">
 Read also: </text:span>
 <text:a xlink:type="simple" xlink:href="https://www.ukrinform.ua/rubric-economy/3732879-mvf-pokrasiv-ekonomicni-prognozi-sodo-ukraini.html" text:style-name="Internet_20_link" text:visited-style-name="Visited_20_Internet_20_Link">
<text:span text:style-name="T4">
 IMF </text:span>
 improved economic forecasts for Ukraine</text:a>
According to the IMF, in the case of further import restrictions introduced by individual EU Ukrainians, trade reorientation will be complicated even with the preservation of transit. Thus, the negative impact on the export of grain tank products will be about $ 170 million. Monthly up to mid -19th will increase up to $ 270 million. per month - if you limit their action when a new crop begins to arrive.</text:p>
      <text:p text:style-name="P4">
In addition, there are risks associated with the need for additional storage facilities, which are outside the control of Ukraine, UFFF noted.</text:p>
      <text:p text:style-name="P4">
“If the import bans are extended and the grain corridor is broken, the complex effect with the corresponding logistics problems may result in the loss that the loss will exceed $ 800 million. per month, ”the fund said.</text:p>
      <text:p text:style-name="P4">
<text:span text:style-name="T4">
 Read also: </text:span>
 <text:a xlink:type="simple" xlink:href="https://www.ukrinform.ua/rubric-economy/3732821-minfin-prognozue-cogoric-zrostanna-vvp-do-3.html" text:style-name="Internet_20_link" text:visited-style-name="Visited_20_Internet_20_Link">
the Ministry of Finance predicts GDP growth this year up to 3%</text:a>
Therefore, priority in the near future is the strengthening and diversification of trading channels, while long -term recovery will require the solution of agricultural demining.The Ministry of Agrarian Policy of Ukraine in this connection noted that agrarians will cope with the spur, reducing the acreage by another 20 - 30%. In addition, the transition to other crops, such as rapeseed, soybean and sunflower, will accelerate. Instead, farmers can need more financial support.</text:p>
      <text:p text:style-name="P4">
<text:span text:style-name="T4">
 Read also: </text:span>
 <text:a xlink:type="simple" xlink:href="https://www.ukrinform.ua/rubric-economy/3732726-ukraina-vidilila-20-milardiv-dla-garantii-finansovoi-bezpeki-suden-zernovogo-koridoru.html" text:style-name="Internet_20_link" text:visited-style-name="Visited_20_Internet_20_Link">
Ukraine has allocated ₴ 20 billion to guarantee financial security of ships "<text:span text:style-name="T4">
 grain </text:span>
 that corridor"</text:a>
In this context <text:a xlink:type="simple" xlink:href="https://www.ukrinform.ua/tag-mvf" text:style-name="Internet_20_link" text:visited-style-name="Visited_20_Internet_20_Link">
IMF</text:a>
He congratulated the recent EU to restore temporary trade liberalization for Ukraine by June 20124.</text:p>
      <text:p text:style-name="P4">
"However, given the risk of surplus supply, which will affect the prices of manufacturers in neighboring countries, efforts should be intensified to strengthen trade channels," the fund emphasized.</text:p>
      <text:p text:style-name="P4">
In the long run, recovery will also depend on labor -intensive demining</text:p>
      <text:p text:style-name="P4">
According to Ukrinform, on Friday IMF updated <text:a xlink:type="simple" xlink:href="https://www.ukrinform.ua/rubric-economy/3732879-mvf-pokrasiv-ekonomicni-prognozi-sodo-ukraini.html" text:style-name="Internet_20_link" text:visited-style-name="Visited_20_Internet_20_Link">
economic forecasts</text:a>
In Ukraine, indicating the trend of sustainable growth.</text:p>
      <text:p text:style-name="P4">
News Source: <text:a xlink:type="simple" xlink:href="https://www.ukrinform.ua/rubric-economy/3732906-ukraina-moze-vtracati-do-800-miljoniv-somisaca-cerez-skorocenna-eksportu-zerna-mvf.html" text:style-name="Internet_20_link" text:visited-style-name="Visited_20_Internet_20_Link">
https://www.ukrinform.ua/rubric-economy/3732906-ukraina-moze-vtracati-do-800-miljoniv-somisaca-cerez-skorocenna-eksportu-zerna-mvf.html</text:a>
</text:p>
      <!--NEWS-->
      <text:h text:style-name="P10" text:outline-level="1">
<text:span text:style-name="T4">
The DBR finds out how the explosives got to the Shevchenkivsky District Court of Kiev</text:span>
</text:h>
      <text:p text:style-name="P4">
Authors: Ukrinform (Person)</text:p>
      <text:p text:style-name="P4">
Publisher: Укринформ (Organization)</text:p>
      <text:p text:style-name="P4">
Published Time: 2023-07-07T18:55:00+03:00</text:p>
      <text:p text:style-name="P4">
Modified Time: 2023-07-07T18:55:00+03:00</text:p>
      <text:p text:style-name="P4">
Description: Employees of the State Bureau of Investigation investigate criminal proceedings on the circumstances of the explosions in the Shevchenkivsky District Court of Kyiv and the reasons that led to the tragedy. - Ukrinform.</text:p>
      <text:p text:style-name="P4">
Images: ['<text:a xlink:type="simple" xlink:href="https://static.ukrinform.com/photos/2023_07/thumb_files/630_360_1688744943-802.jpg" text:style-name="Internet_20_link" text:visited-style-name="Visited_20_Internet_20_Link">
630_360_16887...</text:a>
']</text:p>
      <text:p text:style-name="P4">
Tags: ['Вибух', 'Держбюро розслідувань', 'Київ']</text:p>
      <text:p text:style-name="P4">
Type: Article</text:p>
      <!--METADATA-->
      <text:p text:style-name="P4">
<draw:frame draw:style-name="fr1" draw:name="Image160" text:anchor-type="as-char" svg:width="6.9236in" svg:height="3.956343in" draw:z-index="0">
<draw:image xlink:href="../Images/yкринформ/2023-07-07T18-55-00-03-00/630_360_1688744943-802.jpg" xlink:type="simple" xlink:show="embed" xlink:actuate="onLoad" draw:mime-type="image/jpeg"/>
</draw:frame>
The employees of the State Bureau of Investigation investigate criminal proceedings on the circumstances of the library in the Shevchenkivsky District Court of Kyiv and the reasons that led to Doragedy.</text:p>
      <text:p text:style-name="P4">
About it reports <text:a xlink:type="simple" xlink:href="http://dbr.gov.ua/news/dbr-vivchae-obstavini-shho-prizveli-do-vibuhiv-u-shevchenkivskomu-rajonnomu-sudi-mista-kieva" text:style-name="Internet_20_link" text:visited-style-name="Visited_20_Internet_20_Link">
press service of the department,</text:a>
He reports Ukrinform.</text:p>
      <text:p text:style-name="P4">
"The best investigators are connected for a quick and impartial clarification of all the events of the event," the message reads.</text:p>
      <text:p text:style-name="P4">
As it is noted, law enforcement officers find out how to the court of enthusiastic, who contributed to the attempt on law enforcement officers, as well as the quality of performance of the National Guard and the officials of the Kiev pre -trial detention center.</text:p>
      <text:p text:style-name="P4">
In <text:a xlink:type="simple" xlink:href="https://www.ukrinform.ua/tag-derzburo-rozsliduvan" text:style-name="Internet_20_link" text:visited-style-name="Visited_20_Internet_20_Link">
DBR</text:a>
They specified that criminal proceedings are investigated under Part 3 of Art. 15(attempted criminal offense). 5(Types of accomplices), Art. 348(encroachment on the life of a law enforcement officer, a member of public formation in the protection of a social order and a state border or a serviceman), p. 4 p.426(inaction of military power)and Part 2 of Art. 367(Service carelessness)CCU.</text:p>
      <text:p text:style-name="P4">
<text:span text:style-name="T4">
 Read also: </text:span>
 <text:a xlink:type="simple" xlink:href="https://www.ukrinform.ua/rubric-society/3732222-vibuh-u-sudi-kieva-rada-suddiv-iniciue-perevirku-rozgladu-sprav-trivalistu-ponad-pat-rokiv.html" text:style-name="Internet_20_link" text:visited-style-name="Visited_20_Internet_20_Link">
<text:span text:style-name="T4">
 explosion </text:span>
 in <text:span text:style-name="T4">
 court </text:span>
 <text:span text:style-name="T4">
 </text:span>
 Kiev <text:span text:style-name="T4">
: </text:span>
 Council <text:span text:style-name="T4">
 </text:span>
 <text:span text:style-name="T4">
 judges </text:span>
<text:span text:style-name="T4">
 initiates </text:span>
 <text:span text:style-name="T4">
 </text:span>
 check <text:span text:style-name="T4">
 </text:span>
 consideration <text:span text:style-name="T4">
 </text:span>
 Cases <text:span text:style-name="T4">
 </text:span>
 duration <text:span text:style-name="T4">
 </text:span>
 over <text:span text:style-name="T4">
 n '</text:span>
 yat <text:span text:style-name="T4">
 </text:span>
 <text:span text:style-name="T4">
 years </text:span>
</text:a>
As it was reported, on July 5 in the Shevchenkivsky District Court of Kiev <text:a xlink:type="simple" xlink:href="https://www.ukrinform.ua/rubric-kyiv/3731914-u-kievi-v-primisenni-sudu-prolunav-vibuh.html" text:style-name="Internet_20_link" text:visited-style-name="Visited_20_Internet_20_Link">
there was an explosion</text:a>
As a result of which one person was killed, two more were wounded.</text:p>
      <text:p text:style-name="P4">
The suspect in the explosion is the former fighter of the Sich battalion Igor Humeniuk, accused of undermining a grenade near the Verkhovna Rada on August 31, 2015. He was in a pre -trial detention center in 2015, and on that day the court held a regular meeting. Humeniuk died during events in court.</text:p>
      <text:p text:style-name="P4">
News Source: <text:a xlink:type="simple" xlink:href="https://www.ukrinform.ua/rubric-kyiv/3732908-dbr-zasovue-akim-cinom-do-sevcenkivskogo-rajsudu-kieva-potrapila-vibuhika.html" text:style-name="Internet_20_link" text:visited-style-name="Visited_20_Internet_20_Link">
https://www.ukrinform.ua/rubric-kyiv/3732908-dbr-zasovue-akim-cinom-do-sevcenkivskogo-rajsudu-kieva-potrapila-vibuhika.html</text:a>
</text:p>
      <!--NEWS-->
      <text:h text:style-name="P10" text:outline-level="1">
<text:span text:style-name="T4">
Sakura was planted in Vinnitsa in memory of the missile fire</text:span>
</text:h>
      <text:p text:style-name="P4">
Authors: Ukrinform (Person)</text:p>
      <text:p text:style-name="P4">
Publisher: Укринформ (Organization)</text:p>
      <text:p text:style-name="P4">
Published Time: 2023-07-07T18:59:16+03:00</text:p>
      <text:p text:style-name="P4">
Modified Time: 2023-07-07T18:59:16+03:00</text:p>
      <text:p text:style-name="P4">
Description: In Vinnitsa, on July 14, 2022, sacars were planted on the Victory Square as a sign of memory of the dead as a result of a hostile rocket attack on July 14, 2022. - Ukrinform.</text:p>
      <text:p text:style-name="P4">
Images: ['<text:a xlink:type="simple" xlink:href="https://static.ukrinform.com/photos/2023_07/thumb_files/630_360_1688744360-6346.jpeg" text:style-name="Internet_20_link" text:visited-style-name="Visited_20_Internet_20_Link">
630_360_16887...</text:a>
']</text:p>
      <text:p text:style-name="P4">
Tags: ["Пам'ять", 'Вінниця', 'Сакура', 'Дерево', 'Ракетний удар']</text:p>
      <text:p text:style-name="P4">
Type: Article</text:p>
      <!--METADATA-->
      <text:p text:style-name="P4">
<draw:frame draw:style-name="fr1" draw:name="Image161" text:anchor-type="as-char" svg:width="6.9236in" svg:height="3.956343in" draw:z-index="0">
<draw:image xlink:href="../Images/yкринформ/2023-07-07T18-59-16-03-00/630_360_1688744360-6346.jpeg" xlink:type="simple" xlink:show="embed" xlink:actuate="onLoad" draw:mime-type="image/jpeg"/>
</draw:frame>
The crowds were planted in the memory of the dead as a result of a hostile rocket attack on July 14, 2022 on the Victory Square.</text:p>
      <text:p text:style-name="P4">
About it reports <text:a xlink:type="simple" xlink:href="https://vmr.gov.ua/rozkvitnut-v-pam-iat-pro-zahyblykh-14-lypnia-u-vinnytsi-rodyny-zahyblykh-vnaslidok-teraktu-vysadyly-sakury-na-ploshchi-peremohy" text:style-name="Internet_20_link" text:visited-style-name="Visited_20_Internet_20_Link">
Vinnytsia City Council</text:a>
, reports Ukrinform.</text:p>
      <text:p text:style-name="P4">
</text:p>
      <text:p text:style-name="P4">
<text:a xlink:type="simple" xlink:href="https://static.ukrinform.com/photos/2023_07/1688744360-7111.jpeg" text:style-name="Internet_20_link" text:visited-style-name="Visited_20_Internet_20_Link">
 </text:a>
 <text:a xlink:type="simple" xlink:href="https://static.ukrinform.com/photos/2023_07/1688744359-5611.jpeg" text:style-name="Internet_20_link" text:visited-style-name="Visited_20_Internet_20_Link">
</text:a>
 <text:a xlink:type="simple" xlink:href="https://static.ukrinform.com/photos/2023_07/1688744359-9123.jpeg" text:style-name="Internet_20_link" text:visited-style-name="Visited_20_Internet_20_Link">
</text:a>
 <text:a xlink:type="simple" xlink:href="https://static.ukrinform.com/photos/2023_07/1688744360-9333.jpeg" text:style-name="Internet_20_link" text:visited-style-name="Visited_20_Internet_20_Link">
</text:a>
 <text:a xlink:type="simple" xlink:href="https://static.ukrinform.com/photos/2023_07/1688744360-6346.jpeg" text:style-name="Internet_20_link" text:visited-style-name="Visited_20_Internet_20_Link">
<draw:frame draw:style-name="fr1" draw:name="Image167" text:anchor-type="as-char" svg:width="6.9236in" svg:height="3.956343in" draw:z-index="0">
<draw:image xlink:href="../Images/yкринформ/2023-07-07T18-59-16-03-00/630_360_1688744360-6346.jpeg" xlink:type="simple" xlink:show="embed" xlink:actuate="onLoad" draw:mime-type="image/jpeg"/>
</draw:frame>
</text:a>
 <text:a xlink:type="simple" xlink:href="https://static.ukrinform.com/photos/2023_07/1688744360-2172.jpeg" text:style-name="Internet_20_link" text:visited-style-name="Visited_20_Internet_20_Link">
</text:a>
 <text:a xlink:type="simple" xlink:href="https://static.ukrinform.com/photos/2023_07/1688744360-8668.jpeg" text:style-name="Internet_20_link" text:visited-style-name="Visited_20_Internet_20_Link">
</text:a>
 <text:a xlink:type="simple" xlink:href="https://static.ukrinform.com/photos/2023_07/1688744360-6160.jpeg" text:style-name="Internet_20_link" text:visited-style-name="Visited_20_Internet_20_Link">
</text:a>
 <text:a xlink:type="simple" xlink:href="https://static.ukrinform.com/photos/2023_07/1688744360-2710.jpeg" text:style-name="Internet_20_link" text:visited-style-name="Visited_20_Internet_20_Link">
</text:a>
 <text:a xlink:type="simple" xlink:href="https://static.ukrinform.com/photos/2023_07/1688744360-1044.jpeg" text:style-name="Internet_20_link" text:visited-style-name="Visited_20_Internet_20_Link">
</text:a>
 <text:a xlink:type="simple" xlink:href="https://static.ukrinform.com/photos/2023_07/1688744361-7427.jpeg" text:style-name="Internet_20_link" text:visited-style-name="Visited_20_Internet_20_Link">
</text:a>
“Today, 29 sakuras were planted on Victory Square - this is the number of people killed by people in the middle of <text:a xlink:type="simple" xlink:href="https://www.ukrinform.ua/tag-vinnica" text:style-name="Internet_20_link" text:visited-style-name="Visited_20_Internet_20_Link">
Vinnytsia</text:a>
July 14, 2022. Trees on the site of the tragedy were planted by the relatives of the victims - to remember those who were lost due to a cynical Russian blow, ”the presentation said.<text:span text:style-name="T4">
 Read also: </text:span>
 [in Vinnitsa the first 12 Swiss trails of Tram 2000 were released(https://www.ukrinform.ua/rubric-regions/3732378-u-vinnici-vijsli-na-marsruti-persi-12-svejcarskih-tramvaiv-tram-2000.html)It was reported that the Vinnytsia City Council declared the anniversary of the tragedy on July 14 mourning for the dead as a result of a hostile rocket attack. This is commemorated for their memory by the memorial event.</text:p>
      <text:p text:style-name="P4">
On July 14, 2022, the enemy hit Vinnytsia with two Caliber missiles. The rocketivated at the Officers' House, located on Victory Square. As a result of the hostile, the premises of the Officers' House were destroyed, the medical center, located in the house "Jubilee", was destroyed and hundreds of cars were destroyed and damaged.</text:p>
      <text:p text:style-name="P4">
29 people, including children, were killed from the hit of enemy rockets. 200 people were affected.</text:p>
      <text:p text:style-name="P4">
The City Council has planned to create a memorial square at the site of the tragedy, the concept and appearance of the renewal of this territory were erected.</text:p>
      <text:p text:style-name="P4">
News Source: <text:a xlink:type="simple" xlink:href="https://www.ukrinform.ua/rubric-regions/3732909-u-vinnici-visadili-sakuri-v-pamat-pro-zagiblih-vid-raketnogo-obstrilu.html" text:style-name="Internet_20_link" text:visited-style-name="Visited_20_Internet_20_Link">
https://www.ukrinform.ua/rubric-regions/3732909-u-vinnici-visadili-sakuri-v-pamat-pro-zagiblih-vid-raketnogo-obstrilu.html</text:a>
</text:p>
      <!--NEWS-->
      <text:h text:style-name="P10" text:outline-level="1">
<text:span text:style-name="T4">
Tsurenko went out to the fourth circle of Wimbledon</text:span>
</text:h>
      <text:p text:style-name="P4">
Authors: Ukrinform (Person)</text:p>
      <text:p text:style-name="P4">
Publisher: Укринформ (Organization)</text:p>
      <text:p text:style-name="P4">
Published Time: 2023-07-07T19:08:00+03:00</text:p>
      <text:p text:style-name="P4">
Modified Time: 2023-07-07T19:08:00+03:00</text:p>
      <text:p text:style-name="P4">
Description: Anu Bogdan won the Ukrainian. - Ukrinform.</text:p>
      <text:p text:style-name="P4">
Images: ['<text:a xlink:type="simple" xlink:href="https://static.ukrinform.com/photos/2023_07/thumb_files/630_360_1688743841-213.jpg" text:style-name="Internet_20_link" text:visited-style-name="Visited_20_Internet_20_Link">
630_360_16887...</text:a>
']</text:p>
      <text:p text:style-name="P4">
Tags: ['Цуренко', 'Теніс', 'Вімблдон']</text:p>
      <text:p text:style-name="P4">
Type: Article</text:p>
      <!--METADATA-->
      <text:p text:style-name="P4">
<draw:frame draw:style-name="fr1" draw:name="Image174" text:anchor-type="as-char" svg:width="6.9236in" svg:height="3.956343in" draw:z-index="0">
<draw:image xlink:href="../Images/yкринформ/2023-07-07T19-08-00-03-00/630_360_1688743841-213.jpg" xlink:type="simple" xlink:show="embed" xlink:actuate="onLoad" draw:mime-type="image/jpeg"/>
</draw:frame>
Anu Bogdan, Ukrainian.</text:p>
      <text:p text:style-name="P4">
Lesya Tsurenko won Ana Bogdan from Romania in the third Colivimbledon - 4: 6, 6: 3, 7: 6(20-18), reports Ukrinform.</text:p>
      <text:p text:style-name="P4">
The Ukrainian gave way to the first set, but in the second won and turned the game in the third set. The game took place in high tension and eventually opted on a Tai-Breik, where the victory was celebrated by the Ukrainian tennis player.</text:p>
      <text:p text:style-name="P4">
The match against Bogdan lasted 3 hours 30 minutes.</text:p>
      <text:p text:style-name="P4">
In the 1/8 finals, the Ukrainian will resist the winners of the Pegul pair - Cocherto.</text:p>
      <text:p text:style-name="P4">
<text:span text:style-name="T4">
 Read also: </text:span>
 <text:a xlink:type="simple" xlink:href="https://www.ukrinform.ua/rubric-sports/3732887-kalinina-postupilas-andreesku-ta-zaversila-vistupi-na-vimbldoni.html" text:style-name="Internet_20_link" text:visited-style-name="Visited_20_Internet_20_Link">
Kalinina gave way to Andreesk on Wimbledon</text:a>
As reported by Ukrinform, Marta Kostyuk came out in 1/16 of the tournament.</text:p>
      <text:p text:style-name="P4">
Photo: btu.org.ua</text:p>
      <text:p text:style-name="P4">
News Source: <text:a xlink:type="simple" xlink:href="https://www.ukrinform.ua/rubric-sports/3732911-curenko-vijsla-do-cetvertogo-kola-vimbldona.html" text:style-name="Internet_20_link" text:visited-style-name="Visited_20_Internet_20_Link">
https://www.ukrinform.ua/rubric-sports/3732911-curenko-vijsla-do-cetvertogo-kola-vimbldona.html</text:a>
</text:p>
      <!--NEWS-->
      <text:h text:style-name="P10" text:outline-level="1">
<text:span text:style-name="T4">
In Iziuma closed the protective structures of Polovtsian grandmothers</text:span>
</text:h>
      <text:p text:style-name="P4">
Authors: Ukrinform (Person)</text:p>
      <text:p text:style-name="P4">
Publisher: Укринформ (Organization)</text:p>
      <text:p text:style-name="P4">
Published Time: 2023-07-07T19:08:35+03:00</text:p>
      <text:p text:style-name="P4">
Modified Time: 2023-07-07T19:08:35+03:00</text:p>
      <text:p text:style-name="P4">
Description: In Izium in Kharkiv region, the Polovtsian grandmothers were damaged, which were damaged by Russian shelling. - Ukrinform.</text:p>
      <text:p text:style-name="P4">
Images: ['<text:a xlink:type="simple" xlink:href="https://static.ukrinform.com/photos/2023_07/thumb_files/630_360_1688745761-1260.jpeg" text:style-name="Internet_20_link" text:visited-style-name="Visited_20_Internet_20_Link">
630_360_16887...</text:a>
']</text:p>
      <text:p text:style-name="P4">
Tags: ['Обстріл', 'Харківщина', 'Війна з Росією', 'Ізюм']</text:p>
      <text:p text:style-name="P4">
Type: Article</text:p>
      <!--METADATA-->
      <text:p text:style-name="P4">
<draw:frame draw:style-name="fr1" draw:name="Image175" text:anchor-type="as-char" svg:width="6.9236in" svg:height="3.956343in" draw:z-index="0">
<draw:image xlink:href="../Images/yкринформ/2023-07-07T19-08-35-03-00/630_360_1688745761-1260.jpeg" xlink:type="simple" xlink:show="embed" xlink:actuate="onLoad" draw:mime-type="image/jpeg"/>
</draw:frame>
In Iziumin, Kharkiv region was preserved by Polovtsian grandmothers, which were damaged by Russian units.</text:p>
      <text:p text:style-name="P4">
This was reported <text:a xlink:type="simple" xlink:href="http://city-izyum.gov.ua/v-iziumi-provely-roboty-z-ubezpechennia-kam-ianykh-polovetskykh-bab/" text:style-name="Internet_20_link" text:visited-style-name="Visited_20_Internet_20_Link">
Izium City Council</text:a>
, reports Ukrinform.  <draw:frame draw:style-name="fr1" draw:name="Image176" text:anchor-type="as-char" svg:width="6.9236in" svg:height="3.956343in" draw:z-index="0">
<draw:image xlink:href="../Images/yкринформ/2023-07-07T19-08-35-03-00/630_360_1688745761-1260.jpeg" xlink:type="simple" xlink:show="embed" xlink:actuate="onLoad" draw:mime-type="image/jpeg"/>
</draw:frame>
</text:p>
      <text:p text:style-name="P4">
<text:a xlink:type="simple" xlink:href="https://static.ukrinform.com/photos/2023_07/1688745761-1260.jpeg" text:style-name="Internet_20_link" text:visited-style-name="Visited_20_Internet_20_Link">
 <draw:frame draw:style-name="fr1" draw:name="Image177" text:anchor-type="as-char" svg:width="6.9236in" svg:height="3.956343in" draw:z-index="0">
<draw:image xlink:href="../Images/yкринформ/2023-07-07T19-08-35-03-00/630_360_1688745761-1260.jpeg" xlink:type="simple" xlink:show="embed" xlink:actuate="onLoad" draw:mime-type="image/jpeg"/>
</draw:frame>
</text:a>
 <text:a xlink:type="simple" xlink:href="https://static.ukrinform.com/photos/2023_07/1688745759-9883.jpeg" text:style-name="Internet_20_link" text:visited-style-name="Visited_20_Internet_20_Link">
</text:a>
 <text:a xlink:type="simple" xlink:href="https://static.ukrinform.com/photos/2023_07/1688745759-1134.jpeg" text:style-name="Internet_20_link" text:visited-style-name="Visited_20_Internet_20_Link">
</text:a>
 <text:a xlink:type="simple" xlink:href="https://static.ukrinform.com/photos/2023_07/1688745759-2941.jpeg" text:style-name="Internet_20_link" text:visited-style-name="Visited_20_Internet_20_Link">
</text:a>
 <text:a xlink:type="simple" xlink:href="https://static.ukrinform.com/photos/2023_07/1688745761-8772.jpeg" text:style-name="Internet_20_link" text:visited-style-name="Visited_20_Internet_20_Link">
</text:a>
 <text:a xlink:type="simple" xlink:href="https://static.ukrinform.com/photos/2023_07/1688745762-2388.jpeg" text:style-name="Internet_20_link" text:visited-style-name="Visited_20_Internet_20_Link">
</text:a>
 <text:a xlink:type="simple" xlink:href="https://static.ukrinform.com/photos/2023_07/1688745762-5889.jpeg" text:style-name="Internet_20_link" text:visited-style-name="Visited_20_Internet_20_Link">
</text:a>
 <text:a xlink:type="simple" xlink:href="https://static.ukrinform.com/photos/2023_07/1688745762-6940.jpeg" text:style-name="Internet_20_link" text:visited-style-name="Visited_20_Internet_20_Link">
</text:a>
"In order to protect in the conditions of martial law, experts of the Kharkiv Branch of the National Research Central Sergey Omelnyk and Svetlana Yefanov, as well as the director of the Kharkiv Historical Museum named after MF Sumtsov, Olga Soshnikov, were conducted to Izium. Their victory cultivation was preserved by stone beans with all necessary standards and conditions, " - the message reads.</text:p>
      <text:p text:style-name="P4">
It is noted that experts helped with the work local utilities.</text:p>
      <text:p text:style-name="P4">
*!(https://www.ukrinform.ua/rubric-culture/3637574-u-cernigovi-zakonservuvali-zrujnovanij-budinok-mecenata-tarnovskogo.html)</text:p>
      <text:p text:style-name="P4">
<text:span text:style-name="T4">
 Read also: </text:span>
 <text:a xlink:type="simple" xlink:href="https://www.ukrinform.ua/rubric-regions/3725506-na-hortici-cerez-padinna-rivna-vodi-arheologi-znahodat-ulamki-keramiki-dobi-eneolitu.html" text:style-name="Internet_20_link" text:visited-style-name="Visited_20_Internet_20_Link">
on the chorty because of the fall of water level, archaeologists find the bulk of the ceramics of the eneolithic eneolite</text:a>
Stone Polovtsian grandmothers under Izium - a unique historical monument, dated to the IX -XIII centuries, it is a business card of the city.</text:p>
      <text:p text:style-name="P4">
News Source: <text:a xlink:type="simple" xlink:href="https://www.ukrinform.ua/rubric-regions/3732912-v-izumi-zakrili-zahisnimi-konstrukciami-poloveckih-bab.html" text:style-name="Internet_20_link" text:visited-style-name="Visited_20_Internet_20_Link">
https://www.ukrinform.ua/rubric-regions/3732912-v-izumi-zakrili-zahisnimi-konstrukciami-poloveckih-bab.html</text:a>
</text:p>
      <!--NEWS-->
      <text:h text:style-name="P10" text:outline-level="1">
<text:span text:style-name="T4">
In the capital, 21% of shelters need repair - Klitschko</text:span>
</text:h>
      <text:p text:style-name="P4">
Authors: Ukrinform (Person)</text:p>
      <text:p text:style-name="P4">
Publisher: Укринформ (Organization)</text:p>
      <text:p text:style-name="P4">
Published Time: 2023-07-07T19:09:00+03:00</text:p>
      <text:p text:style-name="P4">
Modified Time: 2023-07-07T19:09:00+03:00</text:p>
      <text:p text:style-name="P4">
Description: In Kiev, 21% of shelters need additional repair. - Ukrinform.</text:p>
      <text:p text:style-name="P4">
Images: ['<text:a xlink:type="simple" xlink:href="https://static.ukrinform.com/photos/2023_06/thumb_files/630_360_1686303753-448.jpg" text:style-name="Internet_20_link" text:visited-style-name="Visited_20_Internet_20_Link">
630_360_16863...</text:a>
']</text:p>
      <text:p text:style-name="P4">
Tags: ['Віталій Кличко', 'Київ', 'Ремонт', 'Укриття']</text:p>
      <text:p text:style-name="P4">
Type: Article</text:p>
      <!--METADATA-->
      <text:p text:style-name="P4">
<draw:frame draw:style-name="fr1" draw:name="Image185" text:anchor-type="as-char" svg:width="6.9236in" svg:height="3.956343in" draw:z-index="0">
<draw:image xlink:href="../Images/yкринформ/2023-07-07T19-09-00-03-00/630_360_1686303753-448.jpg" xlink:type="simple" xlink:show="embed" xlink:actuate="onLoad" draw:mime-type="image/jpeg"/>
</draw:frame>
In Kiev ,21% of shelters require additional repair.</text:p>
      <text:p text:style-name="P4">
About it in <text:a xlink:type="simple" xlink:href="https://www.youtube.com/watch" text:style-name="Internet_20_link" text:visited-style-name="Visited_20_Internet_20_Link">
ether</text:a>
The mayor of the capital Vitaliy Klitschko informed the city mayor of the capital, reports correspondent.</text:p>
      <text:p text:style-name="P4">
“According to the results of the inspection 4655 <text:a xlink:type="simple" xlink:href="https://www.ukrinform.ua/tag-ukritta" text:style-name="Internet_20_link" text:visited-style-name="Visited_20_Internet_20_Link">
shelter</text:a>
65%are suitable in Kiev. Unfortunately, 21% of shelters require additional repair. 14% do not meet the criteria of shelters, ”the mayor said.</text:p>
      <text:p text:style-name="P4">
He noted that these 14% of unsuitable objects were removed from the shelter map.</text:p>
      <text:p text:style-name="P4">
<text:span text:style-name="T4">
 Read also: </text:span>
 <text:a xlink:type="simple" xlink:href="https://www.ukrinform.ua/rubric-kyiv/3731418-z-obliku-ta-mapi-ukrittiv-u-kievi-znali-blizko-tisaci-obektiv.html" text:style-name="Internet_20_link" text:visited-style-name="Visited_20_Internet_20_Link">
from accounting and shelter maps in Kiev, have removed about a thousand objects</text:a>
As reported by Ukrinform, in Kiev it is planned to gradually introduce <text:a xlink:type="simple" xlink:href="https://www.ukrinform.ua/rubric-kyiv/3730400-sistemu-avtomatizovanogo-vidkritta-shovis-planuut-zaprovaditi-po-vsomu-kievu-kmva.html" text:style-name="Internet_20_link" text:visited-style-name="Visited_20_Internet_20_Link">
a system of automated opening of shelters. </text:a>
</text:p>
      <text:p text:style-name="P4">
News Source: <text:a xlink:type="simple" xlink:href="https://www.ukrinform.ua/rubric-kyiv/3732915-u-stolici-21-ukrittiv-potrebuut-remontu-klicko.html" text:style-name="Internet_20_link" text:visited-style-name="Visited_20_Internet_20_Link">
https://www.ukrinform.ua/rubric-kyiv/3732915-u-stolici-21-ukrittiv-potrebuut-remontu-klicko.html</text:a>
</text:p>
      <!--NEWS-->
      <text:h text:style-name="P10" text:outline-level="1">
<text:span text:style-name="T4">
Zelensky discussed with Slovak parliamentarians the formula of peace</text:span>
</text:h>
      <text:p text:style-name="P4">
Authors: Ukrinform (Person)</text:p>
      <text:p text:style-name="P4">
Publisher: Укринформ (Organization)</text:p>
      <text:p text:style-name="P4">
Published Time: 2023-07-07T19:10:00+03:00</text:p>
      <text:p text:style-name="P4">
Modified Time: 2023-07-07T19:10:00+03:00</text:p>
      <text:p text:style-name="P4">
Description: President of Ukraine Volodymyr Zelensky discussed the participation of this country with the chairman and members of the Slovak Parliament in the implementation of the formula of peace and Euro -Atlantic aspirations of Ukraine. - Ukrinform.</text:p>
      <text:p text:style-name="P4">
Images: ['<text:a xlink:type="simple" xlink:href="https://static.ukrinform.com/photos/2023_07/thumb_files/630_360_1688745989-844.jpg" text:style-name="Internet_20_link" text:visited-style-name="Visited_20_Internet_20_Link">
630_360_16887...</text:a>
']</text:p>
      <text:p text:style-name="P4">
Tags: ['НАТО', 'Парламент', 'Словаччина', 'Зеленський', 'Війна з Росією', 'Формула миру']</text:p>
      <text:p text:style-name="P4">
Type: Article</text:p>
      <!--METADATA-->
      <text:p text:style-name="P4">
<draw:frame draw:style-name="fr1" draw:name="Image186" text:anchor-type="as-char" svg:width="6.9236in" svg:height="3.956343in" draw:z-index="0">
<draw:image xlink:href="../Images/yкринформ/2023-07-07T19-10-00-03-00/630_360_1688745989-844.jpg" xlink:type="simple" xlink:show="embed" xlink:actuate="onLoad" draw:mime-type="image/jpeg"/>
</draw:frame>
Volodymyr Zelenskyy Presidential Ukrainian discussed the participation of the country and Euro -Atlantic in Ukraine with the chairman and members of the parliamentary region.</text:p>
      <text:p text:style-name="P4">
The Head of State reported this in <text:a xlink:type="simple" xlink:href="https://t.me/V_Zelenskiy_official/6892" text:style-name="Internet_20_link" text:visited-style-name="Visited_20_Internet_20_Link">
telegram</text:a>
, reports Ukrinform.</text:p>
      <text:p text:style-name="P4">
“He met with the Chairman of the National Council of Slovakia Boris Collair Taslovsky parliamentarians. The participation of Slovakia of the formula of peace and Euro -Atlantic aspirations of Ukraine was subject to the participation of Slovakia, ”said <text:a xlink:type="simple" xlink:href="https://www.ukrinform.ua/tag-zelenskij" text:style-name="Internet_20_link" text:visited-style-name="Visited_20_Internet_20_Link">
Zelensky</text:a>
.</text:p>
      <text:p text:style-name="P4">
He thanked Collar and Slovak deputies for a number of decisions in support of Ukraine, in particular regarding the recognition of the Russian regime terrorist, and Russia - a state that supports terrorism.</text:p>
      <text:p text:style-name="P4">
<text:span text:style-name="T4">
 Read also: </text:span>
 <text:a xlink:type="simple" xlink:href="https://www.ukrinform.ua/rubric-ato/3732843-ukraina-otrimae-vid-slovaccini-se-16-gaubic-zuzana-2.html" text:style-name="Internet_20_link" text:visited-style-name="Visited_20_Internet_20_Link">
Ukraine will receive from <text:span text:style-name="T4">
 Slovakia </text:span>
 Another 16 howitzes Zuzana 2</text:a>
Earlier, President Volodymyr Zelenskyy had a meeting with the President of Slovakia Chaputova.</text:p>
      <text:p text:style-name="P4">
As it was reported, President Volodymyr Zelenskyy arrived on Friday with a visit to Slovakia. He used to visit the Czech Republic and Bulgaria.</text:p>
      <text:p text:style-name="P4">
<text:span text:style-name="T5">
Foto: Volodymyr Zelenskyy, Facebook</text:span>
</text:p>
      <text:p text:style-name="P4">
News Source: <text:a xlink:type="simple" xlink:href="https://www.ukrinform.ua/rubric-polytics/3732913-zelenskij-obgovoriv-zi-slovackimi-parlamentariami-formulu-miru.html" text:style-name="Internet_20_link" text:visited-style-name="Visited_20_Internet_20_Link">
https://www.ukrinform.ua/rubric-polytics/3732913-zelenskij-obgovoriv-zi-slovackimi-parlamentariami-formulu-miru.html</text:a>
</text:p>
      <!--NEWS-->
      <text:h text:style-name="P10" text:outline-level="1">
<text:span text:style-name="T4">
NATO Summit in Vilnius should not become another continuation of the Open Door Policy - Ambassador</text:span>
</text:h>
      <text:p text:style-name="P4">
Authors: Ukrinform (Person)</text:p>
      <text:p text:style-name="P4">
Publisher: Укринформ (Organization)</text:p>
      <text:p text:style-name="P4">
Published Time: 2023-07-07T19:14:00+03:00</text:p>
      <text:p text:style-name="P4">
Modified Time: 2023-07-07T19:14:00+03:00</text:p>
      <text:p text:style-name="P4">
Description: NATO Summit in Vilnius should not be an next extension of the Open Door policy, which has been spent for over 10 years. - Ukrinform.</text:p>
      <text:p text:style-name="P4">
Images: ['<text:a xlink:type="simple" xlink:href="https://static.ukrinform.com/photos/2016_08/thumb_files/630_360_1472144389-4562.jpg" text:style-name="Internet_20_link" text:visited-style-name="Visited_20_Internet_20_Link">
630_360_14721...</text:a>
']</text:p>
      <text:p text:style-name="P4">
Tags: ['НАТО', 'Нідерланди', 'Посол', 'Україна']</text:p>
      <text:p text:style-name="P4">
Type: Article</text:p>
      <!--METADATA-->
      <text:p text:style-name="P4">
<draw:frame draw:style-name="fr1" draw:name="Image188" text:anchor-type="as-char" svg:width="6.9236in" svg:height="3.956343in" draw:z-index="0">
<draw:image xlink:href="../Images/yкринформ/2023-07-07T19-14-00-03-00/630_360_1472144389-4562.jpg" xlink:type="simple" xlink:show="embed" xlink:actuate="onLoad" draw:mime-type="image/jpeg"/>
</draw:frame>
Samital in Vilnius should not be an next continuation of the Open Drove policy, which has been spent for over 10 years.</text:p>
      <text:p text:style-name="P4">
Ambassador of Ukraine to the Netherlands Alexander Karasevich said in the exclusive commentary of the Ukrinform correspondent in the Hague.</text:p>
      <text:p text:style-name="P4">
"Expectations from the summit in Vilnius are truly high, and I am very calculating that the results will meet these expectations. We strive to get very clear, specific signals about our future membership in the Alliance. <text:a xlink:type="simple" xlink:href="https://www.ukrinform.ua/tag-samit-nato" text:style-name="Internet_20_link" text:visited-style-name="Visited_20_Internet_20_Link">
Summit</text:a>
It should not become another continuation of the open door of the Open Door, which has been spent for more than 10 years for more than 10 years. We want to keep an invitation to enter the Alliance by a simplified procedure. The work on the achievement of this goal is actively conducted by the head of state Vladimir Zelensky, Head of the Presidential Office Andriy Yermak, Minister Dmitry Kuleba, daily negotiations with partners are taking place. We do our best to get a clear signal in Vilnius in Vilnius as soon as the security situation is allowed, "the ambassador said.</text:p>
      <text:p text:style-name="P4">
He also noted that the Netherlands support Ukraine in all directions. "The Netherlands is not only a reliable partner who actively supports Ukraine with important tracks. The Netherlands is also one of the leaders in the consolidation of partners in the direction of achieving our strategic goals. The government and personally Mr. Prime Minister Mark Rutte, "Karasevich said.</text:p>
      <text:p text:style-name="P4">
<text:span text:style-name="T4">
 Read also: </text:span>
 <text:a xlink:type="simple" xlink:href="https://www.ukrinform.ua/rubric-polytics/3732894-niderlandi-vidigrali-odnu-z-liderskih-rolej-u-koalicii-f16-dla-ukraini-posol.html" text:style-name="Internet_20_link" text:visited-style-name="Visited_20_Internet_20_Link">
<text:span text:style-name="T4">
 The Netherlands </text:span>
 played one of the leadership roles in the F -16 Coalition for Ukraine - Ambassador</text:a>
As reported by Ukrinform, on Tuesday, June 27, 2023, a meeting was held in the Dutch Hague in the framework of preparation for NATO summit, which should take place. The event was attended by Lithuanian President Gitanas Nauseda, President Andrzej Duda, Romanian President Klaus Johannis, Prime Minister Belgiumiexander de Kroo, Prime Minister of Norway Jonas Gar Stere, Prime Minister.</text:p>
      <text:p text:style-name="P4">
The next NATO summit, which will take place in Vilnius on July 11-12, will consider the continuation of assistance for Ukraine in its struggle of anti-Russian aggression.</text:p>
      <text:p text:style-name="P4">
News Source: <text:a xlink:type="simple" xlink:href="https://www.ukrinform.ua/rubric-polytics/3732916-samit-nato-u-vilnusi-ne-mae-stati-cergovim-prodovzennam-politiki-vidkritih-dverej-posol.html" text:style-name="Internet_20_link" text:visited-style-name="Visited_20_Internet_20_Link">
https://www.ukrinform.ua/rubric-polytics/3732916-samit-nato-u-vilnusi-ne-mae-stati-cergovim-prodovzennam-politiki-vidkritih-dverej-posol.html</text:a>
</text:p>
      <!--NEWS-->
      <text:h text:style-name="P10" text:outline-level="1">
<text:span text:style-name="T4">
In the Ministry of Foreign Affairs of Britain warned Russia from a terrorist attack at the Zaporozhye NPP</text:span>
</text:h>
      <text:p text:style-name="P4">
Authors: Ukrinform (Person)</text:p>
      <text:p text:style-name="P4">
Publisher: Укринформ (Organization)</text:p>
      <text:p text:style-name="P4">
Published Time: 2023-07-07T19:25:00+03:00</text:p>
      <text:p text:style-name="P4">
Modified Time: 2023-07-07T19:25:00+03:00</text:p>
      <text:p text:style-name="P4">
Description: James Kleverli, the head of the UK foreign policy, said Russia should not threaten security at the Zaporozhye Nuclear Power Plant. - Ukrinform.</text:p>
      <text:p text:style-name="P4">
Images: ['<text:a xlink:type="simple" xlink:href="https://static.ukrinform.com/photos/2023_01/thumb_files/630_360_1673921224-587.jpeg" text:style-name="Internet_20_link" text:visited-style-name="Visited_20_Internet_20_Link">
630_360_16739...</text:a>
']</text:p>
      <text:p text:style-name="P4">
Tags: ['Британія', 'Теракт', 'Росія', 'Запорізька АЕС']</text:p>
      <text:p text:style-name="P4">
Type: Article</text:p>
      <!--METADATA-->
      <text:p text:style-name="P4">
<draw:frame draw:style-name="fr1" draw:name="Image189" text:anchor-type="as-char" svg:width="6.9236in" svg:height="3.956343in" draw:z-index="0">
<draw:image xlink:href="../Images/yкринформ/2023-07-07T19-25-00-03-00/630_360_1673921224-587.jpeg" xlink:type="simple" xlink:show="embed" xlink:actuate="onLoad" draw:mime-type="image/jpeg"/>
</draw:frame>
The Glavazo -Political Office of the United Kingdom James Kleverli stated that Russia should not threaten the safety at the Zaporozhye Nuclear Power Plant.</text:p>
      <text:p text:style-name="P4">
The head of the British Foreign Ministry wrote about it in <text:a xlink:type="simple" xlink:href="https://twitter.com/JamesCleverly/status/1677324160903553026" text:style-name="Internet_20_link" text:visited-style-name="Visited_20_Internet_20_Link">
Twitter</text:a>
, reports Ukrinform.  “<text:a xlink:type="simple" xlink:href="https://www.ukrinform.ua/tag-rosia" text:style-name="Internet_20_link" text:visited-style-name="Visited_20_Internet_20_Link">
Russia</text:a>
It should not endanger the Zaporizhzhya NPP. The IAEA should gain full access for inspection and guarantee of nuclear safety, ”Kleverli said.</text:p>
      <text:p text:style-name="P4">
As reported by Ukrinform, on Friday, July 7, the CEO of the IAEA <text:a xlink:type="simple" xlink:href="https://www.ukrinform.ua/rubric-economy/3732658-magate-oglanuli-kilka-dilanok-zaporizkoi-aes-do-dahu-poki-dostupu-ne-otrimali-grossi.html" text:style-name="Internet_20_link" text:visited-style-name="Visited_20_Internet_20_Link">
Rafaelmariana Grosssey stated</text:a>
that the experts of the organization inspected several downs of Zaporizhzhya NPP, but did not receive access to the roof of the station.</text:p>
      <text:p text:style-name="P4">
<text:span text:style-name="T4">
 Read also: </text:span>
 <text:a xlink:type="simple" xlink:href="https://www.ukrinform.ua/rubric-ato/3732546-britania-gotova-spivpracuvati-z-aponieu-nad-zborom-dokaziv-voennih-zlociniv-rosian-v-ukraini.html" text:style-name="Internet_20_link" text:visited-style-name="Visited_20_Internet_20_Link">
<text:span text:style-name="T4">
 Britain </text:span>
 Ready to cooperate with Japan over the collection of Russian war crimes in Ukraine</text:a>
Earlier in the General Staff of the Armed Forces, they stated possible preparation of provocation in the territory of Ukraine occupied by Russian terrorists since March last year. To the security information, on July 4, on the roof of the third and fourth -energy blocks, the Russians placed foreign objects similar to explosive devices.</text:p>
      <text:p text:style-name="P4">
<text:span text:style-name="T5">
Foto: Wikipedia</text:span>
</text:p>
      <text:p text:style-name="P4">
News Source: <text:a xlink:type="simple" xlink:href="https://www.ukrinform.ua/rubric-world/3732919-u-mzs-britanii-zasteregli-rosiu-vid-teraktu-na-zaporizkij-aes.html" text:style-name="Internet_20_link" text:visited-style-name="Visited_20_Internet_20_Link">
https://www.ukrinform.ua/rubric-world/3732919-u-mzs-britanii-zasteregli-rosiu-vid-teraktu-na-zaporizkij-aes.html</text:a>
</text:p>
      <!--NEWS-->
      <text:h text:style-name="P10" text:outline-level="1">
<text:span text:style-name="T4">
In China, the Internet Company was fined by over $ 980 million</text:span>
</text:h>
      <text:p text:style-name="P4">
Authors: Ukrinform (Person)</text:p>
      <text:p text:style-name="P4">
Publisher: Укринформ (Organization)</text:p>
      <text:p text:style-name="P4">
Published Time: 2023-07-07T19:26:25+03:00</text:p>
      <text:p text:style-name="P4">
Modified Time: 2023-07-07T19:26:25+03:00</text:p>
      <text:p text:style-name="P4">
Description: On Friday, the China has announced an Ant Group fine worth 7.1 billion yuan ($ 984 million). - Ukrinform.</text:p>
      <text:p text:style-name="P4">
Images: ['<text:a xlink:type="simple" xlink:href="https://static.ukrinform.com/photos/2023_07/thumb_files/630_360_1688746869-968.jpeg" text:style-name="Internet_20_link" text:visited-style-name="Visited_20_Internet_20_Link">
630_360_16887...</text:a>
']</text:p>
      <text:p text:style-name="P4">
Tags: ['Інтернет', 'Китай', 'Штраф']</text:p>
      <text:p text:style-name="P4">
Type: Article</text:p>
      <!--METADATA-->
      <text:p text:style-name="P4">
<draw:frame draw:style-name="fr1" draw:name="Image190" text:anchor-type="as-char" svg:width="6.9236in" svg:height="3.956343in" draw:z-index="0">
<draw:image xlink:href="../Images/yкринформ/2023-07-07T19-26-25-03-00/630_360_1688746869-968.jpeg" xlink:type="simple" xlink:show="embed" xlink:actuate="onLoad" draw:mime-type="image/jpeg"/>
</draw:frame>
China Vlad to announce an Ant Group fine worth 7.1 million yuan($ 984 million).</text:p>
      <text:p text:style-name="P4">
Як передає Укрінформ, про це повідомляє <text:a xlink:type="simple" xlink:href="http://www.reuters.com/technology/china-end-ant-groups-regulatory-revamp-with-fine-least-11-bln-sources-2023-07-07/" text:style-name="Internet_20_link" text:visited-style-name="Visited_20_Internet_20_Link">
 Reuters</text:a>
.</text:p>
      <text:p text:style-name="P4">
The publication emphasizes that this marked the completion of the long-term regulatory testing of Fintech Companies and has become the main step towards the end of the country's repression.</text:p>
      <text:p text:style-name="P4">
At the request of the Central Bank <text:a xlink:type="simple" xlink:href="https://www.ukrinform.ua/tag-kitaj" text:style-name="Internet_20_link" text:visited-style-name="Visited_20_Internet_20_Link">
China</text:a>
, in addition to paying a fine of 7.1 billion yuan, Ant should cease the activity of its XIanghubao medical care and pay compensation to the users.</text:p>
      <text:p text:style-name="P4">
"This punishment is one of the biggest penalties for the Internet company in China," the message goes.</text:p>
      <text:p text:style-name="P4">
It is also reported that Ant and its subsidiaries have violated the laws on corporate management and protection of financial consumers, as well as providing banking and insurance services, reported at the People's Bank of China.</text:p>
      <text:p text:style-name="P4">
The company instead stated that the correction was completed. The Xianghubao service was closed in 2021, stated in the material.</text:p>
      <text:p text:style-name="P4">
In addition to Ant Group, the Chinese government's penalties also concerned Ping An, Postal Savings and Tencent Holdings banks, as well as PICC Propertyand Casualty.</text:p>
      <text:p text:style-name="P4">
The People's Bank of China stated that further financial regulators are focused on improving the "normalized" levels of supervision of financial business companies and will supervise all types of financial activity.</text:p>
      <text:p text:style-name="P4">
<text:span text:style-name="T4">
 Read also: </text:span>
 <text:a xlink:type="simple" xlink:href="https://www.ukrinform.ua/rubric-technology/3712598-regulator-es-ostrafuvav-meta-na-rekordni-12-milarda.html" text:style-name="Internet_20_link" text:visited-style-name="Visited_20_Internet_20_Link">
<text:span text:style-name="T4">
 Regulator </text:span>
 EU <text:span text:style-name="T4">
 Finished </text:span>
 <text:span text:style-name="T4">
 Meta </text:span>
 on <text:span text:style-name="T4">
 Record </text:span>
 € 1.2 <text:span text:style-name="T4">
 billion </text:span>
</text:a>
As reported by Ukrinform, Microsoft Corporation <text:a xlink:type="simple" xlink:href="https://www.ukrinform.ua/rubric-technology/3718798-microsoft-splatit-20-miljoniv-strafu-za-nezakonnij-zbir-informacii-pro-ditej.html" text:style-name="Internet_20_link" text:visited-style-name="Visited_20_Internet_20_Link">
pays $ 20 million</text:a>
To regulate the charges of the US Federal Trade Commission(FTC)in the illegal collection of personal information about children without the consent of their parents.  <text:span text:style-name="T5">
Foto: efe</text:span>
</text:p>
      <text:p text:style-name="P4">
News Source: <text:a xlink:type="simple" xlink:href="https://www.ukrinform.ua/rubric-world/3732920-u-kitai-internetkompaniu-ostrafuvali-na-ponad-980-miljoniv.html" text:style-name="Internet_20_link" text:visited-style-name="Visited_20_Internet_20_Link">
https://www.ukrinform.ua/rubric-world/3732920-u-kitai-internetkompaniu-ostrafuvali-na-ponad-980-miljoniv.html</text:a>
</text:p>
      <!--NEWS-->
      <text:h text:style-name="P10" text:outline-level="1">
<text:span text:style-name="T4">
NAPC started testing the portal for corruption exposers</text:span>
</text:h>
      <text:p text:style-name="P4">
Authors: Ukrinform (Person)</text:p>
      <text:p text:style-name="P4">
Publisher: Укринформ (Organization)</text:p>
      <text:p text:style-name="P4">
Published Time: 2023-07-07T19:28:00+03:00</text:p>
      <text:p text:style-name="P4">
Modified Time: 2023-07-07T19:28:00+03:00</text:p>
      <text:p text:style-name="P4">
Description: The National Anti -Corruption Agency has started testing for a single portal of reporters developed with the support of USAID Interaction (SACI). - Ukrinform.</text:p>
      <text:p text:style-name="P4">
Images: ['<text:a xlink:type="simple" xlink:href="https://static.ukrinform.com/photos/2018_08/thumb_files/630_360_1535355075-1804.jpg" text:style-name="Internet_20_link" text:visited-style-name="Visited_20_Internet_20_Link">
630_360_15353...</text:a>
']</text:p>
      <text:p text:style-name="P4">
Tags: ['НАЗК', 'Корупція', 'Новіков']</text:p>
      <text:p text:style-name="P4">
Type: Article</text:p>
      <!--METADATA-->
      <text:p text:style-name="P4">
<draw:frame draw:style-name="fr1" draw:name="Image191" text:anchor-type="as-char" svg:width="6.9236in" svg:height="3.956343in" draw:z-index="0">
<draw:image xlink:href="../Images/yкринформ/2023-07-07T19-28-00-03-00/630_360_1535355075-1804.jpg" xlink:type="simple" xlink:show="embed" xlink:actuate="onLoad" draw:mime-type="image/jpeg"/>
</draw:frame>
The National Anti -Corruption Agency has started testing for a member of the reporting portal of the messages developed with the support of USAID “Interactions(Sack)”.</text:p>
      <text:p text:style-name="P4">
This was reported by NAPC Chairman Alexander Novikov, Ukrinform reports to <text:a xlink:type="simple" xlink:href="https://nazk.gov.ua/uk/novyny/nazk-rozpochalo-testuvannya-portalu-dlya-vykryvachiv-koruptsiyi-oleksandr-novikov/" text:style-name="Internet_20_link" text:visited-style-name="Visited_20_Internet_20_Link">
site</text:a>
Office.</text:p>
      <text:p text:style-name="P4">
As it is noted, 10 authorities are involved in the testing. In total, about 90,000 authorities and local self -government, legal entities will be connected to the portal.</text:p>
      <text:p text:style-name="P4">
“The launch of the portal of the announcement of the pencils is scheduled for the next few months. It will help to inform citizens about facts <text:a xlink:type="simple" xlink:href="https://www.ukrinform.ua/tag-korupcia" text:style-name="Internet_20_link" text:visited-style-name="Visited_20_Internet_20_Link">
corruption</text:a>
, including anonymous. In addition, it is extremely important to provide information on information that will make restricted access from the Security Service of Ukraine, military formations, ”Novikov said.</text:p>
      <text:p text:style-name="P4">
Photo: NAPC</text:p>
      <text:p text:style-name="P4">
In addition, it is planned to strengthen the protection of military personnel, to ensure their legal protection and providing proper psychological assistance at the proper level. It is also important to constantly regular educational activities of society, which will help to form respect for corruption accusers.</text:p>
      <text:p text:style-name="P4">
*!(https://www.ukrinform.ua/rubric-society/3732735-u-nazk-spodivautsa-najblizcim-casom-vperse-viplatiti-10-vinagorodi-vikrivacu.html)According to the head of the NAPC, the practice of the EU and the OECD proved that the work is accustomed to and exposing corruption that is the basis for building safe and wealthy social communities.</text:p>
      <text:p text:style-name="P4">
“Corruption reveals are extremely important because, unlike the rule of law, they can have direct access to information. This will help to build a culture of responsible citizens in Ukraine, which are the revelators, ”Novikov said.</text:p>
      <text:p text:style-name="P4">
As reported, in 2022 the NAPC was a participant in 69 court cases, which are subject to reveators. During the year, the courts made 14 decisions in favor of the publicants.</text:p>
      <text:p text:style-name="P4">
News Source: <text:a xlink:type="simple" xlink:href="https://www.ukrinform.ua/rubric-society/3732925-nazk-rozpocalo-testuvanna-portalu-dla-vikrivaciv-korupcii.html" text:style-name="Internet_20_link" text:visited-style-name="Visited_20_Internet_20_Link">
https://www.ukrinform.ua/rubric-society/3732925-nazk-rozpocalo-testuvanna-portalu-dla-vikrivaciv-korupcii.html</text:a>
</text:p>
      <!--NEWS-->
      <text:h text:style-name="P10" text:outline-level="1">
<text:span text:style-name="T4">
The enemy focused on five directions, there are heavy battles</text:span>
</text:h>
      <text:p text:style-name="P4">
Authors: Ukrinform (Person)</text:p>
      <text:p text:style-name="P4">
Publisher: Укринформ (Organization)</text:p>
      <text:p text:style-name="P4">
Published Time: 2023-07-07T19:28:34+03:00</text:p>
      <text:p text:style-name="P4">
Modified Time: 2023-07-07T19:28:34+03:00</text:p>
      <text:p text:style-name="P4">
Description: 20 combat clashes took place at the Kupyansk, Lyman, Bakhmut, Bakhmut, Avdiivsky and Mariinsky Front. - Ukrinform.</text:p>
      <text:p text:style-name="P4">
Images: ['<text:a xlink:type="simple" xlink:href="https://static.ukrinform.com/photos/2023_07/thumb_files/630_360_1688747051-694.jpg" text:style-name="Internet_20_link" text:visited-style-name="Visited_20_Internet_20_Link">
630_360_16887...</text:a>
']</text:p>
      <text:p text:style-name="P4">
Tags: ['Генштаб', 'Обстріл', 'Війна з Росією']</text:p>
      <text:p text:style-name="P4">
Type: Article</text:p>
      <!--METADATA-->
      <text:p text:style-name="P4">
<draw:frame draw:style-name="fr1" draw:name="Image193" text:anchor-type="as-char" svg:width="6.9236in" svg:height="3.956343in" draw:z-index="0">
<draw:image xlink:href="../Images/yкринформ/2023-07-07T19-28-34-03-00/630_360_1688747051-694.jpg" xlink:type="simple" xlink:show="embed" xlink:actuate="onLoad" draw:mime-type="image/jpeg"/>
</draw:frame>
The Nakupyansky, Lyman, Bakhmut, Avdiivsky and Marinskaya Front took place during the day.</text:p>
      <text:p text:style-name="P4">
The General Staff of the Armed Forces of Ukraine reported this on <text:a xlink:type="simple" xlink:href="https://www.facebook.com/GeneralStaff.ua/posts/pfbid02iWiZ4agapeUsmhLqrghqA1MNvWaaj4PszwqKmoLZxopumnANxKpYHyqyPitY4aS2l" text:style-name="Internet_20_link" text:visited-style-name="Visited_20_Internet_20_Link">
Facebook</text:a>
, reports Ukrinform.</text:p>
      <text:p text:style-name="P4">
As it is noted, during the day the enemy struck 42 aircraft strikes, made a close up of 30 shelling of rocket launchers of volley fire on the positions of our military and settlements.</text:p>
      <text:p text:style-name="P4">
The likelihood of rocket and aviation strikes throughout Ukraine is high.</text:p>
      <text:p text:style-name="P4">
<text:span text:style-name="T4">
 Read also: </text:span>
 <text:a xlink:type="simple" xlink:href="https://www.ukrinform.ua/rubric-ato/3732742-na-tavrijskomu-napramku-vorog-18-raziv-atakuvav-pozicii-zsu-perevazno-bila-marinki.html" text:style-name="Internet_20_link" text:visited-style-name="Visited_20_Internet_20_Link">
in the Tavriysk direction, the enemy has attacked the position of the enemy, mainly near Marinka</text:a>
"The enemy concentrates major efforts <text:span text:style-name="T4">
 on Kupyansk, Liman, Bakhmut, Avdiivsky and Mariinsky directions </text:span>
, heavy fights are ongoing. About 20 fighting collisions took place," Ugenstba reported.</text:p>
      <text:p text:style-name="P4">
<text:span text:style-name="T4">
 In Volyn and Polissya directions </text:span>
 Operational situation without significant changes.</text:p>
      <text:p text:style-name="P4">
<text:span text:style-name="T4">
 In the Siversky and Slobozhansky directions </text:span>
 the enemy retains military precipitation. During the day he struck an aviation strike in the area of Vilshanokhakiv region. Made mortar and artillery <text:a xlink:type="simple" xlink:href="https://www.ukrinform.ua/tag-obstril" text:style-name="Internet_20_link" text:visited-style-name="Visited_20_Internet_20_Link">
shelling</text:a>
more than 15 settlements, in particular, Zpoopivka, Chernihiv region; Krasnopillya of Sumy region and Okip, Neskachny, Vovchansk, Budarki and chopped in Kharkiv region.</text:p>
      <text:p text:style-name="P4">
<text:span text:style-name="T4">
 In the Kupyansk direction </text:span>
 the enemy tried to advance in the districts of Navoselivsky and Stelmachivka of Luhansk region. Our warriors keep the defense, reflected all the attacks of the enemy. Artillery and mortar shelling of the prohibition was suffered by well, Novomlinsk, two -year, Western, Masutivka, Kupyansk and Kislivka of Kharkiv region.</text:p>
      <text:p text:style-name="P4">
<text:span text:style-name="T4">
 In the Liman direction </text:span>
 During the day, the enemy led the assault actions of Tanamaggagorize our troops from the positions in the northwestern Brest Luhansk region, had no success. He caused aviation -hazards in the areas of Bigorivka of Luhansk region and controversial in Donetsk region. The artillery shellings have suffered more than 10 settlements, in particular, Nevskoye, Bigorivka, Luhansk region and Vesele, Rozdolivka of Donetsk region.<text:span text:style-name="T4">
 In the Avdeevsky direction </text:span>
 the enemy, with the support of aviation, performed unsuccessful successive actions in the districts of Novokalinov, Avdiivka and Nevelsky Donetsk region. At the same time, the enemy made artillery shelling of more than 15 painting points, in particular, the ceramics, Zhalane, Avdiivka, Severne, Karlovka, Pervomaisk and Neuelsk Donetsk region were injured.</text:p>
      <text:p text:style-name="P4">
<text:span text:style-name="T4">
 In the Mariinsky direction </text:span>
, under the hostile fire of artillery, our defenders have reflected all the attacks in the city of Marinka. The enemy struck the Aviation Blow of Krasnogorivka of Donetsk region. He was fired at the settlements Krasnogorovka, Marinka and Victory of Donetsk region.</text:p>
      <text:p text:style-name="P4">
<text:span text:style-name="T5">
!(https://www.ukrinform.ua/rubric-ato/3732733-na-bahmutskomu-napramku-zsu-prosunulisa-i-povernuli-ranise-zahopleni-teritorii-sirskij.html)</text:span>
<text:span text:style-name="T5">
 In the mineral direction </text:span>
* the enemy conducted unsuccessful offensive actions in the district of Donetsk region. He struck a hench near the Grand Duke. He fired more than 15 settlements, including -Novomikhailivka, Elizabeth, Bogoyavlenka, Village, Golden Niva and Severdenets region.</text:p>
      <text:p text:style-name="P4">
<text:span text:style-name="T4">
 In Zaporizhzhya and Kherson directions </text:span>
 the enemy concentrates the main assets on the prevention of further promotion of our troops. Executed shelling of more than 20 settlements, among them - Novodarivka, Levadne, Malynivka, Gulyaypole, Railway, Zaporizhzhya region; Lviv, Tokarivka, Antonovka, Giant, Kizomis, Kherson region and citysharson. The Defense Forces of Ukraine continue the offensive operation of the Tselitopol and Berdyansk directions, are fixed on the achievements, inflicting fire damage from artillery on the identified purpose, carrying out counter -battering measures.</text:p>
      <text:p text:style-name="P4">
The General Staff reports that against the background of successful fighting of the Defense Forces of Ukraine, and the enemy loss of the enemy in the live force, the number of refusals to participate in hostilities increased in the units of the Russian Tasks on the predictions. After that, they were taken into custody and moved to the building district court.In addition, the aviation of the defense forces per day made six strokes in the areas of the enemy's personnel, two on the anti -aircraft missile complexes one at the enemy management point. Our defenders also destroyed the reconnaissance UAV of the operative-tactical level.</text:p>
      <text:p text:style-name="P4">
Subdivisions of missile troops and artillery were struck by the Office, seven artillery at fire positions and the enemy radio.</text:p>
      <text:p text:style-name="P4">
As it was reported, [from February 24, 2022 to July 7, 2023, about 232 thousand 810 Russian invaders] were reported(https://www.ukrinform.ua/rubric-ato/3732555-sili-oboroni-znisili-vze-232-810-rosian.html), and 510 more - in the last day.</text:p>
      <text:p text:style-name="P4">
<text:span text:style-name="T5">
Foto: Konstantin Liber</text:span>
</text:p>
      <text:p text:style-name="P4">
News Source: <text:a xlink:type="simple" xlink:href="https://www.ukrinform.ua/rubric-ato/3732921-vorog-zoserediv-zusilla-na-pati-napramkah-jdut-vazki-boi.html" text:style-name="Internet_20_link" text:visited-style-name="Visited_20_Internet_20_Link">
https://www.ukrinform.ua/rubric-ato/3732921-vorog-zoserediv-zusilla-na-pati-napramkah-jdut-vazki-boi.html</text:a>
</text:p>
      <!--NEWS-->
      <text:h text:style-name="P10" text:outline-level="1">
<text:span text:style-name="T4">
The government has allocated an additional ₴ 85 million for salaries to Kherson region teachers</text:span>
</text:h>
      <text:p text:style-name="P4">
Authors: Ukrinform (Person)</text:p>
      <text:p text:style-name="P4">
Publisher: Укринформ (Organization)</text:p>
      <text:p text:style-name="P4">
Published Time: 2023-07-07T19:37:19+03:00</text:p>
      <text:p text:style-name="P4">
Modified Time: 2023-07-07T19:37:19+03:00</text:p>
      <text:p text:style-name="P4">
Description: The Cabinet of Ministers has redistributed an educational subsidy for ₴ 107 million, of which about ₴ 85 million will be referred to payments to teachers of Kherson region. - Ukrinform.</text:p>
      <text:p text:style-name="P4">
Images: ['<text:a xlink:type="simple" xlink:href="https://static.ukrinform.com/photos/2019_05/thumb_files/630_360_1557325097-157.jpg" text:style-name="Internet_20_link" text:visited-style-name="Visited_20_Internet_20_Link">
630_360_15573...</text:a>
']</text:p>
      <text:p text:style-name="P4">
Tags: ['Херсонщина', 'Зарплата', 'Вчитель', 'Шмигаль']</text:p>
      <text:p text:style-name="P4">
Type: Article</text:p>
      <!--METADATA-->
      <text:p text:style-name="P4">
<draw:frame draw:style-name="fr1" draw:name="Image194" text:anchor-type="as-char" svg:width="6.9236in" svg:height="3.956343in" draw:z-index="0">
<draw:image xlink:href="../Images/yкринформ/2023-07-07T19-37-19-03-00/630_360_1557325097-157.jpg" xlink:type="simple" xlink:show="embed" xlink:actuate="onLoad" draw:mime-type="image/jpeg"/>
</draw:frame>
Cabinet ministers have redistributed an educational subsidy for ₴ 107 million, of which about ₴ 85 million will additionally send to payments to teachers of Kherson region.</text:p>
      <text:p text:style-name="P4">
About this Prime Minister Denis Shmigal <text:a xlink:type="simple" xlink:href="https://t.me/Denys_Smyhal/5573" text:style-name="Internet_20_link" text:visited-style-name="Visited_20_Internet_20_Link">
</text:a>
<text:a xlink:type="simple" xlink:href="https://t.me/Denys_Smyhal/5573" text:style-name="Internet_20_link" text:visited-style-name="Visited_20_Internet_20_Link">
stated</text:a>
At a government meeting, Ukrainian reports.</text:p>
      <text:p text:style-name="P4">
“Today, the government is redistributing an educational subsidy for ₴ 107 million. About ₴ 85 million will be additionally directed to payments to teachers of the Kherson region, ”Shmigal said.</text:p>
      <text:p text:style-name="P4">
In addition, he said, the Cabinet of Ministers approved a document that will help to maintain a certificate of criminal record in the CNAPs, as well as the services of taking the theoretical exam necessary for obtaining the driver's license.</text:p>
      <text:p text:style-name="P4">
<text:span text:style-name="T4">
 Read also: </text:span>
 <text:a xlink:type="simple" xlink:href="https://www.ukrinform.ua/rubric-society/3730676-na-zarplati-vcitelam-cogoric-iz-budzetu-peredbaceno-na-205-milarda-mense-niz-torik-lisovij.html" text:style-name="Internet_20_link" text:visited-style-name="Visited_20_Internet_20_Link">
for salaries of teachers this year from the budget is provided for ₴ 20.5 billion less than last year - forest</text:a>
As reported, in June, Shmigal discussed the problematic issues of the Uherson region at the meeting. They relate to the consequences of flooding and payments to debt. Then Shmigal instructed the Ministry of Education and Science and the Ministry of Finance to prepare all the necessary management for payments to educators.</text:p>
      <text:p text:style-name="P4">
News Source: <text:a xlink:type="simple" xlink:href="https://www.ukrinform.ua/rubric-regions/3732926-urad-vidiliv-dodatkovo-85-miljoniv-na-zarplati-vcitelam-hersonsini.html" text:style-name="Internet_20_link" text:visited-style-name="Visited_20_Internet_20_Link">
https://www.ukrinform.ua/rubric-regions/3732926-urad-vidiliv-dodatkovo-85-miljoniv-na-zarplati-vcitelam-hersonsini.html</text:a>
</text:p>
      <!--NEWS-->
      <text:h text:style-name="P10" text:outline-level="1">
<text:span text:style-name="T4">
Kiev power plans to open the Podolsk-Resurrection Bridge in a few months</text:span>
</text:h>
      <text:p text:style-name="P4">
Authors: Ukrinform (Person)</text:p>
      <text:p text:style-name="P4">
Publisher: Укринформ (Organization)</text:p>
      <text:p text:style-name="P4">
Published Time: 2023-07-07T19:39:00+03:00</text:p>
      <text:p text:style-name="P4">
Modified Time: 2023-07-07T19:39:00+03:00</text:p>
      <text:p text:style-name="P4">
Description: Kyiv Mayor Vitaliy Klitschko promises to launch the work of the Podilsky-Resurrection Bridge in a few months. - Ukrinform.</text:p>
      <text:p text:style-name="P4">
Images: ['<text:a xlink:type="simple" xlink:href="https://static.ukrinform.com/photos/2023_05/thumb_files/630_360_1684501863-599.jpg" text:style-name="Internet_20_link" text:visited-style-name="Visited_20_Internet_20_Link">
630_360_16845...</text:a>
']</text:p>
      <text:p text:style-name="P4">
Tags: ['Віталій Кличко', 'Київ', 'Подільський міст']</text:p>
      <text:p text:style-name="P4">
Type: Article</text:p>
      <!--METADATA-->
      <text:p text:style-name="P4">
<draw:frame draw:style-name="fr1" draw:name="Image195" text:anchor-type="as-char" svg:width="6.9236in" svg:height="3.956343in" draw:z-index="0">
<draw:image xlink:href="../Images/yкринформ/2023-07-07T19-39-00-03-00/630_360_1684501863-599.jpg" xlink:type="simple" xlink:show="embed" xlink:actuate="onLoad" draw:mime-type="image/jpeg"/>
</draw:frame>
Kyiv City Chairman Vitaliy Klitschko promises to launch the work of the Podilsky-Resurrection Bridge in a few months.</text:p>
      <text:p text:style-name="P4">
He said this in <text:a xlink:type="simple" xlink:href="https://www.youtube.com/watch" text:style-name="Internet_20_link" text:visited-style-name="Visited_20_Internet_20_Link">
the air</text:a>
Kyiv TV channel, reports Ukrinform.</text:p>
      <text:p text:style-name="P4">
"If we do not have force majeure or circumstances, then in a few times we will launch the work of the Podilsky Bridge," the mayor assured.</text:p>
      <text:p text:style-name="P4">
It was reported <text:a xlink:type="simple" xlink:href="https://www.ukrinform.ua/tag-podilskij-mist" text:style-name="Internet_20_link" text:visited-style-name="Visited_20_Internet_20_Link">
Podilsky-Resurrection Bridge</text:a>
The Dnieper began to build Wash in 2003, with breaks due to lack of funding.</text:p>
      <text:p text:style-name="P4">
<text:span text:style-name="T4">
 Read also: </text:span>
 <text:a xlink:type="simple" xlink:href="https://www.ukrinform.ua/rubric-kyiv/3724883-miljonni-rozkradanna-na-budivnictvi-podilskogo-mostu-se-trom-posadovcam-ogolosili-pidozru.html" text:style-name="Internet_20_link" text:visited-style-name="Visited_20_Internet_20_Link">
<text:span text:style-name="T4">
 million </text:span>
 <text:span text:style-name="T4">
 </text:span>
 theft <text:span text:style-name="T4">
 on </text:span>
 construction <text:span text:style-name="T4">
<text:span text:style-name="T5">
* Podilsky </text:span>
* </text:span>
 Bridge <text:span text:style-name="T4">
: more </text:span>
 three <text:span text:style-name="T4">
 </text:span>
 <text:span text:style-name="T4">
 </text:span>
 <text:span text:style-name="T4">
 </text:span>
 <text:span text:style-name="T4">
 </text:span>
 <text:span text:style-name="T4">
* Suspicion </text:span>
</text:a>
The car connection between the left and right shores of the Dnieper on the Podilsky-Resurrection Bridge was planned to be launched at the end of 2021, but failed. The reasons for the delay in the completion of the construction of the Podilskyi Bridge is builders <text:a xlink:type="simple" xlink:href="https://www.ukrinform.ua/rubric-kyiv/3389110-komunalniki-poasnili-comu-zabuksuvalo-budivnictvo-podilskogo-mostu.html" text:style-name="Internet_20_link" text:visited-style-name="Visited_20_Internet_20_Link">
called</text:a>
Coronavirus pandemic, adjustment of the project of the left -bank part of the corner, as well as the resistance of the inhabitants of Rusana gardens.</text:p>
      <text:p text:style-name="P4">
News Source: <text:a xlink:type="simple" xlink:href="https://www.ukrinform.ua/rubric-kyiv/3732927-vlada-kieva-planue-vidkriti-podilskovoskresenskij-mist-za-kilka-misaciv.html" text:style-name="Internet_20_link" text:visited-style-name="Visited_20_Internet_20_Link">
https://www.ukrinform.ua/rubric-kyiv/3732927-vlada-kieva-planue-vidkriti-podilskovoskresenskij-mist-za-kilka-misaciv.html</text:a>
</text:p>
      <!--NEWS-->
      <text:h text:style-name="P10" text:outline-level="1">
<text:span text:style-name="T4">
Klitschko announced the launch of the subway station on the vineyard next year</text:span>
</text:h>
      <text:p text:style-name="P4">
Authors: Ukrinform (Person)</text:p>
      <text:p text:style-name="P4">
Publisher: Укринформ (Organization)</text:p>
      <text:p text:style-name="P4">
Published Time: 2023-07-07T19:46:00+03:00</text:p>
      <text:p text:style-name="P4">
Modified Time: 2023-07-07T19:46:00+03:00</text:p>
      <text:p text:style-name="P4">
Description: In the capital since spring next year, they plan to launch the metro station in the Vynohradar. - Ukrinform.</text:p>
      <text:p text:style-name="P4">
Images: ['<text:a xlink:type="simple" xlink:href="https://static.ukrinform.com/photos/2019_06/thumb_files/630_360_1561052872-738.jpg" text:style-name="Internet_20_link" text:visited-style-name="Visited_20_Internet_20_Link">
630_360_15610...</text:a>
']</text:p>
      <text:p text:style-name="P4">
Tags: ['Метро', 'Віталій Кличко', 'Виноградар']</text:p>
      <text:p text:style-name="P4">
Type: Article</text:p>
      <!--METADATA-->
      <text:p text:style-name="P4">
<draw:frame draw:style-name="fr1" draw:name="Image196" text:anchor-type="as-char" svg:width="6.9236in" svg:height="3.956343in" draw:z-index="0">
<draw:image xlink:href="../Images/yкринформ/2023-07-07T19-46-00-03-00/630_360_1561052872-738.jpg" xlink:type="simple" xlink:show="embed" xlink:actuate="onLoad" draw:mime-type="image/jpeg"/>
</draw:frame>
In the capital of spring next year, they plan to launch the metro station in Vynohradar.</text:p>
      <text:p text:style-name="P4">
About it in <text:a xlink:type="simple" xlink:href="https://www.youtube.com/watch" text:style-name="Internet_20_link" text:visited-style-name="Visited_20_Internet_20_Link">
ether</text:a>
Kyiv Mayor Vitaliy Klitschko informed the Kyiv Channel.</text:p>
      <text:p text:style-name="P4">
“If we do not have force majeure or circumstances, we plan to launch the station [subway] since spring next year.(https://www.ukrinform.ua/tag-metro)In the vineyard, ”Klitschko said.</text:p>
      <text:p text:style-name="P4">
He stressed that the situation is difficult because there is not enough labor -workers of utility companies, drivers, etc.</text:p>
      <text:p text:style-name="P4">
<text:span text:style-name="T4">
 Read also: </text:span>
 <text:a xlink:type="simple" xlink:href="https://www.ukrinform.ua/rubric-kyiv/3732785-kiiv-otrimav-se-sist-vagoniv-metro-iz-polsi.html" text:style-name="Internet_20_link" text:visited-style-name="Visited_20_Internet_20_Link">
Kiev received six more cars <text:span text:style-name="T4">
 subway </text:span>
 from Poland</text:a>
As reported by Ukrinform, the metropolitan metro <text:a xlink:type="simple" xlink:href="https://www.ukrinform.ua/rubric-kyiv/3732785-kiiv-otrimav-se-sist-vagoniv-metro-iz-polsi.html" text:style-name="Internet_20_link" text:visited-style-name="Visited_20_Internet_20_Link">
received six more cars</text:a>
As part of assistance from colleagues from Warsaw.</text:p>
      <text:p text:style-name="P4">
News Source: <text:a xlink:type="simple" xlink:href="https://www.ukrinform.ua/rubric-kyiv/3732930-klicko-anonsuvav-zapusk-stancii-metro-na-vinogradar-nastupnogo-roku.html" text:style-name="Internet_20_link" text:visited-style-name="Visited_20_Internet_20_Link">
https://www.ukrinform.ua/rubric-kyiv/3732930-klicko-anonsuvav-zapusk-stancii-metro-na-vinogradar-nastupnogo-roku.html</text:a>
</text:p>
      <!--NEWS-->
      <text:h text:style-name="P10" text:outline-level="1">
<text:span text:style-name="T4">
The CEC declared the illegitimacy of "elections" on temporarily captured territories</text:span>
</text:h>
      <text:p text:style-name="P4">
Authors: Ukrinform (Person)</text:p>
      <text:p text:style-name="P4">
Publisher: Укринформ (Organization)</text:p>
      <text:p text:style-name="P4">
Published Time: 2023-07-07T19:46:15+03:00</text:p>
      <text:p text:style-name="P4">
Modified Time: 2023-07-07T19:46:15+03:00</text:p>
      <text:p text:style-name="P4">
Description: During the meeting on Friday, July 7, the Central Election Commission approved a resolution that emphasized the illegitimacy of the organization of preparation and holding of any "elections" in the temporarily conquered territories of Ukraine. - Ukrinform.</text:p>
      <text:p text:style-name="P4">
Images: ['<text:a xlink:type="simple" xlink:href="https://static.ukrinform.com/photos/2019_07/thumb_files/630_360_1562132340-242.jpg" text:style-name="Internet_20_link" text:visited-style-name="Visited_20_Internet_20_Link">
630_360_15621...</text:a>
']</text:p>
      <text:p text:style-name="P4">
Tags: ['ЦВК', 'Окупація', 'Вибори', 'Росія']</text:p>
      <text:p text:style-name="P4">
Type: Article</text:p>
      <!--METADATA-->
      <text:p text:style-name="P4">
<draw:frame draw:style-name="fr1" draw:name="Image197" text:anchor-type="as-char" svg:width="6.9236in" svg:height="3.956343in" draw:z-index="0">
<draw:image xlink:href="../Images/yкринформ/2023-07-07T19-46-15-03-00/630_360_1562132340-242.jpg" xlink:type="simple" xlink:show="embed" xlink:actuate="onLoad" draw:mime-type="image/jpeg"/>
</draw:frame>
During the meeting on Friday, July 7, the Central Science Commission adopted a resolution that emphasized the illegitimacy of the organization of preparation and holding of the Russian Federation of any "elections" on temporarily conquered territories of Ukraine.</text:p>
      <text:p text:style-name="P4">
About it <text:a xlink:type="simple" xlink:href="https://cvk.gov.ua/novini/tsvk-zayavlyaie-pro-nelegitimnist-organizatsii-pidgotovki-ta-provedennya-rf-bud-yakih-viboriv-na-timchasovo-okupovanih-teritoriyah-ukraini.html" text:style-name="Internet_20_link" text:visited-style-name="Visited_20_Internet_20_Link">
reported</text:a>
The press service of the CEC Secretariat, Ukrinform reports.</text:p>
      <text:p text:style-name="P4">
As the main body of election administration in Ukraine, the Central Election Commission announced that the decision of the Russian CEC on holding the so -called elections of the named territories of Donetsk, Lugansk, Kherson and Zaporizhzhya Oblasts and in the occupied Simferopol is not only a gross violation One irrevocable evidence of the Russian Federation and its political leadership. "</text:p>
      <text:p text:style-name="P4">
"An attempt to organize and hold these elections at the temporarily occupied territories of Ukraine is a continuation of Russia's cynical encroachment on state -sewage and territorial integrity of Ukraine, its state system, enshrined in the Constitution of Ukraine," - stated in <text:a xlink:type="simple" xlink:href="https://www.ukrinform.ua/tag-cvk" text:style-name="Internet_20_link" text:visited-style-name="Visited_20_Internet_20_Link">
CEC</text:a>
.</text:p>
      <text:p text:style-name="P4">
It is emphasized that, given the absence of sovereign power in Russia, the pre -Ukrainian territories, the appointment and holding there are impossible with the invaders of legal elections. All of them are appointed by the aggressor country outside the legal jurisdiction, for violation of sovereignty, political independence of Tatertorial integrity of Ukraine, the elections of a priori are illegitimate.</text:p>
      <text:p text:style-name="P4">
The commission warns state bodies and bodies of local self -government, their land and officials, entities in the field of media, political parties of TAGral associations, enterprises, institutions and organization of all formality, as well as citizens of Ukraine on criminal liability for participation of organization and holding of illegal elections , for public calls for their conduct and assistance to the aggressor country.</text:p>
      <text:p text:style-name="P4">
Ukrainians living in the mentioned territories, the CEC urges to refrain from being expelled in any "elections" related to "elections.The CEC emphasized that in fact, complicity in the criminal actions of the aggressor state of the lattice of the process of pseudo-elections. In this regard, the Commission calls on the relevant international missions not to participate in the observation of the "vote".</text:p>
      <text:p text:style-name="P4">
Condemning the unlawful actions and decisions of the State Duma, the President and the CEC of the Russian Federation, as well as the invading administration on the organization of preparation and carrying out of the Ukrainian pseudo -election of Ukraine, the commission urges to make the appropriate step of the foreign states, their bodies of election administration and international organization.</text:p>
      <text:p text:style-name="P4">
<text:span text:style-name="T4">
 Read also: </text:span>
 <text:a xlink:type="simple" xlink:href="https://www.ukrinform.ua/rubric-polytics/3724226-es-zasudiv-namir-rosii-provesti-vibori-na-timcasovo-okupovanij-teritorii-ukraini.html" text:style-name="Internet_20_link" text:visited-style-name="Visited_20_Internet_20_Link">
EC <text:span text:style-name="T4">
 condemned </text:span>
 <text:span text:style-name="T4">
 intention </text:span>
 <text:span text:style-name="T4">
 </text:span>
 <text:span text:style-name="T4">
 </text:span>
 <text:span text:style-name="T4">
 to hold </text:span>
 "<text:span text:style-name="T4">
 elections </text:span>
" on <text:span text:style-name="T4">
 temporarily </text:span>
 <text:span text:style-name="T4">
 </text:span>
 occupied <text:span text:style-name="T4">
 </text:span>
 territory <text:span text:style-name="T4">
 </text:span>
 Ukraine **</text:a>
As it was reported, on September 10, the Central Election Commission of the Russian Federation appointed such elections in the temporarily conquered territories of Donetsk, Lugansk, Zaporizhzhya and Kherson regions.</text:p>
      <text:p text:style-name="P4">
It is planned that residents of Pseudo -republics "DNR" and "LNR" "will be elected" by deputies of the called People's Councils. In the Zaporizhzhya region there will be "elections" of the parliamentarians of the legislative assembly, and in the Kherson region - deputies of the Duma.</text:p>
      <text:p text:style-name="P4">
Also residents of the territories of Ukraine temporarily captured by the Russians will "choose" deputies of representative bodies.</text:p>
      <text:p text:style-name="P4">
In the temporarily occupied Simferopol in one of the illegally formed consolidation of constituencies on September 10, "additional elections" of the State of the Russian Federation are planned.</text:p>
      <text:p text:style-name="P4">
News Source: <text:a xlink:type="simple" xlink:href="https://www.ukrinform.ua/rubric-polytics/3732929-cvk-zaavila-pro-nelegitimnist-viboriv-na-timcasovo-zahoplenih-rosieu-teritoriah.html" text:style-name="Internet_20_link" text:visited-style-name="Visited_20_Internet_20_Link">
https://www.ukrinform.ua/rubric-polytics/3732929-cvk-zaavila-pro-nelegitimnist-viboriv-na-timcasovo-zahoplenih-rosieu-teritoriah.html</text:a>
</text:p>
      <!--NEWS-->
      <text:h text:style-name="P10" text:outline-level="1">
<text:span text:style-name="T4">
The algorithm of action in case of hostile attack on the Kiev hydroelectric power station is fully worked out - police</text:span>
</text:h>
      <text:p text:style-name="P4">
Authors: Ukrinform (Person)</text:p>
      <text:p text:style-name="P4">
Publisher: Укринформ (Organization)</text:p>
      <text:p text:style-name="P4">
Published Time: 2023-07-07T19:59:00+03:00</text:p>
      <text:p text:style-name="P4">
Modified Time: 2023-07-07T19:59:00+03:00</text:p>
      <text:p text:style-name="P4">
Description: The military and the police are taking all measures to prevent the invaders of the Kiev hydroelectric power station, and all objects of critical infrastructure of Ukraine are under 24 -hour protection. - Ukrinform.</text:p>
      <text:p text:style-name="P4">
Images: ['<text:a xlink:type="simple" xlink:href="https://static.ukrinform.com/photos/2022_09/thumb_files/630_360_1663602581-921.jpg" text:style-name="Internet_20_link" text:visited-style-name="Visited_20_Internet_20_Link">
630_360_16636...</text:a>
']</text:p>
      <text:p text:style-name="P4">
Tags: ['Поліція', 'Військові', 'Київська ГЕС', 'Андрій Нєбитов']</text:p>
      <text:p text:style-name="P4">
Type: Article</text:p>
      <!--METADATA-->
      <text:p text:style-name="P4">
<draw:frame draw:style-name="fr1" draw:name="Image198" text:anchor-type="as-char" svg:width="6.9236in" svg:height="3.952746in" draw:z-index="0">
<draw:image xlink:href="../Images/yкринформ/2023-07-07T19-59-00-03-00/630_360_1663602581-921.jpg" xlink:type="simple" xlink:show="embed" xlink:actuate="onLoad" draw:mime-type="image/jpeg"/>
</draw:frame>
Military police are taking all measures to prevent the invaders of the Khijiv Hydroelectric Power Plant, and all objects of critical infrastructure of Ukraine are sub -centered protection.</text:p>
      <text:p text:style-name="P4">
This was stated(https://interfax.com.ua/news/interview/921458.html?fbclid=IwAR37oISBJZ4IIjHslLAV87-CY6NtdUKgwacnPaVKJFN89-bS0NuCZ4Q7280), reports Ukrinform.</text:p>
      <text:p text:style-name="P4">
"... HPPs were built so that it is not possible to destroy them with rocket stroke. The Kakhovsk hydroelectric power station was destroyed from the inside by laying a very large number . During the full -scale war, all our critical infrastructure, not only HEPs, are protected by the Armed Forces, the National Guard and partly police.</text:p>
      <text:p text:style-name="P4">
He noted that after a terrorist attack at the Kakhovskaya hydroelectric power station, the police sent patrolling of the Kiev hydroelectric power station.</text:p>
      <text:p text:style-name="P4">
In addition, with the relevant state structures, local governments, an algorithm of actions was worked out in the event of a dam <text:a xlink:type="simple" xlink:href="https://www.ukrinform.ua/tag-kiivska-ges" text:style-name="Internet_20_link" text:visited-style-name="Visited_20_Internet_20_Link">
Kyiv hydroelectric power station. </text:a>
"They calculated boats and all available craft, think about how we will conduct a operation, if necessary. Understanding how underwenting in the Kherson region, they worked forces and means, even considering what commercial structures we can use to save people, animals." , - said Nebitov.</text:p>
      <text:p text:style-name="P4">
He stressed that the emergency algorithm is fully operated, but this information has a restriction.</text:p>
      <text:p text:style-name="P4">
<text:span text:style-name="T4">
 Read also: </text:span>
 <text:a xlink:type="simple" xlink:href="https://www.ukrinform.ua/rubric-ato/3721819-u-minoboroni-rozpovili-pro-zahist-kiivskoi-ges-vid-rosian.html" text:style-name="Internet_20_link" text:visited-style-name="Visited_20_Internet_20_Link">
in the Ministry of Defense told about the protection of the Kiev hydroelectric power station</text:a>
"The military and the police are doing everything to prevent the blast of the Kiev hydroelectric power station, but this will happen, then to save people and eliminate the consequences as quickly as possible," Neditov said.Photo: Ukrhydroenergo</text:p>
      <text:p text:style-name="P4">
News Source: <text:a xlink:type="simple" xlink:href="https://www.ukrinform.ua/rubric-kyiv/3732935-algoritm-dij-na-vipadok-vorozoi-ataki-na-kiivsku-ges-povnistu-vidpracovanij-policia.html" text:style-name="Internet_20_link" text:visited-style-name="Visited_20_Internet_20_Link">
https://www.ukrinform.ua/rubric-kyiv/3732935-algoritm-dij-na-vipadok-vorozoi-ataki-na-kiivsku-ges-povnistu-vidpracovanij-policia.html</text:a>
</text:p>
      <!--NEWS-->
      <text:h text:style-name="P10" text:outline-level="1">
<text:span text:style-name="T4">
In Ukraine, large -scale air alarm - Miga flew in Russia</text:span>
</text:h>
      <text:p text:style-name="P4">
Authors: Ukrinform (Person)</text:p>
      <text:p text:style-name="P4">
Publisher: Укринформ (Organization)</text:p>
      <text:p text:style-name="P4">
Published Time: 2023-07-07T1:21:00+03:00</text:p>
      <text:p text:style-name="P4">
Modified Time: 2023-07-07T21:21:00+03:00</text:p>
      <text:p text:style-name="P4">
Description: Air alarm was declared throughout Ukraine due to the rise of three fighters, which were carriers of hypersonic missiles "dagger". - Ukrinform.</text:p>
      <text:p text:style-name="P4">
Images: ['<text:a xlink:type="simple" xlink:href="https://static.ukrinform.com/photos/2023_02/thumb_files/630_360_1676041139-227.jpg" text:style-name="Internet_20_link" text:visited-style-name="Visited_20_Internet_20_Link">
630_360_16760...</text:a>
']</text:p>
      <text:p text:style-name="P4">
Tags: ['Україна', 'Війна з Росією', 'Повітряна тривога']</text:p>
      <text:p text:style-name="P4">
Type: Article</text:p>
      <!--METADATA-->
      <text:p text:style-name="P4">
<draw:frame draw:style-name="fr1" draw:name="Image199" text:anchor-type="as-char" svg:width="6.9236in" svg:height="3.956343in" draw:z-index="0">
<draw:image xlink:href="../Images/yкринформ/2023-07-07T1-21-00-03-00/630_360_1676041139-227.jpg" xlink:type="simple" xlink:show="embed" xlink:actuate="onLoad" draw:mime-type="image/jpeg"/>
</draw:frame>
Air alarm was announced throughout Ukraine through the rise of three fighters, which are carriers of hypersonic missiles "dagger".</text:p>
      <text:p text:style-name="P4">
According to Ukrinform, the air forces of the Armed Forces are reported in <text:a xlink:type="simple" xlink:href="https://l.facebook.com/l.php" text:style-name="Internet_20_link" text:visited-style-name="Visited_20_Internet_20_Link">
telegram.</text:a>
"The rise of 31K MiG-31K RF from the Savaslaika airfield was recorded," the message is in the message.</text:p>
      <text:p text:style-name="P4">
<text:span text:style-name="T4">
 Read also: </text:span>
 <text:a xlink:type="simple" xlink:href="https://www.ukrinform.ua/rubric-ato/3732566-u-cornomu-mori-odin-vorozij-raketonosij-z-cotirma-kalibrami.html" text:style-name="Internet_20_link" text:visited-style-name="Visited_20_Internet_20_Link">
in the Black Sea - one enemy rocket carrier with four "<text:span text:style-name="T4">
 caliber </text:span>
 mam"</text:a>
As it was reported, <text:a xlink:type="simple" xlink:href="https://www.ukrinform.ua/rubric-ato/3732595-dla-atak-na-ukrainski-mista-rosiani-somisaca-zastosovuut-do-sotni-raket-ignat.html" text:style-name="Internet_20_link" text:visited-style-name="Visited_20_Internet_20_Link">
the Russian army attaches Ukrainian cities and villages on a monthly basis</text:a>
On average, almost a hundred rockets of different types.</text:p>
      <text:p text:style-name="P4">
News Source: <text:a xlink:type="simple" xlink:href="https://www.ukrinform.ua/rubric-ato/3732963-ukrainou-siritsa-povitrana-trivoga-v-rosii-zletiv-mig.html" text:style-name="Internet_20_link" text:visited-style-name="Visited_20_Internet_20_Link">
https://www.ukrinform.ua/rubric-ato/3732963-ukrainou-siritsa-povitrana-trivoga-v-rosii-zletiv-mig.html</text:a>
</text:p>
      <!--NEWS-->
      <text:h text:style-name="P10" text:outline-level="1">
<text:span text:style-name="T4">
In June, the Ministry of Reintegration transferred 42.1 million hryvnias to families of prisoners</text:span>
</text:h>
      <text:p text:style-name="P4">
Author: ['АРМІЯINFORM']</text:p>
      <text:p text:style-name="P4">
Time: 2023-07-07T20:00:00-04:00</text:p>
      <text:p text:style-name="P4">
Description: Minіtystvosty Zwan Reintegraita Timchasovo Terrix of Ukrainian Ukrainian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7/2022-09-28-tryvayut-peremovyny-shhodo-obminu.jpg" text:style-name="Internet_20_link" text:visited-style-name="Visited_20_Internet_20_Link">
2022-09-28-tryvayut-peremovyny-shhodo-obminu.jpg</text:a>
']</text:p>
      <text:p text:style-name="P4">
Tags: ['STOPRUSSIA', 'АГРЕСІЯ РФ', 'ВІЙСЬКОВОПОЛОНЕНІ', 'ВТОРГНЕННЯ РФ', 'ДЕРЖАВНА ДОПОМОГА', 'МІНРЕІНТЕГРАЦІЇ']</text:p>
      <text:p text:style-name="P4">
Category: News</text:p>
      <!--METADATA-->
      <text:p text:style-name="P4">
<draw:frame draw:style-name="fr1" draw:name="Image200" text:anchor-type="as-char" svg:width="6.9236in" svg:height="3.957991in" draw:z-index="0">
<draw:image xlink:href="../Images/AРМІЯINFORM/2023-07-07T20-00-00-04-00/2022-09-28-tryvayut-peremovyny-shhodo-obminu.jpg" xlink:type="simple" xlink:show="embed" xlink:actuate="onLoad" draw:mime-type="image/jpeg"/>
</draw:frame>
The Ministry of Reintegration of the Temporarily Occupied Territories of Ukraine precisely to pay state financial assistance in the interests of persons who have established the fact of deprivation of freedom as a result of armed aggression of anti -Ukraine.</text:p>
      <text:p text:style-name="P4">
On the official website of the Ministry of Reintegration <text:a xlink:type="simple" xlink:href="https://minre.gov.ua/2023/07/06/u-chervni-minreintegracziyi-pererahuvalo-421-mln-gryven-simyam-polonenyh/" text:style-name="Internet_20_link" text:visited-style-name="Visited_20_Internet_20_Link">
refers</text:a>
The fact that in June it has sprayed UAH 42.1 million in the bank accounts of families of Ukrainian citizens who are illegally detained by the Russian Federation.</text:p>
      <text:p text:style-name="P4">
Thus, state aid in the amount of UAH 100,000 for each year of captivity was received by another 243 families of political prisoners, civilians and prisoners of war. Moreover, many of them - in a few years of degenerate in places of freedom.</text:p>
      <text:p text:style-name="P4">
The Ministry of Reintegration noted that since the beginning of the year it has been paid to the state -toxicity from captivity and the families of captives for a total amount of UAH 124.4 million.</text:p>
      <text:p text:style-name="P4">
News Source: <text:a xlink:type="simple" xlink:href="https://armyinform.com.ua/2023/07/07/u-chervni-minreintegracziyi-pererahuvalo-421-mln-gryven-simyam-polonenyh/" text:style-name="Internet_20_link" text:visited-style-name="Visited_20_Internet_20_Link">
https://armyinform.com.ua/2023/07/07/u-chervni-minreintegracziyi-pererahuvalo-421-mln-gryven-simyam-polonenyh/</text:a>
</text:p>
      <!--NEWS-->
      <text:h text:style-name="P10" text:outline-level="1">
<text:span text:style-name="T4">
Ukraine at a summit in Vilnius can count on a more powerful signal than Bucharest - US Ambassador</text:span>
</text:h>
      <text:p text:style-name="P4">
Authors: Ukrinform (Person)</text:p>
      <text:p text:style-name="P4">
Publisher: Укринформ (Organization)</text:p>
      <text:p text:style-name="P4">
Published Time: 2023-07-07T20:04:49+03:00</text:p>
      <text:p text:style-name="P4">
Modified Time: 2023-07-07T20:04:49+03:00</text:p>
      <text:p text:style-name="P4">
Description: The NATO Summit Committee in Vilnius will contain a response to Ukraine's desire for the Alliance, which will be different from the 2008 Bucharest Summit statements that Ukraine will once become part of the North Atlantic Community. - Ukrinform.</text:p>
      <text:p text:style-name="P4">
Images: ['<text:a xlink:type="simple" xlink:href="https://static.ukrinform.com/photos/2022_02/thumb_files/630_360_1644941057-361.jpg" text:style-name="Internet_20_link" text:visited-style-name="Visited_20_Internet_20_Link">
630_360_16449...</text:a>
']</text:p>
      <text:p text:style-name="P4">
Tags: ['Саміт НАТО', 'США', 'Україна']</text:p>
      <text:p text:style-name="P4">
Type: Article</text:p>
      <!--METADATA-->
      <text:p text:style-name="P4">
<draw:frame draw:style-name="fr1" draw:name="Image201" text:anchor-type="as-char" svg:width="6.9236in" svg:height="3.956343in" draw:z-index="0">
<draw:image xlink:href="../Images/yкринформ/2023-07-07T20-04-49-03-00/630_360_1644941057-361.jpg" xlink:type="simple" xlink:show="embed" xlink:actuate="onLoad" draw:mime-type="image/jpeg"/>
</draw:frame>
NATO Communication in Vilnius will contain a response to Ukraine's aspirations to the Alliance, which will be different from the 2008 Bucharest Summit.</text:p>
      <text:p text:style-name="P4">
This was stated at the telephone briefing by the USA's permanent representative at the NATOposle Julian Smith, Ukrinform correspondent reports.</text:p>
      <text:p text:style-name="P4">
“In the communique, we will raise Ukraine's aspirations on membership, and NATO allies work on this. But it will not just repetition the statements of the Ubukharest, it will be different than we talked in 2008, ” - said the representative <text:a xlink:type="simple" xlink:href="https://www.ukrinform.ua/tag-ssa" text:style-name="Internet_20_link" text:visited-style-name="Visited_20_Internet_20_Link">
USA</text:a>
.</text:p>
      <text:p text:style-name="P4">
It did not go into details about the content of the communique, as the document is still working. However, according to her, if President Vladimir Zelensky comes to the summit, he will see a strong support for the relations between the Alliance of IUkraine and a whole set of specific results, which will "testify to the gradual devotion to Ukraine by NATO."</text:p>
      <text:p text:style-name="P4">
In general, according to the diplomat, the continuation of Ukraine's support will be one of the focus of the summit. In this context, she stated that a "package of specific results" is expected both in the context of long -term assistance of the Armed Forces, in particular in matters of military modernization, as well as in operational compatibility. In addition, joint work in the field of political relations is expected.</text:p>
      <text:p text:style-name="P4">
In this connection, Smith reminded the creation of the NATO-Ukraine Council, and an important part of the interaction would be laid.</text:p>
      <text:p text:style-name="P4">
<text:span text:style-name="T4">
 Read also: </text:span>
 <text:a xlink:type="simple" xlink:href="https://www.ukrinform.ua/rubric-polytics/3732853-gensek-nato-ukraina-na-moment-zaversenna-vijni-mae-otrimati-zapobizniki-vid-povtorenna-ataki-rf.html" text:style-name="Internet_20_link" text:visited-style-name="Visited_20_Internet_20_Link">
Secretary -General <text:span text:style-name="T4">
 NATO </text:span>
: Ukraine at the time of the war should hold fuses from repeating the attack of the Russian Federation</text:a>
As reported by Ukrinform, NATO will take place in Vilnius on July 11-12.</text:p>
      <text:p text:style-name="P4">
<text:span text:style-name="T5">
Foto: EPA</text:span>
</text:p>
      <text:p text:style-name="P4">
News Source: <text:a xlink:type="simple" xlink:href="https://www.ukrinform.ua/rubric-polytics/3732938-ukraina-na-samiti-u-vilnusi-moze-rozrahovuvati-na-potuznisij-signal-niz-u-buharesti-posol-ssa.html" text:style-name="Internet_20_link" text:visited-style-name="Visited_20_Internet_20_Link">
https://www.ukrinform.ua/rubric-polytics/3732938-ukraina-na-samiti-u-vilnusi-moze-rozrahovuvati-na-potuznisij-signal-niz-u-buharesti-posol-ssa.html</text:a>
</text:p>
      <!--NEWS-->
      <text:h text:style-name="P10" text:outline-level="1">
<text:span text:style-name="T4">
Mondelez, Mars and Pepsico Last year had "crazy sales" in Russia - media</text:span>
</text:h>
      <text:p text:style-name="P4">
Authors: Ukrinform (Person)</text:p>
      <text:p text:style-name="P4">
Publisher: Укринформ (Organization)</text:p>
      <text:p text:style-name="P4">
Published Time: 2023-07-07T20:09:00+03:00</text:p>
      <text:p text:style-name="P4">
Modified Time: 2023-07-07T20:09:00+03:00</text:p>
      <text:p text:style-name="P4">
Description: Company Mondelez, Mars Inc. and PepsiCo Inc. They had "crazy sales" in Russia in 2022 after applications for reducing the sales of their goods in the aggressor country. - Ukrinform.</text:p>
      <text:p text:style-name="P4">
Images: ['<text:a xlink:type="simple" xlink:href="https://static.ukrinform.com/photos/2023_05/thumb_files/630_360_1685023311-424.jpg" text:style-name="Internet_20_link" text:visited-style-name="Visited_20_Internet_20_Link">
630_360_16850...</text:a>
']</text:p>
      <text:p text:style-name="P4">
Tags: ['Бізнес', 'PepsiCo', 'Росія']</text:p>
      <text:p text:style-name="P4">
Type: Article</text:p>
      <!--METADATA-->
      <text:p text:style-name="P4">
<draw:frame draw:style-name="fr1" draw:name="Image202" text:anchor-type="as-char" svg:width="6.9236in" svg:height="3.956343in" draw:z-index="0">
<draw:image xlink:href="../Images/yкринформ/2023-07-07T20-09-00-03-00/630_360_1685023311-424.jpg" xlink:type="simple" xlink:show="embed" xlink:actuate="onLoad" draw:mime-type="image/jpeg"/>
</draw:frame>
Mars Inc., Mars Inc. and PepsiCo Inc. They had "crazy sales" in Russia in 2022 after applications for reducing the sales of their goods in the aggressor country.</text:p>
      <text:p text:style-name="P4">
As Ukrinform reports, it reports <text:a xlink:type="simple" xlink:href="https://www.bloomberg.com/news/articles/2023-07-07/pepsico-mars-see-business-boom-in-russia-after-staying-behind" text:style-name="Internet_20_link" text:visited-style-name="Visited_20_Internet_20_Link">
Bloomberg.</text:a>
The publication refers to the data of the tax service of the Russian Federation, according to which the volume of the company Mondelez Rus' increased by 38% last year - to $ 1.1 billion. Compared to 2021, the company increased total profit more than twice, according to the publication.</text:p>
      <text:p text:style-name="P4">
In the annual report, Mondelez stated that the growth of profits is associated with an estimate, an increase in volumes and the suspension of advertising, and added that Russia accounted for 4% of the company's consolidated profits.</text:p>
      <text:p text:style-name="P4">
Mars last year recorded an increase in sales in the Russian market 14%(177 billion rubles)while the profit increased by almost 60% to 27 billion rubles.</text:p>
      <text:p text:style-name="P4">
<text:span text:style-name="T4">
 Read also: </text:span>
 <text:a xlink:type="simple" xlink:href="https://www.ukrinform.ua/rubric-economy/3708492-unilever-prodovzue-zaroblati-grosi-v-rosii-na-mili-ta-izi.html" text:style-name="Internet_20_link" text:visited-style-name="Visited_20_Internet_20_Link">
<text:span text:style-name="T4">
 unilever </text:span>
 continues to earn money in Russia on mile Tai</text:a>
PepsiCo revenues in the Russian Federation increased by 16%, and the company's profit increased. The given sugary drinks, sales in Russia amounted to 5% of consolidated clean income for 2022, they made 4% a year earlier.</text:p>
      <text:p text:style-name="P4">
US companies have not left the Russian market because they are not subject to, at the same time, all three stated that they would only sell "necessary" products, the newspaper notes.</text:p>
      <text:p text:style-name="P4">
CEO(https://www.ukrinform.ua/tag-pepsico)In September, Ramon Lagarthatasayae in September to suspend international brands, including 7UP Tapepsi in Russia.</text:p>
      <text:p text:style-name="P4">
Mondelez stated in June about reducing activities, stopping new capital, launching new products and expenses for advertising in Russian.</text:p>
      <text:p text:style-name="P4">
The Mars Wringley Global President Andrew Clark also stated that Mars minimizes activities in Russia.</text:p>
      <text:p text:style-name="P4">
As reported by Ukrinform, <text:a xlink:type="simple" xlink:href="https://www.ukrinform.ua/rubric-economy/3732372-rajffajzen-bank-vidklav-plani-vihodu-z-rosii-reuters.html" text:style-name="Internet_20_link" text:visited-style-name="Visited_20_Internet_20_Link">
Raiffeisen Bank International(RBI)He postponed Russia. </text:a>
</text:p>
      <text:p text:style-name="P4">
News Source: <text:a xlink:type="simple" xlink:href="https://www.ukrinform.ua/rubric-world/3732940-mondelez-mars-i-pepsico-torik-mali-saleni-prodazi-u-rosii-zmi.html" text:style-name="Internet_20_link" text:visited-style-name="Visited_20_Internet_20_Link">
https://www.ukrinform.ua/rubric-world/3732940-mondelez-mars-i-pepsico-torik-mali-saleni-prodazi-u-rosii-zmi.html</text:a>
</text:p>
      <!--NEWS-->
      <text:h text:style-name="P10" text:outline-level="1">
<text:span text:style-name="T4">
"Dudaryk" at the festival in Latvia performed the anthem of Ukraine with 15 thousand choirs</text:span>
</text:h>
      <text:p text:style-name="P4">
Authors: Ukrinform (Person)</text:p>
      <text:p text:style-name="P4">
Publisher: Укринформ (Organization)</text:p>
      <text:p text:style-name="P4">
Published Time: 2023-07-07T20:15:00+03:00</text:p>
      <text:p text:style-name="P4">
Modified Time: 2023-07-07T20:15:00+03:00</text:p>
      <text:p text:style-name="P4">
Description: Lviv National Academic Men's Choral Chapel "Dudaryk" participates in the 150 choir festival in Riga (Latvia). The Ukrainian team performed the anthem of Ukraine of 15,000 choirs. - Ukrinform.</text:p>
      <text:p text:style-name="P4">
Images: ['<text:a xlink:type="simple" xlink:href="https://static.ukrinform.com/photos/2023_07/thumb_files/630_360_1688749688-958.jpg" text:style-name="Internet_20_link" text:visited-style-name="Visited_20_Internet_20_Link">
630_360_16887...</text:a>
']</text:p>
      <text:p text:style-name="P4">
Tags: ['Гімн', 'Латвія', 'Музика', 'Україна', 'Капела']</text:p>
      <text:p text:style-name="P4">
Type: Article</text:p>
      <!--METADATA-->
      <text:p text:style-name="P4">
<draw:frame draw:style-name="fr1" draw:name="Image203" text:anchor-type="as-char" svg:width="6.9236in" svg:height="3.956343in" draw:z-index="0">
<draw:image xlink:href="../Images/yкринформ/2023-07-07T20-15-00-03-00/630_360_1688749688-958.jpg" xlink:type="simple" xlink:show="embed" xlink:actuate="onLoad" draw:mime-type="image/jpeg"/>
</draw:frame>
The Lviv Academic Men's Choral Chapel "Dudaryk" is involved(Latvia). Український колективвиконав Гімн України із 15 000 хористів.</text:p>
      <text:p text:style-name="P4">
Про це кореспондентові Укрінформу повідомила пресслужба капели.</text:p>
      <text:p text:style-name="P4">
<text:span text:style-name="T5">
<text:span text:style-name="T4">
Відео</text:span>
 : <text:a xlink:type="simple" xlink:href="https://www.youtube.com/watch" text:style-name="Internet_20_link" text:visited-style-name="Visited_20_Internet_20_Link">
 DudarykLviv </text:a>
</text:span>
</text:p>
      <text:p text:style-name="P4">
“The festival is drawn to the attention of all Latvia and the world public for the week. And the main thing of this year's expression(Message)There is a declaration of support of the Ukrainian people in the struggle for independence and for the very existence. In this way, Latvia speaks to the whole civilized world - the victory of building Ukraine!", - said Dmitry Katsal, the head and conductor of Dudaryk.</text:p>
      <text:p text:style-name="P4">
<text:span text:style-name="T5">
Foto: Lviv Oblrad</text:span>
</text:p>
      <text:p text:style-name="P4">
Dudaryk is the only foreign team invited to this event. This festival is consistent with the largest choral event in the world. In addition, he is a masterpiece of the oral intangible heritage of mankind. The All -Latvian holiday of songs and dance has been held since 1873 every five years.</text:p>
      <text:p text:style-name="P4">
At the same time, more than 40,000 performers gather at the festival.</text:p>
      <text:p text:style-name="P4">
<text:span text:style-name="T4">
 Read also: </text:span>
 <text:a xlink:type="simple" xlink:href="https://www.ukrinform.ua/rubric-culture/3731927-u-pidzemelli-medzibizkogo-zamku-znali-klip-u-vikonanni-vosmiricnoi-skolarki.html" text:style-name="Internet_20_link" text:visited-style-name="Visited_20_Internet_20_Link">
in the Dungeons of the Medzibiza Castle removed <text:span text:style-name="T4">
 clip </text:span>
 enforcement of an eight -year schoolgirl</text:a>
In the festival repertoire - folk and classic choral <text:a xlink:type="simple" xlink:href="https://www.ukrinform.ua/tag-pisna" text:style-name="Internet_20_link" text:visited-style-name="Visited_20_Internet_20_Link">
songs</text:a>
Akapenene -performed, sometimes contemporary popular songs were also included in the repertoire.</text:p>
      <text:p text:style-name="P4">
As reported by Ukrinform, <text:a xlink:type="simple" xlink:href="https://www.ukrinform.ua/rubric-culture/3602117-nacionalna-kapela-dudarik-zibrala-kosti-na-bezpilotnik-dla-vijskovih.html" text:style-name="Internet_20_link" text:visited-style-name="Visited_20_Internet_20_Link">
National Chapel "Dudaryk"</text:a>
Thanks to the charity marathon, she completed the raising of funds for the drone for 24 OMBs named after Daniel.</text:p>
      <text:p text:style-name="P4">
<text:span text:style-name="T5">
Foto: Lviv Ova</text:span>
</text:p>
      <text:p text:style-name="P4">
News Source: <text:a xlink:type="simple" xlink:href="https://www.ukrinform.ua/rubric-culture/3732944-dudarik-na-festivali-u-latvii-vikonav-gimn-ukraini-iz-15-tisacami-horistiv.html" text:style-name="Internet_20_link" text:visited-style-name="Visited_20_Internet_20_Link">
https://www.ukrinform.ua/rubric-culture/3732944-dudarik-na-festivali-u-latvii-vikonav-gimn-ukraini-iz-15-tisacami-horistiv.html</text:a>
</text:p>
      <!--NEWS-->
      <text:h text:style-name="P10" text:outline-level="1">
<text:span text:style-name="T4">
Zelensky arrived in Turkey for talks with Erdogan</text:span>
</text:h>
      <text:p text:style-name="P4">
Authors: Ukrinform (Person)</text:p>
      <text:p text:style-name="P4">
Publisher: Укринформ (Organization)</text:p>
      <text:p text:style-name="P4">
Published Time: 2023-07-07T20:20:00+03:00</text:p>
      <text:p text:style-name="P4">
Modified Time: 2023-07-07T20:20:00+03:00</text:p>
      <text:p text:style-name="P4">
Description: President of Ukraine Volodymyr Zelensky arrived in Turkey, where he will hold negotiations with President Recep Taiip Erdogan. - Ukrinform.</text:p>
      <text:p text:style-name="P4">
Images: ['<text:a xlink:type="simple" xlink:href="https://static.ukrinform.com/photos/2023_05/thumb_files/630_360_1685119271-129.jpeg" text:style-name="Internet_20_link" text:visited-style-name="Visited_20_Internet_20_Link">
630_360_16851...</text:a>
']</text:p>
      <text:p text:style-name="P4">
Tags: ['Ердоган', 'Туреччина', 'Зеленський']</text:p>
      <text:p text:style-name="P4">
Type: Article</text:p>
      <!--METADATA-->
      <text:p text:style-name="P4">
<draw:frame draw:style-name="fr1" draw:name="Image205" text:anchor-type="as-char" svg:width="6.9236in" svg:height="3.956343in" draw:z-index="0">
<draw:image xlink:href="../Images/yкринформ/2023-07-07T20-20-00-03-00/630_360_1685119271-129.jpeg" xlink:type="simple" xlink:show="embed" xlink:actuate="onLoad" draw:mime-type="image/jpeg"/>
</draw:frame>
President of Ukraine Volodymyr Zelenskyy arrived in Turkey, where he will hold negotiations with President Rezhemptogan Erdogan.</text:p>
      <text:p text:style-name="P4">
He wrote about it in <text:a xlink:type="simple" xlink:href="https://t.me/V_Zelenskiy_official/6893" text:style-name="Internet_20_link" text:visited-style-name="Visited_20_Internet_20_Link">
telegram</text:a>
, reports Ukrinform.</text:p>
      <text:p text:style-name="P4">
“We complete a busy day in Turkey. Negotiations with President Receptoip Erdogan. Coordination of positions on formulary, NATO summit, guarantee and grain initiative. Reconstruction of Ukraine, defense contracts by international enterprises, ”the Head of State said.</text:p>
      <text:p text:style-name="P4">
<text:span text:style-name="T4">
 Read also: </text:span>
 [<text:span text:style-name="T4">
 Zelensky </text:span>
 and <text:span text:style-name="T4">
 Erdogan </text:span>
 <text:span text:style-name="T4">
 </text:span>
 will meet <text:span text:style-name="T4">
<text:span text:style-name="T5">
* today </text:span>
* in </text:span>
 Istanbul **(https://www.ukrinform.ua/rubric-polytics/3732568-zelenskij-ta-erdogan-zustrinutsa-sogodni-v-stambuli.html)At the end of the meeting in Istanbul, a press conference is expected.</text:p>
      <text:p text:style-name="P4">
As reported by Ukrinform, on Friday President Vladimir <text:a xlink:type="simple" xlink:href="http://www.ukrinform.ua/rubric-polytics/3732767-zelenskij-zustrivsa-z-prezidentkou-slovaccini.html" text:style-name="Internet_20_link" text:visited-style-name="Visited_20_Internet_20_Link">
Zelensky was with President of Slovakia</text:a>
Zuzanuyuchal, because in the afternoon he was visiting Slovakia.</text:p>
      <text:p text:style-name="P4">
Earlier he visited <text:a xlink:type="simple" xlink:href="https://www.ukrinform.ua/rubric-polytics/3732479-zelenskij-zustricaetsa-z-prezidentom-cehii-pavelom.html" text:style-name="Internet_20_link" text:visited-style-name="Visited_20_Internet_20_Link">
Czech Republic</text:a>
Tabolgaria.</text:p>
      <text:p text:style-name="P4">
<text:span text:style-name="T5">
Foto: op</text:span>
</text:p>
      <text:p text:style-name="P4">
News Source: <text:a xlink:type="simple" xlink:href="https://www.ukrinform.ua/rubric-polytics/3732945-zelenskij-pribuv-u-tureccinu-na-peregovori-z-erdoganom.html" text:style-name="Internet_20_link" text:visited-style-name="Visited_20_Internet_20_Link">
https://www.ukrinform.ua/rubric-polytics/3732945-zelenskij-pribuv-u-tureccinu-na-peregovori-z-erdoganom.html</text:a>
</text:p>
      <!--NEWS-->
      <text:h text:style-name="P10" text:outline-level="1">
<text:span text:style-name="T4">
US will support reforms in Ukraine on the way to NATO - White House</text:span>
</text:h>
      <text:p text:style-name="P4">
Authors: Ukrinform (Person)</text:p>
      <text:p text:style-name="P4">
Publisher: Укринформ (Organization)</text:p>
      <text:p text:style-name="P4">
Published Time: 2023-07-07T20:22:00+03:00</text:p>
      <text:p text:style-name="P4">
Modified Time: 2023-07-07T20:22:00+03:00</text:p>
      <text:p text:style-name="P4">
Description: The United States holds that Ukraine must meet all NATO standards before membership, and aimed at continuing interaction with the Ukrainian side so that it can fulfill all the necessary reforms. - Ukrinform.</text:p>
      <text:p text:style-name="P4">
Images: ['<text:a xlink:type="simple" xlink:href="https://static.ukrinform.com/photos/2018_02/thumb_files/630_360_1519207950-5134.jpg" text:style-name="Internet_20_link" text:visited-style-name="Visited_20_Internet_20_Link">
630_360_15192...</text:a>
']</text:p>
      <text:p text:style-name="P4">
Tags: ['НАТО', 'США', 'Україна']</text:p>
      <text:p text:style-name="P4">
Type: Article</text:p>
      <!--METADATA-->
      <text:p text:style-name="P4">
<draw:frame draw:style-name="fr1" draw:name="Image206" text:anchor-type="as-char" svg:width="6.9236in" svg:height="3.956343in" draw:z-index="0">
<draw:image xlink:href="../Images/yкринформ/2023-07-07T20-22-00-03-00/630_360_1519207950-5134.jpg" xlink:type="simple" xlink:show="embed" xlink:actuate="onLoad" draw:mime-type="image/jpeg"/>
</draw:frame>
The combination is maintained that Ukraine must meet all the standards of membership before the acquisition, and are aimed at continuing interaction with the Ukrainian page, so that it can fulfill all the necessary reforms.</text:p>
      <text:p text:style-name="P4">
This was stated during an online briefing by Senior Director of the National Security Council of Bigoid on Europe Amanda Sloat, Ukrinform correspondent reports.</text:p>
      <text:p text:style-name="P4">
"President(Biden - ed.)He spoke quite directly and said that the Ukrainian would be reforming to meet the same standards as any other NATO country before joining, ”the Sloat said.</text:p>
      <text:p text:style-name="P4">
According to her, there are standards that <text:a xlink:type="simple" xlink:href="https://www.ukrinform.ua/tag-nato" text:style-name="Internet_20_link" text:visited-style-name="Visited_20_Internet_20_Link">
alliance</text:a>
It establishes for all members, and Ukraine has to achieve them.</text:p>
      <text:p text:style-name="P4">
"And of course, what we continue to do now and do in the future, we will work with Ukraine to be sure that they are able to do it," said the Slash.</text:p>
      <text:p text:style-name="P4">
*!(https://www.ukrinform.ua/rubric-polytics/3729165-es-ne-mae-znizuvati-planku-sodo-clenstva-dla-ukraini-mzs-danii.html)In addition, the US administration reported that active intervals with Kiev, as well as allies and partners to determine the security for Ukraine after the end of the war. In this connection, she stressed that the United States is devoted to the continuation of support that Ukrainians need.</text:p>
      <text:p text:style-name="P4">
<text:span text:style-name="T4">
 Read also: </text:span>
 [in the White House commented on the negotiations(https://www.ukrinform.ua/rubric-world/3732798-u-bilomu-domi-prokomentuvali-peregovori-ekscinovnikiv-ssa-z-rosieu-pro-ukrainu.html)"That is why we discuss structures and formats with them to be able to do it effectively," the White House representative said.</text:p>
      <text:p text:style-name="P4">
According to Ukrinform, according to the US permanent representative at NATO, the Smitht -Smith Staffing, <text:a xlink:type="simple" xlink:href="https://www.ukrinform.ua/rubric-polytics/3732938-ukraina-na-samiti-u-vilnusi-moze-rozrahovuvati-na-potuznisij-signal-niz-u-buharesti-posol-ssa.html" text:style-name="Internet_20_link" text:visited-style-name="Visited_20_Internet_20_Link">
Ukraine at a summit in Vilnius can count on a more powerful signal from the Alliance</text:a>
than in 2008 at a meeting in Bucharest.</text:p>
      <text:p text:style-name="P4">
News Source: <text:a xlink:type="simple" xlink:href="https://www.ukrinform.ua/rubric-polytics/3732947-ssa-pidtrimaut-reformi-v-ukraini-na-slahu-do-nato-bilij-dim.html" text:style-name="Internet_20_link" text:visited-style-name="Visited_20_Internet_20_Link">
https://www.ukrinform.ua/rubric-polytics/3732947-ssa-pidtrimaut-reformi-v-ukraini-na-slahu-do-nato-bilij-dim.html</text:a>
</text:p>
      <!--NEWS-->
      <text:h text:style-name="P10" text:outline-level="1">
<text:span text:style-name="T4">
In the Bakhmut direction of defense forces advanced in the south even more than a kilometer - painter</text:span>
</text:h>
      <text:p text:style-name="P4">
Authors: Ukrinform (Person)</text:p>
      <text:p text:style-name="P4">
Publisher: Укринформ (Organization)</text:p>
      <text:p text:style-name="P4">
Published Time: 2023-07-07T20:23:00+03:00</text:p>
      <text:p text:style-name="P4">
Modified Time: 2023-07-07T20:23:00+03:00</text:p>
      <text:p text:style-name="P4">
Description: In the Bakhmut direction on the southern flank there are advanced in several sections - more than a kilometer. On the northern flank - battles without changing the provisions. - Ukrinform.</text:p>
      <text:p text:style-name="P4">
Images: ['<text:a xlink:type="simple" xlink:href="https://static.ukrinform.com/photos/2022_03/thumb_files/630_360_1648629925-771.jpg" text:style-name="Internet_20_link" text:visited-style-name="Visited_20_Internet_20_Link">
630_360_16486...</text:a>
']</text:p>
      <text:p text:style-name="P4">
Tags: ['Міноборони', 'ЗСУ', 'Війна з Росією', 'Ганна Маляр']</text:p>
      <text:p text:style-name="P4">
Type: Article</text:p>
      <!--METADATA-->
      <text:p text:style-name="P4">
<draw:frame draw:style-name="fr1" draw:name="Image207" text:anchor-type="as-char" svg:width="6.9236in" svg:height="3.956343in" draw:z-index="0">
<draw:image xlink:href="../Images/yкринформ/2023-07-07T20-23-00-03-00/630_360_1648629925-771.jpg" xlink:type="simple" xlink:show="embed" xlink:actuate="onLoad" draw:mime-type="image/jpeg"/>
</draw:frame>
The Nabakhmut direction on the southern flank is to promote several sections - more than a kilometer. On the northern flank - battles without changing the provisions.</text:p>
      <text:p text:style-name="P4">
According to Ukrinform, the Deputy Minister of Defense Anna Malyar reported in <text:a xlink:type="simple" xlink:href="https://t.me/annamaliar/917" text:style-name="Internet_20_link" text:visited-style-name="Visited_20_Internet_20_Link">
telegram</text:a>
.</text:p>
      <text:p text:style-name="P4">
"In Bakhmut, the enemy is actually trapped. Our troops complicated the enemy and made it impossible to exit," said the representative <text:a xlink:type="simple" xlink:href="https://www.ukrinform.ua/tag-minoboroni" text:style-name="Internet_20_link" text:visited-style-name="Visited_20_Internet_20_Link">
Ministry of Defense</text:a>
.</text:p>
      <text:p text:style-name="P4">
The shelling on both sides continues.</text:p>
      <text:p text:style-name="P4">
In addition, the forces of defense continue offensive actions in the Melitopol Taredansk directions, and "hot battles" continue everywhere.</text:p>
      <text:p text:style-name="P4">
*!(https://www.ukrinform.ua/rubric-ato/3732733-na-bahmutskomu-napramku-zsu-prosunulisa-i-povernuli-ranise-zahopleni-teritorii-sirskij.html)Ukrainian defenders are fixed on the reached boundaries, carrying out measures of circuit struggle.</text:p>
      <text:p text:style-name="P4">
"In addition, our defenders actually grind the equipment and weapons now, destroy the warehouses of weapons, affect the places of compact finding of the Russian military - thereby reducing the offensive and defensiveness of the enemy," the Deputy Minister added.</text:p>
      <text:p text:style-name="P4">
According to the painter, in the south, due to significant losses in living power, some Russian units refuse to participate in battles.</text:p>
      <text:p text:style-name="P4">
"The ratio of irreversible losses in the south - 1 to 5.3. That is, the enemy is half a day of servicemen performs 5.3 times more than us," - said.</text:p>
      <text:p text:style-name="P4">
<text:span text:style-name="T4">
 Read also: </text:span>
 <text:a xlink:type="simple" xlink:href="https://www.ukrinform.ua/rubric-ato/3732844-sili-oboroni-prosuvautsa-na-tavrijskomu-napramku-rosiani-za-dobu-vtratili-majze-dvi-roti.html" text:style-name="Internet_20_link" text:visited-style-name="Visited_20_Internet_20_Link">
<text:span text:style-name="T4">
 forces </text:span>
 <text:span text:style-name="T4">
 Defense </text:span>
 are moving on the Tavriyskaya, the Russians lost almost two mouths a day</text:a>
In the East, the painter added, the invaders continue to step on the Avdiivsky, Maryinsky, Kupyansky, Lyman and Swatt directions, and unsuccessfully go through the defense. Hot battles continue everywhere without changing the provisions.</text:p>
      <text:p text:style-name="P4">
As reported by Ukrinform, Russian invaders <text:a xlink:type="simple" xlink:href="https://www.ukrinform.ua/rubric-ato/3732921-vorog-zoserediv-zusilla-na-pati-napramkah-jdut-vazki-boi.html" text:style-name="Internet_20_link" text:visited-style-name="Visited_20_Internet_20_Link">
concentrated efforts</text:a>
In five directions, there are heavy battles.</text:p>
      <text:p text:style-name="P4">
News Source: <text:a xlink:type="simple" xlink:href="https://www.ukrinform.ua/rubric-ato/3732948-na-bahmutskomu-napramku-sili-oboroni-prosunulisa-na-pivdni-se-bils-ak-na-kilometr-malar.html" text:style-name="Internet_20_link" text:visited-style-name="Visited_20_Internet_20_Link">
https://www.ukrinform.ua/rubric-ato/3732948-na-bahmutskomu-napramku-sili-oboroni-prosunulisa-na-pivdni-se-bils-ak-na-kilometr-malar.html</text:a>
</text:p>
      <!--NEWS-->
      <text:h text:style-name="P10" text:outline-level="1">
<text:span text:style-name="T4">
Pakistan's protests took place after the Koran burning in Sweden</text:span>
</text:h>
      <text:p text:style-name="P4">
Authors: Ukrinform (Person)</text:p>
      <text:p text:style-name="P4">
Publisher: Укринформ (Organization)</text:p>
      <text:p text:style-name="P4">
Published Time: 2023-07-07T20:39:00+03:00</text:p>
      <text:p text:style-name="P4">
Modified Time: 2023-07-07T20:39:00+03:00</text:p>
      <text:p text:style-name="P4">
Description: Pakistan believers on Friday, on the Day of Holiness of the Koran, held anti -Swedish rallies after burning the Holy Book of Muslims in the European country. - Ukrinform.</text:p>
      <text:p text:style-name="P4">
Images: ['<text:a xlink:type="simple" xlink:href="https://static.ukrinform.com/photos/2023_07/thumb_files/630_360_1688740670-839.jpg" text:style-name="Internet_20_link" text:visited-style-name="Visited_20_Internet_20_Link">
630_360_16887...</text:a>
']</text:p>
      <text:p text:style-name="P4">
Tags: ['Пакистан', 'Протест', 'Швеція', 'Коран']</text:p>
      <text:p text:style-name="P4">
Type: Article</text:p>
      <!--METADATA-->
      <text:p text:style-name="P4">
<draw:frame draw:style-name="fr1" draw:name="Image208" text:anchor-type="as-char" svg:width="6.9236in" svg:height="3.956343in" draw:z-index="0">
<draw:image xlink:href="../Images/yкринформ/2023-07-07T20-39-00-03-00/630_360_1688740670-839.jpg" xlink:type="simple" xlink:show="embed" xlink:actuate="onLoad" draw:mime-type="image/jpeg"/>
</draw:frame>
Velipokistan on Friday, on the Day of Holiness of the Qur'an, was held by anti -Swedish rally after burning the Holy Book of Muslims in a European country.</text:p>
      <text:p text:style-name="P4">
According to Ukrinform, it reports <text:a xlink:type="simple" xlink:href="https://apnews.com/article/pakistan-protest-quran-burning-sweden-sharif-muslim-741c64e2500220f740e6ac17d7eb21f3" text:style-name="Internet_20_link" text:visited-style-name="Visited_20_Internet_20_Link">
Associated Press.</text:a>
The largest protests were expected in Lahore and Karachi.</text:p>
      <text:p text:style-name="P4">
In the capital of Islamabad, lawyers with copies <text:a xlink:type="simple" xlink:href="https://www.ukrinform.ua/tag-koran" text:style-name="Internet_20_link" text:visited-style-name="Visited_20_Internet_20_Link">
Koran</text:a>
They protested before the Supreme Court, while the believers carried out small dimensions near the mosques, demanding a break in diplomatic relations with Sweden.</text:p>
      <text:p text:style-name="P4">
A group of Christian minorities in the northwest of Pakistan also conducted a rally to condemn the burning of the Qur'an.</text:p>
      <text:p text:style-name="P4">
<text:span text:style-name="T4">
 Read also: </text:span>
 <text:a xlink:type="simple" xlink:href="https://www.ukrinform.ua/rubric-world/3730223-u-es-zasudili-akciu-zi-spalennam-koranu-u-svecii.html" text:style-name="Internet_20_link" text:visited-style-name="Visited_20_Internet_20_Link">
in the EU condemned the action with burning <text:span text:style-name="T4">
 Qur'an </text:span>
 in Sweden</text:a>
Large rallies were conducted by supporters of the Main Radical and Islamist Party of Pakistan "Jamat-I-Islam Pakistan" in such big cities of the country as Llahor, Karachi, Peshavar and Quett.</text:p>
      <text:p text:style-name="P4">
It was reported that the Swedish authorities allowed the demonstration at the mosque of Zoslan on June 28-on the day of the Muslim holiday of Kurban-Bayram-during which a copy of the Koran was burned.</text:p>
      <text:p text:style-name="P4">
As of July 7, it became known that <text:a xlink:type="simple" xlink:href="https://www.ukrinform.ua/rubric-world/3732529-vlada-svecii-moze-zaboroniti-publicni-spalenna-koranu.html" text:style-name="Internet_20_link" text:visited-style-name="Visited_20_Internet_20_Link">
the government of Sweden is considering the possibility of making public burning of holy books</text:a>
, since recent such incidents with the Cran have been detrimental to the state's security.</text:p>
      <text:p text:style-name="P4">
<text:span text:style-name="T5">
Foto: Shutterstock</text:span>
</text:p>
      <text:p text:style-name="P4">
News Source: <text:a xlink:type="simple" xlink:href="https://www.ukrinform.ua/rubric-world/3732876-u-pakistani-vidbulisa-akcii-protestu-pisla-spalenna-koranu-u-svecii.html" text:style-name="Internet_20_link" text:visited-style-name="Visited_20_Internet_20_Link">
https://www.ukrinform.ua/rubric-world/3732876-u-pakistani-vidbulisa-akcii-protestu-pisla-spalenna-koranu-u-svecii.html</text:a>
</text:p>
      <!--NEWS-->
      <text:h text:style-name="P10" text:outline-level="1">
<text:span text:style-name="T4">
The NBU applied for 30 banking institutions in June</text:span>
</text:h>
      <text:p text:style-name="P4">
Authors: Ukrinform (Person)</text:p>
      <text:p text:style-name="P4">
Publisher: Укринформ (Organization)</text:p>
      <text:p text:style-name="P4">
Published Time: 2023-07-07T20:39:28+03:00</text:p>
      <text:p text:style-name="P4">
Modified Time: 2023-07-07T20:39:28+03:00</text:p>
      <text:p text:style-name="P4">
Description: In June, the National Bank applied up to 30 non -bank financial institutions of influence for breach of financial monitoring and currency legislation. - Ukrinform.</text:p>
      <text:p text:style-name="P4">
Images: ['<text:a xlink:type="simple" xlink:href="https://static.ukrinform.com/photos/2016_10/thumb_files/630_360_1477322592-6903.jpg" text:style-name="Internet_20_link" text:visited-style-name="Visited_20_Internet_20_Link">
630_360_14773...</text:a>
']</text:p>
      <text:p text:style-name="P4">
Tags: ['Банк', 'Нацбанк', 'Штраф']</text:p>
      <text:p text:style-name="P4">
Type: Article</text:p>
      <!--METADATA-->
      <text:p text:style-name="P4">
<draw:frame draw:style-name="fr1" draw:name="Image209" text:anchor-type="as-char" svg:width="6.9236in" svg:height="3.956343in" draw:z-index="0">
<draw:image xlink:href="../Images/yкринформ/2023-07-07T20-39-28-03-00/630_360_1477322592-6903.jpg" xlink:type="simple" xlink:show="embed" xlink:actuate="onLoad" draw:mime-type="image/jpeg"/>
</draw:frame>
In June, the National Bank applied up to 30 non -bank financial institutions of influence for violations in the field of funding and currency legislation.</text:p>
      <text:p text:style-name="P4">
This was reported by the press service <text:a xlink:type="simple" xlink:href="https://bank.gov.ua/ua/news/all/natsionalniy-bank-u-chervni-zastosuvav-do-tridtsyati--nebankivskih-finansovih-ustanov-zahodi-vplivu-za-porushennya-u-sferi-finmonitoringu-ta-valyutnogo-zakonodavstva" text:style-name="Internet_20_link" text:visited-style-name="Visited_20_Internet_20_Link">
NBU</text:a>
, reports Ukrinform.</text:p>
      <text:p text:style-name="P4">
As it is noted, it is a violation of legislation in the field of prevention of legalization of legalization(laundering)proceeds of crime, the financing of terrorism and the financing of the distribution of weapons of mass destruction, as well as the requirements of currency legislation.</text:p>
      <text:p text:style-name="P4">
In particular, FC LLC is a fine of UAH 1 266 096 to the requirements of paragraph 2 of part two of Article 8 of the Law “On Prevention of Legalization(laundering)proceeds of crime, the financing of terrorism and the financing of the spread of weapons of mass destruction in part of the failure to fulfill the obligation to ensure proper organization and conduct of primary financial monitoring.</text:p>
      <text:p text:style-name="P4">
On JSC "FC" Aversˮ a fine of UAH 500 thousand was imposed for violation of the requirement legislation.</text:p>
      <text:p text:style-name="P4">
<text:span text:style-name="T4">
 Read also: </text:span>
 <text:a xlink:type="simple" xlink:href="https://www.ukrinform.ua/rubric-economy/3732706-nacbank-fiksue-podalse-zrostanna-stavok-za-grivnevimi-depozitami.html" text:style-name="Internet_20_link" text:visited-style-name="Visited_20_Internet_20_Link">
National Bank captures further rise in hryvnia -deposits</text:a>
For improper performance of the obligation in a timely and fully submit to the regulator of information required to supervise in the sphere of the sphere(laundering)income, a fine of 391 thousand. UAH was imposed on PJSC “IC“ Kievan Rus, etc.</text:p>
      <text:p text:style-name="P4">
It was reported <text:a xlink:type="simple" xlink:href="https://www.ukrinform.ua/tag-nacbank" text:style-name="Internet_20_link" text:visited-style-name="Visited_20_Internet_20_Link">
National Bank</text:a>
Applied the penalty to Ukrborg LLC <text:a xlink:type="simple" xlink:href="https://www.ukrinform.ua/rubric-economy/3684997-nacbank-ostrafuvav-kolektorsku-kompaniu-za-neeticnu-povedinku.html" text:style-name="Internet_20_link" text:visited-style-name="Visited_20_Internet_20_Link">
in the amount of UAH 51 thousand</text:a>
for violation of the requirements of ethical behavior.</text:p>
      <text:p text:style-name="P4">
News Source: <text:a xlink:type="simple" xlink:href="https://www.ukrinform.ua/rubric-economy/3732950-nbu-u-cervni-zastosuvav-sankcii-do-30-bankivskih-ustanov.html" text:style-name="Internet_20_link" text:visited-style-name="Visited_20_Internet_20_Link">
https://www.ukrinform.ua/rubric-economy/3732950-nbu-u-cervni-zastosuvav-sankcii-do-30-bankivskih-ustanov.html</text:a>
</text:p>
      <!--NEWS-->
      <text:h text:style-name="P10" text:outline-level="1">
<text:span text:style-name="T4">
In the Kyiv region, as a result of bad weather, 50 settlements have been deactivated</text:span>
</text:h>
      <text:p text:style-name="P4">
Authors: Ukrinform (Person)</text:p>
      <text:p text:style-name="P4">
Publisher: Укринформ (Organization)</text:p>
      <text:p text:style-name="P4">
Published Time: 2023-07-07T20:44:00+03:00</text:p>
      <text:p text:style-name="P4">
Modified Time: 2023-07-07T20:44:00+03:00</text:p>
      <text:p text:style-name="P4">
Description: In the Kiev region, as a result of bad weather, 50 settlements were disconnected, 12 of them were completely. - Ukrinform.</text:p>
      <text:p text:style-name="P4">
Images: ['<text:a xlink:type="simple" xlink:href="https://static.ukrinform.com/photos/2022_11/thumb_files/630_360_1667456465-704.jpg" text:style-name="Internet_20_link" text:visited-style-name="Visited_20_Internet_20_Link">
630_360_16674...</text:a>
']</text:p>
      <text:p text:style-name="P4">
Tags: ['Електроенергія', 'Київщина', 'Негода']</text:p>
      <text:p text:style-name="P4">
Type: Article</text:p>
      <!--METADATA-->
      <text:p text:style-name="P4">
<draw:frame draw:style-name="fr1" draw:name="Image210" text:anchor-type="as-char" svg:width="6.9236in" svg:height="3.956343in" draw:z-index="0">
<draw:image xlink:href="../Images/yкринформ/2023-07-07T20-44-00-03-00/630_360_1667456465-704.jpg" xlink:type="simple" xlink:show="embed" xlink:actuate="onLoad" draw:mime-type="image/jpeg"/>
</draw:frame>
The UKIV REGION Due to bad weather, 50 settlements were deactivated, 12 of them were completely.</text:p>
      <text:p text:style-name="P4">
It is reported(https://www.facebook.com/dtekkrem/posts/pfbid0yTdQfpJqVYSkfEiThdderjTPnwq5Ez5SncxHVb1SS5igaXNR5RhchytBjhL4omaBl?<text:span text:style-name="T4">
cft</text:span>
[0]=AZWn_hlz8WB105a4_6jm-jJV-uZ3e6LprX-4J5i6riF_pii0IceWZEcCinoi7s9HnSr4Tirpy-WR8xpOmt1FB3hCrlJmAe609rCDrrQAb_ajDjYFHOJmtfnyE-PIAkJtsbXtyCdxoH7xH7MWEURX3D7r9I4ZlxxuYfJQ1j_K3ItD-FuEsrZuGX-WQ0fbht5fAVE&amp;<text:span text:style-name="T4">
tn</text:span>
=%2CO%2CP-R), reports Ukrinform.</text:p>
      <text:p text:style-name="P4">
"Unfortunately, in the region through a new wave of bad weather on the evening of July 7, a recorded emergency shutdown. Without <text:a xlink:type="simple" xlink:href="https://www.ukrinform.ua/tag-elektroenergia" text:style-name="Internet_20_link" text:visited-style-name="Visited_20_Internet_20_Link">
light</text:a>
Currently, 12 settlements are fully and 38 are partially, "it will be in the message.</text:p>
      <text:p text:style-name="P4">
According to the operator, 27 air lines and 7222222222222222222222222222222222222222222222222222222222222222222222222222222222</text:p>
      <text:p text:style-name="P4">
"There are many gusts of networks due to the massive fall of trees. The most damaged lines in Buchan, Obukhov, Vyshgorod and Boryspil districts," the company said.</text:p>
      <text:p text:style-name="P4">
<text:span text:style-name="T4">
 Read also: </text:span>
 <text:a xlink:type="simple" xlink:href="https://www.ukrinform.ua/rubric-regions/3732755-negoda-na-prikarpatti-pidtopleni-400-dvoriv-ratuvalniki-evakuuvali-ponad-30-ludej.html" text:style-name="Internet_20_link" text:visited-style-name="Visited_20_Internet_20_Link">
bad weather in the Carpathian region flooded hundreds of houses, rescuers evacuated more than 30 people</text:a>
More than 500 specialists in 152 Bryades and more than 200 special equipment are involved in the elimination of the consequences of bad weather, the operator said.</text:p>
      <text:p text:style-name="P4">
According to the Ministry of Energy, in Ukraine, as a result of a large -scale grazing storm in 11 regions, 710 settlements were deactivated.</text:p>
      <text:p text:style-name="P4">
News Source: <text:a xlink:type="simple" xlink:href="https://www.ukrinform.ua/rubric-regions/3732952-na-kiivsini-vnaslidok-negodi-znestrumleni-50-naselenih-punktiv.html" text:style-name="Internet_20_link" text:visited-style-name="Visited_20_Internet_20_Link">
https://www.ukrinform.ua/rubric-regions/3732952-na-kiivsini-vnaslidok-negodi-znestrumleni-50-naselenih-punktiv.html</text:a>
</text:p>
      <!--NEWS-->
      <text:h text:style-name="P10" text:outline-level="1">
<text:span text:style-name="T4">
Special Tribune on Russian aggression against Ukraine should be in the Hague - Ambassador</text:span>
</text:h>
      <text:p text:style-name="P4">
Authors: Ukrinform (Person)</text:p>
      <text:p text:style-name="P4">
Publisher: Укринформ (Organization)</text:p>
      <text:p text:style-name="P4">
Published Time: 2023-07-07T20:46:36+03:00</text:p>
      <text:p text:style-name="P4">
Modified Time: 2023-07-07T20:46:36+03:00</text:p>
      <text:p text:style-name="P4">
Description: The special tribunal for Russia's aggression against Ukraine should be in the Hague. - Ukrinform.</text:p>
      <text:p text:style-name="P4">
Images: ['<text:a xlink:type="simple" xlink:href="https://static.ukrinform.com/photos/2023_07/thumb_files/630_360_1688742781-334.jpg" text:style-name="Internet_20_link" text:visited-style-name="Visited_20_Internet_20_Link">
630_360_16887...</text:a>
']</text:p>
      <text:p text:style-name="P4">
Tags: ['Гаага', 'Трибунал', 'Україна', 'Агресія РФ', 'Воєнні злочини']</text:p>
      <text:p text:style-name="P4">
Type: Article</text:p>
      <!--METADATA-->
      <text:p text:style-name="P4">
<draw:frame draw:style-name="fr1" draw:name="Image211" text:anchor-type="as-char" svg:width="6.9236in" svg:height="3.956343in" draw:z-index="0">
<draw:image xlink:href="../Images/yкринформ/2023-07-07T20-46-36-03-00/630_360_1688742781-334.jpg" xlink:type="simple" xlink:show="embed" xlink:actuate="onLoad" draw:mime-type="image/jpeg"/>
</draw:frame>
The special tribunal for Russia's aggression against Ukraine should be Vgaaz.</text:p>
      <text:p text:style-name="P4">
Ambassador of Ukraine to the Netherlands Alexander Karasevich said in the exclusive commentary of the Ukrinform correspondent in the Hague.</text:p>
      <text:p text:style-name="P4">
“We expect that <text:a xlink:type="simple" xlink:href="https://www.ukrinform.ua/tag-tribunal" text:style-name="Internet_20_link" text:visited-style-name="Visited_20_Internet_20_Link">
special tribunal</text:a>
will be placed in the Hague. From the Netherlands government, we have received a clear signal support. And this is not a coincidence, since it is the Netherlands that Evendier for the track of bringing the Russian Federation to justice, the track of the formula of peace -president Vladimir Zelensky. The Netherlands has already done a lot on this way and, I am sure that many more will do, ”Karasevich said.</text:p>
      <text:p text:style-name="P4">
He also noted that the Hague has already created a new international organization - an international register of losses caused to Ukraine by Russian aggression.</text:p>
      <text:p text:style-name="P4">
“The Netherlands has already adopted the register of losses, which is now starting their work. This mechanism was created at the Council of Europe and is one sedative components of the track of responsibility. When we talk about the register, we will make a moment about the mechanism of compensation for the losses that are currently being built. The Irouga component is the prosecution of all the guilty Uzllochni, ranging from the highest political leadership of the Russian Federation - the state of the aggressor. Here we are talking about the tribunal. As about the final result of the trekuvidality of the Russian Federation. We are now confidently moving with our partners, ”Karasevich emphasized.</text:p>
      <text:p text:style-name="P4">
*!(https://www.ukrinform.ua/rubric-polytics/3731031-miznarodnij-centr-u-gaazi-e-persim-dievim-krokom-do-tribunalu-nad-putinim-pravozahisniki.html)Karasevich also noted that on July 3, 2023 in the Hague officially launched a workshop in the International Center for Pursuing Aggression against Ukraine(ICPA).</text:p>
      <text:p text:style-name="P4">
«У понеділок вже була запущена робота Міжнародного центру із переслідування зазлочин агресії проти України - ICPA. Це механізм, який працює за підтримкиЄвроюсту. І у рамках якого прокурори разом збирають конкретні докази, щобудуть далі використовуватися в будь-якому майбутньому судовому переслідуванніза злочин агресії, незалежно від юрисдикції, до якої будуть подані на розглядсправи», - сказав він.</text:p>
      <text:p text:style-name="P4">
Карасевич повідомив, що наразі до Коаліції (Core Group)There are already more than 30 states about the creation of a tribunal.“Representatives of these states, experts regularly gather and develop fashionability, future framework in which this tribunal will be created. The meetings are regularly in different countries. Therefore, the work is very active.</text:p>
      <text:p text:style-name="P4">
The ambassador also stressed that the impunity of Russia's crimes in the past has led to the reference of a cruel scenario in Ukraine.</text:p>
      <text:p text:style-name="P4">
“The impunity for previous crimes generates new crimes. This is the purpose of the work - to make Russia - the state -aggressor, to finally responsibility. And for potential aggressors in the future also understand that every crime will be inevitable. It is necessary to show that the international law works. And that there are effective mechanisms for bringing reference, in particular, for the crime of aggression, ”the ambassador said.</text:p>
      <text:p text:style-name="P4">
<text:span text:style-name="T4">
 Read also: </text:span>
 <text:a xlink:type="simple" xlink:href="https://www.ukrinform.ua/rubric-ato/3731206-kostin-ta-prokurori-icpa-viznacili-prioriteti-dla-pritagnenna-putina-do-vidpovidalnosti.html" text:style-name="Internet_20_link" text:visited-style-name="Visited_20_Internet_20_Link">
Kostin and ICPA prosecutors have determined Putin's priorities to be held accountable</text:a>
As reported by Ukrinform, the International Center for Persession for Crime Agression against Ukraine(ICPA)July 3 <text:a xlink:type="simple" xlink:href="https://www.ukrinform.ua/rubric-polytics/3730789-u-gaazi-vidkrili-miznarodnij-centr-iz-peresliduvanna-za-zlocin-agresii-proti-ukraini.html" text:style-name="Internet_20_link" text:visited-style-name="Visited_20_Internet_20_Link">
officially started work</text:a>
It will take place on the basis of European. ICPA will support and coordinate the training of aggression crimes, maintaining key evidence and facilitating the process of developing cases at an early stage. This is the first case of the creation of an initiative to investigate the crime of aggression with international support after the Second World War.</text:p>
      <text:p text:style-name="P4">
News Source: <text:a xlink:type="simple" xlink:href="https://www.ukrinform.ua/rubric-polytics/3732954-spectribunal-sodo-agresii-rf-proti-ukraini-mae-buti-v-gaazi-posol.html" text:style-name="Internet_20_link" text:visited-style-name="Visited_20_Internet_20_Link">
https://www.ukrinform.ua/rubric-polytics/3732954-spectribunal-sodo-agresii-rf-proti-ukraini-mae-buti-v-gaazi-posol.html</text:a>
</text:p>
      <!--NEWS-->
      <text:h text:style-name="P10" text:outline-level="1">
<text:span text:style-name="T4">
Ukraine pledged to perform more structural beacons under the IMF program</text:span>
</text:h>
      <text:p text:style-name="P4">
Authors: Ukrinform (Person)</text:p>
      <text:p text:style-name="P4">
Publisher: Укринформ (Organization)</text:p>
      <text:p text:style-name="P4">
Published Time: 2023-07-07T20:58:00+03:00</text:p>
      <text:p text:style-name="P4">
Modified Time: 2023-07-07T20:58:00+03:00</text:p>
      <text:p text:style-name="P4">
Description: The number of structural beacons under the IMF extended financing program for Ukraine increased from 19 to 23 in the updated memorandum as a result of the first review. - Ukrinform.</text:p>
      <text:p text:style-name="P4">
Images: ['<text:a xlink:type="simple" xlink:href="https://static.ukrinform.com/photos/2023_04/thumb_files/630_360_1680538218-164.jpg" text:style-name="Internet_20_link" text:visited-style-name="Visited_20_Internet_20_Link">
630_360_16805...</text:a>
']</text:p>
      <text:p text:style-name="P4">
Tags: ['МВФ', 'Україна']</text:p>
      <text:p text:style-name="P4">
Type: Article</text:p>
      <!--METADATA-->
      <text:p text:style-name="P4">
<draw:frame draw:style-name="fr1" draw:name="Image212" text:anchor-type="as-char" svg:width="6.9236in" svg:height="3.956343in" draw:z-index="0">
<draw:image xlink:href="../Images/yкринформ/2023-07-07T20-58-00-03-00/630_360_1680538218-164.jpg" xlink:type="simple" xlink:show="embed" xlink:actuate="onLoad" draw:mime-type="image/jpeg"/>
</draw:frame>
The number of structural beacons under the IMF expanded financing program for Ukraine increased from 19 to 23 in the updated memorandum in the first review.</text:p>
      <text:p text:style-name="P4">
This is stated in the Public Fund on Friday <text:a xlink:type="simple" xlink:href="https://www.imf.org/-/media/Files/Publications/CR/2023/English/1UKREA2023002.ashx" text:style-name="Internet_20_link" text:visited-style-name="Visited_20_Internet_20_Link">
document</text:a>
, reports Ukrinform.</text:p>
      <text:p text:style-name="P4">
It is noted that the increase in the number of beacons was proposed by the Ukrainian Page "to preserve macroeconomic and financial stability in the face of war, as well as to support the impulse of reforms."</text:p>
      <text:p text:style-name="P4">
In addition, in addition to the previous requirements, Ukraine has undertaken by the end of September 2023 to put into effect the article of the Budget Code, which allow you to prepare the medium -term budget, develop a debt strategy and limit the risk of guarantees.</text:p>
      <text:p text:style-name="P4">
By the same term, the Ukrainian side should also develop a conceptual record of the 5-7-9 percent lending program. The document must contain proposals for small and medium -sized enterprises with the gradual abolition of participation companies, as well as strengthening of monitoring and providing adequate guarantee.</text:p>
      <text:p text:style-name="P4">
Another new structural beacon concerns the preparation of short -term and long -term action plans of the Ministry of Finance, tax and customs services for reform in key areas. Deadline for this requirement is determined by the end of October this year.</text:p>
      <text:p text:style-name="P4">
*!(https://www.ukrinform.ua/rubric-economy/3731433-ukraina-cogoric-uze-otrimala-236-milarda-makrofinansovoi-dopomogi.html)By the same term, Ukraine undertook to appoint the Supervisory Board of Operatoriat.</text:p>
      <text:p text:style-name="P4">
Parallel <text:a xlink:type="simple" xlink:href="https://www.ukrinform.ua/tag-mvf" text:style-name="Internet_20_link" text:visited-style-name="Visited_20_Internet_20_Link">
IMF</text:a>
agreed to move to the moon(By the end of July)The timing of one of the previous requirements is to approve the bill on tax changes and administration, as well as to carry out amendments in the previous list of beacons.</text:p>
      <text:p text:style-name="P4">
It is noted that Ukraine has already fulfilled five structural landmarks identified at the beginning of the expanded funding program(EFF).</text:p>
      <text:p text:style-name="P4">
Як повідомляв Укрінформ, в оновленому Меморандумі та супутній документації донього за результатами першого перегляду програми EFF <text:a xlink:type="simple" xlink:href="https://www.ukrinform.ua/rubric-economy/3732879-mvf-pokrasiv-ekonomicni-prognozi-sodo-ukraini.html" text:style-name="Internet_20_link" text:visited-style-name="Visited_20_Internet_20_Link">
 Міжнародний валютнийфонд покращив економічні прогнози для України.</text:a>
</text:p>
      <text:p text:style-name="P4">
News Source: <text:a xlink:type="simple" xlink:href="https://www.ukrinform.ua/rubric-economy/3732958-ukraina-zobovazalasa-vikonati-bilse-strukturnih-maakiv-za-programou-mvf.html" text:style-name="Internet_20_link" text:visited-style-name="Visited_20_Internet_20_Link">
https://www.ukrinform.ua/rubric-economy/3732958-ukraina-zobovazalasa-vikonati-bilse-strukturnih-maakiv-za-programou-mvf.html</text:a>
</text:p>
      <!--NEWS-->
      <text:h text:style-name="P10" text:outline-level="1">
<text:span text:style-name="T4">
Ukrainian rowers won "gold" and "silver" at the start of the Youth World Cup 2023</text:span>
</text:h>
      <text:p text:style-name="P4">
Authors: Ukrinform (Person)</text:p>
      <text:p text:style-name="P4">
Publisher: Укринформ (Organization)</text:p>
      <text:p text:style-name="P4">
Published Time: 2023-07-07T21:00:03+03:00</text:p>
      <text:p text:style-name="P4">
Modified Time: 2023-07-07T21:00:03+03:00</text:p>
      <text:p text:style-name="P4">
Description: Two medals brought the national team of Ukraine on the first day of the Finals at the World Kayak and Canoe Championship among juniors and athletes under the age of 23, which takes place in the Italian Aurontzo. - Ukrinform.</text:p>
      <text:p text:style-name="P4">
Images: ['<text:a xlink:type="simple" xlink:href="https://static.ukrinform.com/photos/2023_07/thumb_files/630_360_1688752651-864.jpg" text:style-name="Internet_20_link" text:visited-style-name="Visited_20_Internet_20_Link">
630_360_16887...</text:a>
']</text:p>
      <text:p text:style-name="P4">
Tags: ['Чемпіонат світу', 'Веслування на байдарках і каное', 'Молодь']</text:p>
      <text:p text:style-name="P4">
Type: Article</text:p>
      <!--METADATA-->
      <text:p text:style-name="P4">
<draw:frame draw:style-name="fr1" draw:name="Image213" text:anchor-type="as-char" svg:width="6.9236in" svg:height="3.956343in" draw:z-index="0">
<draw:image xlink:href="../Images/yкринформ/2023-07-07T21-00-03-03-00/630_360_1688752651-864.jpg" xlink:type="simple" xlink:show="embed" xlink:actuate="onLoad" draw:mime-type="image/jpeg"/>
</draw:frame>
Two medalized Ukrainian national teams on the first day of the Finals at the World Rowing Championships and Canoes among juniors and athletes under the 23s, which takes place by Vitali Aurontzo.</text:p>
      <text:p text:style-name="P4">
As informs <text:a xlink:type="simple" xlink:href="https://www.facebook.com/olympicua/posts/pfbid02AZCmY8xiNXDuxk5aajZYz41YTZf9jrdHCK9q1pXhQTLNgozD1cSVmWWeMydjFLhpl" text:style-name="Internet_20_link" text:visited-style-name="Visited_20_Internet_20_Link">
press service</text:a>
National Olympic Committee of Ukraine(Nok), the winners of the world of juniors in the canoe-two at a distance of 1000 meters were Ukrainians of Yaroslavverbubm and Vitaliy Prystay, Ukrinform reports.</text:p>
      <text:p text:style-name="P4">
In the same discipline - among the youth - "Silver" won Artem Thursday Tapavlo Borsuk.</text:p>
      <text:p text:style-name="P4">
<text:span text:style-name="T4">
 Read also: </text:span>
 <text:a xlink:type="simple" xlink:href="https://www.ukrinform.ua/rubric-sports/3718351-ukrainski-vesluvalniki-vigrali-medalnij-zalik-kubka-svitu-u-bolgarii.html" text:style-name="Internet_20_link" text:visited-style-name="Visited_20_Internet_20_Link">
Ukrainian rowers won the Medal Cubcasvist Classroom in Bulgaria</text:a>
The competition will last until July 9.</text:p>
      <text:p text:style-name="P4">
Photo: NOC.</text:p>
      <text:p text:style-name="P4">
News Source: <text:a xlink:type="simple" xlink:href="https://www.ukrinform.ua/rubric-sports/3732956-ukrainski-vesluvalniki-vigrali-zoloto-ta-sriblo-na-starti-molodiznogo-cs2023.html" text:style-name="Internet_20_link" text:visited-style-name="Visited_20_Internet_20_Link">
https://www.ukrinform.ua/rubric-sports/3732956-ukrainski-vesluvalniki-vigrali-zoloto-ta-sriblo-na-starti-molodiznogo-cs2023.html</text:a>
</text:p>
      <!--NEWS-->
      <text:h text:style-name="P10" text:outline-level="1">
<text:span text:style-name="T4">
Pentagon announced a new package of assistance to Ukraine with cassette ammunition</text:span>
</text:h>
      <text:p text:style-name="P4">
Authors: Ukrinform (Person)</text:p>
      <text:p text:style-name="P4">
Publisher: Укринформ (Organization)</text:p>
      <text:p text:style-name="P4">
Published Time: 2023-07-07T21:06:00+03:00</text:p>
      <text:p text:style-name="P4">
Modified Time: 2023-07-07T22:06:00+03:00</text:p>
      <text:p text:style-name="P4">
Description: The US Department of Defense has officially announced the allocation of a new military assistance package to Ukraine with a total of $ 800 million. - Ukrinform.</text:p>
      <text:p text:style-name="P4">
Images: ['<text:a xlink:type="simple" xlink:href="https://static.ukrinform.com/photos/2016_07/thumb_files/630_360_1467320804-6747.jpg" text:style-name="Internet_20_link" text:visited-style-name="Visited_20_Internet_20_Link">
630_360_14673...</text:a>
']</text:p>
      <text:p text:style-name="P4">
Tags: ['Пентагон', 'США', 'Зброя', 'Боєприпаси', 'Війна з Росією']</text:p>
      <text:p text:style-name="P4">
Type: Article</text:p>
      <!--METADATA-->
      <text:p text:style-name="P4">
<draw:frame draw:style-name="fr1" draw:name="Image214" text:anchor-type="as-char" svg:width="6.9236in" svg:height="3.956343in" draw:z-index="0">
<draw:image xlink:href="../Images/yкринформ/2023-07-07T21-06-00-03-00/630_360_1467320804-6747.jpg" xlink:type="simple" xlink:show="embed" xlink:actuate="onLoad" draw:mime-type="image/jpeg"/>
</draw:frame>
The US Department of Defense has officially announced the allocation of new packaging assistance to Ukraine with a total of $ 800 million.</text:p>
      <text:p text:style-name="P4">
The statement was made on Friday by the Deputy Minister of Defense of the United States on Political Issues Colin Col, reports his own correspondent of Ukrinform.</text:p>
      <text:p text:style-name="P4">
The package contains cassette ammunition, as well as other types of weapons and ammunition for ZSU.</text:p>
      <text:p text:style-name="P4">
"Today, the United States continues to demonstrate its unchanged dedication to Ukraine about new allocation of military assistance in order to provide for -tax ammunition, weapons and equipment necessary to protect their Ukraine," the Pentagon representative said.</text:p>
      <text:p text:style-name="P4">
<text:span text:style-name="T4">
 Read also: </text:span>
 [in the Pentagon believe that <text:span text:style-name="T4">
 cassette </text:span>
 shells were baked for destruction(https://www.ukrinform.ua/rubric-ato/3726566-u-pentagoni-vvazaut-so-kasetni-snaradi-buli-b-efektivnimi-dla-znisenna-vijsk-rf.html)He stressed that assistance is allocated by the powers of the US President(Presidential Drawdown)That is, weapons will not be purchased from manufacturers, they will be approved immediately from the pentagon warehouses.</text:p>
      <text:p text:style-name="P4">
“Some of the opportunities in today's $ 800 million package includes artilleryer shells of 155 mm caliber, including DPICMS(Casset ammunition of American production - ed.)and artillery shells of 105 millimeters, ”he said.</text:p>
      <text:p text:style-name="P4">
<text:span text:style-name="T4">
 Read also: </text:span>
 <text:a xlink:type="simple" xlink:href="https://www.ukrinform.ua/rubric-ato/3732875-kraini-nato-okremo-mozut-virisuvati-ci-davati-ukraini-kasetni-boepripasi-stoltenberg.html" text:style-name="Internet_20_link" text:visited-style-name="Visited_20_Internet_20_Link">
NATO countries can separately decide whether to give Ukraine <text:span text:style-name="T4">
 cassette </text:span>
 ammunition - Stoltenberg</text:a>
In addition, new assistance tranche will enter additional <text:a xlink:type="simple" xlink:href="https://www.ukrinform.ua/tag-raketa" text:style-name="Internet_20_link" text:visited-style-name="Visited_20_Internet_20_Link">
missiles</text:a>
for Patriot and Himars SPRs, high -level Iabombs, as well as Bradley BMP and APC Stryker. The new package will include blasting ammunition and obstacle systems, as well as various stops and equipment.</text:p>
      <text:p text:style-name="P4">
In total, the United States has allocated more than $ 41.3 billion of military assistance from the beginning of a full -scale invasion of Russia on February 24, 2022.</text:p>
      <text:p text:style-name="P4">
News Source: <text:a xlink:type="simple" xlink:href="https://www.ukrinform.ua/rubric-ato/3732977-pentagon-ogolosiv-pro-novij-paket-dopomogi-ukraini-z-kasetnimi-boepripasami.html" text:style-name="Internet_20_link" text:visited-style-name="Visited_20_Internet_20_Link">
https://www.ukrinform.ua/rubric-ato/3732977-pentagon-ogolosiv-pro-novij-paket-dopomogi-ukraini-z-kasetnimi-boepripasami.html</text:a>
</text:p>
      <!--NEWS-->
      <text:h text:style-name="P10" text:outline-level="1">
<text:span text:style-name="T4">
Ukrinform is on Threads!</text:span>
</text:h>
      <text:p text:style-name="P4">
Authors: Ukrinform (Person)</text:p>
      <text:p text:style-name="P4">
Publisher: Укринформ (Organization)</text:p>
      <text:p text:style-name="P4">
Published Time: 2023-07-07T21:15:00+03:00</text:p>
      <text:p text:style-name="P4">
Modified Time: 2023-07-07T21:15:00+03:00</text:p>
      <text:p text:style-name="P4">
Description: Ukrinform is always on the pulse of news. Join Threads and subscribe to Ukrinform - Ukrinform.</text:p>
      <text:p text:style-name="P4">
Images: ['<text:a xlink:type="simple" xlink:href="https://static.ukrinform.com/photos/2023_07/thumb_files/630_360_1688644765-383.jpg" text:style-name="Internet_20_link" text:visited-style-name="Visited_20_Internet_20_Link">
630_360_16886...</text:a>
']</text:p>
      <text:p text:style-name="P4">
Tags: ['Соцмережі', 'Meta']</text:p>
      <text:p text:style-name="P4">
Type: Article</text:p>
      <!--METADATA-->
      <text:p text:style-name="P4">
<draw:frame draw:style-name="fr1" draw:name="Image215" text:anchor-type="as-char" svg:width="6.9236in" svg:height="3.956343in" draw:z-index="0">
<draw:image xlink:href="../Images/yкринформ/2023-07-07T21-15-00-03-00/630_360_1688644765-383.jpg" xlink:type="simple" xlink:show="embed" xlink:actuate="onLoad" draw:mime-type="image/jpeg"/>
</draw:frame>
Ukrinforming on the pulse of the news. Join the Threads and subscribe to Ukrinform</text:p>
      <text:p text:style-name="P4">
<text:span text:style-name="T4">
 What is threads? It is an analogue of Twitter that <text:a xlink:type="simple" xlink:href="https://www.ukrinform.ua/rubric-technology/3732218-meta-zapustila-svij-analog-tvitteru.html" text:style-name="Internet_20_link" text:visited-style-name="Visited_20_Internet_20_Link">
launched Meta.</text:a>
</text:span>
</text:p>
      <text:p text:style-name="P4">
In order to start working with Threads, users can be authorized by the assistance of the Instagram account. The application can publish up to 500 characters, as well as photos and videos of up to 5 minutes. The publication of Threads can also be shared in the history of a winegram.</text:p>
      <text:p text:style-name="P4">
Ukrinform registered at the service immediately after its launch. Read the cheerful <text:a xlink:type="simple" xlink:href="https://www.threads.net/@ukrinform" text:style-name="Internet_20_link" text:visited-style-name="Visited_20_Internet_20_Link">
on the @ukrinform page in Threads.</text:a>
</text:p>
      <text:p text:style-name="P4">
&gt;
 🎊 Ukrinform is on Threads!Subscribe to <text:a xlink:type="simple" xlink:href="https://twitter.com/UKRINFORM" text:style-name="Internet_20_link" text:visited-style-name="Visited_20_Internet_20_Link">
@ukrinform&gt;
</text:a>
<text:a xlink:type="simple" xlink:href="https://t.co/ETszQxJMAO" text:style-name="Internet_20_link" text:visited-style-name="Visited_20_Internet_20_Link">
&gt;
 https://t.co/ETszQxJMAO </text:a>
&gt;
&gt;
 What is threads? It is an analogue of Twitter, launched by Meta. &gt;
&gt;
 In order to start working with Threads, users can be authorized with an instagram account. In the application you can… <text:a xlink:type="simple" xlink:href="https://t.co/RPZW7VFwiq" text:style-name="Internet_20_link" text:visited-style-name="Visited_20_Internet_20_Link">
&gt;
 pic.twitter.com/rpzw7vfwiq</text:a>
&gt;
&gt;
 - Ukrinform(@Ukrinform)<text:a xlink:type="simple" xlink:href="https://twitter.com/UKRINFORM/status/1676917900114788352" text:style-name="Internet_20_link" text:visited-style-name="Visited_20_Internet_20_Link">
 July 6, 2023&gt;
 </text:a>
Install the Threads app to see more content from <text:a xlink:type="simple" xlink:href="https://www.threads.net/@ukrinform" text:style-name="Internet_20_link" text:visited-style-name="Visited_20_Internet_20_Link">
ukrinform</text:a>
. The program is available for loading the dear <text:a xlink:type="simple" xlink:href="https://apps.apple.com/us/app/threads-an-instagram-app/id6446901002" text:style-name="Internet_20_link" text:visited-style-name="Visited_20_Internet_20_Link">
App Store</text:a>
і <text:a xlink:type="simple" xlink:href="https://play.google.com/store/apps/details" text:style-name="Internet_20_link" text:visited-style-name="Visited_20_Internet_20_Link">
 Google Play</text:a>
in more than 100 countries.</text:p>
      <text:p text:style-name="P4">
News Source: <text:a xlink:type="simple" xlink:href="https://www.ukrinform.ua/rubric-technology/3732298-ukrinform-e-na-threads.html" text:style-name="Internet_20_link" text:visited-style-name="Visited_20_Internet_20_Link">
https://www.ukrinform.ua/rubric-technology/3732298-ukrinform-e-na-threads.html</text:a>
</text:p>
      <!--NEWS-->
      <text:h text:style-name="P10" text:outline-level="1">
<text:span text:style-name="T4">
In Ukraine, large -scale air alarm - Miga flew in Russia</text:span>
</text:h>
      <text:p text:style-name="P4">
Authors: Ukrinform (Person)</text:p>
      <text:p text:style-name="P4">
Publisher: Укринформ (Organization)</text:p>
      <text:p text:style-name="P4">
Published Time: 2023-07-07T21:21:00+03:00</text:p>
      <text:p text:style-name="P4">
Modified Time: 2023-07-07T21:21:00+03:00</text:p>
      <text:p text:style-name="P4">
Description: Air alarm was declared throughout Ukraine due to the rise of three fighters, which were carriers of hypersonic missiles "dagger". - Ukrinform.</text:p>
      <text:p text:style-name="P4">
Images: ['<text:a xlink:type="simple" xlink:href="https://static.ukrinform.com/photos/2023_02/thumb_files/630_360_1676041139-227.jpg" text:style-name="Internet_20_link" text:visited-style-name="Visited_20_Internet_20_Link">
630_360_16760...</text:a>
']</text:p>
      <text:p text:style-name="P4">
Tags: ['Україна', 'Війна з Росією', 'Повітряна тривога']</text:p>
      <text:p text:style-name="P4">
Type: Article</text:p>
      <!--METADATA-->
      <text:p text:style-name="P4">
<draw:frame draw:style-name="fr1" draw:name="Image217" text:anchor-type="as-char" svg:width="6.9236in" svg:height="3.956343in" draw:z-index="0">
<draw:image xlink:href="../Images/yкринформ/2023-07-07T21-21-00-03-00/630_360_1676041139-227.jpg" xlink:type="simple" xlink:show="embed" xlink:actuate="onLoad" draw:mime-type="image/jpeg"/>
</draw:frame>
Air alarm was announced throughout Ukraine through the rise of three fighters, which are carriers of hypersonic missiles "dagger".</text:p>
      <text:p text:style-name="P4">
According to Ukrinform, the air forces of the Armed Forces are reported in <text:a xlink:type="simple" xlink:href="https://l.facebook.com/l.php" text:style-name="Internet_20_link" text:visited-style-name="Visited_20_Internet_20_Link">
telegram.</text:a>
"The rise of 31K MiG-31K RF from the Savaslaika airfield was recorded," the message is in the message.</text:p>
      <text:p text:style-name="P4">
<text:span text:style-name="T4">
 Read also: </text:span>
 <text:a xlink:type="simple" xlink:href="https://www.ukrinform.ua/rubric-ato/3732566-u-cornomu-mori-odin-vorozij-raketonosij-z-cotirma-kalibrami.html" text:style-name="Internet_20_link" text:visited-style-name="Visited_20_Internet_20_Link">
in the Black Sea - one enemy rocket carrier with four "<text:span text:style-name="T4">
 caliber </text:span>
 mam"</text:a>
As it was reported, <text:a xlink:type="simple" xlink:href="https://www.ukrinform.ua/rubric-ato/3732595-dla-atak-na-ukrainski-mista-rosiani-somisaca-zastosovuut-do-sotni-raket-ignat.html" text:style-name="Internet_20_link" text:visited-style-name="Visited_20_Internet_20_Link">
the Russian army attaches Ukrainian cities and villages on a monthly basis</text:a>
On average, almost a hundred rockets of different types.</text:p>
      <text:p text:style-name="P4">
News Source: <text:a xlink:type="simple" xlink:href="https://www.ukrinform.ua/rubric-ato/3732963-ukrainou-siritsa-povitrana-trivoga-v-rosii-zletiv-mig.html" text:style-name="Internet_20_link" text:visited-style-name="Visited_20_Internet_20_Link">
https://www.ukrinform.ua/rubric-ato/3732963-ukrainou-siritsa-povitrana-trivoga-v-rosii-zletiv-mig.html</text:a>
</text:p>
      <!--NEWS-->
      <text:h text:style-name="P10" text:outline-level="1">
<text:span text:style-name="T4">
The American city of Albukerke has handed two cars for the Armed Forces</text:span>
</text:h>
      <text:p text:style-name="P4">
Authors: Ukrinform (Person)</text:p>
      <text:p text:style-name="P4">
Publisher: Укринформ (Organization)</text:p>
      <text:p text:style-name="P4">
Published Time: 2023-07-07T21:31:17+03:00</text:p>
      <text:p text:style-name="P4">
Modified Time: 2023-07-07T21:31:17+03:00</text:p>
      <text:p text:style-name="P4">
Description: Kharkiv received from the residents of the American twin city Albukerke and a NGO Sikhs for All two cars that were handed over to the Armed Forces. - Ukrinform.</text:p>
      <text:p text:style-name="P4">
Images: ['<text:a xlink:type="simple" xlink:href="https://static.ukrinform.com/photos/2023_07/thumb_files/630_360_1688754667-261.jpg" text:style-name="Internet_20_link" text:visited-style-name="Visited_20_Internet_20_Link">
630_360_16887...</text:a>
']</text:p>
      <text:p text:style-name="P4">
Tags: ['Автомобіль', 'США', 'ЗСУ', 'Харків', 'Війна з Росією']</text:p>
      <text:p text:style-name="P4">
Type: Article</text:p>
      <!--METADATA-->
      <text:p text:style-name="P4">
<draw:frame draw:style-name="fr1" draw:name="Image218" text:anchor-type="as-char" svg:width="6.9236in" svg:height="3.956343in" draw:z-index="0">
<draw:image xlink:href="../Images/yкринформ/2023-07-07T21-31-17-03-00/630_360_1688754667-261.jpg" xlink:type="simple" xlink:show="embed" xlink:actuate="onLoad" draw:mime-type="image/jpeg"/>
</draw:frame>
Kharkiv has received from the residents of the American twin city Albukerke and the social organization of Sikhs for all two cars that were handed over to the Armed Forces.</text:p>
      <text:p text:style-name="P4">
According to Ukrinform, Kharkiv City Council in [Telegram] reported this(https://t.me/citykharkivua/34632) <text:a xlink:type="simple" xlink:href="https://t.me/citykharkivua/34632" text:style-name="Internet_20_link" text:visited-style-name="Visited_20_Internet_20_Link">
 . </text:a>
"Kharkiv received from the residents of the twin city Albukerke(<text:a xlink:type="simple" xlink:href="https://www.ukrinform.ua/tag-ssa" text:style-name="Internet_20_link" text:visited-style-name="Visited_20_Internet_20_Link">
USA</text:a>
 )and the NGO Sikhs for Allvv Vedov cars that were handed over to the city of Kharkov to the Armed Forces of Ukraine. Today, July 7, the humanitarian aid was transferred to military units. Cars are needed for defenders to perform combat missions, " -goes in the message.</text:p>
      <text:p text:style-name="P4">
As it is noted, the delegation from the city of Albukerke arrived in Kharkiv to sign a memorandum of establishing brothers. During a time visit, American partners met with representatives of city ID, business, educational institutions and public organizations of Kharkiv.</text:p>
      <text:p text:style-name="P4">
<text:span text:style-name="T4">
 Read also: </text:span>
 <text:a xlink:type="simple" xlink:href="https://www.ukrinform.ua/rubric-ato/3732660-novij-paket-vijskovoi-dopomogi-ssa-dla-ukraini-stanovitime-blizko-800-miljoniv-ap.html" text:style-name="Internet_20_link" text:visited-style-name="Visited_20_Internet_20_Link">
new military assistance package <text:span text:style-name="T4">
 USA </text:span>
 for Ukraine will set up about $ 800 million - AP</text:a>
As reported <text:a xlink:type="simple" xlink:href="https://www.ukrinform.ua/rubric-regions/3699598-vinnica-ta-nimecke-karlsrue-stali-mistamipobratimami.html" text:style-name="Internet_20_link" text:visited-style-name="Visited_20_Internet_20_Link">
</text:a>
Ukrinform, <text:a xlink:type="simple" xlink:href="https://www.ukrinform.ua/rubric-regions/3699598-vinnica-ta-nimecke-karlsrue-stali-mistamipobratimami.html" text:style-name="Internet_20_link" text:visited-style-name="Visited_20_Internet_20_Link">
Vinnytsia Tanimetsky Carlsrue</text:a>
became twin cities.</text:p>
      <text:p text:style-name="P4">
<text:span text:style-name="T5">
Foto: Kharkiv City Council, Telegrams</text:span>
</text:p>
      <text:p text:style-name="P4">
News Source: <text:a xlink:type="simple" xlink:href="https://www.ukrinform.ua/rubric-ato/3732966-amerikanske-misto-albukerke-peredalo-dvi-avtivki-dla-zsu.html" text:style-name="Internet_20_link" text:visited-style-name="Visited_20_Internet_20_Link">
https://www.ukrinform.ua/rubric-ato/3732966-amerikanske-misto-albukerke-peredalo-dvi-avtivki-dla-zsu.html</text:a>
</text:p>
      <!--NEWS-->
      <text:h text:style-name="P10" text:outline-level="1">
<text:span text:style-name="T4">
The White House confirmed a willingness to give Ukraine cassette ammunition</text:span>
</text:h>
      <text:p text:style-name="P4">
Authors: Ukrinform (Person)</text:p>
      <text:p text:style-name="P4">
Publisher: Укринформ (Organization)</text:p>
      <text:p text:style-name="P4">
Published Time: 2023-07-07T21:33:00+03:00</text:p>
      <text:p text:style-name="P4">
Modified Time: 2023-07-07T21:33:00+03:00</text:p>
      <text:p text:style-name="P4">
Description: The United States is ready to hand over cassette ammunition to Ukraine to protect the sovereign territory, but it is important to protect the civilian population from those charges that will not be broken after use. - Ukrinform.</text:p>
      <text:p text:style-name="P4">
Images: ['<text:a xlink:type="simple" xlink:href="https://static.ukrinform.com/photos/2022_02/thumb_files/630_360_1644169650-867.jpg" text:style-name="Internet_20_link" text:visited-style-name="Visited_20_Internet_20_Link">
630_360_16441...</text:a>
']</text:p>
      <text:p text:style-name="P4">
Tags: ['США', 'Зброя', 'Боєприпаси', 'Війна з Росією']</text:p>
      <text:p text:style-name="P4">
Type: Article</text:p>
      <!--METADATA-->
      <text:p text:style-name="P4">
<draw:frame draw:style-name="fr1" draw:name="Image219" text:anchor-type="as-char" svg:width="6.9236in" svg:height="3.956343in" draw:z-index="0">
<draw:image xlink:href="../Images/yкринформ/2023-07-07T21-33-00-03-00/630_360_1644169650-867.jpg" xlink:type="simple" xlink:show="embed" xlink:actuate="onLoad" draw:mime-type="image/jpeg"/>
</draw:frame>
The United States is ready to pass on cassette ammunition to Ukraine to protect the sovereign territory, but it is important to protect the civilian population from those charges that will not be broken after use.</text:p>
      <text:p text:style-name="P4">
This was stated during a pressing in Washington by US Presidential Advisor Jake Sullivan, Ukrinform correspondent reports.</text:p>
      <text:p text:style-name="P4">
"We are establishing our decision on security assistance on the direct requires of Ukraine on the ground, and Ukraine needs artillery to support its complex and defense operations," Sullivan said.</text:p>
      <text:p text:style-name="P4">
He noted that the United States gave Ukraine a "historical number" of ordinary artillery ammunition and increasing their production. "But this process will need time, so it is critical to provide Ukraine with a bridge of supply while our domestic production is growing," Bellot's representative explained.</text:p>
      <text:p text:style-name="P4">
<text:span text:style-name="T4">
 Read also: </text:span>
 [in the Pentagon believe that <text:span text:style-name="T4">
 cassette </text:span>
 shells were baked for destruction(https://www.ukrinform.ua/rubric-ato/3726566-u-pentagoni-vvazaut-so-kasetni-snaradi-buli-b-efektivnimi-dla-znisenna-vijsk-rf.html)Sullivan emphasized that Russia uses cassette ammunition from the beginning of a full -scale invasion, with outdated variants, with high levels of law or failure - from 30% to 40%.</text:p>
      <text:p text:style-name="P4">
“Against this background, Ukraine asks cassette ammunition to protect its sovereigntyrate. The cassette ammunition we can provide has much lower refusal indicators than in Russia - no more than 2.5%, ”he said.</text:p>
      <text:p text:style-name="P4">
In this connection, Sullivan confirmed that the United States is cooperating with Ukraine, which "makes efforts to mine after conflict to reduce any potential damage to the civilian population." And it will need to be done, said Baiden's assistant.</text:p>
      <text:p text:style-name="P4">
<text:span text:style-name="T4">
 Read also: </text:span>
 <text:a xlink:type="simple" xlink:href="https://www.ukrinform.ua/rubric-ato/3732875-kraini-nato-okremo-mozut-virisuvati-ci-davati-ukraini-kasetni-boepripasi-stoltenberg.html" text:style-name="Internet_20_link" text:visited-style-name="Visited_20_Internet_20_Link">
NATO countries can separately decide whether to give Ukraine <text:span text:style-name="T4">
 cassette </text:span>
 ammunition - Stoltenberg</text:a>
"Because of the widespread use of cassette ammunition by Russia, we will have to help Ukraine in mine efforts," he emphasized.According to media reports, the new military aid package will be up to $ 800 million.</text:p>
      <text:p text:style-name="P4">
News Source: <text:a xlink:type="simple" xlink:href="https://www.ukrinform.ua/rubric-ato/3732967-bilij-dim-pidtverdiv-gotovnist-nadati-ukraini-kasetni-boepripasi.html" text:style-name="Internet_20_link" text:visited-style-name="Visited_20_Internet_20_Link">
https://www.ukrinform.ua/rubric-ato/3732967-bilij-dim-pidtverdiv-gotovnist-nadati-ukraini-kasetni-boepripasi.html</text:a>
</text:p>
      <!--NEWS-->
      <text:h text:style-name="P10" text:outline-level="1">
<text:span text:style-name="T4">
Lviv authorities have allocated 100 million to eliminate the consequences of rocket fire</text:span>
</text:h>
      <text:p text:style-name="P4">
Authors: Ukrinform (Person)</text:p>
      <text:p text:style-name="P4">
Publisher: Укринформ (Organization)</text:p>
      <text:p text:style-name="P4">
Published Time: 2023-07-07T21:47:00+03:00</text:p>
      <text:p text:style-name="P4">
Modified Time: 2023-07-07T21:47:00+03:00</text:p>
      <text:p text:style-name="P4">
Description: In Lviv, the consequences of rocket firing of residential buildings are eliminated. The city has allocated 100 million hryvnias for primary needs. - Ukrinform.</text:p>
      <text:p text:style-name="P4">
Images: ['<text:a xlink:type="simple" xlink:href="https://static.ukrinform.com/photos/2023_07/thumb_files/630_360_1688627447-8405.jpeg" text:style-name="Internet_20_link" text:visited-style-name="Visited_20_Internet_20_Link">
630_360_16886...</text:a>
']</text:p>
      <text:p text:style-name="P4">
Tags: ['Львів', 'Садовий', 'Війна з Росією', 'Ракетний удар']</text:p>
      <text:p text:style-name="P4">
Type: Article</text:p>
      <!--METADATA-->
      <text:p text:style-name="P4">
<draw:frame draw:style-name="fr1" draw:name="Image220" text:anchor-type="as-char" svg:width="6.9236in" svg:height="3.956343in" draw:z-index="0">
<draw:image xlink:href="../Images/yкринформ/2023-07-07T21-47-00-03-00/630_360_1688627447-8405.jpeg" xlink:type="simple" xlink:show="embed" xlink:actuate="onLoad" draw:mime-type="image/jpeg"/>
</draw:frame>
In Lviv, the consequences of rocket firing of residential buildings are eliminated. Forever needs the city has allocated UAH 100 million.</text:p>
      <text:p text:style-name="P4">
According to Ukrinform, the mayor of Lviv Andriy Sadovy reported about it in <text:a xlink:type="simple" xlink:href="https://www.facebook.com/andriy.sadovyi/videos/942492633486034/" text:style-name="Internet_20_link" text:visited-style-name="Visited_20_Internet_20_Link">
Facebook</text:a>
.</text:p>
      <text:p text:style-name="P4">
"На першочергові потреби від міста ми виділили 100 мільйонів гривень. За вчората сьогодні до робіт залучено 309 комунальних працівників", - йдеться уповідомленні.</text:p>
      <text:p text:style-name="P4">
<text:span text:style-name="T5">
Відео: Фейсбук Андрій Садовий</text:span>
</text:p>
      <text:p text:style-name="P4">
Як зазначає Садовий, через російський обстріл знищено 18 дахів. Станом назараз брезентом або плівкою повністю перекрили 12 дахів, 4 дахи відновитинеможливо – вони потребують реконструкції. У одному з будинків накрили лишеполовину даху, іншу частину накрити не змогли через знищене кріплення.Перекриття даху на вул. Стрийська, 74 завершать сьогодні.</text:p>
      <text:p text:style-name="P4">
Пошкоджено 926 вікон. Станом на зараз 662 вікна вже заклеїли плівкою. Роботитривають.</text:p>
      <text:p text:style-name="P4">
<text:span text:style-name="T4">
Читайте також:</text:span>
 <text:a xlink:type="simple" xlink:href="https://www.ukrinform.ua/rubric-regions/3732719-u-likarnah-lvova-sestero-postrazdalih-vid-raketnogo-udaru.html" text:style-name="Internet_20_link" text:visited-style-name="Visited_20_Internet_20_Link">
 У лікарнях Львова — шестеро постраждалих від ракетногоудару </text:a>
Electricity and water supply have been restored to all homes except three, which are most harmful.</text:p>
      <text:p text:style-name="P4">
The law enforcement agencies will protect the homes that have been damaged in order to prevent accidents and looting.</text:p>
      <text:p text:style-name="P4">
As reported by Ukrinform, in <text:a xlink:type="simple" xlink:href="https://www.ukrinform.ua/tag-lviv" text:style-name="Internet_20_link" text:visited-style-name="Visited_20_Internet_20_Link">
Lviv</text:a>
About 60 families have lost their home because of a Russian rocket strike.</text:p>
      <text:p text:style-name="P4">
News Source: <text:a xlink:type="simple" xlink:href="https://www.ukrinform.ua/rubric-regions/3732973-vlada-lvova-vidilila-100-miljoniv-na-likvidaciu-naslidkiv-raketnogo-obstrilu.html" text:style-name="Internet_20_link" text:visited-style-name="Visited_20_Internet_20_Link">
https://www.ukrinform.ua/rubric-regions/3732973-vlada-lvova-vidilila-100-miljoniv-na-likvidaciu-naslidkiv-raketnogo-obstrilu.html</text:a>
</text:p>
      <!--NEWS-->
      <text:h text:style-name="P10" text:outline-level="1">
<text:span text:style-name="T4">
The government has changed the order of paying assistance to the victims of Kakhovskaya Hydroment</text:span>
</text:h>
      <text:p text:style-name="P4">
Authors: Ukrinform (Person)</text:p>
      <text:p text:style-name="P4">
Publisher: Укринформ (Organization)</text:p>
      <text:p text:style-name="P4">
Published Time: 2023-07-07T21:49:00+03:00</text:p>
      <text:p text:style-name="P4">
Modified Time: 2023-07-07T21:49:00+03:00</text:p>
      <text:p text:style-name="P4">
Description: The Cabinet of Ministers has approved changes to the procedure for providing one -time financial assistance to the injured population as a result of a blast by the Russian Federation of the Kakhovska Hydroe Public Hydroelectric Federation. - Ukrinform.</text:p>
      <text:p text:style-name="P4">
Images: ['<text:a xlink:type="simple" xlink:href="https://static.ukrinform.com/photos/2023_06/thumb_files/630_360_1686738079-808.jpg" text:style-name="Internet_20_link" text:visited-style-name="Visited_20_Internet_20_Link">
630_360_16867...</text:a>
']</text:p>
      <text:p text:style-name="P4">
Tags: ['Кабмін', 'Переселенці', 'Гроші', 'допомога', 'Каховська ГЕС']</text:p>
      <text:p text:style-name="P4">
Type: Article</text:p>
      <!--METADATA-->
      <text:p text:style-name="P4">
<draw:frame draw:style-name="fr1" draw:name="Image221" text:anchor-type="as-char" svg:width="6.9236in" svg:height="3.956343in" draw:z-index="0">
<draw:image xlink:href="../Images/yкринформ/2023-07-07T21-49-00-03-00/630_360_1686738079-808.jpg" xlink:type="simple" xlink:show="embed" xlink:actuate="onLoad" draw:mime-type="image/jpeg"/>
</draw:frame>
The Cabinet of Ministers approved changes to the procedure for providing a one -time material money to the victim to the population as a result of the exclusion of the Russian Federation of the Kakhovka Hydroelectric Power Federation.</text:p>
      <text:p text:style-name="P4">
According to Ukrinform, about it in <text:a xlink:type="simple" xlink:href="http://t.me/tmelnychuk/2679" text:style-name="Internet_20_link" text:visited-style-name="Visited_20_Internet_20_Link">
telegram</text:a>
The permanent representative of the Cabinet of Ministers in the Verkhovna Rada Taras Melnychuk reported.</text:p>
      <text:p text:style-name="P4">
“Amendments have been made to the procedure for providing one -time financial assistance to the population as a result of a blast by the Russian Federation of the Greblykakhov Hydroelectric power plant. Provision of material aid, regardless of receiving the assistance of residence by intraperied persons, ” - the message reads.</text:p>
      <text:p text:style-name="P4">
It is also established that the means of the Unified information system of the social sphere will be checked by persons who apply for the appointment of such assistance.</text:p>
      <text:p text:style-name="P4">
In case of establishing the fact of stay of such persons abroad for more than 30 -calendar days in a row as of June 5, 2023, the material money assistance will not be assigned.</text:p>
      <text:p text:style-name="P4">
*!(https://www.ukrinform.ua/rubric-economy/3731931-cerez-pidriv-kahovskoi-ges-ukraina-vtratila-ponad-10-kubicnih-kilometriv-vodi.html)At a government meeting, it was approved that the payments of the victims of flooding as a result of the Russian troops of the Russian Federation of Kakhovka hydroelectric power plants would be made regardless of whether the person is paying as IDPs.</text:p>
      <text:p text:style-name="P4">
“It is about paying financial assistance in the amount of 5 thousand hryvnias to persons affected by the flooding as a result of the blasting of the Vorozhkhovsky Hydroelectric Power Plant. Earlier, the rights to receive such assistance were not persons, by quality for June 5, 2023, they were registered as recipients of assistance to internally displaced persons, ” - <text:a xlink:type="simple" xlink:href="http://minre.gov.ua/2023/07/07/vyplaty-postrazhdalym-vid-pidtoplennya-zdijsnyuvatymutsya-nezalezhno-vid-togo-chy-otrymuye-osoba-vyplaty-vpo/" text:style-name="Internet_20_link" text:visited-style-name="Visited_20_Internet_20_Link">
explained</text:a>
Understanding on reintegration of temporarily occupied territories</text:p>
      <text:p text:style-name="P4">
All citizens who lived at the time of Kakhovskaya Castrophe lived from the state will receive financial assistance from the state(have been registered/declared)in the settlements of the milestone and Kherson regions.As it was reported, on the night of June 6, Russian troops blew up Kakhovskaya Hins, causing large -scale flooding. A number of inhabited pens were underwater <text:a xlink:type="simple" xlink:href="https://www.ukrinform.ua/tag-hersonsina" text:style-name="Internet_20_link" text:visited-style-name="Visited_20_Internet_20_Link">
Kherson region</text:a>
. Underground was also affected by the territories of the Nikolaev area.</text:p>
      <text:p text:style-name="P4">
The Cabinet of Ministers made a decision on payment of one -time financial assistance in a size of UAH 5,000 to the residents of flooded as a result of the undermining of the Kakhovsky Gesnaseline points of Kherson and Mykolaiv regions.</text:p>
      <text:p text:style-name="P4">
<text:span text:style-name="T5">
Foto: Kherson Ova</text:span>
</text:p>
      <text:p text:style-name="P4">
News Source: <text:a xlink:type="simple" xlink:href="https://www.ukrinform.ua/rubric-society/3732965-urad-zminiv-poradok-viplat-dopomogi-postrazdalim-vid-pidrivu-kahovskoi-ges.html" text:style-name="Internet_20_link" text:visited-style-name="Visited_20_Internet_20_Link">
https://www.ukrinform.ua/rubric-society/3732965-urad-zminiv-poradok-viplat-dopomogi-postrazdalim-vid-pidrivu-kahovskoi-ges.html</text:a>
</text:p>
      <!--NEWS-->
      <text:h text:style-name="P10" text:outline-level="1">
<text:span text:style-name="T4">
The Basketball Youth Team defeated Georgia at the euro-2023 start</text:span>
</text:h>
      <text:p text:style-name="P4">
Authors: Ukrinform (Person)</text:p>
      <text:p text:style-name="P4">
Publisher: Укринформ (Organization)</text:p>
      <text:p text:style-name="P4">
Published Time: 2023-07-07T21:54:45+03:00</text:p>
      <text:p text:style-name="P4">
Modified Time: 2023-07-07T21:54:45+03:00</text:p>
      <text:p text:style-name="P4">
Description: Basketball Youth Team (Players under 20 years) began a performance at the European Championships 2023 in a division in Skopje (Northern Macedonia). - Ukrinform.</text:p>
      <text:p text:style-name="P4">
Images: ['<text:a xlink:type="simple" xlink:href="https://static.ukrinform.com/photos/2023_07/thumb_files/630_360_1688754796-779.jpg" text:style-name="Internet_20_link" text:visited-style-name="Visited_20_Internet_20_Link">
630_360_16887...</text:a>
']</text:p>
      <text:p text:style-name="P4">
Tags: ['Баскетбол']</text:p>
      <text:p text:style-name="P4">
Type: Article</text:p>
      <!--METADATA-->
      <text:p text:style-name="P4">
<draw:frame draw:style-name="fr1" draw:name="Image222" text:anchor-type="as-char" svg:width="6.9236in" svg:height="3.956343in" draw:z-index="0">
<draw:image xlink:href="../Images/yкринформ/2023-07-07T21-54-45-03-00/630_360_1688754796-779.jpg" xlink:type="simple" xlink:show="embed" xlink:actuate="onLoad" draw:mime-type="image/jpeg"/>
</draw:frame>
Basketball Youth Team(Players under 20 years)With victory starting at the European Championships 2023 in Division in Skopje(Northern Macedonia).</text:p>
      <text:p text:style-name="P4">
У першому турі групи С «синьо-жовті» завдади нищівної поразки одноліткам зГрузії - 82:55 (25:11, 12:17, 22:12, 23:15), reports Ukrinform.</text:p>
      <text:p text:style-name="P4">
On July 8, Ukraine will play with Sweden, July 9 - against Azerbaijan, July 12 - Zkosovo.</text:p>
      <text:p text:style-name="P4">
<text:span text:style-name="T4">
 Read also: </text:span>
 <text:a xlink:type="simple" xlink:href="https://www.ukrinform.ua/rubric-sports/3732801-prometej-diznavsa-supernikiv-u-evrokubku-sezonu-202324.html" text:style-name="Internet_20_link" text:visited-style-name="Visited_20_Internet_20_Link">
Prometheus learned rivals in the European Cup of the 2023/24 season</text:a>
As a result of the European Championship in the division in the three best teams of four quartets of the tournament - the finalists and the winner of the match for the third place - they will hold the increase in the classroom and will climb in Division A.</text:p>
      <text:p text:style-name="P4">
Photo: FBU.</text:p>
      <text:p text:style-name="P4">
News Source: <text:a xlink:type="simple" xlink:href="https://www.ukrinform.ua/rubric-sports/3732974-molodizna-zbirna-ukraini-z-basketbolu-rozgromila-gruziu-na-starti-evro2023.html" text:style-name="Internet_20_link" text:visited-style-name="Visited_20_Internet_20_Link">
https://www.ukrinform.ua/rubric-sports/3732974-molodizna-zbirna-ukraini-z-basketbolu-rozgromila-gruziu-na-starti-evro2023.html</text:a>
</text:p>
      <!--NEWS-->
      <text:h text:style-name="P10" text:outline-level="1">
<text:span text:style-name="T4">
The enemy enhances his propaganda in Kherson region</text:span>
</text:h>
      <text:p text:style-name="P4">
Author: ['АРМІЯINFORM']</text:p>
      <text:p text:style-name="P4">
Time: 2023-07-07T22:00:00-04:00</text:p>
      <text:p text:style-name="P4">
Description: Analiza іnformatsky expanse of the Timchasovo Partniy Khersonsko Verazo on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vgtrk-1280x640-1-1160x580-1.jpeg" text:style-name="Internet_20_link" text:visited-style-name="Visited_20_Internet_20_Link">
vgtrk-1280x640-1-1160x580-1.jpeg</text:a>
']</text:p>
      <text:p text:style-name="P4">
Tags: ['АГРЕСІЯ РФ', 'ХЕРСОНЩИНА']</text:p>
      <text:p text:style-name="P4">
Category: News</text:p>
      <!--METADATA-->
      <text:p text:style-name="P4">
<draw:frame draw:style-name="fr1" draw:name="Image223" text:anchor-type="as-char" svg:width="6.9236in" svg:height="3.4618in" draw:z-index="0">
<draw:image xlink:href="../Images/AРМІЯINFORM/2023-07-07T22-00-00-04-00/vgtrk-1280x640-1-1160x580-1.jpeg" xlink:type="simple" xlink:show="embed" xlink:actuate="onLoad" draw:mime-type="image/jpeg"/>
</draw:frame>
The analysis of the information space of the temporarily occupied part of the Kherson region indicates that the Russian military-political leadership increases the number of materials of the propaganda content aimed at loyalty to the occupation administration.</text:p>
      <text:p text:style-name="P4">
About it <text:a xlink:type="simple" xlink:href="https://sprotyv.mod.gov.ua/posylennya-propagandy-protyvnyka-na-hersonshhyni/" text:style-name="Internet_20_link" text:visited-style-name="Visited_20_Internet_20_Link">
reports</text:a>
Center for National Resistance.</text:p>
      <text:p text:style-name="P4">
Thus, the following narratives are widespread in print publications and controlled communities of communities:</text:p>
      <ul>
        <li>
"Russian leadership contributes to raising the standard of living of the residents of the region"; * "Economic Forum in St. Petersburg has demonstrated the strengths of Kherson region and will promote close integration of the region in the Russian Federation"; * "Russian higher education institutions are ready to accept entrants from Kherson"; * "Ukraine has abandoned the historical past and neglects the glory of" grandparents ".</li>
      </ul>
      <text:p text:style-name="P4">
The above theses are aimed at achieving the influence and change of public thought of the Kherson region, in particular, to encourage young people to participate in the Kremlin-initiated regional participation in the Kremlin, integration into the Russian social and cultural space, as well as access to Russian or controlled universities.</text:p>
      <text:p text:style-name="P4">
The CNS reminds that this information is part of the opponent of the enemy of the information and psychological influence, contains logical contradictions and directed disorientation and misinformation of Ukrainian citizens.</text:p>
      <text:p text:style-name="P4">
News Source: <text:a xlink:type="simple" xlink:href="https://armyinform.com.ua/2023/07/07/protyvnyk-posylyuye-svoyu-propagandu-na-hersonshhyny/" text:style-name="Internet_20_link" text:visited-style-name="Visited_20_Internet_20_Link">
https://armyinform.com.ua/2023/07/07/protyvnyk-posylyuye-svoyu-propagandu-na-hersonshhyny/</text:a>
</text:p>
      <!--NEWS-->
      <text:h text:style-name="P10" text:outline-level="1">
<text:span text:style-name="T4">
Svitolina made her way to 1/8 of Wimbledon's finals by beating Australian Open Kenin Champion</text:span>
</text:h>
      <text:p text:style-name="P4">
Authors: Ukrinform (Person)</text:p>
      <text:p text:style-name="P4">
Publisher: Укринформ (Organization)</text:p>
      <text:p text:style-name="P4">
Published Time: 2023-07-07T22:06:00+03:00</text:p>
      <text:p text:style-name="P4">
Modified Time: 2023-07-07T22:06:00+03:00</text:p>
      <text:p text:style-name="P4">
Description: Ukrainian Elina Svitolina made his way to the fourth circle of the Wimbledon Tennis Tournament, which lasts in London (United Kingdom). - Ukrinform.</text:p>
      <text:p text:style-name="P4">
Images: ['<text:a xlink:type="simple" xlink:href="https://static.ukrinform.com/photos/2023_07/thumb_files/630_360_1688755463-629.jpg" text:style-name="Internet_20_link" text:visited-style-name="Visited_20_Internet_20_Link">
630_360_16887...</text:a>
']</text:p>
      <text:p text:style-name="P4">
Tags: ['Світоліна', 'Теніс', 'Вімблдон']</text:p>
      <text:p text:style-name="P4">
Type: Article</text:p>
      <!--METADATA-->
      <text:p text:style-name="P4">
<draw:frame draw:style-name="fr1" draw:name="Image224" text:anchor-type="as-char" svg:width="6.9236in" svg:height="3.956343in" draw:z-index="0">
<draw:image xlink:href="../Images/yкринформ/2023-07-07T22-06-00-03-00/630_360_1688755463-629.jpg" xlink:type="simple" xlink:show="embed" xlink:actuate="onLoad" draw:mime-type="image/jpeg"/>
</draw:frame>
Ukrainian Elina Svitolina made her fourth circle of Wimbledon's tennis tournament that lasts in London(United Kingdom).</text:p>
      <text:p text:style-name="P4">
У матчі третього кола третього у сезоні турніру серії Grand Slam Світоліна замайже 1,5 години обіграла переможницю Australian Open-2020 американку СофіюКенін - 7:6 (7:3), 6: 2, reports Ukrinform.</text:p>
      <text:p text:style-name="P4">
A permit for the quarterfinals of the competition Svitolina playes with the 19th number of Victoria Azarenko, which took the mountain over Russian Daria Kasatkina.(6:2, 6:4).</text:p>
      <text:p text:style-name="P4">
<text:span text:style-name="T4">
Читайте також:</text:span>
 <text:a xlink:type="simple" xlink:href="https://www.ukrinform.ua/rubric-sports/3732752-marta-kostuk-vijsla-do-tretogo-kola-vimbldona-pisla-vidmovi-ispanki.html" text:style-name="Internet_20_link" text:visited-style-name="Visited_20_Internet_20_Link">
 Марта Костюк вийшла до третього кола Вімблдона післявідмови іспанки </text:a>
The Wimbledon tournament will last until July 16.</text:p>
      <text:p text:style-name="P4">
Photo: Getty Images/Global Images Ukraine. Elina Svitolina.</text:p>
      <text:p text:style-name="P4">
News Source: <text:a xlink:type="simple" xlink:href="https://www.ukrinform.ua/rubric-sports/3732976-svitolina-vijsla-do-18-finalu-vimbldona-obigravsi-cempionku-australian-open-kenin.html" text:style-name="Internet_20_link" text:visited-style-name="Visited_20_Internet_20_Link">
https://www.ukrinform.ua/rubric-sports/3732976-svitolina-vijsla-do-18-finalu-vimbldona-obigravsi-cempionku-australian-open-kenin.html</text:a>
</text:p>
      <!--NEWS-->
      <text:h text:style-name="P10" text:outline-level="1">
<text:span text:style-name="T4">
In Zaporizhzhya, bad weather damaged the power lines, a bridge collapsed in Frankivsk</text:span>
</text:h>
      <text:p text:style-name="P4">
Authors: Ukrinform (Person)</text:p>
      <text:p text:style-name="P4">
Publisher: Укринформ (Organization)</text:p>
      <text:p text:style-name="P4">
Published Time: 2023-07-07T22:16:00+03:00</text:p>
      <text:p text:style-name="P4">
Modified Time: 2023-07-07T22:16:00+03:00</text:p>
      <text:p text:style-name="P4">
Description: In Zaporozhye in the evening on Friday there was a rain, which was accompanied by a strong wind. There are many fallen trees and damaged power lines in the city. At the same time, part of the pedestrian bridge collapsed in Ivano-Frankivsk. - Ukrinform.</text:p>
      <text:p text:style-name="P4">
Images: ['<text:a xlink:type="simple" xlink:href="https://static.ukrinform.com/photos/2023_07/thumb_files/630_360_1688757246-771.jpg" text:style-name="Internet_20_link" text:visited-style-name="Visited_20_Internet_20_Link">
630_360_16887...</text:a>
']</text:p>
      <text:p text:style-name="P4">
Tags: ['Івано-Франківськ', 'Електропостачання', 'Міст', 'Негода', 'Запоріжжя']</text:p>
      <text:p text:style-name="P4">
Type: Article</text:p>
      <!--METADATA-->
      <text:p text:style-name="P4">
<draw:frame draw:style-name="fr1" draw:name="Image225" text:anchor-type="as-char" svg:width="6.9236in" svg:height="3.956343in" draw:z-index="0">
<draw:image xlink:href="../Images/yкринформ/2023-07-07T22-16-00-03-00/630_360_1688757246-771.jpg" xlink:type="simple" xlink:show="embed" xlink:actuate="onLoad" draw:mime-type="image/jpeg"/>
</draw:frame>
The Uzrozhi in the evening on Friday was a rain, which was accompanied by a strongworld. There are many fallen trees and damaged transmission lines in the city. In the same time, part of the pedestrian gbey collapsed in Ivano-Frankivsk due to bad weather.</text:p>
      <text:p text:style-name="P4">
About it in <text:a xlink:type="simple" xlink:href="https://t.me/kurtievofficial/12079" text:style-name="Internet_20_link" text:visited-style-name="Visited_20_Internet_20_Link">
telegram</text:a>
Anatoliy Kurtov, the head of Zaporozhye, reported, Ukrinform reports.</text:p>
      <text:p text:style-name="P4">
"Utilities are working to eliminate the consequences of today's <text:a xlink:type="simple" xlink:href="https://www.ukrinform.ua/tag-negoda" text:style-name="Internet_20_link" text:visited-style-name="Visited_20_Internet_20_Link">
bad weather</text:a>
. The work of the city specialized rescue service, municipal emergency service, Eluas, Zelenbud, Titan and Zaporizhmyskvitlo was involved in the work. Public utilities check the plants of the rainwater and clean them from debris, which got there during the time, and clean and spray trees that have fallen on roads or lines of light lighting. Energy begin to restore the destroyed electricity grids, "Kurtev wrote.</text:p>
      <text:p text:style-name="P4">
All work will continue until the beginning of the curfew and will continue tomorrow.</text:p>
      <text:p text:style-name="P4">
In some areas of the city, hail fell, a strong wind broke trees and overthrow their cars and roads. There was no information about the victims. Currently, in city weather.</text:p>
      <text:p text:style-name="P4">
At the same time, part of the pedestrian gathering collapsed in Ivano-Frankivsk.</text:p>
      <text:p text:style-name="P4">
_ <text:span text:style-name="T4">
 Video </text:span>
: <text:a xlink:type="simple" xlink:href="https://www.facebook.com/ruslan.martsinkiv/videos/1398253010726921" text:style-name="Internet_20_link" text:visited-style-name="Visited_20_Internet_20_Link">
Ruslan Markinkov</text:a>
_</text:p>
      <text:p text:style-name="P4">
"The large water has cut off part of the shore from the German lake, as well as the cutting part of the pedestrian bridge on the waterfront. Now the bridge is blocked. There is no passage."- said Mayor Ruslan Martsinkov in <text:a xlink:type="simple" xlink:href="https://www.facebook.com/watch/live/" text:style-name="Internet_20_link" text:visited-style-name="Visited_20_Internet_20_Link">
Facebook</text:a>
,</text:p>
      <text:p text:style-name="P4">
*!(https://www.ukrinform.ua/rubric-regions/3732952-na-kiivsini-vnaslidok-negodi-znestrumleni-50-naselenih-punktiv.html)According to him, there are representatives of the communal services of the Hippolist. There are no casualties.</text:p>
      <text:p text:style-name="P4">
Martsinkov noted that the water level is now quite high, so the work of the damaged part of the bridge will be taken after its recession. The water is still getting water.</text:p>
      <text:p text:style-name="P4">
As it was reported, in the Carpathian region, thunderstorms caused flooding of about 300 farms, open areas and local roads.</text:p>
      <text:p text:style-name="P4">
<text:span text:style-name="T5">
Foto: Anatoly Kurtev, telegram</text:span>
</text:p>
      <text:p text:style-name="P4">
News Source: <text:a xlink:type="simple" xlink:href="https://www.ukrinform.ua/rubric-regions/3732980-u-zaporizzi-cerez-negodu-poskodzeni-liniii-elektroperedac-u-frankivsku-obvalivsa-mist.html" text:style-name="Internet_20_link" text:visited-style-name="Visited_20_Internet_20_Link">
https://www.ukrinform.ua/rubric-regions/3732980-u-zaporizzi-cerez-negodu-poskodzeni-liniii-elektroperedac-u-frankivsku-obvalivsa-mist.html</text:a>
</text:p>
      <!--NEWS-->
      <text:h text:style-name="P10" text:outline-level="1">
<text:span text:style-name="T4">
Zelensky meets with Erdogan</text:span>
</text:h>
      <text:p text:style-name="P4">
Authors: Ukrinform (Person)</text:p>
      <text:p text:style-name="P4">
Publisher: Укринформ (Organization)</text:p>
      <text:p text:style-name="P4">
Published Time: 2023-07-07T22:19:00+03:00</text:p>
      <text:p text:style-name="P4">
Modified Time: 2023-07-07T22:19:00+03:00</text:p>
      <text:p text:style-name="P4">
Description: President of Ukraine Volodymyr Zelensky meets with his Turkish colleague Recep Taiip Erdogan. - Ukrinform.</text:p>
      <text:p text:style-name="P4">
Images: ['<text:a xlink:type="simple" xlink:href="https://static.ukrinform.com/photos/2023_07/thumb_files/630_360_1688758028-881.jpg" text:style-name="Internet_20_link" text:visited-style-name="Visited_20_Internet_20_Link">
630_360_16887...</text:a>
']</text:p>
      <text:p text:style-name="P4">
Tags: ['Ердоган', 'Візит', 'Туреччина', 'Зеленський']</text:p>
      <text:p text:style-name="P4">
Type: Article</text:p>
      <!--METADATA-->
      <text:p text:style-name="P4">
<draw:frame draw:style-name="fr1" draw:name="Image226" text:anchor-type="as-char" svg:width="6.9236in" svg:height="3.956343in" draw:z-index="0">
<draw:image xlink:href="../Images/yкринформ/2023-07-07T22-19-00-03-00/630_360_1688758028-881.jpg" xlink:type="simple" xlink:show="embed" xlink:actuate="onLoad" draw:mime-type="image/jpeg"/>
</draw:frame>
President of Ukraine Volodymyr Zelensky holds a meeting with his Turkish colleaguer Taiip Erdogan.</text:p>
      <text:p text:style-name="P4">
The Head of State reported this in <text:a xlink:type="simple" xlink:href="http://t.me/V_Zelenskiy_official/6894" text:style-name="Internet_20_link" text:visited-style-name="Visited_20_Internet_20_Link">
telegram</text:a>
, reports Ukrinform.</text:p>
      <text:p text:style-name="P4">
"Turkey. Meeting with President Recep Taiip Erdogan. Very important intervals. Safety - both in our Black Sea region and in general in Europe. Fath for the support of the territorial integrity and sovereignty of Ukraine. The formula of peace. Protection of our countries, our people and our interests. The attention of the Vilnius Summit, ”said Zelensky.</text:p>
      <text:p text:style-name="P4">
<text:span text:style-name="T5">
Video: <text:a xlink:type="simple" xlink:href="https://www.president.gov.ua/" text:style-name="Internet_20_link" text:visited-style-name="Visited_20_Internet_20_Link">
Presidential Office</text:a>
</text:span>
</text:p>
      <text:p text:style-name="P4">
According to the President, the protection and development of the Black Sea Race Initiative and further efforts for food security will be discussed separately.</text:p>
      <text:p text:style-name="P4">
"The world must be protected from any terror," - stressed <text:a xlink:type="simple" xlink:href="https://www.ukrinform.ua/tag-zelenskij" text:style-name="Internet_20_link" text:visited-style-name="Visited_20_Internet_20_Link">
Zelensky</text:a>
.</text:p>
      <text:p text:style-name="P4">
<text:span text:style-name="T4">
 Read also: </text:span>
 [<text:span text:style-name="T4">
 Zelensky </text:span>
 arrived in Turkey for talk(https://www.ukrinform.ua/rubric-polytics/3732945-zelenskij-pribuv-u-tureccinu-na-peregovori-z-erdoganom.html)As it was reported, on Friday evening, Zelensky arrived on a visit to Turkey. To that head of state visited Bulgaria, Czech Republic and Slovakia.</text:p>
      <text:p text:style-name="P4">
<text:span text:style-name="T5">
Foto: twitter.com/zelenskyyua</text:span>
</text:p>
      <text:p text:style-name="P4">
News Source: <text:a xlink:type="simple" xlink:href="https://www.ukrinform.ua/rubric-polytics/3732982-zelenskij-provodit-zustric-z-erdoganom.html" text:style-name="Internet_20_link" text:visited-style-name="Visited_20_Internet_20_Link">
https://www.ukrinform.ua/rubric-polytics/3732982-zelenskij-provodit-zustric-z-erdoganom.html</text:a>
</text:p>
      <!--NEWS-->
      <text:h text:style-name="P10" text:outline-level="1">
<text:span text:style-name="T4">
Zaluzhny and Shaplla visited the group of Khortytsia and Tavriya troops</text:span>
</text:h>
      <text:p text:style-name="P4">
Authors: Ukrinform (Person)</text:p>
      <text:p text:style-name="P4">
Publisher: Укринформ (Organization)</text:p>
      <text:p text:style-name="P4">
Published Time: 2023-07-07T22:35:00+03:00</text:p>
      <text:p text:style-name="P4">
Modified Time: 2023-07-07T22:35:00+03:00</text:p>
      <text:p text:style-name="P4">
Description: The Commander-in-Chief of the Armed Forces Valery Zaluzhny, together with the Chief of General Staff Sergei Shaptal, visited the operational and strategic groups of Khortytsa and Tavriya troops. - Ukrinform.</text:p>
      <text:p text:style-name="P4">
Images: ['<text:a xlink:type="simple" xlink:href="https://static.ukrinform.com/photos/2023_07/thumb_files/630_360_1688760223-735.png" text:style-name="Internet_20_link" text:visited-style-name="Visited_20_Internet_20_Link">
630_360_16887...</text:a>
']</text:p>
      <text:p text:style-name="P4">
Tags: ['Генштаб', 'ЗСУ', 'Валерій Залужний', 'Війна з Росією', '#stoprussia']</text:p>
      <text:p text:style-name="P4">
Type: Article</text:p>
      <!--METADATA-->
      <text:p text:style-name="P4">
<draw:frame draw:style-name="fr1" draw:name="Image227" text:anchor-type="as-char" svg:width="6.9236in" svg:height="3.956343in" draw:z-index="0">
<draw:image xlink:href="../Images/yкринформ/2023-07-07T22-35-00-03-00/630_360_1688760223-735.png" xlink:type="simple" xlink:show="embed" xlink:actuate="onLoad" draw:mime-type="image/png"/>
</draw:frame>
The Commander-in-Chief of the Armed Forces Valery Zaluzhny, together with the Chief of General Staff, visited the operative-strategic groups of Khortytsia and Tavriya troops.</text:p>
      <text:p text:style-name="P4">
This was reported on <text:a xlink:type="simple" xlink:href="https://t.me/CinCAFU/529" text:style-name="Internet_20_link" text:visited-style-name="Visited_20_Internet_20_Link">
telegram channel</text:a>
The head of the head, reports Ukrinform.</text:p>
      <text:p text:style-name="P4">
_ <text:span text:style-name="T4">
 Video </text:span>
: <text:a xlink:type="simple" xlink:href="https://www.youtube.com/watch" text:style-name="Internet_20_link" text:visited-style-name="Visited_20_Internet_20_Link">
Valery Zaluzhny, Telegrams</text:a>
_</text:p>
      <text:p text:style-name="P4">
“With the Chief of General Staff Sergei Shaptala worked in operational-strategic groups <text:a xlink:type="simple" xlink:href="https://www.ukrinform.ua/tag-zsu" text:style-name="Internet_20_link" text:visited-style-name="Visited_20_Internet_20_Link">
troops</text:a>
Khortytsia and Tavriya. Thank you to everyone who defends our land, ”said Zalzhuzhny.</text:p>
      <text:p text:style-name="P4">
<text:span text:style-name="T4">
 Read also: </text:span>
 <text:a xlink:type="simple" xlink:href="https://www.ukrinform.ua/rubric-ato/3732455-vijskovi-prodovzuut-aktivni-nastupalni-dii-iniciativa-perebuvae-na-boci-zsu-zaluznij.html" text:style-name="Internet_20_link" text:visited-style-name="Visited_20_Internet_20_Link">
military continues active offensive actions, initiative on the side of the Armed Forces - <text:span text:style-name="T4">
 Zaluzhni </text:span>
</text:a>
In a brief comment on the published video from the trip of the commander -in -chief, he also said: "Everything is normal, everything will be fine, everything is according to the plan, the guys are good."</text:p>
      <text:p text:style-name="P4">
<text:span text:style-name="T5">
Foto: Presidential Office</text:span>
</text:p>
      <text:p text:style-name="P4">
News Source: <text:a xlink:type="simple" xlink:href="https://www.ukrinform.ua/rubric-ato/3732985-zaluznij-i-saptala-vidvidali-ugrupovanna-vijsk-hortica-j-tavria.html" text:style-name="Internet_20_link" text:visited-style-name="Visited_20_Internet_20_Link">
https://www.ukrinform.ua/rubric-ato/3732985-zaluznij-i-saptala-vidvidali-ugrupovanna-vijsk-hortica-j-tavria.html</text:a>
</text:p>
      <!--NEWS-->
      <text:h text:style-name="P10" text:outline-level="1">
<text:span text:style-name="T4">
Kalinina will play in the second circle of the paired discharge of the Wimbledon tournament</text:span>
</text:h>
      <text:p text:style-name="P4">
Authors: Ukrinform (Person)</text:p>
      <text:p text:style-name="P4">
Publisher: Укринформ (Organization)</text:p>
      <text:p text:style-name="P4">
Published Time: 2023-07-07T22:49:31+03:00</text:p>
      <text:p text:style-name="P4">
Modified Time: 2023-07-07T22:49:31+03:00</text:p>
      <text:p text:style-name="P4">
Description: The first "racket" of Ukraine Angelina Kalinina continues to perform on the third in the season of the Grand Slam - Wimbledon series tournament, which lasts in London (UK). - Ukrinform.</text:p>
      <text:p text:style-name="P4">
Images: ['<text:a xlink:type="simple" xlink:href="https://static.ukrinform.com/photos/2023_06/thumb_files/630_360_1687951435-330.jpg" text:style-name="Internet_20_link" text:visited-style-name="Visited_20_Internet_20_Link">
630_360_16879...</text:a>
']</text:p>
      <text:p text:style-name="P4">
Tags: ['Теніс', 'Вімблдон', 'Ангеліна Калініна']</text:p>
      <text:p text:style-name="P4">
Type: Article</text:p>
      <!--METADATA-->
      <text:p text:style-name="P4">
<draw:frame draw:style-name="fr1" draw:name="Image228" text:anchor-type="as-char" svg:width="6.9236in" svg:height="3.956343in" draw:z-index="0">
<draw:image xlink:href="../Images/yкринформ/2023-07-07T22-49-31-03-00/630_360_1687951435-330.jpg" xlink:type="simple" xlink:show="embed" xlink:actuate="onLoad" draw:mime-type="image/jpeg"/>
</draw:frame>
The first "racket" of Ukraine Angelina Kalinina continues the performance in the third in the seasonurgent series Grand Slam - Wimbledon, which lasts in London(United Kingdom).</text:p>
      <text:p text:style-name="P4">
У стартовому матчі парного розряду дует Ангеліна Калініна - Ірина-Камелія Бегу(Romania)won a volitional victory over Chilean -Novozaland tandem Alex Guarachi - Erin Ruthlylif - 6: 7(2:7), 7:6(8:6), 6: 2, reports Ukrinform.</text:p>
      <text:p text:style-name="P4">
The confrontation lasted 2.5 hours.</text:p>
      <text:p text:style-name="P4">
The permit to the third circle of the Kalinin and Beg bonfire is played with the 3rd Australian Storm Hunter and Belgian Elizamertens.</text:p>
      <text:p text:style-name="P4">
<text:span text:style-name="T4">
 Read also: </text:span>
 <text:a xlink:type="simple" xlink:href="https://www.ukrinform.ua/rubric-sports/3732887-kalinina-postupilas-andreesku-ta-zaversila-vistupi-na-vimbldoni.html" text:style-name="Internet_20_link" text:visited-style-name="Visited_20_Internet_20_Link">
Kalinina gave way to Andreesk on Wimbledon</text:a>
The Wimbledon tournament will last until July 16.</text:p>
      <text:p text:style-name="P4">
Photo: btu.org.ua.</text:p>
      <text:p text:style-name="P4">
News Source: <text:a xlink:type="simple" xlink:href="https://www.ukrinform.ua/rubric-sports/3732984-kalinina-zigrae-u-drugomu-koli-parnogo-rozradu-vimbldonskogo-turniru.html" text:style-name="Internet_20_link" text:visited-style-name="Visited_20_Internet_20_Link">
https://www.ukrinform.ua/rubric-sports/3732984-kalinina-zigrae-u-drugomu-koli-parnogo-rozradu-vimbldonskogo-turniru.html</text:a>
</text:p>
      <!--NEWS-->
      <text:h text:style-name="P10" text:outline-level="1">
<text:span text:style-name="T4">
The Netherlands Government Coalition has broken up because of differences in migration policy - media</text:span>
</text:h>
      <text:p text:style-name="P4">
Authors: Ukrinform (Person)</text:p>
      <text:p text:style-name="P4">
Publisher: Укринформ (Organization)</text:p>
      <text:p text:style-name="P4">
Published Time: 2023-07-07T22:54:00+03:00</text:p>
      <text:p text:style-name="P4">
Modified Time: 2023-07-07T22:54:00+03:00</text:p>
      <text:p text:style-name="P4">
Description: The Netherlands Government Coalition was unable to reach migration policy agreements. This actually means that the cabinet led by Mark Rutte resign. - Ukrinform.</text:p>
      <text:p text:style-name="P4">
Images: ['<text:a xlink:type="simple" xlink:href="https://static.ukrinform.com/photos/2020_05/thumb_files/630_360_1588618462-137.jpg" text:style-name="Internet_20_link" text:visited-style-name="Visited_20_Internet_20_Link">
630_360_15886...</text:a>
']</text:p>
      <text:p text:style-name="P4">
Tags: None</text:p>
      <text:p text:style-name="P4">
Type: Article</text:p>
      <!--METADATA-->
      <text:p text:style-name="P4">
<draw:frame draw:style-name="fr1" draw:name="Image229" text:anchor-type="as-char" svg:width="6.9236in" svg:height="3.956343in" draw:z-index="0">
<draw:image xlink:href="../Images/yкринформ/2023-07-07T22-54-00-03-00/630_360_1588618462-137.jpg" xlink:type="simple" xlink:show="embed" xlink:actuate="onLoad" draw:mime-type="image/jpeg"/>
</draw:frame>
The Netherlands Party Coalition was unable to reach agreements on correspondence policy. This actually means that the cabinet led by Mark Ruttaide resign.</text:p>
      <text:p text:style-name="P4">
About it reports Ukrinform with reference to <text:a xlink:type="simple" xlink:href="http://nos.nl/liveblog/2481941-oppositie-wil-snel-tweede-kamerverkiezingen-was-geen-gelukkig-huwelijk" text:style-name="Internet_20_link" text:visited-style-name="Visited_20_Internet_20_Link">
nos</text:a>
.</text:p>
      <text:p text:style-name="P4">
“The fourth office of Rutte fell in one year and 178 days. This is the third office of the leader of the VVD leader Rutte, which does not reach the finish line. The parties cannot develop agreements on migration policy, ”the message reads.</text:p>
      <text:p text:style-name="P4">
We will remind, the Ambassador of Ukraine to the Netherlands Alexander Karasevich said in comments that this country became one of those who made the F-16 for our state not a dream, but a "reality that will definitely be."</text:p>
      <text:p text:style-name="P4">
*!(https://www.ukrinform.ua/rubric-economy/3732469-niderlandi-vze-nadali-ukraini-19-milarda-vijskovoi-dopomogi.html)According to him, <text:a xlink:type="simple" xlink:href="https://www.ukrinform.ua/tag-niderlandi" text:style-name="Internet_20_link" text:visited-style-name="Visited_20_Internet_20_Link">
the Netherlands</text:a>
Bishops and played one of the leadership roles in the formation of the F-16 Coalition. Specifically, it is about providing Ukrainians.</text:p>
      <text:p text:style-name="P4">
It was reported that the Netherlands will start training in Ukrainian pilots on the F-16 already this summer.</text:p>
      <text:p text:style-name="P4">
News Source: <text:a xlink:type="simple" xlink:href="https://www.ukrinform.ua/rubric-world/3732986-uradova-koalicia-niderlandiv-rozpalasa-cerez-rozbiznosti-sodo-migracijnoi-politiki-zmi.html" text:style-name="Internet_20_link" text:visited-style-name="Visited_20_Internet_20_Link">
https://www.ukrinform.ua/rubric-world/3732986-uradova-koalicia-niderlandiv-rozpalasa-cerez-rozbiznosti-sodo-migracijnoi-politiki-zmi.html</text:a>
</text:p>
      <!--NEWS-->
      <text:h text:style-name="P10" text:outline-level="1">
<text:span text:style-name="T4">
"Timely, large -scale and very needed": Zelensky thanked the US for a new defensive package</text:span>
</text:h>
      <text:p text:style-name="P4">
Authors: Ukrinform (Person)</text:p>
      <text:p text:style-name="P4">
Publisher: Укринформ (Organization)</text:p>
      <text:p text:style-name="P4">
Published Time: 2023-07-07T23:02:00+03:00</text:p>
      <text:p text:style-name="P4">
Modified Time: 2023-07-07T23:02:00+03:00</text:p>
      <text:p text:style-name="P4">
Description: Volodymyr Zelensky expressed gratitude to the people and Joe Biden for a new package of military assistance for Ukraine, calling it timely, large -scale and very necessary. - Ukrinform.</text:p>
      <text:p text:style-name="P4">
Images: ['<text:a xlink:type="simple" xlink:href="https://static.ukrinform.com/photos/2022_05/thumb_files/630_360_1652263772-452.jpeg" text:style-name="Internet_20_link" text:visited-style-name="Visited_20_Internet_20_Link">
630_360_16522...</text:a>
']</text:p>
      <text:p text:style-name="P4">
Tags: ['США', 'Зброя', 'Боєприпаси', 'допомога', 'Зеленський', 'Війна з Росією']</text:p>
      <text:p text:style-name="P4">
Type: Article</text:p>
      <!--METADATA-->
      <text:p text:style-name="P4">
<draw:frame draw:style-name="fr1" draw:name="Image230" text:anchor-type="as-char" svg:width="6.9236in" svg:height="3.956343in" draw:z-index="0">
<draw:image xlink:href="../Images/yкринформ/2023-07-07T23-02-00-03-00/630_360_1652263772-452.jpeg" xlink:type="simple" xlink:show="embed" xlink:actuate="onLoad" draw:mime-type="image/jpeg"/>
</draw:frame>
Volodymyrzelensky expressed his gratitude to the people and Joe Biden for new packet assistance for Ukraine, calling it timely, large -scale and very needed.</text:p>
      <text:p text:style-name="P4">
Zelensky wrote about it in <text:a xlink:type="simple" xlink:href="http://twitter.com/ZelenskyyUa/status/1677403517768671238" text:style-name="Internet_20_link" text:visited-style-name="Visited_20_Internet_20_Link">
Twitter</text:a>
, reports Ukrinform.</text:p>
      <text:p text:style-name="P4">
"The timely, large -scale and very needed defense help from the United States. Presidently American people and President Joseph Biden for decisive steps that bring Ukraine closer to victory over the enemy, and democracy - to victory with super -dictation. The expansion of Ukraine's defensive capabilities will give new instruments <text:a xlink:type="simple" xlink:href="https://www.ukrinform.ua/tag-deokupacia" text:style-name="Internet_20_link" text:visited-style-name="Visited_20_Internet_20_Link">
de -occupation</text:a>
Our land of tanabing of peace, ”the Head of State emphasized.</text:p>
      <text:p text:style-name="Quotations">

<text:p text:style-name="P4">
Timely, large -scale and very needed defense assistance package.(https://twitter.com/POTUS?ref_src=twsrc%5Etfw)For the decisive steps that&gt;
 bring Ukraine closer to victory over the enemy, and democracy - to victory over&gt;
 dictatorship. Extension of defensive… &gt;
&gt;
 - Volodymyr Zelenskyy(@ZelenskyyUa)<text:a xlink:type="simple" xlink:href="https://twitter.com/ZelenskyyUa/status/1677403517768671238" text:style-name="Internet_20_link" text:visited-style-name="Visited_20_Internet_20_Link">
 July 7, 2023&gt;
 </text:a>
<text:span text:style-name="T4">
 Read also: </text:span>
 [in the Pentagon believe that <text:span text:style-name="T4">
 cassette </text:span>
 shells were baked for destruction(https://www.ukrinform.ua/rubric-ato/3726566-u-pentagoni-vvazaut-so-kasetni-snaradi-buli-b-efektivnimi-dla-znisenna-vijsk-rf.html)On July 7, the US Ministry of Defense officially announced [new military assistance package of Ukraine] on July 7(http://www.ukrinform.ua/rubric-ato/3732977-pentagon-ogolosiv-pro-novij-paket-dopomogi-ukraini-z-kasetnimi-boepripasami.html)The total volume of $ 800 million. The package contains cassette ammunition, as well as other types of arms of Taamunia for the Armed Forces.</text:p>

</text:p>
      <text:p text:style-name="P4">
<text:span text:style-name="T5">
Foto: op</text:span>
</text:p>
      <text:p text:style-name="P4">
News Source: <text:a xlink:type="simple" xlink:href="https://www.ukrinform.ua/rubric-ato/3732988-zelenskij-podakuvav-ssa-za-novij-oboronnij-paket-vcasnij-masstabnij-i-duze-potribnij.html" text:style-name="Internet_20_link" text:visited-style-name="Visited_20_Internet_20_Link">
https://www.ukrinform.ua/rubric-ato/3732988-zelenskij-podakuvav-ssa-za-novij-oboronnij-paket-vcasnij-masstabnij-i-duze-potribnij.html</text:a>
</text:p>
      <!--NEWS-->
      <text:h text:style-name="P10" text:outline-level="1">
<text:span text:style-name="T4">
In Syria, the "Wagner" was blocked during Prigogine - Reuters</text:span>
</text:h>
      <text:p text:style-name="P4">
Authors: Ukrinform (Person)</text:p>
      <text:p text:style-name="P4">
Publisher: Укринформ (Organization)</text:p>
      <text:p text:style-name="P4">
Published Time: 2023-07-07T23:21:00+03:00</text:p>
      <text:p text:style-name="P4">
Modified Time: 2023-07-07T23:21:00+03:00</text:p>
      <text:p text:style-name="P4">
Description: Syria's authorities, together with the Russian military command during the rebellion, have taken a number of prompt measures to block the Wagner PEC fighters in this country. - Ukrinform.</text:p>
      <text:p text:style-name="P4">
Images: ['<text:a xlink:type="simple" xlink:href="https://static.ukrinform.com/photos/2018_09/thumb_files/630_360_1536050716-3359.jpg" text:style-name="Internet_20_link" text:visited-style-name="Visited_20_Internet_20_Link">
630_360_15360...</text:a>
']</text:p>
      <text:p text:style-name="P4">
Tags: ['Сирія', 'Російські військові', 'ПВК "Вагнера"', 'Пригожин']</text:p>
      <text:p text:style-name="P4">
Type: Article</text:p>
      <!--METADATA-->
      <text:p text:style-name="P4">
<draw:frame draw:style-name="fr1" draw:name="Image231" text:anchor-type="as-char" svg:width="6.9236in" svg:height="3.956343in" draw:z-index="0">
<draw:image xlink:href="../Images/yкринформ/2023-07-07T23-21-00-03-00/630_360_1536050716-3359.jpg" xlink:type="simple" xlink:show="embed" xlink:actuate="onLoad" draw:mime-type="image/jpeg"/>
</draw:frame>
Vladasiri, together with the Russian military command during the rebellion, used a number of prompt measures to block the fighters of PEC "Wagner" in this Ukraine.</text:p>
      <text:p text:style-name="P4">
As Ukrinform reports, it reports <text:a xlink:type="simple" xlink:href="http://www.reuters.com/world/syria-brought-wagner-group-fighters-heel-mutiny-unfolded-russia-2023-07-07/" text:style-name="Internet_20_link" text:visited-style-name="Visited_20_Internet_20_Link">
Reuters</text:a>
With reference to informed sources.</text:p>
      <text:p text:style-name="P4">
Measures that have not been reported before were included in the blocking of telephonelines, calling about a dozen PEC commanders to the Russian military base of Tanakaz to sign new contracts with the Ministry of Defense of the Russian Federation or unimoly toon Syria.</text:p>
      <text:p text:style-name="P4">
According to two Syrian sources, Syria authorities have resorted to such steps because Russia - the key military partner of Assad regime - "distract the events at home".</text:p>
      <text:p text:style-name="P4">
There are from 250 to 450 people on the territory of Syria, which belong to the terrorist Russian PEC, Syrian sources reported. There are no official data in the number of "Wagnerians" in the country.</text:p>
      <text:p text:style-name="P4">
<text:span text:style-name="T4">
 Read also: </text:span>
 <text:a xlink:type="simple" xlink:href="https://www.ukrinform.ua/rubric-world/3732184-lukasenko-zaaviv-so-prigozin-povernuvsa-do-rosii.html" text:style-name="Internet_20_link" text:visited-style-name="Visited_20_Internet_20_Link">
Lukashenko stated that Prigogine had returned to Russia</text:a>
The Wagner group was deployed by Russia in Syria in 2015, with the deployment of military forces to help Bashar Assad in the war of counterparts.</text:p>
      <text:p text:style-name="P4">
According to a high-ranking officer of the Syrian Republican Guard, the Syrian military was privately expressed about the events in Russia on June 23-24 and the fears that Prigogine's rebellion would nullify the Russian Federation in the country.</text:p>
      <text:p text:style-name="P4">
The government of Syria, the Ministry of Defense of the Russian Federation and <text:a xlink:type="simple" xlink:href="https://www.ukrinform.ua/tag-pvk-vagnera" text:style-name="Internet_20_link" text:visited-style-name="Visited_20_Internet_20_Link">
PVC "Wagner"</text:a>
They did not respond to queries about comments about the measures mentioned, Reuters notes. Earlier, the official Damascus did not respond to Nazacol Prigogine.</text:p>
      <text:p text:style-name="P4">
<text:span text:style-name="T4">
 Read also: </text:span>
 <text:a xlink:type="simple" xlink:href="https://www.ukrinform.ua/rubric-ato/3731792-u-rosii-pisla-zakolotu-vagnerivciv-zrosla-nedovira-do-vladi-malar.html" text:style-name="Internet_20_link" text:visited-style-name="Visited_20_Internet_20_Link">
in Russia after the rebellion "<text:span text:style-name="T4">
 Wagner </text:span>
 Ivtsi" ripened to power - painter</text:a>
As reported by Ukrinform, on June 23, the head of the Wagner PEC "Wagner", on June 23, had a demarche against the Russian military leadership and moved to Moscow.</text:p>
      <text:p text:style-name="P4">
<text:span text:style-name="T5">
Foto: SBU</text:span>
</text:p>
      <text:p text:style-name="P4">
News Source: <text:a xlink:type="simple" xlink:href="https://www.ukrinform.ua/rubric-world/3732979-u-sirii-blokuvali-vagnerivciv-pid-cas-zakolotu-prigozina-reuters.html" text:style-name="Internet_20_link" text:visited-style-name="Visited_20_Internet_20_Link">
https://www.ukrinform.ua/rubric-world/3732979-u-sirii-blokuvali-vagnerivciv-pid-cas-zakolotu-prigozina-reuters.html</text:a>
</text:p>
      <!--NEWS-->
      <text:h text:style-name="P10" text:outline-level="1">
<text:span text:style-name="T4">
Swedish BMP Stridsfordon 90 already in Ukraine - Reznikov</text:span>
</text:h>
      <text:p text:style-name="P4">
Authors: Ukrinform (Person)</text:p>
      <text:p text:style-name="P4">
Publisher: Укринформ (Organization)</text:p>
      <text:p text:style-name="P4">
Published Time: 2023-07-07T23:39:00+03:00</text:p>
      <text:p text:style-name="P4">
Modified Time: 2023-07-07T23:39:00+03:00</text:p>
      <text:p text:style-name="P4">
Description: The Armed Forces were strengthened by Stridsfordon 90 infantry fighting machines, whose party came to our country from Sweden. - Ukrinform.</text:p>
      <text:p text:style-name="P4">
Images: ['<text:a xlink:type="simple" xlink:href="https://static.ukrinform.com/photos/2023_07/thumb_files/630_360_1688762352-282.jpg" text:style-name="Internet_20_link" text:visited-style-name="Visited_20_Internet_20_Link">
630_360_16887...</text:a>
']</text:p>
      <text:p text:style-name="P4">
Tags: ['Швеція', 'БМП', 'Резніков', 'Війна з Росією']</text:p>
      <text:p text:style-name="P4">
Type: Article</text:p>
      <!--METADATA-->
      <text:p text:style-name="P4">
<draw:frame draw:style-name="fr1" draw:name="Image232" text:anchor-type="as-char" svg:width="6.9236in" svg:height="3.956343in" draw:z-index="0">
<draw:image xlink:href="../Images/yкринформ/2023-07-07T23-39-00-03-00/630_360_1688762352-282.jpg" xlink:type="simple" xlink:show="embed" xlink:actuate="onLoad" draw:mime-type="image/jpeg"/>
</draw:frame>
Stridsfordon 90, whose party came from Sweden, were shrugged.</text:p>
      <text:p text:style-name="P4">
The Minister of Defense Alexei Reznikov reported this in <text:a xlink:type="simple" xlink:href="http://twitter.com/oleksiireznikov/status/1677389783918690305" text:style-name="Internet_20_link" text:visited-style-name="Visited_20_Internet_20_Link">
Twitter</text:a>
, reports Ukrinform.</text:p>
      <text:p text:style-name="P4">
“The BMP Stridsfordon 90 arrived in Ukraine and ready for battle. The best machines for the best soldiers, ”said the Ministry of Defense.</text:p>
      <text:p text:style-name="P4">
He thanked the Sweden Defense Minister Paul Junson, as well as all residents of this country for help.</text:p>
      <text:p text:style-name="Quotations">

<text:p text:style-name="P4">
Strf 90 IFWS HAVA Arrived in Ukraine and Are Ready for Battle. Top Machines&gt;
 for Top Soldiers. &gt;
 Thank you to my friend <text:a xlink:type="simple" xlink:href="https://twitter.com/PlJonson" text:style-name="Internet_20_link" text:visited-style-name="Visited_20_Internet_20_Link">
@pljonson&gt;
</text:a>
and all Swedes for these&gt;
 IFWs.  &gt;
  Our common colors are blue and yellow.  &gt;
  Our common values are freedom and democracy.  &gt;
  Our common goals are victory and… <text:a xlink:type="simple" xlink:href="https://t.co/jb8sTcgsca" text:style-name="Internet_20_link" text:visited-style-name="Visited_20_Internet_20_Link">
 pic.twitter.com/jb8sTcgsca&gt;
 </text:a>
&gt;
&gt;
 - Oleksiy Reznikov(@oleksireznikov)<text:a xlink:type="simple" xlink:href="https://twitter.com/oleksiireznikov/status/1677389783918690305" text:style-name="Internet_20_link" text:visited-style-name="Visited_20_Internet_20_Link">
 July 7, 2023&gt;
 </text:a>
“Our common colors are blue and yellow. Our common values are freedom of ideocracy. Our common goals are victory and justice, ” - said <text:a xlink:type="simple" xlink:href="https://www.ukrinform.ua/tag-reznikov" text:style-name="Internet_20_link" text:visited-style-name="Visited_20_Internet_20_Link">
Reznikov</text:a>
.</text:p>

</text:p>
      <text:p text:style-name="P4">
<text:span text:style-name="T4">
 Read also: </text:span>
 <text:a xlink:type="simple" xlink:href="https://www.ukrinform.ua/rubric-ato/3731010-reznikov-pokazav-ukrainsku-sau-bogdana.html" text:style-name="Internet_20_link" text:visited-style-name="Visited_20_Internet_20_Link">
<text:span text:style-name="T4">
 Rennikov </text:span>
 showed Ukrainian SUU "Bogdan"</text:a>
As reported by Ukrinform, the United States announced on Friday on the allocation of Ukraine <text:a xlink:type="simple" xlink:href="http://www.ukrinform.ua/rubric-ato/3732977-pentagon-ogolosiv-pro-novij-paket-dopomogi-ukraini-z-kasetnimi-boepripasami.html" text:style-name="Internet_20_link" text:visited-style-name="Visited_20_Internet_20_Link">
another military assistance package</text:a>
. It includes artillery shells, including cassette ammunition, missiles for systems Patriot and Himars, BMP Bradley, BTR Stryker, and other weapons of camp.</text:p>
      <text:p text:style-name="P4">
<text:span text:style-name="T5">
Foto: jerchr</text:span>
</text:p>
      <text:p text:style-name="P4">
News Source: <text:a xlink:type="simple" xlink:href="https://www.ukrinform.ua/rubric-ato/3732995-svedski-bmp-stridsfordon-90-vze-v-ukraini-reznikov.html" text:style-name="Internet_20_link" text:visited-style-name="Visited_20_Internet_20_Link">
https://www.ukrinform.ua/rubric-ato/3732995-svedski-bmp-stridsfordon-90-vze-v-ukraini-reznikov.html</text:a>
</text:p>
      <!--NEWS-->
      <text:h text:style-name="P10" text:outline-level="1">
<text:span text:style-name="T4">
The weekend in Ukraine will be hot, places - thunderstorms</text:span>
</text:h>
      <text:p text:style-name="P4">
Authors: Ukrinform (Person)</text:p>
      <text:p text:style-name="P4">
Publisher: Укринформ (Organization)</text:p>
      <text:p text:style-name="P4">
Published Time: 2023-07-07T23:58:00+03:00</text:p>
      <text:p text:style-name="P4">
Modified Time: 2023-07-07T23:58:00+03:00</text:p>
      <text:p text:style-name="P4">
Description: The weather on the weekend of July 8-9 in many regions of Ukraine will be truly summer-with heat and thunderstorms. The new week will begin with short -term rains and thunderstorms almost all over Ukraine, the air temperature will drop slightly. - Ukrinform.</text:p>
      <text:p text:style-name="P4">
Images: ['<text:a xlink:type="simple" xlink:href="https://static.ukrinform.com/photos/2022_06/thumb_files/630_360_1655207823-384.jpeg" text:style-name="Internet_20_link" text:visited-style-name="Visited_20_Internet_20_Link">
630_360_16552...</text:a>
']</text:p>
      <text:p text:style-name="P4">
Tags: ['Гроза', 'Погода', 'Спека', 'Літо']</text:p>
      <text:p text:style-name="P4">
Type: Article</text:p>
      <!--METADATA-->
      <text:p text:style-name="P4">
<draw:frame draw:style-name="fr1" draw:name="Image233" text:anchor-type="as-char" svg:width="6.9236in" svg:height="3.956343in" draw:z-index="0">
<draw:image xlink:href="../Images/yкринформ/2023-07-07T23-58-00-03-00/630_360_1655207823-384.jpeg" xlink:type="simple" xlink:show="embed" xlink:actuate="onLoad" draw:mime-type="image/jpeg"/>
</draw:frame>
The weather of the glowing on July 8-9 in many regions of Ukraine will be truly summer heat and thunderstorms. The new week will start with short -term rains and thunderstorms throughout Ukraine, the air temperature will drop slightly.</text:p>
      <text:p text:style-name="P4">
Ukrinform was reported in Sinoptik.ua.</text:p>
      <text:p text:style-name="P4">
Thus, on Saturday in Donetsk, Lugansk, Zaporizhia, Dnipropetrovsk, <text:a xlink:type="simple" xlink:href="http://ua.sinoptik.ua/%D0%BF%D0%BE%D0%B3%D0%BE%D0%B4%D0%B0-%D1%85%D0%B0%D1%80%D0%BA%D1%96%D0%B2" text:style-name="Internet_20_link" text:visited-style-name="Visited_20_Internet_20_Link">
Kharkiv</text:a>
and Kherson regions the thermometers will rise to +31 ... +33 ° C. Finally, the territory of the country will be much more comfortable: it is the center, in Transcarpathia and in the Sumy region - +24… +26 ° C, in most western northern regions - +20… +23 ° C.</text:p>
      <text:p text:style-name="P4">
<text:span text:style-name="T4">
 Read also: </text:span>
 <text:a xlink:type="simple" xlink:href="https://www.ukrinform.ua/rubric-world/3724973-torisne-lito-u-evropi-bulo-najteplisim-v-istorii-klimatologi.html" text:style-name="Internet_20_link" text:visited-style-name="Visited_20_Internet_20_Link">
last year's summer in Europe was the warmest in history -<text:span text:style-name="T4">
 Climatologist </text:span>
 and</text:a>
In the east, south, in Poltava, Kirovohrad and Cherkasy regions, Saturday will be cloudy, with rains and thunderstorms.</text:p>
      <text:p text:style-name="P4">
On Sunday, almost all over Ukraine will be cloudy, but without precipitation. <text:a xlink:type="simple" xlink:href="https://www.ukrinform.ua/tag-dos" text:style-name="Internet_20_link" text:visited-style-name="Visited_20_Internet_20_Link">
Rain</text:a>
But thunderstorms are possible only in the south, southeast and east. In the Sumy region, thermometers will show +22… +24 ° C, in <text:a xlink:type="simple" xlink:href="http://ua.sinoptik.ua/%D0%BF%D0%BE%D0%B3%D0%BE%D0%B4%D0%B0-%D0%BE%D0%B4%D0%B5%D1%81%D0%B0" text:style-name="Internet_20_link" text:visited-style-name="Visited_20_Internet_20_Link">
Odessa</text:a>
, Mykolaiv and Transcarpathian regions -+28…+29 ° C, in the rest of the regions -+25…+27 ° C.</text:p>
      <text:p text:style-name="P4">
<text:span text:style-name="T4">
 Read also: </text:span>
 <text:a xlink:type="simple" xlink:href="https://www.ukrinform.ua/rubric-world/3732304-rekordna-speka-na-planeti-trimaetsa-vze-tretij-den-pospil.html" text:style-name="Internet_20_link" text:visited-style-name="Visited_20_Internet_20_Link">
record heat on the planet is held for the third day</text:a>
The new week will begin with short -term rains and thunderstorms throughout Ukraine, except for the day and Zaporizhzhya region. In the north, the air temperature on Monday will be +20… +22 ° C, in the west, east and center - +23… +25 ° C. The most pecuntee weather will be in the south and Transcarpathia - up to +28 ° C.</text:p>
      <text:p text:style-name="P4">
News Source: <text:a xlink:type="simple" xlink:href="https://www.ukrinform.ua/rubric-regions/3732709-vihidni-v-ukraini-budut-spekotnimi-miscami-grozi.html" text:style-name="Internet_20_link" text:visited-style-name="Visited_20_Internet_20_Link">
https://www.ukrinform.ua/rubric-regions/3732709-vihidni-v-ukraini-budut-spekotnimi-miscami-grozi.html</text:a>
</text:p>
      <!--NEWS-->
      <text:h text:style-name="P10" text:outline-level="1">
<text:span text:style-name="T4">
Fifteen Ukrainian regions will rebuild 26 settlements in Kherson region</text:span>
</text:h>
      <text:p text:style-name="P4">
Author: ['АРМІЯINFORM']</text:p>
      <text:p text:style-name="P4">
Time: 2023-07-07T24:00:00-04:00</text:p>
      <text:p text:style-name="P4">
Description: -Praitsyuvati Plich-O-O-Plich to rewind vidbodovy-those who, the war with Ukraine 2022, the war with Ukraine latest news today, the news war with Ukraine 2022 The last ones for Ukraine and Russia and Russia and Russia and Russia and Russia and Russia and Russia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7/photo_2023-07-06_19-53-49.jpg" text:style-name="Internet_20_link" text:visited-style-name="Visited_20_Internet_20_Link">
photo_2023-07-06_19-53-49.jpg</text:a>
', '<text:a xlink:type="simple" xlink:href="https://armyinform.com.ua/wp-content/uploads/2023/07/photo_2023-07-06_19-55-11-150x150.jpg" text:style-name="Internet_20_link" text:visited-style-name="Visited_20_Internet_20_Link">
photo_2023-07-06_19-55-11-150x150.jpg</text:a>
', '<text:a xlink:type="simple" xlink:href="https://armyinform.com.ua/wp-content/uploads/2023/07/photo_2023-07-06_19-53-53-150x150.jpg" text:style-name="Internet_20_link" text:visited-style-name="Visited_20_Internet_20_Link">
photo_2023-07-06_19-53-53-150x150.jpg</text:a>
']</text:p>
      <text:p text:style-name="P4">
Tags: ['ВІДБУДОВА', 'ОЛЕКСІЙ КУЛЕБА', 'ХЕРСОНЩИНА']</text:p>
      <text:p text:style-name="P4">
Category: News</text:p>
      <!--METADATA-->
      <text:p text:style-name="P4">
<draw:frame draw:style-name="fr1" draw:name="Image234" text:anchor-type="as-char" svg:width="6.9236in" svg:height="3.932388in" draw:z-index="0">
<draw:image xlink:href="../Images/AРМІЯINFORM/2023-07-07T24-00-00-04-00/photo_2023-07-06_19-53-49.jpg" xlink:type="simple" xlink:show="embed" xlink:actuate="onLoad" draw:mime-type="image/jpeg"/>
</draw:frame>
-To work side by side to win for rebuilding and recovery-something is needed by Ukraine. This is our formula of unity, which we have demonstrated for almost 500 days of full -scale war - <text:a xlink:type="simple" xlink:href="https://t.me/OleksiyKuleba/3523" text:style-name="Internet_20_link" text:visited-style-name="Visited_20_Internet_20_Link">
reports</text:a>
Deputy Head of Office President Alexei Kuleb on Telegram.</text:p>
      <text:p text:style-name="P4">
-From now on, "side by side" is a new page of cooperation between the communities of tylov region and cities and villages of different regions that have been most affected by the Ed Russian invasion. Ukraine's capable communities are taken under their patronage in Kherson region. This area became a pilot. 15 regions will rebuild 26 -pledged points on the Right Bank, - he stressed.</text:p>
      <text:p text:style-name="P4">
<text:a xlink:type="simple" xlink:href="https://armyinform.com.ua/wp-content/uploads/2023/07/photo_2023-07-06_19-55-11.jpg" text:style-name="Internet_20_link" text:visited-style-name="Visited_20_Internet_20_Link">
!(Images/AРМІЯINFORM/2023-07-07T24-00-00-04-00/photo_2023-07-06_19-55-11-150x150.jpg)</text:a>
</text:p>
      <text:p text:style-name="P4">
<text:a xlink:type="simple" xlink:href="https://armyinform.com.ua/wp-content/uploads/2023/07/photo_2023-07-06_19-53-53.jpg" text:style-name="Internet_20_link" text:visited-style-name="Visited_20_Internet_20_Link">
<draw:frame draw:style-name="fr1" draw:name="Image235" text:anchor-type="as-char" svg:width="6.9236in" svg:height="6.9236in" draw:z-index="0">
<draw:image xlink:href="../Images/AРМІЯINFORM/2023-07-07T24-00-00-04-00/photo_2023-07-06_19-53-53-150x150.jpg" xlink:type="simple" xlink:show="embed" xlink:actuate="onLoad" draw:mime-type="image/jpeg"/>
</draw:frame>
</text:a>
According to him, other regions and strengthening of partnership, unity, assistance and links between Ukrainians and self -government.</text:p>
      <text:p text:style-name="P4">
News Source: <text:a xlink:type="simple" xlink:href="https://armyinform.com.ua/2023/07/07/pyatnadczyat-ukrayinskyh-regioniv-vidbuduyut-26-naselenyh-punktiv-na-hersonshhyni/" text:style-name="Internet_20_link" text:visited-style-name="Visited_20_Internet_20_Link">
https://armyinform.com.ua/2023/07/07/pyatnadczyat-ukrayinskyh-regioniv-vidbuduyut-26-naselenyh-punktiv-na-hersonshhyni/</text:a>
</text:p>
      <!--NEWS-->
      <text:h text:style-name="P10" text:outline-level="1">
<text:span text:style-name="T4">
The number of dead as a result of rocket strike of Russian invaders in Lviv increased</text:span>
</text:h>
      <text:p text:style-name="P4">
Author: ['АРМІЯINFORM']</text:p>
      <text:p text:style-name="P4">
Time: 2023-07-07T26:00:00-04:00</text:p>
      <text:p text:style-name="P4">
Description: Behind the clarified Danimi, Kilkiy, the bending of the missile strike of the Rosieki Penalus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photo_2023-07-06_21-13-21.jpg" text:style-name="Internet_20_link" text:visited-style-name="Visited_20_Internet_20_Link">
photo_2023-07-06_21-13-21.jpg</text:a>
']</text:p>
      <text:p text:style-name="P4">
Tags: ['АГРЕСІЯ РФ', 'КРИЛАТІ РАКЕТИ', 'ЛЬВІВ']</text:p>
      <text:p text:style-name="P4">
Category: News</text:p>
      <!--METADATA-->
      <text:p text:style-name="P4">
<draw:frame draw:style-name="fr1" draw:name="Image236" text:anchor-type="as-char" svg:width="6.9236in" svg:height="4.61393in" draw:z-index="0">
<draw:image xlink:href="../Images/AРМІЯINFORM/2023-07-07T26-00-00-04-00/photo_2023-07-06_21-13-21.jpg" xlink:type="simple" xlink:show="embed" xlink:actuate="onLoad" draw:mime-type="image/jpeg"/>
</draw:frame>
According to specified data, the number of those killed as a result of a rocket strike of Russian(https://armyinform.com.ua/2023/07/06/raketnyj-udar-po-lvovu-ye-zagybli-ta-poraneni/?utm_source=mainnews&amp;utm_medium=article&amp;utm_campaign=traficsource)On Thursday, July 6, it increased to 9 people. In addition, 42 persons died(of them three children)varying degrees of severity.</text:p>
      <text:p text:style-name="P4">
About it <text:a xlink:type="simple" xlink:href="https://t.me/mvs_ukraine/27111" text:style-name="Internet_20_link" text:visited-style-name="Visited_20_Internet_20_Link">
reports</text:a>
in Telegram of the Ministry of Internal Affairs of Ukraine.</text:p>
      <text:p text:style-name="P4">
More than 35 homes, more than 250 apartments, 10 huts, a child's house and other civil infrastructure have been damaged and destroyed.</text:p>
      <text:p text:style-name="P4">
News Source: <text:a xlink:type="simple" xlink:href="https://armyinform.com.ua/2023/07/07/kilkist-zagyblyh-unaslidok-raketnogo-udaru-rosijskyh-okupantiv-po-lvovu-zrosla/" text:style-name="Internet_20_link" text:visited-style-name="Visited_20_Internet_20_Link">
https://armyinform.com.ua/2023/07/07/kilkist-zagyblyh-unaslidok-raketnogo-udaru-rosijskyh-okupantiv-po-lvovu-zrosla/</text:a>
</text:p>
      <!--NEWS-->
      <text:h text:style-name="P10" text:outline-level="1">
<text:span text:style-name="T4">
Ukrainian defenders per day eliminated more than 500 invaders, destroyed 20 Artisystems and 12 BBM</text:span>
</text:h>
      <text:p text:style-name="P4">
Author: ['АРМІЯINFORM']</text:p>
      <text:p text:style-name="P4">
Time: 2023-07-07T28:00:00-04:00</text:p>
      <text:p text:style-name="P4">
Description: Zagalni Boyov, take the enemy on 02.24.22 to 07.07.23 Orintovo to become: ... War with Ukraine 2022, war with Ukraine Latest news today, News War with Ukraine 2022 Last today, will there be a war between Ukraine and Russia and when, war,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7/photo_5276302018614514635_w-scaled.jpg" text:style-name="Internet_20_link" text:visited-style-name="Visited_20_Internet_20_Link">
photo_5276302018614514635_w-scaled.jpg</text:a>
']</text:p>
      <text:p text:style-name="P4">
Tags: ['ВІЙНА', 'ВТРАТИ ВОРОГА', 'ГЕНЕРАЛЬНИЙ ШТАБ ЗС УКРАЇНИ']</text:p>
      <text:p text:style-name="P4">
Category: News</text:p>
      <!--METADATA-->
      <text:p text:style-name="P4">
<draw:frame draw:style-name="fr1" draw:name="Image237" text:anchor-type="as-char" svg:width="6.9236in" svg:height="6.975527in" draw:z-index="0">
<draw:image xlink:href="../Images/AРМІЯINFORM/2023-07-07T28-00-00-04-00/photo_5276302018614514635_w-scaled.jpg" xlink:type="simple" xlink:show="embed" xlink:actuate="onLoad" draw:mime-type="image/jpeg"/>
</draw:frame>
The total fighting loss of the enemy from 24.02.22 to 07.07.23 will be orientated:</text:p>
      <text:p text:style-name="P4">
<text:span text:style-name="T4">
<text:span text:style-name="T5">
 Personnel - </text:span>
* 232810(+510)persons eliminated</text:span>
<text:span text:style-name="T5">
 tanks - </text:span>
<text:span text:style-name="T5">
 4070(+2)</text:span>
<text:span text:style-name="T4">
 combat armored vehicles - </text:span>
 7944(+12)<text:span text:style-name="T4">
<text:span text:style-name="T5">
 Artillery Systems - </text:span>
<text:span text:style-name="T5">
 4330(+20)</text:span>
 </text:span>
 RSZV - <text:span text:style-name="T4">
 658(+1)</text:span>
<text:span text:style-name="T5">
 air defense - </text:span>
<text:span text:style-name="T5">
 408(+4)</text:span>
<text:span text:style-name="T4">
 aircraft - </text:span>
 315(0)<text:span text:style-name="T4">
<text:span text:style-name="T5">
 helicopters - </text:span>
* 309(0)</text:span>
<text:span text:style-name="T5">
 UAV of operative-tactical level-</text:span>
<text:span text:style-name="T5">
 3652(+17)</text:span>
<text:span text:style-name="T4">
 Winged missiles - </text:span>
 1271(+7)<text:span text:style-name="T4">
<text:span text:style-name="T5">
 ships / boats - </text:span>
* 18(0)</text:span>
<text:span text:style-name="T5">
 Automobile equipment and tanks - </text:span>
<text:span text:style-name="T5">
 6898(+10)</text:span>
<text:span text:style-name="T4">
 Special Technique - </text:span>
 612(+7)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07.07.23.</text:p>
      <text:p text:style-name="P4">
News Source: <text:a xlink:type="simple" xlink:href="https://armyinform.com.ua/2023/07/07/ukrayinski-zahysnyky-za-dobu-likviduvaly-ponad-500-okupantiv-znyshhyly-20-artsystemu-i-12-bbm/" text:style-name="Internet_20_link" text:visited-style-name="Visited_20_Internet_20_Link">
https://armyinform.com.ua/2023/07/07/ukrayinski-zahysnyky-za-dobu-likviduvaly-ponad-500-okupantiv-znyshhyly-20-artsystemu-i-12-bbm/</text:a>
</text:p>
      <!--NEWS-->
      <text:h text:style-name="P10" text:outline-level="1">
<text:span text:style-name="T4">
The American city of Albukerke has handed two cars for the Armed Forces</text:span>
</text:h>
      <text:p text:style-name="P4">
Authors: Ukrinform (Person)</text:p>
      <text:p text:style-name="P4">
Publisher: Укринформ (Organization)</text:p>
      <text:p text:style-name="P4">
Published Time: 2023-07-07T2:31:17+03:00</text:p>
      <text:p text:style-name="P4">
Modified Time: 2023-07-07T21:31:17+03:00</text:p>
      <text:p text:style-name="P4">
Description: Kharkiv received from the residents of the American twin city Albukerke and a NGO Sikhs for All two cars that were handed over to the Armed Forces. - Ukrinform.</text:p>
      <text:p text:style-name="P4">
Images: ['<text:a xlink:type="simple" xlink:href="https://static.ukrinform.com/photos/2023_07/thumb_files/630_360_1688754667-261.jpg" text:style-name="Internet_20_link" text:visited-style-name="Visited_20_Internet_20_Link">
630_360_16887...</text:a>
']</text:p>
      <text:p text:style-name="P4">
Tags: ['Автомобіль', 'США', 'ЗСУ', 'Харків', 'Війна з Росією']</text:p>
      <text:p text:style-name="P4">
Type: Article</text:p>
      <!--METADATA-->
      <text:p text:style-name="P4">
<draw:frame draw:style-name="fr1" draw:name="Image238" text:anchor-type="as-char" svg:width="6.9236in" svg:height="3.956343in" draw:z-index="0">
<draw:image xlink:href="../Images/yкринформ/2023-07-07T2-31-17-03-00/630_360_1688754667-261.jpg" xlink:type="simple" xlink:show="embed" xlink:actuate="onLoad" draw:mime-type="image/jpeg"/>
</draw:frame>
Kharkiv has received from the residents of the American twin city Albukerke and the social organization of Sikhs for all two cars that were handed over to the Armed Forces.</text:p>
      <text:p text:style-name="P4">
According to Ukrinform, Kharkiv City Council in [Telegram] reported this(https://t.me/citykharkivua/34632) <text:a xlink:type="simple" xlink:href="https://t.me/citykharkivua/34632" text:style-name="Internet_20_link" text:visited-style-name="Visited_20_Internet_20_Link">
 . </text:a>
"Kharkiv received from the residents of the twin city Albukerke(<text:a xlink:type="simple" xlink:href="https://www.ukrinform.ua/tag-ssa" text:style-name="Internet_20_link" text:visited-style-name="Visited_20_Internet_20_Link">
USA</text:a>
 )and the NGO Sikhs for Allvv Vedov cars that were handed over to the city of Kharkov to the Armed Forces of Ukraine. Today, July 7, the humanitarian aid was transferred to military units. Cars are needed for defenders to perform combat missions, " -goes in the message.</text:p>
      <text:p text:style-name="P4">
As it is noted, the delegation from the city of Albukerke arrived in Kharkiv to sign a memorandum of establishing brothers. During a time visit, American partners met with representatives of city ID, business, educational institutions and public organizations of Kharkiv.</text:p>
      <text:p text:style-name="P4">
<text:span text:style-name="T4">
 Read also: </text:span>
 <text:a xlink:type="simple" xlink:href="https://www.ukrinform.ua/rubric-ato/3732660-novij-paket-vijskovoi-dopomogi-ssa-dla-ukraini-stanovitime-blizko-800-miljoniv-ap.html" text:style-name="Internet_20_link" text:visited-style-name="Visited_20_Internet_20_Link">
new military assistance package <text:span text:style-name="T4">
 USA </text:span>
 for Ukraine will set up about $ 800 million - AP</text:a>
As reported <text:a xlink:type="simple" xlink:href="https://www.ukrinform.ua/rubric-regions/3699598-vinnica-ta-nimecke-karlsrue-stali-mistamipobratimami.html" text:style-name="Internet_20_link" text:visited-style-name="Visited_20_Internet_20_Link">
</text:a>
Ukrinform, <text:a xlink:type="simple" xlink:href="https://www.ukrinform.ua/rubric-regions/3699598-vinnica-ta-nimecke-karlsrue-stali-mistamipobratimami.html" text:style-name="Internet_20_link" text:visited-style-name="Visited_20_Internet_20_Link">
Vinnytsia Tanimetsky Carlsrue</text:a>
became twin cities.</text:p>
      <text:p text:style-name="P4">
<text:span text:style-name="T5">
Foto: Kharkiv City Council, Telegrams</text:span>
</text:p>
      <text:p text:style-name="P4">
News Source: <text:a xlink:type="simple" xlink:href="https://www.ukrinform.ua/rubric-ato/3732966-amerikanske-misto-albukerke-peredalo-dvi-avtivki-dla-zsu.html" text:style-name="Internet_20_link" text:visited-style-name="Visited_20_Internet_20_Link">
https://www.ukrinform.ua/rubric-ato/3732966-amerikanske-misto-albukerke-peredalo-dvi-avtivki-dla-zsu.html</text:a>
</text:p>
      <!--NEWS-->
      <text:h text:style-name="P10" text:outline-level="1">
<text:span text:style-name="T4">
Shahaneda Night attack on Ukraine: Air defense forces destroyed 12 out of 18 shock drones</text:span>
</text:h>
      <text:p text:style-name="P4">
Author: ['АРМІЯINFORM']</text:p>
      <text:p text:style-name="P4">
Time: 2023-07-07T30:00:00-04:00</text:p>
      <text:p text:style-name="P4">
Description: At NICH at 7 Lipnya, Rosiyski Purpatzіinі Vіsyska was attacked by Ukrainian shock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646f0598c5206-screenshot_1164_768.webp" text:style-name="Internet_20_link" text:visited-style-name="Visited_20_Internet_20_Link">
646f0598c5206-screenshot_1164_768.webp</text:a>
']</text:p>
      <text:p text:style-name="P4">
Tags: ['АТАКА ДРОНІВ', 'ВІЙНА', 'ПОВІТРЯНІ СИЛИ ЗБРОЙНИХ СИЛ УКРАЇНИ']</text:p>
      <text:p text:style-name="P4">
Category: News</text:p>
      <!--METADATA-->
      <text:p text:style-name="P4">
<draw:frame draw:style-name="fr1" draw:name="Image239" text:anchor-type="as-char" svg:width="6.9236in" svg:height="5.1927in" draw:z-index="0">
<draw:image xlink:href="../ConvertedIMGs/AРМІЯINFORM/2023-07-07T30-00-00-04-00/646f0598c5206-screenshot_1164_768.png" xlink:type="simple" xlink:show="embed" xlink:actuate="onLoad" draw:mime-type="image/png"/>
</draw:frame>
On the night of July 7, Russian occupation troops attacked Ukraine by Iranian shock drones of Shahd-136/131.</text:p>
      <text:p text:style-name="P4">
About it <text:a xlink:type="simple" xlink:href="https://t.me/kpszsu/3128" text:style-name="Internet_20_link" text:visited-style-name="Visited_20_Internet_20_Link">
reports</text:a>
Armed Forces Command.</text:p>
      <text:p text:style-name="P4">
In total, 18 "Shahmed" launches were recorded in the southeastern direction(Primorsko-Akhtarsk, Krasnodar Territory).</text:p>
      <text:p text:style-name="P4">
Підрозділами зенітних ракетних військ, винищувальною авіацією та мобільнимивогневими групами Повітряних Сил знищено 12 ударних БПЛА.</text:p>
      <text:p text:style-name="P4">
«У південних та східних регіонах працювала протиповітряна оборона», — додали вкомандуванні.</text:p>
      <text:p text:style-name="P4">
News Source: <text:a xlink:type="simple" xlink:href="https://armyinform.com.ua/2023/07/07/nichna-ataka-shahediv-na-ukrayinu-syly-ppo-znyshhyly-12-z-18-udarnyh-droniv/" text:style-name="Internet_20_link" text:visited-style-name="Visited_20_Internet_20_Link">
https://armyinform.com.ua/2023/07/07/nichna-ataka-shahediv-na-ukrayinu-syly-ppo-znyshhyly-12-z-18-udarnyh-droniv/</text:a>
</text:p>
      <!--NEWS-->
      <text:h text:style-name="P10" text:outline-level="1">
<text:span text:style-name="T4">
The EU has reached an Agreement Agreement to increase the production of ammunition in order to feed Ukraine and replenish your stocks</text:span>
</text:h>
      <text:p text:style-name="P4">
Author: ['АРМІЯINFORM']</text:p>
      <text:p text:style-name="P4">
Time: 2023-07-07T32:00:00-04:00</text:p>
      <text:p text:style-name="P4">
Description: Єvropeiska is glad of that єvrophya parliament hugged the lands of the Zbilshennya Vobritnitsa ... The war with Ukraine 2022, the war with Ukraine is the latest news today, the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asap.jpg" text:style-name="Internet_20_link" text:visited-style-name="Visited_20_Internet_20_Link">
asap.jpg</text:a>
']</text:p>
      <text:p text:style-name="P4">
Tags: ['STOPRUSSIA', 'YES', 'ВИРОБНИЦТВО БОЄПРИПАСІВ', 'ВТОРГНЕННЯ РФ', 'ДОПОМОГА ПАРТНЕРІВ', 'СВІТ ПІДТРИМУЄ УКРАЇНУ']</text:p>
      <text:p text:style-name="P4">
Category: News</text:p>
      <!--METADATA-->
      <text:p text:style-name="P4">
<draw:frame draw:style-name="fr1" draw:name="Image240" text:anchor-type="as-char" svg:width="6.9236in" svg:height="3.894525in" draw:z-index="0">
<draw:image xlink:href="../Images/AРМІЯINFORM/2023-07-07T32-00-00-04-00/asap.jpg" xlink:type="simple" xlink:show="embed" xlink:actuate="onLoad" draw:mime-type="image/jpeg"/>
</draw:frame>
The European Council and the European Parliament have reached an Agreement to increase the production of ammunition and missiles in the EU. It is a preliminary consent of the European Parliament for <text:a xlink:type="simple" xlink:href="https://armyinform.com.ua/2023/06/02/yevroparlament-shvalyv-zbilshennya-vyrobnycztva-boyeprypasiv-dlya-ukrayiny/" text:style-name="Internet_20_link" text:visited-style-name="Visited_20_Internet_20_Link">
the Law on Supporting Production Support</text:a>
 (ASAP).</text:p>
      <text:p text:style-name="P4">
Про це <text:a xlink:type="simple" xlink:href="https://www.consilium.europa.eu/en/press/press-releases/2023/07/07/asap-council-and-european-parliament-strike-a-deal-on-boosting-the-production-of-ammunition-and-missiles-in-the-eu/" text:style-name="Internet_20_link" text:visited-style-name="Visited_20_Internet_20_Link">
повідомила</text:a>
Prescribing.</text:p>
      <text:p text:style-name="P4">
The agreed position urgently mobilizes EU 500 million from the EU budget to support the increase in production capacity for the production of ammunition type "Earth-Earth", artillery ammunition, as well as rockets.</text:p>
      <text:p text:style-name="P4">
This will ensure a long-term increase in production in Europe in favor of Ukraine and EU Member States.</text:p>
      <text:p text:style-name="P4">
“Thanks to the short -term period of the ASAP Agreement, the EU will strengthen and will grow up its own production of ammunition and missiles in Europe. It is another evidential devotion to the EU to support Ukraine, to strengthen the defense and technological and EU industrial base and, ultimately, to ensure long-term security of the EU citizens' pelvic protection, ”said Spanish Defense Minister Margarit Robles.</text:p>
      <text:p text:style-name="P4">
Coordinated rules introduce a certain tool by which ESFINANCE will support the strengthening of EU capacity for industrial production and missiles in the entire supply and cost chain. Such financial support will be given in the form of grants that will contribute to the efforts of the European defense industry to increase the production capacity of tasivity of detected narrow places.</text:p>
      <text:p text:style-name="P4">
In addition, new rules will facilitate access to funding for EU companies of ammunition and missiles through a particular fund, which is intended to facilitate the companies that produce ammunition and missiles, access to state and private funding to accelerate the investments needed to increase production capacity.</text:p>
      <text:p text:style-name="P4">
“I congratulate the political agreement on ASAP. The law on the support of industrial supplies will increase the production capacity of the EU and replenish reserves. It will grow up the delivery of ammunition to Ukraine at this responsible stage, ” - <text:a xlink:type="simple" xlink:href="https://twitter.com/vonderleyen/status/1677170313228853248" text:style-name="Internet_20_link" text:visited-style-name="Visited_20_Internet_20_Link">
emphasized</text:a>
The President of the European Commission Ursula von der Lien.<text:span text:style-name="T5">
 Prepared Vitaliy Lytvyn</text:span>
</text:p>
      <text:p text:style-name="P4">
News Source: <text:a xlink:type="simple" xlink:href="https://armyinform.com.ua/2023/07/07/u-yes-dosyagly-ugody-shhodo-zbilshennya-vyrobnycztva-boyeprypasiv-aby-doozbroyity-ukrayinu-ta-popovnyty-zapasy/" text:style-name="Internet_20_link" text:visited-style-name="Visited_20_Internet_20_Link">
https://armyinform.com.ua/2023/07/07/u-yes-dosyagly-ugody-shhodo-zbilshennya-vyrobnycztva-boyeprypasiv-aby-doozbroyity-ukrayinu-ta-popovnyty-zapasy/</text:a>
</text:p>
      <!--NEWS-->
      <text:h text:style-name="P10" text:outline-level="1">
<text:span text:style-name="T4">
The House of Representatives of the Netherlands recognized the Holodomor with the genocide of Ukrainians</text:span>
</text:h>
      <text:p text:style-name="P4">
Author: ['АРМІЯINFORM']</text:p>
      <text:p text:style-name="P4">
Time: 2023-07-07T34:00:00-04:00</text:p>
      <text:p text:style-name="P4">
Description: The Chamber of Representatives of Nisdlandiv woven the Holodomor 1932–1933 Rock with Ukrainian genocide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19/11/golodomor.jpg" text:style-name="Internet_20_link" text:visited-style-name="Visited_20_Internet_20_Link">
golodomor.jpg</text:a>
']</text:p>
      <text:p text:style-name="P4">
Tags: ['ГОЛОДОМОР', 'НІДЕРЛАНДИ', 'ПРЕЗИДЕНТ УКРАЇНИ']</text:p>
      <text:p text:style-name="P4">
Category: News</text:p>
      <!--METADATA-->
      <text:p text:style-name="P4">
<draw:frame draw:style-name="fr1" draw:name="Image241" text:anchor-type="as-char" svg:width="6.9236in" svg:height="4.110888in" draw:z-index="0">
<draw:image xlink:href="../Images/AРМІЯINFORM/2023-07-07T34-00-00-04-00/golodomor.jpg" xlink:type="simple" xlink:show="embed" xlink:actuate="onLoad" draw:mime-type="image/jpeg"/>
</draw:frame>
The House of Representatives of the Netherlands was recognized as the Holodomor of 1932-1933 by the Genocydimonian people.</text:p>
      <text:p text:style-name="P4">
About it <text:a xlink:type="simple" xlink:href="https://twitter.com/ZelenskyyUa/status/1677195447960469504" text:style-name="Internet_20_link" text:visited-style-name="Visited_20_Internet_20_Link">
reported</text:a>
President of Ukraine Volodymyr Zelensky on Twitter.</text:p>
      <text:p text:style-name="P4">
"I congratulate the Holodomor of the Netherlands by the Holodomor.</text:p>
      <text:p text:style-name="P4">
The Head of State noted that he was grateful to the Netherlands for his strong and comprehensive support in the struggle of Ukraine for its future and the entire free world.</text:p>
      <text:p text:style-name="P4">
“This is an important step in establishing historical truth. I am grateful to the Netherlands to approve the position on the need for responsibility for past and present -dayism, ”<text:a xlink:type="simple" xlink:href="https://twitter.com/DmytroKuleba/status/1677199612187234304" text:style-name="Internet_20_link" text:visited-style-name="Visited_20_Internet_20_Link">
said</text:a>
Foreign Minister of Ukraine Dmytro Kuleba.</text:p>
      <text:p text:style-name="P4">
Earlier, Croatia's Parliament <text:a xlink:type="simple" xlink:href="https://armyinform.com.ua/2023/06/28/horvatiya-vyznala-golodomor-genoczydom-ukrayinskogo-narodu/" text:style-name="Internet_20_link" text:visited-style-name="Visited_20_Internet_20_Link">
recognized</text:a>
The Holodomor of 1932-1933 by the genocide of the Ukrainian people.</text:p>
      <text:p text:style-name="P4">
News Source: <text:a xlink:type="simple" xlink:href="https://armyinform.com.ua/2023/07/07/palata-predstavnykiv-niderlandiv-vyznala-golodomor-genoczydom-ukrayincziv/" text:style-name="Internet_20_link" text:visited-style-name="Visited_20_Internet_20_Link">
https://armyinform.com.ua/2023/07/07/palata-predstavnykiv-niderlandiv-vyznala-golodomor-genoczydom-ukrayincziv/</text:a>
</text:p>
      <!--NEWS-->
      <text:h text:style-name="P10" text:outline-level="1">
<text:span text:style-name="T4">
The enemy fired at C-300 missiles settlements on the right bank of the Dnieper</text:span>
</text:h>
      <text:p text:style-name="P4">
Author: ['Володимир Віват']</text:p>
      <text:p text:style-name="P4">
Time: 2023-07-07T36:00:00-04:00</text:p>
      <text:p text:style-name="P4">
Description: TsI-nyt Vorog Znov in the Netipovy Osіb, having staged the S-300 missiles, having broken the population ... War with Ukraine 2022, war with Ukraine Latest news today, News War with Ukraine 2022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2/08/2022-08-24-rankovi-obstrily-mist-ukrayiny-24-serpnya.jpg" text:style-name="Internet_20_link" text:visited-style-name="Visited_20_Internet_20_Link">
2022-08-24-rankovi-obstrily-mist-ukrayiny-24-serpnya.jpg</text:a>
']</text:p>
      <text:p text:style-name="P4">
Tags: ['ЄДИНІ НОВИНИ', 'НАТАЛІЯ ГУМЕНЮК', 'РАКЕТНІ ОБСТРІЛИ', 'С-300']</text:p>
      <text:p text:style-name="P4">
Category: News</text:p>
      <!--METADATA-->
      <text:p text:style-name="P4">
<draw:frame draw:style-name="fr1" draw:name="Image242" text:anchor-type="as-char" svg:width="6.9236in" svg:height="4.615733in" draw:z-index="0">
<draw:image xlink:href="../Images/AРМІЯINFORM/2023-07-07T36-00-00-04-00/2022-08-24-rankovi-obstrily-mist-ukrayiny-24-serpnya.jpg" xlink:type="simple" xlink:show="embed" xlink:actuate="onLoad" draw:mime-type="image/jpeg"/>
</draw:frame>
Illustrative photo</text:p>
      <text:p text:style-name="P4">
This night, the enemy again used the C-300 missiles, firing sewing points on the right bank of the Dnieper. Housing, schools, kindergartens in Ingulka, High and Alexandrovka were under the blow. And these are non -real territories, they are located at a considerable distance from the line of conjunction. There is destruction, information about the victims has not yet received.</text:p>
      <text:p text:style-name="P4">
Natalia Humeniuk, the head of the united news, said the head of the United Nations.</text:p>
      <text:p text:style-name="P4">
-Forces of air defense in the zone of our responsibility of this night is ten strike unmanned unmanned devices of the Shahd-136/131, seven of them, three of them, three-in the Kryvyi Rih district,-said Natalia Humeniuk. —This, in particular, hit the recreational zone in the city of Ochakov, information was not received. In Kryvorizhzh, the invaders kissed a private enterprise, there was a fire extinguished by our firefighters. Fortunately, people were not injured.</text:p>
      <text:p text:style-name="P4">
The officer also reported that the number of rocket carriers in the Black Sea is gradually diminishing, now there is one submarine. These are four caliber missiles ready for use. The level of rocket danger remains threatening, as submarine launches are somewhat more difficult to detect.</text:p>
      <text:p text:style-name="P4">
News Source: <text:a xlink:type="simple" xlink:href="https://armyinform.com.ua/2023/07/07/vorog-obstrilyav-raketamy-s-300-naseleni-punkty-na-pravomu-berezi-dnipra/" text:style-name="Internet_20_link" text:visited-style-name="Visited_20_Internet_20_Link">
https://armyinform.com.ua/2023/07/07/vorog-obstrilyav-raketamy-s-300-naseleni-punkty-na-pravomu-berezi-dnipra/</text:a>
</text:p>
      <!--NEWS-->
      <text:h text:style-name="P10" text:outline-level="1">
<text:span text:style-name="T4">
10 dead and 45 wounded: Search and rescue work in Lviv is completed</text:span>
</text:h>
      <text:p text:style-name="P4">
Author: ['АРМІЯINFORM']</text:p>
      <text:p text:style-name="P4">
Time: 2023-07-07T38:00:00-04:00</text:p>
      <text:p text:style-name="P4">
Description: Zhukovo-Roboti at Bagatatokvartirnoye Budinka in Lviv, Kudi was in the same time as Rosіyskі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photo_5275978289749544168_y.jpg" text:style-name="Internet_20_link" text:visited-style-name="Visited_20_Internet_20_Link">
photo_5275978289749544168_y.jpg</text:a>
', '<text:a xlink:type="simple" xlink:href="https://armyinform.com.ua/wp-content/uploads/2023/07/photo_5275978289749544166_y-150x150.jpg" text:style-name="Internet_20_link" text:visited-style-name="Visited_20_Internet_20_Link">
photo_5275978289749544166_y-150x150.jpg</text:a>
', '<text:a xlink:type="simple" xlink:href="https://armyinform.com.ua/wp-content/uploads/2023/07/photo_5275978289749544167_y-150x150.jpg" text:style-name="Internet_20_link" text:visited-style-name="Visited_20_Internet_20_Link">
photo_5275978289749544167_y-150x150.jpg</text:a>
']</text:p>
      <text:p text:style-name="P4">
Tags: ['STOPRUSSIA', 'АГРЕСІЯ РФ', 'ВІЙНА', 'ДСНС УКРАЇНИ', 'ЛЬВІВ', 'ХАРКІВСЬКИЙ ТРИБУНАЛ']</text:p>
      <text:p text:style-name="P4">
Category: News</text:p>
      <!--METADATA-->
      <text:p text:style-name="P4">
<draw:frame draw:style-name="fr1" draw:name="Image243" text:anchor-type="as-char" svg:width="6.9236in" svg:height="4.624748in" draw:z-index="0">
<draw:image xlink:href="../Images/AРМІЯINFORM/2023-07-07T38-00-00-04-00/photo_5275978289749544168_y.jpg" xlink:type="simple" xlink:show="embed" xlink:actuate="onLoad" draw:mime-type="image/jpeg"/>
</draw:frame>
Search and rescue work in an apartment building in Lviv, where the rockets of Supporting missiles are completed.</text:p>
      <text:p text:style-name="P4">
About it <text:a xlink:type="simple" xlink:href="https://t.me/dsns_telegram/18498" text:style-name="Internet_20_link" text:visited-style-name="Visited_20_Internet_20_Link">
reports</text:a>
State Service of Ukraine from Emergency Situations.</text:p>
      <text:p text:style-name="P4">
"As a result of a Russian blow to a high -rise building <text:span text:style-name="T4">
 10 people were killed. </text:span>
<text:span text:style-name="T4">
 45 people were injured*, of which </text:span>
 - ** three children," - the message reads.</text:p>
      <text:p text:style-name="P4">
<text:a xlink:type="simple" xlink:href="https://armyinform.com.ua/wp-content/uploads/2023/07/photo_5275978289749544166_y.jpg" text:style-name="Internet_20_link" text:visited-style-name="Visited_20_Internet_20_Link">
!(Images/AРМІЯINFORM/2023-07-07T38-00-00-04-00/photo_5275978289749544166_y-150x150.jpg)</text:a>
</text:p>
      <text:p text:style-name="P4">
<text:a xlink:type="simple" xlink:href="https://armyinform.com.ua/wp-content/uploads/2023/07/photo_5275978289749544167_y.jpg" text:style-name="Internet_20_link" text:visited-style-name="Visited_20_Internet_20_Link">
<draw:frame draw:style-name="fr1" draw:name="Image244" text:anchor-type="as-char" svg:width="6.9236in" svg:height="6.9236in" draw:z-index="0">
<draw:image xlink:href="../Images/AРМІЯINFORM/2023-07-07T38-00-00-04-00/photo_5275978289749544167_y-150x150.jpg" xlink:type="simple" xlink:show="embed" xlink:actuate="onLoad" draw:mime-type="image/jpeg"/>
</draw:frame>
</text:a>
Earlier it was also reported that the destruction <text:a xlink:type="simple" xlink:href="https://armyinform.com.ua/2023/07/06/kilkist-postrazhdalyh-vid-raketnoyi-ataky-u-lvovi-zbilshylasya-do-37-chetvero-zagyblyh/" text:style-name="Internet_20_link" text:visited-style-name="Visited_20_Internet_20_Link">
suffered</text:a>
More than 30 buildings, more than 250 apartments, 10 hostels, a child's house, two higher tasanator schools.</text:p>
      <text:p text:style-name="P4">
News Source: <text:a xlink:type="simple" xlink:href="https://armyinform.com.ua/2023/07/07/10-zagyblyh-ta-45-poranenyh-poshukovo-ryatuvalni-roboty-u-lvovi-zaversheno/" text:style-name="Internet_20_link" text:visited-style-name="Visited_20_Internet_20_Link">
https://armyinform.com.ua/2023/07/07/10-zagyblyh-ta-45-poranenyh-poshukovo-ryatuvalni-roboty-u-lvovi-zaversheno/</text:a>
</text:p>
      <!--NEWS-->
      <text:h text:style-name="P10" text:outline-level="1">
<text:span text:style-name="T4">
The White House confirmed a willingness to give Ukraine cassette ammunition</text:span>
</text:h>
      <text:p text:style-name="P4">
Authors: Ukrinform (Person)</text:p>
      <text:p text:style-name="P4">
Publisher: Укринформ (Organization)</text:p>
      <text:p text:style-name="P4">
Published Time: 2023-07-07T3:33:00+03:00</text:p>
      <text:p text:style-name="P4">
Modified Time: 2023-07-07T21:33:00+03:00</text:p>
      <text:p text:style-name="P4">
Description: The United States is ready to hand over cassette ammunition to Ukraine to protect the sovereign territory, but it is important to protect the civilian population from those charges that will not be broken after use. - Ukrinform.</text:p>
      <text:p text:style-name="P4">
Images: ['<text:a xlink:type="simple" xlink:href="https://static.ukrinform.com/photos/2022_02/thumb_files/630_360_1644169650-867.jpg" text:style-name="Internet_20_link" text:visited-style-name="Visited_20_Internet_20_Link">
630_360_16441...</text:a>
']</text:p>
      <text:p text:style-name="P4">
Tags: ['США', 'Зброя', 'Боєприпаси', 'Війна з Росією']</text:p>
      <text:p text:style-name="P4">
Type: Article</text:p>
      <!--METADATA-->
      <text:p text:style-name="P4">
<draw:frame draw:style-name="fr1" draw:name="Image245" text:anchor-type="as-char" svg:width="6.9236in" svg:height="3.956343in" draw:z-index="0">
<draw:image xlink:href="../Images/yкринформ/2023-07-07T3-33-00-03-00/630_360_1644169650-867.jpg" xlink:type="simple" xlink:show="embed" xlink:actuate="onLoad" draw:mime-type="image/jpeg"/>
</draw:frame>
The United States is ready to pass on cassette ammunition to Ukraine to protect the sovereign territory, but it is important to protect the civilian population from those charges that will not be broken after use.</text:p>
      <text:p text:style-name="P4">
This was stated during a pressing in Washington by US Presidential Advisor Jake Sullivan, Ukrinform correspondent reports.</text:p>
      <text:p text:style-name="P4">
"We are establishing our decision on security assistance on the direct requires of Ukraine on the ground, and Ukraine needs artillery to support its complex and defense operations," Sullivan said.</text:p>
      <text:p text:style-name="P4">
He noted that the United States gave Ukraine a "historical number" of ordinary artillery ammunition and increasing their production. "But this process will need time, so it is critical to provide Ukraine with a bridge of supply while our domestic production is growing," Bellot's representative explained.</text:p>
      <text:p text:style-name="P4">
<text:span text:style-name="T4">
 Read also: </text:span>
 [in the Pentagon believe that <text:span text:style-name="T4">
 cassette </text:span>
 shells were baked for destruction(https://www.ukrinform.ua/rubric-ato/3726566-u-pentagoni-vvazaut-so-kasetni-snaradi-buli-b-efektivnimi-dla-znisenna-vijsk-rf.html)Sullivan emphasized that Russia uses cassette ammunition from the beginning of a full -scale invasion, with outdated variants, with high levels of law or failure - from 30% to 40%.</text:p>
      <text:p text:style-name="P4">
“Against this background, Ukraine asks cassette ammunition to protect its sovereigntyrate. The cassette ammunition we can provide has much lower refusal indicators than in Russia - no more than 2.5%, ”he said.</text:p>
      <text:p text:style-name="P4">
In this connection, Sullivan confirmed that the United States is cooperating with Ukraine, which "makes efforts to mine after conflict to reduce any potential damage to the civilian population." And it will need to be done, said Baiden's assistant.</text:p>
      <text:p text:style-name="P4">
<text:span text:style-name="T4">
 Read also: </text:span>
 <text:a xlink:type="simple" xlink:href="https://www.ukrinform.ua/rubric-ato/3732875-kraini-nato-okremo-mozut-virisuvati-ci-davati-ukraini-kasetni-boepripasi-stoltenberg.html" text:style-name="Internet_20_link" text:visited-style-name="Visited_20_Internet_20_Link">
NATO countries can separately decide whether to give Ukraine <text:span text:style-name="T4">
 cassette </text:span>
 ammunition - Stoltenberg</text:a>
"Because of the widespread use of cassette ammunition by Russia, we will have to help Ukraine in mine efforts," he emphasized.According to media reports, the new military aid package will be up to $ 800 million.</text:p>
      <text:p text:style-name="P4">
News Source: <text:a xlink:type="simple" xlink:href="https://www.ukrinform.ua/rubric-ato/3732967-bilij-dim-pidtverdiv-gotovnist-nadati-ukraini-kasetni-boepripasi.html" text:style-name="Internet_20_link" text:visited-style-name="Visited_20_Internet_20_Link">
https://www.ukrinform.ua/rubric-ato/3732967-bilij-dim-pidtverdiv-gotovnist-nadati-ukraini-kasetni-boepripasi.html</text:a>
</text:p>
      <!--NEWS-->
      <text:h text:style-name="P10" text:outline-level="1">
<text:span text:style-name="T4">
President of Ukraine - NATO Membership: A clear invitation will be a demonstration of the brave of the Alliance</text:span>
</text:h>
      <text:p text:style-name="P4">
Author: ['АРМІЯINFORM']</text:p>
      <text:p text:style-name="P4">
Time: 2023-07-07T40:00:00-04:00</text:p>
      <text:p text:style-name="P4">
Description: Ukrainian President Volodymyr Zelensky, Chitka requested Ukrainian before ... War with Ukraine 2022, War with Ukraine Latest News today, News War with Ukraine 2022 Last for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zelenskyj-2.jpg" text:style-name="Internet_20_link" text:visited-style-name="Visited_20_Internet_20_Link">
zelenskyj-2.jpg</text:a>
']</text:p>
      <text:p text:style-name="P4">
Tags: ['STOPRUSSIA', 'АГРЕСІЯ РФ', 'ВІЛЬНЮСЬКИЙ САМІТ', 'ВОЛОДИМИР ЗЕЛЕНСЬКИЙ', 'ВТОРГНЕННЯ РФ', 'НАТО']</text:p>
      <text:p text:style-name="P4">
Category: News</text:p>
      <!--METADATA-->
      <text:p text:style-name="P4">
<draw:frame draw:style-name="fr1" draw:name="Image246" text:anchor-type="as-char" svg:width="6.9236in" svg:height="3.894525in" draw:z-index="0">
<draw:image xlink:href="../Images/AРМІЯINFORM/2023-07-07T40-00-00-04-00/zelenskyj-2.jpg" xlink:type="simple" xlink:show="embed" xlink:actuate="onLoad" draw:mime-type="image/jpeg"/>
</draw:frame>
President of Ukraine Volodymyr Zelensky is convinced that a clear invitation of Ukraine to future NATO membership at <text:a xlink:type="simple" xlink:href="https://armyinform.com.ua/2022/11/09/nastupnyj-samit-nato-vidbudetsya-vlitku-2023-roku-v-lytvi/" text:style-name="Internet_20_link" text:visited-style-name="Visited_20_Internet_20_Link">
Vilnius Samite</text:a>
It will be a significant demonstration of courage and strength.</text:p>
      <text:p text:style-name="P4">
The head of Ukraine <text:a xlink:type="simple" xlink:href="https://www.president.gov.ua/news/chitke-zaproshennya-ukrayini-do-chlenstva-v-nato-prodemonstr-84133" text:style-name="Internet_20_link" text:visited-style-name="Visited_20_Internet_20_Link">
stated</text:a>
During the meeting with media representatives after negotiation with Czech colleague Peter Pavel Uprazi.</text:p>
      <text:p text:style-name="P4">
“Just a need for an invitation. We understand that there can be difficulties with the more formulation to get the combined support of all Saliza partners. Someone still looks at Moscow, someone is afraid of Russia. Although I believe that this is such a moment - a great chance to show the courage and strength of the whole alleyman, ”Volodymyr Zelenskyy said.</text:p>
      <text:p text:style-name="P4">
The President stressed that Ukraine is expecting a specific signal to invite Donato.</text:p>
      <text:p text:style-name="P4">
“We need this motivation. We need honesty in our relationship, ”the Ukrainian president explains.</text:p>
      <text:p text:style-name="P4">
According to the Head of State, today the North Atlantic Alliance also requires a winner - successful actions that will demonstrate its strength and unity.</text:p>
      <text:p text:style-name="P4">
“The Alliance has not yet found a common signal about Sweden, so Sweden is still in NATO. And there is no decision on Swedish membership. There is also no invitation in that form in Ukraine. What is the success of the Alliance then? And it is minimized that the world, its peoples and Russia also needs to demonstrate the alliance and unity, ”Volodymyr Zelenskyy is convinced.</text:p>
      <text:p text:style-name="P4">
We will remind, earlier the Minister of Defense of Ukraine Alexei Reznikov <text:a xlink:type="simple" xlink:href="https://armyinform.com.ua/2023/07/06/oboronni-potreby-ukrayiny-nato-konczepcziya-armiyi-majbutnogo-oleksij-reznikov-zustrivsya-z-predstavnykamy-yevropejskoyi-rady-z-mizhnarodnyh-vidnosyn/" text:style-name="Internet_20_link" text:visited-style-name="Visited_20_Internet_20_Link">
declared</text:a>
that Ukraine's membership in the Alliance is an absolute interest of NATO, since the Ukrainian army is the only one in the world that has a rich combat experience in deterring and reflecting Russian troops.</text:p>
      <text:p text:style-name="P4">
News Source: <text:a xlink:type="simple" xlink:href="https://armyinform.com.ua/2023/07/07/prezydent-ukrayiny-pro-chlenstvo-v-nato-chitke-zaproshennya-stane-demonstracziyeyu-smilyvosti-alyansu/" text:style-name="Internet_20_link" text:visited-style-name="Visited_20_Internet_20_Link">
https://armyinform.com.ua/2023/07/07/prezydent-ukrayiny-pro-chlenstvo-v-nato-chitke-zaproshennya-stane-demonstracziyeyu-smilyvosti-alyansu/</text:a>
</text:p>
      <!--NEWS-->
      <text:h text:style-name="P10" text:outline-level="1">
<text:span text:style-name="T4">
Alexei Reznikov: Ukrainian OPC should become one of the economy drivers</text:span>
</text:h>
      <text:p text:style-name="P4">
Author: ['АРМІЯINFORM']</text:p>
      <text:p text:style-name="P4">
Time: 2023-07-07T42:00:00-04:00</text:p>
      <text:p text:style-name="P4">
Description: Know-Probutovy Ukrainian Defense-Promosal Complex Complex of Maks Lokomotiv ... War with Ukraine 2022, War with Ukraine Latest News today, News War with Ukraine 2022 Last for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ukraine-tests-new-bogdana-truck-mounted-artillery-3.jpg" text:style-name="Internet_20_link" text:visited-style-name="Visited_20_Internet_20_Link">
ukraine-tests-new-bogdana-truck-mounted-artillery-3.jpg</text:a>
']</text:p>
      <text:p text:style-name="P4">
Tags: ['ОЛЕКСІЙ РЕЗНІКОВ', 'ОПК', 'ОФІЦІЙНО']</text:p>
      <text:p text:style-name="P4">
Category: News</text:p>
      <!--METADATA-->
      <text:p text:style-name="P4">
<draw:frame draw:style-name="fr1" draw:name="Image247" text:anchor-type="as-char" svg:width="6.9236in" svg:height="4.596485in" draw:z-index="0">
<draw:image xlink:href="../Images/AРМІЯINFORM/2023-07-07T42-00-00-04-00/ukraine-tests-new-bogdana-truck-mounted-artillery-3.jpg" xlink:type="simple" xlink:show="embed" xlink:actuate="onLoad" draw:mime-type="image/jpeg"/>
</draw:frame>
Illustrative photo</text:p>
      <text:p text:style-name="P4">
The highly profitable Ukrainian defense-industrial complex should become one malicious masks of achieving the goal of "GDP-$ 1 trillion".</text:p>
      <text:p text:style-name="P4">
On this <text:a xlink:type="simple" xlink:href="https://interfax.com.ua/news/blog/921329.html" text:style-name="Internet_20_link" text:visited-style-name="Visited_20_Internet_20_Link">
emphasized</text:a>
Ministry of Ministry of Ukraine Alexei Reznikov in the author's column of the information agency "Interfax-Ukraine".</text:p>
      <text:p text:style-name="P4">
“I have repeatedly stated my position - self -sufficiency in the provision of OWT is a component of real sovereignty. We have to produce everything that they are capable, ”the Minister of Defense of Ukraine aspassed.</text:p>
      <text:p text:style-name="P4">
According to Alexei Reznikov, we have an advantage - the experience of combat use of arms. Powerful manufacturers are ready to develop partnership with Ukraine. So this one should take advantage of this.</text:p>
      <text:p text:style-name="P4">
“To do this, Ukraine requires a new Development Strategy for Development, which should consider world trends and economic factors that affect the creation. It is necessary to abandon the Soviet model, programmed rabbit and consumption of resources.</text:p>
      <text:p text:style-name="P4">
The Ukrainian defense industry should become one of the economy drivers. This means - to be able to play by the world rules in the global market, to generate a cost. Our path is not isolation, but cooperation, ”he said.</text:p>
      <text:p text:style-name="P4">
At the same time, Alexei Reznikov believes to move rapidly, a single center forming and implementing policies in this area, with very flexible R&amp;D support tools, production capacity development and more.</text:p>
      <text:p text:style-name="P4">
“Changes in the procurement system in terms of synchronization with budget planning and refusing to approve plans for defense purchases with blurred responsibility and lack of software planning method. We are already preparing them - the Defense Ministry has initiated a new NATO support program(Inspection of procurement)that will be embodied with the NSPA, ”the Ministry of Ministry of Ukraine Alexei Reznikov summarized.</text:p>
      <text:p text:style-name="P4">
News Source: <text:a xlink:type="simple" xlink:href="https://armyinform.com.ua/2023/07/07/oleksij-reznikov-ukrayinskyj-opk-maye-staty-odnym-z-drajveriv-ekonomiky/" text:style-name="Internet_20_link" text:visited-style-name="Visited_20_Internet_20_Link">
https://armyinform.com.ua/2023/07/07/oleksij-reznikov-ukrayinskyj-opk-maye-staty-odnym-z-drajveriv-ekonomiky/</text:a>
</text:p>
      <!--NEWS-->
      <text:h text:style-name="P10" text:outline-level="1">
<text:span text:style-name="T4">
The Ministry of Defense of Ukraine prepared the concept of transformation of the defense sector - Alexey Reznikov</text:span>
</text:h>
      <text:p text:style-name="P4">
Author: ['АРМІЯINFORM']</text:p>
      <text:p text:style-name="P4">
Time: 2023-07-07T44:00:00-04:00</text:p>
      <text:p text:style-name="P4">
Description: Ukrainian defenseless Vidnate was given the concept of transformation to the defense sector.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7/252558.jpg" text:style-name="Internet_20_link" text:visited-style-name="Visited_20_Internet_20_Link">
252558.jpg</text:a>
']</text:p>
      <text:p text:style-name="P4">
Tags: ['STOPRUSSIA', 'ВТОРГНЕННЯ РФ', 'ОЛЕКСІЙ РЕЗНІКОВ', 'ОФІЦІЙНО', 'ТРАНСФОРМАЦІЯ СЕКТОРУ ОБОРОНИ']</text:p>
      <text:p text:style-name="P4">
Category: News</text:p>
      <!--METADATA-->
      <text:p text:style-name="P4">
<draw:frame draw:style-name="fr1" draw:name="Image248" text:anchor-type="as-char" svg:width="6.9236in" svg:height="3.623351in" draw:z-index="0">
<draw:image xlink:href="../Images/AРМІЯINFORM/2023-07-07T44-00-00-04-00/252558.jpg" xlink:type="simple" xlink:show="embed" xlink:actuate="onLoad" draw:mime-type="image/jpeg"/>
</draw:frame>
The Ukrainian Defense Department has prepared the concept of transformation of sector.</text:p>
      <text:p text:style-name="P4">
About it in the author's column of the information agency "Interfax-Ukraine" <text:a xlink:type="simple" xlink:href="https://interfax.com.ua/news/blog/921329.html" text:style-name="Internet_20_link" text:visited-style-name="Visited_20_Internet_20_Link">
wrote</text:a>
Minister of Defense Alexei Reznikov.</text:p>
      <text:p text:style-name="P4">
“We started preparing for the formation of the Army of the Army of the Future a year ago - in 2022 I signed an order to carry out the inspection of the capacity of the Armored Forces of Ukraine. The assessment of the capabilities - that is, the balance of the challenges of the tarelny ability to answer them - is a basic element of defense planning on NATO principles. The review is completed. Based on the analysis of this material, as well as a comprehensive assessment of the experience of war, the Ministry of Defense prepared the concept of transformation of the Defense Sector of Ukraine. In early June, he submitted this document to the Prime Minister of Ukraine Denis Shmigal, ”the head of the Ukrainian Defense Office reported.</text:p>
      <text:p text:style-name="P4">
Alexei Reznikov emphasizes that much of the necessary decisions have an interagency character, requires changes to the legislation and concerns the competence of the mine, Ministry of Veterans, Ministry of Education and Science, Ministry of Youth, Ministry of Finance, Ministry of Finance, Ministry of Finance, and the like. Ensuring interagency synergies from the start is actually a success. The head of government pays special attention to it.</text:p>
      <text:p text:style-name="P4">
“On July 5, Prime Minister Denis Shmigal was presented on the implementation of the Security and Defense Sector Reform and Defense Reforms Program“ <text:a xlink:type="simple" xlink:href="https://armyinform.com.ua/2023/07/06/v-uryadi-obgovoryly-pytannya-shhodo-reformy-bezpeky-ta-oborony-ukrayiny/" text:style-name="Internet_20_link" text:visited-style-name="Visited_20_Internet_20_Link">
Ukrainian Shield</text:a>
», During which the colleagile is presented the vision of the Ministry of Defense regarding the necessary transformations. Posting with colleagues our joint proposals will become part of the discussion on <text:a xlink:type="simple" xlink:href="https://armyinform.com.ua/2023/06/29/volodymyr-zelenskyj-zaproponuvav-osnovni-napryamy-transformacziyi-yaku-ukrayina-maye-zdijsnyty-za-desyatyrichchya/" text:style-name="Internet_20_link" text:visited-style-name="Visited_20_Internet_20_Link">
Ukrainian doctrine</text:a>
, initiated by the President of Ukraine Volodymyrzelensky, ” - said Alexei Reznikov.</text:p>
      <text:p text:style-name="P4">
The Ukrainian Defense Minister insists: the enemy has proved that defense is a non -loss, and investments. The capable defense will generate resources.</text:p>
      <text:p text:style-name="P4">
“The strengthening of the Navy is a guarantee of safe navigation of the Soviet and Azov Seas, these are our income from trade. Inaccessible defense is a fuse against any recovery, a reliable guarantee of preserving the ruins. We have to prove the awareness of these ties in the decisions, ”Oleksireznikov explained.“We begin planning and design of defense transformations in the face of high degree of uncertainty. We know that the war will end in our way, but we do not know when for sure. This, for example, prevents the system optimization of the "zoo" of the weapon, which we repel the occupiers. Adengam needs all possible weapons, more and faster. We do not know when the decision of partners on the complete integration of our country is accurately addressed. And this is fundamentally. The reform of the Defense Forces of Ukraine as a part of collective defense is one thing. It is consistent with partner functional, capabilities, planned resources, access to information of tatechnology, etc. The formation of capabilities for defense alone with partial support support is another. That is why now one of my main requests for partners is that it is necessary to make a decision on Ukraine's accession as soon as possible. Then it will be easier for us and it is easier for us. Or, if we do not expect such a decision in the near future, Ukraine needs to include Ukraine's defense planning of Nadvich partners(many)third -party basis. Considering the high degree of uncertainty, a flexible flexible matrix of defensive transformations, which would allow to specify the magnification of the steps as it is moving, ”Alexei Reznikov summarized.</text:p>
      <text:p text:style-name="P4">
News Source: <text:a xlink:type="simple" xlink:href="https://armyinform.com.ua/2023/07/07/ministerstvo-oborony-ukrayiny-pidgotuvalo-konczepcziyu-transformacziyi-sektoru-oborony-oleksij-reznikov/" text:style-name="Internet_20_link" text:visited-style-name="Visited_20_Internet_20_Link">
https://armyinform.com.ua/2023/07/07/ministerstvo-oborony-ukrayiny-pidgotuvalo-konczepcziyu-transformacziyi-sektoru-oborony-oleksij-reznikov/</text:a>
</text:p>
      <!--NEWS-->
      <text:h text:style-name="P10" text:outline-level="1">
<text:span text:style-name="T4">
Pyrotechnics per day were neutralized over 500 explosive items</text:span>
</text:h>
      <text:p text:style-name="P4">
Author: ['АРМІЯINFORM']</text:p>
      <text:p text:style-name="P4">
Time: 2023-07-07T46:00:00-04:00</text:p>
      <text:p text:style-name="P4">
Description: The PIDRODRILOMS OF DSNS has reached the health of 217 Viyzdiv on Lіkvіdatsiya Naslidkiv Obrailiv ... War with Ukraine 2022, War with Ukraine Latest News today, War with Ukraine 2022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1/ost-ukraine-minen-warnschild.jpg" text:style-name="Internet_20_link" text:visited-style-name="Visited_20_Internet_20_Link">
ost-ukraine-minen-warnschild.jpg</text:a>
']</text:p>
      <text:p text:style-name="P4">
Tags: ['ВИБУХОНЕБЕЗПЕЧНІ ПРЕДМЕТИ', 'ДСНС УКРАЇНИ', 'ПІРОТЕХНІКИ']</text:p>
      <text:p text:style-name="P4">
Category: News</text:p>
      <!--METADATA-->
      <text:p text:style-name="P4">
<draw:frame draw:style-name="fr1" draw:name="Image249" text:anchor-type="as-char" svg:width="6.9236in" svg:height="5.189974in" draw:z-index="0">
<draw:image xlink:href="../Images/AРМІЯINFORM/2023-07-07T46-00-00-04-00/ost-ukraine-minen-warnschild.jpg" xlink:type="simple" xlink:show="embed" xlink:actuate="onLoad" draw:mime-type="image/jpeg"/>
</draw:frame>
Illustrative photo</text:p>
      <text:p text:style-name="P4">
The SES units during the day made 217 trips to eliminate the consequences of the occupants of settlements and infrastructure. Eliminated16 fires. Psychological assistance was provided to 63 people.</text:p>
      <text:p text:style-name="P4">
About this <text:a xlink:type="simple" xlink:href="https://www.kmu.gov.ua/news/operatyvna-informatsiia-dsns-shchodo-naslidkiv-vedennia-boiovykh-dii-rosiiskoiu-federatsiieiu-ta-roboty-pirotekhnichnykh-pidrozdiliv-sluzhby-7-7-23" text:style-name="Internet_20_link" text:visited-style-name="Visited_20_Internet_20_Link">
informs</text:a>
Government portal.</text:p>
      <text:p text:style-name="P4">
Since the beginning of the war, 104 thousand 110 departures for the elimination of the consequences have been made, 15 thousand 168 fires have been eliminated, 4 thousand 209 persons were rescued, 221 thousand 835 persons were provided.</text:p>
      <text:p text:style-name="P4">
Pyrotechnical units of the SESS were involved 166 times during the day, 564 units were seized and disposed of. Explosive objects, 48 hectares.</text:p>
      <text:p text:style-name="P4">
Most often pyrotechnic units worked:</text:p>
      <text:p text:style-name="P4">
In the Kharkiv region 20 thousand 200 times,</text:p>
      <ul>
        <li>
Kyiv region - 8 thousand 136, * Donetsk region - 6 thousand 504, * Mykolaiv region - 5 thousand 360, * Kherson region - 6 thousand 092, * Chernihiv region - 4 thousand 757, * Sumy region - 2 thousand 247, * Cherkasy region. - 1 thousand 144.</li>
      </ul>
      <text:p text:style-name="P4">
From the beginning of the large -scale military invasion of the Russian Federation, the territory of Ukraine has been disposed of 408 thousand 272 units. Explosive objects 2 thousand 891 kg of explosive, including 3 thousand 43 units. aviation bomb. The territory of more than 90 thousand 954 hectares was surveyed.</text:p>
      <text:p text:style-name="P4">
News Source: <text:a xlink:type="simple" xlink:href="https://armyinform.com.ua/2023/07/07/pirotehniky-za-dobu-zneshkodyly-ponad-500-vybuhonebezpechnyh-predmetiv/" text:style-name="Internet_20_link" text:visited-style-name="Visited_20_Internet_20_Link">
https://armyinform.com.ua/2023/07/07/pirotehniky-za-dobu-zneshkodyly-ponad-500-vybuhonebezpechnyh-predmetiv/</text:a>
</text:p>
      <!--NEWS-->
      <text:h text:style-name="P10" text:outline-level="1">
<text:span text:style-name="T4">
US Secretary of State About Missile Attack in Lviv: Another example of Kremlin cruelty</text:span>
</text:h>
      <text:p text:style-name="P4">
Author: ['АРМІЯINFORM']</text:p>
      <text:p text:style-name="P4">
Time: 2023-07-07T48:00:00-04:00</text:p>
      <text:p text:style-name="P4">
Description: Rocket strike on Lviv, Zavdani in NICH TRAST 6 Lipnya, є Chergovy the butt of Jorstocosti ... The war with Ukraine 2022, the war with Ukraine is the latest news today, the news war with Ukraine 2022 The last ones for Ukraine and Russia and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2/11/c1_4384621.jpg" text:style-name="Internet_20_link" text:visited-style-name="Visited_20_Internet_20_Link">
c1_4384621.jpg</text:a>
']</text:p>
      <text:p text:style-name="P4">
Tags: ['ДЕРЖАВНИЙ СЕКРЕТАР США ЕНТОНІ\xa0БЛІНКЕН', 'ЛЬВІВ', 'ПІДТРИМКА УКРАЇНИ', 'РАКЕТНИЙ УДАР']</text:p>
      <text:p text:style-name="P4">
Category: News</text:p>
      <!--METADATA-->
      <text:p text:style-name="P4">
<draw:frame draw:style-name="fr1" draw:name="Image250" text:anchor-type="as-char" svg:width="6.9236in" svg:height="4.579673in" draw:z-index="0">
<draw:image xlink:href="../Images/AРМІЯINFORM/2023-07-07T48-00-00-04-00/c1_4384621.jpg" xlink:type="simple" xlink:show="embed" xlink:actuate="onLoad" draw:mime-type="image/jpeg"/>
</draw:frame>
Photo of BangkokPost.com</text:p>
      <text:p text:style-name="P4">
Missile strokes in Lviv, inflicted on the night of July 6, is another example of the military-political leadership of the Russian Federation in its aggression against Ukraine.</text:p>
      <text:p text:style-name="P4">
US Secretary of State Anthony Blinken <text:a xlink:type="simple" xlink:href="https://twitter.com/SecBlinken/status/1677037785419595776" text:style-name="Internet_20_link" text:visited-style-name="Visited_20_Internet_20_Link">
wrote</text:a>
on yourTwitter.</text:p>
      <text:p text:style-name="P4">
He also condemned the Russian attack on a peaceful city in Ukraine. Anthoniblinken also confirmed the US's intention to provide further support and assistance to Ukraine, which reflects Russia's large -scale military aggression.</text:p>
      <text:p text:style-name="P4">
“The attack of Russia on the Western Ukrainian city of Lviv is another example of cruelty Kreml, which is why supporting Ukraine's protection from Kremlin aggression is vital. The United States's commitment to Ukraine is adamant, ”his post reads.</text:p>
      <text:p text:style-name="P4">
Earlier on a rocket attack in Lviv by Russia <text:a xlink:type="simple" xlink:href="https://armyinform.com.ua/2023/07/06/gensek-rady-yevropy-pro-raketnu-ataku-po-lvovu-dlya-tyh-hto-skoyiv-czi-zhahlyvi-diyi-nastane-vidpovidalnist/" text:style-name="Internet_20_link" text:visited-style-name="Visited_20_Internet_20_Link">
reacted</text:a>
The Council of Europe Secretary General Maria Peychinovich-Burich Tann depicted that "the day of responsibility for those who committed these horrorists will come."</text:p>
      <text:p text:style-name="P4">
US Ambassador to Ukraine Bridget Brinka also <text:a xlink:type="simple" xlink:href="https://armyinform.com.ua/2023/07/06/posol-ssha-pro-terorystychni-obstrily-lvova-rosiyeyu-my-prodovzhuvatymemo-zmicznyuvaty-zdatnist-ukrayiny-zahyshhatysya/" text:style-name="Internet_20_link" text:visited-style-name="Visited_20_Internet_20_Link">
sentenced</text:a>
Russia's rocket strike in Lviv and Nazollomia that the United States will keep away and continue to strengthen Ukraine's ability to defend itself.</text:p>
      <text:p text:style-name="P4">
We will remind, on the night of July 6, 2023 the Russian rocket hit the Vagagotoktoktokttor house in Lviv, resulting in 10 people died.</text:p>
      <text:p text:style-name="P4">
News Source: <text:a xlink:type="simple" xlink:href="https://armyinform.com.ua/2023/07/07/derzhsekretar-ssha-pro-raketnu-ataku-po-lvovu-shhe-odyn-pryklad-zhorstokosti-kremlya/" text:style-name="Internet_20_link" text:visited-style-name="Visited_20_Internet_20_Link">
https://armyinform.com.ua/2023/07/07/derzhsekretar-ssha-pro-raketnu-ataku-po-lvovu-shhe-odyn-pryklad-zhorstokosti-kremlya/</text:a>
</text:p>
      <!--NEWS-->
      <text:h text:style-name="P10" text:outline-level="1">
<text:span text:style-name="T4">
Lviv authorities have allocated 100 million to eliminate the consequences of rocket fire</text:span>
</text:h>
      <text:p text:style-name="P4">
Authors: Ukrinform (Person)</text:p>
      <text:p text:style-name="P4">
Publisher: Укринформ (Organization)</text:p>
      <text:p text:style-name="P4">
Published Time: 2023-07-07T4:47:00+03:00</text:p>
      <text:p text:style-name="P4">
Modified Time: 2023-07-07T21:47:00+03:00</text:p>
      <text:p text:style-name="P4">
Description: In Lviv, the consequences of rocket firing of residential buildings are eliminated. The city has allocated 100 million hryvnias for primary needs. - Ukrinform.</text:p>
      <text:p text:style-name="P4">
Images: ['<text:a xlink:type="simple" xlink:href="https://static.ukrinform.com/photos/2023_07/thumb_files/630_360_1688627447-8405.jpeg" text:style-name="Internet_20_link" text:visited-style-name="Visited_20_Internet_20_Link">
630_360_16886...</text:a>
']</text:p>
      <text:p text:style-name="P4">
Tags: ['Львів', 'Садовий', 'Війна з Росією', 'Ракетний удар']</text:p>
      <text:p text:style-name="P4">
Type: Article</text:p>
      <!--METADATA-->
      <text:p text:style-name="P4">
<draw:frame draw:style-name="fr1" draw:name="Image251" text:anchor-type="as-char" svg:width="6.9236in" svg:height="3.956343in" draw:z-index="0">
<draw:image xlink:href="../Images/yкринформ/2023-07-07T4-47-00-03-00/630_360_1688627447-8405.jpeg" xlink:type="simple" xlink:show="embed" xlink:actuate="onLoad" draw:mime-type="image/jpeg"/>
</draw:frame>
In Lviv, the consequences of rocket firing of residential buildings are eliminated. Forever needs the city has allocated UAH 100 million.</text:p>
      <text:p text:style-name="P4">
According to Ukrinform, the mayor of Lviv Andriy Sadovy reported about it in <text:a xlink:type="simple" xlink:href="https://www.facebook.com/andriy.sadovyi/videos/942492633486034/" text:style-name="Internet_20_link" text:visited-style-name="Visited_20_Internet_20_Link">
Facebook</text:a>
.</text:p>
      <text:p text:style-name="P4">
"На першочергові потреби від міста ми виділили 100 мільйонів гривень. За вчората сьогодні до робіт залучено 309 комунальних працівників", - йдеться уповідомленні.</text:p>
      <text:p text:style-name="P4">
<text:span text:style-name="T5">
Відео: Фейсбук Андрій Садовий</text:span>
</text:p>
      <text:p text:style-name="P4">
Як зазначає Садовий, через російський обстріл знищено 18 дахів. Станом назараз брезентом або плівкою повністю перекрили 12 дахів, 4 дахи відновитинеможливо – вони потребують реконструкції. У одному з будинків накрили лишеполовину даху, іншу частину накрити не змогли через знищене кріплення.Перекриття даху на вул. Стрийська, 74 завершать сьогодні.</text:p>
      <text:p text:style-name="P4">
Пошкоджено 926 вікон. Станом на зараз 662 вікна вже заклеїли плівкою. Роботитривають.</text:p>
      <text:p text:style-name="P4">
<text:span text:style-name="T4">
Читайте також:</text:span>
 <text:a xlink:type="simple" xlink:href="https://www.ukrinform.ua/rubric-regions/3732719-u-likarnah-lvova-sestero-postrazdalih-vid-raketnogo-udaru.html" text:style-name="Internet_20_link" text:visited-style-name="Visited_20_Internet_20_Link">
 У лікарнях Львова — шестеро постраждалих від ракетногоудару </text:a>
Electricity and water supply have been restored to all homes except three, which are most harmful.</text:p>
      <text:p text:style-name="P4">
The law enforcement agencies will protect the homes that have been damaged in order to prevent accidents and looting.</text:p>
      <text:p text:style-name="P4">
As reported by Ukrinform, in <text:a xlink:type="simple" xlink:href="https://www.ukrinform.ua/tag-lviv" text:style-name="Internet_20_link" text:visited-style-name="Visited_20_Internet_20_Link">
Lviv</text:a>
About 60 families have lost their home because of a Russian rocket strike.</text:p>
      <text:p text:style-name="P4">
News Source: <text:a xlink:type="simple" xlink:href="https://www.ukrinform.ua/rubric-regions/3732973-vlada-lvova-vidilila-100-miljoniv-na-likvidaciu-naslidkiv-raketnogo-obstrilu.html" text:style-name="Internet_20_link" text:visited-style-name="Visited_20_Internet_20_Link">
https://www.ukrinform.ua/rubric-regions/3732973-vlada-lvova-vidilila-100-miljoniv-na-likvidaciu-naslidkiv-raketnogo-obstrilu.html</text:a>
</text:p>
      <!--NEWS-->
      <text:h text:style-name="P10" text:outline-level="1">
<text:span text:style-name="T4">
120 settlements of Ukraine fired Rosarmia for the past day</text:span>
</text:h>
      <text:p text:style-name="P4">
Author: ['АРМІЯINFORM']</text:p>
      <text:p text:style-name="P4">
Time: 2023-07-07T50:00:00-04:00</text:p>
      <text:p text:style-name="P4">
Description: Rosiyski Vіsyska fired on the feast of 9 regions of Ukraine. About the General Military ... War with Ukraine 2022, the war with Ukraine is the latest news today, the news of the war with Ukraine 2022 is the last for today, will there be a war between Ukraine and Russia and when, the war with Ukraine in 2022 will be or not, will there be The war with Ukraine in the near future says, the war with Ukraine, Ukrainian news today, Ukrainian news in Ukrainian media in Russian</text:p>
      <text:p text:style-name="P4">
Images: ['<text:a xlink:type="simple" xlink:href="https://armyinform.com.ua/wp-content/uploads/2023/07/photo_5278670091782836090_y.jpg" text:style-name="Internet_20_link" text:visited-style-name="Visited_20_Internet_20_Link">
photo_5278670091782836090_y.jpg</text:a>
']</text:p>
      <text:p text:style-name="P4">
Tags: ['ВОРОЖІ ОБСТРІЛИ', 'КРАЇНА-ТЕРОРИСТ РФ', 'ХАРКІВСЬКИЙ ТРИБУНАЛ']</text:p>
      <text:p text:style-name="P4">
Category: News</text:p>
      <!--METADATA-->
      <text:p text:style-name="P4">
<draw:frame draw:style-name="fr1" draw:name="Image252" text:anchor-type="as-char" svg:width="6.9236in" svg:height="5.530605in" draw:z-index="0">
<draw:image xlink:href="../Images/AРМІЯINFORM/2023-07-07T50-00-00-04-00/photo_5278670091782836090_y.jpg" xlink:type="simple" xlink:show="embed" xlink:actuate="onLoad" draw:mime-type="image/jpeg"/>
</draw:frame>
Russian troops fired at the territory of 9 regions of Ukraine.</text:p>
      <text:p text:style-name="P4">
About it <text:a xlink:type="simple" xlink:href="https://t.me/militarymediacenter/2458" text:style-name="Internet_20_link" text:visited-style-name="Visited_20_Internet_20_Link">
reports</text:a>
Military Mediacenter.</text:p>
      <text:p text:style-name="P4">
"From different types of weapons - mortars, barrels and jet artillery with a casket ammunition, SCR, UAV, tactical aviation - were attacked by 120 painting points and 79 infrastructure objects," the statement reads.</text:p>
      <text:p text:style-name="P4">
There are killed and injured among civilians, the number of victims is clarified.</text:p>
      <text:p text:style-name="P4">
News Source: <text:a xlink:type="simple" xlink:href="https://armyinform.com.ua/2023/07/07/120-naselenyh-punktiv-ukrayiny-obstrilyala-rosarmiya-za-mynulu-dobu-2/" text:style-name="Internet_20_link" text:visited-style-name="Visited_20_Internet_20_Link">
https://armyinform.com.ua/2023/07/07/120-naselenyh-punktiv-ukrayiny-obstrilyala-rosarmiya-za-mynulu-dobu-2/</text:a>
</text:p>
      <!--NEWS-->
      <text:h text:style-name="P10" text:outline-level="1">
<text:span text:style-name="T4">
FSB agent who collected secret information on the repair of the Armed Forces, threatens life imprisonment</text:span>
</text:h>
      <text:p text:style-name="P4">
Author: ['АРМІЯINFORM']</text:p>
      <text:p text:style-name="P4">
Time: 2023-07-07T52:00:00-04:00</text:p>
      <text:p text:style-name="P4">
Description: The FSB agent is sickening, having rejected the warfare of the Zavdannya - shedding up to the defense of ... the war with Ukraine 2022, the war with Ukraine is the latest news today, the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7/1879618213e5f3e66bd5fabc5843dab1.jpeg" text:style-name="Internet_20_link" text:visited-style-name="Visited_20_Internet_20_Link">
1879618213e5f3e66bd5fabc5843dab1.jpeg</text:a>
']</text:p>
      <text:p text:style-name="P4">
Tags: ['АГЕНТ ФСБ', 'СБУ', 'СУД']</text:p>
      <text:p text:style-name="P4">
Category: News</text:p>
      <!--METADATA-->
      <text:p text:style-name="P4">
<draw:frame draw:style-name="fr1" draw:name="Image253" text:anchor-type="as-char" svg:width="6.9236in" svg:height="4.615733in" draw:z-index="0">
<draw:image xlink:href="../Images/AРМІЯINFORM/2023-07-07T52-00-00-04-00/1879618213e5f3e66bd5fabc5843dab1.jpeg" xlink:type="simple" xlink:show="embed" xlink:actuate="onLoad" draw:mime-type="image/jpeg"/>
</draw:frame>
The FSB agent was detained, who received an hostile task - to settle in the defense company in the Kirovograd region and to collect secret information on the repair of the Armed Forces.</text:p>
      <text:p text:style-name="P4">
About it <text:a xlink:type="simple" xlink:href="https://ssu.gov.ua/novyny/sbu-zatrymala-ahentakonservu-fsb-yakyi-vlashtuvavsia-do-oboronnoho-zavodu-na-kirovohradshchyni" text:style-name="Internet_20_link" text:visited-style-name="Visited_20_Internet_20_Link">
reports</text:a>
Security Service of Ukraine.</text:p>
      <text:p text:style-name="P4">
“The person involved managed to achieve a post for several weeks. He almost immediately started collecting the intelligence in favor of the Russian Federation, but documented each step, ”the message reads.</text:p>
      <text:p text:style-name="P4">
The hostile associate was a local resident, who was recruited by the FSB long -time a large -scale invasion of the Russian Federation.</text:p>
      <text:p text:style-name="P4">
According to the investigation, the agent was primarily tried to establish the exact amount of foreign weapons that was maintained on the basis of the Ukrainian Defense Company.</text:p>
      <text:p text:style-name="P4">
“In the field of view of the Russian intelligence service, he got during his long -term existing in Russia, where he worked at various enterprises. Subsequently, it was transferred to the "waiting regime" and sent to Ukraine, where they "activated" after a novokes of a large -scale invasion, " - said in the message.</text:p>
      <text:p text:style-name="P4">
In the case of successful completion of hostile tasks, the Russian special service "guaranteed" his assistance in departure to the Russian Federation and obtaining citizenship of the aggressor country.</text:p>
      <text:p text:style-name="P4">
On the basis of the evidence collected, investigators of the security services informed the malefactor proading in a state treason, committed in the conditions of martial law.</text:p>
      <text:p text:style-name="P4">
The traitor was chosen by a pre -trial detention measure without the right to make a deposit. Investigation is ongoing to establish all the circumstances of the crime. A lifetime is threatened with life imprisonment.</text:p>
      <text:p text:style-name="P4">
News Source: <text:a xlink:type="simple" xlink:href="https://armyinform.com.ua/2023/07/07/agentu-fsb-yakyj-zbyrav-tayemnu-informacziyu-shhodo-remontu-tehniky-zsu-zagrozhuye-dovichne-uvyaznennya/" text:style-name="Internet_20_link" text:visited-style-name="Visited_20_Internet_20_Link">
https://armyinform.com.ua/2023/07/07/agentu-fsb-yakyj-zbyrav-tayemnu-informacziyu-shhodo-remontu-tehniky-zsu-zagrozhuye-dovichne-uvyaznennya/</text:a>
</text:p>
      <!--NEWS-->
      <text:h text:style-name="P10" text:outline-level="1">
<text:span text:style-name="T4">
The Ukrainian Army makes the impossible, but we need more weapons - the Secretary of the NSDC</text:span>
</text:h>
      <text:p text:style-name="P4">
Author: ['АРМІЯINFORM']</text:p>
      <text:p text:style-name="P4">
Time: 2023-07-07T54:00:00-04:00</text:p>
      <text:p text:style-name="P4">
Description: Hodі active fights of the Army Lama Lama, the Vedennya, the Vedennya practices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7/6453324d1b23f.jpeg" text:style-name="Internet_20_link" text:visited-style-name="Visited_20_Internet_20_Link">
6453324d1b23f.jpeg</text:a>
']</text:p>
      <text:p text:style-name="P4">
Tags: ['STOPRUSSIA', 'АГРЕСІЯ РФ', 'ВТОРГНЕННЯ РФ', 'ОЛЕКСІЙ ДАНІЛОВ', 'РНБО']</text:p>
      <text:p text:style-name="P4">
Category: News</text:p>
      <!--METADATA-->
      <text:p text:style-name="P4">
<draw:frame draw:style-name="fr1" draw:name="Image254" text:anchor-type="as-char" svg:width="6.9236in" svg:height="4.32725in" draw:z-index="0">
<draw:image xlink:href="../Images/AРМІЯINFORM/2023-07-07T54-00-00-04-00/6453324d1b23f.jpeg" xlink:type="simple" xlink:show="embed" xlink:actuate="onLoad" draw:mime-type="image/jpeg"/>
</draw:frame>
In the course of active fighting, the Ukrainian army breaks all the established theories of modern wars, but such sustainability requires constant and significantly greater supply of weapons.</text:p>
      <text:p text:style-name="P4">
On this <text:a xlink:type="simple" xlink:href="https://www.facebook.com/danilov.oleksiy/posts/pfbid0maHyY79BwaWdZecRBUp79Xnkw1hfbHzxacXEZuaSWLkqH8X3h4e5k9NJoC1M4VZ1l" text:style-name="Internet_20_link" text:visited-style-name="Visited_20_Internet_20_Link">
emphasized</text:a>
Secretary of the National Security and Defense Council of Ukraine Alexey Danilov.</text:p>
      <text:p text:style-name="P4">
“The forces of Ukraine's defense successfully fulfill the tasks of the offensive and the counter -offensive of the equality of equality or even the numerical minority of the forces and means involved. Realize tasks without preference in the air. The case of unprecedented character, ”the NSDC secretary said.</text:p>
      <text:p text:style-name="P4">
He added that the Ukrainian soldiers carry out unique military operations of unknown championship in all components, as it is launched by existing stations.</text:p>
      <text:p text:style-name="P4">
“What NATO army has such experience and such iron ... Nerves? At the same time, the priority of Ukraine is the life of our soldiers. In this regard, we have much less loss in offensive and counter -offensive than Russians. But the miracle of Ukrainian stability requires a constant and much larger supply of weapons. Certainty is one of the main at meetings, the efforts of the President and the Government. Do not forget: Russia is the Carthage of the present and will be destroyed!” - Oleksiy Danilov.</text:p>
      <text:p text:style-name="P4">
News Source: <text:a xlink:type="simple" xlink:href="https://armyinform.com.ua/2023/07/07/ukrayinska-armiya-robyt-nemozhlyve-ale-nam-potribno-bilshe-zbroyi-sekretar-rnbo/" text:style-name="Internet_20_link" text:visited-style-name="Visited_20_Internet_20_Link">
https://armyinform.com.ua/2023/07/07/ukrayinska-armiya-robyt-nemozhlyve-ale-nam-potribno-bilshe-zbroyi-sekretar-rnbo/</text:a>
</text:p>
      <!--NEWS-->
      <text:h text:style-name="P10" text:outline-level="1">
<text:span text:style-name="T4">
In Ukraine, rehabilitation centers for victims of Russian aggression will be created</text:span>
</text:h>
      <text:p text:style-name="P4">
Author: ['АРМІЯINFORM']</text:p>
      <text:p text:style-name="P4">
Time: 2023-07-07T56:00:00-04:00</text:p>
      <text:p text:style-name="P4">
Description: On the Vikonnya President, the Presidential Praitseyu is the depths of the great rebilitatzihi ... War with Ukraine 2022, the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358408878_822056782817764_1615523877416970495_n.jpg" text:style-name="Internet_20_link" text:visited-style-name="Visited_20_Internet_20_Link">
358408878_822056782817764_1615523877416970495_n.jpg</text:a>
']</text:p>
      <text:p text:style-name="P4">
Tags: ['ДЕНИС ШМИГАЛЬ', 'РЕАБІЛІТАЦІЙНІ ЦЕНТРИ']</text:p>
      <text:p text:style-name="P4">
Category: News</text:p>
      <!--METADATA-->
      <text:p text:style-name="P4">
<draw:frame draw:style-name="fr1" draw:name="Image255" text:anchor-type="as-char" svg:width="6.9236in" svg:height="4.615733in" draw:z-index="0">
<draw:image xlink:href="../Images/AРМІЯINFORM/2023-07-07T56-00-00-04-00/358408878_822056782817764_1615523877416970495_n.jpg" xlink:type="simple" xlink:show="embed" xlink:actuate="onLoad" draw:mime-type="image/jpeg"/>
</draw:frame>
To accomplish the task of the President, the government is working on the creation of large rehabilitation centers of national level, which will combine physical tap psychological rehabilitation for anyone who suffered from Russian aggression.</text:p>
      <text:p text:style-name="P4">
About it <text:a xlink:type="simple" xlink:href="https://www.facebook.com/dshmyhal/posts/pfbid02i5426xKYf5B5u1uYPtorXfpL58CmeSkv6idyu6himiXw6wYEUutTbRaTcXWDhXWAl" text:style-name="Internet_20_link" text:visited-style-name="Visited_20_Internet_20_Link">
reported</text:a>
Prime Minister of Ukraine Denis Shmigal.</text:p>
      <text:p text:style-name="P4">
“In Ukraine, the rehabilitation industry should be built using the best modern practices. Such a vision was voiced by the President of Ukraine in the new Ukrainian Doktry. We set such a goal as a government that everyone who suffered from the Ed Russian aggression can return to a fulfilling life, ”the presentation reads.</text:p>
      <text:p text:style-name="P4">
He noted that at least 4 such centers are plans to build.</text:p>
      <text:p text:style-name="P4">
According to him, there are now available rehabilitation thabilitation institutions. The Ministry of Defense, in particular, developed a strategy for rehabilitation of military service.</text:p>
      <text:p text:style-name="P4">
“Multidisciplinary teams, which include doctors, prosthetists, social staff and others, work in hospitals. The plans also to expand state -reading in the specialty related to rehabilitation, ”Denyshmigal said.</text:p>
      <text:p text:style-name="P4">
He added that it is planned to create the so -called "centers of life" of the state. Already, more than 200 communities have submitted appropriate applications.</text:p>
      <text:p text:style-name="P4">
News Source: <text:a xlink:type="simple" xlink:href="https://armyinform.com.ua/2023/07/07/v-ukrayini-stvoryat-reabilitaczijni-czentry-dlya-postrazhdalyh-vid-rosijskoyi-agresiyi/" text:style-name="Internet_20_link" text:visited-style-name="Visited_20_Internet_20_Link">
https://armyinform.com.ua/2023/07/07/v-ukrayini-stvoryat-reabilitaczijni-czentry-dlya-postrazhdalyh-vid-rosijskoyi-agresiyi/</text:a>
</text:p>
      <!--NEWS-->
      <text:h text:style-name="P10" text:outline-level="1">
<text:span text:style-name="T4">
We're off. The initiative is now - Volodymyr Zelenskyy</text:span>
</text:h>
      <text:p text:style-name="P4">
Author: ['АРМІЯINFORM']</text:p>
      <text:p text:style-name="P4">
Time: 2023-07-07T57:00:00-04:00</text:p>
      <text:p text:style-name="P4">
Description: President of Ukraine Volodymyr Zelensky PID Hour President of the Czech Peter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355929718_173228845743213_8763579277450913968_n.png" text:style-name="Internet_20_link" text:visited-style-name="Visited_20_Internet_20_Link">
355929718_173228845743213_8763579277450913968_n.png</text:a>
']</text:p>
      <text:p text:style-name="P4">
Tags: ['STOPRUSSIA', 'АГРЕСІЯ РФ', 'ВІЙНА', 'ВОЛОДИМИР ЗЕЛЕНСЬКИЙ', 'ВТОРГНЕННЯ РФ', 'ПЕТР ПАВЕЛ', 'ЧЕХІЯ']</text:p>
      <text:p text:style-name="P4">
Category: News</text:p>
      <!--METADATA-->
      <text:p text:style-name="P4">
<draw:frame draw:style-name="fr1" draw:name="Image256" text:anchor-type="as-char" svg:width="6.9236in" svg:height="4.330958in" draw:z-index="0">
<draw:image xlink:href="../Images/AРМІЯINFORM/2023-07-07T57-00-00-04-00/355929718_173228845743213_8763579277450913968_n.png" xlink:type="simple" xlink:show="embed" xlink:actuate="onLoad" draw:mime-type="image/png"/>
</draw:frame>
President of Ukraine Volodymyr Zelensky, during a joint with the President of the Czech Republic Pavel Priest in Prague, thanked the Czech government and the people of the reign and volitional support in everything that is done for the sake of Europe's freedom: assistance to weapons, sanctions against Russia, assistance to Ukraine.</text:p>
      <text:p text:style-name="P4">
The live broadcast of Vladimir Zelensky's conversation with representatives of Czech politicum, the public and the media <text:a xlink:type="simple" xlink:href="https://www.facebook.com/president.gov.ua/videos/1299959020645480/" text:style-name="Internet_20_link" text:visited-style-name="Visited_20_Internet_20_Link">
placed</text:a>
The Presidential Office of Ukraine on its Facebook page.</text:p>
      <text:p text:style-name="P4">
Answering the question of a journalist of Czech television about the counter -offensive, which is currently on the fronts, the head of the Ukrainian state said: “As for the contrast. We're off. The initiative is now. The offensive is not fast, cefact. But, nevertheless, we go forward, not move back as the Russians. Therefore, I see in this positive. "</text:p>
      <text:p text:style-name="P4">
Volodymyr Zelenskyy earlier <text:a xlink:type="simple" xlink:href="https://t.me/V_Zelenskiy_official/6876" text:style-name="Internet_20_link" text:visited-style-name="Visited_20_Internet_20_Link">
announced</text:a>
that in the Czech Republic he also plans to work with Prime Minister Petro Fiala, the Senate's heads and the Parliament Parliament, Milos Vistrchil and Marquet Bakerova Adamova, members of government, parliament, media representatives.</text:p>
      <text:p text:style-name="P4">
News Source: <text:a xlink:type="simple" xlink:href="https://armyinform.com.ua/2023/07/07/my-nastupayemo-inicziatyva-zaraz-u-nas-volodymyr-zelenskyj-pro-kontrnastup/" text:style-name="Internet_20_link" text:visited-style-name="Visited_20_Internet_20_Link">
https://armyinform.com.ua/2023/07/07/my-nastupayemo-inicziatyva-zaraz-u-nas-volodymyr-zelenskyj-pro-kontrnastup/</text:a>
</text:p>
      <!--NEWS-->
      <text:h text:style-name="P10" text:outline-level="1">
<text:span text:style-name="T4">
More than 95 thousand war crimes have documented the Office of the Prosecutor General of Ukraine</text:span>
</text:h>
      <text:p text:style-name="P4">
Author: ['АРМІЯINFORM']</text:p>
      <text:p text:style-name="P4">
Time: 2023-07-07T58:00:00-04:00</text:p>
      <text:p text:style-name="P4">
Description: OFIC OFFICEAL OF Ukrainian POSEMOMELAS AND COARSENTY AND DOCH ... War with Ukraine 2022, War with Ukraine Latest news today, News War with Ukraine 2022 Last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photo_5276308095993236743_y.jpg" text:style-name="Internet_20_link" text:visited-style-name="Visited_20_Internet_20_Link">
photo_5276308095993236743_y.jpg</text:a>
', '<text:a xlink:type="simple" xlink:href="https://armyinform.com.ua/wp-content/uploads/2023/07/photo_5276308095993236744_y.jpg" text:style-name="Internet_20_link" text:visited-style-name="Visited_20_Internet_20_Link">
photo_5276308095993236744_y.jpg</text:a>
']</text:p>
      <text:p text:style-name="P4">
Tags: ['ВОЄННІ ЗЛОЧИНИ', 'ОФІС ГЕНПРОКУРОРА УКРАЇНИ']</text:p>
      <text:p text:style-name="P4">
Category: News</text:p>
      <!--METADATA-->
      <text:p text:style-name="P4">
<draw:frame draw:style-name="fr1" draw:name="Image257" text:anchor-type="as-char" svg:width="6.9236in" svg:height="4.447316in" draw:z-index="0">
<draw:image xlink:href="../Images/AРМІЯINFORM/2023-07-07T58-00-00-04-00/photo_5276308095993236743_y.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As of July 7, it is registered:</text:p>
      <ul>
        <li>
97 060 Military Crimes, * 17 019 crimes against national security of Ukraine.</li>
      </ul>
      <text:p text:style-name="P4">
In addition, according to the official data of juvenile prosecutors, 1545 children were affected by the aggression of the Russian Federation, including:</text:p>
      <ul>
        <li>
494 - children were killed, * 1051 - the child was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258" text:anchor-type="as-char" svg:width="6.9236in" svg:height="4.447316in" draw:z-index="0">
<draw:image xlink:href="../Images/AРМІЯINFORM/2023-07-07T58-00-00-04-00/photo_5276308095993236744_y.jpg" xlink:type="simple" xlink:show="embed" xlink:actuate="onLoad" draw:mime-type="image/jpeg"/>
</draw:frame>
</text:p>
      <text:p text:style-name="P4">
News Source: <text:a xlink:type="simple" xlink:href="https://armyinform.com.ua/2023/07/07/ponad-95-tysyach-voyennyh-zlochyniv-zadokumentuvav-ofis-genprokurora-ukrayiny-2/" text:style-name="Internet_20_link" text:visited-style-name="Visited_20_Internet_20_Link">
https://armyinform.com.ua/2023/07/07/ponad-95-tysyach-voyennyh-zlochyniv-zadokumentuvav-ofis-genprokurora-ukrayiny-2/</text:a>
</text:p>
      <!--NEWS-->
      <text:h text:style-name="P10" text:outline-level="1">
<text:span text:style-name="T4">
Your blood can fight - the Ministry of Health of Ukraine advised how to become a donor of blood</text:span>
</text:h>
      <text:p text:style-name="P4">
Author: ['АРМІЯINFORM']</text:p>
      <text:p text:style-name="P4">
Time: 2023-07-07T59:00:00-04:00</text:p>
      <text:p text:style-name="P4">
Description: There is a demand for a sulfur sedicon by a sulfurican chvic of promptly compensation - the war with Ukraine 2022, the war with Ukraine is the latest news today, the News War with Ukraine 2022 The last ones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donor.jpg" text:style-name="Internet_20_link" text:visited-style-name="Visited_20_Internet_20_Link">
donor.jpg</text:a>
']</text:p>
      <text:p text:style-name="P4">
Tags: ['STOPRUSSIA', 'БАНК КРОВІ', 'ДОНОРИ КРОВІ', 'МОЗ УКРАЇНИ']</text:p>
      <text:p text:style-name="P4">
Category: News</text:p>
      <!--METADATA-->
      <text:p text:style-name="P4">
<draw:frame draw:style-name="fr1" draw:name="Image259" text:anchor-type="as-char" svg:width="6.9236in" svg:height="4.615733in" draw:z-index="0">
<draw:image xlink:href="../Images/AРМІЯINFORM/2023-07-07T59-00-00-04-00/donor.jpg" xlink:type="simple" xlink:show="embed" xlink:actuate="onLoad" draw:mime-type="image/jpeg"/>
</draw:frame>
Illustrative photo</text:p>
      <text:p text:style-name="P4">
Warriors with serious blood loss require its prompt compensation - such a liquid resuscitation. This procedure is also provided for modern protocolmatic medicine.</text:p>
      <text:p text:style-name="P4">
The transfusion of whole blood or its components is the gold standard of replacement of blood loss in the event of a combat injury. Timely blood transfusion in such cases is critical. Especially during a long evacuation.</text:p>
      <text:p text:style-name="P4">
About it on your official site <text:a xlink:type="simple" xlink:href="https://moz.gov.ua/article/news/rishennja-urjadu-nablizilo-donorsku-krov-do-frontu" text:style-name="Internet_20_link" text:visited-style-name="Visited_20_Internet_20_Link">
writes</text:a>
Ministry of Health of Ukraine.</text:p>
      <text:p text:style-name="P4">
Reliable and steady reserves of blood and its components are always needed. Your blood can save your life not only by the military but also by the civilian, which have been affected by Russia's war against Ukraine.</text:p>
      <text:p text:style-name="P4">
To join donation and donate blood is extremely easy. Options - a few.The can choose the most convenient:</text:p>
      <ul>
        <li>
if you survive in a big city - call the center of your city and sign up for a certain day and time; * If you survive in a village or a small town, and blood service centers from you - call you to the blood center or to your closest district hospital. You can find out when a blood sampling team will work in your area.</li>
      </ul>
      <text:p text:style-name="P4">
Current phones of blood centers can be found on <text:a xlink:type="simple" xlink:href="https://utcc.gov.ua/tvoya-krov-mozhe-voyuvaty/" text:style-name="Internet_20_link" text:visited-style-name="Visited_20_Internet_20_Link">
site</text:a>
Ukrainian centrutransplant-coordination(Uctk).</text:p>
      <text:p text:style-name="P4">
Якщо вам складно відірватися від роботи, але серед ваших колег є багатооднодумців, так само готових поділитися кровʼю з пораненими героями, — можнаорганізувати день донора у своєму офісі. Алгоритм його організації та механіказапрошення виїзної бригади в офіс можна знайти на сайті УЦТК.</text:p>
      <text:p text:style-name="P4">
News Source: <text:a xlink:type="simple" xlink:href="https://armyinform.com.ua/2023/07/07/tvoya-krov-mozhe-voyuvaty-moz-ukrayiny-poradylo-yak-staty-donorom-krovi/" text:style-name="Internet_20_link" text:visited-style-name="Visited_20_Internet_20_Link">
https://armyinform.com.ua/2023/07/07/tvoya-krov-mozhe-voyuvaty-moz-ukrayiny-poradylo-yak-staty-donorom-krovi/</text:a>
</text:p>
      <!--NEWS-->
      <text:h text:style-name="P10" text:outline-level="1">
<text:span text:style-name="T4">
The government has changed the order of paying assistance to the victims of Kakhovskaya Hydroment</text:span>
</text:h>
      <text:p text:style-name="P4">
Authors: Ukrinform (Person)</text:p>
      <text:p text:style-name="P4">
Publisher: Укринформ (Organization)</text:p>
      <text:p text:style-name="P4">
Published Time: 2023-07-07T5:49:00+03:00</text:p>
      <text:p text:style-name="P4">
Modified Time: 2023-07-07T21:49:00+03:00</text:p>
      <text:p text:style-name="P4">
Description: The Cabinet of Ministers has approved changes to the procedure for providing one -time financial assistance to the injured population as a result of a blast by the Russian Federation of the Kakhovska Hydroe Public Hydroelectric Federation. - Ukrinform.</text:p>
      <text:p text:style-name="P4">
Images: ['<text:a xlink:type="simple" xlink:href="https://static.ukrinform.com/photos/2023_06/thumb_files/630_360_1686738079-808.jpg" text:style-name="Internet_20_link" text:visited-style-name="Visited_20_Internet_20_Link">
630_360_16867...</text:a>
']</text:p>
      <text:p text:style-name="P4">
Tags: ['Кабмін', 'Переселенці', 'Гроші', 'допомога', 'Каховська ГЕС']</text:p>
      <text:p text:style-name="P4">
Type: Article</text:p>
      <!--METADATA-->
      <text:p text:style-name="P4">
<draw:frame draw:style-name="fr1" draw:name="Image260" text:anchor-type="as-char" svg:width="6.9236in" svg:height="3.956343in" draw:z-index="0">
<draw:image xlink:href="../Images/yкринформ/2023-07-07T5-49-00-03-00/630_360_1686738079-808.jpg" xlink:type="simple" xlink:show="embed" xlink:actuate="onLoad" draw:mime-type="image/jpeg"/>
</draw:frame>
The Cabinet of Ministers approved changes to the procedure for providing a one -time material money to the victim to the population as a result of the exclusion of the Russian Federation of the Kakhovka Hydroelectric Power Federation.</text:p>
      <text:p text:style-name="P4">
According to Ukrinform, about it in <text:a xlink:type="simple" xlink:href="http://t.me/tmelnychuk/2679" text:style-name="Internet_20_link" text:visited-style-name="Visited_20_Internet_20_Link">
telegram</text:a>
The permanent representative of the Cabinet of Ministers in the Verkhovna Rada Taras Melnychuk reported.</text:p>
      <text:p text:style-name="P4">
“Amendments have been made to the procedure for providing one -time financial assistance to the population as a result of a blast by the Russian Federation of the Greblykakhov Hydroelectric power plant. Provision of material aid, regardless of receiving the assistance of residence by intraperied persons, ” - the message reads.</text:p>
      <text:p text:style-name="P4">
It is also established that the means of the Unified information system of the social sphere will be checked by persons who apply for the appointment of such assistance.</text:p>
      <text:p text:style-name="P4">
In case of establishing the fact of stay of such persons abroad for more than 30 -calendar days in a row as of June 5, 2023, the material money assistance will not be assigned.</text:p>
      <text:p text:style-name="P4">
*!(https://www.ukrinform.ua/rubric-economy/3731931-cerez-pidriv-kahovskoi-ges-ukraina-vtratila-ponad-10-kubicnih-kilometriv-vodi.html)At a government meeting, it was approved that the payments of the victims of flooding as a result of the Russian troops of the Russian Federation of Kakhovka hydroelectric power plants would be made regardless of whether the person is paying as IDPs.</text:p>
      <text:p text:style-name="P4">
“It is about paying financial assistance in the amount of 5 thousand hryvnias to persons affected by the flooding as a result of the blasting of the Vorozhkhovsky Hydroelectric Power Plant. Earlier, the rights to receive such assistance were not persons, by quality for June 5, 2023, they were registered as recipients of assistance to internally displaced persons, ” - <text:a xlink:type="simple" xlink:href="http://minre.gov.ua/2023/07/07/vyplaty-postrazhdalym-vid-pidtoplennya-zdijsnyuvatymutsya-nezalezhno-vid-togo-chy-otrymuye-osoba-vyplaty-vpo/" text:style-name="Internet_20_link" text:visited-style-name="Visited_20_Internet_20_Link">
explained</text:a>
Understanding on reintegration of temporarily occupied territories</text:p>
      <text:p text:style-name="P4">
All citizens who lived at the time of Kakhovskaya Castrophe lived from the state will receive financial assistance from the state(have been registered/declared)in the settlements of the milestone and Kherson regions.</text:p>
      <text:p text:style-name="P4">
*!(https://www.ukrinform.ua/rubric-society/3731800-postrazdali-vid-pidrivu-kahovskoi-ges-pocali-otrimuvati-dopomogu-vid-derzavi.html)As it was reported, on the night of June 6, Russian troops blew up Kakhovskaya Hins, causing large -scale flooding. A number of inhabited pens were underwater <text:a xlink:type="simple" xlink:href="https://www.ukrinform.ua/tag-hersonsina" text:style-name="Internet_20_link" text:visited-style-name="Visited_20_Internet_20_Link">
Kherson region</text:a>
. Underground was also affected by the territories of the Nikolaev area.</text:p>
      <text:p text:style-name="P4">
The Cabinet of Ministers made a decision on payment of one -time financial assistance in a size of UAH 5,000 to the residents of flooded as a result of the undermining of the Kakhovsky Gesnaseline points of Kherson and Mykolaiv regions.</text:p>
      <text:p text:style-name="P4">
<text:span text:style-name="T5">
Foto: Kherson Ova</text:span>
</text:p>
      <text:p text:style-name="P4">
News Source: <text:a xlink:type="simple" xlink:href="https://www.ukrinform.ua/rubric-society/3732965-urad-zminiv-poradok-viplat-dopomogi-postrazdalim-vid-pidrivu-kahovskoi-ges.html" text:style-name="Internet_20_link" text:visited-style-name="Visited_20_Internet_20_Link">
https://www.ukrinform.ua/rubric-society/3732965-urad-zminiv-poradok-viplat-dopomogi-postrazdalim-vid-pidrivu-kahovskoi-ges.html</text:a>
</text:p>
      <!--NEWS-->
      <text:h text:style-name="P10" text:outline-level="1">
<text:span text:style-name="T4">
Anna Malyar reminds you of information silence during a counter -offensive</text:span>
</text:h>
      <text:p text:style-name="P4">
Author: ['АРМІЯINFORM']</text:p>
      <text:p text:style-name="P4">
Time: 2023-07-07T60:00:00-04:00</text:p>
      <text:p text:style-name="P4">
Description: The intercessor of the defense of the defense of Ukraine Ganna Malel Vid Imeni Vіsikovikh forces of the defense of Ukraine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12/5f9a1765.jpg" text:style-name="Internet_20_link" text:visited-style-name="Visited_20_Internet_20_Link">
5f9a1765.jpg</text:a>
']</text:p>
      <text:p text:style-name="P4">
Tags: ['STOPRUSSIA', 'АГРЕСІЯ РФ', 'ВТОРГНЕННЯ РФ', 'ГАННА МАЛЯР', 'ІНФОРМАЦІЙНА ТИША']</text:p>
      <text:p text:style-name="P4">
Category: News</text:p>
      <!--METADATA-->
      <text:p text:style-name="P4">
<draw:frame draw:style-name="fr1" draw:name="Image261" text:anchor-type="as-char" svg:width="6.9236in" svg:height="4.61393in" draw:z-index="0">
<draw:image xlink:href="../Images/AРМІЯINFORM/2023-07-07T60-00-00-04-00/5f9a1765.jpg" xlink:type="simple" xlink:show="embed" xlink:actuate="onLoad" draw:mime-type="image/jpeg"/>
</draw:frame>
Gannamaars. Photo: Nazar Voloshin / Armyinform</text:p>
      <text:p text:style-name="P4">
The Deputy Minister of Defense of Ukraine Anna Malyar, on behalf of the Military Siloboron of Ukraine, appealed to all telegrams, which report the operational situation on the front, calling for information silence.</text:p>
      <text:p text:style-name="P4">
She emphasized this in <text:a xlink:type="simple" xlink:href="https://t.me/annamaliar/916" text:style-name="Internet_20_link" text:visited-style-name="Visited_20_Internet_20_Link">
Telegram</text:a>
.</text:p>
      <text:p text:style-name="P4">
«Не викладайте новин із фронту в онлайн-режимі й день у день — нашихнакривають одразу після цього. Ну така специфіка нашого ворога. Лише післяоприлюднення інформації офіційними спікерами Генштабу ЗСУ, ОСУВів, Міноборони.Ми всі узгоджуємо інформацію перед оприлюдненням з підрозділами безпекиоперацій та безпосередньо з командуваннями на місцях», — заявила Ганна Маляр.</text:p>
      <text:p text:style-name="P4">
News Source: <text:a xlink:type="simple" xlink:href="https://armyinform.com.ua/2023/07/07/ganna-malyar-nagaduye-pro-informaczijnu-tyshu-pid-chas-kontrnastupu/" text:style-name="Internet_20_link" text:visited-style-name="Visited_20_Internet_20_Link">
https://armyinform.com.ua/2023/07/07/ganna-malyar-nagaduye-pro-informaczijnu-tyshu-pid-chas-kontrnastupu/</text:a>
</text:p>
      <!--NEWS-->
      <text:h text:style-name="P10" text:outline-level="1">
<text:span text:style-name="T4">
The special unit of the GRO of Ukraine Kraken provides humanitarian assistance to residents of Kharkiv region</text:span>
</text:h>
      <text:p text:style-name="P4">
Author: ['АРМІЯINFORM']</text:p>
      <text:p text:style-name="P4">
Time: 2023-07-07T61:00:00-04:00</text:p>
      <text:p text:style-name="P4">
Description: Special PRODRODIL GUR KRAKEN KRAKEN lasted 3 mysytsi volunteers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7/20230706-02-06.jpg" text:style-name="Internet_20_link" text:visited-style-name="Visited_20_Internet_20_Link">
20230706-02-06.jpg</text:a>
']</text:p>
      <text:p text:style-name="P4">
Tags: ['KRAKEN', 'ГУР МО УКРАЇНИ', 'ХАРКІВЩИНА']</text:p>
      <text:p text:style-name="P4">
Category: News</text:p>
      <!--METADATA-->
      <text:p text:style-name="P4">
<draw:frame draw:style-name="fr1" draw:name="Image262" text:anchor-type="as-char" svg:width="6.9236in" svg:height="4.529188in" draw:z-index="0">
<draw:image xlink:href="../Images/AРМІЯINFORM/2023-07-07T61-00-00-04-00/20230706-02-06.jpg" xlink:type="simple" xlink:show="embed" xlink:actuate="onLoad" draw:mime-type="image/jpeg"/>
</draw:frame>
For the past 3 months, the special unit of the Ministry of Defense of Ukraine Kraken has delivered more than 2,500 sets of humanitarian assistance to residents of Kharkiv in the past 3 months.</text:p>
      <text:p text:style-name="P4">
About it <text:a xlink:type="simple" xlink:href="https://gur.gov.ua/content/spetspidrozdil-hur-mo-ukrainy-kraken-nadaie-humanitarnu-dopomohu-meshkantsiam-kharkivshchyny.html" text:style-name="Internet_20_link" text:visited-style-name="Visited_20_Internet_20_Link">
reports</text:a>
GUR MUNUKRAIN.</text:p>
      <text:p text:style-name="P4">
During April, May and June, representatives of the Special Unit of the Kraken Ministry of Defense Intelligence Department together with the Humanitarian Center of Kharkiv Charitable Foundation delivered to the residents of the Russian occupants of Kharkiv region.</text:p>
      <text:p text:style-name="P4">
The food sets were provided with more than 5,500 citizens who are now in the de -industrial villages: Borisovka, Musty, Lukyanka, Morokhovets, Red, Sagittar Lisogirka, Novopavlivka, Savinka, Yakovenkove, Donetsk, Topolsk, Mala Komishuvakha, Kamianka, Dibrova, Osinovo, Senkovo, Brigadyrivka, Blessed, Grushivka, Nechalodivka, RSTM "Novolypetsky" and the cities of Kupyansk and Izum.</text:p>
      <text:p text:style-name="P4">
In addition, as part of a separate project, they visited the family homes, which were in the occupied territories of Kharkiv region and were released by the entrance of counter -offensive actions of the Armed Forces of Ukraine. Families were brought to food humanities and many gifts.</text:p>
      <text:p text:style-name="P4">
News Source: <text:a xlink:type="simple" xlink:href="https://armyinform.com.ua/2023/07/07/speczpidrozdil-gur-mo-ukrayiny-kraken-nadaye-gumanitarnu-dopomogu-meshkanczyam-harkivshhyny/" text:style-name="Internet_20_link" text:visited-style-name="Visited_20_Internet_20_Link">
https://armyinform.com.ua/2023/07/07/speczpidrozdil-gur-mo-ukrayiny-kraken-nadaye-gumanitarnu-dopomogu-meshkanczyam-harkivshhyny/</text:a>
</text:p>
      <!--NEWS-->
      <text:h text:style-name="P10" text:outline-level="1">
<text:span text:style-name="T4">
In the Tavriysk direction our defenders destroyed 6 enemy warehouses with ammunition - Valery Shershn</text:span>
</text:h>
      <text:p text:style-name="P4">
Author: ['АРМІЯINFORM']</text:p>
      <text:p text:style-name="P4">
Time: 2023-07-07T62:00:00-04:00</text:p>
      <text:p text:style-name="P4">
Description: At the Zoni Vidpovydalnosti, Tavriya Vorog I did ZoServilu Zuillya on Vedenni ... War with Ukraine 2022, War with Ukraine Latest News today, News War with Ukraine 2022 are the last for today, will there be a war between Ukraine and Russia and when, the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7/valerij-shershen.jpg" text:style-name="Internet_20_link" text:visited-style-name="Visited_20_Internet_20_Link">
valerij-shershen.jpg</text:a>
']</text:p>
      <text:p text:style-name="P4">
Tags: ['ВАЛЕРІЙ ШЕРШЕНЬ', 'ЄДИНІ НОВИНИ', 'ОСУВ «ТАВРІЯ»', 'ТАВРІЙСЬКИЙ НАПРЯМОК']</text:p>
      <text:p text:style-name="P4">
Category: News</text:p>
      <!--METADATA-->
      <text:p text:style-name="P4">
<draw:frame draw:style-name="fr1" draw:name="Image263" text:anchor-type="as-char" svg:width="6.9236in" svg:height="4.615733in" draw:z-index="0">
<draw:image xlink:href="../Images/AРМІЯINFORM/2023-07-07T62-00-00-04-00/valerij-shershen.jpg" xlink:type="simple" xlink:show="embed" xlink:actuate="onLoad" draw:mime-type="image/jpeg"/>
</draw:frame>
In the area of responsibility of the "Tavriya" group, the enemy continues to focus the efforts of the offensive actions in the Avdeevsky and Marinsky directions. And to the Timitopol and Berdyansk directions the main task of the invaders to become active defense. Here, the Russians have concentrated many military formations by noting the promotion of our troops.</text:p>
      <text:p text:style-name="P4">
This was reported by Major Valeriysheshen, in the Evil of the TV Marathon "The One News".</text:p>
      <text:p text:style-name="P4">
-In the Avdeev-Marin direction, the Russian troops attacked our visits 18 times. There were 13 fighting collisions near Marinka, and the occupiers were attacking 5 times on the outskirts of the Avdiivka. The enemy made 745 shelling of cutting artillery systems, jet systems of volley fire and tanks. At the same time, the aviation of the invaders caused air strikes near the village of Novokalinovo Tamista Avdiivka, - said the spokesman. -Avdiivka was also inflicted on Kamikadze Udar.</text:p>
      <text:p text:style-name="P4">
Valery Shershen said that Russian aviation had made air strikes near Krasnogorivka and Village, and also attacked here with the help of Lancet UAV. Urny Novomikhailivka did not have the offensive actions of the occupiers of success.</text:p>
      <text:p text:style-name="P4">
Near Zaporizhzhya, the main efforts of the enemy focus on the maintenance of the buses and preventing the promotion of our assault units. Here, the enemy shells were recorded along the entire line of the collision.</text:p>
      <text:p text:style-name="P4">
The officer stressed that the Ukrainian military continues to destroy the occupiers. The average task is to reduce combat potential and the destruction of logistics.</text:p>
      <text:p text:style-name="P4">
In particular, the units of rocket troops and artillery of the Tavriysky direction for the acquisition of 1247 fire tasks. The loss of personnel of the invaders is 156 people killed, 135 - wounded and one serviceman of the Russian Federation took the Vpolon. 28 units of weapons and military equipment of Russia were destroyed: 6 tanks, 5 Boyev armored vehicles, 6 artillery systems and mortars, Nona-C, SAU "Acacia" and 7 units of special equipment, including hostile observation complex "Mur-M". Also destroyed 6 enemy warehouses with ammunition.</text:p>
      <text:p text:style-name="P4">
News Source: <text:a xlink:type="simple" xlink:href="https://armyinform.com.ua/2023/07/07/na-tavrijskomu-napryamku-nashi-zahysnyky-znyshhyly-6-vorozhyh-skladiv-iz-boyeprypasamy-valerij-shershen/" text:style-name="Internet_20_link" text:visited-style-name="Visited_20_Internet_20_Link">
https://armyinform.com.ua/2023/07/07/na-tavrijskomu-napryamku-nashi-zahysnyky-znyshhyly-6-vorozhyh-skladiv-iz-boyeprypasamy-valerij-shershen/</text:a>
</text:p>
      <!--NEWS-->
      <text:h text:style-name="P10" text:outline-level="1">
<text:span text:style-name="T4">
The occupiers focus efforts in four directions, 30 combat clashes took place per day</text:span>
</text:h>
      <text:p text:style-name="P4">
Author: ['АРМІЯINFORM']</text:p>
      <text:p text:style-name="P4">
Time: 2023-07-07T63:00:00-04:00</text:p>
      <text:p text:style-name="P4">
Description: - The enemy of the I did ZoServilu at Limansky, Bakhmutsky, ... the war with Ukraine 2022, the war with Ukraine is the latest news today, the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nastup.jpg" text:style-name="Internet_20_link" text:visited-style-name="Visited_20_Internet_20_Link">
nastup.jpg</text:a>
']</text:p>
      <text:p text:style-name="P4">
Tags: ['STOPRUSSIA', 'АГРЕСІЯ РФ', 'ГШ ЗСУ']</text:p>
      <text:p text:style-name="P4">
Category: News</text:p>
      <!--METADATA-->
      <text:p text:style-name="P4">
<draw:frame draw:style-name="fr1" draw:name="Image264" text:anchor-type="as-char" svg:width="6.9236in" svg:height="3.894525in" draw:z-index="0">
<draw:image xlink:href="../Images/AРМІЯINFORM/2023-07-07T63-00-00-04-00/nastup.jpg" xlink:type="simple" xlink:show="embed" xlink:actuate="onLoad" draw:mime-type="image/jpeg"/>
</draw:frame>
** 🔥I</text:p>
      <ul>
        <li>
The enemy continues to focus the main efforts on Liman, Bakhmut, Avdiiv and Marinsk directions - during the last day, 30 fights took place - about it <text:a xlink:type="simple" xlink:href="https://www.facebook.com/GeneralStaff.ua/" text:style-name="Internet_20_link" text:visited-style-name="Visited_20_Internet_20_Link">
reports</text:a>
The General Staff of Ukraine.</li>
      </ul>
      <text:p text:style-name="P4">
<text:span text:style-name="T4">
 In Volyn and Polissya directions </text:span>
 Operational situation without significant changes. No signs of formation of offensive groups of the enemy were detected. The defined units of the Armed Forces of Belarus perform tasks in border areas with Ukraine.</text:p>
      <text:p text:style-name="P4">
<text:span text:style-name="T4">
 In the Siversky and Slobozhansky directions </text:span>
 the enemy struck an aircraft scaffold in the area of Gatyshche of Kharkiv region. During the day, he made mortar Tartilers of more than 15 settlements.</text:p>
      <text:p text:style-name="P4">
<text:span text:style-name="T4">
 In the Kupyansk direction </text:span>
 Our warriors keep defense.</text:p>
      <text:p text:style-name="P4">
<text:span text:style-name="T4">
 In the Lyman direction </text:span>
 during the day, with the support of aviation, the enemy managed to displace our troops from the positions in the area of Western -examsinivka of the Luhansk region, had no success.</text:p>
      <text:p text:style-name="P4">
<text:span text:style-name="T4">
 In the Bakhmut direction </text:span>
, under a dense aviation fire and artillery, our defenders successfully reflected the attacks of the enemy in the district of Berkhivka of Donetsk region. The enemy was struck by Ivanovsky's aviation strike. At the same time, our warriors continue to lead the offensive and north of Bakhmut, they are fixed on the reached boundaries.</text:p>
      <text:p text:style-name="P4">
<text:span text:style-name="T4">
 In the Avdeevsky direction </text:span>
 Defense forces continue to restrain the Nastprostian troops in the area of Pervomaisky Donetsk region. The enemy gave the Daudars in the districts of Novokalinov and Avdiivka of Donetsk region.</text:p>
      <text:p text:style-name="P4">
<text:span text:style-name="T4">
 In the Mariinsky direction, </text:span>
 under the hostile fire of artillery, our defenders have reflected all hostile attacks in the area of Marinka. The enemy caused the aircraft to the aircraft near Krasnogorivka. The enemy fired at more than 10 populated points.</text:p>
      <text:p text:style-name="P4">
<text:span text:style-name="T4">
 In the mineral direction </text:span>
 the enemy conducted unsuccessful offensive actions in Rivmivkaivka of Donetsk region. Caused an aviation strike near the coal. More than 15 settlements were fired.</text:p>
      <text:p text:style-name="P4">
<text:span text:style-name="T4">
 In Zaporizhzhya and Kherson directions </text:span>
 the enemy concentrates the main assets on preventing the promotion of our troops. The forces of Ukraine define the offensive operation on Melitopol and Berdyansk, fixed on the achieved boundaries, carry out measures of circuit struggle.The departments of rocket troops and artillery during the last day were affected by 1 rayoning of living power, weapons and military equipment of the enemy, 1 storage, 6 artillery facilities at fire positions and 3 stations of radiolectronic struggle of the occupiers.</text:p>
      <text:p text:style-name="P4">
News Source: <text:a xlink:type="simple" xlink:href="https://armyinform.com.ua/2023/07/07/okupanty-zoseredzhuyut-zusyllya-na-chotyroh-napryamkah-za-dobu-vidbulos-30-bojovyh-zitknen/" text:style-name="Internet_20_link" text:visited-style-name="Visited_20_Internet_20_Link">
https://armyinform.com.ua/2023/07/07/okupanty-zoseredzhuyut-zusyllya-na-chotyroh-napryamkah-za-dobu-vidbulos-30-bojovyh-zitknen/</text:a>
</text:p>
      <!--NEWS-->
      <text:h text:style-name="P10" text:outline-level="1">
<text:span text:style-name="T4">
Defense forces in a week neutralized over 4,000 explosive items</text:span>
</text:h>
      <text:p text:style-name="P4">
Author: ['Володимир Загребельний']</text:p>
      <text:p text:style-name="P4">
Time: 2023-07-07T64:00:00-04:00</text:p>
      <text:p text:style-name="P4">
Description: Less Tizhnya, with 30 worms up to 06 lipnya, they were picodrodrosti (pirotechnic ... war with Ukraine 2022, war with Ukraine Latest news today, News War with Ukraine 2022 are the last for today, will there be a war between Ukraine and Russia and when, when, when,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1/miny1.jpeg" text:style-name="Internet_20_link" text:visited-style-name="Visited_20_Internet_20_Link">
miny1.jpeg</text:a>
']</text:p>
      <text:p text:style-name="P4">
Tags: []</text:p>
      <text:p text:style-name="P4">
Category: News</text:p>
      <!--METADATA-->
      <text:p text:style-name="P4">
<draw:frame draw:style-name="fr1" draw:name="Image265" text:anchor-type="as-char" svg:width="6.9236in" svg:height="4.32725in" draw:z-index="0">
<draw:image xlink:href="../Images/AРМІЯINFORM/2023-07-07T64-00-00-04-00/miny1.jpeg" xlink:type="simple" xlink:show="embed" xlink:actuate="onLoad" draw:mime-type="image/jpeg"/>
</draw:frame>
Illustrative photo</text:p>
      <text:p text:style-name="P4">
Over the past week, from June 30 to July 06, demining units(Pyrotechnic units)Defense forces in the territories of Ukraine proved, seized and neutralized <text:span text:style-name="T4">
 4196 explosive objects </text:span>
, in particular:</text:p>
      <ul>
        <li>
Armed Forces of Ukraine - 2528; * State Special Transport Service - 916; * State Service of Ukraine for Emergency Situations - 163; * National Guard of Ukraine - 63; * National police - 526.</li>
      </ul>
      <text:p text:style-name="P4">
This was reported by the ArmyinformForm about this in the Department of Security and Mine Activities of the Ministry of Defense of Ukraine. The sciences are entrusted with the functions of the Secretariat of the National Authority for Oblast Activities.</text:p>
      <text:p text:style-name="P4">
Is exchanged(Checked)area of area <text:span text:style-name="T4">
 2666,67 hectares </text:span>
, of which:</text:p>
      <ul>
        <li>
Armed Forces of Ukraine - 1517,03; * DSSTU of the Ministry of Defense of Ukraine - 256,14; * SES - 154,79; * National Guard - 629,01; * National Police - 109.7.</li>
      </ul>
      <text:p text:style-name="P4">
In total, from the beginning of large -scale aggression of the Russian Federation, the defense unit of Ukraine has been found, seized and disposed(Checked)area of area <text:span text:style-name="T4">
 169977,73 hectares </text:span>
.</text:p>
      <text:p text:style-name="P4">
During the week, more than 200 groups of different units of the Defense Forces of Ukraine were involved in the detection, removal and disposal of explosive subjects.</text:p>
      <text:p text:style-name="P4">
We would like to remind you if you find suspicious objects similar to wreckage from rockets or rockets, in no case touch your finds yourself and do not allow it to be tired. And](https://armyinform.com.ua/2022/12/21/shho-robyty-yakshho-znajshly-ulamky-vorozhogo-dronu-chy-rakety-2/):</text:p>
      <ul>
        <li>
do not move objects, do not try to disassemble them, bring them into the premises, bury them in the ground, throw them in reservoirs, etc.; * Do not take pictures or post pictures on the Internet; * mark the place of the find; * Depart from the suspicious item as far as possible.</li>
      </ul>
      <text:p text:style-name="P4">
Immediately report the finding of the SES units at the phone number 101 of the police police - 102. Be sure to wait for the experts to arrive and indicate the location of the suspicious find.</text:p>
      <text:p text:style-name="P4">
News Source: <text:a xlink:type="simple" xlink:href="https://armyinform.com.ua/2023/07/07/syly-oborony-za-tyzhden-zneshkodyly-ponad-4-tysyachi-vybuhonebezpechnyh-predmetiv/" text:style-name="Internet_20_link" text:visited-style-name="Visited_20_Internet_20_Link">
https://armyinform.com.ua/2023/07/07/syly-oborony-za-tyzhden-zneshkodyly-ponad-4-tysyachi-vybuhonebezpechnyh-predmetiv/</text:a>
</text:p>
      <!--NEWS-->
      <text:h text:style-name="P10" text:outline-level="1">
<text:span text:style-name="T4">
In Ukraine a moment of silence</text:span>
</text:h>
      <text:p text:style-name="P4">
Author: ['АРМІЯINFORM']</text:p>
      <text:p text:style-name="P4">
Time: 2023-07-07T65: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7/candle.gif" text:style-name="Internet_20_link" text:visited-style-name="Visited_20_Internet_20_Link">
candle.gif</text:a>
']</text:p>
      <text:p text:style-name="P4">
Tags: ['STOPRUSSIA', 'АГРЕСІЯ РФ', 'ВІЙНА', 'ВТОРГНЕННЯ РФ', 'УКАЗ ПРЕЗИДЕНТА УКРАЇНИ', 'ХВИЛИНА МОВЧАННЯ']</text:p>
      <text:p text:style-name="P4">
Category: News</text:p>
      <!--METADATA-->
      <text:p text:style-name="P4">
<draw:frame draw:style-name="fr1" draw:name="Image266" text:anchor-type="as-char" svg:width="6.9236in" svg:height="3.895992in" draw:z-index="0">
<draw:image xlink:href="../Images/AРМІЯINFORM/2023-07-07T65-00-00-04-00/candle.gif" xlink:type="simple" xlink:show="embed" xlink:actuate="onLoad" draw:mime-type="image/gif"/>
</draw:frame>
According to the Decree of the President of Ukraine Volodymyr Zelensky No. 143/2022, minutes are being held daily at 9:00, it is announced in all means of mass information.</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7/07/v-ukrayini-hvylyna-movchannya-2/" text:style-name="Internet_20_link" text:visited-style-name="Visited_20_Internet_20_Link">
https://armyinform.com.ua/2023/07/07/v-ukrayini-hvylyna-movchannya-2/</text:a>
</text:p>
      <!--NEWS-->
      <text:h text:style-name="P10" text:outline-level="1">
<text:span text:style-name="T4">
The threat of catastrophe to the ZPP is not completely removed until the Russian invaders - Cyril Budanov</text:span>
</text:h>
      <text:p text:style-name="P4">
Author: ['АРМІЯINFORM']</text:p>
      <text:p text:style-name="P4">
Time: 2023-07-07T66:00:00-04:00</text:p>
      <text:p text:style-name="P4">
Description: Catastrophic clurry at the Zaporizkiye Elektrostanistye Netonіstya Nesnyat, docks there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zaes.webp" text:style-name="Internet_20_link" text:visited-style-name="Visited_20_Internet_20_Link">
zaes.webp</text:a>
']</text:p>
      <text:p text:style-name="P4">
Tags: ['ГУР МО УКРАЇНИ', 'ЗАПОРІЗЬКА АЕС', 'РОЗВІДКА']</text:p>
      <text:p text:style-name="P4">
Category: News</text:p>
      <!--METADATA-->
      <text:p text:style-name="P4">
<draw:frame draw:style-name="fr1" draw:name="Image267" text:anchor-type="as-char" svg:width="6.9236in" svg:height="3.894525in" draw:z-index="0">
<draw:image xlink:href="../ConvertedIMGs/AРМІЯINFORM/2023-07-07T66-00-00-04-00/zaes.png" xlink:type="simple" xlink:show="embed" xlink:actuate="onLoad" draw:mime-type="image/png"/>
</draw:frame>
Photo: ICTV Facts</text:p>
      <text:p text:style-name="P4">
The threat of catastrophe at the Zaporozhye Nuclear Power Plant is not completely removed until Russian invaders are there.</text:p>
      <text:p text:style-name="P4">
About it <text:a xlink:type="simple" xlink:href="https://gur.gov.ua/content/zahroza-katastrofy-na-zaes-povnistiu-ne-zniata-doky-tam-rosiiski-okupanty.html" text:style-name="Internet_20_link" text:visited-style-name="Visited_20_Internet_20_Link">
stated</text:a>
Head of the Main Administration of Intelligence of the Ministry of Defense of Ukraine Kirill Budanov during the Reuters interview.</text:p>
      <text:p text:style-name="P4">
The head of GUR MOU confirmed that now as a result of committing certain actions, the level of technogenic catastrophe at the Zaporozhye NPP decline.</text:p>
      <text:p text:style-name="P4">
“I cannot say what happened recently, but the fact is that is threatening. This means that we all joint efforts, at least delayed the technogenic catastrophe, ”Kirill Budanov said.</text:p>
      <text:p text:style-name="P4">
At the same time, he noted that the complete elimination of risks at the nuclear power plant is now being said because the Russian invaders continue to be controlled.</text:p>
      <text:p text:style-name="P4">
"While the station is occupied by [Russian troops], it can be repeated at any time, if they want,"-said the head of Ukraine's military intelligence.</text:p>
      <text:p text:style-name="P4">
Kirill Budanov also commented on the offensive actions of Ukraine at the front.</text:p>
      <text:p text:style-name="P4">
“The counter -offensive continues. Success will be, but later. I want to remind the famous history of the same: the Russians attacked it for more than 10 months. Our task is a little more than Bakhmut, but we have a little less time than 10 months, ”summed up the head of the Ministry of Defense of Ukraine.</text:p>
      <text:p text:style-name="P4">
News Source: <text:a xlink:type="simple" xlink:href="https://armyinform.com.ua/2023/07/07/zagroza-katastrofy-na-zaes-povnistyu-ne-znyata-doky-tam-rosijski-okupanty-kyrylo-budanov/" text:style-name="Internet_20_link" text:visited-style-name="Visited_20_Internet_20_Link">
https://armyinform.com.ua/2023/07/07/zagroza-katastrofy-na-zaes-povnistyu-ne-znyata-doky-tam-rosijski-okupanty-kyrylo-budanov/</text:a>
</text:p>
      <!--NEWS-->
      <text:h text:style-name="P10" text:outline-level="1">
<text:span text:style-name="T4">
Monthly for attacks on our cities and villages occupants use up to hundreds of missiles of different types - Yuri Ignat</text:span>
</text:h>
      <text:p text:style-name="P4">
Author: ['Григорій Мазур']</text:p>
      <text:p text:style-name="P4">
Time: 2023-07-07T67:00:00-04:00</text:p>
      <text:p text:style-name="P4">
Description: Unoch Vorog attacking Ukrainian 18-hustle non-pailing Aparas Shahed-136/131 w ... War with Ukraine 2022, war with Ukraine Latest news today, News War with Ukraine 2022 Last today, will there be a war between Ukraine and Russia and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3/shahed-5447.jpg" text:style-name="Internet_20_link" text:visited-style-name="Visited_20_Internet_20_Link">
shahed-5447.jpg</text:a>
']</text:p>
      <text:p text:style-name="P4">
Tags: ['ЮРІЙ ІГНАТ']</text:p>
      <text:p text:style-name="P4">
Category: News</text:p>
      <!--METADATA-->
      <text:p text:style-name="P4">
<draw:frame draw:style-name="fr1" draw:name="Image268" text:anchor-type="as-char" svg:width="6.9236in" svg:height="3.4618in" draw:z-index="0">
<draw:image xlink:href="../Images/AРМІЯINFORM/2023-07-07T67-00-00-04-00/shahed-5447.jpg" xlink:type="simple" xlink:show="embed" xlink:actuate="onLoad" draw:mime-type="image/jpeg"/>
</draw:frame>
At night, the enemy attacked Ukraine with 18 shock unmanned deviceshahd-136/131 from the Primorsky-Akhtar direction. At the southeastern direction, our air defense forces, together with the fighter aviation of the air forces, destroyed 12 enemy UAVs. This was announced by the Air Force Air Forces of Ukraine Yuri Ignat in the Ephruth Maternity "Uniform News".</text:p>
      <text:p text:style-name="P4">
At the same time, according to the officer, the rocket launchers of Russian troops have recently decreased. This is directly related to the capabilities of the Federation of the Federation to produce winged missiles.</text:p>
      <ul>
        <li>
According to the General Staff of the Armed Forces of Ukraine, Russia has the opportunity to prepare up to thirty "calibers" monthly, - said Yuri Ignat. -Therefore, we consider that these missiles are used three times less than the winged rocket launcher X-101 and X-555. Accordingly, Russian caliber attacks occur on 10-15 rockets.</li>
      </ul>
      <text:p text:style-name="P4">
Also, according to Yuri Ignat, on average, the occupiers attacked our city and villages up to 100 missiles of different types on an average month. And in front-line territories, they continue to use C-300 anti-aircraft missile complexes.</text:p>
      <text:p text:style-name="P4">
News Source: <text:a xlink:type="simple" xlink:href="https://armyinform.com.ua/2023/07/07/shhomisyaczya-dlya-atak-na-nashi-mista-ta-sela-okupanty-zastosovuyut-do-sotni-raket-riznyh-typiv-yurij-ignat/" text:style-name="Internet_20_link" text:visited-style-name="Visited_20_Internet_20_Link">
https://armyinform.com.ua/2023/07/07/shhomisyaczya-dlya-atak-na-nashi-mista-ta-sela-okupanty-zastosovuyut-do-sotni-raket-riznyh-typiv-yurij-ignat/</text:a>
</text:p>
      <!--NEWS-->
      <text:h text:style-name="P10" text:outline-level="1">
<text:span text:style-name="T4">
A resident of South Ukrainian will go to court - informed the enemy about the location of the Armed Forces near the South Ukrainian NPP</text:span>
</text:h>
      <text:p text:style-name="P4">
Author: ['АРМІЯINFORM']</text:p>
      <text:p text:style-name="P4">
Time: 2023-07-07T68:00:00-04:00</text:p>
      <text:p text:style-name="P4">
Description: To the court, the accusations of Stosno Permani MIST South Ukrainian were shut up to the trial ... The war with Ukraine 2022, the war with Ukraine is the latest news today, the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yuzhnoukrayinsk-1.jpg" text:style-name="Internet_20_link" text:visited-style-name="Visited_20_Internet_20_Link">
yuzhnoukrayinsk-1.jpg</text:a>
']</text:p>
      <text:p text:style-name="P4">
Tags: ['STOPRUSSIA', 'АГРЕСІЯ РФ', 'ВТОРГНЕННЯ РФ', 'КОЛАБОРАНТ', 'ЮЖНОУКРАЇНСЬК']</text:p>
      <text:p text:style-name="P4">
Category: News</text:p>
      <!--METADATA-->
      <text:p text:style-name="P4">
<draw:frame draw:style-name="fr1" draw:name="Image269" text:anchor-type="as-char" svg:width="6.9236in" svg:height="3.894525in" draw:z-index="0">
<draw:image xlink:href="../Images/AРМІЯINFORM/2023-07-07T68-00-00-04-00/yuzhnoukrayinsk-1.jpg" xlink:type="simple" xlink:show="embed" xlink:actuate="onLoad" draw:mime-type="image/jpeg"/>
</draw:frame>
An indictment was sent to the court regarding the resident of the city of Yuzhnoukrainsk by the consolidation of unauthorized dissemination of information on the location of armed force Ukraine.</text:p>
      <text:p text:style-name="P4">
About it <text:a xlink:type="simple" xlink:href="https://www.gp.gov.ua/ua/posts/posiryuvav-dani-pro-roztasuvannya-zsu-yaki-zaxishhayut-yuznoukrayinsku-aes-suditimut-poplicnika-agresora" text:style-name="Internet_20_link" text:visited-style-name="Visited_20_Internet_20_Link">
reports</text:a>
The press service of the Office of the Prosecutor General of Ukraine.</text:p>
      <text:p text:style-name="P4">
The investigation found that the accused to accomplish the task representatives-aggressor, through Telegram, disseminated information about the location of the scent and near the city of the South Ukrainian Units of the Armed Forces of Ukraine, which are recognized as the protection of the Southern Ukrainian Nuclear Power Plant. It provides asset coordinates for which he received funds into a bank account.</text:p>
      <text:p text:style-name="P4">
Law enforcement officers detained the accused during the execution of one of the following ones immediately after the photo and video recording of the temporary location of the Armed Forces personnel.</text:p>
      <text:p text:style-name="P4">
The accused is now in custody.</text:p>
      <text:p text:style-name="P4">
News Source: <text:a xlink:type="simple" xlink:href="https://armyinform.com.ua/2023/07/07/zhytel-yuzhnoukrayinska-pide-pid-sud-informuvav-voroga-shhodo-roztashuvannya-zsu-bilya-pivdennoukrayinskoyi-aes/" text:style-name="Internet_20_link" text:visited-style-name="Visited_20_Internet_20_Link">
https://armyinform.com.ua/2023/07/07/zhytel-yuzhnoukrayinska-pide-pid-sud-informuvav-voroga-shhodo-roztashuvannya-zsu-bilya-pivdennoukrayinskoyi-aes/</text:a>
</text:p>
      <!--NEWS-->
      <text:h text:style-name="P10" text:outline-level="1">
<text:span text:style-name="T4">
In the Bakhmut direction, the defense forces continue to keep the initiative and move on flanks - Sergey Cherevaty</text:span>
</text:h>
      <text:p text:style-name="P4">
Author: ['Григорій Мазур']</text:p>
      <text:p text:style-name="P4">
Time: 2023-07-07T69:00:00-04:00</text:p>
      <text:p text:style-name="P4">
Description: The defense of defense is to go off the advance of the enemy’s passage in the enemy in lively ... War with Ukraine 2022, the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1/07/garmata3.jpg" text:style-name="Internet_20_link" text:visited-style-name="Visited_20_Internet_20_Link">
garmata3.jpg</text:a>
']</text:p>
      <text:p text:style-name="P4">
Tags: ['ОБОРОНА УКРАЇНИ', 'СЕРГІЙ ЧЕРЕВАТИЙ', 'ХРОНІКА ОБОРОНИ']</text:p>
      <text:p text:style-name="P4">
Category: News</text:p>
      <!--METADATA-->
      <text:p text:style-name="P4">
<draw:frame draw:style-name="fr1" draw:name="Image270" text:anchor-type="as-char" svg:width="6.9236in" svg:height="4.615733in" draw:z-index="0">
<draw:image xlink:href="../Images/AРМІЯINFORM/2023-07-07T69-00-00-04-00/garmata3.jpg" xlink:type="simple" xlink:show="embed" xlink:actuate="onLoad" draw:mime-type="image/jpeg"/>
</draw:frame>
Defense forces continue offensive actions, despite the advantage of the enemy of power and technology. Colonel Sergey Cherevaty, a reported by the Eastern Group of the Armed Forces of the Armed Forces of the Armed Forces of the Armed Forces of the Armed Forces of the Armed Forces of the Armed Forces of the Armed Forces.</text:p>
      <ul>
        <li>
In the Bakhmut direction, the forces of defense continue to keep the initiative, carry out assault actions and move on the northern and southern flanks. In addition, in the last day, our defenders have advanced forward over a distance of a kilometer, - said Sergei Cherevaty. - RF troops make a powerful resistance. Occupants 318 times have been greeted from us from the artillery and RSZV, they made 3 aualyts. In total, there were 7 combat clashes, during which 61 occupanthabul was destroyed, 116 were injured and 5 people were captured. Also destroyed enemy BMP, APC, landing machine, Grad RSSV, two self -propelled hyacinth installations, two guns, two radar stations, five ammunition warehouses and anti -tank complex.</li>
      </ul>
      <text:p text:style-name="P4">
The officer also reported that in the Limano-Kubyansk direction the enemy was 6 times decisted to take offensive actions. The invaders inflicted 578 artillery managers, made 19 aircraft. During the reflection of attacks, 35 invaders were destroyed, 82 were injured, 2 - captured. Our warriors destroyed the enemy's BMP, mortar calculation and 5 UAVs.</text:p>
      <text:p text:style-name="P4">
Answering the study of the studio about whether the daily destruction of a large number of warehouses with ammunition of the enemy Ukrainian defenders is affected by the nature of the fighting. He called unique simultaneous experience in the use of our warrilille systems of the Soviet model in combination with the artillery mom of NATO countries.</text:p>
      <text:p text:style-name="P4">
News Source: <text:a xlink:type="simple" xlink:href="https://armyinform.com.ua/2023/07/07/na-bahmutskomu-napryamku-syly-oborony-prodovzhuyut-utrymuvaty-inicziatyvu-ta-prosuvayutsya-na-flangah-sergij-cherevatyj/" text:style-name="Internet_20_link" text:visited-style-name="Visited_20_Internet_20_Link">
https://armyinform.com.ua/2023/07/07/na-bahmutskomu-napryamku-syly-oborony-prodovzhuyut-utrymuvaty-inicziatyvu-ta-prosuvayutsya-na-flangah-sergij-cherevatyj/</text:a>
</text:p>
      <!--NEWS-->
      <text:h text:style-name="P10" text:outline-level="1">
<text:span text:style-name="T4">
The Basketball Youth Team defeated Georgia at the euro-2023 start</text:span>
</text:h>
      <text:p text:style-name="P4">
Authors: Ukrinform (Person)</text:p>
      <text:p text:style-name="P4">
Publisher: Укринформ (Organization)</text:p>
      <text:p text:style-name="P4">
Published Time: 2023-07-07T6:54:45+03:00</text:p>
      <text:p text:style-name="P4">
Modified Time: 2023-07-07T21:54:45+03:00</text:p>
      <text:p text:style-name="P4">
Description: Basketball Youth Team (Players under 20 years) began a performance at the European Championships 2023 in a division in Skopje (Northern Macedonia). - Ukrinform.</text:p>
      <text:p text:style-name="P4">
Images: ['<text:a xlink:type="simple" xlink:href="https://static.ukrinform.com/photos/2023_07/thumb_files/630_360_1688754796-779.jpg" text:style-name="Internet_20_link" text:visited-style-name="Visited_20_Internet_20_Link">
630_360_16887...</text:a>
']</text:p>
      <text:p text:style-name="P4">
Tags: ['Баскетбол']</text:p>
      <text:p text:style-name="P4">
Type: Article</text:p>
      <!--METADATA-->
      <text:p text:style-name="P4">
<draw:frame draw:style-name="fr1" draw:name="Image271" text:anchor-type="as-char" svg:width="6.9236in" svg:height="3.956343in" draw:z-index="0">
<draw:image xlink:href="../Images/yкринформ/2023-07-07T6-54-45-03-00/630_360_1688754796-779.jpg" xlink:type="simple" xlink:show="embed" xlink:actuate="onLoad" draw:mime-type="image/jpeg"/>
</draw:frame>
Basketball Youth Team(Players under 20 years)With victory starting at the European Championships 2023 in Division in Skopje(Northern Macedonia).</text:p>
      <text:p text:style-name="P4">
У першому турі групи С «синьо-жовті» завдади нищівної поразки одноліткам зГрузії - 82:55 (25:11, 12:17, 22:12, 23:15), reports Ukrinform.</text:p>
      <text:p text:style-name="P4">
On July 8, Ukraine will play with Sweden, July 9 - against Azerbaijan, July 12 - Zkosovo.</text:p>
      <text:p text:style-name="P4">
<text:span text:style-name="T4">
 Read also: </text:span>
 <text:a xlink:type="simple" xlink:href="https://www.ukrinform.ua/rubric-sports/3732801-prometej-diznavsa-supernikiv-u-evrokubku-sezonu-202324.html" text:style-name="Internet_20_link" text:visited-style-name="Visited_20_Internet_20_Link">
Prometheus learned rivals in the European Cup of the 2023/24 season</text:a>
As a result of the European Championship in the division in the three best teams of four quartets of the tournament - the finalists and the winner of the match for the third place - they will hold the increase in the classroom and will climb in Division A.</text:p>
      <text:p text:style-name="P4">
Photo: FBU.</text:p>
      <text:p text:style-name="P4">
News Source: <text:a xlink:type="simple" xlink:href="https://www.ukrinform.ua/rubric-sports/3732974-molodizna-zbirna-ukraini-z-basketbolu-rozgromila-gruziu-na-starti-evro2023.html" text:style-name="Internet_20_link" text:visited-style-name="Visited_20_Internet_20_Link">
https://www.ukrinform.ua/rubric-sports/3732974-molodizna-zbirna-ukraini-z-basketbolu-rozgromila-gruziu-na-starti-evro2023.html</text:a>
</text:p>
      <!--NEWS-->
      <text:h text:style-name="P10" text:outline-level="1">
<text:span text:style-name="T4">
Volodymyr Zelenskyy met with the Czech political establishment in Prague - thanked for the sustainable support of Ukraine</text:span>
</text:h>
      <text:p text:style-name="P4">
Author: ['АРМІЯINFORM']</text:p>
      <text:p text:style-name="P4">
Time: 2023-07-07T70:00:00-04:00</text:p>
      <text:p text:style-name="P4">
Description: President of Ukraine Volodymyr Zelensky, in the framework of the OFITSIA VIZITS before the Czech was itching ... the war with Ukraine 2022, the war with Ukraine is the latest news today, the News War with Ukraine 2022 is the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czechia.jpg" text:style-name="Internet_20_link" text:visited-style-name="Visited_20_Internet_20_Link">
czechia.jpg</text:a>
']</text:p>
      <text:p text:style-name="P4">
Tags: ['STOPRUSSIA', 'ВТОРГНЕННЯ РФ', 'ДОПОМОГА ПАРТНЕРІВ', 'НАТО', 'СВІТ ПІДТРИМУЄ УКРАЇНУ', 'УКРАЇНА - ЧЕХІЯ']</text:p>
      <text:p text:style-name="P4">
Category: News</text:p>
      <!--METADATA-->
      <text:p text:style-name="P4">
<draw:frame draw:style-name="fr1" draw:name="Image272" text:anchor-type="as-char" svg:width="6.9236in" svg:height="3.894525in" draw:z-index="0">
<draw:image xlink:href="../Images/AРМІЯINFORM/2023-07-07T70-00-00-04-00/czechia.jpg" xlink:type="simple" xlink:show="embed" xlink:actuate="onLoad" draw:mime-type="image/jpeg"/>
</draw:frame>
President of Ukraine Volodymyr Zelensky, as part of his official visit to the Czech Republic, was with the President of the Senate of the Parliament of the country Milos, the Taprchyl Tap, the Chamber of Czech Parliament Deputies Marketa Pekarova Adamova.</text:p>
      <text:p text:style-name="P4">
About it <text:a xlink:type="simple" xlink:href="https://president.gov.ua/news/u-prazi-glava-derzhavi-zustrivsya-z-prezidentami-senatu-j-pa-84149" text:style-name="Internet_20_link" text:visited-style-name="Visited_20_Internet_20_Link">
reported</text:a>
Office of the President of Ukraine.</text:p>
      <text:p text:style-name="P4">
"Volodymyr Zelensky expressed his gratitude to the President of the Senate and the Czech people of Position and the effective support of Ukraine in the reconciling the armed aggression of Russian federation and with assistance to temporarily displaced Ukrainian citizens," the office said.</text:p>
      <text:p text:style-name="P4">
The President of Ukraine noted the importance of adopting the Senate's resolutions on <text:a xlink:type="simple" xlink:href="https://armyinform.com.ua/2022/05/12/senat-chehiyi-vyznav-genoczydom-ukrayinskogo-narodu-zlochyny-rosarmiyi-v-ukrayini/" text:style-name="Internet_20_link" text:visited-style-name="Visited_20_Internet_20_Link">
the recognition of Russia's crimes in Ukraine by the genocide of Ukrainian Narod</text:a>
and support <text:a xlink:type="simple" xlink:href="https://armyinform.com.ua/2022/09/18/chehiya-zaklykala-stvoryty-mizhnarodnyj-trybunal-cherez-zlochyny-rf-v-izyumi/" text:style-name="Internet_20_link" text:visited-style-name="Visited_20_Internet_20_Link">
creation of a special tribunal on the crime of aggression against Ukraine</text:a>
, which indicates the Czech's clear political position.</text:p>
      <text:p text:style-name="P4">
As the Ukrainian President emphasized in the office, special attention was paid to discussing the issue of the Global Summit of the Ukrainian formula of peace and the acquisition of Ukraine in NATO and the European Union as soon as possible.</text:p>
      <text:p text:style-name="P4">
Volodymyr Zelensky also thanked Milosh Vstrchil for the active position of the Czech Republic of Ukraine and important Ukrainian initiatives.</text:p>
      <text:p text:style-name="P4">
"Holding in Prague in October the Second Parliamentary Summit of the Crimean Platform will bring it closer to a common goal - the de -occupation of the Crimean Peninsula of Tavsikh temporarily occupied territories of Ukraine," Vladimirzelensky summarized.</text:p>
      <text:p text:style-name="P4">
Milosh Posstrchil gave Vladimir Zelensky a symbolic key to the Senatuchya.</text:p>
      <text:p text:style-name="P4">
“The biggest friends, those we respect, we convey the key to the Czech seven. Since you will have the key to the Czech Senate, the Senate and the Mester's doors will always be open, ”Milos Vistrchil said.</text:p>
      <text:p text:style-name="P4">
The President of Ukraine thanked the Czech Senate for the gift.</text:p>
      <text:p text:style-name="P4">
“I think it is the key that our people deserve our military. Thanks to such a sign of recognition of the strength of our country and the struggle for our statement. I want to thank you for opening the door to us at the beginning of Russia's invasion. They opened without any conditions, sheltered our people, ”said Volodymyr Zelenskyy.During a meeting with the President of the Chamber of Czech Parliament, Vladimirzelensky thanked for the support of Ukraine and the important decisions of the Lower Parcemant.</text:p>
      <text:p text:style-name="P4">
The interlocutors emphasized the need for sanction pressure on Russia within the ICE and other international organizations, as well as the interaction of the parties in the implementation of the Ukrainian EU and NATO's full membership. In this context, the President of Ukraine expressed his hope for the most active position on these issues of the Czech Parliament.</text:p>
      <text:p text:style-name="P4">
Volodymyr Zelensky also thanked for the provision of humanitarian assistance and the Czech and the Czech Republic on the reconstruction of Ukraine.</text:p>
      <text:p text:style-name="P4">
News Source: <text:a xlink:type="simple" xlink:href="https://armyinform.com.ua/2023/07/07/volodymyr-zelenskyj-u-prazi-zustrivsya-z-politychnym-isteblishmentom-chehiyi-podyakuvav-za-stalu-pidtrymku-ukrayiny/" text:style-name="Internet_20_link" text:visited-style-name="Visited_20_Internet_20_Link">
https://armyinform.com.ua/2023/07/07/volodymyr-zelenskyj-u-prazi-zustrivsya-z-politychnym-isteblishmentom-chehiyi-podyakuvav-za-stalu-pidtrymku-ukrayiny/</text:a>
</text:p>
      <!--NEWS-->
      <text:h text:style-name="P10" text:outline-level="1">
<text:span text:style-name="T4">
Volodymyr Zelenskyy announced a meeting with Recep Erdogan. Will discuss the exchange of prisoners and grain initiative</text:span>
</text:h>
      <text:p text:style-name="P4">
Author: ['АРМІЯINFORM']</text:p>
      <text:p text:style-name="P4">
Time: 2023-07-07T71:00:00-04:00</text:p>
      <text:p text:style-name="P4">
Description: President of Ukraine Volodymyr Zelensky PID Hour of the Office Zusti Iz President of the Czech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volodymyr-zelenskyj.jpg" text:style-name="Internet_20_link" text:visited-style-name="Visited_20_Internet_20_Link">
volodymyr-zelenskyj.jpg</text:a>
']</text:p>
      <text:p text:style-name="P4">
Tags: ['ВОЛОДИМИР ЗЕЛЕНСЬКИЙ', 'РЕДЖЕП ТАЇП ЕРДОГАН', 'ТУРЕЧЧИНА']</text:p>
      <text:p text:style-name="P4">
Category: News</text:p>
      <!--METADATA-->
      <text:p text:style-name="P4">
<draw:frame draw:style-name="fr1" draw:name="Image273" text:anchor-type="as-char" svg:width="6.9236in" svg:height="3.894525in" draw:z-index="0">
<draw:image xlink:href="../Images/AРМІЯINFORM/2023-07-07T71-00-00-04-00/volodymyr-zelenskyj.jpg" xlink:type="simple" xlink:show="embed" xlink:actuate="onLoad" draw:mime-type="image/jpeg"/>
</draw:frame>
President of Ukraine Volodymyr Zelensky during <text:a xlink:type="simple" xlink:href="https://armyinform.com.ua/2023/07/07/volodymyr-zelenskyj-i-petr-pavel-zustrilysya-z-ukrayinskym-hlopchykom-yakyj-likuyetsya-v-chehiyi/" text:style-name="Internet_20_link" text:visited-style-name="Visited_20_Internet_20_Link">
official zoom</text:a>
The Czech Republic of Czech Republic in Prague, when asked by journalists about his or her commercial visit to Turkey, noted that today it is necessary to rally the NATO member states in order to press politically on Russia together.</text:p>
      <text:p text:style-name="P4">
This is stated in <text:a xlink:type="simple" xlink:href="https://www.president.gov.ua/news/chitke-zaproshennya-ukrayini-do-chlenstva-v-nato-prodemonstr-84133" text:style-name="Internet_20_link" text:visited-style-name="Visited_20_Internet_20_Link">
message</text:a>
Presidential Office.</text:p>
      <text:p text:style-name="P4">
“We have some questions. Grain initiative. NATO support Ukraine is very important. Cartel. Many things we will talk about, Iviri, that we will have an agreement with the President of Turkey, ” - said Volodymyr Zelensky.</text:p>
      <text:p text:style-name="P4">
News Source: <text:a xlink:type="simple" xlink:href="https://armyinform.com.ua/2023/07/07/volodymyr-zelenskyj-anonsuvav-zustriv-iz-redzhepom-erdoganom-obgovoryuvatymut-obmin-polonenymy-ta-zernovu-inicziatyvu/" text:style-name="Internet_20_link" text:visited-style-name="Visited_20_Internet_20_Link">
https://armyinform.com.ua/2023/07/07/volodymyr-zelenskyj-anonsuvav-zustriv-iz-redzhepom-erdoganom-obgovoryuvatymut-obmin-polonenymy-ta-zernovu-inicziatyvu/</text:a>
</text:p>
      <!--NEWS-->
      <text:h text:style-name="P10" text:outline-level="1">
<text:span text:style-name="T4">
The President of Ukraine will visit Slovakia today</text:span>
</text:h>
      <text:p text:style-name="P4">
Author: ['АРМІЯINFORM']</text:p>
      <text:p text:style-name="P4">
Time: 2023-07-07T72:00:00-04:00</text:p>
      <text:p text:style-name="P4">
Description: Ukrainian President Volodymyr Zelensky Sogodnі, 7 lipnya, healthy vіzit to the word.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7/th.jpg" text:style-name="Internet_20_link" text:visited-style-name="Visited_20_Internet_20_Link">
th.jpg</text:a>
']</text:p>
      <text:p text:style-name="P4">
Tags: ['ВОЛОДИМИР ЗЕЛЕНСЬКИЙ', 'ПРЕЗИДЕНТ УКРАЇНИ', 'СЛОВАЧЧИНА']</text:p>
      <text:p text:style-name="P4">
Category: News</text:p>
      <!--METADATA-->
      <text:p text:style-name="P4">
<draw:frame draw:style-name="fr1" draw:name="Image274" text:anchor-type="as-char" svg:width="6.9236in" svg:height="4.352812in" draw:z-index="0">
<draw:image xlink:href="../Images/AРМІЯINFORM/2023-07-07T72-00-00-04-00/th.jpg" xlink:type="simple" xlink:show="embed" xlink:actuate="onLoad" draw:mime-type="image/jpeg"/>
</draw:frame>
President of Ukraine Volodymyr Zelensky today, July 7, will make a visit to the Research.</text:p>
      <text:p text:style-name="P4">
The Head of State <text:a xlink:type="simple" xlink:href="https://t.me/V_Zelenskiy_official/6886" text:style-name="Internet_20_link" text:visited-style-name="Visited_20_Internet_20_Link">
reported</text:a>
I can have a telegram.</text:p>
      <text:p text:style-name="P4">
"Important meetings in Bratislava with President Zuzana Chaputova, Prime Minister Louis Odor, Chairman of the National Council Boris Collero," he said.</text:p>
      <text:p text:style-name="P4">
During the meeting, Volodymyr Zelenskyy plans to discuss specific defense support and Euro -Atlantic integration of Ukraine, NATO summit and formula of peace, bilateral cooperation, energy security.</text:p>
      <text:p text:style-name="P4">
It is known that the President of Ukraine on July 6 <text:a xlink:type="simple" xlink:href="https://armyinform.com.ua/2023/07/06/prezydent-ukrayiny-u-bolgariyi-zustrivsya-z-premyerom-krayiny-oboronna-spivpraczya-sered-priorytetnyh-pytan/" text:style-name="Internet_20_link" text:visited-style-name="Visited_20_Internet_20_Link">
visited</text:a>
Bulgaria, then he <text:a xlink:type="simple" xlink:href="https://armyinform.com.ua/2023/07/07/prezydent-ukrayiny-pro-chlenstvo-v-nato-chitke-zaproshennya-stane-demonstracziyeyu-smilyvosti-alyansu/" text:style-name="Internet_20_link" text:visited-style-name="Visited_20_Internet_20_Link">
arrived</text:a>
to the Czech Republic.</text:p>
      <text:p text:style-name="P4">
News Source: <text:a xlink:type="simple" xlink:href="https://armyinform.com.ua/2023/07/07/prezydent-ukrayiny-sogodni-zdijsnyt-vizyt-do-slovachchyny/" text:style-name="Internet_20_link" text:visited-style-name="Visited_20_Internet_20_Link">
https://armyinform.com.ua/2023/07/07/prezydent-ukrayiny-sogodni-zdijsnyt-vizyt-do-slovachchyny/</text:a>
</text:p>
      <!--NEWS-->
      <text:h text:style-name="P10" text:outline-level="1">
<text:span text:style-name="T4">
The Czech Republic provides Ukraine with shock helicopters and hundreds of thousands of large -caliber ammunition</text:span>
</text:h>
      <text:p text:style-name="P4">
Author: ['АРМІЯINFORM']</text:p>
      <text:p text:style-name="P4">
Time: 2023-07-07T73:00:00-04:00</text:p>
      <text:p text:style-name="P4">
Description: Czech transmit Ukrainian more shock gelcopterin that boat. KRIM TO, OFITSINA ... War with Ukraine 2022, War with Ukraine latest news today, News War with Ukraine 2022 The last for today, will there be a war between Ukraine and Russia and when, the war with Ukraine in 2022 will be or not, will it be or not, will it be, will it be The war with Ukraine in the near future says, the war with Ukraine, Ukrainian news today, Ukrainian news in Ukrainian media in Russian</text:p>
      <text:p text:style-name="P4">
Images: ['<text:a xlink:type="simple" xlink:href="https://armyinform.com.ua/wp-content/uploads/2023/07/zelenskyj_fiala.jpg" text:style-name="Internet_20_link" text:visited-style-name="Visited_20_Internet_20_Link">
zelenskyj_fiala.jpg</text:a>
']</text:p>
      <text:p text:style-name="P4">
Tags: ['ВОЛОДИМИР ЗЕЛЕНСЬКИЙ', 'ОЗБРОЄННЯ ТА ТЕХНІКА', 'СВІТ ПІДТРИМУЄ УКРАЇНУ', 'ЧЕХІЯ']</text:p>
      <text:p text:style-name="P4">
Category: News</text:p>
      <!--METADATA-->
      <text:p text:style-name="P4">
<draw:frame draw:style-name="fr1" draw:name="Image275" text:anchor-type="as-char" svg:width="6.9236in" svg:height="3.894525in" draw:z-index="0">
<draw:image xlink:href="../Images/AРМІЯINFORM/2023-07-07T73-00-00-04-00/zelenskyj_fiala.jpg" xlink:type="simple" xlink:show="embed" xlink:actuate="onLoad" draw:mime-type="image/jpeg"/>
</draw:frame>
The Czech Republic will transmit more shock helicopters and ammunition to Ukraine. In addition, official Prague will help in the preparation of pilots and supply airlines.</text:p>
      <text:p text:style-name="P4">
About it <text:a xlink:type="simple" xlink:href="https://www.youtube.com/watch" text:style-name="Internet_20_link" text:visited-style-name="Visited_20_Internet_20_Link">
reported</text:a>
The Czech Prime Minister Petr Fial during a meeting with President of Ukraine Volodymyrzelensky.</text:p>
      <text:p text:style-name="P4">
“Ukraine support is a priority for the Czech government, it will continue intensively in all areas. Ukraine is fighting for us, for the safety of Europe, ”said Peta Phal.</text:p>
      <text:p text:style-name="P4">
The Czech Prime Minister said that Volodymyr Zelenskyy would personally see the future NATO summit in Vilnius.</text:p>
      <text:p text:style-name="P4">
“I expect that all NATO allies will clearly support Ukraine in its application. Ukraine can count on the Czech voice, ”the Czech Premier emphasized.</text:p>
      <text:p text:style-name="P4">
He also reported that the Czech Republic would help with pilots preparation.</text:p>
      <text:p text:style-name="P4">
"We will also put simulators to take place in Ukraine," said Petal.</text:p>
      <text:p text:style-name="P4">
<text:span text:style-name="T5">
Paded Vitaliy Lytvyn.</text:span>
</text:p>
      <text:p text:style-name="P4">
News Source: <text:a xlink:type="simple" xlink:href="https://armyinform.com.ua/2023/07/07/chehiya-nadaye-ukrayini-udarni-vertoloty-ta-sotni-tysyach-velykokalibernyh-boyeprypasiv/" text:style-name="Internet_20_link" text:visited-style-name="Visited_20_Internet_20_Link">
https://armyinform.com.ua/2023/07/07/chehiya-nadaye-ukrayini-udarni-vertoloty-ta-sotni-tysyach-velykokalibernyh-boyeprypasiv/</text:a>
</text:p>
      <!--NEWS-->
      <text:h text:style-name="P10" text:outline-level="1">
<text:span text:style-name="T4">
A collaborator who stole and sent the Kherson to Russian torture will be held for 8 years</text:span>
</text:h>
      <text:p text:style-name="P4">
Author: ['АРМІЯINFORM']</text:p>
      <text:p text:style-name="P4">
Time: 2023-07-07T74:00:00-04:00</text:p>
      <text:p text:style-name="P4">
Description: Before the Vidpovіdalosti, it was attracted to the brushes of one member of the payback “The head ... War with Ukraine 2022, the war with Ukraine Latest news today, News War with Ukraine 2022 Last for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bez-nazvanyya-3.jpg" text:style-name="Internet_20_link" text:visited-style-name="Visited_20_Internet_20_Link">
bez-nazvanyya-3.jpg</text:a>
']</text:p>
      <text:p text:style-name="P4">
Tags: ['STOPRUSSIA', 'АГРЕСІЯ РФ', 'ВТОРГНЕННЯ РФ', 'СБУ']</text:p>
      <text:p text:style-name="P4">
Category: News</text:p>
      <!--METADATA-->
      <text:p text:style-name="P4">
<draw:frame draw:style-name="fr1" draw:name="Image276" text:anchor-type="as-char" svg:width="6.9236in" svg:height="4.615733in" draw:z-index="0">
<draw:image xlink:href="../Images/AРМІЯINFORM/2023-07-07T74-00-00-04-00/bez-nazvanyya-3.jpg" xlink:type="simple" xlink:show="embed" xlink:actuate="onLoad" draw:mime-type="image/jpeg"/>
</draw:frame>
It was possible to attract another participant of the occupation "Main Directorate of the Ministry of Internal Affairs in the Kherson region". The detainee was a local resident, who voluntarily went to cooperate during the occupation of the city and joined the Russian punitive body. He will now spend 8 years.</text:p>
      <text:p text:style-name="P4">
The SBU informs about it.</text:p>
      <text:p text:style-name="P4">
The collaborator was enrolled in the "separate battalion of the Kherson patrol service", he was given weapons and the form of the Russian sample. While in a "position", he guarded the captured administrative buildings, where the racists were arranged by local -industrial authorities.</text:p>
      <text:p text:style-name="P4">
In addition, he participated in the abductions of the Kherson, who were rested, who were then taken to Russian torture.</text:p>
      <text:p text:style-name="P4">
Considering the assistance of the investigation, the court appointed him an 8 -year prison with deprivation of the right to occupy positions in law enforcement and state authorities for a period of 15 years.</text:p>
      <text:p text:style-name="P4">
News Source: <text:a xlink:type="simple" xlink:href="https://armyinform.com.ua/2023/07/07/kolaborant-yakyj-vykradav-ta-dopravlyav-hersoncziv-do-rosijskyh-kativen-provede-za-gratamy-8-rokiv/" text:style-name="Internet_20_link" text:visited-style-name="Visited_20_Internet_20_Link">
https://armyinform.com.ua/2023/07/07/kolaborant-yakyj-vykradav-ta-dopravlyav-hersoncziv-do-rosijskyh-kativen-provede-za-gratamy-8-rokiv/</text:a>
</text:p>
      <!--NEWS-->
      <text:h text:style-name="P10" text:outline-level="1">
<text:span text:style-name="T4">
Ukraine and the Czech Republic have signed a memorandum in the field of military-technical cooperation</text:span>
</text:h>
      <text:p text:style-name="P4">
Author: ['АРМІЯINFORM']</text:p>
      <text:p text:style-name="P4">
Time: 2023-07-07T75:00:00-04:00</text:p>
      <text:p text:style-name="P4">
Description: At the timids of the Robochitu VIZIT President Volodymyr Zelensky, the Czech is the Czech ... War with Ukraine 2022, the war with Ukraine is th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1cd0e88f5840fa464f8743076a4bac0e_1688720414_extra_large.jpeg" text:style-name="Internet_20_link" text:visited-style-name="Visited_20_Internet_20_Link">
1cd0e88f5840fa464f8743076a4bac0e_1688720414_extra_large.jpeg</text:a>
']</text:p>
      <text:p text:style-name="P4">
Tags: ['ВІЙНА', 'МЕМОРАНДУМ', 'ОФІС ПРЕЗИДЕНТА УКРАЇНИ', 'ЧЕХІЯ']</text:p>
      <text:p text:style-name="P4">
Category: News</text:p>
      <!--METADATA-->
      <text:p text:style-name="P4">
<draw:frame draw:style-name="fr1" draw:name="Image277" text:anchor-type="as-char" svg:width="6.9236in" svg:height="4.617948in" draw:z-index="0">
<draw:image xlink:href="../Images/AРМІЯINFORM/2023-07-07T75-00-00-04-00/1cd0e88f5840fa464f8743076a4bac0e_1688720414_extra_large.jpeg" xlink:type="simple" xlink:show="embed" xlink:actuate="onLoad" draw:mime-type="image/jpeg"/>
</draw:frame>
Within the working visit of President of Ukraine Volodymyr Zelensky to the Czech Republic, a Memorandum of Understanding between the Ministry of Strategic Industry of Ukraine and the Ministry of Defense of the Czech Republic is signed.</text:p>
      <text:p text:style-name="P4">
About it <text:a xlink:type="simple" xlink:href="https://president.gov.ua/news/u-prisutnosti-prezidenta-ukrayini-ta-premyer-ministra-chehiy-84137" text:style-name="Internet_20_link" text:visited-style-name="Visited_20_Internet_20_Link">
reports</text:a>
Office of the President of Ukraine.</text:p>
      <text:p text:style-name="P4">
"The purpose of this memorandum is to support military-technical cooperation, to make jobs to support projects for the production of weapons and ammunition and other defense industry projects, which are being implemented by defense companies in the Ukrainian and Czech Republic through various forms of partnership,"-said.</text:p>
      <text:p text:style-name="P4">
According to the document, the participants agree to support joint projects of the defense industry computers.</text:p>
      <text:p text:style-name="P4">
In addition, the memorandum provides for the conclusion of separate contracts by inter -subjects of two states.</text:p>
      <text:p text:style-name="P4">
The document was signed by the Minister for Strategic Industry of Ukraine Oleksandr Kamyshin and the First Deputy Minister of Defense of the Czech Republica Frankish Schultz.</text:p>
      <text:p text:style-name="P4">
The office of the President of Ukraine added that in the near future to Ukraine the adjoining the Czech Republic into the development of agreements reached between the Ukrainian tassel.</text:p>
      <text:p text:style-name="P4">
News Source: <text:a xlink:type="simple" xlink:href="https://armyinform.com.ua/2023/07/07/ukrayina-ta-chehiya-pidpysaly-memorandum-u-sferi-vijskovo-tehnichnogo-spivrobitnycztva/" text:style-name="Internet_20_link" text:visited-style-name="Visited_20_Internet_20_Link">
https://armyinform.com.ua/2023/07/07/ukrayina-ta-chehiya-pidpysaly-memorandum-u-sferi-vijskovo-tehnichnogo-spivrobitnycztva/</text:a>
</text:p>
      <!--NEWS-->
      <text:h text:style-name="P10" text:outline-level="1">
<text:span text:style-name="T4">
Belarus undermines the safety of Euro -Atlantic space: the heads of Lithuania, Latvia and Poland have warned a letter from NATO Secretary General</text:span>
</text:h>
      <text:p text:style-name="P4">
Author: ['АРМІЯINFORM']</text:p>
      <text:p text:style-name="P4">
Time: 2023-07-07T76:00:00-04:00</text:p>
      <text:p text:style-name="P4">
Description: SPIVROTYTNITSRA MIZH ROSIYU BILORUSSYU PIDRIVAH NOT LASHEN BALTEK BALTICHICA, but ... War with Ukraine 2022, War with Ukraine Latest News today, War with Ukraine 2022 Last for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stoltenberg-1.jpg" text:style-name="Internet_20_link" text:visited-style-name="Visited_20_Internet_20_Link">
stoltenberg-1.jpg</text:a>
']</text:p>
      <text:p text:style-name="P4">
Tags: ['ГІТАНАС НАУСЄДА', 'ЄВРОАТЛАНТИЧНА ІНТЕГРАЦІЯ', 'ЛИТВА']</text:p>
      <text:p text:style-name="P4">
Category: News</text:p>
      <!--METADATA-->
      <text:p text:style-name="P4">
<draw:frame draw:style-name="fr1" draw:name="Image278" text:anchor-type="as-char" svg:width="6.9236in" svg:height="3.894525in" draw:z-index="0">
<draw:image xlink:href="../Images/AРМІЯINFORM/2023-07-07T76-00-00-04-00/stoltenberg-1.jpg" xlink:type="simple" xlink:show="embed" xlink:actuate="onLoad" draw:mime-type="image/jpeg"/>
</draw:frame>
Cooperation between Russia and Belarus undermines not only the safety of the Baltic Region, but also the security of the Euro -Atlantic space. About it in a letter-injection directed by NATO Secretary General Stoltenberg, Presidents of Lithuania Gitanas Nauseda, Poland Andrzej Duda and Latvia Egils drew the attention .</text:p>
      <text:p text:style-name="P4">
About it <text:a xlink:type="simple" xlink:href="https://www.lrp.lt/ru/glavy-litvy-polsi-i-latvii-v-svoem-pisme-preduprezdajut-nato-ob-ugroze-kotoruju-predstavljajut-sobytija-v-belarusi/40789" text:style-name="Internet_20_link" text:visited-style-name="Visited_20_Internet_20_Link">
reported</text:a>
The Lithuanian Presidential Service.</text:p>
      <text:p text:style-name="P4">
“The territory and resources of Belarus are used by Russia to brutally take an illegal aggressive war against Ukraine, which testifies to the tightness of the two countries. The last manifestations of this is the placement of tactical nuclear weapons in Belarus, which exacerbates the situation in the context of the war in Ukraine and poses a direct threat to the security of our society. This is another groove of NATO's Basic Act - Russia, which clearly shows that this documented validity, ”the letter of Lithuania, Poland and Latvia leaders reads.</text:p>
      <text:p text:style-name="P4">
The presidents also noted that the movement of the Russian Wagner Nanman and his leader Yevgeny Prigogine to Belarus is the political stability of this country, and will threaten the potential to control control of ordinary and nuclear weapons.</text:p>
      <text:p text:style-name="P4">
According to the presidents of Lithuania, Poland and Latvia, the arrival of the Group of Mentioned by Prigogine to Belarus after the unsuccessful <text:a xlink:type="simple" xlink:href="https://armyinform.com.ua/2023/07/05/ganna-malyar-marsh-spravedlyvosti-najmancziv-prygozhyna-zminyv-stavlennya-rosiyan-do-kerivnycztva-yihnoyi-derzhavy/" text:style-name="Internet_20_link" text:visited-style-name="Visited_20_Internet_20_Link">
rebellion of the beauty</text:a>
It may also be an incentive for Belarus to restore their efforts to organize a new wave of mass migration and the humanitarian crisis at the EU borders.</text:p>
      <text:p text:style-name="P4">
“On the eve of NATO Summit](https://armyinform.com.ua/2022/11/09/nastupnyj-samit-nato-vidbudetsya-vlitku-2023-roku-v-lytvi/)We need solidarity and unity so that we can withstand all threats on the 360-degree approach. These include threats that have brought the latest events in Belarus. We must show Russia that we see these threats and understand, and that we are ready to take all possible measures to counteract them, ”the letter of Presidents of Lithuania, Poland and Latvia reads.* revision of nuclear restraint and its adaptation to a new reality; * inclusion of common threats from Belarus in the process of military adaptation of the Alliance; * early placement of ammunition and weapons on the eastern flank of the Alliance; * increase in defense costs over 2 percent of GDP and linking this process with NATO priorities; * Increasing the resilience of the allies to hybrid threats, ” - said in a joint letter from the presidents of Lithuania, Poland and Latvia.</text:p>
      <text:p text:style-name="P4">
News Source: <text:a xlink:type="simple" xlink:href="https://armyinform.com.ua/2023/07/07/bilorus-pidryvaye-bezpeku-yevroatlantychnogo-prostoru-glavy-lytvy-latviyi-ta-polshhi-poperedyly-lystom-genseka-nato/" text:style-name="Internet_20_link" text:visited-style-name="Visited_20_Internet_20_Link">
https://armyinform.com.ua/2023/07/07/bilorus-pidryvaye-bezpeku-yevroatlantychnogo-prostoru-glavy-lytvy-latviyi-ta-polshhi-poperedyly-lystom-genseka-nato/</text:a>
</text:p>
      <!--NEWS-->
      <text:h text:style-name="P10" text:outline-level="1">
<text:span text:style-name="T4">
Russia does not allow the ICRC to Ukrainian prisoners of war to control the conditions of their maintenance</text:span>
</text:h>
      <text:p text:style-name="P4">
Author: ['АРМІЯINFORM']</text:p>
      <text:p text:style-name="P4">
Time: 2023-07-07T77:00:00-04:00</text:p>
      <text:p text:style-name="P4">
Description: The Imt people of the Chervonnoye Fucking Mandat on Vidvіdovannya Miss Utromann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photo_5278562666060825812_w.jpg" text:style-name="Internet_20_link" text:visited-style-name="Visited_20_Internet_20_Link">
photo_5278562666060825812_w.jpg</text:a>
']</text:p>
      <text:p text:style-name="P4">
Tags: ['ВІЙСЬКОВОПОЛОНЕНІ', 'КООРДИНАЦІЙНИЙ ШТАБ З ПИТАНЬ ПОВОДЖЕННЯ З ВІЙСЬКОВОПОЛОНЕНИМИ', 'МКЧХ']</text:p>
      <text:p text:style-name="P4">
Category: News</text:p>
      <!--METADATA-->
      <text:p text:style-name="P4">
<draw:frame draw:style-name="fr1" draw:name="Image279" text:anchor-type="as-char" svg:width="6.9236in" svg:height="3.882986in" draw:z-index="0">
<draw:image xlink:href="../Images/AРМІЯINFORM/2023-07-07T77-00-00-04-00/photo_5278562666060825812_w.jpg" xlink:type="simple" xlink:show="embed" xlink:actuate="onLoad" draw:mime-type="image/jpeg"/>
</draw:frame>
The International Committee of the Red Cross has a mandate to visit prisoners of war, but Russia impedes the work of the ICRC.</text:p>
      <text:p text:style-name="P4">
About this <text:a xlink:type="simple" xlink:href="https://t.me/Koord_shtab/1494" text:style-name="Internet_20_link" text:visited-style-name="Visited_20_Internet_20_Link">
the one was talking</text:a>
During the meeting with the merger of the fighters of the 1st Separate Tank Sivers Brigade at the Coordination Headquarters.</text:p>
      <text:p text:style-name="P4">
Representatives of the Staff and the Reintegration and Post -Insulation Department communicated with the families of prisoners and missing defenders.</text:p>
      <text:p text:style-name="P4">
"The aggressor country, overwhelmingly impedes the work of the ICRC, makes it impossible to control the maintenance of our captives in accordance with the demanding conventions," the statement said.</text:p>
      <text:p text:style-name="P4">
The headquarters also noted that Ukrainian prisoners of war, entered in the Registering Information Bureau, are in the field of view of the coordination Staff and all possible resources are used to release them.</text:p>
      <text:p text:style-name="P4">
News Source: <text:a xlink:type="simple" xlink:href="https://armyinform.com.ua/2023/07/07/rosiya-ne-daye-mkchh-kontrolyuvaty-umovy-utrymannya-ukrayinskyh-vijskovolonenyh/" text:style-name="Internet_20_link" text:visited-style-name="Visited_20_Internet_20_Link">
https://armyinform.com.ua/2023/07/07/rosiya-ne-daye-mkchh-kontrolyuvaty-umovy-utrymannya-ukrayinskyh-vijskovolonenyh/</text:a>
</text:p>
      <!--NEWS-->
      <text:h text:style-name="P10" text:outline-level="1">
<text:span text:style-name="T4">
A new rehabilitation center was launched for Ukrainian defenders as part of the Recovery Project</text:span>
</text:h>
      <text:p text:style-name="P4">
Author: ['Анатолій Бальчос']</text:p>
      <text:p text:style-name="P4">
Time: 2023-07-07T78:00:00-04:00</text:p>
      <text:p text:style-name="P4">
Description: For days for Ukraine, VIISKOVIKH was struck by the tiles of the Viddіlennya Reabilitats .... The war with Ukraine 2022, the war with Ukraine Latest news today, the News War with Ukraine 2022 The last ones for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7/01-reabilitaczijnyj-czentr-golovna.jpg" text:style-name="Internet_20_link" text:visited-style-name="Visited_20_Internet_20_Link">
01-reabilitaczijnyj-czentr-golovna.jpg</text:a>
', '<text:a xlink:type="simple" xlink:href="https://armyinform.com.ua/wp-content/uploads/2023/07/02-reabilitaczijnyj-czentr-150x150.jpg" text:style-name="Internet_20_link" text:visited-style-name="Visited_20_Internet_20_Link">
02-reabilitaczijnyj-czentr-150x150.jpg</text:a>
', '<text:a xlink:type="simple" xlink:href="https://armyinform.com.ua/wp-content/uploads/2023/07/03-reabilitaczijnyj-czentr-150x150.jpg" text:style-name="Internet_20_link" text:visited-style-name="Visited_20_Internet_20_Link">
03-reabilitaczijnyj-czentr-150x150.jpg</text:a>
', '<text:a xlink:type="simple" xlink:href="https://armyinform.com.ua/wp-content/uploads/2023/07/04-reabilitaczijnyj-czentr-150x150.jpg" text:style-name="Internet_20_link" text:visited-style-name="Visited_20_Internet_20_Link">
04-reabilitaczijnyj-czentr-150x150.jpg</text:a>
', '<text:a xlink:type="simple" xlink:href="https://armyinform.com.ua/wp-content/uploads/2023/07/05-reabilitaczijnyj-czentr-150x150.jpg" text:style-name="Internet_20_link" text:visited-style-name="Visited_20_Internet_20_Link">
05-reabilitaczijnyj-czentr-150x150.jpg</text:a>
', '<text:a xlink:type="simple" xlink:href="https://armyinform.com.ua/wp-content/uploads/2023/07/06-reabilitaczijnyj-czentr-150x150.jpg" text:style-name="Internet_20_link" text:visited-style-name="Visited_20_Internet_20_Link">
06-reabilitaczijnyj-czentr-150x150.jpg</text:a>
', '<text:a xlink:type="simple" xlink:href="https://armyinform.com.ua/wp-content/uploads/2023/07/07-reabilitaczijnyj-czentr-150x150.jpg" text:style-name="Internet_20_link" text:visited-style-name="Visited_20_Internet_20_Link">
07-reabilitaczijnyj-czentr-150x150.jpg</text:a>
', '<text:a xlink:type="simple" xlink:href="https://armyinform.com.ua/wp-content/uploads/2023/07/08-yaroslav-dobryanskyj-150x150.jpg" text:style-name="Internet_20_link" text:visited-style-name="Visited_20_Internet_20_Link">
08-yaroslav-dobryanskyj-150x150.jpg</text:a>
', '<text:a xlink:type="simple" xlink:href="https://armyinform.com.ua/wp-content/uploads/2023/07/09-kolektyv-czentru-150x150.jpg" text:style-name="Internet_20_link" text:visited-style-name="Visited_20_Internet_20_Link">
09-kolektyv-czentru-150x150.jpg</text:a>
', '<text:a xlink:type="simple" xlink:href="https://armyinform.com.ua/wp-content/uploads/2023/07/10-mariya-kiselova.jpg" text:style-name="Internet_20_link" text:visited-style-name="Visited_20_Internet_20_Link">
10-mariya-kiselova.jpg</text:a>
', '<text:a xlink:type="simple" xlink:href="https://armyinform.com.ua/wp-content/uploads/2023/07/11-vijskovyj-zsu-oleksandr.jpg" text:style-name="Internet_20_link" text:visited-style-name="Visited_20_Internet_20_Link">
11-vijskovyj-zsu-oleksandr.jpg</text:a>
', '<text:a xlink:type="simple" xlink:href="https://armyinform.com.ua/wp-content/uploads/2023/07/12-reabilitaczijnyj-czentr-rostyslav-andrusenko.jpg" text:style-name="Internet_20_link" text:visited-style-name="Visited_20_Internet_20_Link">
12-reabilitaczijnyj-czentr-rostyslav-andrusenko.jpg</text:a>
']</text:p>
      <text:p text:style-name="P4">
Tags: ['РЕАБІЛІТАЦІЯ']</text:p>
      <text:p text:style-name="P4">
Category: News</text:p>
      <!--METADATA-->
      <text:p text:style-name="P4">
<draw:frame draw:style-name="fr1" draw:name="Image280" text:anchor-type="as-char" svg:width="6.9236in" svg:height="4.615733in" draw:z-index="0">
<draw:image xlink:href="../Images/AРМІЯINFORM/2023-07-07T78-00-00-04-00/01-reabilitaczijnyj-czentr-golovna.jpg" xlink:type="simple" xlink:show="embed" xlink:actuate="onLoad" draw:mime-type="image/jpeg"/>
</draw:frame>
<text:span text:style-name="T4">
 The day for the Ukrainian military has been working on a state -of -the -art rehabilitation. Armyinform correspondent has visited the presentation of medical establishment to communicate with the military who are currently restoring the lost nation-Ukrainian health war. </text:span>
 **</text:p>
      <text:p text:style-name="P4">
The presentation of the Center for Heads of Medicine of Kyiv Region, Media Tacard Media of Duties of the Chairman of the Kyiv Regional Council was conducted by the head of the Department of Present and long -term rehabilitation of the hospital of the Kyiv Regional Center for Rehabilitation Medicine Rostislav Andrusenko. He reported that the financial support of the Ukrainian businessman's financial support was managed to repair the hospital premises in a timely manner, to provide it with modern medical equipment and other equipment that ensures its inclusiveness.</text:p>
      <text:p text:style-name="P4">
<text:a xlink:type="simple" xlink:href="https://armyinform.com.ua/wp-content/uploads/2023/07/02-reabilitaczijnyj-czentr.jpg" text:style-name="Internet_20_link" text:visited-style-name="Visited_20_Internet_20_Link">
!(Images/AРМІЯINFORM/2023-07-07T78-00-00-04-00/02-reabilitaczijnyj-czentr-150x150.jpg)</text:a>
</text:p>
      <text:p text:style-name="P4">
<text:a xlink:type="simple" xlink:href="https://armyinform.com.ua/wp-content/uploads/2023/07/03-reabilitaczijnyj-czentr.jpg" text:style-name="Internet_20_link" text:visited-style-name="Visited_20_Internet_20_Link">
<draw:frame draw:style-name="fr1" draw:name="Image281" text:anchor-type="as-char" svg:width="6.9236in" svg:height="6.9236in" draw:z-index="0">
<draw:image xlink:href="../Images/AРМІЯINFORM/2023-07-07T78-00-00-04-00/03-reabilitaczijnyj-czentr-150x150.jpg" xlink:type="simple" xlink:show="embed" xlink:actuate="onLoad" draw:mime-type="image/jpeg"/>
</draw:frame>
</text:a>
</text:p>
      <text:p text:style-name="P4">
<text:a xlink:type="simple" xlink:href="https://armyinform.com.ua/wp-content/uploads/2023/07/04-reabilitaczijnyj-czentr.jpg" text:style-name="Internet_20_link" text:visited-style-name="Visited_20_Internet_20_Link">
<draw:frame draw:style-name="fr1" draw:name="Image282" text:anchor-type="as-char" svg:width="6.9236in" svg:height="6.9236in" draw:z-index="0">
<draw:image xlink:href="../Images/AРМІЯINFORM/2023-07-07T78-00-00-04-00/04-reabilitaczijnyj-czentr-150x150.jpg" xlink:type="simple" xlink:show="embed" xlink:actuate="onLoad" draw:mime-type="image/jpeg"/>
</draw:frame>
</text:a>
According to Rostislav Andrusenko, rehabilitation services were created in the former regional hospital at the level of leading European centers. Rehabilitation department for the restoration of Ukrainian military equipment was modernly available with modern imported medical equipment, simulators to restore lost physical capacity. There is a possibility of long-term in the hospital, for nutrition and satisfaction of sanitary and hygienic need.</text:p>
      <text:p text:style-name="P4">
<text:a xlink:type="simple" xlink:href="https://armyinform.com.ua/wp-content/uploads/2023/07/05-reabilitaczijnyj-czentr.jpg" text:style-name="Internet_20_link" text:visited-style-name="Visited_20_Internet_20_Link">
!(Images/AРМІЯINFORM/2023-07-07T78-00-00-04-00/05-reabilitaczijnyj-czentr-150x150.jpg)</text:a>
</text:p>
      <text:p text:style-name="P4">
<text:a xlink:type="simple" xlink:href="https://armyinform.com.ua/wp-content/uploads/2023/07/06-reabilitaczijnyj-czentr.jpg" text:style-name="Internet_20_link" text:visited-style-name="Visited_20_Internet_20_Link">
<draw:frame draw:style-name="fr1" draw:name="Image283" text:anchor-type="as-char" svg:width="6.9236in" svg:height="6.9236in" draw:z-index="0">
<draw:image xlink:href="../Images/AРМІЯINFORM/2023-07-07T78-00-00-04-00/06-reabilitaczijnyj-czentr-150x150.jpg" xlink:type="simple" xlink:show="embed" xlink:actuate="onLoad" draw:mime-type="image/jpeg"/>
</draw:frame>
</text:a>
</text:p>
      <text:p text:style-name="P4">
<text:a xlink:type="simple" xlink:href="https://armyinform.com.ua/wp-content/uploads/2023/07/07-reabilitaczijnyj-czentr.jpg" text:style-name="Internet_20_link" text:visited-style-name="Visited_20_Internet_20_Link">
<draw:frame draw:style-name="fr1" draw:name="Image284" text:anchor-type="as-char" svg:width="6.9236in" svg:height="6.9236in" draw:z-index="0">
<draw:image xlink:href="../Images/AРМІЯINFORM/2023-07-07T78-00-00-04-00/07-reabilitaczijnyj-czentr-150x150.jpg" xlink:type="simple" xlink:show="embed" xlink:actuate="onLoad" draw:mime-type="image/jpeg"/>
</draw:frame>
</text:a>
</text:p>
      <text:p text:style-name="P4">
<text:a xlink:type="simple" xlink:href="https://armyinform.com.ua/wp-content/uploads/2023/07/08-yaroslav-dobryanskyj.jpg" text:style-name="Internet_20_link" text:visited-style-name="Visited_20_Internet_20_Link">
<draw:frame draw:style-name="fr1" draw:name="Image285" text:anchor-type="as-char" svg:width="6.9236in" svg:height="6.9236in" draw:z-index="0">
<draw:image xlink:href="../Images/AРМІЯINFORM/2023-07-07T78-00-00-04-00/08-yaroslav-dobryanskyj-150x150.jpg" xlink:type="simple" xlink:show="embed" xlink:actuate="onLoad" draw:mime-type="image/jpeg"/>
</draw:frame>
</text:a>
Yaroslav Dobryansky</text:p>
      <text:p text:style-name="P4">
<text:a xlink:type="simple" xlink:href="https://armyinform.com.ua/wp-content/uploads/2023/07/09-kolektyv-czentru.jpg" text:style-name="Internet_20_link" text:visited-style-name="Visited_20_Internet_20_Link">
!(Images/AРМІЯINFORM/2023-07-07T78-00-00-04-00/09-kolektyv-czentru-150x150.jpg)</text:a>
Center staff</text:p>
      <ul>
        <li>
Until a certain period of time, the Ministry of Health of Ukraine considered this Osaclade as a leading center of rehabilitation. According to all requirements, in particular, the material, etc., it meets the general state standard, - said the acting chairman of the Kyiv Regional Council, Yaroslav Dobryansky. - This medical facility was created precisely the treatment of people affected by the Chornobyl disaster. Today, based on traditions, experience of medical staff and urgent publicity, they decided to re -profile the hospital under the Kiev Regional Central Rehabilitation Medicine.</li>
      </ul>
      <text:p text:style-name="P4">
The creation of a state -of -the -art rehabilitation center in the capital region has become possible to consider the synergy of the public and public sectors. With the support of the National Project Recovery Victor and Elena Pinchuk in the center, in addition to the treatment and rehabilitation of severely wounded, the planned implementation of the prosthetics program is planned. Maria Kiselyova, Acting General Director of the Kyiv Regional Center for Rehabilitation Medicine, told this during the presentation of the Center.</text:p>
      <text:p text:style-name="P4">
<draw:frame draw:style-name="fr1" draw:name="Image286" text:anchor-type="as-char" svg:width="6.9236in" svg:height="4.615733in" draw:z-index="0">
<draw:image xlink:href="../Images/AРМІЯINFORM/2023-07-07T78-00-00-04-00/10-mariya-kiselova.jpg" xlink:type="simple" xlink:show="embed" xlink:actuate="onLoad" draw:mime-type="image/jpeg"/>
</draw:frame>
Maria Kiselev</text:p>
      <ul>
        <li>
Rehabilitation is not possible without neurologists, surgeons, cardiologists and other persons of the profile institution, who is our hospital, - said Mariatsylyova. - Our military patients are unstable and need constant support of all staff we are very grateful. We are studying the issues of disposal in our center of the spinal department. As for the polyclinic, I consider it a powerful tool for cooperation with insurance companies, which should bring additional funds for the Center. Currently, we are in mind in which the financial situation is unsatisfactory, so we work in this direction as well.</li>
      </ul>
      <text:p text:style-name="P4">
<draw:frame draw:style-name="fr1" draw:name="Image287" text:anchor-type="as-char" svg:width="6.9236in" svg:height="4.615733in" draw:z-index="0">
<draw:image xlink:href="../Images/AРМІЯINFORM/2023-07-07T78-00-00-04-00/11-vijskovyj-zsu-oleksandr.jpg" xlink:type="simple" xlink:show="embed" xlink:actuate="onLoad" draw:mime-type="image/jpeg"/>
</draw:frame>
Alexander's Military Armed Forces</text:p>
      <text:p text:style-name="P4">
<draw:frame draw:style-name="fr1" draw:name="Image288" text:anchor-type="as-char" svg:width="6.9236in" svg:height="4.615733in" draw:z-index="0">
<draw:image xlink:href="../Images/AРМІЯINFORM/2023-07-07T78-00-00-04-00/12-reabilitaczijnyj-czentr-rostyslav-andrusenko.jpg" xlink:type="simple" xlink:show="embed" xlink:actuate="onLoad" draw:mime-type="image/jpeg"/>
</draw:frame>
Rostislav Andrusenko</text:p>
      <text:p text:style-name="P4">
The Kyiv Regional Center for Rehabilitation Medicine has become the sixth of the 12 -planned rehabilitation institutions within the National Program of rehabilitation, which clearly demonstrates the unity of Ukrainian society to the world, its fancy to Ukrainian defenders, the Armed Forces of Ukraine.</text:p>
      <text:p text:style-name="P4">
<text:span text:style-name="T5">
Foto: Dmitry Yurchenko</text:span>
</text:p>
      <text:p text:style-name="P4">
News Source: <text:a xlink:type="simple" xlink:href="https://armyinform.com.ua/2023/07/07/dlya-ukrayinskyh-zahysnykiv-zapraczyuvav-novyj-reabilitaczijnyj-czentr-u-ramkah-proyektu-recovery/" text:style-name="Internet_20_link" text:visited-style-name="Visited_20_Internet_20_Link">
https://armyinform.com.ua/2023/07/07/dlya-ukrayinskyh-zahysnykiv-zapraczyuvav-novyj-reabilitaczijnyj-czentr-u-ramkah-proyektu-recovery/</text:a>
</text:p>
      <!--NEWS-->
      <text:h text:style-name="P10" text:outline-level="1">
<text:span text:style-name="T4">
In favor of the Ministry of Defense, the court charged UAH 3.9 million from penalties from the offender</text:span>
</text:h>
      <text:p text:style-name="P4">
Author: ['АРМІЯINFORM']</text:p>
      <text:p text:style-name="P4">
Time: 2023-07-07T79:00:00-04:00</text:p>
      <text:p text:style-name="P4">
Description: The Mrilomar Court of the Ministry of Education Kiwa, having borrowed the calls of the prosecutor’s prosecutor’s prosecutor’s office ... War with Ukraine 2022, war with Ukraine Latest news today, News War with Ukraine 2022 Last for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2/11/l3yeyi-c17x11x50px50p-c17x11x50px50p-36059dd0fa5ff9e3037f437e7e135b04.webp" text:style-name="Internet_20_link" text:visited-style-name="Visited_20_Internet_20_Link">
l3yeyi-c17x11x50px50p-c17x11x50px50p-36059dd0fa5ff9e3037f437e7e135b04.webp</text:a>
']</text:p>
      <text:p text:style-name="P4">
Tags: ['МОУ', 'СУД', 'ШТРАФНІ САНКЦІЇ']</text:p>
      <text:p text:style-name="P4">
Category: News</text:p>
      <!--METADATA-->
      <text:p text:style-name="P4">
<draw:frame draw:style-name="fr1" draw:name="Image289" text:anchor-type="as-char" svg:width="6.9236in" svg:height="4.486493in" draw:z-index="0">
<draw:image xlink:href="../ConvertedIMGs/AРМІЯINFORM/2023-07-07T79-00-00-04-00/l3yeyi-c17x11x50px50p-c17x11x50px50p-36059dd0fa5ff9e3037f437e7e135b04.png" xlink:type="simple" xlink:show="embed" xlink:actuate="onLoad" draw:mime-type="image/png"/>
</draw:frame>
Illustrative photo</text:p>
      <text:p text:style-name="P4">
The Commercial Court of Kyiv satisfied the claim of the Prosecutor's Office of the Central Region's Defense Osfera in the interests of the state in the person of the Ministry of Defense of Ukraine. According to the court decision, the offender company is obliged to pay the benefit of the IOU penalties for the amount of UAH 3.9 million.</text:p>
      <text:p text:style-name="P4">
About it <text:a xlink:type="simple" xlink:href="https://vppnr.gp.gov.ua/ua/news.html" text:style-name="Internet_20_link" text:visited-style-name="Visited_20_Internet_20_Link">
reports</text:a>
The press service of the specialized prosecutor's office in the field of defense of the Central Region.</text:p>
      <text:p text:style-name="P4">
It was established that in September 2020, a contract was concluded between the MoD of Ukraine and one of the state -owned enterprises on the purchase of services for public funds. The contractor of the concluded contract, the contractor violated the deadline for delivery of the product was determined by the contract.</text:p>
      <text:p text:style-name="P4">
In exercising prosecutorial powers, the specialized prosecutor's office of the region has submitted a lawsuit in the interests of the state to recover from the companion of the penalties for improper fulfillment of the terms of the contract.</text:p>
      <text:p text:style-name="P4">
On July 3 this year, the Commercial Court of Kyiv fully supported the position of prosecutors and satisfied the claim in full.</text:p>
      <text:p text:style-name="P4">
News Source: <text:a xlink:type="simple" xlink:href="https://armyinform.com.ua/2023/07/07/na-koryst-minoborony-sud-styagnuv-z-pidpryyemstva-porushnyka-39-mln-grn-shtrafnyh-sankczij/" text:style-name="Internet_20_link" text:visited-style-name="Visited_20_Internet_20_Link">
https://armyinform.com.ua/2023/07/07/na-koryst-minoborony-sud-styagnuv-z-pidpryyemstva-porushnyka-39-mln-grn-shtrafnyh-sankczij/</text:a>
</text:p>
      <!--NEWS-->
      <text:h text:style-name="P10" text:outline-level="1">
<text:span text:style-name="T4">
Volodymyr Zelenskyy met with Slovak President: discussed defensive cooperation</text:span>
</text:h>
      <text:p text:style-name="P4">
Author: ['АРМІЯINFORM']</text:p>
      <text:p text:style-name="P4">
Time: 2023-07-07T80:00:00-04:00</text:p>
      <text:p text:style-name="P4">
Description: President of Ukraine Volodymyr Zelensky at the Slovichini, Iz President of the Country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630_360_1688739875-564.jpg" text:style-name="Internet_20_link" text:visited-style-name="Visited_20_Internet_20_Link">
630_360_1688739875-564.jpg</text:a>
']</text:p>
      <text:p text:style-name="P4">
Tags: ['ВОЛОДИМИР ЗЕЛЕНСЬКИЙ', 'ОБОРОННА СПІВПРАЦЯ', 'ПРЕЗИДЕНТ', 'СЛОВАЧЧИНА']</text:p>
      <text:p text:style-name="P4">
Category: News</text:p>
      <!--METADATA-->
      <text:p text:style-name="P4">
<draw:frame draw:style-name="fr1" draw:name="Image290" text:anchor-type="as-char" svg:width="6.9236in" svg:height="3.956343in" draw:z-index="0">
<draw:image xlink:href="../Images/AРМІЯINFORM/2023-07-07T80-00-00-04-00/630_360_1688739875-564.jpg" xlink:type="simple" xlink:show="embed" xlink:actuate="onLoad" draw:mime-type="image/jpeg"/>
</draw:frame>
President of Ukraine Volodymyr Zelensky met with President of Ukraine Zuzana Chaputova in Slovakia.</text:p>
      <text:p text:style-name="P4">
The Head of State <text:a xlink:type="simple" xlink:href="https://t.me/V_Zelenskiy_official/6891" text:style-name="Internet_20_link" text:visited-style-name="Visited_20_Internet_20_Link">
reported</text:a>
I can have a telegram.</text:p>
      <text:p text:style-name="P4">
"We have discussed our defensive foreign policy cooperation with President Zuzana Chaputova: very specific projects, very specific things that are really helping now," the message reads.</text:p>
      <text:p text:style-name="P4">
He emphasized that in Slovakia they work for the interests of their peoples.</text:p>
      <text:p text:style-name="P4">
“Now, of course, the first priority is safety, protecting our common values that Europe makes Europe. Ukraine and Slovakia are more accurate today, ”Volodymyr Zelenskyy wrote.</text:p>
      <text:p text:style-name="P4">
News Source: <text:a xlink:type="simple" xlink:href="https://armyinform.com.ua/2023/07/07/volodymyr-zelenskyj-zustrivsya-iz-prezydentkoyu-slovachchyny-obgovoryly-oboronnu-spivpraczyu/" text:style-name="Internet_20_link" text:visited-style-name="Visited_20_Internet_20_Link">
https://armyinform.com.ua/2023/07/07/volodymyr-zelenskyj-zustrivsya-iz-prezydentkoyu-slovachchyny-obgovoryly-oboronnu-spivpraczyu/</text:a>
</text:p>
      <!--NEWS-->
      <text:h text:style-name="P10" text:outline-level="1">
<text:span text:style-name="T4">
Russia has reduced the number of rocket carriers in the Black Sea to one</text:span>
</text:h>
      <text:p text:style-name="P4">
Author: ['АРМІЯINFORM']</text:p>
      <text:p text:style-name="P4">
Time: 2023-07-07T81:00:00-04:00</text:p>
      <text:p text:style-name="P4">
Description: At the Chorny Morce on the Boyal Cherguvanni, the girls' Rosyyki Klabeliv, the Maed of the Yanged ... The war with Ukraine 2022, the war with Ukraine is the latest news today, the news war with Ukraine 2022 The last to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2/10/2022-10-27-u-chornomu-mori-perebuvayut-2.jpg" text:style-name="Internet_20_link" text:visited-style-name="Visited_20_Internet_20_Link">
2022-10-27-u-chornomu-mori-perebuvayut-2.jpg</text:a>
']</text:p>
      <text:p text:style-name="P4">
Tags: ['ВМС', 'РАКЕТИ «КАЛІБР»', 'ЧОРНЕ МОРЕ']</text:p>
      <text:p text:style-name="P4">
Category: News</text:p>
      <!--METADATA-->
      <text:p text:style-name="P4">
<draw:frame draw:style-name="fr1" draw:name="Image291" text:anchor-type="as-char" svg:width="6.9236in" svg:height="3.893007in" draw:z-index="0">
<draw:image xlink:href="../Images/AРМІЯINFORM/2023-07-07T81-00-00-04-00/2022-10-27-u-chornomu-mori-perebuvayut-2.jpg" xlink:type="simple" xlink:show="embed" xlink:actuate="onLoad" draw:mime-type="image/jpeg"/>
</draw:frame>
Illustrative photo</text:p>
      <text:p text:style-name="P4">
There are nine Russian ships in the Black Sea, including one carriage missile carriage with four calibers.</text:p>
      <text:p text:style-name="P4">
About it <text:a xlink:type="simple" xlink:href="https://t.me/ukrainian_navy/3596" text:style-name="Internet_20_link" text:visited-style-name="Visited_20_Internet_20_Link">
reports</text:a>
The press service of the Navy of the Armed Forces.</text:p>
      <text:p text:style-name="P4">
There is one enemy ship in the Sea of Azov.</text:p>
      <text:p text:style-name="P4">
In the Mediterranean, there are eight enemy ships on the battle duty, including one rocket carrier with 16 "caliber".</text:p>
      <text:p text:style-name="P4">
The Navy of the Armed Forces added that the Russian Federation continues to violate the International Convention on the Protected Life at the sea of 1974.(SOLAS)by turning off automatic identification systems(AIS), on civil vessels in the Azov Sea.</text:p>
      <text:p text:style-name="P4">
News Source: <text:a xlink:type="simple" xlink:href="https://armyinform.com.ua/2023/07/07/rosiya-zmenshyla-kilkist-raketonosiyiv-u-chornomu-mori-do-odnogo-2/" text:style-name="Internet_20_link" text:visited-style-name="Visited_20_Internet_20_Link">
https://armyinform.com.ua/2023/07/07/rosiya-zmenshyla-kilkist-raketonosiyiv-u-chornomu-mori-do-odnogo-2/</text:a>
</text:p>
      <!--NEWS-->
      <text:h text:style-name="P10" text:outline-level="1">
<text:span text:style-name="T4">
The enemy unsuccessfully tried to step on the five 8217;</text:span>
</text:h>
      <text:p text:style-name="P4">
Author: ['АРМІЯINFORM']</text:p>
      <text:p text:style-name="P4">
Time: 2023-07-07T82:00:00-04:00</text:p>
      <text:p text:style-name="P4">
Description: The last time of the Rosarmii was longed by Zseredhuvati Basic Zuill on ... War with Ukraine 2022, the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630_360_1687059570-296.jpg" text:style-name="Internet_20_link" text:visited-style-name="Visited_20_Internet_20_Link">
630_360_1687059570-296.jpg</text:a>
']</text:p>
      <text:p text:style-name="P4">
Tags: ['ГЕНШТАБ ЗС УКРАЇНИ', 'ОПЕРАТИВНА ІНФОРМАЦІЯ']</text:p>
      <text:p text:style-name="P4">
Category: News</text:p>
      <!--METADATA-->
      <text:p text:style-name="P4">
<draw:frame draw:style-name="fr1" draw:name="Image292" text:anchor-type="as-char" svg:width="6.9236in" svg:height="3.956343in" draw:z-index="0">
<draw:image xlink:href="../Images/AРМІЯINFORM/2023-07-07T82-00-00-04-00/630_360_1687059570-296.jpg" xlink:type="simple" xlink:show="embed" xlink:actuate="onLoad" draw:mime-type="image/jpeg"/>
</draw:frame>
During the last day, Rosarmia's troops continued to concentrate the main stations in Kupyansk, Lyman, Bakhmut, and Avdiivsky Tamarin directions - there were 20 fighting clashes.</text:p>
      <text:p text:style-name="P4">
About this <text:a xlink:type="simple" xlink:href="https://www.facebook.com/GeneralStaff.ua/posts/pfbid02iWiZ4agapeUsmhLqrghqA1MNvWaaj4PszwqKmoLZxopumnANxKpYHyqyPitY4aS2l" text:style-name="Internet_20_link" text:visited-style-name="Visited_20_Internet_20_Link">
it is referred</text:a>
In the operational information of the General Staff of the Armed Forces on Facebook.</text:p>
      <text:p text:style-name="P4">
<text:span text:style-name="T4">
 In the Kupyansk direction </text:span>
 the enemy tried to advance in the districts of Navoselivsky and Stelmachivka of Luhansk region. Our warriors keep the defense, reflected all the attacks of the enemy.</text:p>
      <text:p text:style-name="P4">
<text:span text:style-name="T4">
 In the Liman direction </text:span>
 During the day, the enemy led the assault actions of Tanamaggagorize our troops from the positions in the northwestern Brest Luhansk region, had no success.</text:p>
      <text:p text:style-name="P4">
<text:span text:style-name="T4">
 At Avdiivsky </text:span>
 - the enemy, with the support of aviation, performed unsuccessful successive actions in the districts of Novokalinov, Avdiivka and Nevelsky Donetsk region.</text:p>
      <text:p text:style-name="P4">
In the area of Marinka, our defenders repelled all the attacks.</text:p>
      <text:p text:style-name="P4">
<text:span text:style-name="T4">
 In the mineral direction </text:span>
 the enemy conducted unsuccessful offensive actions in the regional Donetsk region</text:p>
      <text:p text:style-name="P4">
<text:span text:style-name="T4">
 At Zaporizhzhya and Kherson </text:span>
 - the enemy focuses on the main efforts to fade further advance of our troops.</text:p>
      <text:p text:style-name="P4">
News Source: <text:a xlink:type="simple" xlink:href="https://armyinform.com.ua/2023/07/07/vorog-bezuspishno-namagavsya-nastupaty-na-pyatoh-napryamkah/" text:style-name="Internet_20_link" text:visited-style-name="Visited_20_Internet_20_Link">
https://armyinform.com.ua/2023/07/07/vorog-bezuspishno-namagavsya-nastupaty-na-pyatoh-napryamkah/</text:a>
</text:p>
      <!--NEWS-->
      <text:h text:style-name="P10" text:outline-level="1">
<text:span text:style-name="T4">
Ukraine needs a long -range weapon not only for offensive operations, but also for defense - President</text:span>
</text:h>
      <text:p text:style-name="P4">
Author: ['АРМІЯINFORM']</text:p>
      <text:p text:style-name="P4">
Time: 2023-07-07T83:00:00-04:00</text:p>
      <text:p text:style-name="P4">
Description: Without a distant Zbro Ukrainian Army, not tilki stitched in half the battle ... The war with Ukraine 2022, the war with Ukraine is the latest news today, the News War with Ukraine 2022 is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25a24276ae0a42d17eb53ff152cc4c5e_1688720416_extra_large.jpeg" text:style-name="Internet_20_link" text:visited-style-name="Visited_20_Internet_20_Link">
25a24276ae0a42d17eb53ff152cc4c5e_1688720416_extra_large.jpeg</text:a>
']</text:p>
      <text:p text:style-name="P4">
Tags: ['ВОЛОДИМИР ЗЕЛЕНСЬКИЙ', 'ПРЕЗИДЕНТ УКРАЇНИ']</text:p>
      <text:p text:style-name="P4">
Category: News</text:p>
      <!--METADATA-->
      <text:p text:style-name="P4">
<draw:frame draw:style-name="fr1" draw:name="Image293" text:anchor-type="as-char" svg:width="6.9236in" svg:height="4.617948in" draw:z-index="0">
<draw:image xlink:href="../Images/AРМІЯINFORM/2023-07-07T83-00-00-04-00/25a24276ae0a42d17eb53ff152cc4c5e_1688720416_extra_large.jpeg" xlink:type="simple" xlink:show="embed" xlink:actuate="onLoad" draw:mime-type="image/jpeg"/>
</draw:frame>
Without a long -range weapon, it is difficult not only to move on a polyb and release the territory from the Russian invaders, but also to perform defense, because the enemy remains an advantage in distance.</text:p>
      <text:p text:style-name="P4">
About it <text:a xlink:type="simple" xlink:href="https://www.president.gov.ua/news/ukrayina-potrebuye-dalekobijnoyi-zbroyi-ne-lishe-dlya-nastup-84141" text:style-name="Internet_20_link" text:visited-style-name="Visited_20_Internet_20_Link">
stated</text:a>
President of Ukraine Volodymyrzelensky during a meeting with media representatives as a result of negotiations by the Czech Prime Minister Peter Fiala in Prague.</text:p>
      <text:p text:style-name="P4">
“Without a long -range weapon, it is difficult not only to perform an offensive mission - it is also difficult to carry out a defensive operation. This indicates that you will defeat your land and cannot reach the appropriate distance to destroy your enemy. That is, the enemy has a remote advantage. That is why it is important, I would say that not for the offensive, but also for the defense and patronage of our military, ”the Head of State said.</text:p>
      <text:p text:style-name="P4">
The President noted that during the negotiations with partners, it was constantly focusing on the needs of Ukraine in long -range weapons.</text:p>
      <text:p text:style-name="P4">
“First of all, we are talking about the US. It depends only on them today. There is still a long -range projectile. It's a little different thing. To some of the systems we have are Artillery systems. We are talking about it not only with the United States, but also with other partners, ”said Volodymyr Zelenskyy.</text:p>
      <text:p text:style-name="P4">
Volodymyr Zelenskyy during <text:a xlink:type="simple" xlink:href="https://armyinform.com.ua/2023/07/07/volodymyr-zelenskyj-i-petr-pavel-zustrilysya-z-ukrayinskym-hlopchykom-yakyj-likuyetsya-v-chehiyi/" text:style-name="Internet_20_link" text:visited-style-name="Visited_20_Internet_20_Link">
official sitting</text:a>
with the President of the Czech Republic Peter Pavel in Prague <text:a xlink:type="simple" xlink:href="https://armyinform.com.ua/2023/07/07/volodymyr-zelenskyj-anonsuvav-zustriv-iz-redzhepom-erdoganom-obgovoryuvatymut-obmin-polonenymy-ta-zernovu-inicziatyvu/" text:style-name="Internet_20_link" text:visited-style-name="Visited_20_Internet_20_Link">
announced</text:a>
Meeting with Recep Erdogan, with whom he will discuss the exchanges and grain initiative.</text:p>
      <text:p text:style-name="P4">
News Source: <text:a xlink:type="simple" xlink:href="https://armyinform.com.ua/2023/07/07/ukrayina-potrebuye-dalekobijnoyi-zbroyi-ne-lyshe-dlya-nastupalnyh-operaczij-a-j-dlya-oborony-prezydent/" text:style-name="Internet_20_link" text:visited-style-name="Visited_20_Internet_20_Link">
https://armyinform.com.ua/2023/07/07/ukrayina-potrebuye-dalekobijnoyi-zbroyi-ne-lyshe-dlya-nastupalnyh-operaczij-a-j-dlya-oborony-prezydent/</text:a>
</text:p>
      <!--NEWS-->
      <text:h text:style-name="P10" text:outline-level="1">
<text:span text:style-name="T4">
Anna Malyar about the Bakhmut situation: an enemy trapped, our troops have advanced in some areas</text:span>
</text:h>
      <text:p text:style-name="P4">
Author: ['АРМІЯINFORM']</text:p>
      <text:p text:style-name="P4">
Time: 2023-07-07T84:00:00-04:00</text:p>
      <text:p text:style-name="P4">
Description: At Bakhmuti, the Vorog is actually known in Pasttsi. Our VIISKA was as much as possible ... The war with Ukraine 2022, the war with Ukraine is the latest news today, the news war with Ukraine 2022 The last for today, will there be a war between Ukraine and Russia and when, there will be a war with Ukraine in 2022, whether it will be, will it be The war with Ukraine in the near future says, the war with Ukraine, Ukrainian news today, Ukrainian news in Ukrainian media in Russian</text:p>
      <text:p text:style-name="P4">
Images: ['<text:a xlink:type="simple" xlink:href="https://armyinform.com.ua/wp-content/uploads/2022/12/5f9a1041.jpg" text:style-name="Internet_20_link" text:visited-style-name="Visited_20_Internet_20_Link">
5f9a1041.jpg</text:a>
']</text:p>
      <text:p text:style-name="P4">
Tags: ['БАХМУТ', 'БАХМУТСЬКИЙ НАПРЯМОК', 'ГАННА МАЛЯР', 'СИТУАЦІЯ НА ФРОНТІ']</text:p>
      <text:p text:style-name="P4">
Category: News</text:p>
      <!--METADATA-->
      <text:p text:style-name="P4">
<draw:frame draw:style-name="fr1" draw:name="Image294" text:anchor-type="as-char" svg:width="6.9236in" svg:height="4.61393in" draw:z-index="0">
<draw:image xlink:href="../Images/AРМІЯINFORM/2023-07-07T84-00-00-04-00/5f9a1041.jpg" xlink:type="simple" xlink:show="embed" xlink:actuate="onLoad" draw:mime-type="image/jpeg"/>
</draw:frame>
Gannamaars. Photo: Nazar Voloshin / Armyinform</text:p>
      <text:p text:style-name="P4">
In Bakhmut, the enemy is actually trapped. Our troops made the most of the enemy movement and made it impossible to exit.</text:p>
      <text:p text:style-name="P4">
About this Deputy Minister of Defense of Ukraine Anna Malyar <text:a xlink:type="simple" xlink:href="https://t.me/annamaliar/917" text:style-name="Internet_20_link" text:visited-style-name="Visited_20_Internet_20_Link">
reported</text:a>
In his telegram.</text:p>
      <text:p text:style-name="P4">
According to her, in the Bakhmut direction in the southern flank there is a promotion of a backlash - more than a kilometer. On the northern flank of battles without changing the provisions. Shelling continues on both sides.</text:p>
      <text:p text:style-name="P4">
Anna Malyar added that the Russian Federation continues to step on Avdiivsky, Maryinsky, Kupyansky, Lyman, Swatt and unsuccessfully tries to resolve our defense.</text:p>
      <text:p text:style-name="P4">
"Hot fighting is underway everywhere," she said.</text:p>
      <text:p text:style-name="P4">
News Source: <text:a xlink:type="simple" xlink:href="https://armyinform.com.ua/2023/07/07/ganna-malyar-pro-sytuacziyu-u-bahmuti-vorog-u-pastczi-nashi-vijska-prosunulys-na-deyakyh-dilyankah/" text:style-name="Internet_20_link" text:visited-style-name="Visited_20_Internet_20_Link">
https://armyinform.com.ua/2023/07/07/ganna-malyar-pro-sytuacziyu-u-bahmuti-vorog-u-pastczi-nashi-vijska-prosunulys-na-deyakyh-dilyankah/</text:a>
</text:p>
      <!--NEWS-->
      <text:h text:style-name="P10" text:outline-level="1">
<text:span text:style-name="T4">
Ukrainian Embassy in Azerbaijan organizes a flash mob to support servicemen</text:span>
</text:h>
      <text:p text:style-name="P4">
Author: ['АРМІЯINFORM']</text:p>
      <text:p text:style-name="P4">
Time: 2023-07-07T85:00:00-04:00</text:p>
      <text:p text:style-name="P4">
Description: The Embassy of Ukraine in Azerbaijani was bored with a flash mob #pirimaisachis.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7/dytyachyj-malyunok.jpg" text:style-name="Internet_20_link" text:visited-style-name="Visited_20_Internet_20_Link">
dytyachyj-malyunok.jpg</text:a>
']</text:p>
      <text:p text:style-name="P4">
Tags: ['ДИТЯЧІ МАЛЮНКИ', 'ПОСОЛЬСТВО АЗЕРБАЙДЖАНУ', 'ФЛЕШМОБ']</text:p>
      <text:p text:style-name="P4">
Category: News</text:p>
      <!--METADATA-->
      <text:p text:style-name="P4">
<draw:frame draw:style-name="fr1" draw:name="Image295" text:anchor-type="as-char" svg:width="6.9236in" svg:height="3.894525in" draw:z-index="0">
<draw:image xlink:href="../Images/AРМІЯINFORM/2023-07-07T85-00-00-04-00/dytyachyj-malyunok.jpg" xlink:type="simple" xlink:show="embed" xlink:actuate="onLoad" draw:mime-type="image/jpeg"/>
</draw:frame>
The Embassy of Ukraine in Azerbaijan has announced a flash mob <text:a xlink:type="simple" xlink:href="https://www.facebook.com/hashtag/%D0%BF%D1%96%D0%B4%D1%82%D1%80%D0%B8%D0%BC%D0%B0%D0%B9%D0%B7%D0%B0%D1%85%D0%B8%D1%81%D0%BD%D0%B8%D0%BA%D1%96%D0%B2%D1%83%D0%BA%D1%80%D0%B0%D1%97%D0%BD%D0%B8" text:style-name="Internet_20_link" text:visited-style-name="Visited_20_Internet_20_Link">
#supported by Ukraine</text:a>
.</text:p>
      <text:p text:style-name="P4">
Про це йдеться у<text:a xlink:type="simple" xlink:href="https://www.facebook.com/azerbaijan.mfa.gov.ua/posts/pfbid035FZFqXhE3abiK4knjdUG3tZwBNFCZB257uqrqvTKNzNuUpoz2Y6sJqBeT8uyX62sl" text:style-name="Internet_20_link" text:visited-style-name="Visited_20_Internet_20_Link">
повідомленні</text:a>
Embassies.</text:p>
      <text:p text:style-name="P4">
The purpose of the flashmob is to transfer children's drawings to Ukrainian defenders to the front.</text:p>
      <text:p text:style-name="P4">
"We want to share a part of the Azerbaijani warmth and show our solidarity and support the moral and combat spirit of our defenders, who will defend Ukraine tireless and night from the enemy," the statement said.</text:p>
      <text:p text:style-name="P4">
The theme of drawings is not limited. Creative approach - welcome. The organizers will play in the drawings to depict everything that the baby's soul wants.</text:p>
      <text:p text:style-name="P4">
Anyone can transfer children's drawings by July 12, 2023 to the Ukrainian Center, located at: Baku, 100s. Children's drawings with warmed wishes and greetings will be directed to Ukrainian defenders in the shortest possible time.</text:p>
      <text:p text:style-name="P4">
News Source: <text:a xlink:type="simple" xlink:href="https://armyinform.com.ua/2023/07/07/ukrayinske-posolstvo-v-azerbajdzhani-organizovuye-fleshmob-dlya-pidtrymky-vijskovosluzhbovcziv/" text:style-name="Internet_20_link" text:visited-style-name="Visited_20_Internet_20_Link">
https://armyinform.com.ua/2023/07/07/ukrayinske-posolstvo-v-azerbajdzhani-organizovuye-fleshmob-dlya-pidtrymky-vijskovosluzhbovcziv/</text:a>
</text:p>
      <!--NEWS-->
      <text:h text:style-name="P10" text:outline-level="1">
<text:span text:style-name="T4">
The Ministry of Defense told about the loss of Russians in Melitopol and Berdyansk directions</text:span>
</text:h>
      <text:p text:style-name="P4">
Author: ['АРМІЯINFORM']</text:p>
      <text:p text:style-name="P4">
Time: 2023-07-07T86:00:00-04:00</text:p>
      <text:p text:style-name="P4">
Description: At the Vorog on the PIVDNI, Zokrem at Melitopolsky to Berdyanskoi, to guess ... The war with Ukraine 2022, the war with Ukraine is the latest news today, the News War with Ukraine 2022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boibzh1478_big.jpg.3a5052b7eb6a7934d7afeb7406464d44.jpg" text:style-name="Internet_20_link" text:visited-style-name="Visited_20_Internet_20_Link">
boibzh1478_big.jpg.3a5052b7eb6a7934d7afeb7406464d44.jpg</text:a>
']</text:p>
      <text:p text:style-name="P4">
Tags: ['ГАННА МАЛЯР', 'ПІВДЕНЬ', 'СИТУАЦІЯ НА ФРОНТІ']</text:p>
      <text:p text:style-name="P4">
Category: News</text:p>
      <!--METADATA-->
      <text:p text:style-name="P4">
<draw:frame draw:style-name="fr1" draw:name="Image296" text:anchor-type="as-char" svg:width="6.9236in" svg:height="3.617581in" draw:z-index="0">
<draw:image xlink:href="../Images/AРМІЯINFORM/2023-07-07T86-00-00-04-00/boibzh1478_big.jpg.3a5052b7eb6a7934d7afeb7406464d44.jpg" xlink:type="simple" xlink:show="embed" xlink:actuate="onLoad" draw:mime-type="image/jpeg"/>
</draw:frame>
The enemy in the south, in particular in the Melitopol and Berdyansk directions, die 5.3 times more than in the Ukrainian army.</text:p>
      <text:p text:style-name="P4">
About this Deputy Minister of Defense of Ukraine Anna Malyar <text:a xlink:type="simple" xlink:href="https://t.me/annamaliar/917" text:style-name="Internet_20_link" text:visited-style-name="Visited_20_Internet_20_Link">
reported</text:a>
In his telegram.</text:p>
      <text:p text:style-name="P4">
“The forces of Ukraine's defense continue the offensive actions in the Melitopol Taredansk directions. Hot fighting continues everywhere. The ratio of nourishes in the south - 1 to 5.3. That is, the enemy in the south is perished 5.3 times more than us, ”her post reads.</text:p>
      <text:p text:style-name="P4">
According to Anna Malyar, because of the significant loss of the enemy in the live force on the South, hostile units refuse to participate in the fighting.</text:p>
      <text:p text:style-name="P4">
She added that Ukrainian troops are being fixed on the south, and carrying out counter -battering measures.</text:p>
      <text:p text:style-name="P4">
"In addition, our defenders actually grind there now the equipment of the enemy's such arms, destroy the warehouses of weapons, affect the compact seats of the Russian soldiers - thereby reducing the offensive of the offensive of the enemy's defensive capabilities," Anna Malyar wrote.</text:p>
      <text:p text:style-name="P4">
News Source: <text:a xlink:type="simple" xlink:href="https://armyinform.com.ua/2023/07/07/u-minoborony-rozpovily-pro-vtraty-rosiyan-na-melitopolskomu-ta-berdyanskomu-napryamkah/" text:style-name="Internet_20_link" text:visited-style-name="Visited_20_Internet_20_Link">
https://armyinform.com.ua/2023/07/07/u-minoborony-rozpovily-pro-vtraty-rosiyan-na-melitopolskomu-ta-berdyanskomu-napryamkah/</text:a>
</text:p>
      <!--NEWS-->
      <text:h text:style-name="P10" text:outline-level="1">
<text:span text:style-name="T4">
NATO Vilnius Summit will make Ukraine stronger - the Alliance Secretary General</text:span>
</text:h>
      <text:p text:style-name="P4">
Author: ['АРМІЯINFORM']</text:p>
      <text:p text:style-name="P4">
Time: 2023-07-07T87:00:00-04:00</text:p>
      <text:p text:style-name="P4">
Description: At the front of Samita Pivni -Attlant alliance with the general secretary єns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7/stoltenbrg.jpg" text:style-name="Internet_20_link" text:visited-style-name="Visited_20_Internet_20_Link">
stoltenbrg.jpg</text:a>
']</text:p>
      <text:p text:style-name="P4">
Tags: ['ЄНС СТОЛТЕНБЕРГ', 'НАТО', 'ПІДТРИМКА УКРАЇНИ', 'САМІТ НАТО']</text:p>
      <text:p text:style-name="P4">
Category: News</text:p>
      <!--METADATA-->
      <text:p text:style-name="P4">
<draw:frame draw:style-name="fr1" draw:name="Image297" text:anchor-type="as-char" svg:width="6.9236in" svg:height="3.894525in" draw:z-index="0">
<draw:image xlink:href="../Images/AРМІЯINFORM/2023-07-07T87-00-00-04-00/stoltenbrg.jpg" xlink:type="simple" xlink:show="embed" xlink:actuate="onLoad" draw:mime-type="image/jpeg"/>
</draw:frame>
On the eve of the summit of the North Atlantic Alliance in Vilnius, the Secretary General Jens Stoltenberg said that the meeting of the bloc's leaders "will be sent a clear message: NATO is the only one, and Russia's aggression will not pay off."</text:p>
      <text:p text:style-name="P4">
About it <text:a xlink:type="simple" xlink:href="https://www.nato.int/cps/en/natohq/news_216936.htm" text:style-name="Internet_20_link" text:visited-style-name="Visited_20_Internet_20_Link">
reports</text:a>
NATO press service.</text:p>
      <text:p text:style-name="P4">
"I expect the Alliance leaders to agree with three elements to bring Ukraine closer to NATO," Jens Stoltenberg announced.</text:p>
      <text:p text:style-name="P4">
The package will include a long -standing assistance program to ensure efficiency; Improvement of political communications-participation of the President of Ukraine of Zelensky in [inaugural meeting of the new Ukraine-Ukraine-Ukraine)(https://armyinform.com.ua/2023/07/06/pivnichnoatlantychnyj-alyans-pryznachyv-datu-pershogo-zasidannya-u-formati-rady-ukrayina-nato/); The confirmation that Ukraine will become a member of NATO, with unity of what Ukraine has become united by its purpose.</text:p>
      <text:p text:style-name="P4">
The Alliance members will also take important steps to strengthen the restraint of the denova, adopting three new regional defensive plans to counteract two -headed threats to NATO: Russia and terrorism. The plans will be supported by 300,000 soldiers in increased readiness, including considerable combat force in the world and at sea.</text:p>
      <text:p text:style-name="P4">
It is also expected that the Alliance will approve a plan for defense production for "aggregate demand, increase capacity and increase of labor compatibility", as well as a more ambitious promise to invest at least 2% of the gross domestic product annually.</text:p>
      <text:p text:style-name="P4">
“The Vilnius Summit will also be attended by leaders of Australia, New Zealand, Japan and South Korea, as well as the European Union. It will be the first summit of Finland as a member of NATO, ”said the Secretary General of NATO, adding that the block is waiting for Sweden as soon as possible.</text:p>
      <text:p text:style-name="P4">
After a constructive meeting of high-ranking officials from Turkey, Sweden Tafinland, Mr. Stoltenberg will meet with President Rezhdepomerdogan and Sweden Prime Minister Ulf Christerson in Vilnius on Thursday.</text:p>
      <text:p text:style-name="P4">
News Source: <text:a xlink:type="simple" xlink:href="https://armyinform.com.ua/2023/07/07/vilnyuskyj-samit-nato-zrobyt-ukrayinu-sylnishoyu-gensek-alyansu/" text:style-name="Internet_20_link" text:visited-style-name="Visited_20_Internet_20_Link">
https://armyinform.com.ua/2023/07/07/vilnyuskyj-samit-nato-zrobyt-ukrayinu-sylnishoyu-gensek-alyansu/</text:a>
</text:p>
      <!--NEWS-->
      <text:h text:style-name="P10" text:outline-level="1">
<text:span text:style-name="T4">
Today, to be pro -Ukrainian means to be pro -European, and the pro -Russian position is a proserorist - Volodymyr Zelenskyy</text:span>
</text:h>
      <text:p text:style-name="P4">
Author: ['АРМІЯINFORM']</text:p>
      <text:p text:style-name="P4">
Time: 2023-07-07T88:00:00-04:00</text:p>
      <text:p text:style-name="P4">
Description: President of Ukraine Volodymyr Zelensky Nosy - Shopodni Mati Prokraanka Positions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e9531eee90bb06d3b662fc6a4d0a5412_1688740237_wysiwyg.jpeg" text:style-name="Internet_20_link" text:visited-style-name="Visited_20_Internet_20_Link">
e9531eee90bb06d3b662fc6a4d0a5412_1688740237_wysiwyg.jpeg</text:a>
']</text:p>
      <text:p text:style-name="P4">
Tags: ['ВОЛОДИМИР ЗЕЛЕНСЬКИЙ', 'ПРЕЗИДЕНТ УКРАЇНИ', 'СЛОВАЧЧИНА']</text:p>
      <text:p text:style-name="P4">
Category: News</text:p>
      <!--METADATA-->
      <text:p text:style-name="P4">
<draw:frame draw:style-name="fr1" draw:name="Image298" text:anchor-type="as-char" svg:width="6.9236in" svg:height="4.621503in" draw:z-index="0">
<draw:image xlink:href="../Images/AРМІЯINFORM/2023-07-07T88-00-00-04-00/e9531eee90bb06d3b662fc6a4d0a5412_1688740237_wysiwyg.jpeg" xlink:type="simple" xlink:show="embed" xlink:actuate="onLoad" draw:mime-type="image/jpeg"/>
</draw:frame>
President of Ukraine Volodymyr Zelensky emphasizes that today the mother -in -Ukrainian position means to share democratic European values, and the pro -Russian is to maintain military aggression and terrorism.</text:p>
      <text:p text:style-name="P4">
The Head of State <text:a xlink:type="simple" xlink:href="https://www.president.gov.ua/news/volodimir-zelenskij-sogodni-buti-proukrayinskim-oznachaye-bu-84165" text:style-name="Internet_20_link" text:visited-style-name="Visited_20_Internet_20_Link">
stated</text:a>
During the meeting with media representatives after negotiations with the President of Slovakia, Zuzanoyuchapoutova in Bratislava.</text:p>
      <text:p text:style-name="P4">
“What does it mean to be pro -Ukrainian? It is pro -European. You are Uevropi today, you are an integral part of Europe - a calm, civilized one. What is prophetic views? The Russians are aggressors that came to the foreign land, they attacked, killed and killed, raped and tortured people. How can such views be obtained? Everyone has a choice. But if someone wants to provoke, to see Russia at the borders of their country, how much does such a check cost? ” - said Volodymyr Zelenskyy, answering questions journalists.</text:p>
      <text:p text:style-name="P4">
The President of Ukraine suggested to people who share the so -called pro -Russian views, to present the blasting of hydroelectric power plants in their country or the threat of nuclear power plant, and the discovery of a third of electricity of Ukraine.</text:p>
      <text:p text:style-name="P4">
"Do you really like this" Russian roulette "? What is a pro -Russian position? Today it is a proterehensive position. And this is wrong, ” - he is convinced.</text:p>
      <text:p text:style-name="P4">
Volodymyr Zelensky also drew attention to the fact that people from the United States of Europe would move to live in Russia or transplanted from European cars to cars of the Soviet model.</text:p>
      <text:p text:style-name="P4">
News Source: <text:a xlink:type="simple" xlink:href="https://armyinform.com.ua/2023/07/07/sogodni-buty-proukrayinskym-oznachaye-buty-proyevropejskym-a-prorosijska-pozycziya-ye-proterorystychnoyu-volodymyr-zelenskyj/" text:style-name="Internet_20_link" text:visited-style-name="Visited_20_Internet_20_Link">
https://armyinform.com.ua/2023/07/07/sogodni-buty-proukrayinskym-oznachaye-buty-proyevropejskym-a-prorosijska-pozycziya-ye-proterorystychnoyu-volodymyr-zelenskyj/</text:a>
</text:p>
      <!--NEWS-->
      <text:h text:style-name="P10" text:outline-level="1">
<text:span text:style-name="T4">
Treatment, rehabilitation, vacation: who is entitled to Mathose in 2023</text:span>
</text:h>
      <text:p text:style-name="P4">
Author: ['АРМІЯINFORM']</text:p>
      <text:p text:style-name="P4">
Time: 2023-07-07T89:00:00-04:00</text:p>
      <text:p text:style-name="P4">
Description: Nazrai Chimalo Zakhisnikiv I Zakhisnitsy, Kotri arrived in important injuries, demanding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7/foto-groshi-scaled.jpg" text:style-name="Internet_20_link" text:visited-style-name="Visited_20_Internet_20_Link">
foto-groshi-scaled.jpg</text:a>
']</text:p>
      <text:p text:style-name="P4">
Tags: ['СОЦЗАХИСТ', 'СОЦІАЛЬНИЙ ЗАХИСТ']</text:p>
      <text:p text:style-name="P4">
Category: News</text:p>
      <!--METADATA-->
      <text:p text:style-name="P4">
<draw:frame draw:style-name="fr1" draw:name="Image299" text:anchor-type="as-char" svg:width="6.9236in" svg:height="4.615733in" draw:z-index="0">
<draw:image xlink:href="../Images/AРМІЯINFORM/2023-07-07T89-00-00-04-00/foto-groshi-scaled.jpg" xlink:type="simple" xlink:show="embed" xlink:actuate="onLoad" draw:mime-type="image/jpeg"/>
</draw:frame>
There are currently many defenders and defenders who have suffered serious injuries or injuries, require long -term rehabilitation or rest. In order to support them during this time, the state introduced the norm to pay them some material assistance. Specialists of the Department of Social Security of the Ministry of Defense of Ukraine provided an appropriate clarification as to what kind of military personnel and what volumes in 2023 were paid material assistance to address social issues:</text:p>
      <text:p text:style-name="P4">
_ “On the payment of financial assistance for continuous stay on <text:span text:style-name="T4">
 treatment, rehabilitation or on leave for treatment </text:span>
 due(More than 30 consecutive days), as a result of injuries, diseases of the nervous, cardiovascular systems, musculoskeletal system and other diseases of organs and systems with severe course or seeds requiring multi-stage surgical treatment, prosthetics of the lost limb(limbs), endoprosthesis, transplantation of organs, individual care, anti -relapse treatment with long -term use of expensive drugs._</text:p>
      <text:p text:style-name="P4">
_Development of financial aid in the amount of <text:span text:style-name="T4">
 monthly cash </text:span>
 in 2023 is carried out on the above grounds related <text:span text:style-name="T4">
 exclusively </text:span>
 to the protection of the Motherland. "</text:p>
      <text:p text:style-name="P4">
Earlier, the Armyinform posted <text:a xlink:type="simple" xlink:href="https://armyinform.com.ua/2023/06/12/yaku-sumu-vyplachuyut-vijskovosluzhbovczyu-v-razi-vstanovlennya-invalidnosti/" text:style-name="Internet_20_link" text:visited-style-name="Visited_20_Internet_20_Link">
clarification</text:a>
on the payment of material assistance in 2023 to servicemen who were injured in the course of martial law, as well as those who have a disability as a result of injury.</text:p>
      <text:p text:style-name="P4">
_ Prepared Sergei Lemekh_</text:p>
      <text:p text:style-name="P4">
News Source: <text:a xlink:type="simple" xlink:href="https://armyinform.com.ua/2023/07/07/likuvannya-reabilitacziya-vidpustka-hto-maye-pravo-na-matdopomogu-v-2023-roczi/" text:style-name="Internet_20_link" text:visited-style-name="Visited_20_Internet_20_Link">
https://armyinform.com.ua/2023/07/07/likuvannya-reabilitacziya-vidpustka-hto-maye-pravo-na-matdopomogu-v-2023-roczi/</text:a>
</text:p>
      <!--NEWS-->
      <text:h text:style-name="P10" text:outline-level="1">
<text:span text:style-name="T4">
Pentagon announced a new package of assistance to Ukraine with cassette ammunition</text:span>
</text:h>
      <text:p text:style-name="P4">
Authors: Ukrinform (Person)</text:p>
      <text:p text:style-name="P4">
Publisher: Укринформ (Organization)</text:p>
      <text:p text:style-name="P4">
Published Time: 2023-07-07T8:06:00+03:00</text:p>
      <text:p text:style-name="P4">
Modified Time: 2023-07-07T22:06:00+03:00</text:p>
      <text:p text:style-name="P4">
Description: The US Department of Defense has officially announced the allocation of a new military assistance package to Ukraine with a total of $ 800 million. - Ukrinform.</text:p>
      <text:p text:style-name="P4">
Images: ['<text:a xlink:type="simple" xlink:href="https://static.ukrinform.com/photos/2016_07/thumb_files/630_360_1467320804-6747.jpg" text:style-name="Internet_20_link" text:visited-style-name="Visited_20_Internet_20_Link">
630_360_14673...</text:a>
']</text:p>
      <text:p text:style-name="P4">
Tags: ['Пентагон', 'США', 'Зброя', 'Боєприпаси', 'Війна з Росією']</text:p>
      <text:p text:style-name="P4">
Type: Article</text:p>
      <!--METADATA-->
      <text:p text:style-name="P4">
<draw:frame draw:style-name="fr1" draw:name="Image300" text:anchor-type="as-char" svg:width="6.9236in" svg:height="3.956343in" draw:z-index="0">
<draw:image xlink:href="../Images/yкринформ/2023-07-07T8-06-00-03-00/630_360_1467320804-6747.jpg" xlink:type="simple" xlink:show="embed" xlink:actuate="onLoad" draw:mime-type="image/jpeg"/>
</draw:frame>
The US Department of Defense has officially announced the allocation of new packaging assistance to Ukraine with a total of $ 800 million.</text:p>
      <text:p text:style-name="P4">
The statement was made on Friday by the Deputy Minister of Defense of the United States on Political Issues Colin Col, reports his own correspondent of Ukrinform.</text:p>
      <text:p text:style-name="P4">
The package contains cassette ammunition, as well as other types of weapons and ammunition for ZSU.</text:p>
      <text:p text:style-name="P4">
"Today, the United States continues to demonstrate its unchanged dedication to Ukraine about new allocation of military assistance in order to provide for -tax ammunition, weapons and equipment necessary to protect their Ukraine," the Pentagon representative said.</text:p>
      <text:p text:style-name="P4">
<text:span text:style-name="T4">
 Read also: </text:span>
 [in the Pentagon believe that <text:span text:style-name="T4">
 cassette </text:span>
 shells were baked for destruction(https://www.ukrinform.ua/rubric-ato/3726566-u-pentagoni-vvazaut-so-kasetni-snaradi-buli-b-efektivnimi-dla-znisenna-vijsk-rf.html)He stressed that assistance is allocated by the powers of the US President(Presidential Drawdown)That is, weapons will not be purchased from manufacturers, they will be approved immediately from the pentagon warehouses.</text:p>
      <text:p text:style-name="P4">
“Some of the opportunities in today's $ 800 million package includes artilleryer shells of 155 mm caliber, including DPICMS(Casset ammunition of American production - ed.)and artillery shells of 105 millimeters, ”he said.</text:p>
      <text:p text:style-name="P4">
<text:span text:style-name="T4">
 Read also: </text:span>
 <text:a xlink:type="simple" xlink:href="https://www.ukrinform.ua/rubric-ato/3732875-kraini-nato-okremo-mozut-virisuvati-ci-davati-ukraini-kasetni-boepripasi-stoltenberg.html" text:style-name="Internet_20_link" text:visited-style-name="Visited_20_Internet_20_Link">
NATO countries can separately decide whether to give Ukraine <text:span text:style-name="T4">
 cassette </text:span>
 ammunition - Stoltenberg</text:a>
In addition, new assistance tranche will enter additional <text:a xlink:type="simple" xlink:href="https://www.ukrinform.ua/tag-raketa" text:style-name="Internet_20_link" text:visited-style-name="Visited_20_Internet_20_Link">
missiles</text:a>
for Patriot and Himars SPRs, high -level Iabombs, as well as Bradley BMP and APC Stryker. The new package will include blasting ammunition and obstacle systems, as well as various stops and equipment.</text:p>
      <text:p text:style-name="P4">
In total, the United States has allocated more than $ 41.3 billion of military assistance from the beginning of a full -scale invasion of Russia on February 24, 2022.</text:p>
      <text:p text:style-name="P4">
News Source: <text:a xlink:type="simple" xlink:href="https://www.ukrinform.ua/rubric-ato/3732977-pentagon-ogolosiv-pro-novij-paket-dopomogi-ukraini-z-kasetnimi-boepripasami.html" text:style-name="Internet_20_link" text:visited-style-name="Visited_20_Internet_20_Link">
https://www.ukrinform.ua/rubric-ato/3732977-pentagon-ogolosiv-pro-novij-paket-dopomogi-ukraini-z-kasetnimi-boepripasami.html</text:a>
</text:p>
      <!--NEWS-->
      <text:h text:style-name="P10" text:outline-level="1">
<text:span text:style-name="T4">
Our art has destroyed the management point, seven artzobs and the Rushist Reb Station</text:span>
</text:h>
      <text:p text:style-name="P4">
Author: ['АРМІЯINFORM']</text:p>
      <text:p text:style-name="P4">
Time: 2023-07-07T90:00:00-04:00</text:p>
      <text:p text:style-name="P4">
Description: PIDRODILI of the rocket launches of the articular, the Office Paragraph, 7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oip-2.jpg" text:style-name="Internet_20_link" text:visited-style-name="Visited_20_Internet_20_Link">
oip-2.jpg</text:a>
']</text:p>
      <text:p text:style-name="P4">
Tags: ['АРТИЛЕРІЯ', 'ГЕНШТАБ ЗС УКРАЇНИ', 'ОПЕРАТИВНА ОБСТАНОВКА', 'РАКЕТНІ ВІЙСЬКА']</text:p>
      <text:p text:style-name="P4">
Category: News</text:p>
      <!--METADATA-->
      <text:p text:style-name="P4">
<draw:frame draw:style-name="fr1" draw:name="Image301" text:anchor-type="as-char" svg:width="6.9236in" svg:height="4.425846in" draw:z-index="0">
<draw:image xlink:href="../Images/AРМІЯINFORM/2023-07-07T90-00-00-04-00/oip-2.jpg" xlink:type="simple" xlink:show="embed" xlink:actuate="onLoad" draw:mime-type="image/jpeg"/>
</draw:frame>
Units of missile troops and artillery during the day were struck by the Office of Management, 7 artillery at fire positions and the enemy -electronic radio station.</text:p>
      <text:p text:style-name="P4">
About this <text:a xlink:type="simple" xlink:href="https://www.facebook.com/GeneralStaff.ua/posts/pfbid02iWiZ4agapeUsmhLqrghqA1MNvWaaj4PszwqKmoLZxopumnANxKpYHyqyPitY4aS2l" text:style-name="Internet_20_link" text:visited-style-name="Visited_20_Internet_20_Link">
it is referred</text:a>
In the operational information of the General Staff of the Armed Forces on Facebook.</text:p>
      <text:p text:style-name="P4">
In addition, the aviation of defense forces per day made 6 strokes in the areas of depreciation of the enemy's personnel, 2 - on his SDR and 1 - on the point of management.</text:p>
      <text:p text:style-name="P4">
Also, our defenders destroyed two reconnaissance UAVs of the operative-tactical level.</text:p>
      <text:p text:style-name="P4">
News Source: <text:a xlink:type="simple" xlink:href="https://armyinform.com.ua/2023/07/07/nasha-arta-znyshhyla-punkt-upravlinnya-sim-artzasobiv-ta-stancziyu-reb-rashystiv/" text:style-name="Internet_20_link" text:visited-style-name="Visited_20_Internet_20_Link">
https://armyinform.com.ua/2023/07/07/nasha-arta-znyshhyla-punkt-upravlinnya-sim-artzasobiv-ta-stancziyu-reb-rashystiv/</text:a>
</text:p>
      <!--NEWS-->
      <text:h text:style-name="P10" text:outline-level="1">
<text:span text:style-name="T4">
Ukraine and Slovakia have signed a contract for the production of Zuzana 2</text:span>
</text:h>
      <text:p text:style-name="P4">
Author: ['АРМІЯINFORM']</text:p>
      <text:p text:style-name="P4">
Time: 2023-07-07T91:00:00-04:00</text:p>
      <text:p text:style-name="P4">
Description: Slovchina to be prepared by the Samokhіdnі artillery installations Zuzana 2 for Ukraine. Contrac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7/66a4bc1ee782226b46b0c1b5ffe81cbd_1688733034_extra_large.jpeg" text:style-name="Internet_20_link" text:visited-style-name="Visited_20_Internet_20_Link">
66a4bc1ee782226b46b0c1b5ffe81cbd_1688733034_extra_large.jpeg</text:a>
', '<text:a xlink:type="simple" xlink:href="https://armyinform.com.ua/wp-content/uploads/2023/07/1-15-1536x1132-1.jpg" text:style-name="Internet_20_link" text:visited-style-name="Visited_20_Internet_20_Link">
1-15-1536x1132-1.jpg</text:a>
']</text:p>
      <text:p text:style-name="P4">
Tags: ['ВИРОБНИЦТВО', 'ВІЙНА', 'ЗБРОЯ ДЛЯ УКРАЇНИ', 'КОНТРАКТ', 'САУ ZUZANA 2', 'СЛОВАЧЧИНА']</text:p>
      <text:p text:style-name="P4">
Category: News</text:p>
      <!--METADATA-->
      <text:p text:style-name="P4">
<draw:frame draw:style-name="fr1" draw:name="Image302" text:anchor-type="as-char" svg:width="6.9236in" svg:height="4.617948in" draw:z-index="0">
<draw:image xlink:href="../Images/AРМІЯINFORM/2023-07-07T91-00-00-04-00/66a4bc1ee782226b46b0c1b5ffe81cbd_1688733034_extra_large.jpeg" xlink:type="simple" xlink:show="embed" xlink:actuate="onLoad" draw:mime-type="image/jpeg"/>
</draw:frame>
Slovakia will produce self -propelled artillery settings <text:a xlink:type="simple" xlink:href="https://armyinform.com.ua/2022/06/04/zuzana-2-shho-vidomo-pro-suchasni-slovaczki-sau/" text:style-name="Internet_20_link" text:visited-style-name="Visited_20_Internet_20_Link">
Zuzana2</text:a>
For Ukraine. The contract between countries has already been approved.</text:p>
      <text:p text:style-name="P4">
About it <text:a xlink:type="simple" xlink:href="https://www.youtube.com/live/Q4MkwAV7mDg" text:style-name="Internet_20_link" text:visited-style-name="Visited_20_Internet_20_Link">
stated</text:a>
President of Ukraine Volodymyr Zelensky during a press conference with Presidential Slavic Zuzana Chaputova.</text:p>
      <text:p text:style-name="P4">
"On the eve of the contract for the production of 16 self-propelled howans Zuzana-2. Of course, we also work for other joint industries: production of shells, guns ... That is, steps forward, and this is more safety and more jobs," the head of the Ukrainian state said.</text:p>
      <text:p text:style-name="P4">
The President also thanked for the defensive support that Slovakia is overwhelmed by the country for months of a large -scale war.</text:p>
      <text:p text:style-name="P4">
Earlier the Armyinform <text:a xlink:type="simple" xlink:href="https://armyinform.com.ua/2022/06/04/zuzana-2-shho-vidomo-pro-suchasni-slovaczki-sau/" text:style-name="Internet_20_link" text:visited-style-name="Visited_20_Internet_20_Link">
reported</text:a>
that in the future self-ski from Slovakia can become a good complement to the park of domestic artillery 155 mm caliber, which is already used in the front line, in particular: M777, M109, FH70 and Caesar.</text:p>
      <text:p text:style-name="P4">
<draw:frame draw:style-name="fr1" draw:name="Image303" text:anchor-type="as-char" svg:width="6.9236in" svg:height="5.100385in" draw:z-index="0">
<draw:image xlink:href="../Images/AРМІЯINFORM/2023-07-07T91-00-00-04-00/1-15-1536x1132-1.jpg" xlink:type="simple" xlink:show="embed" xlink:actuate="onLoad" draw:mime-type="image/jpeg"/>
</draw:frame>
</text:p>
      <text:p text:style-name="P4">
News Source: <text:a xlink:type="simple" xlink:href="https://armyinform.com.ua/2023/07/07/ukrayina-ta-slovachchyna-pidpysaly-kontrakt-na-vyrobnycztvo-sau-zuzana-2/" text:style-name="Internet_20_link" text:visited-style-name="Visited_20_Internet_20_Link">
https://armyinform.com.ua/2023/07/07/ukrayina-ta-slovachchyna-pidpysaly-kontrakt-na-vyrobnycztvo-sau-zuzana-2/</text:a>
</text:p>
      <!--NEWS-->
      <text:h text:style-name="P10" text:outline-level="1">
<text:span text:style-name="T4">
Olenivka terrorist attack: Ukraine managed to return the bodies of Ukrainian defenders</text:span>
</text:h>
      <text:p text:style-name="P4">
Author: ['АРМІЯINFORM']</text:p>
      <text:p text:style-name="P4">
Time: 2023-07-07T92:00:00-04:00</text:p>
      <text:p text:style-name="P4">
Description: Ukrainian turned by Tila Zakhisnikiv, Yaki was in the Rosieki terrorist attack ... War with Ukraine 2022, the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photo_5278336712126353634_y.jpg" text:style-name="Internet_20_link" text:visited-style-name="Visited_20_Internet_20_Link">
photo_5278336712126353634_y.jpg</text:a>
']</text:p>
      <text:p text:style-name="P4">
Tags: ['ВБИВСТВО В ОЛЕНІВЦІ', 'ДМИТРО ЛУБІНЕЦЬ', 'МКЧХ']</text:p>
      <text:p text:style-name="P4">
Category: News</text:p>
      <!--METADATA-->
      <text:p text:style-name="P4">
<draw:frame draw:style-name="fr1" draw:name="Image304" text:anchor-type="as-char" svg:width="6.9236in" svg:height="5.106155in" draw:z-index="0">
<draw:image xlink:href="../Images/AРМІЯINFORM/2023-07-07T92-00-00-04-00/photo_5278336712126353634_y.jpg" xlink:type="simple" xlink:show="embed" xlink:actuate="onLoad" draw:mime-type="image/jpeg"/>
</draw:frame>
Ukraine has returned the bodies of defenders who died as a result of the terrorist attack of Russian housing in the village of Olena of Donetsk region.</text:p>
      <text:p text:style-name="P4">
About it <text:a xlink:type="simple" xlink:href="https://t.me/dmytro_lubinetzs/2909" text:style-name="Internet_20_link" text:visited-style-name="Visited_20_Internet_20_Link">
reports</text:a>
Human Rights Commissioner for Human Rights Dmitry Lubinz in a telegram.</text:p>
      <text:p text:style-name="P4">
“Ukraine managed to return the bodies of Ukrainian defenders(Vied during a terrorist attack in Olenivka - _ ed.). Більшість з них ідентифіковані», — написавомбудсмен.</text:p>
      <text:p text:style-name="P4">
Він додав, що всі загиблі мали офіційний статус військовополонених, і вонибули верифіковані Міжнародним комітетом Червоного Хреста.</text:p>
      <text:p text:style-name="P4">
News Source: <text:a xlink:type="simple" xlink:href="https://armyinform.com.ua/2023/07/07/terakt-v-olenivczi-ukrayini-vdalosya-povernuty-tila-ukrayinskyh-zahysnykiv/" text:style-name="Internet_20_link" text:visited-style-name="Visited_20_Internet_20_Link">
https://armyinform.com.ua/2023/07/07/terakt-v-olenivczi-ukrayini-vdalosya-povernuty-tila-ukrayinskyh-zahysnykiv/</text:a>
</text:p>
      <!--NEWS-->
      <text:h text:style-name="P10" text:outline-level="1">
<text:span text:style-name="T4">
Above the raisin was the flags of the DShV and the Sicheslav Brigade</text:span>
</text:h>
      <text:p text:style-name="P4">
Author: ['Олексій Мазепа']</text:p>
      <text:p text:style-name="P4">
Time: 2023-07-07T93:00:00-04:00</text:p>
      <text:p text:style-name="P4">
Description: Suyogodni-prisoners rose on the outskirts of the izyuma flagpoles, on the Yaki Mallorstima ... The war with Ukraine 2022, the war with Ukraine is the latest news today, the news war with Ukraine 2022 is the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golovna-10.jpg" text:style-name="Internet_20_link" text:visited-style-name="Visited_20_Internet_20_Link">
golovna-10.jpg</text:a>
', '<text:a xlink:type="simple" xlink:href="https://armyinform.com.ua/wp-content/uploads/2023/07/1-13-150x150.jpg" text:style-name="Internet_20_link" text:visited-style-name="Visited_20_Internet_20_Link">
1-13-150x150.jpg</text:a>
', '<text:a xlink:type="simple" xlink:href="https://armyinform.com.ua/wp-content/uploads/2023/07/2-12-150x150.jpg" text:style-name="Internet_20_link" text:visited-style-name="Visited_20_Internet_20_Link">
2-12-150x150.jpg</text:a>
', '<text:a xlink:type="simple" xlink:href="https://armyinform.com.ua/wp-content/uploads/2023/07/3-13.jpg" text:style-name="Internet_20_link" text:visited-style-name="Visited_20_Internet_20_Link">
3-13.jpg</text:a>
']</text:p>
      <text:p text:style-name="P4">
Tags: ['STOPRUSSIA', 'АГРЕСІЯ РФ', 'ВТОРГНЕННЯ РФ']</text:p>
      <text:p text:style-name="P4">
Category: News</text:p>
      <!--METADATA-->
      <text:p text:style-name="P4">
<draw:frame draw:style-name="fr1" draw:name="Image305" text:anchor-type="as-char" svg:width="6.9236in" svg:height="4.615733in" draw:z-index="0">
<draw:image xlink:href="../Images/AРМІЯINFORM/2023-07-07T93-00-00-04-00/golovna-10.jpg" xlink:type="simple" xlink:show="embed" xlink:actuate="onLoad" draw:mime-type="image/jpeg"/>
</draw:frame>
Today, the warriors installed flagpoles on the outskirts of Izium, where the flags of Ukraine, the landing and assault troops of the Armed Forces of Ukraine and a separate-to-air nostant Sicheslav Brigade will be installed.</text:p>
      <text:p text:style-name="P4">
<text:a xlink:type="simple" xlink:href="https://armyinform.com.ua/wp-content/uploads/2023/07/1-13.jpg" text:style-name="Internet_20_link" text:visited-style-name="Visited_20_Internet_20_Link">
!(Images/AРМІЯINFORM/2023-07-07T93-00-00-04-00/1-13-150x150.jpg)</text:a>
</text:p>
      <text:p text:style-name="P4">
<text:a xlink:type="simple" xlink:href="https://armyinform.com.ua/wp-content/uploads/2023/07/2-12.jpg" text:style-name="Internet_20_link" text:visited-style-name="Visited_20_Internet_20_Link">
<draw:frame draw:style-name="fr1" draw:name="Image306" text:anchor-type="as-char" svg:width="6.9236in" svg:height="6.9236in" draw:z-index="0">
<draw:image xlink:href="../Images/AРМІЯINFORM/2023-07-07T93-00-00-04-00/2-12-150x150.jpg" xlink:type="simple" xlink:show="embed" xlink:actuate="onLoad" draw:mime-type="image/jpeg"/>
</draw:frame>
</text:a>
The event took place in order to perpetuate the feat of our paratroopers, who in 2022 had liberated the occupied territories of Kharkiv region and one of them entered the city of Izium. This Lightning Operation is one of the glorious victories that has entered our unbreakable country in the recent history!</text:p>
      <text:p text:style-name="P4">
<draw:frame draw:style-name="fr1" draw:name="Image307" text:anchor-type="as-char" svg:width="6.9236in" svg:height="4.615733in" draw:z-index="0">
<draw:image xlink:href="../Images/AРМІЯINFORM/2023-07-07T93-00-00-04-00/3-13.jpg" xlink:type="simple" xlink:show="embed" xlink:actuate="onLoad" draw:mime-type="image/jpeg"/>
</draw:frame>
- I remember how people were greeted on Izium streets. We were given the flowers and tried to treat something. And we were very much thanked for the release of the gaps, - says the participant of those events junior Sergeant Sashko. - I believe that every day we will also release my native Melitopol.</text:p>
      <text:p text:style-name="P4">
The operation to liberate the Slobozhanshchina became a clear proof of determination, courage and heroism of the Ukrainian landing.</text:p>
      <ul>
        <li>
The main thing is that we and our descendants to remember and not forget the exploits of the heroes who protected Ukraine and released it from the Russian Horde, - Lieutenant Colonel Viktorgatenyuk said the deputy commander of a separate airborne Sicheslav Brigade.</li>
      </ul>
      <text:p text:style-name="P4">
<text:span text:style-name="T5">
Opto author</text:span>
</text:p>
      <text:p text:style-name="P4">
Olga Vikarchuk_</text:p>
      <text:p text:style-name="P4">
News Source: <text:a xlink:type="simple" xlink:href="https://armyinform.com.ua/2023/07/07/nad-izyumom-zamajorily-prapory-dshv-ta-sicheslavskoyi-brygady/" text:style-name="Internet_20_link" text:visited-style-name="Visited_20_Internet_20_Link">
https://armyinform.com.ua/2023/07/07/nad-izyumom-zamajorily-prapory-dshv-ta-sicheslavskoyi-brygady/</text:a>
</text:p>
      <!--NEWS-->
      <text:h text:style-name="P10" text:outline-level="1">
<text:span text:style-name="T4">
Ruslan Stefanchuk discussed with the Bundestag President of Ukraine and the EU</text:span>
</text:h>
      <text:p text:style-name="P4">
Author: ['АРМІЯINFORM']</text:p>
      <text:p text:style-name="P4">
Time: 2023-07-07T94:00:00-04:00</text:p>
      <text:p text:style-name="P4">
Description: The head of the Supreme for the sake of Ukrainian Ruslan Stefanchuk Proviv Rozmov was President Bundestag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358357842_671172238382162_7266900640102533240_n.jpg" text:style-name="Internet_20_link" text:visited-style-name="Visited_20_Internet_20_Link">
358357842_671172238382162_7266900640102533240_n.jpg</text:a>
']</text:p>
      <text:p text:style-name="P4">
Tags: ['ВСТУП УКРАЇНИ ДО ЄС', 'ВСТУП УКРАЇНИ ДО НАТО', 'РУСЛАН СТЕФАНЧУК']</text:p>
      <text:p text:style-name="P4">
Category: News</text:p>
      <!--METADATA-->
      <text:p text:style-name="P4">
<draw:frame draw:style-name="fr1" draw:name="Image308" text:anchor-type="as-char" svg:width="6.9236in" svg:height="4.617987in" draw:z-index="0">
<draw:image xlink:href="../Images/AРМІЯINFORM/2023-07-07T94-00-00-04-00/358357842_671172238382162_7266900640102533240_n.jpg" xlink:type="simple" xlink:show="embed" xlink:actuate="onLoad" draw:mime-type="image/jpeg"/>
</draw:frame>
The Chairman of the Verkhovna Rada of Ukraine Ruslan Stefanchuk had a conversation with the Presidential Bundestag Berbel Bass and discussed Ukraine's Euro -Atlantic integration.</text:p>
      <text:p text:style-name="P4">
About it <text:a xlink:type="simple" xlink:href="https://www.facebook.com/verkhovna.rada.ukraine/posts/pfbid0UBJTEtnWaRh1nwsZH5eJMob8axKk1pGvJ1BF1f8GEoqH15rzWWn2EDjWaRZ6NLMXl" text:style-name="Internet_20_link" text:visited-style-name="Visited_20_Internet_20_Link">
reports</text:a>
Verkhovna Rada of Ukraine.</text:p>
      <text:p text:style-name="P4">
“Ukraine's accession to NATO is the only effective security guarantee. Not only for Ukraine, but also for Europe. He emphasized this during a conversation in a format -speech conference with Bundestag President Berbel Bass. And Vilnius Samite should be used to form a joint vision of alliances and clearly defined time frames of Ukraine's joining in NATO, ”the message goes.</text:p>
      <text:p text:style-name="P4">
In addition, the parties discussed the supply of weapons for Ukraine, including the means ofPPO, and the path of Ukraine in the EU.</text:p>
      <text:p text:style-name="P4">
“I appreciate that the intermediate report of the European Commission lists significant progress in reforms made in the difficult conditions of war, as well as defined specific directions of further efforts. I hope that the political unity of the EU Member States will make an important positive decision on the beginning of reverses with Ukraine to join the EU by the end of 2023, ”Ruslantefanchuk stressed.</text:p>
      <text:p text:style-name="P4">
News Source: <text:a xlink:type="simple" xlink:href="https://armyinform.com.ua/2023/07/07/ruslan-stefanchuk-obgovoryv-z-prezydentkoyu-bundestagu-vstup-ukrayiny-do-nato-ta-yes/" text:style-name="Internet_20_link" text:visited-style-name="Visited_20_Internet_20_Link">
https://armyinform.com.ua/2023/07/07/ruslan-stefanchuk-obgovoryv-z-prezydentkoyu-bundestagu-vstup-ukrayiny-do-nato-ta-yes/</text:a>
</text:p>
      <!--NEWS-->
      <text:h text:style-name="P10" text:outline-level="1">
<text:span text:style-name="T4">
Among the militarys of the Russian Federation increases the number of refusals to participate in hostilities</text:span>
</text:h>
      <text:p text:style-name="P4">
Author: ['АРМІЯINFORM']</text:p>
      <text:p text:style-name="P4">
Time: 2023-07-07T95:00:00-04:00</text:p>
      <text:p text:style-name="P4">
Description: At the Happy fighting forces, the forces of the defense of Ukraine, through the meaning of the enemy in the living ... War with Ukraine 2022, the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7/oip-1.jpg" text:style-name="Internet_20_link" text:visited-style-name="Visited_20_Internet_20_Link">
oip-1.jpg</text:a>
']</text:p>
      <text:p text:style-name="P4">
Tags: ['ГЕНШТАБ ЗС УКРАЇНИ', 'ОПЕРАТИВНА ОБСТАНОВКА']</text:p>
      <text:p text:style-name="P4">
Category: News</text:p>
      <!--METADATA-->
      <text:p text:style-name="P4">
<draw:frame draw:style-name="fr1" draw:name="Image309" text:anchor-type="as-char" svg:width="6.9236in" svg:height="4.323598in" draw:z-index="0">
<draw:image xlink:href="../Images/AРМІЯINFORM/2023-07-07T95-00-00-04-00/oip-1.jpg" xlink:type="simple" xlink:show="embed" xlink:actuate="onLoad" draw:mime-type="image/jpeg"/>
</draw:frame>
Against the background of successful fighting of the Defense Forces of Ukraine and due to significant losses in the live force, the number of refusals to participate in hostilities in the units of the Russian occupation troops.</text:p>
      <text:p text:style-name="P4">
About this <text:a xlink:type="simple" xlink:href="https://www.facebook.com/GeneralStaff.ua/posts/pfbid02iWiZ4agapeUsmhLqrghqA1MNvWaaj4PszwqKmoLZxopumnANxKpYHyqyPitY4aS2l" text:style-name="Internet_20_link" text:visited-style-name="Visited_20_Internet_20_Link">
it is referred</text:a>
In the operational information of the General Staff of the Armed Forces on Facebook.</text:p>
      <text:p text:style-name="P4">
"Thus, in the area of the settlement of Postivsky region, almost 20 Russian military refused to carry out combat missions at the prevalences," - the message reads.</text:p>
      <text:p text:style-name="P4">
In the General Staff of the Armed Forces, they added that after that the "refusals" were taken into custody and converted to the building of the Roziv District Court.</text:p>
      <text:p text:style-name="P4">
News Source: <text:a xlink:type="simple" xlink:href="https://armyinform.com.ua/2023/07/07/sered-vijskovyh-rf-zrostaye-kilkist-vidmov-vid-uchasti-u-bojovyh-diyah/" text:style-name="Internet_20_link" text:visited-style-name="Visited_20_Internet_20_Link">
https://armyinform.com.ua/2023/07/07/sered-vijskovyh-rf-zrostaye-kilkist-vidmov-vid-uchasti-u-bojovyh-diyah/</text:a>
</text:p>
      <!--NEWS-->
      <text:h text:style-name="P10" text:outline-level="1">
<text:span text:style-name="T4">
Volodymyr Zelenskyy met with Rezhep Erdogan in Turkey</text:span>
</text:h>
      <text:p text:style-name="P4">
Author: ['АРМІЯINFORM']</text:p>
      <text:p text:style-name="P4">
Time: 2023-07-07T96:00:00-04:00</text:p>
      <text:p text:style-name="P4">
Description: President of Ukraine Volodymyr Zelensky knocked out by the President of the Country with the President of Country ... The war with Ukraine 2022, the war with Ukraine is the latest news today, the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630_360_1688758028-881.jpg" text:style-name="Internet_20_link" text:visited-style-name="Visited_20_Internet_20_Link">
630_360_1688758028-881.jpg</text:a>
']</text:p>
      <text:p text:style-name="P4">
Tags: ['ВОЛОДИМИР ЗЕЛЕНСЬКИЙ', 'ПРЕЗИДЕНТ УКРАЇНИ', 'РЕДЖЕП ТАЇП ЕРДОГАН']</text:p>
      <text:p text:style-name="P4">
Category: News</text:p>
      <!--METADATA-->
      <text:p text:style-name="P4">
<draw:frame draw:style-name="fr1" draw:name="Image310" text:anchor-type="as-char" svg:width="6.9236in" svg:height="3.956343in" draw:z-index="0">
<draw:image xlink:href="../Images/AРМІЯINFORM/2023-07-07T96-00-00-04-00/630_360_1688758028-881.jpg" xlink:type="simple" xlink:show="embed" xlink:actuate="onLoad" draw:mime-type="image/jpeg"/>
</draw:frame>
President of Ukraine Volodymyr Zelensky met in Turkey with President of Ukraine Recep Taiip Erdogan.</text:p>
      <text:p text:style-name="P4">
The head of state [wrote] about it(https://t.me/V_Zelenskiy_official/6894)I can have a telegram.</text:p>
      <text:p text:style-name="P4">
“Very important negotiations. Safety - in our Black Sea region, in Europe. I am grateful for the support of the territorial integrity of Ukraine's tasuverty. The formula of peace. Protection of our countries, our people and our interests. The attention of the summit in Vilnius, which is being prepared, ”the message reads.</text:p>
      <text:p text:style-name="P4">
Separate leaders will discuss the protection and development of the Black Sea Grain Initiative further efforts for food security.</text:p>
      <text:p text:style-name="P4">
"The world must be protected from any terror," the President of Ukraine said.</text:p>
      <text:p text:style-name="P4">
News Source: <text:a xlink:type="simple" xlink:href="https://armyinform.com.ua/2023/07/07/volodymyr-zelenskyj-zustrivsya-iz-redzhepom-erdoganom-u-turechchyni/" text:style-name="Internet_20_link" text:visited-style-name="Visited_20_Internet_20_Link">
https://armyinform.com.ua/2023/07/07/volodymyr-zelenskyj-zustrivsya-iz-redzhepom-erdoganom-u-turechchyni/</text:a>
</text:p>
      <!--NEWS-->
      <text:h text:style-name="P10" text:outline-level="1">
<text:span text:style-name="T4">
The US has announced a new military assistance package for Ukraine, which, in particular, included cassette ammunition</text:span>
</text:h>
      <text:p text:style-name="P4">
Author: ['АРМІЯINFORM']</text:p>
      <text:p text:style-name="P4">
Time: 2023-07-07T97:00:00-04:00</text:p>
      <text:p text:style-name="P4">
Description: The United States’s defense of the defense of the United States has stolen about Dodatkov Bezpekov for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630_360_1612256634-724.jpg" text:style-name="Internet_20_link" text:visited-style-name="Visited_20_Internet_20_Link">
630_360_1612256634-724.jpg</text:a>
']</text:p>
      <text:p text:style-name="P4">
Tags: ['БІЛИЙ ДІМ', 'ВІЙСЬКОВА ДОПОМОГА УКРАЇНІ', 'ДОПОМОГА ПАРТНЕРІВ', 'СВІТ ПІДТРИМУЄ УКРАЇНУ']</text:p>
      <text:p text:style-name="P4">
Category: News</text:p>
      <!--METADATA-->
      <text:p text:style-name="P4">
<draw:frame draw:style-name="fr1" draw:name="Image311" text:anchor-type="as-char" svg:width="6.9236in" svg:height="3.956343in" draw:z-index="0">
<draw:image xlink:href="../Images/AРМІЯINFORM/2023-07-07T97-00-00-04-00/630_360_1612256634-724.jpg" xlink:type="simple" xlink:show="embed" xlink:actuate="onLoad" draw:mime-type="image/jpeg"/>
</draw:frame>
Today, the US Department of Defense has announced additional security assistance to meet the critical needs of Ukraine's security and defense.</text:p>
      <text:p text:style-name="P4">
About this <text:a xlink:type="simple" xlink:href="https://www.defense.gov/News/Releases/Release/Article/3451570/biden-administration-announces-additional-security-assistance-for-ukraine/" text:style-name="Internet_20_link" text:visited-style-name="Visited_20_Internet_20_Link">
it is referred</text:a>
On the site.</text:p>
      <text:p text:style-name="P4">
This package provides additional artillery systems and ammunition, including a dual -pointed cape -efficient cassette(DPICM)On which the administration conducted wide consultations with Congress and our allies by the Hardner. It also includes additional ammunition of air defense, armored vehicles and other equipment that will help Ukraine to protect its international and withstand the continuing invasion of Russia.</text:p>
      <text:p text:style-name="P4">
The capabilities of this package also include:</text:p>
      <ul>
        <li>
additional ammunition for Patriot air defense systems; * AIM-7 missiles for air defense; * Stoper anti -aircraft complexes; * Additional ammunition for high -mobile artillery missile systems(HIMARS); * 155 mm howitzers; * 155 mm artillery shells, including DPICM, and 105mm artillery shells; * Bradley infantry fighting vehicles; * Stryker armored personnel carriers; * demining equipment; * rockets with tubular launch, optical track out with a wired guidance(TOW); * Javelin and other anti -bibronous systems and missiles; * high -precision aviation ammunition; * drones "Penguin"; * tactical cars for the restoration of equipment; * tactical vehicles for towing and transportation of equipment; * ammunition blasts and obstacle clearing systems; * small arms and more than 28 million rounds for small arms and grenades; * spare parts and other field equipment.</li>
      </ul>
      <text:p text:style-name="P4">
News Source: <text:a xlink:type="simple" xlink:href="https://armyinform.com.ua/2023/07/07/ssha-ogolosyly-pro-novyj-paket-vijskovoyi-dopomogy-dlya-ukrayiny-do-yakogo-zokrema-uvijshly-kasetni-boyeprypasy/" text:style-name="Internet_20_link" text:visited-style-name="Visited_20_Internet_20_Link">
https://armyinform.com.ua/2023/07/07/ssha-ogolosyly-pro-novyj-paket-vijskovoyi-dopomogy-dlya-ukrayiny-do-yakogo-zokrema-uvijshly-kasetni-boyeprypasy/</text:a>
</text:p>
      <!--NEWS-->
      <text:h text:style-name="P10" text:outline-level="1">
<text:span text:style-name="T4">
Ready for battle: Alexei Reznikov showed Swedish BMP who came to Ukraine</text:span>
</text:h>
      <text:p text:style-name="P4">
Author: ['АРМІЯINFORM']</text:p>
      <text:p text:style-name="P4">
Time: 2023-07-07T98:00:00-04:00</text:p>
      <text:p text:style-name="P4">
Description: The defense of the defense of Oleksiy Reznikov was pushed by the Swedish fighting vehicles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oip-3.jpg" text:style-name="Internet_20_link" text:visited-style-name="Visited_20_Internet_20_Link">
oip-3.jpg</text:a>
']</text:p>
      <text:p text:style-name="P4">
Tags: ['КОРОЛІВСТВО ШВЕЦІЯ', 'ОЛЕКСІЙ РЕЗНІКОВ', 'ОФІЦІЙНО']</text:p>
      <text:p text:style-name="P4">
Category: News</text:p>
      <!--METADATA-->
      <text:p text:style-name="P4">
<draw:frame draw:style-name="fr1" draw:name="Image312" text:anchor-type="as-char" svg:width="6.9236in" svg:height="4.323598in" draw:z-index="0">
<draw:image xlink:href="../Images/AРМІЯINFORM/2023-07-07T98-00-00-04-00/oip-3.jpg" xlink:type="simple" xlink:show="embed" xlink:actuate="onLoad" draw:mime-type="image/jpeg"/>
</draw:frame>
Illustrative photo</text:p>
      <text:p text:style-name="P4">
Defense Minister Alexei Reznikov shared a video with Swedish Mights of Stridsfordon 90 who arrived in Ukraine.</text:p>
      <text:p text:style-name="P4">
About it the head of the defense department of Ukraine <text:a xlink:type="simple" xlink:href="https://twitter.com/oleksiireznikov/status/1677389783918690305" text:style-name="Internet_20_link" text:visited-style-name="Visited_20_Internet_20_Link">
wrote</text:a>
Twitter.</text:p>
      <text:p text:style-name="P4">
“Strf 90 has already arrived in Ukraine and ready for battle. The best machines for the best soldiers. Our common colors are blue and yellow. Our common values are savage and democracy. Our common goals are victory and justice, ”he wrote.</text:p>
      <text:p text:style-name="Quotations">

<text:p text:style-name="P4">
Strf 90 IFWS HAVA Arrived in Ukraine and Are Ready for Battle. Top Machines&gt;
 for Top Soldiers. &gt;
 Thank you to my friend&gt;
 <text:a xlink:type="simple" xlink:href="https://twitter.com/PlJonson" text:style-name="Internet_20_link" text:visited-style-name="Visited_20_Internet_20_Link">
@pljonson</text:a>
and all Swedes&gt;
 for these IFWs.  &gt;
  Our common colors are blue and yellow.  &gt;
  Our common values are freedom and democracy.  &gt;
  Our common goals are victory and…&gt;
 <text:a xlink:type="simple" xlink:href="https://t.co/jb8sTcgsca" text:style-name="Internet_20_link" text:visited-style-name="Visited_20_Internet_20_Link">
pic.twitter.com/jb8sTcgsca</text:a>
&gt;
&gt;
 - Oleksiy Reznikov(@oleksireznikov)<text:a xlink:type="simple" xlink:href="https://twitter.com/oleksiireznikov/status/1677389783918690305" text:style-name="Internet_20_link" text:visited-style-name="Visited_20_Internet_20_Link">
July 7,&gt;
 2023</text:a>
Alexei Reznikov also thanked the Secretary of Defense of Sweden Field Johnson and all the Schwedes for these BMPs.</text:p>

</text:p>
      <text:p text:style-name="P4">
News Source: <text:a xlink:type="simple" xlink:href="https://armyinform.com.ua/2023/07/07/gotovi-do-boyu-oleksij-reznikov-pokazav-shvedski-bmp-yaki-prybuly-v-ukrayinu/" text:style-name="Internet_20_link" text:visited-style-name="Visited_20_Internet_20_Link">
https://armyinform.com.ua/2023/07/07/gotovi-do-boyu-oleksij-reznikov-pokazav-shvedski-bmp-yaki-prybuly-v-ukrayinu/</text:a>
</text:p>
      <!--NEWS-->
      <text:h text:style-name="P10" text:outline-level="1">
<text:span text:style-name="T4">
Short. War. Day 499</text:span>
</text:h>
      <text:p text:style-name="P4">
Author: ['АРМІЯINFORM']</text:p>
      <text:p text:style-name="P4">
Time: 2023-07-07T99:00:00-04:00</text:p>
      <text:p text:style-name="P4">
Description: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a xlink:type="simple" xlink:href="https://armyinform.com.ua/wp-content/uploads/2023/07/1-1-4.jpg" text:style-name="Internet_20_link" text:visited-style-name="Visited_20_Internet_20_Link">
1-1-4.jpg</text:a>
']</text:p>
      <text:p text:style-name="P4">
Tags: ['STOPRUSSIA', 'АГРЕСІЯ РФ', 'ВТОРГНЕННЯ РФ']</text:p>
      <text:p text:style-name="P4">
Category: News</text:p>
      <!--METADATA-->
      <text:p text:style-name="P4">
<draw:frame draw:style-name="fr1" draw:name="Image313" text:anchor-type="as-char" svg:width="6.9236in" svg:height="3.894525in" draw:z-index="0">
<draw:image xlink:href="../Images/AРМІЯINFORM/2023-07-07T99-00-00-04-00/1-1-4.jpg" xlink:type="simple" xlink:show="embed" xlink:actuate="onLoad" draw:mime-type="image/jpeg"/>
</draw:frame>
</text:p>
      <text:p text:style-name="P4">
News Source: <text:a xlink:type="simple" xlink:href="https://armyinform.com.ua/2023/07/07/korotko-vijna-den-499/" text:style-name="Internet_20_link" text:visited-style-name="Visited_20_Internet_20_Link">
https://armyinform.com.ua/2023/07/07/korotko-vijna-den-499/</text:a>
</text:p>
      <!--NEWS-->
      <text:h text:style-name="P10" text:outline-level="1">
<text:span text:style-name="T4">
Svitolina made her way to 1/8 of Wimbledon's finals by beating Australian Open Kenin Champion</text:span>
</text:h>
      <text:p text:style-name="P4">
Authors: Ukrinform (Person)</text:p>
      <text:p text:style-name="P4">
Publisher: Укринформ (Organization)</text:p>
      <text:p text:style-name="P4">
Published Time: 2023-07-07T9:06:00+03:00</text:p>
      <text:p text:style-name="P4">
Modified Time: 2023-07-07T22:06:00+03:00</text:p>
      <text:p text:style-name="P4">
Description: Ukrainian Elina Svitolina made his way to the fourth circle of the Wimbledon Tennis Tournament, which lasts in London (United Kingdom). - Ukrinform.</text:p>
      <text:p text:style-name="P4">
Images: ['<text:a xlink:type="simple" xlink:href="https://static.ukrinform.com/photos/2023_07/thumb_files/630_360_1688755463-629.jpg" text:style-name="Internet_20_link" text:visited-style-name="Visited_20_Internet_20_Link">
630_360_16887...</text:a>
']</text:p>
      <text:p text:style-name="P4">
Tags: ['Світоліна', 'Теніс', 'Вімблдон']</text:p>
      <text:p text:style-name="P4">
Type: Article</text:p>
      <!--METADATA-->
      <text:p text:style-name="P4">
<draw:frame draw:style-name="fr1" draw:name="Image314" text:anchor-type="as-char" svg:width="6.9236in" svg:height="3.956343in" draw:z-index="0">
<draw:image xlink:href="../Images/yкринформ/2023-07-07T9-06-00-03-00/630_360_1688755463-629.jpg" xlink:type="simple" xlink:show="embed" xlink:actuate="onLoad" draw:mime-type="image/jpeg"/>
</draw:frame>
Ukrainian Elina Svitolina made her fourth circle of Wimbledon's tennis tournament that lasts in London(United Kingdom).</text:p>
      <text:p text:style-name="P4">
У матчі третього кола третього у сезоні турніру серії Grand Slam Світоліна замайже 1,5 години обіграла переможницю Australian Open-2020 американку СофіюКенін - 7:6 (7:3), 6: 2, reports Ukrinform.</text:p>
      <text:p text:style-name="P4">
A permit for the quarterfinals of the competition Svitolina playes with the 19th number of Victoria Azarenko, which took the mountain over Russian Daria Kasatkina.(6:2, 6:4).</text:p>
      <text:p text:style-name="P4">
<text:span text:style-name="T4">
Читайте також:</text:span>
 <text:a xlink:type="simple" xlink:href="https://www.ukrinform.ua/rubric-sports/3732752-marta-kostuk-vijsla-do-tretogo-kola-vimbldona-pisla-vidmovi-ispanki.html" text:style-name="Internet_20_link" text:visited-style-name="Visited_20_Internet_20_Link">
 Марта Костюк вийшла до третього кола Вімблдона післявідмови іспанки </text:a>
The Wimbledon tournament will last until July 16.</text:p>
      <text:p text:style-name="P4">
Photo: Getty Images/Global Images Ukraine. Elina Svitolina.</text:p>
      <text:p text:style-name="P4">
News Source: <text:a xlink:type="simple" xlink:href="https://www.ukrinform.ua/rubric-sports/3732976-svitolina-vijsla-do-18-finalu-vimbldona-obigravsi-cempionku-australian-open-kenin.html" text:style-name="Internet_20_link" text:visited-style-name="Visited_20_Internet_20_Link">
https://www.ukrinform.ua/rubric-sports/3732976-svitolina-vijsla-do-18-finalu-vimbldona-obigravsi-cempionku-australian-open-kenin.html</text:a>
</text:p>
      <!--NEWS-->
      <text:h text:style-name="P10" text:outline-level="1">
<text:span text:style-name="T4">
British Writer Garding: War in Ukraine is a story about how the world has changed forever</text:span>
</text:h>
      <text:p text:style-name="P4">
Authors: Ukrinform (Person)</text:p>
      <text:p text:style-name="P4">
Publisher: Укринформ (Organization)</text:p>
      <text:p text:style-name="P4">
Published Time: 2023-07-08T-2:14:00+03:00</text:p>
      <text:p text:style-name="P4">
Modified Time: 2023-07-08T00:14:00+03:00</text:p>
      <text:p text:style-name="P4">
Description: The British journalist and writer Luke Garding believes that the war in Ukraine has changed the world forever, which is why it is important for the world to know what is happening during a full -scale invasion of the Russian Federation. - Ukrinform.</text:p>
      <text:p text:style-name="P4">
Images: ['<text:a xlink:type="simple" xlink:href="https://static.ukrinform.com/photos/2023_05/thumb_files/630_360_1683096542-925.jpg" text:style-name="Internet_20_link" text:visited-style-name="Visited_20_Internet_20_Link">
630_360_16830...</text:a>
']</text:p>
      <text:p text:style-name="P4">
Tags: ['Книги', 'Журналіст', 'Письменник', 'Зеленський', 'Війна з Росією']</text:p>
      <text:p text:style-name="P4">
Type: Article</text:p>
      <!--METADATA-->
      <text:p text:style-name="P4">
<draw:frame draw:style-name="fr1" draw:name="Image315" text:anchor-type="as-char" svg:width="6.9236in" svg:height="3.956343in" draw:z-index="0">
<draw:image xlink:href="../Images/yкринформ/2023-07-08T-2-14-00-03-00/630_360_1683096542-925.jpg" xlink:type="simple" xlink:show="embed" xlink:actuate="onLoad" draw:mime-type="image/jpeg"/>
</draw:frame>
The British journalist and writer Luke Garding believes that the war in Ukrainian has changed the world forever, which is why it is important for the world to know what is happening during the full -scale invasion of the Russian Federation.</text:p>
      <text:p text:style-name="P4">
The journalist expressed this opinion at a press conference at the Media Center Ukraine - Ukrinform on the occasion of his book "The invasion. The bloody war of Russia's Taborb Ukraine for survival. "</text:p>
      <text:p text:style-name="P4">
“If you take the last two years, there have been incredible things in the world: Germany has become a policy of pacifism, Sweden is about to join NATO. Grand -breaking, who did not want to talk to her European neighborhoods after Brexit, spoke again with the European Union. Poland, which is traditionally unloved, has accepted millions of Ukrainians. There has been some rejuvenation of the event, understanding that Ukraine's struggle is their struggle, ”Garding said.</text:p>
      <text:p text:style-name="P4">
According to him, President of Ukraine Volodymyr Zelenskyy is, "perhaps the most prominent leader in the Western world since the Second World War."</text:p>
      <text:p text:style-name="P4">
Garding called Zelensky "Winston Churchill with an iPhone", because the president of the hazel by the team was able to convey to the whole world that the war in Ukraine is "it is not easy for a conflict , what is giving here(in Ukraine - ed.), determines what the international system will be. "</text:p>
      <text:p text:style-name="P4">
<text:span text:style-name="T4">
 Read also: </text:span>
 <text:a xlink:type="simple" xlink:href="https://www.ukrinform.ua/rubric-world/3703966-luk-garding-inozemnij-korespondent-gazeti-guardian.html" text:style-name="Internet_20_link" text:visited-style-name="Visited_20_Internet_20_Link">
Luke <text:span text:style-name="T4">
 Garding </text:span>
, Foreign Guardian newspaper</text:a>
The Guardian journalist added that one of the main goals of his new <text:a xlink:type="simple" xlink:href="https://www.ukrinform.ua/tag-kniga" text:style-name="Internet_20_link" text:visited-style-name="Visited_20_Internet_20_Link">
book</text:a>
- convey to foreign readers that what happened in Ukraine could happen to them, their sons, sisters, daughters.</text:p>
      <text:p text:style-name="P4">
“Ukraine is not a distant country that was once part of the Soviet Union, but a modern, prosperous, cool European country, with a vivid, European -web. And if Russia stopped(War in Ukraine - ed.), Tukraine could become super -successful in five seconds. In the meantime, we have to make Russia, ”Garding summarized.</text:p>
      <text:p text:style-name="P4">
The book "The invasion. The bloody war of Russia and the struggle of Ukraine for survival ” -the collection of stories of Ukrainian civilians, mothers, children, sons, grandmothers of the Ididus, who were“ involved in this terrible conflict ”and many of them were killed. Translated into several small languages.</text:p>
      <text:p text:style-name="P4">
News Source: <text:a xlink:type="simple" xlink:href="https://www.ukrinform.ua/rubric-ato/3732996-britanskij-pismennik-garding-vijna-v-ukraini-istoria-pro-te-ak-svit-zminivsa-nazavzdi.html" text:style-name="Internet_20_link" text:visited-style-name="Visited_20_Internet_20_Link">
https://www.ukrinform.ua/rubric-ato/3732996-britanskij-pismennik-garding-vijna-v-ukraini-istoria-pro-te-ak-svit-zminivsa-nazavzdi.html</text:a>
</text:p>
      <!--NEWS-->
      <text:h text:style-name="P10" text:outline-level="1">
<text:span text:style-name="T4">
British Writer Garding: War in Ukraine is a story about how the world has changed forever</text:span>
</text:h>
      <text:p text:style-name="P4">
Authors: Ukrinform (Person)</text:p>
      <text:p text:style-name="P4">
Publisher: Укринформ (Organization)</text:p>
      <text:p text:style-name="P4">
Published Time: 2023-07-08T00:14:00+03:00</text:p>
      <text:p text:style-name="P4">
Modified Time: 2023-07-08T00:14:00+03:00</text:p>
      <text:p text:style-name="P4">
Description: The British journalist and writer Luke Garding believes that the war in Ukraine has changed the world forever, which is why it is important for the world to know what is happening during a full -scale invasion of the Russian Federation. - Ukrinform.</text:p>
      <text:p text:style-name="P4">
Images: ['<text:a xlink:type="simple" xlink:href="https://static.ukrinform.com/photos/2023_05/thumb_files/630_360_1683096542-925.jpg" text:style-name="Internet_20_link" text:visited-style-name="Visited_20_Internet_20_Link">
630_360_16830...</text:a>
']</text:p>
      <text:p text:style-name="P4">
Tags: ['Книги', 'Журналіст', 'Письменник', 'Зеленський', 'Війна з Росією']</text:p>
      <text:p text:style-name="P4">
Type: Article</text:p>
      <!--METADATA-->
      <text:p text:style-name="P4">
<draw:frame draw:style-name="fr1" draw:name="Image316" text:anchor-type="as-char" svg:width="6.9236in" svg:height="3.956343in" draw:z-index="0">
<draw:image xlink:href="../Images/yкринформ/2023-07-08T00-14-00-03-00/630_360_1683096542-925.jpg" xlink:type="simple" xlink:show="embed" xlink:actuate="onLoad" draw:mime-type="image/jpeg"/>
</draw:frame>
The British journalist and writer Luke Garding believes that the war in Ukrainian has changed the world forever, which is why it is important for the world to know what is happening during the full -scale invasion of the Russian Federation.</text:p>
      <text:p text:style-name="P4">
The journalist expressed this opinion at a press conference at the Media Center Ukraine - Ukrinform on the occasion of his book "The invasion. The bloody war of Russia's Taborb Ukraine for survival. "</text:p>
      <text:p text:style-name="P4">
“If you take the last two years, there have been incredible things in the world: Germany has become a policy of pacifism, Sweden is about to join NATO. Grand -breaking, who did not want to talk to her European neighborhoods after Brexit, spoke again with the European Union. Poland, which is traditionally unloved, has accepted millions of Ukrainians. There has been some rejuvenation of the event, understanding that Ukraine's struggle is their struggle, ”Garding said.</text:p>
      <text:p text:style-name="P4">
According to him, President of Ukraine Volodymyr Zelenskyy is, "perhaps the most prominent leader in the Western world since the Second World War."</text:p>
      <text:p text:style-name="P4">
Garding called Zelensky "Winston Churchill with an iPhone", because the president of the hazel by the team was able to convey to the whole world that the war in Ukraine is "it is not easy for a conflict , what is giving here(in Ukraine - ed.), determines what the international system will be. "</text:p>
      <text:p text:style-name="P4">
<text:span text:style-name="T4">
 Read also: </text:span>
 <text:a xlink:type="simple" xlink:href="https://www.ukrinform.ua/rubric-world/3703966-luk-garding-inozemnij-korespondent-gazeti-guardian.html" text:style-name="Internet_20_link" text:visited-style-name="Visited_20_Internet_20_Link">
Luke <text:span text:style-name="T4">
 Garding </text:span>
, Foreign Guardian newspaper</text:a>
The Guardian journalist added that one of the main goals of his new <text:a xlink:type="simple" xlink:href="https://www.ukrinform.ua/tag-kniga" text:style-name="Internet_20_link" text:visited-style-name="Visited_20_Internet_20_Link">
book</text:a>
- convey to foreign readers that what happened in Ukraine could happen to them, their sons, sisters, daughters.</text:p>
      <text:p text:style-name="P4">
“Ukraine is not a distant country that was once part of the Soviet Union, but a modern, prosperous, cool European country, with a vivid, European -web. And if Russia stopped(War in Ukraine - ed.), Tukraine could become super -successful in five seconds. In the meantime, we have to make Russia, ”Garding summarized.</text:p>
      <text:p text:style-name="P4">
The book "The invasion. The bloody war of Russia and the struggle of Ukraine for survival ” -the collection of stories of Ukrainian civilians, mothers, children, sons, grandmothers of the Ididus, who were“ involved in this terrible conflict ”and many of them were killed. Translated into several small languages.</text:p>
      <text:p text:style-name="P4">
News Source: <text:a xlink:type="simple" xlink:href="https://www.ukrinform.ua/rubric-ato/3732996-britanskij-pismennik-garding-vijna-v-ukraini-istoria-pro-te-ak-svit-zminivsa-nazavzdi.html" text:style-name="Internet_20_link" text:visited-style-name="Visited_20_Internet_20_Link">
https://www.ukrinform.ua/rubric-ato/3732996-britanskij-pismennik-garding-vijna-v-ukraini-istoria-pro-te-ak-svit-zminivsa-nazavzdi.html</text:a>
</text:p>
      <!--NEWS-->
      <text:h text:style-name="P10" text:outline-level="1">
<text:span text:style-name="T4">
Ukraine and Turkey have signed a memorandum of understanding in strategic industries</text:span>
</text:h>
      <text:p text:style-name="P4">
Authors: Ukrinform (Person)</text:p>
      <text:p text:style-name="P4">
Publisher: Укринформ (Organization)</text:p>
      <text:p text:style-name="P4">
Published Time: 2023-07-08T00:31:00+03:00</text:p>
      <text:p text:style-name="P4">
Modified Time: 2023-07-08T00:31:00+03:00</text:p>
      <text:p text:style-name="P4">
Description: Within the working visit of the President of Ukraine to the Turkish Republic in the presence of Vladimir Zelensky and Recep Taiip Erdogan, a memorandum of understanding in the field of strategic industries was signed. - Ukrinform.</text:p>
      <text:p text:style-name="P4">
Images: ['<text:a xlink:type="simple" xlink:href="https://static.ukrinform.com/photos/2022_02/thumb_files/630_360_1644258572-643.jpg" text:style-name="Internet_20_link" text:visited-style-name="Visited_20_Internet_20_Link">
630_360_16442...</text:a>
']</text:p>
      <text:p text:style-name="P4">
Tags: None</text:p>
      <text:p text:style-name="P4">
Type: Article</text:p>
      <!--METADATA-->
      <text:p text:style-name="P4">
<draw:frame draw:style-name="fr1" draw:name="Image317" text:anchor-type="as-char" svg:width="6.9236in" svg:height="3.956343in" draw:z-index="0">
<draw:image xlink:href="../Images/yкринформ/2023-07-08T00-31-00-03-00/630_360_1644258572-643.jpg" xlink:type="simple" xlink:show="embed" xlink:actuate="onLoad" draw:mime-type="image/jpeg"/>
</draw:frame>
Within the work visit of the President of Ukraine to the Turkish Republic in the presence of Zelensky and Rezhep Taiip Erdogan, a Memorandum of understanding in the field of strategic industries was signed.</text:p>
      <text:p text:style-name="P4">
About it reports <text:a xlink:type="simple" xlink:href="https://www.president.gov.ua/news/u-prisutnosti-prezidentiv-ukrayini-j-turechchini-pidpisano-m-84173" text:style-name="Internet_20_link" text:visited-style-name="Visited_20_Internet_20_Link">
Presidential Office</text:a>
, reports Ukrinform.</text:p>
      <text:p text:style-name="P4">
The Memorandum was signed by the Minister of Strategic Industry of Ukraine Alexander Kamyshin and the Minister of Industry and Technology Turkey Fatich Kadzhir.</text:p>
      <text:p text:style-name="P4">
As it is noted, the document is aimed at promoting cooperation in the strategic industry and technologies between companies of Ukraine and the Turkish Republic, as well as to support the implementation of existing and launching new projections in these areas.</text:p>
      <text:p text:style-name="P4">
Among the directions of cooperation are the development of capacity and capabilities of production vehicles, in particular unmanned aerial vehicles; increasing production of different types of UAV; research and development in industry systems, space and other technological sectors of strategic industries of the two countries; Other technical cooperation necessary for the development of strategic industries.</text:p>
      <text:p text:style-name="P4">
<text:span text:style-name="T4">
 Read also: </text:span>
 <text:a xlink:type="simple" xlink:href="https://www.ukrinform.ua/rubric-polytics/3732982-zelenskij-provodit-zustric-z-erdoganom.html" text:style-name="Internet_20_link" text:visited-style-name="Visited_20_Internet_20_Link">
Zelensky meets with <text:span text:style-name="T4">
 Erdogan </text:span>
 ohm</text:a>
The memorandum will help to strengthen partnerships between states and development <text:a xlink:type="simple" xlink:href="https://www.ukrinform.ua/tag-tehnologii" text:style-name="Internet_20_link" text:visited-style-name="Visited_20_Internet_20_Link">
technologies</text:a>
And industries of important strategic importance, emphasize in op.</text:p>
      <text:p text:style-name="P4">
It was reported that Volodymyr Zelenskyy is visiting Turkey. He visited Bulgaria, the Czech Republic and Slovakia.</text:p>
      <text:p text:style-name="P4">
<text:span text:style-name="T5">
Foto: aa</text:span>
</text:p>
      <text:p text:style-name="P4">
News Source: <text:a xlink:type="simple" xlink:href="https://www.ukrinform.ua/rubric-economy/3732998-ukraini-j-tureccina-pidpisali-memorandum-pro-vzaemorozuminna-u-strategicnih-galuzah-promislovosti.html" text:style-name="Internet_20_link" text:visited-style-name="Visited_20_Internet_20_Link">
https://www.ukrinform.ua/rubric-economy/3732998-ukraini-j-tureccina-pidpisali-memorandum-pro-vzaemorozuminna-u-strategicnih-galuzah-promislovosti.html</text:a>
</text:p>
      <!--NEWS-->
      <text:h text:style-name="P10" text:outline-level="1">
<text:span text:style-name="T4">
Erdogan: Ukraine deserves NATO membership</text:span>
</text:h>
      <text:p text:style-name="P4">
Authors: Ukrinform (Person)</text:p>
      <text:p text:style-name="P4">
Publisher: Укринформ (Organization)</text:p>
      <text:p text:style-name="P4">
Published Time: 2023-07-08T00:44:00+03:00</text:p>
      <text:p text:style-name="P4">
Modified Time: 2023-07-08T00:44:00+03:00</text:p>
      <text:p text:style-name="P4">
Description: Turkey supports the sovereignty and territorial integrity of Ukraine, which deserves to be a member of NATO. Turkey is also ready to make efforts to establish a fair peace and actively join our country. - Ukrinform.</text:p>
      <text:p text:style-name="P4">
Images: ['<text:a xlink:type="simple" xlink:href="https://static.ukrinform.com/photos/2022_08/thumb_files/630_360_1660844665-379.jpg" text:style-name="Internet_20_link" text:visited-style-name="Visited_20_Internet_20_Link">
630_360_16608...</text:a>
']</text:p>
      <text:p text:style-name="P4">
Tags: ['Ердоган', 'НАТО', 'Туреччина', 'Зеленський']</text:p>
      <text:p text:style-name="P4">
Type: Article</text:p>
      <!--METADATA-->
      <text:p text:style-name="P4">
<draw:frame draw:style-name="fr1" draw:name="Image318" text:anchor-type="as-char" svg:width="6.9236in" svg:height="3.956343in" draw:z-index="0">
<draw:image xlink:href="../Images/yкринформ/2023-07-08T00-44-00-03-00/630_360_1660844665-379.jpg" xlink:type="simple" xlink:show="embed" xlink:actuate="onLoad" draw:mime-type="image/jpeg"/>
</draw:frame>
Turkey supports the sovereignty and territorial integrity of Ukraine, which deserves a member of NATO. Turkey is also ready to make efforts to establish a just peace and actively involve our Ukrainian.</text:p>
      <text:p text:style-name="P4">
Turkey President Recep Tayyip Erdogan said this as a result with Vladimir Zelensky in Istanbul, reports his own correspondent.</text:p>
      <text:p text:style-name="P4">
“Ukraine deserves NATO membership. And in your presence, I want to openly vote that no one loses from the onset of just peace. We will get any support for Ukraine to get back on your feet, ”Erdogan said.</text:p>
      <text:p text:style-name="P4">
_ Fulfill… _</text:p>
      <text:p text:style-name="P4">
News Source: <text:a xlink:type="simple" xlink:href="https://www.ukrinform.ua/rubric-polytics/3732999-ukraina-zaslugovue-na-clenstvo-v-nato-erdogan.html" text:style-name="Internet_20_link" text:visited-style-name="Visited_20_Internet_20_Link">
https://www.ukrinform.ua/rubric-polytics/3732999-ukraina-zaslugovue-na-clenstvo-v-nato-erdogan.html</text:a>
</text:p>
      <!--NEWS-->
      <text:h text:style-name="P10" text:outline-level="1">
<text:span text:style-name="T4">
Zelensky discussed with Erdogan the liberation of Ukrainians from Russian captivity</text:span>
</text:h>
      <text:p text:style-name="P4">
Authors: Ukrinform (Person)</text:p>
      <text:p text:style-name="P4">
Publisher: Укринформ (Organization)</text:p>
      <text:p text:style-name="P4">
Published Time: 2023-07-08T00:57:00+03:00</text:p>
      <text:p text:style-name="P4">
Modified Time: 2023-07-08T00:57:00+03:00</text:p>
      <text:p text:style-name="P4">
Description: The topic of liberation of Ukrainian prisoners, political prisoners, including the Crimean Tatars, from Russian captivity and the return of deported Russian children became one of the first in the negotiations of leaders of Ukraine and Turkey. - Ukrinform.</text:p>
      <text:p text:style-name="P4">
Images: ['<text:a xlink:type="simple" xlink:href="https://static.ukrinform.com/photos/2023_07/thumb_files/630_360_1688758028-881.jpg" text:style-name="Internet_20_link" text:visited-style-name="Visited_20_Internet_20_Link">
630_360_16887...</text:a>
']</text:p>
      <text:p text:style-name="P4">
Tags: ['Ердоган', 'Переговори', 'Туреччина', 'Полонені', 'Зеленський', 'Війна з Росією']</text:p>
      <text:p text:style-name="P4">
Type: Article</text:p>
      <!--METADATA-->
      <text:p text:style-name="P4">
<draw:frame draw:style-name="fr1" draw:name="Image319" text:anchor-type="as-char" svg:width="6.9236in" svg:height="3.956343in" draw:z-index="0">
<draw:image xlink:href="../Images/yкринформ/2023-07-08T00-57-00-03-00/630_360_1688758028-881.jpg" xlink:type="simple" xlink:show="embed" xlink:actuate="onLoad" draw:mime-type="image/jpeg"/>
</draw:frame>
Temzoation of Ukrainian prisoners, political prisoners, including Crimean Tatars, from Russian captivity and the return of deported Russian children became one of the first negotiations of leaders of Ukraine and Turkey.</text:p>
      <text:p text:style-name="P4">
Volodymyr Zelenskyy told this during a joint with Rezhep Erdogan <text:a xlink:type="simple" xlink:href="http://www.youtube.com/watch" text:style-name="Internet_20_link" text:visited-style-name="Visited_20_Internet_20_Link">
Press Conference</text:a>
Ukrinform correspondent reports.</text:p>
      <text:p text:style-name="P4">
"The first topics we have been talking about today are our captives, different are the Ikrian Tatars, and political prisoners, all other captives, deported children," he said.</text:p>
      <text:p text:style-name="P4">
Zelensky assured that work on dismissal from the Russian captivity of Ukrainian prisoners is ongoing, all lists have partners.</text:p>
      <text:p text:style-name="P4">
"We are really working on this," the head of the Ukrainian state emphasized.</text:p>
      <text:p text:style-name="P4">
<text:span text:style-name="T4">
 Read also: </text:span>
 <text:a xlink:type="simple" xlink:href="https://www.ukrinform.ua/rubric-polytics/3732982-zelenskij-provodit-zustric-z-erdoganom.html" text:style-name="Internet_20_link" text:visited-style-name="Visited_20_Internet_20_Link">
Zelensky meets with <text:span text:style-name="T4">
 Erdogan </text:span>
 ohm</text:a>
At the same time, the President recalled that the Russian prison is the deputy head of the Majlis of the Crimean Tatar people Nariman Jalyal, and expressed that he, like all others <text:a xlink:type="simple" xlink:href="https://www.ukrinform.ua/tag-poloneni" text:style-name="Internet_20_link" text:visited-style-name="Visited_20_Internet_20_Link">
captives</text:a>
And political prisoners will be at home.</text:p>
      <text:p text:style-name="P4">
It was reported that on Friday evening, President Volodymyr Zelenskyy arrived in Turkey. Before that he visited Bulgaria, the Czech Republic and Slovakia.</text:p>
      <text:p text:style-name="P4">
<text:span text:style-name="T5">
Foto: twitter.com/zelenskyyua</text:span>
</text:p>
      <text:p text:style-name="P4">
News Source: <text:a xlink:type="simple" xlink:href="https://www.ukrinform.ua/rubric-polytics/3733000-zelenskij-obgovoriv-z-erdoganom-zvilnenna-ukrainciv-z-rosijskoi-nevoli.html" text:style-name="Internet_20_link" text:visited-style-name="Visited_20_Internet_20_Link">
https://www.ukrinform.ua/rubric-polytics/3733000-zelenskij-obgovoriv-z-erdoganom-zvilnenna-ukrainciv-z-rosijskoi-nevoli.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